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wellEquation4_2" table:style-name="ta1">
        <table:shapes>
          <draw:frame draw:z-index="0" draw:style-name="gr1" draw:text-style-name="P1" svg:width="15.999cm" svg:height="8.999cm" svg:x="27.024cm" svg:y="19.065cm">
            <draw:object draw:notify-on-update-of-ranges="MaxwellEquation4_2.A2:MaxwellEquation4_2.A2 MaxwellEquation4_2.B2:MaxwellEquation4_2.CX2 MaxwellEquation4_2.A13:MaxwellEquation4_2.A13 MaxwellEquation4_2.B13:MaxwellEquation4_2.CX13 MaxwellEquation4_2.A25:MaxwellEquation4_2.A25 MaxwellEquation4_2.B25:MaxwellEquation4_2.CX25 MaxwellEquation4_2.A36:MaxwellEquation4_2.A36 MaxwellEquation4_2.B36:MaxwellEquation4_2.CX36 MaxwellEquation4_2.A49:MaxwellEquation4_2.A49 MaxwellEquation4_2.B49:MaxwellEquation4_2.CX49 MaxwellEquation4_2.A64:MaxwellEquation4_2.A64 MaxwellEquation4_2.B64:MaxwellEquation4_2.CX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number-columns-repeated="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5" table:number-columns-repeated="13" table:default-cell-style-name="Default"/>
        <table:table-column table:style-name="co3" table:default-cell-style-name="Default"/>
        <table:table-column table:style-name="co5" table:number-columns-repeated="18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5562" calcext:value-type="float">
            <text:p>0.995562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987688" calcext:value-type="float">
            <text:p>0.987688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0.975917" calcext:value-type="float">
            <text:p>0.975917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0.960294" calcext:value-type="float">
            <text:p>0.960294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940881" calcext:value-type="float">
            <text:p>0.940881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0.917755" calcext:value-type="float">
            <text:p>0.917755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0.891007" calcext:value-type="float">
            <text:p>0.891007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860742" calcext:value-type="float">
            <text:p>0.860742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0.827081" calcext:value-type="float">
            <text:p>0.827081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790155" calcext:value-type="float">
            <text:p>0.790155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0.750111" calcext:value-type="float">
            <text:p>0.750111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0.661312" calcext:value-type="float">
            <text:p>0.661312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0.612907" calcext:value-type="float">
            <text:p>0.612907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562083" calcext:value-type="float">
            <text:p>0.562083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0.509041" calcext:value-type="float">
            <text:p>0.509041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338738" calcext:value-type="float">
            <text:p>0.338738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278991" calcext:value-type="float">
            <text:p>0.278991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218143" calcext:value-type="float">
            <text:p>0.218143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0.0941083" calcext:value-type="float">
            <text:p>0.0941083</text:p>
          </table:table-cell>
          <table:table-cell office:value-type="float" office:value="0.0627905" calcext:value-type="float">
            <text:p>0.0627905</text:p>
          </table:table-cell>
          <table:table-cell office:value-type="float" office:value="0.0314108" calcext:value-type="float">
            <text:p>0.0314108</text:p>
          </table:table-cell>
          <table:table-cell office:value-type="float" office:value="6.12323E-017" calcext:value-type="float">
            <text:p>6.12323E-17</text:p>
          </table:table-cell>
          <table:table-cell office:value-type="float" office:value="-0.0314108" calcext:value-type="float">
            <text:p>-0.0314108</text:p>
          </table:table-cell>
          <table:table-cell office:value-type="float" office:value="-0.0627905" calcext:value-type="float">
            <text:p>-0.0627905</text:p>
          </table:table-cell>
          <table:table-cell office:value-type="float" office:value="-0.0941083" calcext:value-type="float">
            <text:p>-0.0941083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-0.156434" calcext:value-type="float">
            <text:p>-0.156434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-0.218143" calcext:value-type="float">
            <text:p>-0.218143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-0.278991" calcext:value-type="float">
            <text:p>-0.278991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38738" calcext:value-type="float">
            <text:p>-0.338738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-0.397148" calcext:value-type="float">
            <text:p>-0.397148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-0.45399" calcext:value-type="float">
            <text:p>-0.45399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-0.509041" calcext:value-type="float">
            <text:p>-0.509041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-0.562083" calcext:value-type="float">
            <text:p>-0.562083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612907" calcext:value-type="float">
            <text:p>-0.612907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-0.661312" calcext:value-type="float">
            <text:p>-0.661312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-0.750111" calcext:value-type="float">
            <text:p>-0.750111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-0.790155" calcext:value-type="float">
            <text:p>-0.790155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827081" calcext:value-type="float">
            <text:p>-0.827081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-0.860742" calcext:value-type="float">
            <text:p>-0.860742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-0.891007" calcext:value-type="float">
            <text:p>-0.891007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-0.917755" calcext:value-type="float">
            <text:p>-0.917755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-0.940881" calcext:value-type="float">
            <text:p>-0.940881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-0.960294" calcext:value-type="float">
            <text:p>-0.960294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-0.975917" calcext:value-type="float">
            <text:p>-0.975917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-0.987688" calcext:value-type="float">
            <text:p>-0.987688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-0.995562" calcext:value-type="float">
            <text:p>-0.995562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999507" calcext:value-type="float">
            <text:p>-0.9995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9804" calcext:value-type="float">
            <text:p>0.99804</text:p>
          </table:table-cell>
          <table:table-cell office:value-type="float" office:value="0.997548" calcext:value-type="float">
            <text:p>0.997548</text:p>
          </table:table-cell>
          <table:table-cell office:value-type="float" office:value="0.996071" calcext:value-type="float">
            <text:p>0.996071</text:p>
          </table:table-cell>
          <table:table-cell office:value-type="float" office:value="0.993611" calcext:value-type="float">
            <text:p>0.993611</text:p>
          </table:table-cell>
          <table:table-cell office:value-type="float" office:value="0.990171" calcext:value-type="float">
            <text:p>0.990171</text:p>
          </table:table-cell>
          <table:table-cell office:value-type="float" office:value="0.985753" calcext:value-type="float">
            <text:p>0.985753</text:p>
          </table:table-cell>
          <table:table-cell office:value-type="float" office:value="0.980362" calcext:value-type="float">
            <text:p>0.980362</text:p>
          </table:table-cell>
          <table:table-cell office:value-type="float" office:value="0.974004" calcext:value-type="float">
            <text:p>0.974004</text:p>
          </table:table-cell>
          <table:table-cell office:value-type="float" office:value="0.966685" calcext:value-type="float">
            <text:p>0.966685</text:p>
          </table:table-cell>
          <table:table-cell office:value-type="float" office:value="0.958412" calcext:value-type="float">
            <text:p>0.958412</text:p>
          </table:table-cell>
          <table:table-cell office:value-type="float" office:value="0.949193" calcext:value-type="float">
            <text:p>0.949193</text:p>
          </table:table-cell>
          <table:table-cell office:value-type="float" office:value="0.939037" calcext:value-type="float">
            <text:p>0.939037</text:p>
          </table:table-cell>
          <table:table-cell office:value-type="float" office:value="0.927955" calcext:value-type="float">
            <text:p>0.927955</text:p>
          </table:table-cell>
          <table:table-cell office:value-type="float" office:value="0.915956" calcext:value-type="float">
            <text:p>0.915956</text:p>
          </table:table-cell>
          <table:table-cell office:value-type="float" office:value="0.903054" calcext:value-type="float">
            <text:p>0.903054</text:p>
          </table:table-cell>
          <table:table-cell office:value-type="float" office:value="0.889261" calcext:value-type="float">
            <text:p>0.889261</text:p>
          </table:table-cell>
          <table:table-cell office:value-type="float" office:value="0.87459" calcext:value-type="float">
            <text:p>0.87459</text:p>
          </table:table-cell>
          <table:table-cell office:value-type="float" office:value="0.859055" calcext:value-type="float">
            <text:p>0.859055</text:p>
          </table:table-cell>
          <table:table-cell office:value-type="float" office:value="0.842673" calcext:value-type="float">
            <text:p>0.842673</text:p>
          </table:table-cell>
          <table:table-cell office:value-type="float" office:value="0.82546" calcext:value-type="float">
            <text:p>0.82546</text:p>
          </table:table-cell>
          <table:table-cell office:value-type="float" office:value="0.807432" calcext:value-type="float">
            <text:p>0.807432</text:p>
          </table:table-cell>
          <table:table-cell office:value-type="float" office:value="0.788607" calcext:value-type="float">
            <text:p>0.788607</text:p>
          </table:table-cell>
          <table:table-cell office:value-type="float" office:value="0.769003" calcext:value-type="float">
            <text:p>0.769003</text:p>
          </table:table-cell>
          <table:table-cell office:value-type="float" office:value="0.748641" calcext:value-type="float">
            <text:p>0.748641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705721" calcext:value-type="float">
            <text:p>0.705721</text:p>
          </table:table-cell>
          <table:table-cell office:value-type="float" office:value="0.683206" calcext:value-type="float">
            <text:p>0.683206</text:p>
          </table:table-cell>
          <table:table-cell office:value-type="float" office:value="0.660016" calcext:value-type="float">
            <text:p>0.660016</text:p>
          </table:table-cell>
          <table:table-cell office:value-type="float" office:value="0.636175" calcext:value-type="float">
            <text:p>0.636175</text:p>
          </table:table-cell>
          <table:table-cell office:value-type="float" office:value="0.611706" calcext:value-type="float">
            <text:p>0.611706</text:p>
          </table:table-cell>
          <table:table-cell office:value-type="float" office:value="0.586633" calcext:value-type="float">
            <text:p>0.586633</text:p>
          </table:table-cell>
          <table:table-cell office:value-type="float" office:value="0.560982" calcext:value-type="float">
            <text:p>0.560982</text:p>
          </table:table-cell>
          <table:table-cell office:value-type="float" office:value="0.534777" calcext:value-type="float">
            <text:p>0.534777</text:p>
          </table:table-cell>
          <table:table-cell office:value-type="float" office:value="0.508044" calcext:value-type="float">
            <text:p>0.508044</text:p>
          </table:table-cell>
          <table:table-cell office:value-type="float" office:value="0.48081" calcext:value-type="float">
            <text:p>0.48081</text:p>
          </table:table-cell>
          <table:table-cell office:value-type="float" office:value="0.453101" calcext:value-type="float">
            <text:p>0.453101</text:p>
          </table:table-cell>
          <table:table-cell office:value-type="float" office:value="0.424945" calcext:value-type="float">
            <text:p>0.424945</text:p>
          </table:table-cell>
          <table:table-cell office:value-type="float" office:value="0.39637" calcext:value-type="float">
            <text:p>0.39637</text:p>
          </table:table-cell>
          <table:table-cell office:value-type="float" office:value="0.367403" calcext:value-type="float">
            <text:p>0.367403</text:p>
          </table:table-cell>
          <table:table-cell office:value-type="float" office:value="0.338074" calcext:value-type="float">
            <text:p>0.338074</text:p>
          </table:table-cell>
          <table:table-cell office:value-type="float" office:value="0.308411" calcext:value-type="float">
            <text:p>0.308411</text:p>
          </table:table-cell>
          <table:table-cell office:value-type="float" office:value="0.278444" calcext:value-type="float">
            <text:p>0.278444</text:p>
          </table:table-cell>
          <table:table-cell office:value-type="float" office:value="0.248203" calcext:value-type="float">
            <text:p>0.248203</text:p>
          </table:table-cell>
          <table:table-cell office:value-type="float" office:value="0.217716" calcext:value-type="float">
            <text:p>0.217716</text:p>
          </table:table-cell>
          <table:table-cell office:value-type="float" office:value="0.187014" calcext:value-type="float">
            <text:p>0.187014</text:p>
          </table:table-cell>
          <table:table-cell office:value-type="float" office:value="0.156128" calcext:value-type="float">
            <text:p>0.156128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0939239" calcext:value-type="float">
            <text:p>0.0939239</text:p>
          </table:table-cell>
          <table:table-cell office:value-type="float" office:value="0.0626675" calcext:value-type="float">
            <text:p>0.0626675</text:p>
          </table:table-cell>
          <table:table-cell office:value-type="float" office:value="0.0313492" calcext:value-type="float">
            <text:p>0.0313492</text:p>
          </table:table-cell>
          <table:table-cell office:value-type="float" office:value="6.01353E-017" calcext:value-type="float">
            <text:p>6.01353E-17</text:p>
          </table:table-cell>
          <table:table-cell office:value-type="float" office:value="-0.0313492" calcext:value-type="float">
            <text:p>-0.0313492</text:p>
          </table:table-cell>
          <table:table-cell office:value-type="float" office:value="-0.0626675" calcext:value-type="float">
            <text:p>-0.0626675</text:p>
          </table:table-cell>
          <table:table-cell office:value-type="float" office:value="-0.0939239" calcext:value-type="float">
            <text:p>-0.0939239</text:p>
          </table:table-cell>
          <table:table-cell office:value-type="float" office:value="-0.125088" calcext:value-type="float">
            <text:p>-0.125088</text:p>
          </table:table-cell>
          <table:table-cell office:value-type="float" office:value="-0.156128" calcext:value-type="float">
            <text:p>-0.156128</text:p>
          </table:table-cell>
          <table:table-cell office:value-type="float" office:value="-0.187014" calcext:value-type="float">
            <text:p>-0.187014</text:p>
          </table:table-cell>
          <table:table-cell office:value-type="float" office:value="-0.217716" calcext:value-type="float">
            <text:p>-0.217716</text:p>
          </table:table-cell>
          <table:table-cell office:value-type="float" office:value="-0.248203" calcext:value-type="float">
            <text:p>-0.248203</text:p>
          </table:table-cell>
          <table:table-cell office:value-type="float" office:value="-0.278444" calcext:value-type="float">
            <text:p>-0.278444</text:p>
          </table:table-cell>
          <table:table-cell office:value-type="float" office:value="-0.308411" calcext:value-type="float">
            <text:p>-0.308411</text:p>
          </table:table-cell>
          <table:table-cell office:value-type="float" office:value="-0.338074" calcext:value-type="float">
            <text:p>-0.338074</text:p>
          </table:table-cell>
          <table:table-cell office:value-type="float" office:value="-0.367403" calcext:value-type="float">
            <text:p>-0.367403</text:p>
          </table:table-cell>
          <table:table-cell office:value-type="float" office:value="-0.39637" calcext:value-type="float">
            <text:p>-0.39637</text:p>
          </table:table-cell>
          <table:table-cell office:value-type="float" office:value="-0.424945" calcext:value-type="float">
            <text:p>-0.424945</text:p>
          </table:table-cell>
          <table:table-cell office:value-type="float" office:value="-0.453101" calcext:value-type="float">
            <text:p>-0.453101</text:p>
          </table:table-cell>
          <table:table-cell office:value-type="float" office:value="-0.48081" calcext:value-type="float">
            <text:p>-0.48081</text:p>
          </table:table-cell>
          <table:table-cell office:value-type="float" office:value="-0.508044" calcext:value-type="float">
            <text:p>-0.508044</text:p>
          </table:table-cell>
          <table:table-cell office:value-type="float" office:value="-0.534777" calcext:value-type="float">
            <text:p>-0.534777</text:p>
          </table:table-cell>
          <table:table-cell office:value-type="float" office:value="-0.560982" calcext:value-type="float">
            <text:p>-0.560982</text:p>
          </table:table-cell>
          <table:table-cell office:value-type="float" office:value="-0.586633" calcext:value-type="float">
            <text:p>-0.586633</text:p>
          </table:table-cell>
          <table:table-cell office:value-type="float" office:value="-0.611706" calcext:value-type="float">
            <text:p>-0.611706</text:p>
          </table:table-cell>
          <table:table-cell office:value-type="float" office:value="-0.636175" calcext:value-type="float">
            <text:p>-0.636175</text:p>
          </table:table-cell>
          <table:table-cell office:value-type="float" office:value="-0.660016" calcext:value-type="float">
            <text:p>-0.660016</text:p>
          </table:table-cell>
          <table:table-cell office:value-type="float" office:value="-0.683206" calcext:value-type="float">
            <text:p>-0.683206</text:p>
          </table:table-cell>
          <table:table-cell office:value-type="float" office:value="-0.705721" calcext:value-type="float">
            <text:p>-0.705721</text:p>
          </table:table-cell>
          <table:table-cell office:value-type="float" office:value="-0.72754" calcext:value-type="float">
            <text:p>-0.72754</text:p>
          </table:table-cell>
          <table:table-cell office:value-type="float" office:value="-0.748641" calcext:value-type="float">
            <text:p>-0.748641</text:p>
          </table:table-cell>
          <table:table-cell office:value-type="float" office:value="-0.769003" calcext:value-type="float">
            <text:p>-0.769003</text:p>
          </table:table-cell>
          <table:table-cell office:value-type="float" office:value="-0.788607" calcext:value-type="float">
            <text:p>-0.788607</text:p>
          </table:table-cell>
          <table:table-cell office:value-type="float" office:value="-0.807432" calcext:value-type="float">
            <text:p>-0.807432</text:p>
          </table:table-cell>
          <table:table-cell office:value-type="float" office:value="-0.82546" calcext:value-type="float">
            <text:p>-0.82546</text:p>
          </table:table-cell>
          <table:table-cell office:value-type="float" office:value="-0.842673" calcext:value-type="float">
            <text:p>-0.842673</text:p>
          </table:table-cell>
          <table:table-cell office:value-type="float" office:value="-0.859055" calcext:value-type="float">
            <text:p>-0.859055</text:p>
          </table:table-cell>
          <table:table-cell office:value-type="float" office:value="-0.87459" calcext:value-type="float">
            <text:p>-0.87459</text:p>
          </table:table-cell>
          <table:table-cell office:value-type="float" office:value="-0.889261" calcext:value-type="float">
            <text:p>-0.889261</text:p>
          </table:table-cell>
          <table:table-cell office:value-type="float" office:value="-0.903054" calcext:value-type="float">
            <text:p>-0.903054</text:p>
          </table:table-cell>
          <table:table-cell office:value-type="float" office:value="-0.915956" calcext:value-type="float">
            <text:p>-0.915956</text:p>
          </table:table-cell>
          <table:table-cell office:value-type="float" office:value="-0.927955" calcext:value-type="float">
            <text:p>-0.927955</text:p>
          </table:table-cell>
          <table:table-cell office:value-type="float" office:value="-0.939037" calcext:value-type="float">
            <text:p>-0.939037</text:p>
          </table:table-cell>
          <table:table-cell office:value-type="float" office:value="-0.949193" calcext:value-type="float">
            <text:p>-0.949193</text:p>
          </table:table-cell>
          <table:table-cell office:value-type="float" office:value="-0.958412" calcext:value-type="float">
            <text:p>-0.958412</text:p>
          </table:table-cell>
          <table:table-cell office:value-type="float" office:value="-0.966685" calcext:value-type="float">
            <text:p>-0.966685</text:p>
          </table:table-cell>
          <table:table-cell office:value-type="float" office:value="-0.974004" calcext:value-type="float">
            <text:p>-0.974004</text:p>
          </table:table-cell>
          <table:table-cell office:value-type="float" office:value="-0.980362" calcext:value-type="float">
            <text:p>-0.980362</text:p>
          </table:table-cell>
          <table:table-cell office:value-type="float" office:value="-0.985753" calcext:value-type="float">
            <text:p>-0.985753</text:p>
          </table:table-cell>
          <table:table-cell office:value-type="float" office:value="-0.990171" calcext:value-type="float">
            <text:p>-0.990171</text:p>
          </table:table-cell>
          <table:table-cell office:value-type="float" office:value="-0.993611" calcext:value-type="float">
            <text:p>-0.993611</text:p>
          </table:table-cell>
          <table:table-cell office:value-type="float" office:value="-0.996071" calcext:value-type="float">
            <text:p>-0.996071</text:p>
          </table:table-cell>
          <table:table-cell office:value-type="float" office:value="-0.997548" calcext:value-type="float">
            <text:p>-0.997548</text:p>
          </table:table-cell>
          <table:table-cell office:value-type="float" office:value="-0.99804" calcext:value-type="float">
            <text:p>-0.998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9222" calcext:value-type="float">
            <text:p>0.99222</text:p>
          </table:table-cell>
          <table:table-cell office:value-type="float" office:value="0.991732" calcext:value-type="float">
            <text:p>0.991732</text:p>
          </table:table-cell>
          <table:table-cell office:value-type="float" office:value="0.990263" calcext:value-type="float">
            <text:p>0.990263</text:p>
          </table:table-cell>
          <table:table-cell office:value-type="float" office:value="0.987818" calcext:value-type="float">
            <text:p>0.987818</text:p>
          </table:table-cell>
          <table:table-cell office:value-type="float" office:value="0.984397" calcext:value-type="float">
            <text:p>0.984397</text:p>
          </table:table-cell>
          <table:table-cell office:value-type="float" office:value="0.980005" calcext:value-type="float">
            <text:p>0.980005</text:p>
          </table:table-cell>
          <table:table-cell office:value-type="float" office:value="0.974646" calcext:value-type="float">
            <text:p>0.974646</text:p>
          </table:table-cell>
          <table:table-cell office:value-type="float" office:value="0.968325" calcext:value-type="float">
            <text:p>0.968325</text:p>
          </table:table-cell>
          <table:table-cell office:value-type="float" office:value="0.961049" calcext:value-type="float">
            <text:p>0.961049</text:p>
          </table:table-cell>
          <table:table-cell office:value-type="float" office:value="0.952824" calcext:value-type="float">
            <text:p>0.952824</text:p>
          </table:table-cell>
          <table:table-cell office:value-type="float" office:value="0.943659" calcext:value-type="float">
            <text:p>0.943659</text:p>
          </table:table-cell>
          <table:table-cell office:value-type="float" office:value="0.933562" calcext:value-type="float">
            <text:p>0.933562</text:p>
          </table:table-cell>
          <table:table-cell office:value-type="float" office:value="0.922544" calcext:value-type="float">
            <text:p>0.922544</text:p>
          </table:table-cell>
          <table:table-cell office:value-type="float" office:value="0.910616" calcext:value-type="float">
            <text:p>0.910616</text:p>
          </table:table-cell>
          <table:table-cell office:value-type="float" office:value="0.897789" calcext:value-type="float">
            <text:p>0.897789</text:p>
          </table:table-cell>
          <table:table-cell office:value-type="float" office:value="0.884076" calcext:value-type="float">
            <text:p>0.884076</text:p>
          </table:table-cell>
          <table:table-cell office:value-type="float" office:value="0.86949" calcext:value-type="float">
            <text:p>0.86949</text:p>
          </table:table-cell>
          <table:table-cell office:value-type="float" office:value="0.854047" calcext:value-type="float">
            <text:p>0.854047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20647" calcext:value-type="float">
            <text:p>0.820647</text:p>
          </table:table-cell>
          <table:table-cell office:value-type="float" office:value="0.802724" calcext:value-type="float">
            <text:p>0.802724</text:p>
          </table:table-cell>
          <table:table-cell office:value-type="float" office:value="0.784009" calcext:value-type="float">
            <text:p>0.784009</text:p>
          </table:table-cell>
          <table:table-cell office:value-type="float" office:value="0.76452" calcext:value-type="float">
            <text:p>0.76452</text:p>
          </table:table-cell>
          <table:table-cell office:value-type="float" office:value="0.744276" calcext:value-type="float">
            <text:p>0.744276</text:p>
          </table:table-cell>
          <table:table-cell office:value-type="float" office:value="0.723298" calcext:value-type="float">
            <text:p>0.723298</text:p>
          </table:table-cell>
          <table:table-cell office:value-type="float" office:value="0.701606" calcext:value-type="float">
            <text:p>0.701606</text:p>
          </table:table-cell>
          <table:table-cell office:value-type="float" office:value="0.679222" calcext:value-type="float">
            <text:p>0.679222</text:p>
          </table:table-cell>
          <table:table-cell office:value-type="float" office:value="0.656168" calcext:value-type="float">
            <text:p>0.656168</text:p>
          </table:table-cell>
          <table:table-cell office:value-type="float" office:value="0.632466" calcext:value-type="float">
            <text:p>0.632466</text:p>
          </table:table-cell>
          <table:table-cell office:value-type="float" office:value="0.608139" calcext:value-type="float">
            <text:p>0.608139</text:p>
          </table:table-cell>
          <table:table-cell office:value-type="float" office:value="0.583213" calcext:value-type="float">
            <text:p>0.583213</text:p>
          </table:table-cell>
          <table:table-cell office:value-type="float" office:value="0.557711" calcext:value-type="float">
            <text:p>0.557711</text:p>
          </table:table-cell>
          <table:table-cell office:value-type="float" office:value="0.531659" calcext:value-type="float">
            <text:p>0.531659</text:p>
          </table:table-cell>
          <table:table-cell office:value-type="float" office:value="0.505082" calcext:value-type="float">
            <text:p>0.505082</text:p>
          </table:table-cell>
          <table:table-cell office:value-type="float" office:value="0.478006" calcext:value-type="float">
            <text:p>0.478006</text:p>
          </table:table-cell>
          <table:table-cell office:value-type="float" office:value="0.450459" calcext:value-type="float">
            <text:p>0.450459</text:p>
          </table:table-cell>
          <table:table-cell office:value-type="float" office:value="0.422467" calcext:value-type="float">
            <text:p>0.422467</text:p>
          </table:table-cell>
          <table:table-cell office:value-type="float" office:value="0.394059" calcext:value-type="float">
            <text:p>0.394059</text:p>
          </table:table-cell>
          <table:table-cell office:value-type="float" office:value="0.365261" calcext:value-type="float">
            <text:p>0.365261</text:p>
          </table:table-cell>
          <table:table-cell office:value-type="float" office:value="0.336103" calcext:value-type="float">
            <text:p>0.336103</text:p>
          </table:table-cell>
          <table:table-cell office:value-type="float" office:value="0.306613" calcext:value-type="float">
            <text:p>0.306613</text:p>
          </table:table-cell>
          <table:table-cell office:value-type="float" office:value="0.276821" calcext:value-type="float">
            <text:p>0.276821</text:p>
          </table:table-cell>
          <table:table-cell office:value-type="float" office:value="0.246755" calcext:value-type="float">
            <text:p>0.246755</text:p>
          </table:table-cell>
          <table:table-cell office:value-type="float" office:value="0.216446" calcext:value-type="float">
            <text:p>0.216446</text:p>
          </table:table-cell>
          <table:table-cell office:value-type="float" office:value="0.185924" calcext:value-type="float">
            <text:p>0.185924</text:p>
          </table:table-cell>
          <table:table-cell office:value-type="float" office:value="0.155218" calcext:value-type="float">
            <text:p>0.155218</text:p>
          </table:table-cell>
          <table:table-cell office:value-type="float" office:value="0.124358" calcext:value-type="float">
            <text:p>0.124358</text:p>
          </table:table-cell>
          <table:table-cell office:value-type="float" office:value="0.0933763" calcext:value-type="float">
            <text:p>0.0933763</text:p>
          </table:table-cell>
          <table:table-cell office:value-type="float" office:value="0.0623021" calcext:value-type="float">
            <text:p>0.0623021</text:p>
          </table:table-cell>
          <table:table-cell office:value-type="float" office:value="0.0311664" calcext:value-type="float">
            <text:p>0.0311664</text:p>
          </table:table-cell>
          <table:table-cell office:value-type="float" office:value="-9.69424E-018" calcext:value-type="float">
            <text:p>-9.69424E-18</text:p>
          </table:table-cell>
          <table:table-cell office:value-type="float" office:value="-0.0311664" calcext:value-type="float">
            <text:p>-0.0311664</text:p>
          </table:table-cell>
          <table:table-cell office:value-type="float" office:value="-0.0623021" calcext:value-type="float">
            <text:p>-0.0623021</text:p>
          </table:table-cell>
          <table:table-cell office:value-type="float" office:value="-0.0933763" calcext:value-type="float">
            <text:p>-0.0933763</text:p>
          </table:table-cell>
          <table:table-cell office:value-type="float" office:value="-0.124358" calcext:value-type="float">
            <text:p>-0.124358</text:p>
          </table:table-cell>
          <table:table-cell office:value-type="float" office:value="-0.155218" calcext:value-type="float">
            <text:p>-0.155218</text:p>
          </table:table-cell>
          <table:table-cell office:value-type="float" office:value="-0.185924" calcext:value-type="float">
            <text:p>-0.185924</text:p>
          </table:table-cell>
          <table:table-cell office:value-type="float" office:value="-0.216446" calcext:value-type="float">
            <text:p>-0.216446</text:p>
          </table:table-cell>
          <table:table-cell office:value-type="float" office:value="-0.246755" calcext:value-type="float">
            <text:p>-0.246755</text:p>
          </table:table-cell>
          <table:table-cell office:value-type="float" office:value="-0.276821" calcext:value-type="float">
            <text:p>-0.276821</text:p>
          </table:table-cell>
          <table:table-cell office:value-type="float" office:value="-0.306613" calcext:value-type="float">
            <text:p>-0.306613</text:p>
          </table:table-cell>
          <table:table-cell office:value-type="float" office:value="-0.336103" calcext:value-type="float">
            <text:p>-0.336103</text:p>
          </table:table-cell>
          <table:table-cell office:value-type="float" office:value="-0.365261" calcext:value-type="float">
            <text:p>-0.365261</text:p>
          </table:table-cell>
          <table:table-cell office:value-type="float" office:value="-0.394059" calcext:value-type="float">
            <text:p>-0.394059</text:p>
          </table:table-cell>
          <table:table-cell office:value-type="float" office:value="-0.422467" calcext:value-type="float">
            <text:p>-0.422467</text:p>
          </table:table-cell>
          <table:table-cell office:value-type="float" office:value="-0.450459" calcext:value-type="float">
            <text:p>-0.450459</text:p>
          </table:table-cell>
          <table:table-cell office:value-type="float" office:value="-0.478006" calcext:value-type="float">
            <text:p>-0.478006</text:p>
          </table:table-cell>
          <table:table-cell office:value-type="float" office:value="-0.505082" calcext:value-type="float">
            <text:p>-0.505082</text:p>
          </table:table-cell>
          <table:table-cell office:value-type="float" office:value="-0.531659" calcext:value-type="float">
            <text:p>-0.531659</text:p>
          </table:table-cell>
          <table:table-cell office:value-type="float" office:value="-0.557711" calcext:value-type="float">
            <text:p>-0.557711</text:p>
          </table:table-cell>
          <table:table-cell office:value-type="float" office:value="-0.583213" calcext:value-type="float">
            <text:p>-0.583213</text:p>
          </table:table-cell>
          <table:table-cell office:value-type="float" office:value="-0.608139" calcext:value-type="float">
            <text:p>-0.608139</text:p>
          </table:table-cell>
          <table:table-cell office:value-type="float" office:value="-0.632466" calcext:value-type="float">
            <text:p>-0.632466</text:p>
          </table:table-cell>
          <table:table-cell office:value-type="float" office:value="-0.656168" calcext:value-type="float">
            <text:p>-0.656168</text:p>
          </table:table-cell>
          <table:table-cell office:value-type="float" office:value="-0.679222" calcext:value-type="float">
            <text:p>-0.679222</text:p>
          </table:table-cell>
          <table:table-cell office:value-type="float" office:value="-0.701606" calcext:value-type="float">
            <text:p>-0.701606</text:p>
          </table:table-cell>
          <table:table-cell office:value-type="float" office:value="-0.723298" calcext:value-type="float">
            <text:p>-0.723298</text:p>
          </table:table-cell>
          <table:table-cell office:value-type="float" office:value="-0.744276" calcext:value-type="float">
            <text:p>-0.744276</text:p>
          </table:table-cell>
          <table:table-cell office:value-type="float" office:value="-0.76452" calcext:value-type="float">
            <text:p>-0.76452</text:p>
          </table:table-cell>
          <table:table-cell office:value-type="float" office:value="-0.784009" calcext:value-type="float">
            <text:p>-0.784009</text:p>
          </table:table-cell>
          <table:table-cell office:value-type="float" office:value="-0.802724" calcext:value-type="float">
            <text:p>-0.802724</text:p>
          </table:table-cell>
          <table:table-cell office:value-type="float" office:value="-0.820647" calcext:value-type="float">
            <text:p>-0.820647</text:p>
          </table:table-cell>
          <table:table-cell office:value-type="float" office:value="-0.83776" calcext:value-type="float">
            <text:p>-0.83776</text:p>
          </table:table-cell>
          <table:table-cell office:value-type="float" office:value="-0.854047" calcext:value-type="float">
            <text:p>-0.854047</text:p>
          </table:table-cell>
          <table:table-cell office:value-type="float" office:value="-0.86949" calcext:value-type="float">
            <text:p>-0.86949</text:p>
          </table:table-cell>
          <table:table-cell office:value-type="float" office:value="-0.884076" calcext:value-type="float">
            <text:p>-0.884076</text:p>
          </table:table-cell>
          <table:table-cell office:value-type="float" office:value="-0.897789" calcext:value-type="float">
            <text:p>-0.897789</text:p>
          </table:table-cell>
          <table:table-cell office:value-type="float" office:value="-0.910616" calcext:value-type="float">
            <text:p>-0.910616</text:p>
          </table:table-cell>
          <table:table-cell office:value-type="float" office:value="-0.922544" calcext:value-type="float">
            <text:p>-0.922544</text:p>
          </table:table-cell>
          <table:table-cell office:value-type="float" office:value="-0.933562" calcext:value-type="float">
            <text:p>-0.933562</text:p>
          </table:table-cell>
          <table:table-cell office:value-type="float" office:value="-0.943659" calcext:value-type="float">
            <text:p>-0.943659</text:p>
          </table:table-cell>
          <table:table-cell office:value-type="float" office:value="-0.952824" calcext:value-type="float">
            <text:p>-0.952824</text:p>
          </table:table-cell>
          <table:table-cell office:value-type="float" office:value="-0.961049" calcext:value-type="float">
            <text:p>-0.961049</text:p>
          </table:table-cell>
          <table:table-cell office:value-type="float" office:value="-0.968325" calcext:value-type="float">
            <text:p>-0.968325</text:p>
          </table:table-cell>
          <table:table-cell office:value-type="float" office:value="-0.974646" calcext:value-type="float">
            <text:p>-0.974646</text:p>
          </table:table-cell>
          <table:table-cell office:value-type="float" office:value="-0.980005" calcext:value-type="float">
            <text:p>-0.980005</text:p>
          </table:table-cell>
          <table:table-cell office:value-type="float" office:value="-0.984397" calcext:value-type="float">
            <text:p>-0.984397</text:p>
          </table:table-cell>
          <table:table-cell office:value-type="float" office:value="-0.987818" calcext:value-type="float">
            <text:p>-0.987818</text:p>
          </table:table-cell>
          <table:table-cell office:value-type="float" office:value="-0.990263" calcext:value-type="float">
            <text:p>-0.990263</text:p>
          </table:table-cell>
          <table:table-cell office:value-type="float" office:value="-0.991732" calcext:value-type="float">
            <text:p>-0.991732</text:p>
          </table:table-cell>
          <table:table-cell office:value-type="float" office:value="-0.99222" calcext:value-type="float">
            <text:p>-0.99222</text:p>
          </table:table-cell>
        </table:table-row>
        <table:table-row table:style-name="ro1">
          <table:table-cell office:value-type="float" office:value="0.0545412" calcext:value-type="float">
            <text:p>0.0545412</text:p>
          </table:table-cell>
          <table:table-cell office:value-type="float" office:value="0.985622" calcext:value-type="float">
            <text:p>0.985622</text:p>
          </table:table-cell>
          <table:table-cell office:value-type="float" office:value="0.985137" calcext:value-type="float">
            <text:p>0.985137</text:p>
          </table:table-cell>
          <table:table-cell office:value-type="float" office:value="0.983677" calcext:value-type="float">
            <text:p>0.983677</text:p>
          </table:table-cell>
          <table:table-cell office:value-type="float" office:value="0.981249" calcext:value-type="float">
            <text:p>0.981249</text:p>
          </table:table-cell>
          <table:table-cell office:value-type="float" office:value="0.977851" calcext:value-type="float">
            <text:p>0.977851</text:p>
          </table:table-cell>
          <table:table-cell office:value-type="float" office:value="0.973489" calcext:value-type="float">
            <text:p>0.973489</text:p>
          </table:table-cell>
          <table:table-cell office:value-type="float" office:value="0.968165" calcext:value-type="float">
            <text:p>0.968165</text:p>
          </table:table-cell>
          <table:table-cell office:value-type="float" office:value="0.961886" calcext:value-type="float">
            <text:p>0.961886</text:p>
          </table:table-cell>
          <table:table-cell office:value-type="float" office:value="0.954658" calcext:value-type="float">
            <text:p>0.954658</text:p>
          </table:table-cell>
          <table:table-cell office:value-type="float" office:value="0.946488" calcext:value-type="float">
            <text:p>0.946488</text:p>
          </table:table-cell>
          <table:table-cell office:value-type="float" office:value="0.937384" calcext:value-type="float">
            <text:p>0.937384</text:p>
          </table:table-cell>
          <table:table-cell office:value-type="float" office:value="0.927354" calcext:value-type="float">
            <text:p>0.927354</text:p>
          </table:table-cell>
          <table:table-cell office:value-type="float" office:value="0.916409" calcext:value-type="float">
            <text:p>0.916409</text:p>
          </table:table-cell>
          <table:table-cell office:value-type="float" office:value="0.90456" calcext:value-type="float">
            <text:p>0.90456</text:p>
          </table:table-cell>
          <table:table-cell office:value-type="float" office:value="0.891819" calcext:value-type="float">
            <text:p>0.891819</text:p>
          </table:table-cell>
          <table:table-cell office:value-type="float" office:value="0.878197" calcext:value-type="float">
            <text:p>0.878197</text:p>
          </table:table-cell>
          <table:table-cell office:value-type="float" office:value="0.863708" calcext:value-type="float">
            <text:p>0.863708</text:p>
          </table:table-cell>
          <table:table-cell office:value-type="float" office:value="0.848367" calcext:value-type="float">
            <text:p>0.848367</text:p>
          </table:table-cell>
          <table:table-cell office:value-type="float" office:value="0.832189" calcext:value-type="float">
            <text:p>0.832189</text:p>
          </table:table-cell>
          <table:table-cell office:value-type="float" office:value="0.81519" calcext:value-type="float">
            <text:p>0.81519</text:p>
          </table:table-cell>
          <table:table-cell office:value-type="float" office:value="0.797386" calcext:value-type="float">
            <text:p>0.797386</text:p>
          </table:table-cell>
          <table:table-cell office:value-type="float" office:value="0.778795" calcext:value-type="float">
            <text:p>0.778795</text:p>
          </table:table-cell>
          <table:table-cell office:value-type="float" office:value="0.759436" calcext:value-type="float">
            <text:p>0.759436</text:p>
          </table:table-cell>
          <table:table-cell office:value-type="float" office:value="0.739327" calcext:value-type="float">
            <text:p>0.739327</text:p>
          </table:table-cell>
          <table:table-cell office:value-type="float" office:value="0.718489" calcext:value-type="float">
            <text:p>0.718489</text:p>
          </table:table-cell>
          <table:table-cell office:value-type="float" office:value="0.696941" calcext:value-type="float">
            <text:p>0.696941</text:p>
          </table:table-cell>
          <table:table-cell office:value-type="float" office:value="0.674706" calcext:value-type="float">
            <text:p>0.674706</text:p>
          </table:table-cell>
          <table:table-cell office:value-type="float" office:value="0.651804" calcext:value-type="float">
            <text:p>0.651804</text:p>
          </table:table-cell>
          <table:table-cell office:value-type="float" office:value="0.62826" calcext:value-type="float">
            <text:p>0.62826</text:p>
          </table:table-cell>
          <table:table-cell office:value-type="float" office:value="0.604096" calcext:value-type="float">
            <text:p>0.604096</text:p>
          </table:table-cell>
          <table:table-cell office:value-type="float" office:value="0.579335" calcext:value-type="float">
            <text:p>0.579335</text:p>
          </table:table-cell>
          <table:table-cell office:value-type="float" office:value="0.554003" calcext:value-type="float">
            <text:p>0.554003</text:p>
          </table:table-cell>
          <table:table-cell office:value-type="float" office:value="0.528123" calcext:value-type="float">
            <text:p>0.528123</text:p>
          </table:table-cell>
          <table:table-cell office:value-type="float" office:value="0.501723" calcext:value-type="float">
            <text:p>0.501723</text:p>
          </table:table-cell>
          <table:table-cell office:value-type="float" office:value="0.474828" calcext:value-type="float">
            <text:p>0.474828</text:p>
          </table:table-cell>
          <table:table-cell office:value-type="float" office:value="0.447464" calcext:value-type="float">
            <text:p>0.447464</text:p>
          </table:table-cell>
          <table:table-cell office:value-type="float" office:value="0.419658" calcext:value-type="float">
            <text:p>0.419658</text:p>
          </table:table-cell>
          <table:table-cell office:value-type="float" office:value="0.391438" calcext:value-type="float">
            <text:p>0.391438</text:p>
          </table:table-cell>
          <table:table-cell office:value-type="float" office:value="0.362832" calcext:value-type="float">
            <text:p>0.362832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304574" calcext:value-type="float">
            <text:p>0.304574</text:p>
          </table:table-cell>
          <table:table-cell office:value-type="float" office:value="0.27498" calcext:value-type="float">
            <text:p>0.27498</text:p>
          </table:table-cell>
          <table:table-cell office:value-type="float" office:value="0.245115" calcext:value-type="float">
            <text:p>0.245115</text:p>
          </table:table-cell>
          <table:table-cell office:value-type="float" office:value="0.215007" calcext:value-type="float">
            <text:p>0.215007</text:p>
          </table:table-cell>
          <table:table-cell office:value-type="float" office:value="0.184687" calcext:value-type="float">
            <text:p>0.184687</text:p>
          </table:table-cell>
          <table:table-cell office:value-type="float" office:value="0.154185" calcext:value-type="float">
            <text:p>0.154185</text:p>
          </table:table-cell>
          <table:table-cell office:value-type="float" office:value="0.123531" calcext:value-type="float">
            <text:p>0.123531</text:p>
          </table:table-cell>
          <table:table-cell office:value-type="float" office:value="0.0927554" calcext:value-type="float">
            <text:p>0.0927554</text:p>
          </table:table-cell>
          <table:table-cell office:value-type="float" office:value="0.0618878" calcext:value-type="float">
            <text:p>0.0618878</text:p>
          </table:table-cell>
          <table:table-cell office:value-type="float" office:value="0.0309592" calcext:value-type="float">
            <text:p>0.0309592</text:p>
          </table:table-cell>
          <table:table-cell office:value-type="float" office:value="-6.67774E-017" calcext:value-type="float">
            <text:p>-6.67774E-17</text:p>
          </table:table-cell>
          <table:table-cell office:value-type="float" office:value="-0.0309592" calcext:value-type="float">
            <text:p>-0.0309592</text:p>
          </table:table-cell>
          <table:table-cell office:value-type="float" office:value="-0.0618878" calcext:value-type="float">
            <text:p>-0.0618878</text:p>
          </table:table-cell>
          <table:table-cell office:value-type="float" office:value="-0.0927554" calcext:value-type="float">
            <text:p>-0.0927554</text:p>
          </table:table-cell>
          <table:table-cell office:value-type="float" office:value="-0.123531" calcext:value-type="float">
            <text:p>-0.123531</text:p>
          </table:table-cell>
          <table:table-cell office:value-type="float" office:value="-0.154185" calcext:value-type="float">
            <text:p>-0.154185</text:p>
          </table:table-cell>
          <table:table-cell office:value-type="float" office:value="-0.184687" calcext:value-type="float">
            <text:p>-0.184687</text:p>
          </table:table-cell>
          <table:table-cell office:value-type="float" office:value="-0.215007" calcext:value-type="float">
            <text:p>-0.215007</text:p>
          </table:table-cell>
          <table:table-cell office:value-type="float" office:value="-0.245115" calcext:value-type="float">
            <text:p>-0.245115</text:p>
          </table:table-cell>
          <table:table-cell office:value-type="float" office:value="-0.27498" calcext:value-type="float">
            <text:p>-0.27498</text:p>
          </table:table-cell>
          <table:table-cell office:value-type="float" office:value="-0.304574" calcext:value-type="float">
            <text:p>-0.304574</text:p>
          </table:table-cell>
          <table:table-cell office:value-type="float" office:value="-0.333868" calcext:value-type="float">
            <text:p>-0.333868</text:p>
          </table:table-cell>
          <table:table-cell office:value-type="float" office:value="-0.362832" calcext:value-type="float">
            <text:p>-0.362832</text:p>
          </table:table-cell>
          <table:table-cell office:value-type="float" office:value="-0.391438" calcext:value-type="float">
            <text:p>-0.391438</text:p>
          </table:table-cell>
          <table:table-cell office:value-type="float" office:value="-0.419658" calcext:value-type="float">
            <text:p>-0.419658</text:p>
          </table:table-cell>
          <table:table-cell office:value-type="float" office:value="-0.447464" calcext:value-type="float">
            <text:p>-0.447464</text:p>
          </table:table-cell>
          <table:table-cell office:value-type="float" office:value="-0.474828" calcext:value-type="float">
            <text:p>-0.474828</text:p>
          </table:table-cell>
          <table:table-cell office:value-type="float" office:value="-0.501723" calcext:value-type="float">
            <text:p>-0.501723</text:p>
          </table:table-cell>
          <table:table-cell office:value-type="float" office:value="-0.528123" calcext:value-type="float">
            <text:p>-0.528123</text:p>
          </table:table-cell>
          <table:table-cell office:value-type="float" office:value="-0.554003" calcext:value-type="float">
            <text:p>-0.554003</text:p>
          </table:table-cell>
          <table:table-cell office:value-type="float" office:value="-0.579335" calcext:value-type="float">
            <text:p>-0.579335</text:p>
          </table:table-cell>
          <table:table-cell office:value-type="float" office:value="-0.604096" calcext:value-type="float">
            <text:p>-0.604096</text:p>
          </table:table-cell>
          <table:table-cell office:value-type="float" office:value="-0.62826" calcext:value-type="float">
            <text:p>-0.62826</text:p>
          </table:table-cell>
          <table:table-cell office:value-type="float" office:value="-0.651804" calcext:value-type="float">
            <text:p>-0.651804</text:p>
          </table:table-cell>
          <table:table-cell office:value-type="float" office:value="-0.674706" calcext:value-type="float">
            <text:p>-0.674706</text:p>
          </table:table-cell>
          <table:table-cell office:value-type="float" office:value="-0.696941" calcext:value-type="float">
            <text:p>-0.696941</text:p>
          </table:table-cell>
          <table:table-cell office:value-type="float" office:value="-0.718489" calcext:value-type="float">
            <text:p>-0.718489</text:p>
          </table:table-cell>
          <table:table-cell office:value-type="float" office:value="-0.739327" calcext:value-type="float">
            <text:p>-0.739327</text:p>
          </table:table-cell>
          <table:table-cell office:value-type="float" office:value="-0.759436" calcext:value-type="float">
            <text:p>-0.759436</text:p>
          </table:table-cell>
          <table:table-cell office:value-type="float" office:value="-0.778795" calcext:value-type="float">
            <text:p>-0.778795</text:p>
          </table:table-cell>
          <table:table-cell office:value-type="float" office:value="-0.797386" calcext:value-type="float">
            <text:p>-0.797386</text:p>
          </table:table-cell>
          <table:table-cell office:value-type="float" office:value="-0.81519" calcext:value-type="float">
            <text:p>-0.81519</text:p>
          </table:table-cell>
          <table:table-cell office:value-type="float" office:value="-0.832189" calcext:value-type="float">
            <text:p>-0.832189</text:p>
          </table:table-cell>
          <table:table-cell office:value-type="float" office:value="-0.848367" calcext:value-type="float">
            <text:p>-0.848367</text:p>
          </table:table-cell>
          <table:table-cell office:value-type="float" office:value="-0.863708" calcext:value-type="float">
            <text:p>-0.863708</text:p>
          </table:table-cell>
          <table:table-cell office:value-type="float" office:value="-0.878197" calcext:value-type="float">
            <text:p>-0.878197</text:p>
          </table:table-cell>
          <table:table-cell office:value-type="float" office:value="-0.891819" calcext:value-type="float">
            <text:p>-0.891819</text:p>
          </table:table-cell>
          <table:table-cell office:value-type="float" office:value="-0.90456" calcext:value-type="float">
            <text:p>-0.90456</text:p>
          </table:table-cell>
          <table:table-cell office:value-type="float" office:value="-0.916409" calcext:value-type="float">
            <text:p>-0.916409</text:p>
          </table:table-cell>
          <table:table-cell office:value-type="float" office:value="-0.927354" calcext:value-type="float">
            <text:p>-0.927354</text:p>
          </table:table-cell>
          <table:table-cell office:value-type="float" office:value="-0.937384" calcext:value-type="float">
            <text:p>-0.937384</text:p>
          </table:table-cell>
          <table:table-cell office:value-type="float" office:value="-0.946488" calcext:value-type="float">
            <text:p>-0.946488</text:p>
          </table:table-cell>
          <table:table-cell office:value-type="float" office:value="-0.954658" calcext:value-type="float">
            <text:p>-0.954658</text:p>
          </table:table-cell>
          <table:table-cell office:value-type="float" office:value="-0.961886" calcext:value-type="float">
            <text:p>-0.961886</text:p>
          </table:table-cell>
          <table:table-cell office:value-type="float" office:value="-0.968165" calcext:value-type="float">
            <text:p>-0.968165</text:p>
          </table:table-cell>
          <table:table-cell office:value-type="float" office:value="-0.973489" calcext:value-type="float">
            <text:p>-0.973489</text:p>
          </table:table-cell>
          <table:table-cell office:value-type="float" office:value="-0.977851" calcext:value-type="float">
            <text:p>-0.977851</text:p>
          </table:table-cell>
          <table:table-cell office:value-type="float" office:value="-0.981249" calcext:value-type="float">
            <text:p>-0.981249</text:p>
          </table:table-cell>
          <table:table-cell office:value-type="float" office:value="-0.983677" calcext:value-type="float">
            <text:p>-0.983677</text:p>
          </table:table-cell>
          <table:table-cell office:value-type="float" office:value="-0.985137" calcext:value-type="float">
            <text:p>-0.985137</text:p>
          </table:table-cell>
          <table:table-cell office:value-type="float" office:value="-0.985622" calcext:value-type="float">
            <text:p>-0.985622</text:p>
          </table:table-cell>
        </table:table-row>
        <table:table-row table:style-name="ro1">
          <table:table-cell office:value-type="float" office:value="0.0730014" calcext:value-type="float">
            <text:p>0.0730014</text:p>
          </table:table-cell>
          <table:table-cell office:value-type="float" office:value="0.974448" calcext:value-type="float">
            <text:p>0.974448</text:p>
          </table:table-cell>
          <table:table-cell office:value-type="float" office:value="0.973969" calcext:value-type="float">
            <text:p>0.973969</text:p>
          </table:table-cell>
          <table:table-cell office:value-type="float" office:value="0.972526" calcext:value-type="float">
            <text:p>0.972526</text:p>
          </table:table-cell>
          <table:table-cell office:value-type="float" office:value="0.970125" calcext:value-type="float">
            <text:p>0.970125</text:p>
          </table:table-cell>
          <table:table-cell office:value-type="float" office:value="0.966765" calcext:value-type="float">
            <text:p>0.966765</text:p>
          </table:table-cell>
          <table:table-cell office:value-type="float" office:value="0.962453" calcext:value-type="float">
            <text:p>0.962453</text:p>
          </table:table-cell>
          <table:table-cell office:value-type="float" office:value="0.957189" calcext:value-type="float">
            <text:p>0.957189</text:p>
          </table:table-cell>
          <table:table-cell office:value-type="float" office:value="0.950982" calcext:value-type="float">
            <text:p>0.950982</text:p>
          </table:table-cell>
          <table:table-cell office:value-type="float" office:value="0.943836" calcext:value-type="float">
            <text:p>0.943836</text:p>
          </table:table-cell>
          <table:table-cell office:value-type="float" office:value="0.935758" calcext:value-type="float">
            <text:p>0.935758</text:p>
          </table:table-cell>
          <table:table-cell office:value-type="float" office:value="0.926757" calcext:value-type="float">
            <text:p>0.926757</text:p>
          </table:table-cell>
          <table:table-cell office:value-type="float" office:value="0.916841" calcext:value-type="float">
            <text:p>0.916841</text:p>
          </table:table-cell>
          <table:table-cell office:value-type="float" office:value="0.906021" calcext:value-type="float">
            <text:p>0.906021</text:p>
          </table:table-cell>
          <table:table-cell office:value-type="float" office:value="0.894306" calcext:value-type="float">
            <text:p>0.894306</text:p>
          </table:table-cell>
          <table:table-cell office:value-type="float" office:value="0.881709" calcext:value-type="float">
            <text:p>0.881709</text:p>
          </table:table-cell>
          <table:table-cell office:value-type="float" office:value="0.868241" calcext:value-type="float">
            <text:p>0.868241</text:p>
          </table:table-cell>
          <table:table-cell office:value-type="float" office:value="0.853917" calcext:value-type="float">
            <text:p>0.853917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822755" calcext:value-type="float">
            <text:p>0.822755</text:p>
          </table:table-cell>
          <table:table-cell office:value-type="float" office:value="0.805949" calcext:value-type="float">
            <text:p>0.805949</text:p>
          </table:table-cell>
          <table:table-cell office:value-type="float" office:value="0.788347" calcext:value-type="float">
            <text:p>0.788347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750827" calcext:value-type="float">
            <text:p>0.750827</text:p>
          </table:table-cell>
          <table:table-cell office:value-type="float" office:value="0.730946" calcext:value-type="float">
            <text:p>0.730946</text:p>
          </table:table-cell>
          <table:table-cell office:value-type="float" office:value="0.710343" calcext:value-type="float">
            <text:p>0.710343</text:p>
          </table:table-cell>
          <table:table-cell office:value-type="float" office:value="0.68904" calcext:value-type="float">
            <text:p>0.68904</text:p>
          </table:table-cell>
          <table:table-cell office:value-type="float" office:value="0.667057" calcext:value-type="float">
            <text:p>0.667057</text:p>
          </table:table-cell>
          <table:table-cell office:value-type="float" office:value="0.644415" calcext:value-type="float">
            <text:p>0.644415</text:p>
          </table:table-cell>
          <table:table-cell office:value-type="float" office:value="0.621138" calcext:value-type="float">
            <text:p>0.621138</text:p>
          </table:table-cell>
          <table:table-cell office:value-type="float" office:value="0.597247" calcext:value-type="float">
            <text:p>0.597247</text:p>
          </table:table-cell>
          <table:table-cell office:value-type="float" office:value="0.572767" calcext:value-type="float">
            <text:p>0.572767</text:p>
          </table:table-cell>
          <table:table-cell office:value-type="float" office:value="0.547722" calcext:value-type="float">
            <text:p>0.547722</text:p>
          </table:table-cell>
          <table:table-cell office:value-type="float" office:value="0.522136" calcext:value-type="float">
            <text:p>0.522136</text:p>
          </table:table-cell>
          <table:table-cell office:value-type="float" office:value="0.496035" calcext:value-type="float">
            <text:p>0.496035</text:p>
          </table:table-cell>
          <table:table-cell office:value-type="float" office:value="0.469445" calcext:value-type="float">
            <text:p>0.469445</text:p>
          </table:table-cell>
          <table:table-cell office:value-type="float" office:value="0.442391" calcext:value-type="float">
            <text:p>0.442391</text:p>
          </table:table-cell>
          <table:table-cell office:value-type="float" office:value="0.414901" calcext:value-type="float">
            <text:p>0.414901</text:p>
          </table:table-cell>
          <table:table-cell office:value-type="float" office:value="0.387001" calcext:value-type="float">
            <text:p>0.387001</text:p>
          </table:table-cell>
          <table:table-cell office:value-type="float" office:value="0.358719" calcext:value-type="float">
            <text:p>0.358719</text:p>
          </table:table-cell>
          <table:table-cell office:value-type="float" office:value="0.330083" calcext:value-type="float">
            <text:p>0.330083</text:p>
          </table:table-cell>
          <table:table-cell office:value-type="float" office:value="0.301122" calcext:value-type="float">
            <text:p>0.301122</text:p>
          </table:table-cell>
          <table:table-cell office:value-type="float" office:value="0.271863" calcext:value-type="float">
            <text:p>0.271863</text:p>
          </table:table-cell>
          <table:table-cell office:value-type="float" office:value="0.242336" calcext:value-type="float">
            <text:p>0.242336</text:p>
          </table:table-cell>
          <table:table-cell office:value-type="float" office:value="0.21257" calcext:value-type="float">
            <text:p>0.21257</text:p>
          </table:table-cell>
          <table:table-cell office:value-type="float" office:value="0.182594" calcext:value-type="float">
            <text:p>0.182594</text:p>
          </table:table-cell>
          <table:table-cell office:value-type="float" office:value="0.152438" calcext:value-type="float">
            <text:p>0.152438</text:p>
          </table:table-cell>
          <table:table-cell office:value-type="float" office:value="0.122131" calcext:value-type="float">
            <text:p>0.122131</text:p>
          </table:table-cell>
          <table:table-cell office:value-type="float" office:value="0.0917038" calcext:value-type="float">
            <text:p>0.0917038</text:p>
          </table:table-cell>
          <table:table-cell office:value-type="float" office:value="0.0611862" calcext:value-type="float">
            <text:p>0.0611862</text:p>
          </table:table-cell>
          <table:table-cell office:value-type="float" office:value="0.0306082" calcext:value-type="float">
            <text:p>0.0306082</text:p>
          </table:table-cell>
          <table:table-cell office:value-type="float" office:value="6.80859E-018" calcext:value-type="float">
            <text:p>6.80859E-18</text:p>
          </table:table-cell>
          <table:table-cell office:value-type="float" office:value="-0.0306082" calcext:value-type="float">
            <text:p>-0.0306082</text:p>
          </table:table-cell>
          <table:table-cell office:value-type="float" office:value="-0.0611862" calcext:value-type="float">
            <text:p>-0.0611862</text:p>
          </table:table-cell>
          <table:table-cell office:value-type="float" office:value="-0.0917038" calcext:value-type="float">
            <text:p>-0.0917038</text:p>
          </table:table-cell>
          <table:table-cell office:value-type="float" office:value="-0.122131" calcext:value-type="float">
            <text:p>-0.122131</text:p>
          </table:table-cell>
          <table:table-cell office:value-type="float" office:value="-0.152438" calcext:value-type="float">
            <text:p>-0.152438</text:p>
          </table:table-cell>
          <table:table-cell office:value-type="float" office:value="-0.182594" calcext:value-type="float">
            <text:p>-0.182594</text:p>
          </table:table-cell>
          <table:table-cell office:value-type="float" office:value="-0.21257" calcext:value-type="float">
            <text:p>-0.21257</text:p>
          </table:table-cell>
          <table:table-cell office:value-type="float" office:value="-0.242336" calcext:value-type="float">
            <text:p>-0.242336</text:p>
          </table:table-cell>
          <table:table-cell office:value-type="float" office:value="-0.271863" calcext:value-type="float">
            <text:p>-0.271863</text:p>
          </table:table-cell>
          <table:table-cell office:value-type="float" office:value="-0.301122" calcext:value-type="float">
            <text:p>-0.301122</text:p>
          </table:table-cell>
          <table:table-cell office:value-type="float" office:value="-0.330083" calcext:value-type="float">
            <text:p>-0.330083</text:p>
          </table:table-cell>
          <table:table-cell office:value-type="float" office:value="-0.358719" calcext:value-type="float">
            <text:p>-0.358719</text:p>
          </table:table-cell>
          <table:table-cell office:value-type="float" office:value="-0.387001" calcext:value-type="float">
            <text:p>-0.387001</text:p>
          </table:table-cell>
          <table:table-cell office:value-type="float" office:value="-0.414901" calcext:value-type="float">
            <text:p>-0.414901</text:p>
          </table:table-cell>
          <table:table-cell office:value-type="float" office:value="-0.442391" calcext:value-type="float">
            <text:p>-0.442391</text:p>
          </table:table-cell>
          <table:table-cell office:value-type="float" office:value="-0.469445" calcext:value-type="float">
            <text:p>-0.469445</text:p>
          </table:table-cell>
          <table:table-cell office:value-type="float" office:value="-0.496035" calcext:value-type="float">
            <text:p>-0.496035</text:p>
          </table:table-cell>
          <table:table-cell office:value-type="float" office:value="-0.522136" calcext:value-type="float">
            <text:p>-0.522136</text:p>
          </table:table-cell>
          <table:table-cell office:value-type="float" office:value="-0.547722" calcext:value-type="float">
            <text:p>-0.547722</text:p>
          </table:table-cell>
          <table:table-cell office:value-type="float" office:value="-0.572767" calcext:value-type="float">
            <text:p>-0.572767</text:p>
          </table:table-cell>
          <table:table-cell office:value-type="float" office:value="-0.597247" calcext:value-type="float">
            <text:p>-0.597247</text:p>
          </table:table-cell>
          <table:table-cell office:value-type="float" office:value="-0.621138" calcext:value-type="float">
            <text:p>-0.621138</text:p>
          </table:table-cell>
          <table:table-cell office:value-type="float" office:value="-0.644415" calcext:value-type="float">
            <text:p>-0.644415</text:p>
          </table:table-cell>
          <table:table-cell office:value-type="float" office:value="-0.667057" calcext:value-type="float">
            <text:p>-0.667057</text:p>
          </table:table-cell>
          <table:table-cell office:value-type="float" office:value="-0.68904" calcext:value-type="float">
            <text:p>-0.68904</text:p>
          </table:table-cell>
          <table:table-cell office:value-type="float" office:value="-0.710343" calcext:value-type="float">
            <text:p>-0.710343</text:p>
          </table:table-cell>
          <table:table-cell office:value-type="float" office:value="-0.730946" calcext:value-type="float">
            <text:p>-0.730946</text:p>
          </table:table-cell>
          <table:table-cell office:value-type="float" office:value="-0.750827" calcext:value-type="float">
            <text:p>-0.750827</text:p>
          </table:table-cell>
          <table:table-cell office:value-type="float" office:value="-0.769967" calcext:value-type="float">
            <text:p>-0.769967</text:p>
          </table:table-cell>
          <table:table-cell office:value-type="float" office:value="-0.788347" calcext:value-type="float">
            <text:p>-0.788347</text:p>
          </table:table-cell>
          <table:table-cell office:value-type="float" office:value="-0.805949" calcext:value-type="float">
            <text:p>-0.805949</text:p>
          </table:table-cell>
          <table:table-cell office:value-type="float" office:value="-0.822755" calcext:value-type="float">
            <text:p>-0.822755</text:p>
          </table:table-cell>
          <table:table-cell office:value-type="float" office:value="-0.83875" calcext:value-type="float">
            <text:p>-0.83875</text:p>
          </table:table-cell>
          <table:table-cell office:value-type="float" office:value="-0.853917" calcext:value-type="float">
            <text:p>-0.853917</text:p>
          </table:table-cell>
          <table:table-cell office:value-type="float" office:value="-0.868241" calcext:value-type="float">
            <text:p>-0.868241</text:p>
          </table:table-cell>
          <table:table-cell office:value-type="float" office:value="-0.881709" calcext:value-type="float">
            <text:p>-0.881709</text:p>
          </table:table-cell>
          <table:table-cell office:value-type="float" office:value="-0.894306" calcext:value-type="float">
            <text:p>-0.894306</text:p>
          </table:table-cell>
          <table:table-cell office:value-type="float" office:value="-0.906021" calcext:value-type="float">
            <text:p>-0.906021</text:p>
          </table:table-cell>
          <table:table-cell office:value-type="float" office:value="-0.916841" calcext:value-type="float">
            <text:p>-0.916841</text:p>
          </table:table-cell>
          <table:table-cell office:value-type="float" office:value="-0.926757" calcext:value-type="float">
            <text:p>-0.926757</text:p>
          </table:table-cell>
          <table:table-cell office:value-type="float" office:value="-0.935758" calcext:value-type="float">
            <text:p>-0.935758</text:p>
          </table:table-cell>
          <table:table-cell office:value-type="float" office:value="-0.943836" calcext:value-type="float">
            <text:p>-0.943836</text:p>
          </table:table-cell>
          <table:table-cell office:value-type="float" office:value="-0.950982" calcext:value-type="float">
            <text:p>-0.950982</text:p>
          </table:table-cell>
          <table:table-cell office:value-type="float" office:value="-0.957189" calcext:value-type="float">
            <text:p>-0.957189</text:p>
          </table:table-cell>
          <table:table-cell office:value-type="float" office:value="-0.962453" calcext:value-type="float">
            <text:p>-0.962453</text:p>
          </table:table-cell>
          <table:table-cell office:value-type="float" office:value="-0.966765" calcext:value-type="float">
            <text:p>-0.966765</text:p>
          </table:table-cell>
          <table:table-cell office:value-type="float" office:value="-0.970125" calcext:value-type="float">
            <text:p>-0.970125</text:p>
          </table:table-cell>
          <table:table-cell office:value-type="float" office:value="-0.972526" calcext:value-type="float">
            <text:p>-0.972526</text:p>
          </table:table-cell>
          <table:table-cell office:value-type="float" office:value="-0.973969" calcext:value-type="float">
            <text:p>-0.973969</text:p>
          </table:table-cell>
          <table:table-cell office:value-type="float" office:value="-0.974448" calcext:value-type="float">
            <text:p>-0.974448</text:p>
          </table:table-cell>
        </table:table-row>
        <table:table-row table:style-name="ro1">
          <table:table-cell office:value-type="float" office:value="0.0914616" calcext:value-type="float">
            <text:p>0.0914616</text:p>
          </table:table-cell>
          <table:table-cell office:value-type="float" office:value="0.960233" calcext:value-type="float">
            <text:p>0.960233</text:p>
          </table:table-cell>
          <table:table-cell office:value-type="float" office:value="0.959762" calcext:value-type="float">
            <text:p>0.959762</text:p>
          </table:table-cell>
          <table:table-cell office:value-type="float" office:value="0.958339" calcext:value-type="float">
            <text:p>0.958339</text:p>
          </table:table-cell>
          <table:table-cell office:value-type="float" office:value="0.955974" calcext:value-type="float">
            <text:p>0.955974</text:p>
          </table:table-cell>
          <table:table-cell office:value-type="float" office:value="0.952663" calcext:value-type="float">
            <text:p>0.952663</text:p>
          </table:table-cell>
          <table:table-cell office:value-type="float" office:value="0.948414" calcext:value-type="float">
            <text:p>0.948414</text:p>
          </table:table-cell>
          <table:table-cell office:value-type="float" office:value="0.943226" calcext:value-type="float">
            <text:p>0.943226</text:p>
          </table:table-cell>
          <table:table-cell office:value-type="float" office:value="0.93711" calcext:value-type="float">
            <text:p>0.93711</text:p>
          </table:table-cell>
          <table:table-cell office:value-type="float" office:value="0.930068" calcext:value-type="float">
            <text:p>0.930068</text:p>
          </table:table-cell>
          <table:table-cell office:value-type="float" office:value="0.922108" calcext:value-type="float">
            <text:p>0.922108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03467" calcext:value-type="float">
            <text:p>0.903467</text:p>
          </table:table-cell>
          <table:table-cell office:value-type="float" office:value="0.892804" calcext:value-type="float">
            <text:p>0.892804</text:p>
          </table:table-cell>
          <table:table-cell office:value-type="float" office:value="0.881261" calcext:value-type="float">
            <text:p>0.881261</text:p>
          </table:table-cell>
          <table:table-cell office:value-type="float" office:value="0.868847" calcext:value-type="float">
            <text:p>0.868847</text:p>
          </table:table-cell>
          <table:table-cell office:value-type="float" office:value="0.855576" calcext:value-type="float">
            <text:p>0.855576</text:p>
          </table:table-cell>
          <table:table-cell office:value-type="float" office:value="0.841461" calcext:value-type="float">
            <text:p>0.841461</text:p>
          </table:table-cell>
          <table:table-cell office:value-type="float" office:value="0.826515" calcext:value-type="float">
            <text:p>0.826515</text:p>
          </table:table-cell>
          <table:table-cell office:value-type="float" office:value="0.810754" calcext:value-type="float">
            <text:p>0.810754</text:p>
          </table:table-cell>
          <table:table-cell office:value-type="float" office:value="0.794192" calcext:value-type="float">
            <text:p>0.794192</text:p>
          </table:table-cell>
          <table:table-cell office:value-type="float" office:value="0.776847" calcext:value-type="float">
            <text:p>0.776847</text:p>
          </table:table-cell>
          <table:table-cell office:value-type="float" office:value="0.758735" calcext:value-type="float">
            <text:p>0.758735</text:p>
          </table:table-cell>
          <table:table-cell office:value-type="float" office:value="0.739874" calcext:value-type="float">
            <text:p>0.739874</text:p>
          </table:table-cell>
          <table:table-cell office:value-type="float" office:value="0.720283" calcext:value-type="float">
            <text:p>0.720283</text:p>
          </table:table-cell>
          <table:table-cell office:value-type="float" office:value="0.699982" calcext:value-type="float">
            <text:p>0.699982</text:p>
          </table:table-cell>
          <table:table-cell office:value-type="float" office:value="0.678989" calcext:value-type="float">
            <text:p>0.678989</text:p>
          </table:table-cell>
          <table:table-cell office:value-type="float" office:value="0.657327" calcext:value-type="float">
            <text:p>0.657327</text:p>
          </table:table-cell>
          <table:table-cell office:value-type="float" office:value="0.635015" calcext:value-type="float">
            <text:p>0.635015</text:p>
          </table:table-cell>
          <table:table-cell office:value-type="float" office:value="0.612077" calcext:value-type="float">
            <text:p>0.612077</text:p>
          </table:table-cell>
          <table:table-cell office:value-type="float" office:value="0.588535" calcext:value-type="float">
            <text:p>0.588535</text:p>
          </table:table-cell>
          <table:table-cell office:value-type="float" office:value="0.564412" calcext:value-type="float">
            <text:p>0.564412</text:p>
          </table:table-cell>
          <table:table-cell office:value-type="float" office:value="0.539732" calcext:value-type="float">
            <text:p>0.539732</text:p>
          </table:table-cell>
          <table:table-cell office:value-type="float" office:value="0.51452" calcext:value-type="float">
            <text:p>0.51452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62597" calcext:value-type="float">
            <text:p>0.462597</text:p>
          </table:table-cell>
          <table:table-cell office:value-type="float" office:value="0.435938" calcext:value-type="float">
            <text:p>0.435938</text:p>
          </table:table-cell>
          <table:table-cell office:value-type="float" office:value="0.408848" calcext:value-type="float">
            <text:p>0.408848</text:p>
          </table:table-cell>
          <table:table-cell office:value-type="float" office:value="0.381356" calcext:value-type="float">
            <text:p>0.381356</text:p>
          </table:table-cell>
          <table:table-cell office:value-type="float" office:value="0.353486" calcext:value-type="float">
            <text:p>0.353486</text:p>
          </table:table-cell>
          <table:table-cell office:value-type="float" office:value="0.325268" calcext:value-type="float">
            <text:p>0.325268</text:p>
          </table:table-cell>
          <table:table-cell office:value-type="float" office:value="0.296729" calcext:value-type="float">
            <text:p>0.296729</text:p>
          </table:table-cell>
          <table:table-cell office:value-type="float" office:value="0.267897" calcext:value-type="float">
            <text:p>0.267897</text:p>
          </table:table-cell>
          <table:table-cell office:value-type="float" office:value="0.238801" calcext:value-type="float">
            <text:p>0.238801</text:p>
          </table:table-cell>
          <table:table-cell office:value-type="float" office:value="0.209469" calcext:value-type="float">
            <text:p>0.209469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0.150214" calcext:value-type="float">
            <text:p>0.150214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0903662" calcext:value-type="float">
            <text:p>0.0903662</text:p>
          </table:table-cell>
          <table:table-cell office:value-type="float" office:value="0.0602937" calcext:value-type="float">
            <text:p>0.0602937</text:p>
          </table:table-cell>
          <table:table-cell office:value-type="float" office:value="0.0301617" calcext:value-type="float">
            <text:p>0.0301617</text:p>
          </table:table-cell>
          <table:table-cell office:value-type="float" office:value="1.57234E-016" calcext:value-type="float">
            <text:p>1.57234E-16</text:p>
          </table:table-cell>
          <table:table-cell office:value-type="float" office:value="-0.0301617" calcext:value-type="float">
            <text:p>-0.0301617</text:p>
          </table:table-cell>
          <table:table-cell office:value-type="float" office:value="-0.0602937" calcext:value-type="float">
            <text:p>-0.0602937</text:p>
          </table:table-cell>
          <table:table-cell office:value-type="float" office:value="-0.0903662" calcext:value-type="float">
            <text:p>-0.0903662</text:p>
          </table:table-cell>
          <table:table-cell office:value-type="float" office:value="-0.120349" calcext:value-type="float">
            <text:p>-0.120349</text:p>
          </table:table-cell>
          <table:table-cell office:value-type="float" office:value="-0.150214" calcext:value-type="float">
            <text:p>-0.150214</text:p>
          </table:table-cell>
          <table:table-cell office:value-type="float" office:value="-0.17993" calcext:value-type="float">
            <text:p>-0.17993</text:p>
          </table:table-cell>
          <table:table-cell office:value-type="float" office:value="-0.209469" calcext:value-type="float">
            <text:p>-0.209469</text:p>
          </table:table-cell>
          <table:table-cell office:value-type="float" office:value="-0.238801" calcext:value-type="float">
            <text:p>-0.238801</text:p>
          </table:table-cell>
          <table:table-cell office:value-type="float" office:value="-0.267897" calcext:value-type="float">
            <text:p>-0.267897</text:p>
          </table:table-cell>
          <table:table-cell office:value-type="float" office:value="-0.296729" calcext:value-type="float">
            <text:p>-0.296729</text:p>
          </table:table-cell>
          <table:table-cell office:value-type="float" office:value="-0.325268" calcext:value-type="float">
            <text:p>-0.325268</text:p>
          </table:table-cell>
          <table:table-cell office:value-type="float" office:value="-0.353486" calcext:value-type="float">
            <text:p>-0.353486</text:p>
          </table:table-cell>
          <table:table-cell office:value-type="float" office:value="-0.381356" calcext:value-type="float">
            <text:p>-0.381356</text:p>
          </table:table-cell>
          <table:table-cell office:value-type="float" office:value="-0.408848" calcext:value-type="float">
            <text:p>-0.408848</text:p>
          </table:table-cell>
          <table:table-cell office:value-type="float" office:value="-0.435938" calcext:value-type="float">
            <text:p>-0.435938</text:p>
          </table:table-cell>
          <table:table-cell office:value-type="float" office:value="-0.462597" calcext:value-type="float">
            <text:p>-0.462597</text:p>
          </table:table-cell>
          <table:table-cell office:value-type="float" office:value="-0.4888" calcext:value-type="float">
            <text:p>-0.4888</text:p>
          </table:table-cell>
          <table:table-cell office:value-type="float" office:value="-0.51452" calcext:value-type="float">
            <text:p>-0.51452</text:p>
          </table:table-cell>
          <table:table-cell office:value-type="float" office:value="-0.539732" calcext:value-type="float">
            <text:p>-0.539732</text:p>
          </table:table-cell>
          <table:table-cell office:value-type="float" office:value="-0.564412" calcext:value-type="float">
            <text:p>-0.564412</text:p>
          </table:table-cell>
          <table:table-cell office:value-type="float" office:value="-0.588535" calcext:value-type="float">
            <text:p>-0.588535</text:p>
          </table:table-cell>
          <table:table-cell office:value-type="float" office:value="-0.612077" calcext:value-type="float">
            <text:p>-0.612077</text:p>
          </table:table-cell>
          <table:table-cell office:value-type="float" office:value="-0.635015" calcext:value-type="float">
            <text:p>-0.635015</text:p>
          </table:table-cell>
          <table:table-cell office:value-type="float" office:value="-0.657327" calcext:value-type="float">
            <text:p>-0.657327</text:p>
          </table:table-cell>
          <table:table-cell office:value-type="float" office:value="-0.678989" calcext:value-type="float">
            <text:p>-0.678989</text:p>
          </table:table-cell>
          <table:table-cell office:value-type="float" office:value="-0.699982" calcext:value-type="float">
            <text:p>-0.699982</text:p>
          </table:table-cell>
          <table:table-cell office:value-type="float" office:value="-0.720283" calcext:value-type="float">
            <text:p>-0.720283</text:p>
          </table:table-cell>
          <table:table-cell office:value-type="float" office:value="-0.739874" calcext:value-type="float">
            <text:p>-0.739874</text:p>
          </table:table-cell>
          <table:table-cell office:value-type="float" office:value="-0.758735" calcext:value-type="float">
            <text:p>-0.758735</text:p>
          </table:table-cell>
          <table:table-cell office:value-type="float" office:value="-0.776847" calcext:value-type="float">
            <text:p>-0.776847</text:p>
          </table:table-cell>
          <table:table-cell office:value-type="float" office:value="-0.794192" calcext:value-type="float">
            <text:p>-0.794192</text:p>
          </table:table-cell>
          <table:table-cell office:value-type="float" office:value="-0.810754" calcext:value-type="float">
            <text:p>-0.810754</text:p>
          </table:table-cell>
          <table:table-cell office:value-type="float" office:value="-0.826515" calcext:value-type="float">
            <text:p>-0.826515</text:p>
          </table:table-cell>
          <table:table-cell office:value-type="float" office:value="-0.841461" calcext:value-type="float">
            <text:p>-0.841461</text:p>
          </table:table-cell>
          <table:table-cell office:value-type="float" office:value="-0.855576" calcext:value-type="float">
            <text:p>-0.855576</text:p>
          </table:table-cell>
          <table:table-cell office:value-type="float" office:value="-0.868847" calcext:value-type="float">
            <text:p>-0.868847</text:p>
          </table:table-cell>
          <table:table-cell office:value-type="float" office:value="-0.881261" calcext:value-type="float">
            <text:p>-0.881261</text:p>
          </table:table-cell>
          <table:table-cell office:value-type="float" office:value="-0.892804" calcext:value-type="float">
            <text:p>-0.892804</text:p>
          </table:table-cell>
          <table:table-cell office:value-type="float" office:value="-0.903467" calcext:value-type="float">
            <text:p>-0.903467</text:p>
          </table:table-cell>
          <table:table-cell office:value-type="float" office:value="-0.913238" calcext:value-type="float">
            <text:p>-0.913238</text:p>
          </table:table-cell>
          <table:table-cell office:value-type="float" office:value="-0.922108" calcext:value-type="float">
            <text:p>-0.922108</text:p>
          </table:table-cell>
          <table:table-cell office:value-type="float" office:value="-0.930068" calcext:value-type="float">
            <text:p>-0.930068</text:p>
          </table:table-cell>
          <table:table-cell office:value-type="float" office:value="-0.93711" calcext:value-type="float">
            <text:p>-0.93711</text:p>
          </table:table-cell>
          <table:table-cell office:value-type="float" office:value="-0.943226" calcext:value-type="float">
            <text:p>-0.943226</text:p>
          </table:table-cell>
          <table:table-cell office:value-type="float" office:value="-0.948414" calcext:value-type="float">
            <text:p>-0.948414</text:p>
          </table:table-cell>
          <table:table-cell office:value-type="float" office:value="-0.952663" calcext:value-type="float">
            <text:p>-0.952663</text:p>
          </table:table-cell>
          <table:table-cell office:value-type="float" office:value="-0.955974" calcext:value-type="float">
            <text:p>-0.955974</text:p>
          </table:table-cell>
          <table:table-cell office:value-type="float" office:value="-0.958339" calcext:value-type="float">
            <text:p>-0.958339</text:p>
          </table:table-cell>
          <table:table-cell office:value-type="float" office:value="-0.959762" calcext:value-type="float">
            <text:p>-0.959762</text:p>
          </table:table-cell>
          <table:table-cell office:value-type="float" office:value="-0.960233" calcext:value-type="float">
            <text:p>-0.960233</text:p>
          </table:table-cell>
        </table:table-row>
        <table:table-row table:style-name="ro1">
          <table:table-cell office:value-type="float" office:value="0.107039" calcext:value-type="float">
            <text:p>0.107039</text:p>
          </table:table-cell>
          <table:table-cell office:value-type="float" office:value="0.945949" calcext:value-type="float">
            <text:p>0.945949</text:p>
          </table:table-cell>
          <table:table-cell office:value-type="float" office:value="0.945485" calcext:value-type="float">
            <text:p>0.945485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1753" calcext:value-type="float">
            <text:p>0.941753</text:p>
          </table:table-cell>
          <table:table-cell office:value-type="float" office:value="0.938491" calcext:value-type="float">
            <text:p>0.938491</text:p>
          </table:table-cell>
          <table:table-cell office:value-type="float" office:value="0.934305" calcext:value-type="float">
            <text:p>0.934305</text:p>
          </table:table-cell>
          <table:table-cell office:value-type="float" office:value="0.929195" calcext:value-type="float">
            <text:p>0.929195</text:p>
          </table:table-cell>
          <table:table-cell office:value-type="float" office:value="0.92317" calcext:value-type="float">
            <text:p>0.92317</text:p>
          </table:table-cell>
          <table:table-cell office:value-type="float" office:value="0.916232" calcext:value-type="float">
            <text:p>0.916232</text:p>
          </table:table-cell>
          <table:table-cell office:value-type="float" office:value="0.908391" calcext:value-type="float">
            <text:p>0.908391</text:p>
          </table:table-cell>
          <table:table-cell office:value-type="float" office:value="0.899653" calcext:value-type="float">
            <text:p>0.899653</text:p>
          </table:table-cell>
          <table:table-cell office:value-type="float" office:value="0.890027" calcext:value-type="float">
            <text:p>0.890027</text:p>
          </table:table-cell>
          <table:table-cell office:value-type="float" office:value="0.879523" calcext:value-type="float">
            <text:p>0.879523</text:p>
          </table:table-cell>
          <table:table-cell office:value-type="float" office:value="0.868151" calcext:value-type="float">
            <text:p>0.868151</text:p>
          </table:table-cell>
          <table:table-cell office:value-type="float" office:value="0.855922" calcext:value-type="float">
            <text:p>0.855922</text:p>
          </table:table-cell>
          <table:table-cell office:value-type="float" office:value="0.842849" calcext:value-type="float">
            <text:p>0.842849</text:p>
          </table:table-cell>
          <table:table-cell office:value-type="float" office:value="0.828943" calcext:value-type="float">
            <text:p>0.828943</text:p>
          </table:table-cell>
          <table:table-cell office:value-type="float" office:value="0.81422" calcext:value-type="float">
            <text:p>0.81422</text:p>
          </table:table-cell>
          <table:table-cell office:value-type="float" office:value="0.798693" calcext:value-type="float">
            <text:p>0.798693</text:p>
          </table:table-cell>
          <table:table-cell office:value-type="float" office:value="0.782378" calcext:value-type="float">
            <text:p>0.782378</text:p>
          </table:table-cell>
          <table:table-cell office:value-type="float" office:value="0.765291" calcext:value-type="float">
            <text:p>0.765291</text:p>
          </table:table-cell>
          <table:table-cell office:value-type="float" office:value="0.747448" calcext:value-type="float">
            <text:p>0.747448</text:p>
          </table:table-cell>
          <table:table-cell office:value-type="float" office:value="0.728868" calcext:value-type="float">
            <text:p>0.728868</text:p>
          </table:table-cell>
          <table:table-cell office:value-type="float" office:value="0.709569" calcext:value-type="float">
            <text:p>0.709569</text:p>
          </table:table-cell>
          <table:table-cell office:value-type="float" office:value="0.689569" calcext:value-type="float">
            <text:p>0.689569</text:p>
          </table:table-cell>
          <table:table-cell office:value-type="float" office:value="0.668889" calcext:value-type="float">
            <text:p>0.668889</text:p>
          </table:table-cell>
          <table:table-cell office:value-type="float" office:value="0.647548" calcext:value-type="float">
            <text:p>0.647548</text:p>
          </table:table-cell>
          <table:table-cell office:value-type="float" office:value="0.625569" calcext:value-type="float">
            <text:p>0.625569</text:p>
          </table:table-cell>
          <table:table-cell office:value-type="float" office:value="0.602972" calcext:value-type="float">
            <text:p>0.602972</text:p>
          </table:table-cell>
          <table:table-cell office:value-type="float" office:value="0.57978" calcext:value-type="float">
            <text:p>0.57978</text:p>
          </table:table-cell>
          <table:table-cell office:value-type="float" office:value="0.556016" calcext:value-type="float">
            <text:p>0.556016</text:p>
          </table:table-cell>
          <table:table-cell office:value-type="float" office:value="0.531704" calcext:value-type="float">
            <text:p>0.531704</text:p>
          </table:table-cell>
          <table:table-cell office:value-type="float" office:value="0.506866" calcext:value-type="float">
            <text:p>0.506866</text:p>
          </table:table-cell>
          <table:table-cell office:value-type="float" office:value="0.481528" calcext:value-type="float">
            <text:p>0.481528</text:p>
          </table:table-cell>
          <table:table-cell office:value-type="float" office:value="0.455716" calcext:value-type="float">
            <text:p>0.455716</text:p>
          </table:table-cell>
          <table:table-cell office:value-type="float" office:value="0.429453" calcext:value-type="float">
            <text:p>0.429453</text:p>
          </table:table-cell>
          <table:table-cell office:value-type="float" office:value="0.402766" calcext:value-type="float">
            <text:p>0.402766</text:p>
          </table:table-cell>
          <table:table-cell office:value-type="float" office:value="0.375683" calcext:value-type="float">
            <text:p>0.375683</text:p>
          </table:table-cell>
          <table:table-cell office:value-type="float" office:value="0.348228" calcext:value-type="float">
            <text:p>0.348228</text:p>
          </table:table-cell>
          <table:table-cell office:value-type="float" office:value="0.32043" calcext:value-type="float">
            <text:p>0.32043</text:p>
          </table:table-cell>
          <table:table-cell office:value-type="float" office:value="0.292315" calcext:value-type="float">
            <text:p>0.292315</text:p>
          </table:table-cell>
          <table:table-cell office:value-type="float" office:value="0.263912" calcext:value-type="float">
            <text:p>0.263912</text:p>
          </table:table-cell>
          <table:table-cell office:value-type="float" office:value="0.235249" calcext:value-type="float">
            <text:p>0.235249</text:p>
          </table:table-cell>
          <table:table-cell office:value-type="float" office:value="0.206353" calcext:value-type="float">
            <text:p>0.206353</text:p>
          </table:table-cell>
          <table:table-cell office:value-type="float" office:value="0.177254" calcext:value-type="float">
            <text:p>0.177254</text:p>
          </table:table-cell>
          <table:table-cell office:value-type="float" office:value="0.147979" calcext:value-type="float">
            <text:p>0.147979</text:p>
          </table:table-cell>
          <table:table-cell office:value-type="float" office:value="0.118559" calcext:value-type="float">
            <text:p>0.118559</text:p>
          </table:table-cell>
          <table:table-cell office:value-type="float" office:value="0.0890219" calcext:value-type="float">
            <text:p>0.0890219</text:p>
          </table:table-cell>
          <table:table-cell office:value-type="float" office:value="0.0593968" calcext:value-type="float">
            <text:p>0.0593968</text:p>
          </table:table-cell>
          <table:table-cell office:value-type="float" office:value="0.029713" calcext:value-type="float">
            <text:p>0.029713</text:p>
          </table:table-cell>
          <table:table-cell office:value-type="float" office:value="1.44884E-016" calcext:value-type="float">
            <text:p>1.44884E-16</text:p>
          </table:table-cell>
          <table:table-cell office:value-type="float" office:value="-0.029713" calcext:value-type="float">
            <text:p>-0.029713</text:p>
          </table:table-cell>
          <table:table-cell office:value-type="float" office:value="-0.0593968" calcext:value-type="float">
            <text:p>-0.0593968</text:p>
          </table:table-cell>
          <table:table-cell office:value-type="float" office:value="-0.0890219" calcext:value-type="float">
            <text:p>-0.0890219</text:p>
          </table:table-cell>
          <table:table-cell office:value-type="float" office:value="-0.118559" calcext:value-type="float">
            <text:p>-0.118559</text:p>
          </table:table-cell>
          <table:table-cell office:value-type="float" office:value="-0.147979" calcext:value-type="float">
            <text:p>-0.147979</text:p>
          </table:table-cell>
          <table:table-cell office:value-type="float" office:value="-0.177254" calcext:value-type="float">
            <text:p>-0.177254</text:p>
          </table:table-cell>
          <table:table-cell office:value-type="float" office:value="-0.206353" calcext:value-type="float">
            <text:p>-0.206353</text:p>
          </table:table-cell>
          <table:table-cell office:value-type="float" office:value="-0.235249" calcext:value-type="float">
            <text:p>-0.235249</text:p>
          </table:table-cell>
          <table:table-cell office:value-type="float" office:value="-0.263912" calcext:value-type="float">
            <text:p>-0.263912</text:p>
          </table:table-cell>
          <table:table-cell office:value-type="float" office:value="-0.292315" calcext:value-type="float">
            <text:p>-0.292315</text:p>
          </table:table-cell>
          <table:table-cell office:value-type="float" office:value="-0.32043" calcext:value-type="float">
            <text:p>-0.32043</text:p>
          </table:table-cell>
          <table:table-cell office:value-type="float" office:value="-0.348228" calcext:value-type="float">
            <text:p>-0.348228</text:p>
          </table:table-cell>
          <table:table-cell office:value-type="float" office:value="-0.375683" calcext:value-type="float">
            <text:p>-0.375683</text:p>
          </table:table-cell>
          <table:table-cell office:value-type="float" office:value="-0.402766" calcext:value-type="float">
            <text:p>-0.402766</text:p>
          </table:table-cell>
          <table:table-cell office:value-type="float" office:value="-0.429453" calcext:value-type="float">
            <text:p>-0.429453</text:p>
          </table:table-cell>
          <table:table-cell office:value-type="float" office:value="-0.455716" calcext:value-type="float">
            <text:p>-0.455716</text:p>
          </table:table-cell>
          <table:table-cell office:value-type="float" office:value="-0.481528" calcext:value-type="float">
            <text:p>-0.481528</text:p>
          </table:table-cell>
          <table:table-cell office:value-type="float" office:value="-0.506866" calcext:value-type="float">
            <text:p>-0.506866</text:p>
          </table:table-cell>
          <table:table-cell office:value-type="float" office:value="-0.531704" calcext:value-type="float">
            <text:p>-0.531704</text:p>
          </table:table-cell>
          <table:table-cell office:value-type="float" office:value="-0.556016" calcext:value-type="float">
            <text:p>-0.556016</text:p>
          </table:table-cell>
          <table:table-cell office:value-type="float" office:value="-0.57978" calcext:value-type="float">
            <text:p>-0.57978</text:p>
          </table:table-cell>
          <table:table-cell office:value-type="float" office:value="-0.602972" calcext:value-type="float">
            <text:p>-0.602972</text:p>
          </table:table-cell>
          <table:table-cell office:value-type="float" office:value="-0.625569" calcext:value-type="float">
            <text:p>-0.625569</text:p>
          </table:table-cell>
          <table:table-cell office:value-type="float" office:value="-0.647548" calcext:value-type="float">
            <text:p>-0.647548</text:p>
          </table:table-cell>
          <table:table-cell office:value-type="float" office:value="-0.668889" calcext:value-type="float">
            <text:p>-0.668889</text:p>
          </table:table-cell>
          <table:table-cell office:value-type="float" office:value="-0.689569" calcext:value-type="float">
            <text:p>-0.689569</text:p>
          </table:table-cell>
          <table:table-cell office:value-type="float" office:value="-0.709569" calcext:value-type="float">
            <text:p>-0.709569</text:p>
          </table:table-cell>
          <table:table-cell office:value-type="float" office:value="-0.728868" calcext:value-type="float">
            <text:p>-0.728868</text:p>
          </table:table-cell>
          <table:table-cell office:value-type="float" office:value="-0.747448" calcext:value-type="float">
            <text:p>-0.747448</text:p>
          </table:table-cell>
          <table:table-cell office:value-type="float" office:value="-0.765291" calcext:value-type="float">
            <text:p>-0.765291</text:p>
          </table:table-cell>
          <table:table-cell office:value-type="float" office:value="-0.782378" calcext:value-type="float">
            <text:p>-0.782378</text:p>
          </table:table-cell>
          <table:table-cell office:value-type="float" office:value="-0.798693" calcext:value-type="float">
            <text:p>-0.798693</text:p>
          </table:table-cell>
          <table:table-cell office:value-type="float" office:value="-0.81422" calcext:value-type="float">
            <text:p>-0.81422</text:p>
          </table:table-cell>
          <table:table-cell office:value-type="float" office:value="-0.828943" calcext:value-type="float">
            <text:p>-0.828943</text:p>
          </table:table-cell>
          <table:table-cell office:value-type="float" office:value="-0.842849" calcext:value-type="float">
            <text:p>-0.842849</text:p>
          </table:table-cell>
          <table:table-cell office:value-type="float" office:value="-0.855922" calcext:value-type="float">
            <text:p>-0.855922</text:p>
          </table:table-cell>
          <table:table-cell office:value-type="float" office:value="-0.868151" calcext:value-type="float">
            <text:p>-0.868151</text:p>
          </table:table-cell>
          <table:table-cell office:value-type="float" office:value="-0.879523" calcext:value-type="float">
            <text:p>-0.879523</text:p>
          </table:table-cell>
          <table:table-cell office:value-type="float" office:value="-0.890027" calcext:value-type="float">
            <text:p>-0.890027</text:p>
          </table:table-cell>
          <table:table-cell office:value-type="float" office:value="-0.899653" calcext:value-type="float">
            <text:p>-0.899653</text:p>
          </table:table-cell>
          <table:table-cell office:value-type="float" office:value="-0.908391" calcext:value-type="float">
            <text:p>-0.908391</text:p>
          </table:table-cell>
          <table:table-cell office:value-type="float" office:value="-0.916232" calcext:value-type="float">
            <text:p>-0.916232</text:p>
          </table:table-cell>
          <table:table-cell office:value-type="float" office:value="-0.92317" calcext:value-type="float">
            <text:p>-0.92317</text:p>
          </table:table-cell>
          <table:table-cell office:value-type="float" office:value="-0.929195" calcext:value-type="float">
            <text:p>-0.929195</text:p>
          </table:table-cell>
          <table:table-cell office:value-type="float" office:value="-0.934305" calcext:value-type="float">
            <text:p>-0.934305</text:p>
          </table:table-cell>
          <table:table-cell office:value-type="float" office:value="-0.938491" calcext:value-type="float">
            <text:p>-0.938491</text:p>
          </table:table-cell>
          <table:table-cell office:value-type="float" office:value="-0.941753" calcext:value-type="float">
            <text:p>-0.941753</text:p>
          </table:table-cell>
          <table:table-cell office:value-type="float" office:value="-0.944082" calcext:value-type="float">
            <text:p>-0.944082</text:p>
          </table:table-cell>
          <table:table-cell office:value-type="float" office:value="-0.945485" calcext:value-type="float">
            <text:p>-0.945485</text:p>
          </table:table-cell>
          <table:table-cell office:value-type="float" office:value="-0.945949" calcext:value-type="float">
            <text:p>-0.945949</text:p>
          </table:table-cell>
        </table:table-row>
        <table:table-row table:style-name="ro1">
          <table:table-cell office:value-type="float" office:value="0.125342" calcext:value-type="float">
            <text:p>0.125342</text:p>
          </table:table-cell>
          <table:table-cell office:value-type="float" office:value="0.926581" calcext:value-type="float">
            <text:p>0.926581</text:p>
          </table:table-cell>
          <table:table-cell office:value-type="float" office:value="0.926127" calcext:value-type="float">
            <text:p>0.926127</text:p>
          </table:table-cell>
          <table:table-cell office:value-type="float" office:value="0.924753" calcext:value-type="float">
            <text:p>0.924753</text:p>
          </table:table-cell>
          <table:table-cell office:value-type="float" office:value="0.922472" calcext:value-type="float">
            <text:p>0.922472</text:p>
          </table:table-cell>
          <table:table-cell office:value-type="float" office:value="0.919275" calcext:value-type="float">
            <text:p>0.919275</text:p>
          </table:table-cell>
          <table:table-cell office:value-type="float" office:value="0.915176" calcext:value-type="float">
            <text:p>0.915176</text:p>
          </table:table-cell>
          <table:table-cell office:value-type="float" office:value="0.91017" calcext:value-type="float">
            <text:p>0.91017</text:p>
          </table:table-cell>
          <table:table-cell office:value-type="float" office:value="0.904269" calcext:value-type="float">
            <text:p>0.904269</text:p>
          </table:table-cell>
          <table:table-cell office:value-type="float" office:value="0.897472" calcext:value-type="float">
            <text:p>0.897472</text:p>
          </table:table-cell>
          <table:table-cell office:value-type="float" office:value="0.889793" calcext:value-type="float">
            <text:p>0.889793</text:p>
          </table:table-cell>
          <table:table-cell office:value-type="float" office:value="0.881233" calcext:value-type="float">
            <text:p>0.881233</text:p>
          </table:table-cell>
          <table:table-cell office:value-type="float" office:value="0.871805" calcext:value-type="float">
            <text:p>0.871805</text:p>
          </table:table-cell>
          <table:table-cell office:value-type="float" office:value="0.861516" calcext:value-type="float">
            <text:p>0.861516</text:p>
          </table:table-cell>
          <table:table-cell office:value-type="float" office:value="0.850377" calcext:value-type="float">
            <text:p>0.850377</text:p>
          </table:table-cell>
          <table:table-cell office:value-type="float" office:value="0.838398" calcext:value-type="float">
            <text:p>0.838398</text:p>
          </table:table-cell>
          <table:table-cell office:value-type="float" office:value="0.825592" calcext:value-type="float">
            <text:p>0.825592</text:p>
          </table:table-cell>
          <table:table-cell office:value-type="float" office:value="0.811972" calcext:value-type="float">
            <text:p>0.811972</text:p>
          </table:table-cell>
          <table:table-cell office:value-type="float" office:value="0.79755" calcext:value-type="float">
            <text:p>0.79755</text:p>
          </table:table-cell>
          <table:table-cell office:value-type="float" office:value="0.782341" calcext:value-type="float">
            <text:p>0.782341</text:p>
          </table:table-cell>
          <table:table-cell office:value-type="float" office:value="0.76636" calcext:value-type="float">
            <text:p>0.76636</text:p>
          </table:table-cell>
          <table:table-cell office:value-type="float" office:value="0.749622" calcext:value-type="float">
            <text:p>0.749622</text:p>
          </table:table-cell>
          <table:table-cell office:value-type="float" office:value="0.732145" calcext:value-type="float">
            <text:p>0.732145</text:p>
          </table:table-cell>
          <table:table-cell office:value-type="float" office:value="0.713945" calcext:value-type="float">
            <text:p>0.713945</text:p>
          </table:table-cell>
          <table:table-cell office:value-type="float" office:value="0.695041" calcext:value-type="float">
            <text:p>0.695041</text:p>
          </table:table-cell>
          <table:table-cell office:value-type="float" office:value="0.675451" calcext:value-type="float">
            <text:p>0.675451</text:p>
          </table:table-cell>
          <table:table-cell office:value-type="float" office:value="0.655194" calcext:value-type="float">
            <text:p>0.655194</text:p>
          </table:table-cell>
          <table:table-cell office:value-type="float" office:value="0.63429" calcext:value-type="float">
            <text:p>0.63429</text:p>
          </table:table-cell>
          <table:table-cell office:value-type="float" office:value="0.612761" calcext:value-type="float">
            <text:p>0.612761</text:p>
          </table:table-cell>
          <table:table-cell office:value-type="float" office:value="0.590627" calcext:value-type="float">
            <text:p>0.590627</text:p>
          </table:table-cell>
          <table:table-cell office:value-type="float" office:value="0.56791" calcext:value-type="float">
            <text:p>0.56791</text:p>
          </table:table-cell>
          <table:table-cell office:value-type="float" office:value="0.544632" calcext:value-type="float">
            <text:p>0.544632</text:p>
          </table:table-cell>
          <table:table-cell office:value-type="float" office:value="0.520817" calcext:value-type="float">
            <text:p>0.520817</text:p>
          </table:table-cell>
          <table:table-cell office:value-type="float" office:value="0.496488" calcext:value-type="float">
            <text:p>0.496488</text:p>
          </table:table-cell>
          <table:table-cell office:value-type="float" office:value="0.47167" calcext:value-type="float">
            <text:p>0.47167</text:p>
          </table:table-cell>
          <table:table-cell office:value-type="float" office:value="0.446385" calcext:value-type="float">
            <text:p>0.446385</text:p>
          </table:table-cell>
          <table:table-cell office:value-type="float" office:value="0.42066" calcext:value-type="float">
            <text:p>0.42066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367991" calcext:value-type="float">
            <text:p>0.367991</text:p>
          </table:table-cell>
          <table:table-cell office:value-type="float" office:value="0.341098" calcext:value-type="float">
            <text:p>0.341098</text:p>
          </table:table-cell>
          <table:table-cell office:value-type="float" office:value="0.313869" calcext:value-type="float">
            <text:p>0.313869</text:p>
          </table:table-cell>
          <table:table-cell office:value-type="float" office:value="0.28633" calcext:value-type="float">
            <text:p>0.28633</text:p>
          </table:table-cell>
          <table:table-cell office:value-type="float" office:value="0.258509" calcext:value-type="float">
            <text:p>0.258509</text:p>
          </table:table-cell>
          <table:table-cell office:value-type="float" office:value="0.230432" calcext:value-type="float">
            <text:p>0.230432</text:p>
          </table:table-cell>
          <table:table-cell office:value-type="float" office:value="0.202128" calcext:value-type="float">
            <text:p>0.202128</text:p>
          </table:table-cell>
          <table:table-cell office:value-type="float" office:value="0.173625" calcext:value-type="float">
            <text:p>0.173625</text:p>
          </table:table-cell>
          <table:table-cell office:value-type="float" office:value="0.14495" calcext:value-type="float">
            <text:p>0.14495</text:p>
          </table:table-cell>
          <table:table-cell office:value-type="float" office:value="0.116132" calcext:value-type="float">
            <text:p>0.116132</text:p>
          </table:table-cell>
          <table:table-cell office:value-type="float" office:value="0.0871992" calcext:value-type="float">
            <text:p>0.0871992</text:p>
          </table:table-cell>
          <table:table-cell office:value-type="float" office:value="0.0581807" calcext:value-type="float">
            <text:p>0.0581807</text:p>
          </table:table-cell>
          <table:table-cell office:value-type="float" office:value="0.0291047" calcext:value-type="float">
            <text:p>0.0291047</text:p>
          </table:table-cell>
          <table:table-cell office:value-type="float" office:value="-7.54455E-018" calcext:value-type="float">
            <text:p>-7.54455E-18</text:p>
          </table:table-cell>
          <table:table-cell office:value-type="float" office:value="-0.0291047" calcext:value-type="float">
            <text:p>-0.0291047</text:p>
          </table:table-cell>
          <table:table-cell office:value-type="float" office:value="-0.0581807" calcext:value-type="float">
            <text:p>-0.0581807</text:p>
          </table:table-cell>
          <table:table-cell office:value-type="float" office:value="-0.0871992" calcext:value-type="float">
            <text:p>-0.0871992</text:p>
          </table:table-cell>
          <table:table-cell office:value-type="float" office:value="-0.116132" calcext:value-type="float">
            <text:p>-0.116132</text:p>
          </table:table-cell>
          <table:table-cell office:value-type="float" office:value="-0.14495" calcext:value-type="float">
            <text:p>-0.14495</text:p>
          </table:table-cell>
          <table:table-cell office:value-type="float" office:value="-0.173625" calcext:value-type="float">
            <text:p>-0.173625</text:p>
          </table:table-cell>
          <table:table-cell office:value-type="float" office:value="-0.202128" calcext:value-type="float">
            <text:p>-0.202128</text:p>
          </table:table-cell>
          <table:table-cell office:value-type="float" office:value="-0.230432" calcext:value-type="float">
            <text:p>-0.230432</text:p>
          </table:table-cell>
          <table:table-cell office:value-type="float" office:value="-0.258509" calcext:value-type="float">
            <text:p>-0.258509</text:p>
          </table:table-cell>
          <table:table-cell office:value-type="float" office:value="-0.28633" calcext:value-type="float">
            <text:p>-0.28633</text:p>
          </table:table-cell>
          <table:table-cell office:value-type="float" office:value="-0.313869" calcext:value-type="float">
            <text:p>-0.313869</text:p>
          </table:table-cell>
          <table:table-cell office:value-type="float" office:value="-0.341098" calcext:value-type="float">
            <text:p>-0.341098</text:p>
          </table:table-cell>
          <table:table-cell office:value-type="float" office:value="-0.367991" calcext:value-type="float">
            <text:p>-0.367991</text:p>
          </table:table-cell>
          <table:table-cell office:value-type="float" office:value="-0.39452" calcext:value-type="float">
            <text:p>-0.39452</text:p>
          </table:table-cell>
          <table:table-cell office:value-type="float" office:value="-0.42066" calcext:value-type="float">
            <text:p>-0.42066</text:p>
          </table:table-cell>
          <table:table-cell office:value-type="float" office:value="-0.446385" calcext:value-type="float">
            <text:p>-0.446385</text:p>
          </table:table-cell>
          <table:table-cell office:value-type="float" office:value="-0.47167" calcext:value-type="float">
            <text:p>-0.47167</text:p>
          </table:table-cell>
          <table:table-cell office:value-type="float" office:value="-0.496488" calcext:value-type="float">
            <text:p>-0.496488</text:p>
          </table:table-cell>
          <table:table-cell office:value-type="float" office:value="-0.520817" calcext:value-type="float">
            <text:p>-0.520817</text:p>
          </table:table-cell>
          <table:table-cell office:value-type="float" office:value="-0.544632" calcext:value-type="float">
            <text:p>-0.544632</text:p>
          </table:table-cell>
          <table:table-cell office:value-type="float" office:value="-0.56791" calcext:value-type="float">
            <text:p>-0.56791</text:p>
          </table:table-cell>
          <table:table-cell office:value-type="float" office:value="-0.590627" calcext:value-type="float">
            <text:p>-0.590627</text:p>
          </table:table-cell>
          <table:table-cell office:value-type="float" office:value="-0.612761" calcext:value-type="float">
            <text:p>-0.612761</text:p>
          </table:table-cell>
          <table:table-cell office:value-type="float" office:value="-0.63429" calcext:value-type="float">
            <text:p>-0.63429</text:p>
          </table:table-cell>
          <table:table-cell office:value-type="float" office:value="-0.655194" calcext:value-type="float">
            <text:p>-0.655194</text:p>
          </table:table-cell>
          <table:table-cell office:value-type="float" office:value="-0.675451" calcext:value-type="float">
            <text:p>-0.675451</text:p>
          </table:table-cell>
          <table:table-cell office:value-type="float" office:value="-0.695041" calcext:value-type="float">
            <text:p>-0.695041</text:p>
          </table:table-cell>
          <table:table-cell office:value-type="float" office:value="-0.713945" calcext:value-type="float">
            <text:p>-0.713945</text:p>
          </table:table-cell>
          <table:table-cell office:value-type="float" office:value="-0.732145" calcext:value-type="float">
            <text:p>-0.732145</text:p>
          </table:table-cell>
          <table:table-cell office:value-type="float" office:value="-0.749622" calcext:value-type="float">
            <text:p>-0.749622</text:p>
          </table:table-cell>
          <table:table-cell office:value-type="float" office:value="-0.76636" calcext:value-type="float">
            <text:p>-0.76636</text:p>
          </table:table-cell>
          <table:table-cell office:value-type="float" office:value="-0.782341" calcext:value-type="float">
            <text:p>-0.782341</text:p>
          </table:table-cell>
          <table:table-cell office:value-type="float" office:value="-0.79755" calcext:value-type="float">
            <text:p>-0.79755</text:p>
          </table:table-cell>
          <table:table-cell office:value-type="float" office:value="-0.811972" calcext:value-type="float">
            <text:p>-0.811972</text:p>
          </table:table-cell>
          <table:table-cell office:value-type="float" office:value="-0.825592" calcext:value-type="float">
            <text:p>-0.825592</text:p>
          </table:table-cell>
          <table:table-cell office:value-type="float" office:value="-0.838398" calcext:value-type="float">
            <text:p>-0.838398</text:p>
          </table:table-cell>
          <table:table-cell office:value-type="float" office:value="-0.850377" calcext:value-type="float">
            <text:p>-0.850377</text:p>
          </table:table-cell>
          <table:table-cell office:value-type="float" office:value="-0.861516" calcext:value-type="float">
            <text:p>-0.861516</text:p>
          </table:table-cell>
          <table:table-cell office:value-type="float" office:value="-0.871805" calcext:value-type="float">
            <text:p>-0.871805</text:p>
          </table:table-cell>
          <table:table-cell office:value-type="float" office:value="-0.881233" calcext:value-type="float">
            <text:p>-0.881233</text:p>
          </table:table-cell>
          <table:table-cell office:value-type="float" office:value="-0.889793" calcext:value-type="float">
            <text:p>-0.889793</text:p>
          </table:table-cell>
          <table:table-cell office:value-type="float" office:value="-0.897472" calcext:value-type="float">
            <text:p>-0.897472</text:p>
          </table:table-cell>
          <table:table-cell office:value-type="float" office:value="-0.904269" calcext:value-type="float">
            <text:p>-0.904269</text:p>
          </table:table-cell>
          <table:table-cell office:value-type="float" office:value="-0.91017" calcext:value-type="float">
            <text:p>-0.91017</text:p>
          </table:table-cell>
          <table:table-cell office:value-type="float" office:value="-0.915176" calcext:value-type="float">
            <text:p>-0.915176</text:p>
          </table:table-cell>
          <table:table-cell office:value-type="float" office:value="-0.919275" calcext:value-type="float">
            <text:p>-0.919275</text:p>
          </table:table-cell>
          <table:table-cell office:value-type="float" office:value="-0.922472" calcext:value-type="float">
            <text:p>-0.922472</text:p>
          </table:table-cell>
          <table:table-cell office:value-type="float" office:value="-0.924753" calcext:value-type="float">
            <text:p>-0.924753</text:p>
          </table:table-cell>
          <table:table-cell office:value-type="float" office:value="-0.926127" calcext:value-type="float">
            <text:p>-0.926127</text:p>
          </table:table-cell>
          <table:table-cell office:value-type="float" office:value="-0.926581" calcext:value-type="float">
            <text:p>-0.926581</text:p>
          </table:table-cell>
        </table:table-row>
        <table:table-row table:style-name="ro1">
          <table:table-cell office:value-type="float" office:value="0.145537" calcext:value-type="float">
            <text:p>0.145537</text:p>
          </table:table-cell>
          <table:table-cell office:value-type="float" office:value="0.902103" calcext:value-type="float">
            <text:p>0.902103</text:p>
          </table:table-cell>
          <table:table-cell office:value-type="float" office:value="0.901661" calcext:value-type="float">
            <text:p>0.901661</text:p>
          </table:table-cell>
          <table:table-cell office:value-type="float" office:value="0.900323" calcext:value-type="float">
            <text:p>0.900323</text:p>
          </table:table-cell>
          <table:table-cell office:value-type="float" office:value="0.898103" calcext:value-type="float">
            <text:p>0.898103</text:p>
          </table:table-cell>
          <table:table-cell office:value-type="float" office:value="0.89499" calcext:value-type="float">
            <text:p>0.8949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6125" calcext:value-type="float">
            <text:p>0.886125</text:p>
          </table:table-cell>
          <table:table-cell office:value-type="float" office:value="0.88038" calcext:value-type="float">
            <text:p>0.88038</text:p>
          </table:table-cell>
          <table:table-cell office:value-type="float" office:value="0.873763" calcext:value-type="float">
            <text:p>0.873763</text:p>
          </table:table-cell>
          <table:table-cell office:value-type="float" office:value="0.866287" calcext:value-type="float">
            <text:p>0.866287</text:p>
          </table:table-cell>
          <table:table-cell office:value-type="float" office:value="0.857953" calcext:value-type="float">
            <text:p>0.857953</text:p>
          </table:table-cell>
          <table:table-cell office:value-type="float" office:value="0.848774" calcext:value-type="float">
            <text:p>0.848774</text:p>
          </table:table-cell>
          <table:table-cell office:value-type="float" office:value="0.838756" calcext:value-type="float">
            <text:p>0.838756</text:p>
          </table:table-cell>
          <table:table-cell office:value-type="float" office:value="0.827912" calcext:value-type="float">
            <text:p>0.827912</text:p>
          </table:table-cell>
          <table:table-cell office:value-type="float" office:value="0.81625" calcext:value-type="float">
            <text:p>0.81625</text:p>
          </table:table-cell>
          <table:table-cell office:value-type="float" office:value="0.803782" calcext:value-type="float">
            <text:p>0.803782</text:p>
          </table:table-cell>
          <table:table-cell office:value-type="float" office:value="0.790522" calcext:value-type="float">
            <text:p>0.790522</text:p>
          </table:table-cell>
          <table:table-cell office:value-type="float" office:value="0.776481" calcext:value-type="float">
            <text:p>0.776481</text:p>
          </table:table-cell>
          <table:table-cell office:value-type="float" office:value="0.761673" calcext:value-type="float">
            <text:p>0.761673</text:p>
          </table:table-cell>
          <table:table-cell office:value-type="float" office:value="0.746114" calcext:value-type="float">
            <text:p>0.746114</text:p>
          </table:table-cell>
          <table:table-cell office:value-type="float" office:value="0.729819" calcext:value-type="float">
            <text:p>0.729819</text:p>
          </table:table-cell>
          <table:table-cell office:value-type="float" office:value="0.712804" calcext:value-type="float">
            <text:p>0.712804</text:p>
          </table:table-cell>
          <table:table-cell office:value-type="float" office:value="0.695085" calcext:value-type="float">
            <text:p>0.69508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57607" calcext:value-type="float">
            <text:p>0.657607</text:p>
          </table:table-cell>
          <table:table-cell office:value-type="float" office:value="0.637885" calcext:value-type="float">
            <text:p>0.637885</text:p>
          </table:table-cell>
          <table:table-cell office:value-type="float" office:value="0.617534" calcext:value-type="float">
            <text:p>0.617534</text:p>
          </table:table-cell>
          <table:table-cell office:value-type="float" office:value="0.596573" calcext:value-type="float">
            <text:p>0.596573</text:p>
          </table:table-cell>
          <table:table-cell office:value-type="float" office:value="0.575024" calcext:value-type="float">
            <text:p>0.575024</text:p>
          </table:table-cell>
          <table:table-cell office:value-type="float" office:value="0.552907" calcext:value-type="float">
            <text:p>0.552907</text:p>
          </table:table-cell>
          <table:table-cell office:value-type="float" office:value="0.530245" calcext:value-type="float">
            <text:p>0.530245</text:p>
          </table:table-cell>
          <table:table-cell office:value-type="float" office:value="0.507059" calcext:value-type="float">
            <text:p>0.507059</text:p>
          </table:table-cell>
          <table:table-cell office:value-type="float" office:value="0.483373" calcext:value-type="float">
            <text:p>0.483373</text:p>
          </table:table-cell>
          <table:table-cell office:value-type="float" office:value="0.459209" calcext:value-type="float">
            <text:p>0.459209</text:p>
          </table:table-cell>
          <table:table-cell office:value-type="float" office:value="0.434593" calcext:value-type="float">
            <text:p>0.434593</text:p>
          </table:table-cell>
          <table:table-cell office:value-type="float" office:value="0.409548" calcext:value-type="float">
            <text:p>0.409548</text:p>
          </table:table-cell>
          <table:table-cell office:value-type="float" office:value="0.384098" calcext:value-type="float">
            <text:p>0.384098</text:p>
          </table:table-cell>
          <table:table-cell office:value-type="float" office:value="0.35827" calcext:value-type="float">
            <text:p>0.35827</text:p>
          </table:table-cell>
          <table:table-cell office:value-type="float" office:value="0.332087" calcext:value-type="float">
            <text:p>0.332087</text:p>
          </table:table-cell>
          <table:table-cell office:value-type="float" office:value="0.305578" calcext:value-type="float">
            <text:p>0.305578</text:p>
          </table:table-cell>
          <table:table-cell office:value-type="float" office:value="0.278766" calcext:value-type="float">
            <text:p>0.278766</text:p>
          </table:table-cell>
          <table:table-cell office:value-type="float" office:value="0.25168" calcext:value-type="float">
            <text:p>0.25168</text:p>
          </table:table-cell>
          <table:table-cell office:value-type="float" office:value="0.224345" calcext:value-type="float">
            <text:p>0.224345</text:p>
          </table:table-cell>
          <table:table-cell office:value-type="float" office:value="0.196788" calcext:value-type="float">
            <text:p>0.196788</text:p>
          </table:table-cell>
          <table:table-cell office:value-type="float" office:value="0.169038" calcext:value-type="float">
            <text:p>0.169038</text:p>
          </table:table-cell>
          <table:table-cell office:value-type="float" office:value="0.14112" calcext:value-type="float">
            <text:p>0.14112</text:p>
          </table:table-cell>
          <table:table-cell office:value-type="float" office:value="0.113064" calcext:value-type="float">
            <text:p>0.113064</text:p>
          </table:table-cell>
          <table:table-cell office:value-type="float" office:value="0.0848957" calcext:value-type="float">
            <text:p>0.0848957</text:p>
          </table:table-cell>
          <table:table-cell office:value-type="float" office:value="0.0566437" calcext:value-type="float">
            <text:p>0.0566437</text:p>
          </table:table-cell>
          <table:table-cell office:value-type="float" office:value="0.0283358" calcext:value-type="float">
            <text:p>0.0283358</text:p>
          </table:table-cell>
          <table:table-cell office:value-type="float" office:value="-9.59634E-017" calcext:value-type="float">
            <text:p>-9.59634E-17</text:p>
          </table:table-cell>
          <table:table-cell office:value-type="float" office:value="-0.0283358" calcext:value-type="float">
            <text:p>-0.0283358</text:p>
          </table:table-cell>
          <table:table-cell office:value-type="float" office:value="-0.0566437" calcext:value-type="float">
            <text:p>-0.0566437</text:p>
          </table:table-cell>
          <table:table-cell office:value-type="float" office:value="-0.0848957" calcext:value-type="float">
            <text:p>-0.0848957</text:p>
          </table:table-cell>
          <table:table-cell office:value-type="float" office:value="-0.113064" calcext:value-type="float">
            <text:p>-0.113064</text:p>
          </table:table-cell>
          <table:table-cell office:value-type="float" office:value="-0.14112" calcext:value-type="float">
            <text:p>-0.14112</text:p>
          </table:table-cell>
          <table:table-cell office:value-type="float" office:value="-0.169038" calcext:value-type="float">
            <text:p>-0.169038</text:p>
          </table:table-cell>
          <table:table-cell office:value-type="float" office:value="-0.196788" calcext:value-type="float">
            <text:p>-0.196788</text:p>
          </table:table-cell>
          <table:table-cell office:value-type="float" office:value="-0.224345" calcext:value-type="float">
            <text:p>-0.224345</text:p>
          </table:table-cell>
          <table:table-cell office:value-type="float" office:value="-0.25168" calcext:value-type="float">
            <text:p>-0.25168</text:p>
          </table:table-cell>
          <table:table-cell office:value-type="float" office:value="-0.278766" calcext:value-type="float">
            <text:p>-0.278766</text:p>
          </table:table-cell>
          <table:table-cell office:value-type="float" office:value="-0.305578" calcext:value-type="float">
            <text:p>-0.305578</text:p>
          </table:table-cell>
          <table:table-cell office:value-type="float" office:value="-0.332087" calcext:value-type="float">
            <text:p>-0.332087</text:p>
          </table:table-cell>
          <table:table-cell office:value-type="float" office:value="-0.35827" calcext:value-type="float">
            <text:p>-0.35827</text:p>
          </table:table-cell>
          <table:table-cell office:value-type="float" office:value="-0.384098" calcext:value-type="float">
            <text:p>-0.384098</text:p>
          </table:table-cell>
          <table:table-cell office:value-type="float" office:value="-0.409548" calcext:value-type="float">
            <text:p>-0.409548</text:p>
          </table:table-cell>
          <table:table-cell office:value-type="float" office:value="-0.434593" calcext:value-type="float">
            <text:p>-0.434593</text:p>
          </table:table-cell>
          <table:table-cell office:value-type="float" office:value="-0.459209" calcext:value-type="float">
            <text:p>-0.459209</text:p>
          </table:table-cell>
          <table:table-cell office:value-type="float" office:value="-0.483373" calcext:value-type="float">
            <text:p>-0.483373</text:p>
          </table:table-cell>
          <table:table-cell office:value-type="float" office:value="-0.507059" calcext:value-type="float">
            <text:p>-0.507059</text:p>
          </table:table-cell>
          <table:table-cell office:value-type="float" office:value="-0.530245" calcext:value-type="float">
            <text:p>-0.530245</text:p>
          </table:table-cell>
          <table:table-cell office:value-type="float" office:value="-0.552907" calcext:value-type="float">
            <text:p>-0.552907</text:p>
          </table:table-cell>
          <table:table-cell office:value-type="float" office:value="-0.575024" calcext:value-type="float">
            <text:p>-0.575024</text:p>
          </table:table-cell>
          <table:table-cell office:value-type="float" office:value="-0.596573" calcext:value-type="float">
            <text:p>-0.596573</text:p>
          </table:table-cell>
          <table:table-cell office:value-type="float" office:value="-0.617534" calcext:value-type="float">
            <text:p>-0.617534</text:p>
          </table:table-cell>
          <table:table-cell office:value-type="float" office:value="-0.637885" calcext:value-type="float">
            <text:p>-0.637885</text:p>
          </table:table-cell>
          <table:table-cell office:value-type="float" office:value="-0.657607" calcext:value-type="float">
            <text:p>-0.657607</text:p>
          </table:table-cell>
          <table:table-cell office:value-type="float" office:value="-0.67668" calcext:value-type="float">
            <text:p>-0.67668</text:p>
          </table:table-cell>
          <table:table-cell office:value-type="float" office:value="-0.695085" calcext:value-type="float">
            <text:p>-0.695085</text:p>
          </table:table-cell>
          <table:table-cell office:value-type="float" office:value="-0.712804" calcext:value-type="float">
            <text:p>-0.712804</text:p>
          </table:table-cell>
          <table:table-cell office:value-type="float" office:value="-0.729819" calcext:value-type="float">
            <text:p>-0.729819</text:p>
          </table:table-cell>
          <table:table-cell office:value-type="float" office:value="-0.746114" calcext:value-type="float">
            <text:p>-0.746114</text:p>
          </table:table-cell>
          <table:table-cell office:value-type="float" office:value="-0.761673" calcext:value-type="float">
            <text:p>-0.761673</text:p>
          </table:table-cell>
          <table:table-cell office:value-type="float" office:value="-0.776481" calcext:value-type="float">
            <text:p>-0.776481</text:p>
          </table:table-cell>
          <table:table-cell office:value-type="float" office:value="-0.790522" calcext:value-type="float">
            <text:p>-0.790522</text:p>
          </table:table-cell>
          <table:table-cell office:value-type="float" office:value="-0.803782" calcext:value-type="float">
            <text:p>-0.803782</text:p>
          </table:table-cell>
          <table:table-cell office:value-type="float" office:value="-0.81625" calcext:value-type="float">
            <text:p>-0.81625</text:p>
          </table:table-cell>
          <table:table-cell office:value-type="float" office:value="-0.827912" calcext:value-type="float">
            <text:p>-0.827912</text:p>
          </table:table-cell>
          <table:table-cell office:value-type="float" office:value="-0.838756" calcext:value-type="float">
            <text:p>-0.838756</text:p>
          </table:table-cell>
          <table:table-cell office:value-type="float" office:value="-0.848774" calcext:value-type="float">
            <text:p>-0.848774</text:p>
          </table:table-cell>
          <table:table-cell office:value-type="float" office:value="-0.857953" calcext:value-type="float">
            <text:p>-0.857953</text:p>
          </table:table-cell>
          <table:table-cell office:value-type="float" office:value="-0.866287" calcext:value-type="float">
            <text:p>-0.866287</text:p>
          </table:table-cell>
          <table:table-cell office:value-type="float" office:value="-0.873763" calcext:value-type="float">
            <text:p>-0.873763</text:p>
          </table:table-cell>
          <table:table-cell office:value-type="float" office:value="-0.88038" calcext:value-type="float">
            <text:p>-0.88038</text:p>
          </table:table-cell>
          <table:table-cell office:value-type="float" office:value="-0.886125" calcext:value-type="float">
            <text:p>-0.88612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89499" calcext:value-type="float">
            <text:p>-0.89499</text:p>
          </table:table-cell>
          <table:table-cell office:value-type="float" office:value="-0.898103" calcext:value-type="float">
            <text:p>-0.898103</text:p>
          </table:table-cell>
          <table:table-cell office:value-type="float" office:value="-0.900323" calcext:value-type="float">
            <text:p>-0.900323</text:p>
          </table:table-cell>
          <table:table-cell office:value-type="float" office:value="-0.901661" calcext:value-type="float">
            <text:p>-0.901661</text:p>
          </table:table-cell>
          <table:table-cell office:value-type="float" office:value="-0.902103" calcext:value-type="float">
            <text:p>-0.902103</text:p>
          </table:table-cell>
        </table:table-row>
        <table:table-row table:style-name="ro1">
          <table:table-cell office:value-type="float" office:value="0.163492" calcext:value-type="float">
            <text:p>0.163492</text:p>
          </table:table-cell>
          <table:table-cell office:value-type="float" office:value="0.877729" calcext:value-type="float">
            <text:p>0.877729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75997" calcext:value-type="float">
            <text:p>0.875997</text:p>
          </table:table-cell>
          <table:table-cell office:value-type="float" office:value="0.873837" calcext:value-type="float">
            <text:p>0.873837</text:p>
          </table:table-cell>
          <table:table-cell office:value-type="float" office:value="0.870809" calcext:value-type="float">
            <text:p>0.870809</text:p>
          </table:table-cell>
          <table:table-cell office:value-type="float" office:value="0.866926" calcext:value-type="float">
            <text:p>0.866926</text:p>
          </table:table-cell>
          <table:table-cell office:value-type="float" office:value="0.862183" calcext:value-type="float">
            <text:p>0.862183</text:p>
          </table:table-cell>
          <table:table-cell office:value-type="float" office:value="0.856594" calcext:value-type="float">
            <text:p>0.856594</text:p>
          </table:table-cell>
          <table:table-cell office:value-type="float" office:value="0.850155" calcext:value-type="float">
            <text:p>0.850155</text:p>
          </table:table-cell>
          <table:table-cell office:value-type="float" office:value="0.842881" calcext:value-type="float">
            <text:p>0.842881</text:p>
          </table:table-cell>
          <table:table-cell office:value-type="float" office:value="0.834772" calcext:value-type="float">
            <text:p>0.834772</text:p>
          </table:table-cell>
          <table:table-cell office:value-type="float" office:value="0.825842" calcext:value-type="float">
            <text:p>0.825842</text:p>
          </table:table-cell>
          <table:table-cell office:value-type="float" office:value="0.816094" calcext:value-type="float">
            <text:p>0.816094</text:p>
          </table:table-cell>
          <table:table-cell office:value-type="float" office:value="0.805543" calcext:value-type="float">
            <text:p>0.805543</text:p>
          </table:table-cell>
          <table:table-cell office:value-type="float" office:value="0.794196" calcext:value-type="float">
            <text:p>0.794196</text:p>
          </table:table-cell>
          <table:table-cell office:value-type="float" office:value="0.782066" calcext:value-type="float">
            <text:p>0.782066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755501" calcext:value-type="float">
            <text:p>0.755501</text:p>
          </table:table-cell>
          <table:table-cell office:value-type="float" office:value="0.741094" calcext:value-type="float">
            <text:p>0.741094</text:p>
          </table:table-cell>
          <table:table-cell office:value-type="float" office:value="0.725956" calcext:value-type="float">
            <text:p>0.725956</text:p>
          </table:table-cell>
          <table:table-cell office:value-type="float" office:value="0.710101" calcext:value-type="float">
            <text:p>0.710101</text:p>
          </table:table-cell>
          <table:table-cell office:value-type="float" office:value="0.693545" calcext:value-type="float">
            <text:p>0.693545</text:p>
          </table:table-cell>
          <table:table-cell office:value-type="float" office:value="0.676305" calcext:value-type="float">
            <text:p>0.676305</text:p>
          </table:table-cell>
          <table:table-cell office:value-type="float" office:value="0.658397" calcext:value-type="float">
            <text:p>0.658397</text:p>
          </table:table-cell>
          <table:table-cell office:value-type="float" office:value="0.63984" calcext:value-type="float">
            <text:p>0.63984</text:p>
          </table:table-cell>
          <table:table-cell office:value-type="float" office:value="0.620651" calcext:value-type="float">
            <text:p>0.620651</text:p>
          </table:table-cell>
          <table:table-cell office:value-type="float" office:value="0.600849" calcext:value-type="float">
            <text:p>0.600849</text:p>
          </table:table-cell>
          <table:table-cell office:value-type="float" office:value="0.580455" calcext:value-type="float">
            <text:p>0.580455</text:p>
          </table:table-cell>
          <table:table-cell office:value-type="float" office:value="0.559488" calcext:value-type="float">
            <text:p>0.559488</text:p>
          </table:table-cell>
          <table:table-cell office:value-type="float" office:value="0.537969" calcext:value-type="float">
            <text:p>0.537969</text:p>
          </table:table-cell>
          <table:table-cell office:value-type="float" office:value="0.515918" calcext:value-type="float">
            <text:p>0.515918</text:p>
          </table:table-cell>
          <table:table-cell office:value-type="float" office:value="0.493359" calcext:value-type="float">
            <text:p>0.493359</text:p>
          </table:table-cell>
          <table:table-cell office:value-type="float" office:value="0.470313" calcext:value-type="float">
            <text:p>0.470313</text:p>
          </table:table-cell>
          <table:table-cell office:value-type="float" office:value="0.446802" calcext:value-type="float">
            <text:p>0.446802</text:p>
          </table:table-cell>
          <table:table-cell office:value-type="float" office:value="0.422851" calcext:value-type="float">
            <text:p>0.422851</text:p>
          </table:table-cell>
          <table:table-cell office:value-type="float" office:value="0.398482" calcext:value-type="float">
            <text:p>0.398482</text:p>
          </table:table-cell>
          <table:table-cell office:value-type="float" office:value="0.37372" calcext:value-type="float">
            <text:p>0.37372</text:p>
          </table:table-cell>
          <table:table-cell office:value-type="float" office:value="0.34859" calcext:value-type="float">
            <text:p>0.34859</text:p>
          </table:table-cell>
          <table:table-cell office:value-type="float" office:value="0.323115" calcext:value-type="float">
            <text:p>0.323115</text:p>
          </table:table-cell>
          <table:table-cell office:value-type="float" office:value="0.297321" calcext:value-type="float">
            <text:p>0.297321</text:p>
          </table:table-cell>
          <table:table-cell office:value-type="float" office:value="0.271234" calcext:value-type="float">
            <text:p>0.271234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218283" calcext:value-type="float">
            <text:p>0.218283</text:p>
          </table:table-cell>
          <table:table-cell office:value-type="float" office:value="0.191471" calcext:value-type="float">
            <text:p>0.191471</text:p>
          </table:table-cell>
          <table:table-cell office:value-type="float" office:value="0.164471" calcext:value-type="float">
            <text:p>0.164471</text:p>
          </table:table-cell>
          <table:table-cell office:value-type="float" office:value="0.137308" calcext:value-type="float">
            <text:p>0.137308</text:p>
          </table:table-cell>
          <table:table-cell office:value-type="float" office:value="0.110009" calcext:value-type="float">
            <text:p>0.110009</text:p>
          </table:table-cell>
          <table:table-cell office:value-type="float" office:value="0.0826019" calcext:value-type="float">
            <text:p>0.0826019</text:p>
          </table:table-cell>
          <table:table-cell office:value-type="float" office:value="0.0551133" calcext:value-type="float">
            <text:p>0.0551133</text:p>
          </table:table-cell>
          <table:table-cell office:value-type="float" office:value="0.0275702" calcext:value-type="float">
            <text:p>0.0275702</text:p>
          </table:table-cell>
          <table:table-cell office:value-type="float" office:value="-9.12318E-017" calcext:value-type="float">
            <text:p>-9.12318E-17</text:p>
          </table:table-cell>
          <table:table-cell office:value-type="float" office:value="-0.0275702" calcext:value-type="float">
            <text:p>-0.0275702</text:p>
          </table:table-cell>
          <table:table-cell office:value-type="float" office:value="-0.0551133" calcext:value-type="float">
            <text:p>-0.0551133</text:p>
          </table:table-cell>
          <table:table-cell office:value-type="float" office:value="-0.0826019" calcext:value-type="float">
            <text:p>-0.0826019</text:p>
          </table:table-cell>
          <table:table-cell office:value-type="float" office:value="-0.110009" calcext:value-type="float">
            <text:p>-0.110009</text:p>
          </table:table-cell>
          <table:table-cell office:value-type="float" office:value="-0.137308" calcext:value-type="float">
            <text:p>-0.137308</text:p>
          </table:table-cell>
          <table:table-cell office:value-type="float" office:value="-0.164471" calcext:value-type="float">
            <text:p>-0.164471</text:p>
          </table:table-cell>
          <table:table-cell office:value-type="float" office:value="-0.191471" calcext:value-type="float">
            <text:p>-0.191471</text:p>
          </table:table-cell>
          <table:table-cell office:value-type="float" office:value="-0.218283" calcext:value-type="float">
            <text:p>-0.218283</text:p>
          </table:table-cell>
          <table:table-cell office:value-type="float" office:value="-0.24488" calcext:value-type="float">
            <text:p>-0.24488</text:p>
          </table:table-cell>
          <table:table-cell office:value-type="float" office:value="-0.271234" calcext:value-type="float">
            <text:p>-0.271234</text:p>
          </table:table-cell>
          <table:table-cell office:value-type="float" office:value="-0.297321" calcext:value-type="float">
            <text:p>-0.297321</text:p>
          </table:table-cell>
          <table:table-cell office:value-type="float" office:value="-0.323115" calcext:value-type="float">
            <text:p>-0.323115</text:p>
          </table:table-cell>
          <table:table-cell office:value-type="float" office:value="-0.34859" calcext:value-type="float">
            <text:p>-0.34859</text:p>
          </table:table-cell>
          <table:table-cell office:value-type="float" office:value="-0.37372" calcext:value-type="float">
            <text:p>-0.37372</text:p>
          </table:table-cell>
          <table:table-cell office:value-type="float" office:value="-0.398482" calcext:value-type="float">
            <text:p>-0.398482</text:p>
          </table:table-cell>
          <table:table-cell office:value-type="float" office:value="-0.422851" calcext:value-type="float">
            <text:p>-0.422851</text:p>
          </table:table-cell>
          <table:table-cell office:value-type="float" office:value="-0.446802" calcext:value-type="float">
            <text:p>-0.446802</text:p>
          </table:table-cell>
          <table:table-cell office:value-type="float" office:value="-0.470313" calcext:value-type="float">
            <text:p>-0.470313</text:p>
          </table:table-cell>
          <table:table-cell office:value-type="float" office:value="-0.493359" calcext:value-type="float">
            <text:p>-0.493359</text:p>
          </table:table-cell>
          <table:table-cell office:value-type="float" office:value="-0.515918" calcext:value-type="float">
            <text:p>-0.515918</text:p>
          </table:table-cell>
          <table:table-cell office:value-type="float" office:value="-0.537969" calcext:value-type="float">
            <text:p>-0.537969</text:p>
          </table:table-cell>
          <table:table-cell office:value-type="float" office:value="-0.559488" calcext:value-type="float">
            <text:p>-0.559488</text:p>
          </table:table-cell>
          <table:table-cell office:value-type="float" office:value="-0.580455" calcext:value-type="float">
            <text:p>-0.580455</text:p>
          </table:table-cell>
          <table:table-cell office:value-type="float" office:value="-0.600849" calcext:value-type="float">
            <text:p>-0.600849</text:p>
          </table:table-cell>
          <table:table-cell office:value-type="float" office:value="-0.620651" calcext:value-type="float">
            <text:p>-0.620651</text:p>
          </table:table-cell>
          <table:table-cell office:value-type="float" office:value="-0.63984" calcext:value-type="float">
            <text:p>-0.63984</text:p>
          </table:table-cell>
          <table:table-cell office:value-type="float" office:value="-0.658397" calcext:value-type="float">
            <text:p>-0.658397</text:p>
          </table:table-cell>
          <table:table-cell office:value-type="float" office:value="-0.676305" calcext:value-type="float">
            <text:p>-0.676305</text:p>
          </table:table-cell>
          <table:table-cell office:value-type="float" office:value="-0.693545" calcext:value-type="float">
            <text:p>-0.693545</text:p>
          </table:table-cell>
          <table:table-cell office:value-type="float" office:value="-0.710101" calcext:value-type="float">
            <text:p>-0.710101</text:p>
          </table:table-cell>
          <table:table-cell office:value-type="float" office:value="-0.725956" calcext:value-type="float">
            <text:p>-0.725956</text:p>
          </table:table-cell>
          <table:table-cell office:value-type="float" office:value="-0.741094" calcext:value-type="float">
            <text:p>-0.741094</text:p>
          </table:table-cell>
          <table:table-cell office:value-type="float" office:value="-0.755501" calcext:value-type="float">
            <text:p>-0.755501</text:p>
          </table:table-cell>
          <table:table-cell office:value-type="float" office:value="-0.769163" calcext:value-type="float">
            <text:p>-0.769163</text:p>
          </table:table-cell>
          <table:table-cell office:value-type="float" office:value="-0.782066" calcext:value-type="float">
            <text:p>-0.782066</text:p>
          </table:table-cell>
          <table:table-cell office:value-type="float" office:value="-0.794196" calcext:value-type="float">
            <text:p>-0.794196</text:p>
          </table:table-cell>
          <table:table-cell office:value-type="float" office:value="-0.805543" calcext:value-type="float">
            <text:p>-0.805543</text:p>
          </table:table-cell>
          <table:table-cell office:value-type="float" office:value="-0.816094" calcext:value-type="float">
            <text:p>-0.816094</text:p>
          </table:table-cell>
          <table:table-cell office:value-type="float" office:value="-0.825842" calcext:value-type="float">
            <text:p>-0.825842</text:p>
          </table:table-cell>
          <table:table-cell office:value-type="float" office:value="-0.834772" calcext:value-type="float">
            <text:p>-0.834772</text:p>
          </table:table-cell>
          <table:table-cell office:value-type="float" office:value="-0.842881" calcext:value-type="float">
            <text:p>-0.842881</text:p>
          </table:table-cell>
          <table:table-cell office:value-type="float" office:value="-0.850155" calcext:value-type="float">
            <text:p>-0.850155</text:p>
          </table:table-cell>
          <table:table-cell office:value-type="float" office:value="-0.856594" calcext:value-type="float">
            <text:p>-0.856594</text:p>
          </table:table-cell>
          <table:table-cell office:value-type="float" office:value="-0.862183" calcext:value-type="float">
            <text:p>-0.862183</text:p>
          </table:table-cell>
          <table:table-cell office:value-type="float" office:value="-0.866926" calcext:value-type="float">
            <text:p>-0.866926</text:p>
          </table:table-cell>
          <table:table-cell office:value-type="float" office:value="-0.870809" calcext:value-type="float">
            <text:p>-0.870809</text:p>
          </table:table-cell>
          <table:table-cell office:value-type="float" office:value="-0.873837" calcext:value-type="float">
            <text:p>-0.873837</text:p>
          </table:table-cell>
          <table:table-cell office:value-type="float" office:value="-0.875997" calcext:value-type="float">
            <text:p>-0.875997</text:p>
          </table:table-cell>
          <table:table-cell office:value-type="float" office:value="-0.8773" calcext:value-type="float">
            <text:p>-0.8773</text:p>
          </table:table-cell>
          <table:table-cell office:value-type="float" office:value="-0.877729" calcext:value-type="float">
            <text:p>-0.877729</text:p>
          </table:table-cell>
        </table:table-row>
        <table:table-row table:style-name="ro1">
          <table:table-cell office:value-type="float" office:value="0.181446" calcext:value-type="float">
            <text:p>0.181446</text:p>
          </table:table-cell>
          <table:table-cell office:value-type="float" office:value="0.851022" calcext:value-type="float">
            <text:p>0.851022</text:p>
          </table:table-cell>
          <table:table-cell office:value-type="float" office:value="0.850607" calcext:value-type="float">
            <text:p>0.850607</text:p>
          </table:table-cell>
          <table:table-cell office:value-type="float" office:value="0.849344" calcext:value-type="float">
            <text:p>0.849344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844313" calcext:value-type="float">
            <text:p>0.844313</text:p>
          </table:table-cell>
          <table:table-cell office:value-type="float" office:value="0.840549" calcext:value-type="float">
            <text:p>0.840549</text:p>
          </table:table-cell>
          <table:table-cell office:value-type="float" office:value="0.83595" calcext:value-type="float">
            <text:p>0.83595</text:p>
          </table:table-cell>
          <table:table-cell office:value-type="float" office:value="0.830531" calcext:value-type="float">
            <text:p>0.830531</text:p>
          </table:table-cell>
          <table:table-cell office:value-type="float" office:value="0.824288" calcext:value-type="float">
            <text:p>0.824288</text:p>
          </table:table-cell>
          <table:table-cell office:value-type="float" office:value="0.817236" calcext:value-type="float">
            <text:p>0.817236</text:p>
          </table:table-cell>
          <table:table-cell office:value-type="float" office:value="0.809373" calcext:value-type="float">
            <text:p>0.809373</text:p>
          </table:table-cell>
          <table:table-cell office:value-type="float" office:value="0.800715" calcext:value-type="float">
            <text:p>0.800715</text:p>
          </table:table-cell>
          <table:table-cell office:value-type="float" office:value="0.791263" calcext:value-type="float">
            <text:p>0.791263</text:p>
          </table:table-cell>
          <table:table-cell office:value-type="float" office:value="0.781034" calcext:value-type="float">
            <text:p>0.781034</text:p>
          </table:table-cell>
          <table:table-cell office:value-type="float" office:value="0.770031" calcext:value-type="float">
            <text:p>0.770031</text:p>
          </table:table-cell>
          <table:table-cell office:value-type="float" office:value="0.75827" calcext:value-type="float">
            <text:p>0.75827</text:p>
          </table:table-cell>
          <table:table-cell office:value-type="float" office:value="0.74576" calcext:value-type="float">
            <text:p>0.74576</text:p>
          </table:table-cell>
          <table:table-cell office:value-type="float" office:value="0.732514" calcext:value-type="float">
            <text:p>0.732514</text:p>
          </table:table-cell>
          <table:table-cell office:value-type="float" office:value="0.718545" calcext:value-type="float">
            <text:p>0.718545</text:p>
          </table:table-cell>
          <table:table-cell office:value-type="float" office:value="0.703868" calcext:value-type="float">
            <text:p>0.703868</text:p>
          </table:table-cell>
          <table:table-cell office:value-type="float" office:value="0.688495" calcext:value-type="float">
            <text:p>0.688495</text:p>
          </table:table-cell>
          <table:table-cell office:value-type="float" office:value="0.672443" calcext:value-type="float">
            <text:p>0.672443</text:p>
          </table:table-cell>
          <table:table-cell office:value-type="float" office:value="0.655727" calcext:value-type="float">
            <text:p>0.655727</text:p>
          </table:table-cell>
          <table:table-cell office:value-type="float" office:value="0.638365" calcext:value-type="float">
            <text:p>0.638365</text:p>
          </table:table-cell>
          <table:table-cell office:value-type="float" office:value="0.620372" calcext:value-type="float">
            <text:p>0.620372</text:p>
          </table:table-cell>
          <table:table-cell office:value-type="float" office:value="0.601767" calcext:value-type="float">
            <text:p>0.601767</text:p>
          </table:table-cell>
          <table:table-cell office:value-type="float" office:value="0.582568" calcext:value-type="float">
            <text:p>0.582568</text:p>
          </table:table-cell>
          <table:table-cell office:value-type="float" office:value="0.562794" calcext:value-type="float">
            <text:p>0.562794</text:p>
          </table:table-cell>
          <table:table-cell office:value-type="float" office:value="0.542465" calcext:value-type="float">
            <text:p>0.542465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500221" calcext:value-type="float">
            <text:p>0.500221</text:p>
          </table:table-cell>
          <table:table-cell office:value-type="float" office:value="0.478348" calcext:value-type="float">
            <text:p>0.478348</text:p>
          </table:table-cell>
          <table:table-cell office:value-type="float" office:value="0.456003" calcext:value-type="float">
            <text:p>0.456003</text:p>
          </table:table-cell>
          <table:table-cell office:value-type="float" office:value="0.433208" calcext:value-type="float">
            <text:p>0.433208</text:p>
          </table:table-cell>
          <table:table-cell office:value-type="float" office:value="0.409985" calcext:value-type="float">
            <text:p>0.409985</text:p>
          </table:table-cell>
          <table:table-cell office:value-type="float" office:value="0.386358" calcext:value-type="float">
            <text:p>0.386358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337983" calcext:value-type="float">
            <text:p>0.337983</text:p>
          </table:table-cell>
          <table:table-cell office:value-type="float" office:value="0.313284" calcext:value-type="float">
            <text:p>0.313284</text:p>
          </table:table-cell>
          <table:table-cell office:value-type="float" office:value="0.288275" calcext:value-type="float">
            <text:p>0.288275</text:p>
          </table:table-cell>
          <table:table-cell office:value-type="float" office:value="0.262982" calcext:value-type="float">
            <text:p>0.262982</text:p>
          </table:table-cell>
          <table:table-cell office:value-type="float" office:value="0.237429" calcext:value-type="float">
            <text:p>0.237429</text:p>
          </table:table-cell>
          <table:table-cell office:value-type="float" office:value="0.211642" calcext:value-type="float">
            <text:p>0.211642</text:p>
          </table:table-cell>
          <table:table-cell office:value-type="float" office:value="0.185646" calcext:value-type="float">
            <text:p>0.185646</text:p>
          </table:table-cell>
          <table:table-cell office:value-type="float" office:value="0.159467" calcext:value-type="float">
            <text:p>0.159467</text:p>
          </table:table-cell>
          <table:table-cell office:value-type="float" office:value="0.13313" calcext:value-type="float">
            <text:p>0.13313</text:p>
          </table:table-cell>
          <table:table-cell office:value-type="float" office:value="0.106662" calcext:value-type="float">
            <text:p>0.106662</text:p>
          </table:table-cell>
          <table:table-cell office:value-type="float" office:value="0.0800887" calcext:value-type="float">
            <text:p>0.0800887</text:p>
          </table:table-cell>
          <table:table-cell office:value-type="float" office:value="0.0534364" calcext:value-type="float">
            <text:p>0.0534364</text:p>
          </table:table-cell>
          <table:table-cell office:value-type="float" office:value="0.0267314" calcext:value-type="float">
            <text:p>0.0267314</text:p>
          </table:table-cell>
          <table:table-cell office:value-type="float" office:value="-1.37825E-016" calcext:value-type="float">
            <text:p>-1.37825E-16</text:p>
          </table:table-cell>
          <table:table-cell office:value-type="float" office:value="-0.0267314" calcext:value-type="float">
            <text:p>-0.0267314</text:p>
          </table:table-cell>
          <table:table-cell office:value-type="float" office:value="-0.0534364" calcext:value-type="float">
            <text:p>-0.0534364</text:p>
          </table:table-cell>
          <table:table-cell office:value-type="float" office:value="-0.0800887" calcext:value-type="float">
            <text:p>-0.0800887</text:p>
          </table:table-cell>
          <table:table-cell office:value-type="float" office:value="-0.106662" calcext:value-type="float">
            <text:p>-0.106662</text:p>
          </table:table-cell>
          <table:table-cell office:value-type="float" office:value="-0.13313" calcext:value-type="float">
            <text:p>-0.13313</text:p>
          </table:table-cell>
          <table:table-cell office:value-type="float" office:value="-0.159467" calcext:value-type="float">
            <text:p>-0.159467</text:p>
          </table:table-cell>
          <table:table-cell office:value-type="float" office:value="-0.185646" calcext:value-type="float">
            <text:p>-0.185646</text:p>
          </table:table-cell>
          <table:table-cell office:value-type="float" office:value="-0.211642" calcext:value-type="float">
            <text:p>-0.211642</text:p>
          </table:table-cell>
          <table:table-cell office:value-type="float" office:value="-0.237429" calcext:value-type="float">
            <text:p>-0.237429</text:p>
          </table:table-cell>
          <table:table-cell office:value-type="float" office:value="-0.262982" calcext:value-type="float">
            <text:p>-0.262982</text:p>
          </table:table-cell>
          <table:table-cell office:value-type="float" office:value="-0.288275" calcext:value-type="float">
            <text:p>-0.288275</text:p>
          </table:table-cell>
          <table:table-cell office:value-type="float" office:value="-0.313284" calcext:value-type="float">
            <text:p>-0.313284</text:p>
          </table:table-cell>
          <table:table-cell office:value-type="float" office:value="-0.337983" calcext:value-type="float">
            <text:p>-0.337983</text:p>
          </table:table-cell>
          <table:table-cell office:value-type="float" office:value="-0.36235" calcext:value-type="float">
            <text:p>-0.36235</text:p>
          </table:table-cell>
          <table:table-cell office:value-type="float" office:value="-0.386358" calcext:value-type="float">
            <text:p>-0.386358</text:p>
          </table:table-cell>
          <table:table-cell office:value-type="float" office:value="-0.409985" calcext:value-type="float">
            <text:p>-0.409985</text:p>
          </table:table-cell>
          <table:table-cell office:value-type="float" office:value="-0.433208" calcext:value-type="float">
            <text:p>-0.433208</text:p>
          </table:table-cell>
          <table:table-cell office:value-type="float" office:value="-0.456003" calcext:value-type="float">
            <text:p>-0.456003</text:p>
          </table:table-cell>
          <table:table-cell office:value-type="float" office:value="-0.478348" calcext:value-type="float">
            <text:p>-0.478348</text:p>
          </table:table-cell>
          <table:table-cell office:value-type="float" office:value="-0.500221" calcext:value-type="float">
            <text:p>-0.500221</text:p>
          </table:table-cell>
          <table:table-cell office:value-type="float" office:value="-0.5216" calcext:value-type="float">
            <text:p>-0.5216</text:p>
          </table:table-cell>
          <table:table-cell office:value-type="float" office:value="-0.542465" calcext:value-type="float">
            <text:p>-0.542465</text:p>
          </table:table-cell>
          <table:table-cell office:value-type="float" office:value="-0.562794" calcext:value-type="float">
            <text:p>-0.562794</text:p>
          </table:table-cell>
          <table:table-cell office:value-type="float" office:value="-0.582568" calcext:value-type="float">
            <text:p>-0.582568</text:p>
          </table:table-cell>
          <table:table-cell office:value-type="float" office:value="-0.601767" calcext:value-type="float">
            <text:p>-0.601767</text:p>
          </table:table-cell>
          <table:table-cell office:value-type="float" office:value="-0.620372" calcext:value-type="float">
            <text:p>-0.620372</text:p>
          </table:table-cell>
          <table:table-cell office:value-type="float" office:value="-0.638365" calcext:value-type="float">
            <text:p>-0.638365</text:p>
          </table:table-cell>
          <table:table-cell office:value-type="float" office:value="-0.655727" calcext:value-type="float">
            <text:p>-0.655727</text:p>
          </table:table-cell>
          <table:table-cell office:value-type="float" office:value="-0.672443" calcext:value-type="float">
            <text:p>-0.672443</text:p>
          </table:table-cell>
          <table:table-cell office:value-type="float" office:value="-0.688495" calcext:value-type="float">
            <text:p>-0.688495</text:p>
          </table:table-cell>
          <table:table-cell office:value-type="float" office:value="-0.703868" calcext:value-type="float">
            <text:p>-0.703868</text:p>
          </table:table-cell>
          <table:table-cell office:value-type="float" office:value="-0.718545" calcext:value-type="float">
            <text:p>-0.718545</text:p>
          </table:table-cell>
          <table:table-cell office:value-type="float" office:value="-0.732514" calcext:value-type="float">
            <text:p>-0.732514</text:p>
          </table:table-cell>
          <table:table-cell office:value-type="float" office:value="-0.74576" calcext:value-type="float">
            <text:p>-0.74576</text:p>
          </table:table-cell>
          <table:table-cell office:value-type="float" office:value="-0.75827" calcext:value-type="float">
            <text:p>-0.75827</text:p>
          </table:table-cell>
          <table:table-cell office:value-type="float" office:value="-0.770031" calcext:value-type="float">
            <text:p>-0.770031</text:p>
          </table:table-cell>
          <table:table-cell office:value-type="float" office:value="-0.781034" calcext:value-type="float">
            <text:p>-0.781034</text:p>
          </table:table-cell>
          <table:table-cell office:value-type="float" office:value="-0.791263" calcext:value-type="float">
            <text:p>-0.791263</text:p>
          </table:table-cell>
          <table:table-cell office:value-type="float" office:value="-0.800715" calcext:value-type="float">
            <text:p>-0.800715</text:p>
          </table:table-cell>
          <table:table-cell office:value-type="float" office:value="-0.809373" calcext:value-type="float">
            <text:p>-0.809373</text:p>
          </table:table-cell>
          <table:table-cell office:value-type="float" office:value="-0.817236" calcext:value-type="float">
            <text:p>-0.817236</text:p>
          </table:table-cell>
          <table:table-cell office:value-type="float" office:value="-0.824288" calcext:value-type="float">
            <text:p>-0.824288</text:p>
          </table:table-cell>
          <table:table-cell office:value-type="float" office:value="-0.830531" calcext:value-type="float">
            <text:p>-0.830531</text:p>
          </table:table-cell>
          <table:table-cell office:value-type="float" office:value="-0.83595" calcext:value-type="float">
            <text:p>-0.83595</text:p>
          </table:table-cell>
          <table:table-cell office:value-type="float" office:value="-0.840549" calcext:value-type="float">
            <text:p>-0.840549</text:p>
          </table:table-cell>
          <table:table-cell office:value-type="float" office:value="-0.844313" calcext:value-type="float">
            <text:p>-0.844313</text:p>
          </table:table-cell>
          <table:table-cell office:value-type="float" office:value="-0.84725" calcext:value-type="float">
            <text:p>-0.84725</text:p>
          </table:table-cell>
          <table:table-cell office:value-type="float" office:value="-0.849344" calcext:value-type="float">
            <text:p>-0.849344</text:p>
          </table:table-cell>
          <table:table-cell office:value-type="float" office:value="-0.850607" calcext:value-type="float">
            <text:p>-0.850607</text:p>
          </table:table-cell>
          <table:table-cell office:value-type="float" office:value="-0.851022" calcext:value-type="float">
            <text:p>-0.851022</text:p>
          </table:table-cell>
        </table:table-row>
        <table:table-row table:style-name="ro1">
          <table:table-cell office:value-type="float" office:value="0.200461" calcext:value-type="float">
            <text:p>0.200461</text:p>
          </table:table-cell>
          <table:table-cell office:value-type="float" office:value="0.820337" calcext:value-type="float">
            <text:p>0.820337</text:p>
          </table:table-cell>
          <table:table-cell office:value-type="float" office:value="0.819937" calcext:value-type="float">
            <text:p>0.819937</text:p>
          </table:table-cell>
          <table:table-cell office:value-type="float" office:value="0.818719" calcext:value-type="float">
            <text:p>0.818719</text:p>
          </table:table-cell>
          <table:table-cell office:value-type="float" office:value="0.816701" calcext:value-type="float">
            <text:p>0.816701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10242" calcext:value-type="float">
            <text:p>0.810242</text:p>
          </table:table-cell>
          <table:table-cell office:value-type="float" office:value="0.805808" calcext:value-type="float">
            <text:p>0.805808</text:p>
          </table:table-cell>
          <table:table-cell office:value-type="float" office:value="0.800585" calcext:value-type="float">
            <text:p>0.800585</text:p>
          </table:table-cell>
          <table:table-cell office:value-type="float" office:value="0.794566" calcext:value-type="float">
            <text:p>0.794566</text:p>
          </table:table-cell>
          <table:table-cell office:value-type="float" office:value="0.787769" calcext:value-type="float">
            <text:p>0.787769</text:p>
          </table:table-cell>
          <table:table-cell office:value-type="float" office:value="0.780189" calcext:value-type="float">
            <text:p>0.780189</text:p>
          </table:table-cell>
          <table:table-cell office:value-type="float" office:value="0.771844" calcext:value-type="float">
            <text:p>0.771844</text:p>
          </table:table-cell>
          <table:table-cell office:value-type="float" office:value="0.762732" calcext:value-type="float">
            <text:p>0.762732</text:p>
          </table:table-cell>
          <table:table-cell office:value-type="float" office:value="0.752872" calcext:value-type="float">
            <text:p>0.752872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.73093" calcext:value-type="float">
            <text:p>0.73093</text:p>
          </table:table-cell>
          <table:table-cell office:value-type="float" office:value="0.71887" calcext:value-type="float">
            <text:p>0.71887</text:p>
          </table:table-cell>
          <table:table-cell office:value-type="float" office:value="0.706102" calcext:value-type="float">
            <text:p>0.706102</text:p>
          </table:table-cell>
          <table:table-cell office:value-type="float" office:value="0.692637" calcext:value-type="float">
            <text:p>0.692637</text:p>
          </table:table-cell>
          <table:table-cell office:value-type="float" office:value="0.678489" calcext:value-type="float">
            <text:p>0.678489</text:p>
          </table:table-cell>
          <table:table-cell office:value-type="float" office:value="0.66367" calcext:value-type="float">
            <text:p>0.66367</text:p>
          </table:table-cell>
          <table:table-cell office:value-type="float" office:value="0.648197" calcext:value-type="float">
            <text:p>0.648197</text:p>
          </table:table-cell>
          <table:table-cell office:value-type="float" office:value="0.632084" calcext:value-type="float">
            <text:p>0.632084</text:p>
          </table:table-cell>
          <table:table-cell office:value-type="float" office:value="0.615347" calcext:value-type="float">
            <text:p>0.615347</text:p>
          </table:table-cell>
          <table:table-cell office:value-type="float" office:value="0.598003" calcext:value-type="float">
            <text:p>0.598003</text:p>
          </table:table-cell>
          <table:table-cell office:value-type="float" office:value="0.580069" calcext:value-type="float">
            <text:p>0.580069</text:p>
          </table:table-cell>
          <table:table-cell office:value-type="float" office:value="0.561562" calcext:value-type="float">
            <text:p>0.561562</text:p>
          </table:table-cell>
          <table:table-cell office:value-type="float" office:value="0.542502" calcext:value-type="float">
            <text:p>0.542502</text:p>
          </table:table-cell>
          <table:table-cell office:value-type="float" office:value="0.522905" calcext:value-type="float">
            <text:p>0.522905</text:p>
          </table:table-cell>
          <table:table-cell office:value-type="float" office:value="0.502793" calcext:value-type="float">
            <text:p>0.502793</text:p>
          </table:table-cell>
          <table:table-cell office:value-type="float" office:value="0.482185" calcext:value-type="float">
            <text:p>0.482185</text:p>
          </table:table-cell>
          <table:table-cell office:value-type="float" office:value="0.4611" calcext:value-type="float">
            <text:p>0.4611</text:p>
          </table:table-cell>
          <table:table-cell office:value-type="float" office:value="0.439561" calcext:value-type="float">
            <text:p>0.439561</text:p>
          </table:table-cell>
          <table:table-cell office:value-type="float" office:value="0.417588" calcext:value-type="float">
            <text:p>0.417588</text:p>
          </table:table-cell>
          <table:table-cell office:value-type="float" office:value="0.395203" calcext:value-type="float">
            <text:p>0.395203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49284" calcext:value-type="float">
            <text:p>0.349284</text:p>
          </table:table-cell>
          <table:table-cell office:value-type="float" office:value="0.325797" calcext:value-type="float">
            <text:p>0.325797</text:p>
          </table:table-cell>
          <table:table-cell office:value-type="float" office:value="0.301988" calcext:value-type="float">
            <text:p>0.301988</text:p>
          </table:table-cell>
          <table:table-cell office:value-type="float" office:value="0.277881" calcext:value-type="float">
            <text:p>0.277881</text:p>
          </table:table-cell>
          <table:table-cell office:value-type="float" office:value="0.253499" calcext:value-type="float">
            <text:p>0.253499</text:p>
          </table:table-cell>
          <table:table-cell office:value-type="float" office:value="0.228868" calcext:value-type="float">
            <text:p>0.228868</text:p>
          </table:table-cell>
          <table:table-cell office:value-type="float" office:value="0.204011" calcext:value-type="float">
            <text:p>0.204011</text:p>
          </table:table-cell>
          <table:table-cell office:value-type="float" office:value="0.178952" calcext:value-type="float">
            <text:p>0.178952</text:p>
          </table:table-cell>
          <table:table-cell office:value-type="float" office:value="0.153717" calcext:value-type="float">
            <text:p>0.153717</text:p>
          </table:table-cell>
          <table:table-cell office:value-type="float" office:value="0.12833" calcext:value-type="float">
            <text:p>0.12833</text:p>
          </table:table-cell>
          <table:table-cell office:value-type="float" office:value="0.102816" calcext:value-type="float">
            <text:p>0.102816</text:p>
          </table:table-cell>
          <table:table-cell office:value-type="float" office:value="0.077201" calcext:value-type="float">
            <text:p>0.077201</text:p>
          </table:table-cell>
          <table:table-cell office:value-type="float" office:value="0.0515097" calcext:value-type="float">
            <text:p>0.0515097</text:p>
          </table:table-cell>
          <table:table-cell office:value-type="float" office:value="0.0257675" calcext:value-type="float">
            <text:p>0.0257675</text:p>
          </table:table-cell>
          <table:table-cell office:value-type="float" office:value="-1.49758E-016" calcext:value-type="float">
            <text:p>-1.49758E-16</text:p>
          </table:table-cell>
          <table:table-cell office:value-type="float" office:value="-0.0257675" calcext:value-type="float">
            <text:p>-0.0257675</text:p>
          </table:table-cell>
          <table:table-cell office:value-type="float" office:value="-0.0515097" calcext:value-type="float">
            <text:p>-0.0515097</text:p>
          </table:table-cell>
          <table:table-cell office:value-type="float" office:value="-0.077201" calcext:value-type="float">
            <text:p>-0.077201</text:p>
          </table:table-cell>
          <table:table-cell office:value-type="float" office:value="-0.102816" calcext:value-type="float">
            <text:p>-0.102816</text:p>
          </table:table-cell>
          <table:table-cell office:value-type="float" office:value="-0.12833" calcext:value-type="float">
            <text:p>-0.12833</text:p>
          </table:table-cell>
          <table:table-cell office:value-type="float" office:value="-0.153717" calcext:value-type="float">
            <text:p>-0.153717</text:p>
          </table:table-cell>
          <table:table-cell office:value-type="float" office:value="-0.178952" calcext:value-type="float">
            <text:p>-0.178952</text:p>
          </table:table-cell>
          <table:table-cell office:value-type="float" office:value="-0.204011" calcext:value-type="float">
            <text:p>-0.204011</text:p>
          </table:table-cell>
          <table:table-cell office:value-type="float" office:value="-0.228868" calcext:value-type="float">
            <text:p>-0.228868</text:p>
          </table:table-cell>
          <table:table-cell office:value-type="float" office:value="-0.253499" calcext:value-type="float">
            <text:p>-0.253499</text:p>
          </table:table-cell>
          <table:table-cell office:value-type="float" office:value="-0.277881" calcext:value-type="float">
            <text:p>-0.277881</text:p>
          </table:table-cell>
          <table:table-cell office:value-type="float" office:value="-0.301988" calcext:value-type="float">
            <text:p>-0.301988</text:p>
          </table:table-cell>
          <table:table-cell office:value-type="float" office:value="-0.325797" calcext:value-type="float">
            <text:p>-0.325797</text:p>
          </table:table-cell>
          <table:table-cell office:value-type="float" office:value="-0.349284" calcext:value-type="float">
            <text:p>-0.349284</text:p>
          </table:table-cell>
          <table:table-cell office:value-type="float" office:value="-0.372427" calcext:value-type="float">
            <text:p>-0.372427</text:p>
          </table:table-cell>
          <table:table-cell office:value-type="float" office:value="-0.395203" calcext:value-type="float">
            <text:p>-0.395203</text:p>
          </table:table-cell>
          <table:table-cell office:value-type="float" office:value="-0.417588" calcext:value-type="float">
            <text:p>-0.417588</text:p>
          </table:table-cell>
          <table:table-cell office:value-type="float" office:value="-0.439561" calcext:value-type="float">
            <text:p>-0.439561</text:p>
          </table:table-cell>
          <table:table-cell office:value-type="float" office:value="-0.4611" calcext:value-type="float">
            <text:p>-0.4611</text:p>
          </table:table-cell>
          <table:table-cell office:value-type="float" office:value="-0.482185" calcext:value-type="float">
            <text:p>-0.482185</text:p>
          </table:table-cell>
          <table:table-cell office:value-type="float" office:value="-0.502793" calcext:value-type="float">
            <text:p>-0.502793</text:p>
          </table:table-cell>
          <table:table-cell office:value-type="float" office:value="-0.522905" calcext:value-type="float">
            <text:p>-0.522905</text:p>
          </table:table-cell>
          <table:table-cell office:value-type="float" office:value="-0.542502" calcext:value-type="float">
            <text:p>-0.542502</text:p>
          </table:table-cell>
          <table:table-cell office:value-type="float" office:value="-0.561562" calcext:value-type="float">
            <text:p>-0.561562</text:p>
          </table:table-cell>
          <table:table-cell office:value-type="float" office:value="-0.580069" calcext:value-type="float">
            <text:p>-0.580069</text:p>
          </table:table-cell>
          <table:table-cell office:value-type="float" office:value="-0.598003" calcext:value-type="float">
            <text:p>-0.598003</text:p>
          </table:table-cell>
          <table:table-cell office:value-type="float" office:value="-0.615347" calcext:value-type="float">
            <text:p>-0.615347</text:p>
          </table:table-cell>
          <table:table-cell office:value-type="float" office:value="-0.632084" calcext:value-type="float">
            <text:p>-0.632084</text:p>
          </table:table-cell>
          <table:table-cell office:value-type="float" office:value="-0.648197" calcext:value-type="float">
            <text:p>-0.648197</text:p>
          </table:table-cell>
          <table:table-cell office:value-type="float" office:value="-0.66367" calcext:value-type="float">
            <text:p>-0.66367</text:p>
          </table:table-cell>
          <table:table-cell office:value-type="float" office:value="-0.678489" calcext:value-type="float">
            <text:p>-0.678489</text:p>
          </table:table-cell>
          <table:table-cell office:value-type="float" office:value="-0.692637" calcext:value-type="float">
            <text:p>-0.692637</text:p>
          </table:table-cell>
          <table:table-cell office:value-type="float" office:value="-0.706102" calcext:value-type="float">
            <text:p>-0.706102</text:p>
          </table:table-cell>
          <table:table-cell office:value-type="float" office:value="-0.71887" calcext:value-type="float">
            <text:p>-0.71887</text:p>
          </table:table-cell>
          <table:table-cell office:value-type="float" office:value="-0.73093" calcext:value-type="float">
            <text:p>-0.73093</text:p>
          </table:table-cell>
          <table:table-cell office:value-type="float" office:value="-0.742266" calcext:value-type="float">
            <text:p>-0.742266</text:p>
          </table:table-cell>
          <table:table-cell office:value-type="float" office:value="-0.752872" calcext:value-type="float">
            <text:p>-0.752872</text:p>
          </table:table-cell>
          <table:table-cell office:value-type="float" office:value="-0.762732" calcext:value-type="float">
            <text:p>-0.762732</text:p>
          </table:table-cell>
          <table:table-cell office:value-type="float" office:value="-0.771844" calcext:value-type="float">
            <text:p>-0.771844</text:p>
          </table:table-cell>
          <table:table-cell office:value-type="float" office:value="-0.780189" calcext:value-type="float">
            <text:p>-0.780189</text:p>
          </table:table-cell>
          <table:table-cell office:value-type="float" office:value="-0.787769" calcext:value-type="float">
            <text:p>-0.787769</text:p>
          </table:table-cell>
          <table:table-cell office:value-type="float" office:value="-0.794566" calcext:value-type="float">
            <text:p>-0.794566</text:p>
          </table:table-cell>
          <table:table-cell office:value-type="float" office:value="-0.800585" calcext:value-type="float">
            <text:p>-0.800585</text:p>
          </table:table-cell>
          <table:table-cell office:value-type="float" office:value="-0.805808" calcext:value-type="float">
            <text:p>-0.805808</text:p>
          </table:table-cell>
          <table:table-cell office:value-type="float" office:value="-0.810242" calcext:value-type="float">
            <text:p>-0.810242</text:p>
          </table:table-cell>
          <table:table-cell office:value-type="float" office:value="-0.813869" calcext:value-type="float">
            <text:p>-0.813869</text:p>
          </table:table-cell>
          <table:table-cell office:value-type="float" office:value="-0.816701" calcext:value-type="float">
            <text:p>-0.816701</text:p>
          </table:table-cell>
          <table:table-cell office:value-type="float" office:value="-0.818719" calcext:value-type="float">
            <text:p>-0.818719</text:p>
          </table:table-cell>
          <table:table-cell office:value-type="float" office:value="-0.819937" calcext:value-type="float">
            <text:p>-0.819937</text:p>
          </table:table-cell>
          <table:table-cell office:value-type="float" office:value="-0.820337" calcext:value-type="float">
            <text:p>-0.820337</text:p>
          </table:table-cell>
        </table:table-row>
        <table:table-row table:style-name="ro1">
          <table:table-cell office:value-type="float" office:value="0.215811" calcext:value-type="float">
            <text:p>0.215811</text:p>
          </table:table-cell>
          <table:table-cell office:value-type="float" office:value="0.793865" calcext:value-type="float">
            <text:p>0.793865</text:p>
          </table:table-cell>
          <table:table-cell office:value-type="float" office:value="0.793478" calcext:value-type="float">
            <text:p>0.793478</text:p>
          </table:table-cell>
          <table:table-cell office:value-type="float" office:value="0.792299" calcext:value-type="float">
            <text:p>0.792299</text:p>
          </table:table-cell>
          <table:table-cell office:value-type="float" office:value="0.790346" calcext:value-type="float">
            <text:p>0.790346</text:p>
          </table:table-cell>
          <table:table-cell office:value-type="float" office:value="0.787606" calcext:value-type="float">
            <text:p>0.787606</text:p>
          </table:table-cell>
          <table:table-cell office:value-type="float" office:value="0.784096" calcext:value-type="float">
            <text:p>0.784096</text:p>
          </table:table-cell>
          <table:table-cell office:value-type="float" office:value="0.779805" calcext:value-type="float">
            <text:p>0.779805</text:p>
          </table:table-cell>
          <table:table-cell office:value-type="float" office:value="0.774751" calcext:value-type="float">
            <text:p>0.774751</text:p>
          </table:table-cell>
          <table:table-cell office:value-type="float" office:value="0.768926" calcext:value-type="float">
            <text:p>0.768926</text:p>
          </table:table-cell>
          <table:table-cell office:value-type="float" office:value="0.762348" calcext:value-type="float">
            <text:p>0.762348</text:p>
          </table:table-cell>
          <table:table-cell office:value-type="float" office:value="0.755012" calcext:value-type="float">
            <text:p>0.755012</text:p>
          </table:table-cell>
          <table:table-cell office:value-type="float" office:value="0.746937" calcext:value-type="float">
            <text:p>0.746937</text:p>
          </table:table-cell>
          <table:table-cell office:value-type="float" office:value="0.738119" calcext:value-type="float">
            <text:p>0.738119</text:p>
          </table:table-cell>
          <table:table-cell office:value-type="float" office:value="0.728578" calcext:value-type="float">
            <text:p>0.728578</text:p>
          </table:table-cell>
          <table:table-cell office:value-type="float" office:value="0.718313" calcext:value-type="float">
            <text:p>0.718313</text:p>
          </table:table-cell>
          <table:table-cell office:value-type="float" office:value="0.707343" calcext:value-type="float">
            <text:p>0.707343</text:p>
          </table:table-cell>
          <table:table-cell office:value-type="float" office:value="0.695672" calcext:value-type="float">
            <text:p>0.695672</text:p>
          </table:table-cell>
          <table:table-cell office:value-type="float" office:value="0.683317" calcext:value-type="float">
            <text:p>0.683317</text:p>
          </table:table-cell>
          <table:table-cell office:value-type="float" office:value="0.670286" calcext:value-type="float">
            <text:p>0.670286</text:p>
          </table:table-cell>
          <table:table-cell office:value-type="float" office:value="0.656594" calcext:value-type="float">
            <text:p>0.656594</text:p>
          </table:table-cell>
          <table:table-cell office:value-type="float" office:value="0.642254" calcext:value-type="float">
            <text:p>0.642254</text:p>
          </table:table-cell>
          <table:table-cell office:value-type="float" office:value="0.62728" calcext:value-type="float">
            <text:p>0.62728</text:p>
          </table:table-cell>
          <table:table-cell office:value-type="float" office:value="0.611687" calcext:value-type="float">
            <text:p>0.611687</text:p>
          </table:table-cell>
          <table:table-cell office:value-type="float" office:value="0.59549" calcext:value-type="float">
            <text:p>0.59549</text:p>
          </table:table-cell>
          <table:table-cell office:value-type="float" office:value="0.578706" calcext:value-type="float">
            <text:p>0.578706</text:p>
          </table:table-cell>
          <table:table-cell office:value-type="float" office:value="0.561351" calcext:value-type="float">
            <text:p>0.561351</text:p>
          </table:table-cell>
          <table:table-cell office:value-type="float" office:value="0.543441" calcext:value-type="float">
            <text:p>0.543441</text:p>
          </table:table-cell>
          <table:table-cell office:value-type="float" office:value="0.524995" calcext:value-type="float">
            <text:p>0.524995</text:p>
          </table:table-cell>
          <table:table-cell office:value-type="float" office:value="0.506032" calcext:value-type="float">
            <text:p>0.506032</text:p>
          </table:table-cell>
          <table:table-cell office:value-type="float" office:value="0.486568" calcext:value-type="float">
            <text:p>0.486568</text:p>
          </table:table-cell>
          <table:table-cell office:value-type="float" office:value="0.466625" calcext:value-type="float">
            <text:p>0.466625</text:p>
          </table:table-cell>
          <table:table-cell office:value-type="float" office:value="0.446221" calcext:value-type="float">
            <text:p>0.446221</text:p>
          </table:table-cell>
          <table:table-cell office:value-type="float" office:value="0.425377" calcext:value-type="float">
            <text:p>0.425377</text:p>
          </table:table-cell>
          <table:table-cell office:value-type="float" office:value="0.404113" calcext:value-type="float">
            <text:p>0.404113</text:p>
          </table:table-cell>
          <table:table-cell office:value-type="float" office:value="0.38245" calcext:value-type="float">
            <text:p>0.38245</text:p>
          </table:table-cell>
          <table:table-cell office:value-type="float" office:value="0.360409" calcext:value-type="float">
            <text:p>0.360409</text:p>
          </table:table-cell>
          <table:table-cell office:value-type="float" office:value="0.338013" calcext:value-type="float">
            <text:p>0.338013</text:p>
          </table:table-cell>
          <table:table-cell office:value-type="float" office:value="0.315284" calcext:value-type="float">
            <text:p>0.315284</text:p>
          </table:table-cell>
          <table:table-cell office:value-type="float" office:value="0.292243" calcext:value-type="float">
            <text:p>0.292243</text:p>
          </table:table-cell>
          <table:table-cell office:value-type="float" office:value="0.268914" calcext:value-type="float">
            <text:p>0.268914</text:p>
          </table:table-cell>
          <table:table-cell office:value-type="float" office:value="0.245319" calcext:value-type="float">
            <text:p>0.245319</text:p>
          </table:table-cell>
          <table:table-cell office:value-type="float" office:value="0.221483" calcext:value-type="float">
            <text:p>0.221483</text:p>
          </table:table-cell>
          <table:table-cell office:value-type="float" office:value="0.197427" calcext:value-type="float">
            <text:p>0.197427</text:p>
          </table:table-cell>
          <table:table-cell office:value-type="float" office:value="0.173177" calcext:value-type="float">
            <text:p>0.173177</text:p>
          </table:table-cell>
          <table:table-cell office:value-type="float" office:value="0.148756" calcext:value-type="float">
            <text:p>0.148756</text:p>
          </table:table-cell>
          <table:table-cell office:value-type="float" office:value="0.124189" calcext:value-type="float">
            <text:p>0.124189</text:p>
          </table:table-cell>
          <table:table-cell office:value-type="float" office:value="0.0994983" calcext:value-type="float">
            <text:p>0.0994983</text:p>
          </table:table-cell>
          <table:table-cell office:value-type="float" office:value="0.0747097" calcext:value-type="float">
            <text:p>0.0747097</text:p>
          </table:table-cell>
          <table:table-cell office:value-type="float" office:value="0.0498475" calcext:value-type="float">
            <text:p>0.0498475</text:p>
          </table:table-cell>
          <table:table-cell office:value-type="float" office:value="0.024936" calcext:value-type="float">
            <text:p>0.024936</text:p>
          </table:table-cell>
          <table:table-cell office:value-type="float" office:value="-5.76244E-017" calcext:value-type="float">
            <text:p>-5.76244E-17</text:p>
          </table:table-cell>
          <table:table-cell office:value-type="float" office:value="-0.024936" calcext:value-type="float">
            <text:p>-0.024936</text:p>
          </table:table-cell>
          <table:table-cell office:value-type="float" office:value="-0.0498475" calcext:value-type="float">
            <text:p>-0.0498475</text:p>
          </table:table-cell>
          <table:table-cell office:value-type="float" office:value="-0.0747097" calcext:value-type="float">
            <text:p>-0.0747097</text:p>
          </table:table-cell>
          <table:table-cell office:value-type="float" office:value="-0.0994983" calcext:value-type="float">
            <text:p>-0.0994983</text:p>
          </table:table-cell>
          <table:table-cell office:value-type="float" office:value="-0.124189" calcext:value-type="float">
            <text:p>-0.124189</text:p>
          </table:table-cell>
          <table:table-cell office:value-type="float" office:value="-0.148756" calcext:value-type="float">
            <text:p>-0.148756</text:p>
          </table:table-cell>
          <table:table-cell office:value-type="float" office:value="-0.173177" calcext:value-type="float">
            <text:p>-0.173177</text:p>
          </table:table-cell>
          <table:table-cell office:value-type="float" office:value="-0.197427" calcext:value-type="float">
            <text:p>-0.197427</text:p>
          </table:table-cell>
          <table:table-cell office:value-type="float" office:value="-0.221483" calcext:value-type="float">
            <text:p>-0.221483</text:p>
          </table:table-cell>
          <table:table-cell office:value-type="float" office:value="-0.245319" calcext:value-type="float">
            <text:p>-0.245319</text:p>
          </table:table-cell>
          <table:table-cell office:value-type="float" office:value="-0.268914" calcext:value-type="float">
            <text:p>-0.268914</text:p>
          </table:table-cell>
          <table:table-cell office:value-type="float" office:value="-0.292243" calcext:value-type="float">
            <text:p>-0.292243</text:p>
          </table:table-cell>
          <table:table-cell office:value-type="float" office:value="-0.315284" calcext:value-type="float">
            <text:p>-0.315284</text:p>
          </table:table-cell>
          <table:table-cell office:value-type="float" office:value="-0.338013" calcext:value-type="float">
            <text:p>-0.338013</text:p>
          </table:table-cell>
          <table:table-cell office:value-type="float" office:value="-0.360409" calcext:value-type="float">
            <text:p>-0.360409</text:p>
          </table:table-cell>
          <table:table-cell office:value-type="float" office:value="-0.38245" calcext:value-type="float">
            <text:p>-0.38245</text:p>
          </table:table-cell>
          <table:table-cell office:value-type="float" office:value="-0.404113" calcext:value-type="float">
            <text:p>-0.404113</text:p>
          </table:table-cell>
          <table:table-cell office:value-type="float" office:value="-0.425377" calcext:value-type="float">
            <text:p>-0.425377</text:p>
          </table:table-cell>
          <table:table-cell office:value-type="float" office:value="-0.446221" calcext:value-type="float">
            <text:p>-0.446221</text:p>
          </table:table-cell>
          <table:table-cell office:value-type="float" office:value="-0.466625" calcext:value-type="float">
            <text:p>-0.466625</text:p>
          </table:table-cell>
          <table:table-cell office:value-type="float" office:value="-0.486568" calcext:value-type="float">
            <text:p>-0.486568</text:p>
          </table:table-cell>
          <table:table-cell office:value-type="float" office:value="-0.506032" calcext:value-type="float">
            <text:p>-0.506032</text:p>
          </table:table-cell>
          <table:table-cell office:value-type="float" office:value="-0.524995" calcext:value-type="float">
            <text:p>-0.524995</text:p>
          </table:table-cell>
          <table:table-cell office:value-type="float" office:value="-0.543441" calcext:value-type="float">
            <text:p>-0.543441</text:p>
          </table:table-cell>
          <table:table-cell office:value-type="float" office:value="-0.561351" calcext:value-type="float">
            <text:p>-0.561351</text:p>
          </table:table-cell>
          <table:table-cell office:value-type="float" office:value="-0.578706" calcext:value-type="float">
            <text:p>-0.578706</text:p>
          </table:table-cell>
          <table:table-cell office:value-type="float" office:value="-0.59549" calcext:value-type="float">
            <text:p>-0.59549</text:p>
          </table:table-cell>
          <table:table-cell office:value-type="float" office:value="-0.611687" calcext:value-type="float">
            <text:p>-0.611687</text:p>
          </table:table-cell>
          <table:table-cell office:value-type="float" office:value="-0.62728" calcext:value-type="float">
            <text:p>-0.62728</text:p>
          </table:table-cell>
          <table:table-cell office:value-type="float" office:value="-0.642254" calcext:value-type="float">
            <text:p>-0.642254</text:p>
          </table:table-cell>
          <table:table-cell office:value-type="float" office:value="-0.656594" calcext:value-type="float">
            <text:p>-0.656594</text:p>
          </table:table-cell>
          <table:table-cell office:value-type="float" office:value="-0.670286" calcext:value-type="float">
            <text:p>-0.670286</text:p>
          </table:table-cell>
          <table:table-cell office:value-type="float" office:value="-0.683317" calcext:value-type="float">
            <text:p>-0.683317</text:p>
          </table:table-cell>
          <table:table-cell office:value-type="float" office:value="-0.695672" calcext:value-type="float">
            <text:p>-0.695672</text:p>
          </table:table-cell>
          <table:table-cell office:value-type="float" office:value="-0.707343" calcext:value-type="float">
            <text:p>-0.707343</text:p>
          </table:table-cell>
          <table:table-cell office:value-type="float" office:value="-0.718313" calcext:value-type="float">
            <text:p>-0.718313</text:p>
          </table:table-cell>
          <table:table-cell office:value-type="float" office:value="-0.728578" calcext:value-type="float">
            <text:p>-0.728578</text:p>
          </table:table-cell>
          <table:table-cell office:value-type="float" office:value="-0.738119" calcext:value-type="float">
            <text:p>-0.738119</text:p>
          </table:table-cell>
          <table:table-cell office:value-type="float" office:value="-0.746937" calcext:value-type="float">
            <text:p>-0.746937</text:p>
          </table:table-cell>
          <table:table-cell office:value-type="float" office:value="-0.755012" calcext:value-type="float">
            <text:p>-0.755012</text:p>
          </table:table-cell>
          <table:table-cell office:value-type="float" office:value="-0.762348" calcext:value-type="float">
            <text:p>-0.762348</text:p>
          </table:table-cell>
          <table:table-cell office:value-type="float" office:value="-0.768926" calcext:value-type="float">
            <text:p>-0.768926</text:p>
          </table:table-cell>
          <table:table-cell office:value-type="float" office:value="-0.774751" calcext:value-type="float">
            <text:p>-0.774751</text:p>
          </table:table-cell>
          <table:table-cell office:value-type="float" office:value="-0.779805" calcext:value-type="float">
            <text:p>-0.779805</text:p>
          </table:table-cell>
          <table:table-cell office:value-type="float" office:value="-0.784096" calcext:value-type="float">
            <text:p>-0.784096</text:p>
          </table:table-cell>
          <table:table-cell office:value-type="float" office:value="-0.787606" calcext:value-type="float">
            <text:p>-0.787606</text:p>
          </table:table-cell>
          <table:table-cell office:value-type="float" office:value="-0.790346" calcext:value-type="float">
            <text:p>-0.790346</text:p>
          </table:table-cell>
          <table:table-cell office:value-type="float" office:value="-0.792299" calcext:value-type="float">
            <text:p>-0.792299</text:p>
          </table:table-cell>
          <table:table-cell office:value-type="float" office:value="-0.793478" calcext:value-type="float">
            <text:p>-0.793478</text:p>
          </table:table-cell>
          <table:table-cell office:value-type="float" office:value="-0.793865" calcext:value-type="float">
            <text:p>-0.793865</text:p>
          </table:table-cell>
        </table:table-row>
        <table:table-row table:style-name="ro1">
          <table:table-cell office:value-type="float" office:value="0.234641" calcext:value-type="float">
            <text:p>0.234641</text:p>
          </table:table-cell>
          <table:table-cell office:value-type="float" office:value="0.759452" calcext:value-type="float">
            <text:p>0.759452</text:p>
          </table:table-cell>
          <table:table-cell office:value-type="float" office:value="0.759082" calcext:value-type="float">
            <text:p>0.759082</text:p>
          </table:table-cell>
          <table:table-cell office:value-type="float" office:value="0.757954" calcext:value-type="float">
            <text:p>0.757954</text:p>
          </table:table-cell>
          <table:table-cell office:value-type="float" office:value="0.756086" calcext:value-type="float">
            <text:p>0.756086</text:p>
          </table:table-cell>
          <table:table-cell office:value-type="float" office:value="0.753464" calcext:value-type="float">
            <text:p>0.753464</text:p>
          </table:table-cell>
          <table:table-cell office:value-type="float" office:value="0.750107" calcext:value-type="float">
            <text:p>0.750107</text:p>
          </table:table-cell>
          <table:table-cell office:value-type="float" office:value="0.746001" calcext:value-type="float">
            <text:p>0.746001</text:p>
          </table:table-cell>
          <table:table-cell office:value-type="float" office:value="0.741167" calcext:value-type="float">
            <text:p>0.741167</text:p>
          </table:table-cell>
          <table:table-cell office:value-type="float" office:value="0.735594" calcext:value-type="float">
            <text:p>0.735594</text:p>
          </table:table-cell>
          <table:table-cell office:value-type="float" office:value="0.729302" calcext:value-type="float">
            <text:p>0.729302</text:p>
          </table:table-cell>
          <table:table-cell office:value-type="float" office:value="0.722283" calcext:value-type="float">
            <text:p>0.722283</text:p>
          </table:table-cell>
          <table:table-cell office:value-type="float" office:value="0.714558" calcext:value-type="float">
            <text:p>0.714558</text:p>
          </table:table-cell>
          <table:table-cell office:value-type="float" office:value="0.706122" calcext:value-type="float">
            <text:p>0.706122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87175" calcext:value-type="float">
            <text:p>0.687175</text:p>
          </table:table-cell>
          <table:table-cell office:value-type="float" office:value="0.676681" calcext:value-type="float">
            <text:p>0.676681</text:p>
          </table:table-cell>
          <table:table-cell office:value-type="float" office:value="0.665515" calcext:value-type="float">
            <text:p>0.665515</text:p>
          </table:table-cell>
          <table:table-cell office:value-type="float" office:value="0.653696" calcext:value-type="float">
            <text:p>0.653696</text:p>
          </table:table-cell>
          <table:table-cell office:value-type="float" office:value="0.641229" calcext:value-type="float">
            <text:p>0.641229</text:p>
          </table:table-cell>
          <table:table-cell office:value-type="float" office:value="0.628132" calcext:value-type="float">
            <text:p>0.628132</text:p>
          </table:table-cell>
          <table:table-cell office:value-type="float" office:value="0.614413" calcext:value-type="float">
            <text:p>0.614413</text:p>
          </table:table-cell>
          <table:table-cell office:value-type="float" office:value="0.600089" calcext:value-type="float">
            <text:p>0.600089</text:p>
          </table:table-cell>
          <table:table-cell office:value-type="float" office:value="0.585171" calcext:value-type="float">
            <text:p>0.585171</text:p>
          </table:table-cell>
          <table:table-cell office:value-type="float" office:value="0.569677" calcext:value-type="float">
            <text:p>0.569677</text:p>
          </table:table-cell>
          <table:table-cell office:value-type="float" office:value="0.55362" calcext:value-type="float">
            <text:p>0.55362</text:p>
          </table:table-cell>
          <table:table-cell office:value-type="float" office:value="0.537017" calcext:value-type="float">
            <text:p>0.537017</text:p>
          </table:table-cell>
          <table:table-cell office:value-type="float" office:value="0.519884" calcext:value-type="float">
            <text:p>0.519884</text:p>
          </table:table-cell>
          <table:table-cell office:value-type="float" office:value="0.502238" calcext:value-type="float">
            <text:p>0.502238</text:p>
          </table:table-cell>
          <table:table-cell office:value-type="float" office:value="0.484096" calcext:value-type="float">
            <text:p>0.484096</text:p>
          </table:table-cell>
          <table:table-cell office:value-type="float" office:value="0.465476" calcext:value-type="float">
            <text:p>0.465476</text:p>
          </table:table-cell>
          <table:table-cell office:value-type="float" office:value="0.446397" calcext:value-type="float">
            <text:p>0.446397</text:p>
          </table:table-cell>
          <table:table-cell office:value-type="float" office:value="0.426878" calcext:value-type="float">
            <text:p>0.426878</text:p>
          </table:table-cell>
          <table:table-cell office:value-type="float" office:value="0.406937" calcext:value-type="float">
            <text:p>0.406937</text:p>
          </table:table-cell>
          <table:table-cell office:value-type="float" office:value="0.386595" calcext:value-type="float">
            <text:p>0.386595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0.344786" calcext:value-type="float">
            <text:p>0.344786</text:p>
          </table:table-cell>
          <table:table-cell office:value-type="float" office:value="0.323361" calcext:value-type="float">
            <text:p>0.323361</text:p>
          </table:table-cell>
          <table:table-cell office:value-type="float" office:value="0.301617" calcext:value-type="float">
            <text:p>0.301617</text:p>
          </table:table-cell>
          <table:table-cell office:value-type="float" office:value="0.279575" calcext:value-type="float">
            <text:p>0.279575</text:p>
          </table:table-cell>
          <table:table-cell office:value-type="float" office:value="0.257257" calcext:value-type="float">
            <text:p>0.257257</text:p>
          </table:table-cell>
          <table:table-cell office:value-type="float" office:value="0.234685" calcext:value-type="float">
            <text:p>0.234685</text:p>
          </table:table-cell>
          <table:table-cell office:value-type="float" office:value="0.211882" calcext:value-type="float">
            <text:p>0.211882</text:p>
          </table:table-cell>
          <table:table-cell office:value-type="float" office:value="0.188869" calcext:value-type="float">
            <text:p>0.188869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142308" calcext:value-type="float">
            <text:p>0.142308</text:p>
          </table:table-cell>
          <table:table-cell office:value-type="float" office:value="0.118805" calcext:value-type="float">
            <text:p>0.118805</text:p>
          </table:table-cell>
          <table:table-cell office:value-type="float" office:value="0.0951852" calcext:value-type="float">
            <text:p>0.0951852</text:p>
          </table:table-cell>
          <table:table-cell office:value-type="float" office:value="0.0714712" calcext:value-type="float">
            <text:p>0.0714712</text:p>
          </table:table-cell>
          <table:table-cell office:value-type="float" office:value="0.0476867" calcext:value-type="float">
            <text:p>0.0476867</text:p>
          </table:table-cell>
          <table:table-cell office:value-type="float" office:value="0.0238551" calcext:value-type="float">
            <text:p>0.0238551</text:p>
          </table:table-cell>
          <table:table-cell office:value-type="float" office:value="-6.47438E-018" calcext:value-type="float">
            <text:p>-6.47438E-18</text:p>
          </table:table-cell>
          <table:table-cell office:value-type="float" office:value="-0.0238551" calcext:value-type="float">
            <text:p>-0.0238551</text:p>
          </table:table-cell>
          <table:table-cell office:value-type="float" office:value="-0.0476867" calcext:value-type="float">
            <text:p>-0.0476867</text:p>
          </table:table-cell>
          <table:table-cell office:value-type="float" office:value="-0.0714712" calcext:value-type="float">
            <text:p>-0.0714712</text:p>
          </table:table-cell>
          <table:table-cell office:value-type="float" office:value="-0.0951852" calcext:value-type="float">
            <text:p>-0.0951852</text:p>
          </table:table-cell>
          <table:table-cell office:value-type="float" office:value="-0.118805" calcext:value-type="float">
            <text:p>-0.118805</text:p>
          </table:table-cell>
          <table:table-cell office:value-type="float" office:value="-0.142308" calcext:value-type="float">
            <text:p>-0.142308</text:p>
          </table:table-cell>
          <table:table-cell office:value-type="float" office:value="-0.16567" calcext:value-type="float">
            <text:p>-0.16567</text:p>
          </table:table-cell>
          <table:table-cell office:value-type="float" office:value="-0.188869" calcext:value-type="float">
            <text:p>-0.188869</text:p>
          </table:table-cell>
          <table:table-cell office:value-type="float" office:value="-0.211882" calcext:value-type="float">
            <text:p>-0.211882</text:p>
          </table:table-cell>
          <table:table-cell office:value-type="float" office:value="-0.234685" calcext:value-type="float">
            <text:p>-0.234685</text:p>
          </table:table-cell>
          <table:table-cell office:value-type="float" office:value="-0.257257" calcext:value-type="float">
            <text:p>-0.257257</text:p>
          </table:table-cell>
          <table:table-cell office:value-type="float" office:value="-0.279575" calcext:value-type="float">
            <text:p>-0.279575</text:p>
          </table:table-cell>
          <table:table-cell office:value-type="float" office:value="-0.301617" calcext:value-type="float">
            <text:p>-0.301617</text:p>
          </table:table-cell>
          <table:table-cell office:value-type="float" office:value="-0.323361" calcext:value-type="float">
            <text:p>-0.323361</text:p>
          </table:table-cell>
          <table:table-cell office:value-type="float" office:value="-0.344786" calcext:value-type="float">
            <text:p>-0.344786</text:p>
          </table:table-cell>
          <table:table-cell office:value-type="float" office:value="-0.365871" calcext:value-type="float">
            <text:p>-0.365871</text:p>
          </table:table-cell>
          <table:table-cell office:value-type="float" office:value="-0.386595" calcext:value-type="float">
            <text:p>-0.386595</text:p>
          </table:table-cell>
          <table:table-cell office:value-type="float" office:value="-0.406937" calcext:value-type="float">
            <text:p>-0.406937</text:p>
          </table:table-cell>
          <table:table-cell office:value-type="float" office:value="-0.426878" calcext:value-type="float">
            <text:p>-0.426878</text:p>
          </table:table-cell>
          <table:table-cell office:value-type="float" office:value="-0.446397" calcext:value-type="float">
            <text:p>-0.446397</text:p>
          </table:table-cell>
          <table:table-cell office:value-type="float" office:value="-0.465476" calcext:value-type="float">
            <text:p>-0.465476</text:p>
          </table:table-cell>
          <table:table-cell office:value-type="float" office:value="-0.484096" calcext:value-type="float">
            <text:p>-0.484096</text:p>
          </table:table-cell>
          <table:table-cell office:value-type="float" office:value="-0.502238" calcext:value-type="float">
            <text:p>-0.502238</text:p>
          </table:table-cell>
          <table:table-cell office:value-type="float" office:value="-0.519884" calcext:value-type="float">
            <text:p>-0.519884</text:p>
          </table:table-cell>
          <table:table-cell office:value-type="float" office:value="-0.537017" calcext:value-type="float">
            <text:p>-0.537017</text:p>
          </table:table-cell>
          <table:table-cell office:value-type="float" office:value="-0.55362" calcext:value-type="float">
            <text:p>-0.55362</text:p>
          </table:table-cell>
          <table:table-cell office:value-type="float" office:value="-0.569677" calcext:value-type="float">
            <text:p>-0.569677</text:p>
          </table:table-cell>
          <table:table-cell office:value-type="float" office:value="-0.585171" calcext:value-type="float">
            <text:p>-0.585171</text:p>
          </table:table-cell>
          <table:table-cell office:value-type="float" office:value="-0.600089" calcext:value-type="float">
            <text:p>-0.600089</text:p>
          </table:table-cell>
          <table:table-cell office:value-type="float" office:value="-0.614413" calcext:value-type="float">
            <text:p>-0.614413</text:p>
          </table:table-cell>
          <table:table-cell office:value-type="float" office:value="-0.628132" calcext:value-type="float">
            <text:p>-0.628132</text:p>
          </table:table-cell>
          <table:table-cell office:value-type="float" office:value="-0.641229" calcext:value-type="float">
            <text:p>-0.641229</text:p>
          </table:table-cell>
          <table:table-cell office:value-type="float" office:value="-0.653696" calcext:value-type="float">
            <text:p>-0.653696</text:p>
          </table:table-cell>
          <table:table-cell office:value-type="float" office:value="-0.665515" calcext:value-type="float">
            <text:p>-0.665515</text:p>
          </table:table-cell>
          <table:table-cell office:value-type="float" office:value="-0.676681" calcext:value-type="float">
            <text:p>-0.676681</text:p>
          </table:table-cell>
          <table:table-cell office:value-type="float" office:value="-0.687175" calcext:value-type="float">
            <text:p>-0.687175</text:p>
          </table:table-cell>
          <table:table-cell office:value-type="float" office:value="-0.696995" calcext:value-type="float">
            <text:p>-0.696995</text:p>
          </table:table-cell>
          <table:table-cell office:value-type="float" office:value="-0.706122" calcext:value-type="float">
            <text:p>-0.706122</text:p>
          </table:table-cell>
          <table:table-cell office:value-type="float" office:value="-0.714558" calcext:value-type="float">
            <text:p>-0.714558</text:p>
          </table:table-cell>
          <table:table-cell office:value-type="float" office:value="-0.722283" calcext:value-type="float">
            <text:p>-0.722283</text:p>
          </table:table-cell>
          <table:table-cell office:value-type="float" office:value="-0.729302" calcext:value-type="float">
            <text:p>-0.729302</text:p>
          </table:table-cell>
          <table:table-cell office:value-type="float" office:value="-0.735594" calcext:value-type="float">
            <text:p>-0.735594</text:p>
          </table:table-cell>
          <table:table-cell office:value-type="float" office:value="-0.741167" calcext:value-type="float">
            <text:p>-0.741167</text:p>
          </table:table-cell>
          <table:table-cell office:value-type="float" office:value="-0.746001" calcext:value-type="float">
            <text:p>-0.746001</text:p>
          </table:table-cell>
          <table:table-cell office:value-type="float" office:value="-0.750107" calcext:value-type="float">
            <text:p>-0.750107</text:p>
          </table:table-cell>
          <table:table-cell office:value-type="float" office:value="-0.753464" calcext:value-type="float">
            <text:p>-0.753464</text:p>
          </table:table-cell>
          <table:table-cell office:value-type="float" office:value="-0.756086" calcext:value-type="float">
            <text:p>-0.756086</text:p>
          </table:table-cell>
          <table:table-cell office:value-type="float" office:value="-0.757954" calcext:value-type="float">
            <text:p>-0.757954</text:p>
          </table:table-cell>
          <table:table-cell office:value-type="float" office:value="-0.759082" calcext:value-type="float">
            <text:p>-0.759082</text:p>
          </table:table-cell>
          <table:table-cell office:value-type="float" office:value="-0.759452" calcext:value-type="float">
            <text:p>-0.759452</text:p>
          </table:table-cell>
        </table:table-row>
        <table:table-row table:style-name="ro1">
          <table:table-cell office:value-type="float" office:value="0.254739" calcext:value-type="float">
            <text:p>0.254739</text:p>
          </table:table-cell>
          <table:table-cell office:value-type="float" office:value="0.720528" calcext:value-type="float">
            <text:p>0.720528</text:p>
          </table:table-cell>
          <table:table-cell office:value-type="float" office:value="0.720178" calcext:value-type="float">
            <text:p>0.720178</text:p>
          </table:table-cell>
          <table:table-cell office:value-type="float" office:value="0.719107" calcext:value-type="float">
            <text:p>0.719107</text:p>
          </table:table-cell>
          <table:table-cell office:value-type="float" office:value="0.717336" calcext:value-type="float">
            <text:p>0.717336</text:p>
          </table:table-cell>
          <table:table-cell office:value-type="float" office:value="0.714848" calcext:value-type="float">
            <text:p>0.714848</text:p>
          </table:table-cell>
          <table:table-cell office:value-type="float" office:value="0.711663" calcext:value-type="float">
            <text:p>0.711663</text:p>
          </table:table-cell>
          <table:table-cell office:value-type="float" office:value="0.707767" calcext:value-type="float">
            <text:p>0.707767</text:p>
          </table:table-cell>
          <table:table-cell office:value-type="float" office:value="0.703181" calcext:value-type="float">
            <text:p>0.703181</text:p>
          </table:table-cell>
          <table:table-cell office:value-type="float" office:value="0.697893" calcext:value-type="float">
            <text:p>0.697893</text:p>
          </table:table-cell>
          <table:table-cell office:value-type="float" office:value="0.691924" calcext:value-type="float">
            <text:p>0.691924</text:p>
          </table:table-cell>
          <table:table-cell office:value-type="float" office:value="0.685265" calcext:value-type="float">
            <text:p>0.685265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9932" calcext:value-type="float">
            <text:p>0.669932</text:p>
          </table:table-cell>
          <table:table-cell office:value-type="float" office:value="0.661273" calcext:value-type="float">
            <text:p>0.661273</text:p>
          </table:table-cell>
          <table:table-cell office:value-type="float" office:value="0.651956" calcext:value-type="float">
            <text:p>0.6519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1407" calcext:value-type="float">
            <text:p>0.631407</text:p>
          </table:table-cell>
          <table:table-cell office:value-type="float" office:value="0.620194" calcext:value-type="float">
            <text:p>0.620194</text:p>
          </table:table-cell>
          <table:table-cell office:value-type="float" office:value="0.608365" calcext:value-type="float">
            <text:p>0.608365</text:p>
          </table:table-cell>
          <table:table-cell office:value-type="float" office:value="0.59594" calcext:value-type="float">
            <text:p>0.59594</text:p>
          </table:table-cell>
          <table:table-cell office:value-type="float" office:value="0.582923" calcext:value-type="float">
            <text:p>0.582923</text:p>
          </table:table-cell>
          <table:table-cell office:value-type="float" office:value="0.569334" calcext:value-type="float">
            <text:p>0.569334</text:p>
          </table:table-cell>
          <table:table-cell office:value-type="float" office:value="0.55518" calcext:value-type="float">
            <text:p>0.55518</text:p>
          </table:table-cell>
          <table:table-cell office:value-type="float" office:value="0.54048" calcext:value-type="float">
            <text:p>0.54048</text:p>
          </table:table-cell>
          <table:table-cell office:value-type="float" office:value="0.525246" calcext:value-type="float">
            <text:p>0.525246</text:p>
          </table:table-cell>
          <table:table-cell office:value-type="float" office:value="0.509494" calcext:value-type="float">
            <text:p>0.509494</text:p>
          </table:table-cell>
          <table:table-cell office:value-type="float" office:value="0.493239" calcext:value-type="float">
            <text:p>0.493239</text:p>
          </table:table-cell>
          <table:table-cell office:value-type="float" office:value="0.476498" calcext:value-type="float">
            <text:p>0.476498</text:p>
          </table:table-cell>
          <table:table-cell office:value-type="float" office:value="0.459286" calcext:value-type="float">
            <text:p>0.459286</text:p>
          </table:table-cell>
          <table:table-cell office:value-type="float" office:value="0.44162" calcext:value-type="float">
            <text:p>0.44162</text:p>
          </table:table-cell>
          <table:table-cell office:value-type="float" office:value="0.423519" calcext:value-type="float">
            <text:p>0.42351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6081" calcext:value-type="float">
            <text:p>0.386081</text:p>
          </table:table-cell>
          <table:table-cell office:value-type="float" office:value="0.366782" calcext:value-type="float">
            <text:p>0.366782</text:p>
          </table:table-cell>
          <table:table-cell office:value-type="float" office:value="0.34712" calcext:value-type="float">
            <text:p>0.34712</text:p>
          </table:table-cell>
          <table:table-cell office:value-type="float" office:value="0.327116" calcext:value-type="float">
            <text:p>0.327116</text:p>
          </table:table-cell>
          <table:table-cell office:value-type="float" office:value="0.306788" calcext:value-type="float">
            <text:p>0.306788</text:p>
          </table:table-cell>
          <table:table-cell office:value-type="float" office:value="0.286159" calcext:value-type="float">
            <text:p>0.286159</text:p>
          </table:table-cell>
          <table:table-cell office:value-type="float" office:value="0.265246" calcext:value-type="float">
            <text:p>0.265246</text:p>
          </table:table-cell>
          <table:table-cell office:value-type="float" office:value="0.244072" calcext:value-type="float">
            <text:p>0.244072</text:p>
          </table:table-cell>
          <table:table-cell office:value-type="float" office:value="0.222657" calcext:value-type="float">
            <text:p>0.222657</text:p>
          </table:table-cell>
          <table:table-cell office:value-type="float" office:value="0.201023" calcext:value-type="float">
            <text:p>0.201023</text:p>
          </table:table-cell>
          <table:table-cell office:value-type="float" office:value="0.17919" calcext:value-type="float">
            <text:p>0.17919</text:p>
          </table:table-cell>
          <table:table-cell office:value-type="float" office:value="0.15718" calcext:value-type="float">
            <text:p>0.15718</text:p>
          </table:table-cell>
          <table:table-cell office:value-type="float" office:value="0.135015" calcext:value-type="float">
            <text:p>0.135015</text:p>
          </table:table-cell>
          <table:table-cell office:value-type="float" office:value="0.112716" calcext:value-type="float">
            <text:p>0.112716</text:p>
          </table:table-cell>
          <table:table-cell office:value-type="float" office:value="0.0903068" calcext:value-type="float">
            <text:p>0.0903068</text:p>
          </table:table-cell>
          <table:table-cell office:value-type="float" office:value="0.0678082" calcext:value-type="float">
            <text:p>0.0678082</text:p>
          </table:table-cell>
          <table:table-cell office:value-type="float" office:value="0.0452427" calcext:value-type="float">
            <text:p>0.0452427</text:p>
          </table:table-cell>
          <table:table-cell office:value-type="float" office:value="0.0226325" calcext:value-type="float">
            <text:p>0.0226325</text:p>
          </table:table-cell>
          <table:table-cell office:value-type="float" office:value="-9.79386E-017" calcext:value-type="float">
            <text:p>-9.79386E-17</text:p>
          </table:table-cell>
          <table:table-cell office:value-type="float" office:value="-0.0226325" calcext:value-type="float">
            <text:p>-0.0226325</text:p>
          </table:table-cell>
          <table:table-cell office:value-type="float" office:value="-0.0452427" calcext:value-type="float">
            <text:p>-0.0452427</text:p>
          </table:table-cell>
          <table:table-cell office:value-type="float" office:value="-0.0678082" calcext:value-type="float">
            <text:p>-0.0678082</text:p>
          </table:table-cell>
          <table:table-cell office:value-type="float" office:value="-0.0903068" calcext:value-type="float">
            <text:p>-0.0903068</text:p>
          </table:table-cell>
          <table:table-cell office:value-type="float" office:value="-0.112716" calcext:value-type="float">
            <text:p>-0.112716</text:p>
          </table:table-cell>
          <table:table-cell office:value-type="float" office:value="-0.135015" calcext:value-type="float">
            <text:p>-0.135015</text:p>
          </table:table-cell>
          <table:table-cell office:value-type="float" office:value="-0.15718" calcext:value-type="float">
            <text:p>-0.15718</text:p>
          </table:table-cell>
          <table:table-cell office:value-type="float" office:value="-0.17919" calcext:value-type="float">
            <text:p>-0.17919</text:p>
          </table:table-cell>
          <table:table-cell office:value-type="float" office:value="-0.201023" calcext:value-type="float">
            <text:p>-0.201023</text:p>
          </table:table-cell>
          <table:table-cell office:value-type="float" office:value="-0.222657" calcext:value-type="float">
            <text:p>-0.222657</text:p>
          </table:table-cell>
          <table:table-cell office:value-type="float" office:value="-0.244072" calcext:value-type="float">
            <text:p>-0.244072</text:p>
          </table:table-cell>
          <table:table-cell office:value-type="float" office:value="-0.265246" calcext:value-type="float">
            <text:p>-0.265246</text:p>
          </table:table-cell>
          <table:table-cell office:value-type="float" office:value="-0.286159" calcext:value-type="float">
            <text:p>-0.286159</text:p>
          </table:table-cell>
          <table:table-cell office:value-type="float" office:value="-0.306788" calcext:value-type="float">
            <text:p>-0.306788</text:p>
          </table:table-cell>
          <table:table-cell office:value-type="float" office:value="-0.327116" calcext:value-type="float">
            <text:p>-0.327116</text:p>
          </table:table-cell>
          <table:table-cell office:value-type="float" office:value="-0.34712" calcext:value-type="float">
            <text:p>-0.34712</text:p>
          </table:table-cell>
          <table:table-cell office:value-type="float" office:value="-0.366782" calcext:value-type="float">
            <text:p>-0.366782</text:p>
          </table:table-cell>
          <table:table-cell office:value-type="float" office:value="-0.386081" calcext:value-type="float">
            <text:p>-0.386081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423519" calcext:value-type="float">
            <text:p>-0.423519</text:p>
          </table:table-cell>
          <table:table-cell office:value-type="float" office:value="-0.44162" calcext:value-type="float">
            <text:p>-0.44162</text:p>
          </table:table-cell>
          <table:table-cell office:value-type="float" office:value="-0.459286" calcext:value-type="float">
            <text:p>-0.459286</text:p>
          </table:table-cell>
          <table:table-cell office:value-type="float" office:value="-0.476498" calcext:value-type="float">
            <text:p>-0.476498</text:p>
          </table:table-cell>
          <table:table-cell office:value-type="float" office:value="-0.493239" calcext:value-type="float">
            <text:p>-0.493239</text:p>
          </table:table-cell>
          <table:table-cell office:value-type="float" office:value="-0.509494" calcext:value-type="float">
            <text:p>-0.509494</text:p>
          </table:table-cell>
          <table:table-cell office:value-type="float" office:value="-0.525246" calcext:value-type="float">
            <text:p>-0.525246</text:p>
          </table:table-cell>
          <table:table-cell office:value-type="float" office:value="-0.54048" calcext:value-type="float">
            <text:p>-0.54048</text:p>
          </table:table-cell>
          <table:table-cell office:value-type="float" office:value="-0.55518" calcext:value-type="float">
            <text:p>-0.55518</text:p>
          </table:table-cell>
          <table:table-cell office:value-type="float" office:value="-0.569334" calcext:value-type="float">
            <text:p>-0.569334</text:p>
          </table:table-cell>
          <table:table-cell office:value-type="float" office:value="-0.582923" calcext:value-type="float">
            <text:p>-0.582923</text:p>
          </table:table-cell>
          <table:table-cell office:value-type="float" office:value="-0.59594" calcext:value-type="float">
            <text:p>-0.59594</text:p>
          </table:table-cell>
          <table:table-cell office:value-type="float" office:value="-0.608365" calcext:value-type="float">
            <text:p>-0.608365</text:p>
          </table:table-cell>
          <table:table-cell office:value-type="float" office:value="-0.620194" calcext:value-type="float">
            <text:p>-0.620194</text:p>
          </table:table-cell>
          <table:table-cell office:value-type="float" office:value="-0.631407" calcext:value-type="float">
            <text:p>-0.631407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651956" calcext:value-type="float">
            <text:p>-0.651956</text:p>
          </table:table-cell>
          <table:table-cell office:value-type="float" office:value="-0.661273" calcext:value-type="float">
            <text:p>-0.661273</text:p>
          </table:table-cell>
          <table:table-cell office:value-type="float" office:value="-0.669932" calcext:value-type="float">
            <text:p>-0.669932</text:p>
          </table:table-cell>
          <table:table-cell office:value-type="float" office:value="-0.677937" calcext:value-type="float">
            <text:p>-0.677937</text:p>
          </table:table-cell>
          <table:table-cell office:value-type="float" office:value="-0.685265" calcext:value-type="float">
            <text:p>-0.685265</text:p>
          </table:table-cell>
          <table:table-cell office:value-type="float" office:value="-0.691924" calcext:value-type="float">
            <text:p>-0.691924</text:p>
          </table:table-cell>
          <table:table-cell office:value-type="float" office:value="-0.697893" calcext:value-type="float">
            <text:p>-0.697893</text:p>
          </table:table-cell>
          <table:table-cell office:value-type="float" office:value="-0.703181" calcext:value-type="float">
            <text:p>-0.703181</text:p>
          </table:table-cell>
          <table:table-cell office:value-type="float" office:value="-0.707767" calcext:value-type="float">
            <text:p>-0.707767</text:p>
          </table:table-cell>
          <table:table-cell office:value-type="float" office:value="-0.711663" calcext:value-type="float">
            <text:p>-0.711663</text:p>
          </table:table-cell>
          <table:table-cell office:value-type="float" office:value="-0.714848" calcext:value-type="float">
            <text:p>-0.714848</text:p>
          </table:table-cell>
          <table:table-cell office:value-type="float" office:value="-0.717336" calcext:value-type="float">
            <text:p>-0.717336</text:p>
          </table:table-cell>
          <table:table-cell office:value-type="float" office:value="-0.719107" calcext:value-type="float">
            <text:p>-0.719107</text:p>
          </table:table-cell>
          <table:table-cell office:value-type="float" office:value="-0.720178" calcext:value-type="float">
            <text:p>-0.720178</text:p>
          </table:table-cell>
          <table:table-cell office:value-type="float" office:value="-0.720528" calcext:value-type="float">
            <text:p>-0.720528</text:p>
          </table:table-cell>
        </table:table-row>
        <table:table-row table:style-name="ro1">
          <table:table-cell office:value-type="float" office:value="0.271444" calcext:value-type="float">
            <text:p>0.271444</text:p>
          </table:table-cell>
          <table:table-cell office:value-type="float" office:value="0.686596" calcext:value-type="float">
            <text:p>0.686596</text:p>
          </table:table-cell>
          <table:table-cell office:value-type="float" office:value="0.686262" calcext:value-type="float">
            <text:p>0.686262</text:p>
          </table:table-cell>
          <table:table-cell office:value-type="float" office:value="0.685241" calcext:value-type="float">
            <text:p>0.685241</text:p>
          </table:table-cell>
          <table:table-cell office:value-type="float" office:value="0.683554" calcext:value-type="float">
            <text:p>0.683554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8148" calcext:value-type="float">
            <text:p>0.678148</text:p>
          </table:table-cell>
          <table:table-cell office:value-type="float" office:value="0.674435" calcext:value-type="float">
            <text:p>0.674435</text:p>
          </table:table-cell>
          <table:table-cell office:value-type="float" office:value="0.670065" calcext:value-type="float">
            <text:p>0.670065</text:p>
          </table:table-cell>
          <table:table-cell office:value-type="float" office:value="0.665026" calcext:value-type="float">
            <text:p>0.665026</text:p>
          </table:table-cell>
          <table:table-cell office:value-type="float" office:value="0.659338" calcext:value-type="float">
            <text:p>0.659338</text:p>
          </table:table-cell>
          <table:table-cell office:value-type="float" office:value="0.652992" calcext:value-type="float">
            <text:p>0.652992</text:p>
          </table:table-cell>
          <table:table-cell office:value-type="float" office:value="0.646009" calcext:value-type="float">
            <text:p>0.646009</text:p>
          </table:table-cell>
          <table:table-cell office:value-type="float" office:value="0.638382" calcext:value-type="float">
            <text:p>0.638382</text:p>
          </table:table-cell>
          <table:table-cell office:value-type="float" office:value="0.630131" calcext:value-type="float">
            <text:p>0.630131</text:p>
          </table:table-cell>
          <table:table-cell office:value-type="float" office:value="0.621252" calcext:value-type="float">
            <text:p>0.621252</text:p>
          </table:table-cell>
          <table:table-cell office:value-type="float" office:value="0.611766" calcext:value-type="float">
            <text:p>0.611766</text:p>
          </table:table-cell>
          <table:table-cell office:value-type="float" office:value="0.60167" calcext:value-type="float">
            <text:p>0.60167</text:p>
          </table:table-cell>
          <table:table-cell office:value-type="float" office:value="0.590986" calcext:value-type="float">
            <text:p>0.590986</text:p>
          </table:table-cell>
          <table:table-cell office:value-type="float" office:value="0.579714" calcext:value-type="float">
            <text:p>0.579714</text:p>
          </table:table-cell>
          <table:table-cell office:value-type="float" office:value="0.567874" calcext:value-type="float">
            <text:p>0.567874</text:p>
          </table:table-cell>
          <table:table-cell office:value-type="float" office:value="0.55547" calcext:value-type="float">
            <text:p>0.55547</text:p>
          </table:table-cell>
          <table:table-cell office:value-type="float" office:value="0.542521" calcext:value-type="float">
            <text:p>0.542521</text:p>
          </table:table-cell>
          <table:table-cell office:value-type="float" office:value="0.529034" calcext:value-type="float">
            <text:p>0.529034</text:p>
          </table:table-cell>
          <table:table-cell office:value-type="float" office:value="0.515027" calcext:value-type="float">
            <text:p>0.515027</text:p>
          </table:table-cell>
          <table:table-cell office:value-type="float" office:value="0.50051" calcext:value-type="float">
            <text:p>0.50051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47001" calcext:value-type="float">
            <text:p>0.47001</text:p>
          </table:table-cell>
          <table:table-cell office:value-type="float" office:value="0.454057" calcext:value-type="float">
            <text:p>0.454057</text:p>
          </table:table-cell>
          <table:table-cell office:value-type="float" office:value="0.437656" calcext:value-type="float">
            <text:p>0.437656</text:p>
          </table:table-cell>
          <table:table-cell office:value-type="float" office:value="0.420822" calcext:value-type="float">
            <text:p>0.420822</text:p>
          </table:table-cell>
          <table:table-cell office:value-type="float" office:value="0.403574" calcext:value-type="float">
            <text:p>0.403574</text:p>
          </table:table-cell>
          <table:table-cell office:value-type="float" office:value="0.385927" calcext:value-type="float">
            <text:p>0.385927</text:p>
          </table:table-cell>
          <table:table-cell office:value-type="float" office:value="0.367899" calcext:value-type="float">
            <text:p>0.367899</text:p>
          </table:table-cell>
          <table:table-cell office:value-type="float" office:value="0.349508" calcext:value-type="float">
            <text:p>0.349508</text:p>
          </table:table-cell>
          <table:table-cell office:value-type="float" office:value="0.330772" calcext:value-type="float">
            <text:p>0.330772</text:p>
          </table:table-cell>
          <table:table-cell office:value-type="float" office:value="0.31171" calcext:value-type="float">
            <text:p>0.31171</text:p>
          </table:table-cell>
          <table:table-cell office:value-type="float" office:value="0.29234" calcext:value-type="float">
            <text:p>0.29234</text:p>
          </table:table-cell>
          <table:table-cell office:value-type="float" office:value="0.272682" calcext:value-type="float">
            <text:p>0.272682</text:p>
          </table:table-cell>
          <table:table-cell office:value-type="float" office:value="0.252755" calcext:value-type="float">
            <text:p>0.252755</text:p>
          </table:table-cell>
          <table:table-cell office:value-type="float" office:value="0.232578" calcext:value-type="float">
            <text:p>0.232578</text:p>
          </table:table-cell>
          <table:table-cell office:value-type="float" office:value="0.212171" calcext:value-type="float">
            <text:p>0.212171</text:p>
          </table:table-cell>
          <table:table-cell office:value-type="float" office:value="0.191556" calcext:value-type="float">
            <text:p>0.191556</text:p>
          </table:table-cell>
          <table:table-cell office:value-type="float" office:value="0.170751" calcext:value-type="float">
            <text:p>0.170751</text:p>
          </table:table-cell>
          <table:table-cell office:value-type="float" office:value="0.149777" calcext:value-type="float">
            <text:p>0.149777</text:p>
          </table:table-cell>
          <table:table-cell office:value-type="float" office:value="0.128656" calcext:value-type="float">
            <text:p>0.128656</text:p>
          </table:table-cell>
          <table:table-cell office:value-type="float" office:value="0.107408" calcext:value-type="float">
            <text:p>0.107408</text:p>
          </table:table-cell>
          <table:table-cell office:value-type="float" office:value="0.0860539" calcext:value-type="float">
            <text:p>0.0860539</text:p>
          </table:table-cell>
          <table:table-cell office:value-type="float" office:value="0.0646148" calcext:value-type="float">
            <text:p>0.0646148</text:p>
          </table:table-cell>
          <table:table-cell office:value-type="float" office:value="0.043112" calcext:value-type="float">
            <text:p>0.043112</text:p>
          </table:table-cell>
          <table:table-cell office:value-type="float" office:value="0.0215667" calcext:value-type="float">
            <text:p>0.0215667</text:p>
          </table:table-cell>
          <table:table-cell office:value-type="float" office:value="-4.87721E-017" calcext:value-type="float">
            <text:p>-4.87721E-17</text:p>
          </table:table-cell>
          <table:table-cell office:value-type="float" office:value="-0.0215667" calcext:value-type="float">
            <text:p>-0.0215667</text:p>
          </table:table-cell>
          <table:table-cell office:value-type="float" office:value="-0.043112" calcext:value-type="float">
            <text:p>-0.043112</text:p>
          </table:table-cell>
          <table:table-cell office:value-type="float" office:value="-0.0646148" calcext:value-type="float">
            <text:p>-0.0646148</text:p>
          </table:table-cell>
          <table:table-cell office:value-type="float" office:value="-0.0860539" calcext:value-type="float">
            <text:p>-0.0860539</text:p>
          </table:table-cell>
          <table:table-cell office:value-type="float" office:value="-0.107408" calcext:value-type="float">
            <text:p>-0.107408</text:p>
          </table:table-cell>
          <table:table-cell office:value-type="float" office:value="-0.128656" calcext:value-type="float">
            <text:p>-0.128656</text:p>
          </table:table-cell>
          <table:table-cell office:value-type="float" office:value="-0.149777" calcext:value-type="float">
            <text:p>-0.149777</text:p>
          </table:table-cell>
          <table:table-cell office:value-type="float" office:value="-0.170751" calcext:value-type="float">
            <text:p>-0.170751</text:p>
          </table:table-cell>
          <table:table-cell office:value-type="float" office:value="-0.191556" calcext:value-type="float">
            <text:p>-0.191556</text:p>
          </table:table-cell>
          <table:table-cell office:value-type="float" office:value="-0.212171" calcext:value-type="float">
            <text:p>-0.212171</text:p>
          </table:table-cell>
          <table:table-cell office:value-type="float" office:value="-0.232578" calcext:value-type="float">
            <text:p>-0.232578</text:p>
          </table:table-cell>
          <table:table-cell office:value-type="float" office:value="-0.252755" calcext:value-type="float">
            <text:p>-0.252755</text:p>
          </table:table-cell>
          <table:table-cell office:value-type="float" office:value="-0.272682" calcext:value-type="float">
            <text:p>-0.272682</text:p>
          </table:table-cell>
          <table:table-cell office:value-type="float" office:value="-0.29234" calcext:value-type="float">
            <text:p>-0.29234</text:p>
          </table:table-cell>
          <table:table-cell office:value-type="float" office:value="-0.31171" calcext:value-type="float">
            <text:p>-0.31171</text:p>
          </table:table-cell>
          <table:table-cell office:value-type="float" office:value="-0.330772" calcext:value-type="float">
            <text:p>-0.330772</text:p>
          </table:table-cell>
          <table:table-cell office:value-type="float" office:value="-0.349508" calcext:value-type="float">
            <text:p>-0.349508</text:p>
          </table:table-cell>
          <table:table-cell office:value-type="float" office:value="-0.367899" calcext:value-type="float">
            <text:p>-0.367899</text:p>
          </table:table-cell>
          <table:table-cell office:value-type="float" office:value="-0.385927" calcext:value-type="float">
            <text:p>-0.385927</text:p>
          </table:table-cell>
          <table:table-cell office:value-type="float" office:value="-0.403574" calcext:value-type="float">
            <text:p>-0.403574</text:p>
          </table:table-cell>
          <table:table-cell office:value-type="float" office:value="-0.420822" calcext:value-type="float">
            <text:p>-0.420822</text:p>
          </table:table-cell>
          <table:table-cell office:value-type="float" office:value="-0.437656" calcext:value-type="float">
            <text:p>-0.437656</text:p>
          </table:table-cell>
          <table:table-cell office:value-type="float" office:value="-0.454057" calcext:value-type="float">
            <text:p>-0.454057</text:p>
          </table:table-cell>
          <table:table-cell office:value-type="float" office:value="-0.47001" calcext:value-type="float">
            <text:p>-0.47001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-0.50051" calcext:value-type="float">
            <text:p>-0.50051</text:p>
          </table:table-cell>
          <table:table-cell office:value-type="float" office:value="-0.515027" calcext:value-type="float">
            <text:p>-0.515027</text:p>
          </table:table-cell>
          <table:table-cell office:value-type="float" office:value="-0.529034" calcext:value-type="float">
            <text:p>-0.529034</text:p>
          </table:table-cell>
          <table:table-cell office:value-type="float" office:value="-0.542521" calcext:value-type="float">
            <text:p>-0.542521</text:p>
          </table:table-cell>
          <table:table-cell office:value-type="float" office:value="-0.55547" calcext:value-type="float">
            <text:p>-0.55547</text:p>
          </table:table-cell>
          <table:table-cell office:value-type="float" office:value="-0.567874" calcext:value-type="float">
            <text:p>-0.567874</text:p>
          </table:table-cell>
          <table:table-cell office:value-type="float" office:value="-0.579714" calcext:value-type="float">
            <text:p>-0.579714</text:p>
          </table:table-cell>
          <table:table-cell office:value-type="float" office:value="-0.590986" calcext:value-type="float">
            <text:p>-0.590986</text:p>
          </table:table-cell>
          <table:table-cell office:value-type="float" office:value="-0.60167" calcext:value-type="float">
            <text:p>-0.60167</text:p>
          </table:table-cell>
          <table:table-cell office:value-type="float" office:value="-0.611766" calcext:value-type="float">
            <text:p>-0.611766</text:p>
          </table:table-cell>
          <table:table-cell office:value-type="float" office:value="-0.621252" calcext:value-type="float">
            <text:p>-0.621252</text:p>
          </table:table-cell>
          <table:table-cell office:value-type="float" office:value="-0.630131" calcext:value-type="float">
            <text:p>-0.630131</text:p>
          </table:table-cell>
          <table:table-cell office:value-type="float" office:value="-0.638382" calcext:value-type="float">
            <text:p>-0.638382</text:p>
          </table:table-cell>
          <table:table-cell office:value-type="float" office:value="-0.646009" calcext:value-type="float">
            <text:p>-0.646009</text:p>
          </table:table-cell>
          <table:table-cell office:value-type="float" office:value="-0.652992" calcext:value-type="float">
            <text:p>-0.652992</text:p>
          </table:table-cell>
          <table:table-cell office:value-type="float" office:value="-0.659338" calcext:value-type="float">
            <text:p>-0.659338</text:p>
          </table:table-cell>
          <table:table-cell office:value-type="float" office:value="-0.665026" calcext:value-type="float">
            <text:p>-0.665026</text:p>
          </table:table-cell>
          <table:table-cell office:value-type="float" office:value="-0.670065" calcext:value-type="float">
            <text:p>-0.670065</text:p>
          </table:table-cell>
          <table:table-cell office:value-type="float" office:value="-0.674435" calcext:value-type="float">
            <text:p>-0.674435</text:p>
          </table:table-cell>
          <table:table-cell office:value-type="float" office:value="-0.678148" calcext:value-type="float">
            <text:p>-0.678148</text:p>
          </table:table-cell>
          <table:table-cell office:value-type="float" office:value="-0.681182" calcext:value-type="float">
            <text:p>-0.681182</text:p>
          </table:table-cell>
          <table:table-cell office:value-type="float" office:value="-0.683554" calcext:value-type="float">
            <text:p>-0.683554</text:p>
          </table:table-cell>
          <table:table-cell office:value-type="float" office:value="-0.685241" calcext:value-type="float">
            <text:p>-0.685241</text:p>
          </table:table-cell>
          <table:table-cell office:value-type="float" office:value="-0.686262" calcext:value-type="float">
            <text:p>-0.686262</text:p>
          </table:table-cell>
          <table:table-cell office:value-type="float" office:value="-0.686596" calcext:value-type="float">
            <text:p>-0.686596</text:p>
          </table:table-cell>
        </table:table-row>
        <table:table-row table:style-name="ro1">
          <table:table-cell office:value-type="float" office:value="0.289952" calcext:value-type="float">
            <text:p>0.289952</text:p>
          </table:table-cell>
          <table:table-cell office:value-type="float" office:value="0.647473" calcext:value-type="float">
            <text:p>0.647473</text:p>
          </table:table-cell>
          <table:table-cell office:value-type="float" office:value="0.647159" calcext:value-type="float">
            <text:p>0.647159</text:p>
          </table:table-cell>
          <table:table-cell office:value-type="float" office:value="0.646196" calcext:value-type="float">
            <text:p>0.646196</text:p>
          </table:table-cell>
          <table:table-cell office:value-type="float" office:value="0.644605" calcext:value-type="float">
            <text:p>0.644605</text:p>
          </table:table-cell>
          <table:table-cell office:value-type="float" office:value="0.642368" calcext:value-type="float">
            <text:p>0.642368</text:p>
          </table:table-cell>
          <table:table-cell office:value-type="float" office:value="0.639507" calcext:value-type="float">
            <text:p>0.639507</text:p>
          </table:table-cell>
          <table:table-cell office:value-type="float" office:value="0.636005" calcext:value-type="float">
            <text:p>0.636005</text:p>
          </table:table-cell>
          <table:table-cell office:value-type="float" office:value="0.631885" calcext:value-type="float">
            <text:p>0.631885</text:p>
          </table:table-cell>
          <table:table-cell office:value-type="float" office:value="0.627133" calcext:value-type="float">
            <text:p>0.627133</text:p>
          </table:table-cell>
          <table:table-cell office:value-type="float" office:value="0.62177" calcext:value-type="float">
            <text:p>0.62177</text:p>
          </table:table-cell>
          <table:table-cell office:value-type="float" office:value="0.615785" calcext:value-type="float">
            <text:p>0.615785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02007" calcext:value-type="float">
            <text:p>0.602007</text:p>
          </table:table-cell>
          <table:table-cell office:value-type="float" office:value="0.594227" calcext:value-type="float">
            <text:p>0.594227</text:p>
          </table:table-cell>
          <table:table-cell office:value-type="float" office:value="0.585853" calcext:value-type="float">
            <text:p>0.585853</text:p>
          </table:table-cell>
          <table:table-cell office:value-type="float" office:value="0.576908" calcext:value-type="float">
            <text:p>0.576908</text:p>
          </table:table-cell>
          <table:table-cell office:value-type="float" office:value="0.567387" calcext:value-type="float">
            <text:p>0.567387</text:p>
          </table:table-cell>
          <table:table-cell office:value-type="float" office:value="0.557312" calcext:value-type="float">
            <text:p>0.557312</text:p>
          </table:table-cell>
          <table:table-cell office:value-type="float" office:value="0.546682" calcext:value-type="float">
            <text:p>0.546682</text:p>
          </table:table-cell>
          <table:table-cell office:value-type="float" office:value="0.535517" calcext:value-type="float">
            <text:p>0.535517</text:p>
          </table:table-cell>
          <table:table-cell office:value-type="float" office:value="0.523819" calcext:value-type="float">
            <text:p>0.523819</text:p>
          </table:table-cell>
          <table:table-cell office:value-type="float" office:value="0.511609" calcext:value-type="float">
            <text:p>0.511609</text:p>
          </table:table-cell>
          <table:table-cell office:value-type="float" office:value="0.498889" calcext:value-type="float">
            <text:p>0.498889</text:p>
          </table:table-cell>
          <table:table-cell office:value-type="float" office:value="0.485681" calcext:value-type="float">
            <text:p>0.485681</text:p>
          </table:table-cell>
          <table:table-cell office:value-type="float" office:value="0.471991" calcext:value-type="float">
            <text:p>0.471991</text:p>
          </table:table-cell>
          <table:table-cell office:value-type="float" office:value="0.457837" calcext:value-type="float">
            <text:p>0.457837</text:p>
          </table:table-cell>
          <table:table-cell office:value-type="float" office:value="0.443229" calcext:value-type="float">
            <text:p>0.443229</text:p>
          </table:table-cell>
          <table:table-cell office:value-type="float" office:value="0.428185" calcext:value-type="float">
            <text:p>0.428185</text:p>
          </table:table-cell>
          <table:table-cell office:value-type="float" office:value="0.412718" calcext:value-type="float">
            <text:p>0.412718</text:p>
          </table:table-cell>
          <table:table-cell office:value-type="float" office:value="0.396844" calcext:value-type="float">
            <text:p>0.396844</text:p>
          </table:table-cell>
          <table:table-cell office:value-type="float" office:value="0.380578" calcext:value-type="float">
            <text:p>0.380578</text:p>
          </table:table-cell>
          <table:table-cell office:value-type="float" office:value="0.363937" calcext:value-type="float">
            <text:p>0.363937</text:p>
          </table:table-cell>
          <table:table-cell office:value-type="float" office:value="0.346936" calcext:value-type="float">
            <text:p>0.346936</text:p>
          </table:table-cell>
          <table:table-cell office:value-type="float" office:value="0.329593" calcext:value-type="float">
            <text:p>0.329593</text:p>
          </table:table-cell>
          <table:table-cell office:value-type="float" office:value="0.311925" calcext:value-type="float">
            <text:p>0.311925</text:p>
          </table:table-cell>
          <table:table-cell office:value-type="float" office:value="0.293949" calcext:value-type="float">
            <text:p>0.293949</text:p>
          </table:table-cell>
          <table:table-cell office:value-type="float" office:value="0.275683" calcext:value-type="float">
            <text:p>0.275683</text:p>
          </table:table-cell>
          <table:table-cell office:value-type="float" office:value="0.257145" calcext:value-type="float">
            <text:p>0.257145</text:p>
          </table:table-cell>
          <table:table-cell office:value-type="float" office:value="0.238353" calcext:value-type="float">
            <text:p>0.238353</text:p>
          </table:table-cell>
          <table:table-cell office:value-type="float" office:value="0.219326" calcext:value-type="float">
            <text:p>0.219326</text:p>
          </table:table-cell>
          <table:table-cell office:value-type="float" office:value="0.200082" calcext:value-type="float">
            <text:p>0.200082</text:p>
          </table:table-cell>
          <table:table-cell office:value-type="float" office:value="0.180641" calcext:value-type="float">
            <text:p>0.180641</text:p>
          </table:table-cell>
          <table:table-cell office:value-type="float" office:value="0.161021" calcext:value-type="float">
            <text:p>0.161021</text:p>
          </table:table-cell>
          <table:table-cell office:value-type="float" office:value="0.141243" calcext:value-type="float">
            <text:p>0.141243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0.101288" calcext:value-type="float">
            <text:p>0.101288</text:p>
          </table:table-cell>
          <table:table-cell office:value-type="float" office:value="0.0811506" calcext:value-type="float">
            <text:p>0.0811506</text:p>
          </table:table-cell>
          <table:table-cell office:value-type="float" office:value="0.0609331" calcext:value-type="float">
            <text:p>0.0609331</text:p>
          </table:table-cell>
          <table:table-cell office:value-type="float" office:value="0.0406555" calcext:value-type="float">
            <text:p>0.0406555</text:p>
          </table:table-cell>
          <table:table-cell office:value-type="float" office:value="0.0203378" calcext:value-type="float">
            <text:p>0.0203378</text:p>
          </table:table-cell>
          <table:table-cell office:value-type="float" office:value="1.47842E-016" calcext:value-type="float">
            <text:p>1.47842E-16</text:p>
          </table:table-cell>
          <table:table-cell office:value-type="float" office:value="-0.0203378" calcext:value-type="float">
            <text:p>-0.0203378</text:p>
          </table:table-cell>
          <table:table-cell office:value-type="float" office:value="-0.0406555" calcext:value-type="float">
            <text:p>-0.0406555</text:p>
          </table:table-cell>
          <table:table-cell office:value-type="float" office:value="-0.0609331" calcext:value-type="float">
            <text:p>-0.0609331</text:p>
          </table:table-cell>
          <table:table-cell office:value-type="float" office:value="-0.0811506" calcext:value-type="float">
            <text:p>-0.0811506</text:p>
          </table:table-cell>
          <table:table-cell office:value-type="float" office:value="-0.101288" calcext:value-type="float">
            <text:p>-0.101288</text:p>
          </table:table-cell>
          <table:table-cell office:value-type="float" office:value="-0.121325" calcext:value-type="float">
            <text:p>-0.121325</text:p>
          </table:table-cell>
          <table:table-cell office:value-type="float" office:value="-0.141243" calcext:value-type="float">
            <text:p>-0.141243</text:p>
          </table:table-cell>
          <table:table-cell office:value-type="float" office:value="-0.161021" calcext:value-type="float">
            <text:p>-0.161021</text:p>
          </table:table-cell>
          <table:table-cell office:value-type="float" office:value="-0.180641" calcext:value-type="float">
            <text:p>-0.180641</text:p>
          </table:table-cell>
          <table:table-cell office:value-type="float" office:value="-0.200082" calcext:value-type="float">
            <text:p>-0.200082</text:p>
          </table:table-cell>
          <table:table-cell office:value-type="float" office:value="-0.219326" calcext:value-type="float">
            <text:p>-0.219326</text:p>
          </table:table-cell>
          <table:table-cell office:value-type="float" office:value="-0.238353" calcext:value-type="float">
            <text:p>-0.238353</text:p>
          </table:table-cell>
          <table:table-cell office:value-type="float" office:value="-0.257145" calcext:value-type="float">
            <text:p>-0.257145</text:p>
          </table:table-cell>
          <table:table-cell office:value-type="float" office:value="-0.275683" calcext:value-type="float">
            <text:p>-0.275683</text:p>
          </table:table-cell>
          <table:table-cell office:value-type="float" office:value="-0.293949" calcext:value-type="float">
            <text:p>-0.293949</text:p>
          </table:table-cell>
          <table:table-cell office:value-type="float" office:value="-0.311925" calcext:value-type="float">
            <text:p>-0.311925</text:p>
          </table:table-cell>
          <table:table-cell office:value-type="float" office:value="-0.329593" calcext:value-type="float">
            <text:p>-0.329593</text:p>
          </table:table-cell>
          <table:table-cell office:value-type="float" office:value="-0.346936" calcext:value-type="float">
            <text:p>-0.346936</text:p>
          </table:table-cell>
          <table:table-cell office:value-type="float" office:value="-0.363937" calcext:value-type="float">
            <text:p>-0.363937</text:p>
          </table:table-cell>
          <table:table-cell office:value-type="float" office:value="-0.380578" calcext:value-type="float">
            <text:p>-0.380578</text:p>
          </table:table-cell>
          <table:table-cell office:value-type="float" office:value="-0.396844" calcext:value-type="float">
            <text:p>-0.396844</text:p>
          </table:table-cell>
          <table:table-cell office:value-type="float" office:value="-0.412718" calcext:value-type="float">
            <text:p>-0.412718</text:p>
          </table:table-cell>
          <table:table-cell office:value-type="float" office:value="-0.428185" calcext:value-type="float">
            <text:p>-0.428185</text:p>
          </table:table-cell>
          <table:table-cell office:value-type="float" office:value="-0.443229" calcext:value-type="float">
            <text:p>-0.443229</text:p>
          </table:table-cell>
          <table:table-cell office:value-type="float" office:value="-0.457837" calcext:value-type="float">
            <text:p>-0.457837</text:p>
          </table:table-cell>
          <table:table-cell office:value-type="float" office:value="-0.471991" calcext:value-type="float">
            <text:p>-0.471991</text:p>
          </table:table-cell>
          <table:table-cell office:value-type="float" office:value="-0.485681" calcext:value-type="float">
            <text:p>-0.485681</text:p>
          </table:table-cell>
          <table:table-cell office:value-type="float" office:value="-0.498889" calcext:value-type="float">
            <text:p>-0.498889</text:p>
          </table:table-cell>
          <table:table-cell office:value-type="float" office:value="-0.511609" calcext:value-type="float">
            <text:p>-0.511609</text:p>
          </table:table-cell>
          <table:table-cell office:value-type="float" office:value="-0.523819" calcext:value-type="float">
            <text:p>-0.523819</text:p>
          </table:table-cell>
          <table:table-cell office:value-type="float" office:value="-0.535517" calcext:value-type="float">
            <text:p>-0.535517</text:p>
          </table:table-cell>
          <table:table-cell office:value-type="float" office:value="-0.546682" calcext:value-type="float">
            <text:p>-0.546682</text:p>
          </table:table-cell>
          <table:table-cell office:value-type="float" office:value="-0.557312" calcext:value-type="float">
            <text:p>-0.557312</text:p>
          </table:table-cell>
          <table:table-cell office:value-type="float" office:value="-0.567387" calcext:value-type="float">
            <text:p>-0.567387</text:p>
          </table:table-cell>
          <table:table-cell office:value-type="float" office:value="-0.576908" calcext:value-type="float">
            <text:p>-0.576908</text:p>
          </table:table-cell>
          <table:table-cell office:value-type="float" office:value="-0.585853" calcext:value-type="float">
            <text:p>-0.585853</text:p>
          </table:table-cell>
          <table:table-cell office:value-type="float" office:value="-0.594227" calcext:value-type="float">
            <text:p>-0.594227</text:p>
          </table:table-cell>
          <table:table-cell office:value-type="float" office:value="-0.602007" calcext:value-type="float">
            <text:p>-0.602007</text:p>
          </table:table-cell>
          <table:table-cell office:value-type="float" office:value="-0.6092" calcext:value-type="float">
            <text:p>-0.6092</text:p>
          </table:table-cell>
          <table:table-cell office:value-type="float" office:value="-0.615785" calcext:value-type="float">
            <text:p>-0.615785</text:p>
          </table:table-cell>
          <table:table-cell office:value-type="float" office:value="-0.62177" calcext:value-type="float">
            <text:p>-0.62177</text:p>
          </table:table-cell>
          <table:table-cell office:value-type="float" office:value="-0.627133" calcext:value-type="float">
            <text:p>-0.627133</text:p>
          </table:table-cell>
          <table:table-cell office:value-type="float" office:value="-0.631885" calcext:value-type="float">
            <text:p>-0.631885</text:p>
          </table:table-cell>
          <table:table-cell office:value-type="float" office:value="-0.636005" calcext:value-type="float">
            <text:p>-0.636005</text:p>
          </table:table-cell>
          <table:table-cell office:value-type="float" office:value="-0.639507" calcext:value-type="float">
            <text:p>-0.639507</text:p>
          </table:table-cell>
          <table:table-cell office:value-type="float" office:value="-0.642368" calcext:value-type="float">
            <text:p>-0.642368</text:p>
          </table:table-cell>
          <table:table-cell office:value-type="float" office:value="-0.644605" calcext:value-type="float">
            <text:p>-0.644605</text:p>
          </table:table-cell>
          <table:table-cell office:value-type="float" office:value="-0.646196" calcext:value-type="float">
            <text:p>-0.646196</text:p>
          </table:table-cell>
          <table:table-cell office:value-type="float" office:value="-0.647159" calcext:value-type="float">
            <text:p>-0.647159</text:p>
          </table:table-cell>
          <table:table-cell office:value-type="float" office:value="-0.647473" calcext:value-type="float">
            <text:p>-0.647473</text:p>
          </table:table-cell>
        </table:table-row>
        <table:table-row table:style-name="ro1">
          <table:table-cell office:value-type="float" office:value="0.30846" calcext:value-type="float">
            <text:p>0.30846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606607" calcext:value-type="float">
            <text:p>0.606607</text:p>
          </table:table-cell>
          <table:table-cell office:value-type="float" office:value="0.605703" calcext:value-type="float">
            <text:p>0.605703</text:p>
          </table:table-cell>
          <table:table-cell office:value-type="float" office:value="0.604213" calcext:value-type="float">
            <text:p>0.604213</text:p>
          </table:table-cell>
          <table:table-cell office:value-type="float" office:value="0.602115" calcext:value-type="float">
            <text:p>0.602115</text:p>
          </table:table-cell>
          <table:table-cell office:value-type="float" office:value="0.599435" calcext:value-type="float">
            <text:p>0.599435</text:p>
          </table:table-cell>
          <table:table-cell office:value-type="float" office:value="0.596151" calcext:value-type="float">
            <text:p>0.596151</text:p>
          </table:table-cell>
          <table:table-cell office:value-type="float" office:value="0.59229" calcext:value-type="float">
            <text:p>0.59229</text:p>
          </table:table-cell>
          <table:table-cell office:value-type="float" office:value="0.587835" calcext:value-type="float">
            <text:p>0.587835</text:p>
          </table:table-cell>
          <table:table-cell office:value-type="float" office:value="0.582809" calcext:value-type="float">
            <text:p>0.582809</text:p>
          </table:table-cell>
          <table:table-cell office:value-type="float" office:value="0.577198" calcext:value-type="float">
            <text:p>0.577198</text:p>
          </table:table-cell>
          <table:table-cell office:value-type="float" office:value="0.571027" calcext:value-type="float">
            <text:p>0.571027</text:p>
          </table:table-cell>
          <table:table-cell office:value-type="float" office:value="0.564283" calcext:value-type="float">
            <text:p>0.564283</text:p>
          </table:table-cell>
          <table:table-cell office:value-type="float" office:value="0.556991" calcext:value-type="float">
            <text:p>0.556991</text:p>
          </table:table-cell>
          <table:table-cell office:value-type="float" office:value="0.549142" calcext:value-type="float">
            <text:p>0.549142</text:p>
          </table:table-cell>
          <table:table-cell office:value-type="float" office:value="0.540758" calcext:value-type="float">
            <text:p>0.540758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1961" calcext:value-type="float">
            <text:p>0.501961</text:p>
          </table:table-cell>
          <table:table-cell office:value-type="float" office:value="0.490995" calcext:value-type="float">
            <text:p>0.490995</text:p>
          </table:table-cell>
          <table:table-cell office:value-type="float" office:value="0.47955" calcext:value-type="float">
            <text:p>0.47955</text:p>
          </table:table-cell>
          <table:table-cell office:value-type="float" office:value="0.467628" calcext:value-type="float">
            <text:p>0.467628</text:p>
          </table:table-cell>
          <table:table-cell office:value-type="float" office:value="0.455247" calcext:value-type="float">
            <text:p>0.455247</text:p>
          </table:table-cell>
          <table:table-cell office:value-type="float" office:value="0.442414" calcext:value-type="float">
            <text:p>0.442414</text:p>
          </table:table-cell>
          <table:table-cell office:value-type="float" office:value="0.429148" calcext:value-type="float">
            <text:p>0.429148</text:p>
          </table:table-cell>
          <table:table-cell office:value-type="float" office:value="0.415455" calcext:value-type="float">
            <text:p>0.415455</text:p>
          </table:table-cell>
          <table:table-cell office:value-type="float" office:value="0.401355" calcext:value-type="float">
            <text:p>0.401355</text:p>
          </table:table-cell>
          <table:table-cell office:value-type="float" office:value="0.386856" calcext:value-type="float">
            <text:p>0.386856</text:p>
          </table:table-cell>
          <table:table-cell office:value-type="float" office:value="0.371977" calcext:value-type="float">
            <text:p>0.371977</text:p>
          </table:table-cell>
          <table:table-cell office:value-type="float" office:value="0.35673" calcext:value-type="float">
            <text:p>0.35673</text:p>
          </table:table-cell>
          <table:table-cell office:value-type="float" office:value="0.341132" calcext:value-type="float">
            <text:p>0.341132</text:p>
          </table:table-cell>
          <table:table-cell office:value-type="float" office:value="0.325197" calcext:value-type="float">
            <text:p>0.325197</text:p>
          </table:table-cell>
          <table:table-cell office:value-type="float" office:value="0.308941" calcext:value-type="float">
            <text:p>0.308941</text:p>
          </table:table-cell>
          <table:table-cell office:value-type="float" office:value="0.292379" calcext:value-type="float">
            <text:p>0.292379</text:p>
          </table:table-cell>
          <table:table-cell office:value-type="float" office:value="0.27553" calcext:value-type="float">
            <text:p>0.27553</text:p>
          </table:table-cell>
          <table:table-cell office:value-type="float" office:value="0.258408" calcext:value-type="float">
            <text:p>0.258408</text:p>
          </table:table-cell>
          <table:table-cell office:value-type="float" office:value="0.241032" calcext:value-type="float">
            <text:p>0.241032</text:p>
          </table:table-cell>
          <table:table-cell office:value-type="float" office:value="0.223417" calcext:value-type="float">
            <text:p>0.223417</text:p>
          </table:table-cell>
          <table:table-cell office:value-type="float" office:value="0.205582" calcext:value-type="float">
            <text:p>0.205582</text:p>
          </table:table-cell>
          <table:table-cell office:value-type="float" office:value="0.187544" calcext:value-type="float">
            <text:p>0.187544</text:p>
          </table:table-cell>
          <table:table-cell office:value-type="float" office:value="0.169322" calcext:value-type="float">
            <text:p>0.169322</text:p>
          </table:table-cell>
          <table:table-cell office:value-type="float" office:value="0.150932" calcext:value-type="float">
            <text:p>0.150932</text:p>
          </table:table-cell>
          <table:table-cell office:value-type="float" office:value="0.132393" calcext:value-type="float">
            <text:p>0.132393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0.0949411" calcext:value-type="float">
            <text:p>0.0949411</text:p>
          </table:table-cell>
          <table:table-cell office:value-type="float" office:value="0.0760656" calcext:value-type="float">
            <text:p>0.0760656</text:p>
          </table:table-cell>
          <table:table-cell office:value-type="float" office:value="0.057115" calcext:value-type="float">
            <text:p>0.057115</text:p>
          </table:table-cell>
          <table:table-cell office:value-type="float" office:value="0.038108" calcext:value-type="float">
            <text:p>0.038108</text:p>
          </table:table-cell>
          <table:table-cell office:value-type="float" office:value="0.0190634" calcext:value-type="float">
            <text:p>0.0190634</text:p>
          </table:table-cell>
          <table:table-cell office:value-type="float" office:value="1.56037E-016" calcext:value-type="float">
            <text:p>1.56037E-16</text:p>
          </table:table-cell>
          <table:table-cell office:value-type="float" office:value="-0.0190634" calcext:value-type="float">
            <text:p>-0.0190634</text:p>
          </table:table-cell>
          <table:table-cell office:value-type="float" office:value="-0.038108" calcext:value-type="float">
            <text:p>-0.038108</text:p>
          </table:table-cell>
          <table:table-cell office:value-type="float" office:value="-0.057115" calcext:value-type="float">
            <text:p>-0.057115</text:p>
          </table:table-cell>
          <table:table-cell office:value-type="float" office:value="-0.0760656" calcext:value-type="float">
            <text:p>-0.0760656</text:p>
          </table:table-cell>
          <table:table-cell office:value-type="float" office:value="-0.0949411" calcext:value-type="float">
            <text:p>-0.0949411</text:p>
          </table:table-cell>
          <table:table-cell office:value-type="float" office:value="-0.113723" calcext:value-type="float">
            <text:p>-0.113723</text:p>
          </table:table-cell>
          <table:table-cell office:value-type="float" office:value="-0.132393" calcext:value-type="float">
            <text:p>-0.132393</text:p>
          </table:table-cell>
          <table:table-cell office:value-type="float" office:value="-0.150932" calcext:value-type="float">
            <text:p>-0.150932</text:p>
          </table:table-cell>
          <table:table-cell office:value-type="float" office:value="-0.169322" calcext:value-type="float">
            <text:p>-0.169322</text:p>
          </table:table-cell>
          <table:table-cell office:value-type="float" office:value="-0.187544" calcext:value-type="float">
            <text:p>-0.187544</text:p>
          </table:table-cell>
          <table:table-cell office:value-type="float" office:value="-0.205582" calcext:value-type="float">
            <text:p>-0.205582</text:p>
          </table:table-cell>
          <table:table-cell office:value-type="float" office:value="-0.223417" calcext:value-type="float">
            <text:p>-0.223417</text:p>
          </table:table-cell>
          <table:table-cell office:value-type="float" office:value="-0.241032" calcext:value-type="float">
            <text:p>-0.241032</text:p>
          </table:table-cell>
          <table:table-cell office:value-type="float" office:value="-0.258408" calcext:value-type="float">
            <text:p>-0.258408</text:p>
          </table:table-cell>
          <table:table-cell office:value-type="float" office:value="-0.27553" calcext:value-type="float">
            <text:p>-0.27553</text:p>
          </table:table-cell>
          <table:table-cell office:value-type="float" office:value="-0.292379" calcext:value-type="float">
            <text:p>-0.292379</text:p>
          </table:table-cell>
          <table:table-cell office:value-type="float" office:value="-0.308941" calcext:value-type="float">
            <text:p>-0.308941</text:p>
          </table:table-cell>
          <table:table-cell office:value-type="float" office:value="-0.325197" calcext:value-type="float">
            <text:p>-0.325197</text:p>
          </table:table-cell>
          <table:table-cell office:value-type="float" office:value="-0.341132" calcext:value-type="float">
            <text:p>-0.341132</text:p>
          </table:table-cell>
          <table:table-cell office:value-type="float" office:value="-0.35673" calcext:value-type="float">
            <text:p>-0.35673</text:p>
          </table:table-cell>
          <table:table-cell office:value-type="float" office:value="-0.371977" calcext:value-type="float">
            <text:p>-0.371977</text:p>
          </table:table-cell>
          <table:table-cell office:value-type="float" office:value="-0.386856" calcext:value-type="float">
            <text:p>-0.386856</text:p>
          </table:table-cell>
          <table:table-cell office:value-type="float" office:value="-0.401355" calcext:value-type="float">
            <text:p>-0.401355</text:p>
          </table:table-cell>
          <table:table-cell office:value-type="float" office:value="-0.415455" calcext:value-type="float">
            <text:p>-0.415455</text:p>
          </table:table-cell>
          <table:table-cell office:value-type="float" office:value="-0.429148" calcext:value-type="float">
            <text:p>-0.429148</text:p>
          </table:table-cell>
          <table:table-cell office:value-type="float" office:value="-0.442414" calcext:value-type="float">
            <text:p>-0.442414</text:p>
          </table:table-cell>
          <table:table-cell office:value-type="float" office:value="-0.455247" calcext:value-type="float">
            <text:p>-0.455247</text:p>
          </table:table-cell>
          <table:table-cell office:value-type="float" office:value="-0.467628" calcext:value-type="float">
            <text:p>-0.467628</text:p>
          </table:table-cell>
          <table:table-cell office:value-type="float" office:value="-0.47955" calcext:value-type="float">
            <text:p>-0.47955</text:p>
          </table:table-cell>
          <table:table-cell office:value-type="float" office:value="-0.490995" calcext:value-type="float">
            <text:p>-0.490995</text:p>
          </table:table-cell>
          <table:table-cell office:value-type="float" office:value="-0.501961" calcext:value-type="float">
            <text:p>-0.501961</text:p>
          </table:table-cell>
          <table:table-cell office:value-type="float" office:value="-0.512425" calcext:value-type="float">
            <text:p>-0.512425</text:p>
          </table:table-cell>
          <table:table-cell office:value-type="float" office:value="-0.52239" calcext:value-type="float">
            <text:p>-0.52239</text:p>
          </table:table-cell>
          <table:table-cell office:value-type="float" office:value="-0.531833" calcext:value-type="float">
            <text:p>-0.531833</text:p>
          </table:table-cell>
          <table:table-cell office:value-type="float" office:value="-0.540758" calcext:value-type="float">
            <text:p>-0.540758</text:p>
          </table:table-cell>
          <table:table-cell office:value-type="float" office:value="-0.549142" calcext:value-type="float">
            <text:p>-0.549142</text:p>
          </table:table-cell>
          <table:table-cell office:value-type="float" office:value="-0.556991" calcext:value-type="float">
            <text:p>-0.556991</text:p>
          </table:table-cell>
          <table:table-cell office:value-type="float" office:value="-0.564283" calcext:value-type="float">
            <text:p>-0.564283</text:p>
          </table:table-cell>
          <table:table-cell office:value-type="float" office:value="-0.571027" calcext:value-type="float">
            <text:p>-0.571027</text:p>
          </table:table-cell>
          <table:table-cell office:value-type="float" office:value="-0.577198" calcext:value-type="float">
            <text:p>-0.577198</text:p>
          </table:table-cell>
          <table:table-cell office:value-type="float" office:value="-0.582809" calcext:value-type="float">
            <text:p>-0.582809</text:p>
          </table:table-cell>
          <table:table-cell office:value-type="float" office:value="-0.587835" calcext:value-type="float">
            <text:p>-0.587835</text:p>
          </table:table-cell>
          <table:table-cell office:value-type="float" office:value="-0.59229" calcext:value-type="float">
            <text:p>-0.59229</text:p>
          </table:table-cell>
          <table:table-cell office:value-type="float" office:value="-0.596151" calcext:value-type="float">
            <text:p>-0.596151</text:p>
          </table:table-cell>
          <table:table-cell office:value-type="float" office:value="-0.599435" calcext:value-type="float">
            <text:p>-0.599435</text:p>
          </table:table-cell>
          <table:table-cell office:value-type="float" office:value="-0.602115" calcext:value-type="float">
            <text:p>-0.602115</text:p>
          </table:table-cell>
          <table:table-cell office:value-type="float" office:value="-0.604213" calcext:value-type="float">
            <text:p>-0.604213</text:p>
          </table:table-cell>
          <table:table-cell office:value-type="float" office:value="-0.605703" calcext:value-type="float">
            <text:p>-0.605703</text:p>
          </table:table-cell>
          <table:table-cell office:value-type="float" office:value="-0.606607" calcext:value-type="float">
            <text:p>-0.606607</text:p>
          </table:table-cell>
          <table:table-cell office:value-type="float" office:value="-0.6069" calcext:value-type="float">
            <text:p>-0.6069</text:p>
          </table:table-cell>
        </table:table-row>
        <table:table-row table:style-name="ro1">
          <table:table-cell office:value-type="float" office:value="0.323103" calcext:value-type="float">
            <text:p>0.323103</text:p>
          </table:table-cell>
          <table:table-cell office:value-type="float" office:value="0.573879" calcext:value-type="float">
            <text:p>0.573879</text:p>
          </table:table-cell>
          <table:table-cell office:value-type="float" office:value="0.573601" calcext:value-type="float">
            <text:p>0.573601</text:p>
          </table:table-cell>
          <table:table-cell office:value-type="float" office:value="0.572746" calcext:value-type="float">
            <text:p>0.572746</text:p>
          </table:table-cell>
          <table:table-cell office:value-type="float" office:value="0.571338" calcext:value-type="float">
            <text:p>0.571338</text:p>
          </table:table-cell>
          <table:table-cell office:value-type="float" office:value="0.569354" calcext:value-type="float">
            <text:p>0.569354</text:p>
          </table:table-cell>
          <table:table-cell office:value-type="float" office:value="0.566819" calcext:value-type="float">
            <text:p>0.566819</text:p>
          </table:table-cell>
          <table:table-cell office:value-type="float" office:value="0.563714" calcext:value-type="float">
            <text:p>0.563714</text:p>
          </table:table-cell>
          <table:table-cell office:value-type="float" office:value="0.560063" calcext:value-type="float">
            <text:p>0.560063</text:p>
          </table:table-cell>
          <table:table-cell office:value-type="float" office:value="0.55585" calcext:value-type="float">
            <text:p>0.55585</text:p>
          </table:table-cell>
          <table:table-cell office:value-type="float" office:value="0.551098" calcext:value-type="float">
            <text:p>0.551098</text:p>
          </table:table-cell>
          <table:table-cell office:value-type="float" office:value="0.545792" calcext:value-type="float">
            <text:p>0.545792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3358" calcext:value-type="float">
            <text:p>0.53358</text:p>
          </table:table-cell>
          <table:table-cell office:value-type="float" office:value="0.526685" calcext:value-type="float">
            <text:p>0.526685</text:p>
          </table:table-cell>
          <table:table-cell office:value-type="float" office:value="0.519262" calcext:value-type="float">
            <text:p>0.519262</text:p>
          </table:table-cell>
          <table:table-cell office:value-type="float" office:value="0.511335" calcext:value-type="float">
            <text:p>0.511335</text:p>
          </table:table-cell>
          <table:table-cell office:value-type="float" office:value="0.502895" calcext:value-type="float">
            <text:p>0.502895</text:p>
          </table:table-cell>
          <table:table-cell office:value-type="float" office:value="0.493966" calcext:value-type="float">
            <text:p>0.493966</text:p>
          </table:table-cell>
          <table:table-cell office:value-type="float" office:value="0.484544" calcext:value-type="float">
            <text:p>0.484544</text:p>
          </table:table-cell>
          <table:table-cell office:value-type="float" office:value="0.474649" calcext:value-type="float">
            <text:p>0.474649</text:p>
          </table:table-cell>
          <table:table-cell office:value-type="float" office:value="0.46428" calcext:value-type="float">
            <text:p>0.46428</text:p>
          </table:table-cell>
          <table:table-cell office:value-type="float" office:value="0.453458" calcext:value-type="float">
            <text:p>0.453458</text:p>
          </table:table-cell>
          <table:table-cell office:value-type="float" office:value="0.442183" calcext:value-type="float">
            <text:p>0.442183</text:p>
          </table:table-cell>
          <table:table-cell office:value-type="float" office:value="0.430477" calcext:value-type="float">
            <text:p>0.430477</text:p>
          </table:table-cell>
          <table:table-cell office:value-type="float" office:value="0.418342" calcext:value-type="float">
            <text:p>0.418342</text:p>
          </table:table-cell>
          <table:table-cell office:value-type="float" office:value="0.405798" calcext:value-type="float">
            <text:p>0.405798</text:p>
          </table:table-cell>
          <table:table-cell office:value-type="float" office:value="0.39285" calcext:value-type="float">
            <text:p>0.39285</text:p>
          </table:table-cell>
          <table:table-cell office:value-type="float" office:value="0.379517" calcext:value-type="float">
            <text:p>0.379517</text:p>
          </table:table-cell>
          <table:table-cell office:value-type="float" office:value="0.365807" calcext:value-type="float">
            <text:p>0.365807</text:p>
          </table:table-cell>
          <table:table-cell office:value-type="float" office:value="0.351738" calcext:value-type="float">
            <text:p>0.351738</text:p>
          </table:table-cell>
          <table:table-cell office:value-type="float" office:value="0.33732" calcext:value-type="float">
            <text:p>0.33732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307502" calcext:value-type="float">
            <text:p>0.307502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0.276471" calcext:value-type="float">
            <text:p>0.276471</text:p>
          </table:table-cell>
          <table:table-cell office:value-type="float" office:value="0.260538" calcext:value-type="float">
            <text:p>0.260538</text:p>
          </table:table-cell>
          <table:table-cell office:value-type="float" office:value="0.244348" calcext:value-type="float">
            <text:p>0.244348</text:p>
          </table:table-cell>
          <table:table-cell office:value-type="float" office:value="0.227917" calcext:value-type="float">
            <text:p>0.227917</text:p>
          </table:table-cell>
          <table:table-cell office:value-type="float" office:value="0.211261" calcext:value-type="float">
            <text:p>0.211261</text:p>
          </table:table-cell>
          <table:table-cell office:value-type="float" office:value="0.194396" calcext:value-type="float">
            <text:p>0.194396</text:p>
          </table:table-cell>
          <table:table-cell office:value-type="float" office:value="0.17734" calcext:value-type="float">
            <text:p>0.17734</text:p>
          </table:table-cell>
          <table:table-cell office:value-type="float" office:value="0.160109" calcext:value-type="float">
            <text:p>0.160109</text:p>
          </table:table-cell>
          <table:table-cell office:value-type="float" office:value="0.142719" calcext:value-type="float">
            <text:p>0.142719</text:p>
          </table:table-cell>
          <table:table-cell office:value-type="float" office:value="0.125189" calcext:value-type="float">
            <text:p>0.125189</text:p>
          </table:table-cell>
          <table:table-cell office:value-type="float" office:value="0.107535" calcext:value-type="float">
            <text:p>0.107535</text:p>
          </table:table-cell>
          <table:table-cell office:value-type="float" office:value="0.0897753" calcext:value-type="float">
            <text:p>0.0897753</text:p>
          </table:table-cell>
          <table:table-cell office:value-type="float" office:value="0.0719268" calcext:value-type="float">
            <text:p>0.0719268</text:p>
          </table:table-cell>
          <table:table-cell office:value-type="float" office:value="0.0540073" calcext:value-type="float">
            <text:p>0.0540073</text:p>
          </table:table-cell>
          <table:table-cell office:value-type="float" office:value="0.0360345" calcext:value-type="float">
            <text:p>0.0360345</text:p>
          </table:table-cell>
          <table:table-cell office:value-type="float" office:value="0.0180261" calcext:value-type="float">
            <text:p>0.0180261</text:p>
          </table:table-cell>
          <table:table-cell office:value-type="float" office:value="1.65313E-018" calcext:value-type="float">
            <text:p>1.65313E-18</text:p>
          </table:table-cell>
          <table:table-cell office:value-type="float" office:value="-0.0180261" calcext:value-type="float">
            <text:p>-0.0180261</text:p>
          </table:table-cell>
          <table:table-cell office:value-type="float" office:value="-0.0360345" calcext:value-type="float">
            <text:p>-0.0360345</text:p>
          </table:table-cell>
          <table:table-cell office:value-type="float" office:value="-0.0540073" calcext:value-type="float">
            <text:p>-0.0540073</text:p>
          </table:table-cell>
          <table:table-cell office:value-type="float" office:value="-0.0719268" calcext:value-type="float">
            <text:p>-0.0719268</text:p>
          </table:table-cell>
          <table:table-cell office:value-type="float" office:value="-0.0897753" calcext:value-type="float">
            <text:p>-0.0897753</text:p>
          </table:table-cell>
          <table:table-cell office:value-type="float" office:value="-0.107535" calcext:value-type="float">
            <text:p>-0.107535</text:p>
          </table:table-cell>
          <table:table-cell office:value-type="float" office:value="-0.125189" calcext:value-type="float">
            <text:p>-0.125189</text:p>
          </table:table-cell>
          <table:table-cell office:value-type="float" office:value="-0.142719" calcext:value-type="float">
            <text:p>-0.142719</text:p>
          </table:table-cell>
          <table:table-cell office:value-type="float" office:value="-0.160109" calcext:value-type="float">
            <text:p>-0.160109</text:p>
          </table:table-cell>
          <table:table-cell office:value-type="float" office:value="-0.17734" calcext:value-type="float">
            <text:p>-0.17734</text:p>
          </table:table-cell>
          <table:table-cell office:value-type="float" office:value="-0.194396" calcext:value-type="float">
            <text:p>-0.194396</text:p>
          </table:table-cell>
          <table:table-cell office:value-type="float" office:value="-0.211261" calcext:value-type="float">
            <text:p>-0.211261</text:p>
          </table:table-cell>
          <table:table-cell office:value-type="float" office:value="-0.227917" calcext:value-type="float">
            <text:p>-0.227917</text:p>
          </table:table-cell>
          <table:table-cell office:value-type="float" office:value="-0.244348" calcext:value-type="float">
            <text:p>-0.244348</text:p>
          </table:table-cell>
          <table:table-cell office:value-type="float" office:value="-0.260538" calcext:value-type="float">
            <text:p>-0.260538</text:p>
          </table:table-cell>
          <table:table-cell office:value-type="float" office:value="-0.276471" calcext:value-type="float">
            <text:p>-0.276471</text:p>
          </table:table-cell>
          <table:table-cell office:value-type="float" office:value="-0.292131" calcext:value-type="float">
            <text:p>-0.292131</text:p>
          </table:table-cell>
          <table:table-cell office:value-type="float" office:value="-0.307502" calcext:value-type="float">
            <text:p>-0.307502</text:p>
          </table:table-cell>
          <table:table-cell office:value-type="float" office:value="-0.322571" calcext:value-type="float">
            <text:p>-0.322571</text:p>
          </table:table-cell>
          <table:table-cell office:value-type="float" office:value="-0.33732" calcext:value-type="float">
            <text:p>-0.33732</text:p>
          </table:table-cell>
          <table:table-cell office:value-type="float" office:value="-0.351738" calcext:value-type="float">
            <text:p>-0.351738</text:p>
          </table:table-cell>
          <table:table-cell office:value-type="float" office:value="-0.365807" calcext:value-type="float">
            <text:p>-0.365807</text:p>
          </table:table-cell>
          <table:table-cell office:value-type="float" office:value="-0.379517" calcext:value-type="float">
            <text:p>-0.379517</text:p>
          </table:table-cell>
          <table:table-cell office:value-type="float" office:value="-0.39285" calcext:value-type="float">
            <text:p>-0.39285</text:p>
          </table:table-cell>
          <table:table-cell office:value-type="float" office:value="-0.405798" calcext:value-type="float">
            <text:p>-0.405798</text:p>
          </table:table-cell>
          <table:table-cell office:value-type="float" office:value="-0.418342" calcext:value-type="float">
            <text:p>-0.418342</text:p>
          </table:table-cell>
          <table:table-cell office:value-type="float" office:value="-0.430477" calcext:value-type="float">
            <text:p>-0.430477</text:p>
          </table:table-cell>
          <table:table-cell office:value-type="float" office:value="-0.442183" calcext:value-type="float">
            <text:p>-0.442183</text:p>
          </table:table-cell>
          <table:table-cell office:value-type="float" office:value="-0.453458" calcext:value-type="float">
            <text:p>-0.453458</text:p>
          </table:table-cell>
          <table:table-cell office:value-type="float" office:value="-0.46428" calcext:value-type="float">
            <text:p>-0.46428</text:p>
          </table:table-cell>
          <table:table-cell office:value-type="float" office:value="-0.474649" calcext:value-type="float">
            <text:p>-0.474649</text:p>
          </table:table-cell>
          <table:table-cell office:value-type="float" office:value="-0.484544" calcext:value-type="float">
            <text:p>-0.484544</text:p>
          </table:table-cell>
          <table:table-cell office:value-type="float" office:value="-0.493966" calcext:value-type="float">
            <text:p>-0.493966</text:p>
          </table:table-cell>
          <table:table-cell office:value-type="float" office:value="-0.502895" calcext:value-type="float">
            <text:p>-0.502895</text:p>
          </table:table-cell>
          <table:table-cell office:value-type="float" office:value="-0.511335" calcext:value-type="float">
            <text:p>-0.511335</text:p>
          </table:table-cell>
          <table:table-cell office:value-type="float" office:value="-0.519262" calcext:value-type="float">
            <text:p>-0.519262</text:p>
          </table:table-cell>
          <table:table-cell office:value-type="float" office:value="-0.526685" calcext:value-type="float">
            <text:p>-0.526685</text:p>
          </table:table-cell>
          <table:table-cell office:value-type="float" office:value="-0.53358" calcext:value-type="float">
            <text:p>-0.53358</text:p>
          </table:table-cell>
          <table:table-cell office:value-type="float" office:value="-0.539957" calcext:value-type="float">
            <text:p>-0.539957</text:p>
          </table:table-cell>
          <table:table-cell office:value-type="float" office:value="-0.545792" calcext:value-type="float">
            <text:p>-0.545792</text:p>
          </table:table-cell>
          <table:table-cell office:value-type="float" office:value="-0.551098" calcext:value-type="float">
            <text:p>-0.551098</text:p>
          </table:table-cell>
          <table:table-cell office:value-type="float" office:value="-0.55585" calcext:value-type="float">
            <text:p>-0.55585</text:p>
          </table:table-cell>
          <table:table-cell office:value-type="float" office:value="-0.560063" calcext:value-type="float">
            <text:p>-0.560063</text:p>
          </table:table-cell>
          <table:table-cell office:value-type="float" office:value="-0.563714" calcext:value-type="float">
            <text:p>-0.563714</text:p>
          </table:table-cell>
          <table:table-cell office:value-type="float" office:value="-0.566819" calcext:value-type="float">
            <text:p>-0.566819</text:p>
          </table:table-cell>
          <table:table-cell office:value-type="float" office:value="-0.569354" calcext:value-type="float">
            <text:p>-0.569354</text:p>
          </table:table-cell>
          <table:table-cell office:value-type="float" office:value="-0.571338" calcext:value-type="float">
            <text:p>-0.571338</text:p>
          </table:table-cell>
          <table:table-cell office:value-type="float" office:value="-0.572746" calcext:value-type="float">
            <text:p>-0.572746</text:p>
          </table:table-cell>
          <table:table-cell office:value-type="float" office:value="-0.573601" calcext:value-type="float">
            <text:p>-0.573601</text:p>
          </table:table-cell>
          <table:table-cell office:value-type="float" office:value="-0.573879" calcext:value-type="float">
            <text:p>-0.573879</text:p>
          </table:table-cell>
        </table:table-row>
        <table:table-row table:style-name="ro1">
          <table:table-cell office:value-type="float" office:value="0.341685" calcext:value-type="float">
            <text:p>0.341685</text:p>
          </table:table-cell>
          <table:table-cell office:value-type="float" office:value="0.530943" calcext:value-type="float">
            <text:p>0.530943</text:p>
          </table:table-cell>
          <table:table-cell office:value-type="float" office:value="0.530688" calcext:value-type="float">
            <text:p>0.530688</text:p>
          </table:table-cell>
          <table:table-cell office:value-type="float" office:value="0.529896" calcext:value-type="float">
            <text:p>0.529896</text:p>
          </table:table-cell>
          <table:table-cell office:value-type="float" office:value="0.528593" calcext:value-type="float">
            <text:p>0.528593</text:p>
          </table:table-cell>
          <table:table-cell office:value-type="float" office:value="0.526757" calcext:value-type="float">
            <text:p>0.526757</text:p>
          </table:table-cell>
          <table:table-cell office:value-type="float" office:value="0.524413" calcext:value-type="float">
            <text:p>0.524413</text:p>
          </table:table-cell>
          <table:table-cell office:value-type="float" office:value="0.521539" calcext:value-type="float">
            <text:p>0.521539</text:p>
          </table:table-cell>
          <table:table-cell office:value-type="float" office:value="0.518163" calcext:value-type="float">
            <text:p>0.518163</text:p>
          </table:table-cell>
          <table:table-cell office:value-type="float" office:value="0.514264" calcext:value-type="float">
            <text:p>0.514264</text:p>
          </table:table-cell>
          <table:table-cell office:value-type="float" office:value="0.509868" calcext:value-type="float">
            <text:p>0.509868</text:p>
          </table:table-cell>
          <table:table-cell office:value-type="float" office:value="0.504958" calcext:value-type="float">
            <text:p>0.504958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0.49366" calcext:value-type="float">
            <text:p>0.49366</text:p>
          </table:table-cell>
          <table:table-cell office:value-type="float" office:value="0.487281" calcext:value-type="float">
            <text:p>0.487281</text:p>
          </table:table-cell>
          <table:table-cell office:value-type="float" office:value="0.480413" calcext:value-type="float">
            <text:p>0.480413</text:p>
          </table:table-cell>
          <table:table-cell office:value-type="float" office:value="0.47308" calcext:value-type="float">
            <text:p>0.47308</text:p>
          </table:table-cell>
          <table:table-cell office:value-type="float" office:value="0.465271" calcext:value-type="float">
            <text:p>0.465271</text:p>
          </table:table-cell>
          <table:table-cell office:value-type="float" office:value="0.457011" calcext:value-type="float">
            <text:p>0.457011</text:p>
          </table:table-cell>
          <table:table-cell office:value-type="float" office:value="0.448292" calcext:value-type="float">
            <text:p>0.448292</text:p>
          </table:table-cell>
          <table:table-cell office:value-type="float" office:value="0.439138" calcext:value-type="float">
            <text:p>0.439138</text:p>
          </table:table-cell>
          <table:table-cell office:value-type="float" office:value="0.429544" calcext:value-type="float">
            <text:p>0.429544</text:p>
          </table:table-cell>
          <table:table-cell office:value-type="float" office:value="0.419532" calcext:value-type="float">
            <text:p>0.419532</text:p>
          </table:table-cell>
          <table:table-cell office:value-type="float" office:value="0.409101" calcext:value-type="float">
            <text:p>0.409101</text:p>
          </table:table-cell>
          <table:table-cell office:value-type="float" office:value="0.398271" calcext:value-type="float">
            <text:p>0.398271</text:p>
          </table:table-cell>
          <table:table-cell office:value-type="float" office:value="0.387043" calcext:value-type="float">
            <text:p>0.387043</text:p>
          </table:table-cell>
          <table:table-cell office:value-type="float" office:value="0.375438" calcext:value-type="float">
            <text:p>0.375438</text:p>
          </table:table-cell>
          <table:table-cell office:value-type="float" office:value="0.363458" calcext:value-type="float">
            <text:p>0.363458</text:p>
          </table:table-cell>
          <table:table-cell office:value-type="float" office:value="0.351123" calcext:value-type="float">
            <text:p>0.351123</text:p>
          </table:table-cell>
          <table:table-cell office:value-type="float" office:value="0.338439" calcext:value-type="float">
            <text:p>0.338439</text:p>
          </table:table-cell>
          <table:table-cell office:value-type="float" office:value="0.325423" calcext:value-type="float">
            <text:p>0.325423</text:p>
          </table:table-cell>
          <table:table-cell office:value-type="float" office:value="0.312083" calcext:value-type="float">
            <text:p>0.312083</text:p>
          </table:table-cell>
          <table:table-cell office:value-type="float" office:value="0.298438" calcext:value-type="float">
            <text:p>0.298438</text:p>
          </table:table-cell>
          <table:table-cell office:value-type="float" office:value="0.284497" calcext:value-type="float">
            <text:p>0.284497</text:p>
          </table:table-cell>
          <table:table-cell office:value-type="float" office:value="0.270275" calcext:value-type="float">
            <text:p>0.270275</text:p>
          </table:table-cell>
          <table:table-cell office:value-type="float" office:value="0.255787" calcext:value-type="float">
            <text:p>0.255787</text:p>
          </table:table-cell>
          <table:table-cell office:value-type="float" office:value="0.241046" calcext:value-type="float">
            <text:p>0.241046</text:p>
          </table:table-cell>
          <table:table-cell office:value-type="float" office:value="0.226067" calcext:value-type="float">
            <text:p>0.226067</text:p>
          </table:table-cell>
          <table:table-cell office:value-type="float" office:value="0.210866" calcext:value-type="float">
            <text:p>0.210866</text:p>
          </table:table-cell>
          <table:table-cell office:value-type="float" office:value="0.195456" calcext:value-type="float">
            <text:p>0.195456</text:p>
          </table:table-cell>
          <table:table-cell office:value-type="float" office:value="0.179853" calcext:value-type="float">
            <text:p>0.179853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132042" calcext:value-type="float">
            <text:p>0.132042</text:p>
          </table:table-cell>
          <table:table-cell office:value-type="float" office:value="0.115823" calcext:value-type="float">
            <text:p>0.115823</text:p>
          </table:table-cell>
          <table:table-cell office:value-type="float" office:value="0.09949" calcext:value-type="float">
            <text:p>0.09949</text:p>
          </table:table-cell>
          <table:table-cell office:value-type="float" office:value="0.0830588" calcext:value-type="float">
            <text:p>0.0830588</text:p>
          </table:table-cell>
          <table:table-cell office:value-type="float" office:value="0.0665456" calcext:value-type="float">
            <text:p>0.0665456</text:p>
          </table:table-cell>
          <table:table-cell office:value-type="float" office:value="0.0499668" calcext:value-type="float">
            <text:p>0.0499668</text:p>
          </table:table-cell>
          <table:table-cell office:value-type="float" office:value="0.0333386" calcext:value-type="float">
            <text:p>0.0333386</text:p>
          </table:table-cell>
          <table:table-cell office:value-type="float" office:value="0.0166775" calcext:value-type="float">
            <text:p>0.0166775</text:p>
          </table:table-cell>
          <table:table-cell office:value-type="float" office:value="-8.91364E-017" calcext:value-type="float">
            <text:p>-8.91364E-17</text:p>
          </table:table-cell>
          <table:table-cell office:value-type="float" office:value="-0.0166775" calcext:value-type="float">
            <text:p>-0.0166775</text:p>
          </table:table-cell>
          <table:table-cell office:value-type="float" office:value="-0.0333386" calcext:value-type="float">
            <text:p>-0.0333386</text:p>
          </table:table-cell>
          <table:table-cell office:value-type="float" office:value="-0.0499668" calcext:value-type="float">
            <text:p>-0.0499668</text:p>
          </table:table-cell>
          <table:table-cell office:value-type="float" office:value="-0.0665456" calcext:value-type="float">
            <text:p>-0.0665456</text:p>
          </table:table-cell>
          <table:table-cell office:value-type="float" office:value="-0.0830588" calcext:value-type="float">
            <text:p>-0.0830588</text:p>
          </table:table-cell>
          <table:table-cell office:value-type="float" office:value="-0.09949" calcext:value-type="float">
            <text:p>-0.09949</text:p>
          </table:table-cell>
          <table:table-cell office:value-type="float" office:value="-0.115823" calcext:value-type="float">
            <text:p>-0.115823</text:p>
          </table:table-cell>
          <table:table-cell office:value-type="float" office:value="-0.132042" calcext:value-type="float">
            <text:p>-0.132042</text:p>
          </table:table-cell>
          <table:table-cell office:value-type="float" office:value="-0.14813" calcext:value-type="float">
            <text:p>-0.14813</text:p>
          </table:table-cell>
          <table:table-cell office:value-type="float" office:value="-0.164072" calcext:value-type="float">
            <text:p>-0.164072</text:p>
          </table:table-cell>
          <table:table-cell office:value-type="float" office:value="-0.179853" calcext:value-type="float">
            <text:p>-0.179853</text:p>
          </table:table-cell>
          <table:table-cell office:value-type="float" office:value="-0.195456" calcext:value-type="float">
            <text:p>-0.195456</text:p>
          </table:table-cell>
          <table:table-cell office:value-type="float" office:value="-0.210866" calcext:value-type="float">
            <text:p>-0.210866</text:p>
          </table:table-cell>
          <table:table-cell office:value-type="float" office:value="-0.226067" calcext:value-type="float">
            <text:p>-0.226067</text:p>
          </table:table-cell>
          <table:table-cell office:value-type="float" office:value="-0.241046" calcext:value-type="float">
            <text:p>-0.241046</text:p>
          </table:table-cell>
          <table:table-cell office:value-type="float" office:value="-0.255787" calcext:value-type="float">
            <text:p>-0.255787</text:p>
          </table:table-cell>
          <table:table-cell office:value-type="float" office:value="-0.270275" calcext:value-type="float">
            <text:p>-0.270275</text:p>
          </table:table-cell>
          <table:table-cell office:value-type="float" office:value="-0.284497" calcext:value-type="float">
            <text:p>-0.284497</text:p>
          </table:table-cell>
          <table:table-cell office:value-type="float" office:value="-0.298438" calcext:value-type="float">
            <text:p>-0.298438</text:p>
          </table:table-cell>
          <table:table-cell office:value-type="float" office:value="-0.312083" calcext:value-type="float">
            <text:p>-0.312083</text:p>
          </table:table-cell>
          <table:table-cell office:value-type="float" office:value="-0.325423" calcext:value-type="float">
            <text:p>-0.325423</text:p>
          </table:table-cell>
          <table:table-cell office:value-type="float" office:value="-0.338439" calcext:value-type="float">
            <text:p>-0.338439</text:p>
          </table:table-cell>
          <table:table-cell office:value-type="float" office:value="-0.351123" calcext:value-type="float">
            <text:p>-0.351123</text:p>
          </table:table-cell>
          <table:table-cell office:value-type="float" office:value="-0.363458" calcext:value-type="float">
            <text:p>-0.363458</text:p>
          </table:table-cell>
          <table:table-cell office:value-type="float" office:value="-0.375438" calcext:value-type="float">
            <text:p>-0.375438</text:p>
          </table:table-cell>
          <table:table-cell office:value-type="float" office:value="-0.387043" calcext:value-type="float">
            <text:p>-0.387043</text:p>
          </table:table-cell>
          <table:table-cell office:value-type="float" office:value="-0.398271" calcext:value-type="float">
            <text:p>-0.398271</text:p>
          </table:table-cell>
          <table:table-cell office:value-type="float" office:value="-0.409101" calcext:value-type="float">
            <text:p>-0.409101</text:p>
          </table:table-cell>
          <table:table-cell office:value-type="float" office:value="-0.419532" calcext:value-type="float">
            <text:p>-0.419532</text:p>
          </table:table-cell>
          <table:table-cell office:value-type="float" office:value="-0.429544" calcext:value-type="float">
            <text:p>-0.429544</text:p>
          </table:table-cell>
          <table:table-cell office:value-type="float" office:value="-0.439138" calcext:value-type="float">
            <text:p>-0.439138</text:p>
          </table:table-cell>
          <table:table-cell office:value-type="float" office:value="-0.448292" calcext:value-type="float">
            <text:p>-0.448292</text:p>
          </table:table-cell>
          <table:table-cell office:value-type="float" office:value="-0.457011" calcext:value-type="float">
            <text:p>-0.457011</text:p>
          </table:table-cell>
          <table:table-cell office:value-type="float" office:value="-0.465271" calcext:value-type="float">
            <text:p>-0.465271</text:p>
          </table:table-cell>
          <table:table-cell office:value-type="float" office:value="-0.47308" calcext:value-type="float">
            <text:p>-0.47308</text:p>
          </table:table-cell>
          <table:table-cell office:value-type="float" office:value="-0.480413" calcext:value-type="float">
            <text:p>-0.480413</text:p>
          </table:table-cell>
          <table:table-cell office:value-type="float" office:value="-0.487281" calcext:value-type="float">
            <text:p>-0.487281</text:p>
          </table:table-cell>
          <table:table-cell office:value-type="float" office:value="-0.49366" calcext:value-type="float">
            <text:p>-0.49366</text:p>
          </table:table-cell>
          <table:table-cell office:value-type="float" office:value="-0.49956" calcext:value-type="float">
            <text:p>-0.49956</text:p>
          </table:table-cell>
          <table:table-cell office:value-type="float" office:value="-0.504958" calcext:value-type="float">
            <text:p>-0.504958</text:p>
          </table:table-cell>
          <table:table-cell office:value-type="float" office:value="-0.509868" calcext:value-type="float">
            <text:p>-0.509868</text:p>
          </table:table-cell>
          <table:table-cell office:value-type="float" office:value="-0.514264" calcext:value-type="float">
            <text:p>-0.514264</text:p>
          </table:table-cell>
          <table:table-cell office:value-type="float" office:value="-0.518163" calcext:value-type="float">
            <text:p>-0.518163</text:p>
          </table:table-cell>
          <table:table-cell office:value-type="float" office:value="-0.521539" calcext:value-type="float">
            <text:p>-0.521539</text:p>
          </table:table-cell>
          <table:table-cell office:value-type="float" office:value="-0.524413" calcext:value-type="float">
            <text:p>-0.524413</text:p>
          </table:table-cell>
          <table:table-cell office:value-type="float" office:value="-0.526757" calcext:value-type="float">
            <text:p>-0.526757</text:p>
          </table:table-cell>
          <table:table-cell office:value-type="float" office:value="-0.528593" calcext:value-type="float">
            <text:p>-0.528593</text:p>
          </table:table-cell>
          <table:table-cell office:value-type="float" office:value="-0.529896" calcext:value-type="float">
            <text:p>-0.529896</text:p>
          </table:table-cell>
          <table:table-cell office:value-type="float" office:value="-0.530688" calcext:value-type="float">
            <text:p>-0.530688</text:p>
          </table:table-cell>
          <table:table-cell office:value-type="float" office:value="-0.530943" calcext:value-type="float">
            <text:p>-0.530943</text:p>
          </table:table-cell>
        </table:table-row>
        <table:table-row table:style-name="ro1">
          <table:table-cell office:value-type="float" office:value="0.362221" calcext:value-type="float">
            <text:p>0.362221</text:p>
          </table:table-cell>
          <table:table-cell office:value-type="float" office:value="0.482332" calcext:value-type="float">
            <text:p>0.482332</text:p>
          </table:table-cell>
          <table:table-cell office:value-type="float" office:value="0.482101" calcext:value-type="float">
            <text:p>0.482101</text:p>
          </table:table-cell>
          <table:table-cell office:value-type="float" office:value="0.481381" calcext:value-type="float">
            <text:p>0.481381</text:p>
          </table:table-cell>
          <table:table-cell office:value-type="float" office:value="0.480198" calcext:value-type="float">
            <text:p>0.480198</text:p>
          </table:table-cell>
          <table:table-cell office:value-type="float" office:value="0.478529" calcext:value-type="float">
            <text:p>0.478529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0.470723" calcext:value-type="float">
            <text:p>0.470723</text:p>
          </table:table-cell>
          <table:table-cell office:value-type="float" office:value="0.46718" calcext:value-type="float">
            <text:p>0.46718</text:p>
          </table:table-cell>
          <table:table-cell office:value-type="float" office:value="0.463187" calcext:value-type="float">
            <text:p>0.463187</text:p>
          </table:table-cell>
          <table:table-cell office:value-type="float" office:value="0.458726" calcext:value-type="float">
            <text:p>0.458726</text:p>
          </table:table-cell>
          <table:table-cell office:value-type="float" office:value="0.453823" calcext:value-type="float">
            <text:p>0.453823</text:p>
          </table:table-cell>
          <table:table-cell office:value-type="float" office:value="0.448463" calcext:value-type="float">
            <text:p>0.448463</text:p>
          </table:table-cell>
          <table:table-cell office:value-type="float" office:value="0.442669" calcext:value-type="float">
            <text:p>0.442669</text:p>
          </table:table-cell>
          <table:table-cell office:value-type="float" office:value="0.436429" calcext:value-type="float">
            <text:p>0.436429</text:p>
          </table:table-cell>
          <table:table-cell office:value-type="float" office:value="0.429767" calcext:value-type="float">
            <text:p>0.429767</text:p>
          </table:table-cell>
          <table:table-cell office:value-type="float" office:value="0.422673" calcext:value-type="float">
            <text:p>0.422673</text:p>
          </table:table-cell>
          <table:table-cell office:value-type="float" office:value="0.415169" calcext:value-type="float">
            <text:p>0.415169</text:p>
          </table:table-cell>
          <table:table-cell office:value-type="float" office:value="0.407248" calcext:value-type="float">
            <text:p>0.407248</text:p>
          </table:table-cell>
          <table:table-cell office:value-type="float" office:value="0.398933" calcext:value-type="float">
            <text:p>0.398933</text:p>
          </table:table-cell>
          <table:table-cell office:value-type="float" office:value="0.390217" calcext:value-type="float">
            <text:p>0.390217</text:p>
          </table:table-cell>
          <table:table-cell office:value-type="float" office:value="0.381122" calcext:value-type="float">
            <text:p>0.381122</text:p>
          </table:table-cell>
          <table:table-cell office:value-type="float" office:value="0.371645" calcext:value-type="float">
            <text:p>0.371645</text:p>
          </table:table-cell>
          <table:table-cell office:value-type="float" office:value="0.361808" calcext:value-type="float">
            <text:p>0.361808</text:p>
          </table:table-cell>
          <table:table-cell office:value-type="float" office:value="0.351607" calcext:value-type="float">
            <text:p>0.351607</text:p>
          </table:table-cell>
          <table:table-cell office:value-type="float" office:value="0.341065" calcext:value-type="float">
            <text:p>0.341065</text:p>
          </table:table-cell>
          <table:table-cell office:value-type="float" office:value="0.330181" calcext:value-type="float">
            <text:p>0.330181</text:p>
          </table:table-cell>
          <table:table-cell office:value-type="float" office:value="0.318976" calcext:value-type="float">
            <text:p>0.318976</text:p>
          </table:table-cell>
          <table:table-cell office:value-type="float" office:value="0.307453" calcext:value-type="float">
            <text:p>0.307453</text:p>
          </table:table-cell>
          <table:table-cell office:value-type="float" office:value="0.295629" calcext:value-type="float">
            <text:p>0.295629</text:p>
          </table:table-cell>
          <table:table-cell office:value-type="float" office:value="0.28351" calcext:value-type="float">
            <text:p>0.28351</text:p>
          </table:table-cell>
          <table:table-cell office:value-type="float" office:value="0.271115" calcext:value-type="float">
            <text:p>0.271115</text:p>
          </table:table-cell>
          <table:table-cell office:value-type="float" office:value="0.258449" calcext:value-type="float">
            <text:p>0.258449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232368" calcext:value-type="float">
            <text:p>0.232368</text:p>
          </table:table-cell>
          <table:table-cell office:value-type="float" office:value="0.218977" calcext:value-type="float">
            <text:p>0.218977</text:p>
          </table:table-cell>
          <table:table-cell office:value-type="float" office:value="0.20537" calcext:value-type="float">
            <text:p>0.20537</text:p>
          </table:table-cell>
          <table:table-cell office:value-type="float" office:value="0.19156" calcext:value-type="float">
            <text:p>0.19156</text:p>
          </table:table-cell>
          <table:table-cell office:value-type="float" office:value="0.177561" calcext:value-type="float">
            <text:p>0.177561</text:p>
          </table:table-cell>
          <table:table-cell office:value-type="float" office:value="0.163386" calcext:value-type="float">
            <text:p>0.163386</text:p>
          </table:table-cell>
          <table:table-cell office:value-type="float" office:value="0.149051" calcext:value-type="float">
            <text:p>0.149051</text:p>
          </table:table-cell>
          <table:table-cell office:value-type="float" office:value="0.134568" calcext:value-type="float">
            <text:p>0.134568</text:p>
          </table:table-cell>
          <table:table-cell office:value-type="float" office:value="0.119953" calcext:value-type="float">
            <text:p>0.119953</text:p>
          </table:table-cell>
          <table:table-cell office:value-type="float" office:value="0.105219" calcext:value-type="float">
            <text:p>0.105219</text:p>
          </table:table-cell>
          <table:table-cell office:value-type="float" office:value="0.0903813" calcext:value-type="float">
            <text:p>0.0903813</text:p>
          </table:table-cell>
          <table:table-cell office:value-type="float" office:value="0.0754544" calcext:value-type="float">
            <text:p>0.0754544</text:p>
          </table:table-cell>
          <table:table-cell office:value-type="float" office:value="0.0604531" calcext:value-type="float">
            <text:p>0.0604531</text:p>
          </table:table-cell>
          <table:table-cell office:value-type="float" office:value="0.0453921" calcext:value-type="float">
            <text:p>0.0453921</text:p>
          </table:table-cell>
          <table:table-cell office:value-type="float" office:value="0.0302863" calcext:value-type="float">
            <text:p>0.0302863</text:p>
          </table:table-cell>
          <table:table-cell office:value-type="float" office:value="0.0151506" calcext:value-type="float">
            <text:p>0.0151506</text:p>
          </table:table-cell>
          <table:table-cell office:value-type="float" office:value="8.19727E-017" calcext:value-type="float">
            <text:p>8.19727E-17</text:p>
          </table:table-cell>
          <table:table-cell office:value-type="float" office:value="-0.0151506" calcext:value-type="float">
            <text:p>-0.0151506</text:p>
          </table:table-cell>
          <table:table-cell office:value-type="float" office:value="-0.0302863" calcext:value-type="float">
            <text:p>-0.0302863</text:p>
          </table:table-cell>
          <table:table-cell office:value-type="float" office:value="-0.0453921" calcext:value-type="float">
            <text:p>-0.0453921</text:p>
          </table:table-cell>
          <table:table-cell office:value-type="float" office:value="-0.0604531" calcext:value-type="float">
            <text:p>-0.0604531</text:p>
          </table:table-cell>
          <table:table-cell office:value-type="float" office:value="-0.0754544" calcext:value-type="float">
            <text:p>-0.0754544</text:p>
          </table:table-cell>
          <table:table-cell office:value-type="float" office:value="-0.0903813" calcext:value-type="float">
            <text:p>-0.0903813</text:p>
          </table:table-cell>
          <table:table-cell office:value-type="float" office:value="-0.105219" calcext:value-type="float">
            <text:p>-0.105219</text:p>
          </table:table-cell>
          <table:table-cell office:value-type="float" office:value="-0.119953" calcext:value-type="float">
            <text:p>-0.119953</text:p>
          </table:table-cell>
          <table:table-cell office:value-type="float" office:value="-0.134568" calcext:value-type="float">
            <text:p>-0.134568</text:p>
          </table:table-cell>
          <table:table-cell office:value-type="float" office:value="-0.149051" calcext:value-type="float">
            <text:p>-0.149051</text:p>
          </table:table-cell>
          <table:table-cell office:value-type="float" office:value="-0.163386" calcext:value-type="float">
            <text:p>-0.163386</text:p>
          </table:table-cell>
          <table:table-cell office:value-type="float" office:value="-0.177561" calcext:value-type="float">
            <text:p>-0.177561</text:p>
          </table:table-cell>
          <table:table-cell office:value-type="float" office:value="-0.19156" calcext:value-type="float">
            <text:p>-0.19156</text:p>
          </table:table-cell>
          <table:table-cell office:value-type="float" office:value="-0.20537" calcext:value-type="float">
            <text:p>-0.20537</text:p>
          </table:table-cell>
          <table:table-cell office:value-type="float" office:value="-0.218977" calcext:value-type="float">
            <text:p>-0.218977</text:p>
          </table:table-cell>
          <table:table-cell office:value-type="float" office:value="-0.232368" calcext:value-type="float">
            <text:p>-0.232368</text:p>
          </table:table-cell>
          <table:table-cell office:value-type="float" office:value="-0.24553" calcext:value-type="float">
            <text:p>-0.24553</text:p>
          </table:table-cell>
          <table:table-cell office:value-type="float" office:value="-0.258449" calcext:value-type="float">
            <text:p>-0.258449</text:p>
          </table:table-cell>
          <table:table-cell office:value-type="float" office:value="-0.271115" calcext:value-type="float">
            <text:p>-0.271115</text:p>
          </table:table-cell>
          <table:table-cell office:value-type="float" office:value="-0.28351" calcext:value-type="float">
            <text:p>-0.28351</text:p>
          </table:table-cell>
          <table:table-cell office:value-type="float" office:value="-0.295629" calcext:value-type="float">
            <text:p>-0.295629</text:p>
          </table:table-cell>
          <table:table-cell office:value-type="float" office:value="-0.307453" calcext:value-type="float">
            <text:p>-0.307453</text:p>
          </table:table-cell>
          <table:table-cell office:value-type="float" office:value="-0.318976" calcext:value-type="float">
            <text:p>-0.318976</text:p>
          </table:table-cell>
          <table:table-cell office:value-type="float" office:value="-0.330181" calcext:value-type="float">
            <text:p>-0.330181</text:p>
          </table:table-cell>
          <table:table-cell office:value-type="float" office:value="-0.341065" calcext:value-type="float">
            <text:p>-0.341065</text:p>
          </table:table-cell>
          <table:table-cell office:value-type="float" office:value="-0.351607" calcext:value-type="float">
            <text:p>-0.351607</text:p>
          </table:table-cell>
          <table:table-cell office:value-type="float" office:value="-0.361808" calcext:value-type="float">
            <text:p>-0.361808</text:p>
          </table:table-cell>
          <table:table-cell office:value-type="float" office:value="-0.371645" calcext:value-type="float">
            <text:p>-0.371645</text:p>
          </table:table-cell>
          <table:table-cell office:value-type="float" office:value="-0.381122" calcext:value-type="float">
            <text:p>-0.381122</text:p>
          </table:table-cell>
          <table:table-cell office:value-type="float" office:value="-0.390217" calcext:value-type="float">
            <text:p>-0.390217</text:p>
          </table:table-cell>
          <table:table-cell office:value-type="float" office:value="-0.398933" calcext:value-type="float">
            <text:p>-0.398933</text:p>
          </table:table-cell>
          <table:table-cell office:value-type="float" office:value="-0.407248" calcext:value-type="float">
            <text:p>-0.407248</text:p>
          </table:table-cell>
          <table:table-cell office:value-type="float" office:value="-0.415169" calcext:value-type="float">
            <text:p>-0.415169</text:p>
          </table:table-cell>
          <table:table-cell office:value-type="float" office:value="-0.422673" calcext:value-type="float">
            <text:p>-0.422673</text:p>
          </table:table-cell>
          <table:table-cell office:value-type="float" office:value="-0.429767" calcext:value-type="float">
            <text:p>-0.429767</text:p>
          </table:table-cell>
          <table:table-cell office:value-type="float" office:value="-0.436429" calcext:value-type="float">
            <text:p>-0.436429</text:p>
          </table:table-cell>
          <table:table-cell office:value-type="float" office:value="-0.442669" calcext:value-type="float">
            <text:p>-0.442669</text:p>
          </table:table-cell>
          <table:table-cell office:value-type="float" office:value="-0.448463" calcext:value-type="float">
            <text:p>-0.448463</text:p>
          </table:table-cell>
          <table:table-cell office:value-type="float" office:value="-0.453823" calcext:value-type="float">
            <text:p>-0.453823</text:p>
          </table:table-cell>
          <table:table-cell office:value-type="float" office:value="-0.458726" calcext:value-type="float">
            <text:p>-0.458726</text:p>
          </table:table-cell>
          <table:table-cell office:value-type="float" office:value="-0.463187" calcext:value-type="float">
            <text:p>-0.463187</text:p>
          </table:table-cell>
          <table:table-cell office:value-type="float" office:value="-0.46718" calcext:value-type="float">
            <text:p>-0.46718</text:p>
          </table:table-cell>
          <table:table-cell office:value-type="float" office:value="-0.470723" calcext:value-type="float">
            <text:p>-0.470723</text:p>
          </table:table-cell>
          <table:table-cell office:value-type="float" office:value="-0.47379" calcext:value-type="float">
            <text:p>-0.47379</text:p>
          </table:table-cell>
          <table:table-cell office:value-type="float" office:value="-0.4764" calcext:value-type="float">
            <text:p>-0.4764</text:p>
          </table:table-cell>
          <table:table-cell office:value-type="float" office:value="-0.478529" calcext:value-type="float">
            <text:p>-0.478529</text:p>
          </table:table-cell>
          <table:table-cell office:value-type="float" office:value="-0.480198" calcext:value-type="float">
            <text:p>-0.480198</text:p>
          </table:table-cell>
          <table:table-cell office:value-type="float" office:value="-0.481381" calcext:value-type="float">
            <text:p>-0.481381</text:p>
          </table:table-cell>
          <table:table-cell office:value-type="float" office:value="-0.482101" calcext:value-type="float">
            <text:p>-0.482101</text:p>
          </table:table-cell>
          <table:table-cell office:value-type="float" office:value="-0.482332" calcext:value-type="float">
            <text:p>-0.482332</text:p>
          </table:table-cell>
        </table:table-row>
        <table:table-row table:style-name="ro1">
          <table:table-cell office:value-type="float" office:value="0.379035" calcext:value-type="float">
            <text:p>0.379035</text:p>
          </table:table-cell>
          <table:table-cell office:value-type="float" office:value="0.441781" calcext:value-type="float">
            <text:p>0.441781</text:p>
          </table:table-cell>
          <table:table-cell office:value-type="float" office:value="0.441569" calcext:value-type="float">
            <text:p>0.441569</text:p>
          </table:table-cell>
          <table:table-cell office:value-type="float" office:value="0.440909" calcext:value-type="float">
            <text:p>0.440909</text:p>
          </table:table-cell>
          <table:table-cell office:value-type="float" office:value="0.439826" calcext:value-type="float">
            <text:p>0.439826</text:p>
          </table:table-cell>
          <table:table-cell office:value-type="float" office:value="0.438297" calcext:value-type="float">
            <text:p>0.438297</text:p>
          </table:table-cell>
          <table:table-cell office:value-type="float" office:value="0.436348" calcext:value-type="float">
            <text:p>0.436348</text:p>
          </table:table-cell>
          <table:table-cell office:value-type="float" office:value="0.433956" calcext:value-type="float">
            <text:p>0.433956</text:p>
          </table:table-cell>
          <table:table-cell office:value-type="float" office:value="0.431147" calcext:value-type="float">
            <text:p>0.431147</text:p>
          </table:table-cell>
          <table:table-cell office:value-type="float" office:value="0.427902" calcext:value-type="float">
            <text:p>0.427902</text:p>
          </table:table-cell>
          <table:table-cell office:value-type="float" office:value="0.424245" calcext:value-type="float">
            <text:p>0.424245</text:p>
          </table:table-cell>
          <table:table-cell office:value-type="float" office:value="0.420159" calcext:value-type="float">
            <text:p>0.420159</text:p>
          </table:table-cell>
          <table:table-cell office:value-type="float" office:value="0.415669" calcext:value-type="float">
            <text:p>0.415669</text:p>
          </table:table-cell>
          <table:table-cell office:value-type="float" office:value="0.410758" calcext:value-type="float">
            <text:p>0.410758</text:p>
          </table:table-cell>
          <table:table-cell office:value-type="float" office:value="0.405452" calcext:value-type="float">
            <text:p>0.405452</text:p>
          </table:table-cell>
          <table:table-cell office:value-type="float" office:value="0.399736" calcext:value-type="float">
            <text:p>0.399736</text:p>
          </table:table-cell>
          <table:table-cell office:value-type="float" office:value="0.393635" calcext:value-type="float">
            <text:p>0.393635</text:p>
          </table:table-cell>
          <table:table-cell office:value-type="float" office:value="0.387137" calcext:value-type="float">
            <text:p>0.387137</text:p>
          </table:table-cell>
          <table:table-cell office:value-type="float" office:value="0.380265" calcext:value-type="float">
            <text:p>0.380265</text:p>
          </table:table-cell>
          <table:table-cell office:value-type="float" office:value="0.373009" calcext:value-type="float">
            <text:p>0.373009</text:p>
          </table:table-cell>
          <table:table-cell office:value-type="float" office:value="0.365394" calcext:value-type="float">
            <text:p>0.365394</text:p>
          </table:table-cell>
          <table:table-cell office:value-type="float" office:value="0.35741" calcext:value-type="float">
            <text:p>0.35741</text:p>
          </table:table-cell>
          <table:table-cell office:value-type="float" office:value="0.34908" calcext:value-type="float">
            <text:p>0.34908</text:p>
          </table:table-cell>
          <table:table-cell office:value-type="float" office:value="0.340399" calcext:value-type="float">
            <text:p>0.340399</text:p>
          </table:table-cell>
          <table:table-cell office:value-type="float" office:value="0.331389" calcext:value-type="float">
            <text:p>0.331389</text:p>
          </table:table-cell>
          <table:table-cell office:value-type="float" office:value="0.322046" calcext:value-type="float">
            <text:p>0.322046</text:p>
          </table:table-cell>
          <table:table-cell office:value-type="float" office:value="0.312391" calcext:value-type="float">
            <text:p>0.312391</text:p>
          </table:table-cell>
          <table:table-cell office:value-type="float" office:value="0.302422" calcext:value-type="float">
            <text:p>0.302422</text:p>
          </table:table-cell>
          <table:table-cell office:value-type="float" office:value="0.292159" calcext:value-type="float">
            <text:p>0.292159</text:p>
          </table:table-cell>
          <table:table-cell office:value-type="float" office:value="0.281604" calcext:value-type="float">
            <text:p>0.281604</text:p>
          </table:table-cell>
          <table:table-cell office:value-type="float" office:value="0.270774" calcext:value-type="float">
            <text:p>0.270774</text:p>
          </table:table-cell>
          <table:table-cell office:value-type="float" office:value="0.259674" calcext:value-type="float">
            <text:p>0.259674</text:p>
          </table:table-cell>
          <table:table-cell office:value-type="float" office:value="0.248321" calcext:value-type="float">
            <text:p>0.248321</text:p>
          </table:table-cell>
          <table:table-cell office:value-type="float" office:value="0.23672" calcext:value-type="float">
            <text:p>0.23672</text:p>
          </table:table-cell>
          <table:table-cell office:value-type="float" office:value="0.224888" calcext:value-type="float">
            <text:p>0.224888</text:p>
          </table:table-cell>
          <table:table-cell office:value-type="float" office:value="0.212832" calcext:value-type="float">
            <text:p>0.212832</text:p>
          </table:table-cell>
          <table:table-cell office:value-type="float" office:value="0.200567" calcext:value-type="float">
            <text:p>0.200567</text:p>
          </table:table-cell>
          <table:table-cell office:value-type="float" office:value="0.188103" calcext:value-type="float">
            <text:p>0.188103</text:p>
          </table:table-cell>
          <table:table-cell office:value-type="float" office:value="0.175455" calcext:value-type="float">
            <text:p>0.175455</text:p>
          </table:table-cell>
          <table:table-cell office:value-type="float" office:value="0.162633" calcext:value-type="float">
            <text:p>0.16263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13652" calcext:value-type="float">
            <text:p>0.13652</text:p>
          </table:table-cell>
          <table:table-cell office:value-type="float" office:value="0.123255" calcext:value-type="float">
            <text:p>0.12325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0963729" calcext:value-type="float">
            <text:p>0.0963729</text:p>
          </table:table-cell>
          <table:table-cell office:value-type="float" office:value="0.0827826" calcext:value-type="float">
            <text:p>0.0827826</text:p>
          </table:table-cell>
          <table:table-cell office:value-type="float" office:value="0.0691107" calcext:value-type="float">
            <text:p>0.0691107</text:p>
          </table:table-cell>
          <table:table-cell office:value-type="float" office:value="0.0553706" calcext:value-type="float">
            <text:p>0.0553706</text:p>
          </table:table-cell>
          <table:table-cell office:value-type="float" office:value="0.0415758" calcext:value-type="float">
            <text:p>0.0415758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138769" calcext:value-type="float">
            <text:p>0.0138769</text:p>
          </table:table-cell>
          <table:table-cell office:value-type="float" office:value="1.88709E-016" calcext:value-type="float">
            <text:p>1.88709E-16</text:p>
          </table:table-cell>
          <table:table-cell office:value-type="float" office:value="-0.0138769" calcext:value-type="float">
            <text:p>-0.0138769</text:p>
          </table:table-cell>
          <table:table-cell office:value-type="float" office:value="-0.02774" calcext:value-type="float">
            <text:p>-0.02774</text:p>
          </table:table-cell>
          <table:table-cell office:value-type="float" office:value="-0.0415758" calcext:value-type="float">
            <text:p>-0.0415758</text:p>
          </table:table-cell>
          <table:table-cell office:value-type="float" office:value="-0.0553706" calcext:value-type="float">
            <text:p>-0.0553706</text:p>
          </table:table-cell>
          <table:table-cell office:value-type="float" office:value="-0.0691107" calcext:value-type="float">
            <text:p>-0.0691107</text:p>
          </table:table-cell>
          <table:table-cell office:value-type="float" office:value="-0.0827826" calcext:value-type="float">
            <text:p>-0.0827826</text:p>
          </table:table-cell>
          <table:table-cell office:value-type="float" office:value="-0.0963729" calcext:value-type="float">
            <text:p>-0.0963729</text:p>
          </table:table-cell>
          <table:table-cell office:value-type="float" office:value="-0.109868" calcext:value-type="float">
            <text:p>-0.109868</text:p>
          </table:table-cell>
          <table:table-cell office:value-type="float" office:value="-0.123255" calcext:value-type="float">
            <text:p>-0.123255</text:p>
          </table:table-cell>
          <table:table-cell office:value-type="float" office:value="-0.13652" calcext:value-type="float">
            <text:p>-0.13652</text:p>
          </table:table-cell>
          <table:table-cell office:value-type="float" office:value="-0.14965" calcext:value-type="float">
            <text:p>-0.14965</text:p>
          </table:table-cell>
          <table:table-cell office:value-type="float" office:value="-0.162633" calcext:value-type="float">
            <text:p>-0.162633</text:p>
          </table:table-cell>
          <table:table-cell office:value-type="float" office:value="-0.175455" calcext:value-type="float">
            <text:p>-0.175455</text:p>
          </table:table-cell>
          <table:table-cell office:value-type="float" office:value="-0.188103" calcext:value-type="float">
            <text:p>-0.188103</text:p>
          </table:table-cell>
          <table:table-cell office:value-type="float" office:value="-0.200567" calcext:value-type="float">
            <text:p>-0.200567</text:p>
          </table:table-cell>
          <table:table-cell office:value-type="float" office:value="-0.212832" calcext:value-type="float">
            <text:p>-0.212832</text:p>
          </table:table-cell>
          <table:table-cell office:value-type="float" office:value="-0.224888" calcext:value-type="float">
            <text:p>-0.224888</text:p>
          </table:table-cell>
          <table:table-cell office:value-type="float" office:value="-0.23672" calcext:value-type="float">
            <text:p>-0.23672</text:p>
          </table:table-cell>
          <table:table-cell office:value-type="float" office:value="-0.248321" calcext:value-type="float">
            <text:p>-0.248321</text:p>
          </table:table-cell>
          <table:table-cell office:value-type="float" office:value="-0.259674" calcext:value-type="float">
            <text:p>-0.259674</text:p>
          </table:table-cell>
          <table:table-cell office:value-type="float" office:value="-0.270774" calcext:value-type="float">
            <text:p>-0.270774</text:p>
          </table:table-cell>
          <table:table-cell office:value-type="float" office:value="-0.281604" calcext:value-type="float">
            <text:p>-0.281604</text:p>
          </table:table-cell>
          <table:table-cell office:value-type="float" office:value="-0.292159" calcext:value-type="float">
            <text:p>-0.292159</text:p>
          </table:table-cell>
          <table:table-cell office:value-type="float" office:value="-0.302422" calcext:value-type="float">
            <text:p>-0.302422</text:p>
          </table:table-cell>
          <table:table-cell office:value-type="float" office:value="-0.312391" calcext:value-type="float">
            <text:p>-0.312391</text:p>
          </table:table-cell>
          <table:table-cell office:value-type="float" office:value="-0.322046" calcext:value-type="float">
            <text:p>-0.322046</text:p>
          </table:table-cell>
          <table:table-cell office:value-type="float" office:value="-0.331389" calcext:value-type="float">
            <text:p>-0.331389</text:p>
          </table:table-cell>
          <table:table-cell office:value-type="float" office:value="-0.340399" calcext:value-type="float">
            <text:p>-0.340399</text:p>
          </table:table-cell>
          <table:table-cell office:value-type="float" office:value="-0.34908" calcext:value-type="float">
            <text:p>-0.34908</text:p>
          </table:table-cell>
          <table:table-cell office:value-type="float" office:value="-0.35741" calcext:value-type="float">
            <text:p>-0.35741</text:p>
          </table:table-cell>
          <table:table-cell office:value-type="float" office:value="-0.365394" calcext:value-type="float">
            <text:p>-0.365394</text:p>
          </table:table-cell>
          <table:table-cell office:value-type="float" office:value="-0.373009" calcext:value-type="float">
            <text:p>-0.373009</text:p>
          </table:table-cell>
          <table:table-cell office:value-type="float" office:value="-0.380265" calcext:value-type="float">
            <text:p>-0.380265</text:p>
          </table:table-cell>
          <table:table-cell office:value-type="float" office:value="-0.387137" calcext:value-type="float">
            <text:p>-0.387137</text:p>
          </table:table-cell>
          <table:table-cell office:value-type="float" office:value="-0.393635" calcext:value-type="float">
            <text:p>-0.393635</text:p>
          </table:table-cell>
          <table:table-cell office:value-type="float" office:value="-0.399736" calcext:value-type="float">
            <text:p>-0.399736</text:p>
          </table:table-cell>
          <table:table-cell office:value-type="float" office:value="-0.405452" calcext:value-type="float">
            <text:p>-0.405452</text:p>
          </table:table-cell>
          <table:table-cell office:value-type="float" office:value="-0.410758" calcext:value-type="float">
            <text:p>-0.410758</text:p>
          </table:table-cell>
          <table:table-cell office:value-type="float" office:value="-0.415669" calcext:value-type="float">
            <text:p>-0.415669</text:p>
          </table:table-cell>
          <table:table-cell office:value-type="float" office:value="-0.420159" calcext:value-type="float">
            <text:p>-0.420159</text:p>
          </table:table-cell>
          <table:table-cell office:value-type="float" office:value="-0.424245" calcext:value-type="float">
            <text:p>-0.424245</text:p>
          </table:table-cell>
          <table:table-cell office:value-type="float" office:value="-0.427902" calcext:value-type="float">
            <text:p>-0.427902</text:p>
          </table:table-cell>
          <table:table-cell office:value-type="float" office:value="-0.431147" calcext:value-type="float">
            <text:p>-0.431147</text:p>
          </table:table-cell>
          <table:table-cell office:value-type="float" office:value="-0.433956" calcext:value-type="float">
            <text:p>-0.433956</text:p>
          </table:table-cell>
          <table:table-cell office:value-type="float" office:value="-0.436348" calcext:value-type="float">
            <text:p>-0.436348</text:p>
          </table:table-cell>
          <table:table-cell office:value-type="float" office:value="-0.438297" calcext:value-type="float">
            <text:p>-0.438297</text:p>
          </table:table-cell>
          <table:table-cell office:value-type="float" office:value="-0.439826" calcext:value-type="float">
            <text:p>-0.439826</text:p>
          </table:table-cell>
          <table:table-cell office:value-type="float" office:value="-0.440909" calcext:value-type="float">
            <text:p>-0.440909</text:p>
          </table:table-cell>
          <table:table-cell office:value-type="float" office:value="-0.441569" calcext:value-type="float">
            <text:p>-0.441569</text:p>
          </table:table-cell>
          <table:table-cell office:value-type="float" office:value="-0.441781" calcext:value-type="float">
            <text:p>-0.441781</text:p>
          </table:table-cell>
        </table:table-row>
        <table:table-row table:style-name="ro1">
          <table:table-cell office:value-type="float" office:value="0.396888" calcext:value-type="float">
            <text:p>0.396888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938" calcext:value-type="float">
            <text:p>0.397938</text:p>
          </table:table-cell>
          <table:table-cell office:value-type="float" office:value="0.397342" calcext:value-type="float">
            <text:p>0.397342</text:p>
          </table:table-cell>
          <table:table-cell office:value-type="float" office:value="0.396367" calcext:value-type="float">
            <text:p>0.396367</text:p>
          </table:table-cell>
          <table:table-cell office:value-type="float" office:value="0.394989" calcext:value-type="float">
            <text:p>0.394989</text:p>
          </table:table-cell>
          <table:table-cell office:value-type="float" office:value="0.393233" calcext:value-type="float">
            <text:p>0.393233</text:p>
          </table:table-cell>
          <table:table-cell office:value-type="float" office:value="0.391076" calcext:value-type="float">
            <text:p>0.391076</text:p>
          </table:table-cell>
          <table:table-cell office:value-type="float" office:value="0.388546" calcext:value-type="float">
            <text:p>0.388546</text:p>
          </table:table-cell>
          <table:table-cell office:value-type="float" office:value="0.38562" calcext:value-type="float">
            <text:p>0.38562</text:p>
          </table:table-cell>
          <table:table-cell office:value-type="float" office:value="0.382326" calcext:value-type="float">
            <text:p>0.382326</text:p>
          </table:table-cell>
          <table:table-cell office:value-type="float" office:value="0.378643" calcext:value-type="float">
            <text:p>0.378643</text:p>
          </table:table-cell>
          <table:table-cell office:value-type="float" office:value="0.374597" calcext:value-type="float">
            <text:p>0.374597</text:p>
          </table:table-cell>
          <table:table-cell office:value-type="float" office:value="0.370171" calcext:value-type="float">
            <text:p>0.370171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0.360238" calcext:value-type="float">
            <text:p>0.360238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48883" calcext:value-type="float">
            <text:p>0.348883</text:p>
          </table:table-cell>
          <table:table-cell office:value-type="float" office:value="0.342691" calcext:value-type="float">
            <text:p>0.342691</text:p>
          </table:table-cell>
          <table:table-cell office:value-type="float" office:value="0.336152" calcext:value-type="float">
            <text:p>0.336152</text:p>
          </table:table-cell>
          <table:table-cell office:value-type="float" office:value="0.329289" calcext:value-type="float">
            <text:p>0.329289</text:p>
          </table:table-cell>
          <table:table-cell office:value-type="float" office:value="0.322094" calcext:value-type="float">
            <text:p>0.322094</text:p>
          </table:table-cell>
          <table:table-cell office:value-type="float" office:value="0.314588" calcext:value-type="float">
            <text:p>0.314588</text:p>
          </table:table-cell>
          <table:table-cell office:value-type="float" office:value="0.306764" calcext:value-type="float">
            <text:p>0.306764</text:p>
          </table:table-cell>
          <table:table-cell office:value-type="float" office:value="0.298645" calcext:value-type="float">
            <text:p>0.298645</text:p>
          </table:table-cell>
          <table:table-cell office:value-type="float" office:value="0.290224" calcext:value-type="float">
            <text:p>0.290224</text:p>
          </table:table-cell>
          <table:table-cell office:value-type="float" office:value="0.281524" calcext:value-type="float">
            <text:p>0.281524</text:p>
          </table:table-cell>
          <table:table-cell office:value-type="float" office:value="0.272539" calcext:value-type="float">
            <text:p>0.272539</text:p>
          </table:table-cell>
          <table:table-cell office:value-type="float" office:value="0.263291" calcext:value-type="float">
            <text:p>0.263291</text:p>
          </table:table-cell>
          <table:table-cell office:value-type="float" office:value="0.253778" calcext:value-type="float">
            <text:p>0.253778</text:p>
          </table:table-cell>
          <table:table-cell office:value-type="float" office:value="0.244019" calcext:value-type="float">
            <text:p>0.244019</text:p>
          </table:table-cell>
          <table:table-cell office:value-type="float" office:value="0.234015" calcext:value-type="float">
            <text:p>0.234015</text:p>
          </table:table-cell>
          <table:table-cell office:value-type="float" office:value="0.223785" calcext:value-type="float">
            <text:p>0.223785</text:p>
          </table:table-cell>
          <table:table-cell office:value-type="float" office:value="0.213329" calcext:value-type="float">
            <text:p>0.213329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91801" calcext:value-type="float">
            <text:p>0.191801</text:p>
          </table:table-cell>
          <table:table-cell office:value-type="float" office:value="0.180749" calcext:value-type="float">
            <text:p>0.180749</text:p>
          </table:table-cell>
          <table:table-cell office:value-type="float" office:value="0.169517" calcext:value-type="float">
            <text:p>0.169517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46563" calcext:value-type="float">
            <text:p>0.146563</text:p>
          </table:table-cell>
          <table:table-cell office:value-type="float" office:value="0.134863" calcext:value-type="float">
            <text:p>0.134863</text:p>
          </table:table-cell>
          <table:table-cell office:value-type="float" office:value="0.12303" calcext:value-type="float">
            <text:p>0.12303</text:p>
          </table:table-cell>
          <table:table-cell office:value-type="float" office:value="0.111076" calcext:value-type="float">
            <text:p>0.111076</text:p>
          </table:table-cell>
          <table:table-cell office:value-type="float" office:value="0.0990119" calcext:value-type="float">
            <text:p>0.0990119</text:p>
          </table:table-cell>
          <table:table-cell office:value-type="float" office:value="0.0868503" calcext:value-type="float">
            <text:p>0.0868503</text:p>
          </table:table-cell>
          <table:table-cell office:value-type="float" office:value="0.0746029" calcext:value-type="float">
            <text:p>0.0746029</text:p>
          </table:table-cell>
          <table:table-cell office:value-type="float" office:value="0.0622819" calcext:value-type="float">
            <text:p>0.0622819</text:p>
          </table:table-cell>
          <table:table-cell office:value-type="float" office:value="0.0498995" calcext:value-type="float">
            <text:p>0.0498995</text:p>
          </table:table-cell>
          <table:table-cell office:value-type="float" office:value="0.0374678" calcext:value-type="float">
            <text:p>0.0374678</text:p>
          </table:table-cell>
          <table:table-cell office:value-type="float" office:value="0.0249991" calcext:value-type="float">
            <text:p>0.0249991</text:p>
          </table:table-cell>
          <table:table-cell office:value-type="float" office:value="0.0125057" calcext:value-type="float">
            <text:p>0.0125057</text:p>
          </table:table-cell>
          <table:table-cell office:value-type="float" office:value="1.07852E-016" calcext:value-type="float">
            <text:p>1.07852E-16</text:p>
          </table:table-cell>
          <table:table-cell office:value-type="float" office:value="-0.0125057" calcext:value-type="float">
            <text:p>-0.0125057</text:p>
          </table:table-cell>
          <table:table-cell office:value-type="float" office:value="-0.0249991" calcext:value-type="float">
            <text:p>-0.0249991</text:p>
          </table:table-cell>
          <table:table-cell office:value-type="float" office:value="-0.0374678" calcext:value-type="float">
            <text:p>-0.0374678</text:p>
          </table:table-cell>
          <table:table-cell office:value-type="float" office:value="-0.0498995" calcext:value-type="float">
            <text:p>-0.0498995</text:p>
          </table:table-cell>
          <table:table-cell office:value-type="float" office:value="-0.0622819" calcext:value-type="float">
            <text:p>-0.0622819</text:p>
          </table:table-cell>
          <table:table-cell office:value-type="float" office:value="-0.0746029" calcext:value-type="float">
            <text:p>-0.0746029</text:p>
          </table:table-cell>
          <table:table-cell office:value-type="float" office:value="-0.0868503" calcext:value-type="float">
            <text:p>-0.0868503</text:p>
          </table:table-cell>
          <table:table-cell office:value-type="float" office:value="-0.0990119" calcext:value-type="float">
            <text:p>-0.0990119</text:p>
          </table:table-cell>
          <table:table-cell office:value-type="float" office:value="-0.111076" calcext:value-type="float">
            <text:p>-0.111076</text:p>
          </table:table-cell>
          <table:table-cell office:value-type="float" office:value="-0.12303" calcext:value-type="float">
            <text:p>-0.12303</text:p>
          </table:table-cell>
          <table:table-cell office:value-type="float" office:value="-0.134863" calcext:value-type="float">
            <text:p>-0.134863</text:p>
          </table:table-cell>
          <table:table-cell office:value-type="float" office:value="-0.146563" calcext:value-type="float">
            <text:p>-0.146563</text:p>
          </table:table-cell>
          <table:table-cell office:value-type="float" office:value="-0.158118" calcext:value-type="float">
            <text:p>-0.158118</text:p>
          </table:table-cell>
          <table:table-cell office:value-type="float" office:value="-0.169517" calcext:value-type="float">
            <text:p>-0.169517</text:p>
          </table:table-cell>
          <table:table-cell office:value-type="float" office:value="-0.180749" calcext:value-type="float">
            <text:p>-0.180749</text:p>
          </table:table-cell>
          <table:table-cell office:value-type="float" office:value="-0.191801" calcext:value-type="float">
            <text:p>-0.191801</text:p>
          </table:table-cell>
          <table:table-cell office:value-type="float" office:value="-0.202667" calcext:value-type="float">
            <text:p>-0.202667</text:p>
          </table:table-cell>
          <table:table-cell office:value-type="float" office:value="-0.213329" calcext:value-type="float">
            <text:p>-0.213329</text:p>
          </table:table-cell>
          <table:table-cell office:value-type="float" office:value="-0.223785" calcext:value-type="float">
            <text:p>-0.223785</text:p>
          </table:table-cell>
          <table:table-cell office:value-type="float" office:value="-0.234015" calcext:value-type="float">
            <text:p>-0.234015</text:p>
          </table:table-cell>
          <table:table-cell office:value-type="float" office:value="-0.244019" calcext:value-type="float">
            <text:p>-0.244019</text:p>
          </table:table-cell>
          <table:table-cell office:value-type="float" office:value="-0.253778" calcext:value-type="float">
            <text:p>-0.253778</text:p>
          </table:table-cell>
          <table:table-cell office:value-type="float" office:value="-0.263291" calcext:value-type="float">
            <text:p>-0.263291</text:p>
          </table:table-cell>
          <table:table-cell office:value-type="float" office:value="-0.272539" calcext:value-type="float">
            <text:p>-0.272539</text:p>
          </table:table-cell>
          <table:table-cell office:value-type="float" office:value="-0.281524" calcext:value-type="float">
            <text:p>-0.281524</text:p>
          </table:table-cell>
          <table:table-cell office:value-type="float" office:value="-0.290224" calcext:value-type="float">
            <text:p>-0.290224</text:p>
          </table:table-cell>
          <table:table-cell office:value-type="float" office:value="-0.298645" calcext:value-type="float">
            <text:p>-0.298645</text:p>
          </table:table-cell>
          <table:table-cell office:value-type="float" office:value="-0.306764" calcext:value-type="float">
            <text:p>-0.306764</text:p>
          </table:table-cell>
          <table:table-cell office:value-type="float" office:value="-0.314588" calcext:value-type="float">
            <text:p>-0.314588</text:p>
          </table:table-cell>
          <table:table-cell office:value-type="float" office:value="-0.322094" calcext:value-type="float">
            <text:p>-0.322094</text:p>
          </table:table-cell>
          <table:table-cell office:value-type="float" office:value="-0.329289" calcext:value-type="float">
            <text:p>-0.329289</text:p>
          </table:table-cell>
          <table:table-cell office:value-type="float" office:value="-0.336152" calcext:value-type="float">
            <text:p>-0.336152</text:p>
          </table:table-cell>
          <table:table-cell office:value-type="float" office:value="-0.342691" calcext:value-type="float">
            <text:p>-0.342691</text:p>
          </table:table-cell>
          <table:table-cell office:value-type="float" office:value="-0.348883" calcext:value-type="float">
            <text:p>-0.348883</text:p>
          </table:table-cell>
          <table:table-cell office:value-type="float" office:value="-0.35474" calcext:value-type="float">
            <text:p>-0.35474</text:p>
          </table:table-cell>
          <table:table-cell office:value-type="float" office:value="-0.360238" calcext:value-type="float">
            <text:p>-0.360238</text:p>
          </table:table-cell>
          <table:table-cell office:value-type="float" office:value="-0.36539" calcext:value-type="float">
            <text:p>-0.36539</text:p>
          </table:table-cell>
          <table:table-cell office:value-type="float" office:value="-0.370171" calcext:value-type="float">
            <text:p>-0.370171</text:p>
          </table:table-cell>
          <table:table-cell office:value-type="float" office:value="-0.374597" calcext:value-type="float">
            <text:p>-0.374597</text:p>
          </table:table-cell>
          <table:table-cell office:value-type="float" office:value="-0.378643" calcext:value-type="float">
            <text:p>-0.378643</text:p>
          </table:table-cell>
          <table:table-cell office:value-type="float" office:value="-0.382326" calcext:value-type="float">
            <text:p>-0.382326</text:p>
          </table:table-cell>
          <table:table-cell office:value-type="float" office:value="-0.38562" calcext:value-type="float">
            <text:p>-0.38562</text:p>
          </table:table-cell>
          <table:table-cell office:value-type="float" office:value="-0.388546" calcext:value-type="float">
            <text:p>-0.388546</text:p>
          </table:table-cell>
          <table:table-cell office:value-type="float" office:value="-0.391076" calcext:value-type="float">
            <text:p>-0.391076</text:p>
          </table:table-cell>
          <table:table-cell office:value-type="float" office:value="-0.393233" calcext:value-type="float">
            <text:p>-0.393233</text:p>
          </table:table-cell>
          <table:table-cell office:value-type="float" office:value="-0.394989" calcext:value-type="float">
            <text:p>-0.394989</text:p>
          </table:table-cell>
          <table:table-cell office:value-type="float" office:value="-0.396367" calcext:value-type="float">
            <text:p>-0.396367</text:p>
          </table:table-cell>
          <table:table-cell office:value-type="float" office:value="-0.397342" calcext:value-type="float">
            <text:p>-0.397342</text:p>
          </table:table-cell>
          <table:table-cell office:value-type="float" office:value="-0.397938" calcext:value-type="float">
            <text:p>-0.397938</text:p>
          </table:table-cell>
          <table:table-cell office:value-type="float" office:value="-0.398127" calcext:value-type="float">
            <text:p>-0.398127</text:p>
          </table:table-cell>
        </table:table-row>
        <table:table-row table:style-name="ro1">
          <table:table-cell office:value-type="float" office:value="0.415779" calcext:value-type="float">
            <text:p>0.415779</text:p>
          </table:table-cell>
          <table:table-cell office:value-type="float" office:value="0.351429" calcext:value-type="float">
            <text:p>0.351429</text:p>
          </table:table-cell>
          <table:table-cell office:value-type="float" office:value="0.351263" calcext:value-type="float">
            <text:p>0.351263</text:p>
          </table:table-cell>
          <table:table-cell office:value-type="float" office:value="0.350736" calcext:value-type="float">
            <text:p>0.350736</text:p>
          </table:table-cell>
          <table:table-cell office:value-type="float" office:value="0.349876" calcext:value-type="float">
            <text:p>0.349876</text:p>
          </table:table-cell>
          <table:table-cell office:value-type="float" office:value="0.348658" calcext:value-type="float">
            <text:p>0.348658</text:p>
          </table:table-cell>
          <table:table-cell office:value-type="float" office:value="0.347109" calcext:value-type="float">
            <text:p>0.347109</text:p>
          </table:table-cell>
          <table:table-cell office:value-type="float" office:value="0.345205" calcext:value-type="float">
            <text:p>0.345205</text:p>
          </table:table-cell>
          <table:table-cell office:value-type="float" office:value="0.342972" calcext:value-type="float">
            <text:p>0.342972</text:p>
          </table:table-cell>
          <table:table-cell office:value-type="float" office:value="0.340389" calcext:value-type="float">
            <text:p>0.340389</text:p>
          </table:table-cell>
          <table:table-cell office:value-type="float" office:value="0.337482" calcext:value-type="float">
            <text:p>0.337482</text:p>
          </table:table-cell>
          <table:table-cell office:value-type="float" office:value="0.33423" calcext:value-type="float">
            <text:p>0.33423</text:p>
          </table:table-cell>
          <table:table-cell office:value-type="float" office:value="0.33066" calcext:value-type="float">
            <text:p>0.33066</text:p>
          </table:table-cell>
          <table:table-cell office:value-type="float" office:value="0.326752" calcext:value-type="float">
            <text:p>0.326752</text:p>
          </table:table-cell>
          <table:table-cell office:value-type="float" office:value="0.322532" calcext:value-type="float">
            <text:p>0.322532</text:p>
          </table:table-cell>
          <table:table-cell office:value-type="float" office:value="0.317984" calcext:value-type="float">
            <text:p>0.317984</text:p>
          </table:table-cell>
          <table:table-cell office:value-type="float" office:value="0.313132" calcext:value-type="float">
            <text:p>0.313132</text:p>
          </table:table-cell>
          <table:table-cell office:value-type="float" office:value="0.307961" calcext:value-type="float">
            <text:p>0.307961</text:p>
          </table:table-cell>
          <table:table-cell office:value-type="float" office:value="0.302496" calcext:value-type="float">
            <text:p>0.302496</text:p>
          </table:table-cell>
          <table:table-cell office:value-type="float" office:value="0.296723" calcext:value-type="float">
            <text:p>0.296723</text:p>
          </table:table-cell>
          <table:table-cell office:value-type="float" office:value="0.290666" calcext:value-type="float">
            <text:p>0.290666</text:p>
          </table:table-cell>
          <table:table-cell office:value-type="float" office:value="0.284314" calcext:value-type="float">
            <text:p>0.284314</text:p>
          </table:table-cell>
          <table:table-cell office:value-type="float" office:value="0.277689" calcext:value-type="float">
            <text:p>0.277689</text:p>
          </table:table-cell>
          <table:table-cell office:value-type="float" office:value="0.270782" calcext:value-type="float">
            <text:p>0.270782</text:p>
          </table:table-cell>
          <table:table-cell office:value-type="float" office:value="0.263616" calcext:value-type="float">
            <text:p>0.263616</text:p>
          </table:table-cell>
          <table:table-cell office:value-type="float" office:value="0.256182" calcext:value-type="float">
            <text:p>0.256182</text:p>
          </table:table-cell>
          <table:table-cell office:value-type="float" office:value="0.248503" calcext:value-type="float">
            <text:p>0.248503</text:p>
          </table:table-cell>
          <table:table-cell office:value-type="float" office:value="0.240571" calcext:value-type="float">
            <text:p>0.240571</text:p>
          </table:table-cell>
          <table:table-cell office:value-type="float" office:value="0.232409" calcext:value-type="float">
            <text:p>0.232409</text:p>
          </table:table-cell>
          <table:table-cell office:value-type="float" office:value="0.224011" calcext:value-type="float">
            <text:p>0.224011</text:p>
          </table:table-cell>
          <table:table-cell office:value-type="float" office:value="0.215398" calcext:value-type="float">
            <text:p>0.215398</text:p>
          </table:table-cell>
          <table:table-cell office:value-type="float" office:value="0.206567" calcext:value-type="float">
            <text:p>0.206567</text:p>
          </table:table-cell>
          <table:table-cell office:value-type="float" office:value="0.197536" calcext:value-type="float">
            <text:p>0.197536</text:p>
          </table:table-cell>
          <table:table-cell office:value-type="float" office:value="0.188307" calcext:value-type="float">
            <text:p>0.188307</text:p>
          </table:table-cell>
          <table:table-cell office:value-type="float" office:value="0.178896" calcext:value-type="float">
            <text:p>0.178896</text:p>
          </table:table-cell>
          <table:table-cell office:value-type="float" office:value="0.169304" calcext:value-type="float">
            <text:p>0.169304</text:p>
          </table:table-cell>
          <table:table-cell office:value-type="float" office:value="0.159549" calcext:value-type="float">
            <text:p>0.159549</text:p>
          </table:table-cell>
          <table:table-cell office:value-type="float" office:value="0.149633" calcext:value-type="float">
            <text:p>0.149633</text:p>
          </table:table-cell>
          <table:table-cell office:value-type="float" office:value="0.139572" calcext:value-type="float">
            <text:p>0.139572</text:p>
          </table:table-cell>
          <table:table-cell office:value-type="float" office:value="0.129372" calcext:value-type="float">
            <text:p>0.129372</text:p>
          </table:table-cell>
          <table:table-cell office:value-type="float" office:value="0.119045" calcext:value-type="float">
            <text:p>0.119045</text:p>
          </table:table-cell>
          <table:table-cell office:value-type="float" office:value="0.108599" calcext:value-type="float">
            <text:p>0.108599</text:p>
          </table:table-cell>
          <table:table-cell office:value-type="float" office:value="0.0980476" calcext:value-type="float">
            <text:p>0.0980476</text:p>
          </table:table-cell>
          <table:table-cell office:value-type="float" office:value="0.0873985" calcext:value-type="float">
            <text:p>0.0873985</text:p>
          </table:table-cell>
          <table:table-cell office:value-type="float" office:value="0.0766634" calcext:value-type="float">
            <text:p>0.0766634</text:p>
          </table:table-cell>
          <table:table-cell office:value-type="float" office:value="0.0658525" calcext:value-type="float">
            <text:p>0.0658525</text:p>
          </table:table-cell>
          <table:table-cell office:value-type="float" office:value="0.0549767" calcext:value-type="float">
            <text:p>0.0549767</text:p>
          </table:table-cell>
          <table:table-cell office:value-type="float" office:value="0.0440466" calcext:value-type="float">
            <text:p>0.0440466</text:p>
          </table:table-cell>
          <table:table-cell office:value-type="float" office:value="0.0330731" calcext:value-type="float">
            <text:p>0.0330731</text:p>
          </table:table-cell>
          <table:table-cell office:value-type="float" office:value="0.0220669" calcext:value-type="float">
            <text:p>0.0220669</text:p>
          </table:table-cell>
          <table:table-cell office:value-type="float" office:value="0.0110389" calcext:value-type="float">
            <text:p>0.0110389</text:p>
          </table:table-cell>
          <table:table-cell office:value-type="float" office:value="-9.58855E-017" calcext:value-type="float">
            <text:p>-9.58855E-17</text:p>
          </table:table-cell>
          <table:table-cell office:value-type="float" office:value="-0.0110389" calcext:value-type="float">
            <text:p>-0.0110389</text:p>
          </table:table-cell>
          <table:table-cell office:value-type="float" office:value="-0.0220669" calcext:value-type="float">
            <text:p>-0.0220669</text:p>
          </table:table-cell>
          <table:table-cell office:value-type="float" office:value="-0.0330731" calcext:value-type="float">
            <text:p>-0.0330731</text:p>
          </table:table-cell>
          <table:table-cell office:value-type="float" office:value="-0.0440466" calcext:value-type="float">
            <text:p>-0.0440466</text:p>
          </table:table-cell>
          <table:table-cell office:value-type="float" office:value="-0.0549767" calcext:value-type="float">
            <text:p>-0.0549767</text:p>
          </table:table-cell>
          <table:table-cell office:value-type="float" office:value="-0.0658525" calcext:value-type="float">
            <text:p>-0.0658525</text:p>
          </table:table-cell>
          <table:table-cell office:value-type="float" office:value="-0.0766634" calcext:value-type="float">
            <text:p>-0.0766634</text:p>
          </table:table-cell>
          <table:table-cell office:value-type="float" office:value="-0.0873985" calcext:value-type="float">
            <text:p>-0.0873985</text:p>
          </table:table-cell>
          <table:table-cell office:value-type="float" office:value="-0.0980476" calcext:value-type="float">
            <text:p>-0.0980476</text:p>
          </table:table-cell>
          <table:table-cell office:value-type="float" office:value="-0.108599" calcext:value-type="float">
            <text:p>-0.108599</text:p>
          </table:table-cell>
          <table:table-cell office:value-type="float" office:value="-0.119045" calcext:value-type="float">
            <text:p>-0.119045</text:p>
          </table:table-cell>
          <table:table-cell office:value-type="float" office:value="-0.129372" calcext:value-type="float">
            <text:p>-0.129372</text:p>
          </table:table-cell>
          <table:table-cell office:value-type="float" office:value="-0.139572" calcext:value-type="float">
            <text:p>-0.139572</text:p>
          </table:table-cell>
          <table:table-cell office:value-type="float" office:value="-0.149633" calcext:value-type="float">
            <text:p>-0.149633</text:p>
          </table:table-cell>
          <table:table-cell office:value-type="float" office:value="-0.159549" calcext:value-type="float">
            <text:p>-0.159549</text:p>
          </table:table-cell>
          <table:table-cell office:value-type="float" office:value="-0.169304" calcext:value-type="float">
            <text:p>-0.169304</text:p>
          </table:table-cell>
          <table:table-cell office:value-type="float" office:value="-0.178896" calcext:value-type="float">
            <text:p>-0.178896</text:p>
          </table:table-cell>
          <table:table-cell office:value-type="float" office:value="-0.188307" calcext:value-type="float">
            <text:p>-0.188307</text:p>
          </table:table-cell>
          <table:table-cell office:value-type="float" office:value="-0.197536" calcext:value-type="float">
            <text:p>-0.197536</text:p>
          </table:table-cell>
          <table:table-cell office:value-type="float" office:value="-0.206567" calcext:value-type="float">
            <text:p>-0.206567</text:p>
          </table:table-cell>
          <table:table-cell office:value-type="float" office:value="-0.215398" calcext:value-type="float">
            <text:p>-0.215398</text:p>
          </table:table-cell>
          <table:table-cell office:value-type="float" office:value="-0.224011" calcext:value-type="float">
            <text:p>-0.224011</text:p>
          </table:table-cell>
          <table:table-cell office:value-type="float" office:value="-0.232409" calcext:value-type="float">
            <text:p>-0.232409</text:p>
          </table:table-cell>
          <table:table-cell office:value-type="float" office:value="-0.240571" calcext:value-type="float">
            <text:p>-0.240571</text:p>
          </table:table-cell>
          <table:table-cell office:value-type="float" office:value="-0.248503" calcext:value-type="float">
            <text:p>-0.248503</text:p>
          </table:table-cell>
          <table:table-cell office:value-type="float" office:value="-0.256182" calcext:value-type="float">
            <text:p>-0.256182</text:p>
          </table:table-cell>
          <table:table-cell office:value-type="float" office:value="-0.263616" calcext:value-type="float">
            <text:p>-0.263616</text:p>
          </table:table-cell>
          <table:table-cell office:value-type="float" office:value="-0.270782" calcext:value-type="float">
            <text:p>-0.270782</text:p>
          </table:table-cell>
          <table:table-cell office:value-type="float" office:value="-0.277689" calcext:value-type="float">
            <text:p>-0.277689</text:p>
          </table:table-cell>
          <table:table-cell office:value-type="float" office:value="-0.284314" calcext:value-type="float">
            <text:p>-0.284314</text:p>
          </table:table-cell>
          <table:table-cell office:value-type="float" office:value="-0.290666" calcext:value-type="float">
            <text:p>-0.290666</text:p>
          </table:table-cell>
          <table:table-cell office:value-type="float" office:value="-0.296723" calcext:value-type="float">
            <text:p>-0.296723</text:p>
          </table:table-cell>
          <table:table-cell office:value-type="float" office:value="-0.302496" calcext:value-type="float">
            <text:p>-0.302496</text:p>
          </table:table-cell>
          <table:table-cell office:value-type="float" office:value="-0.307961" calcext:value-type="float">
            <text:p>-0.307961</text:p>
          </table:table-cell>
          <table:table-cell office:value-type="float" office:value="-0.313132" calcext:value-type="float">
            <text:p>-0.313132</text:p>
          </table:table-cell>
          <table:table-cell office:value-type="float" office:value="-0.317984" calcext:value-type="float">
            <text:p>-0.317984</text:p>
          </table:table-cell>
          <table:table-cell office:value-type="float" office:value="-0.322532" calcext:value-type="float">
            <text:p>-0.322532</text:p>
          </table:table-cell>
          <table:table-cell office:value-type="float" office:value="-0.326752" calcext:value-type="float">
            <text:p>-0.326752</text:p>
          </table:table-cell>
          <table:table-cell office:value-type="float" office:value="-0.33066" calcext:value-type="float">
            <text:p>-0.33066</text:p>
          </table:table-cell>
          <table:table-cell office:value-type="float" office:value="-0.33423" calcext:value-type="float">
            <text:p>-0.33423</text:p>
          </table:table-cell>
          <table:table-cell office:value-type="float" office:value="-0.337482" calcext:value-type="float">
            <text:p>-0.337482</text:p>
          </table:table-cell>
          <table:table-cell office:value-type="float" office:value="-0.340389" calcext:value-type="float">
            <text:p>-0.340389</text:p>
          </table:table-cell>
          <table:table-cell office:value-type="float" office:value="-0.342972" calcext:value-type="float">
            <text:p>-0.342972</text:p>
          </table:table-cell>
          <table:table-cell office:value-type="float" office:value="-0.345205" calcext:value-type="float">
            <text:p>-0.345205</text:p>
          </table:table-cell>
          <table:table-cell office:value-type="float" office:value="-0.347109" calcext:value-type="float">
            <text:p>-0.347109</text:p>
          </table:table-cell>
          <table:table-cell office:value-type="float" office:value="-0.348658" calcext:value-type="float">
            <text:p>-0.348658</text:p>
          </table:table-cell>
          <table:table-cell office:value-type="float" office:value="-0.349876" calcext:value-type="float">
            <text:p>-0.349876</text:p>
          </table:table-cell>
          <table:table-cell office:value-type="float" office:value="-0.350736" calcext:value-type="float">
            <text:p>-0.350736</text:p>
          </table:table-cell>
          <table:table-cell office:value-type="float" office:value="-0.351263" calcext:value-type="float">
            <text:p>-0.351263</text:p>
          </table:table-cell>
          <table:table-cell office:value-type="float" office:value="-0.351429" calcext:value-type="float">
            <text:p>-0.351429</text:p>
          </table:table-cell>
        </table:table-row>
        <table:table-row table:style-name="ro1">
          <table:table-cell office:value-type="float" office:value="0.431622" calcext:value-type="float">
            <text:p>0.431622</text:p>
          </table:table-cell>
          <table:table-cell office:value-type="float" office:value="0.31199" calcext:value-type="float">
            <text:p>0.31199</text:p>
          </table:table-cell>
          <table:table-cell office:value-type="float" office:value="0.311842" calcext:value-type="float">
            <text:p>0.311842</text:p>
          </table:table-cell>
          <table:table-cell office:value-type="float" office:value="0.311374" calcext:value-type="float">
            <text:p>0.311374</text:p>
          </table:table-cell>
          <table:table-cell office:value-type="float" office:value="0.310612" calcext:value-type="float">
            <text:p>0.31061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308155" calcext:value-type="float">
            <text:p>0.308155</text:p>
          </table:table-cell>
          <table:table-cell office:value-type="float" office:value="0.306464" calcext:value-type="float">
            <text:p>0.306464</text:p>
          </table:table-cell>
          <table:table-cell office:value-type="float" office:value="0.304482" calcext:value-type="float">
            <text:p>0.304482</text:p>
          </table:table-cell>
          <table:table-cell office:value-type="float" office:value="0.302188" calcext:value-type="float">
            <text:p>0.302188</text:p>
          </table:table-cell>
          <table:table-cell office:value-type="float" office:value="0.299608" calcext:value-type="float">
            <text:p>0.299608</text:p>
          </table:table-cell>
          <table:table-cell office:value-type="float" office:value="0.29672" calcext:value-type="float">
            <text:p>0.29672</text:p>
          </table:table-cell>
          <table:table-cell office:value-type="float" office:value="0.293551" calcext:value-type="float">
            <text:p>0.293551</text:p>
          </table:table-cell>
          <table:table-cell office:value-type="float" office:value="0.290081" calcext:value-type="float">
            <text:p>0.290081</text:p>
          </table:table-cell>
          <table:table-cell office:value-type="float" office:value="0.286336" calcext:value-type="float">
            <text:p>0.286336</text:p>
          </table:table-cell>
          <table:table-cell office:value-type="float" office:value="0.282297" calcext:value-type="float">
            <text:p>0.282297</text:p>
          </table:table-cell>
          <table:table-cell office:value-type="float" office:value="0.277991" calcext:value-type="float">
            <text:p>0.277991</text:p>
          </table:table-cell>
          <table:table-cell office:value-type="float" office:value="0.273399" calcext:value-type="float">
            <text:p>0.273399</text:p>
          </table:table-cell>
          <table:table-cell office:value-type="float" office:value="0.268548" calcext:value-type="float">
            <text:p>0.268548</text:p>
          </table:table-cell>
          <table:table-cell office:value-type="float" office:value="0.263422" calcext:value-type="float">
            <text:p>0.263422</text:p>
          </table:table-cell>
          <table:table-cell office:value-type="float" office:value="0.258046" calcext:value-type="float">
            <text:p>0.258046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246525" calcext:value-type="float">
            <text:p>0.246525</text:p>
          </table:table-cell>
          <table:table-cell office:value-type="float" office:value="0.240393" calcext:value-type="float">
            <text:p>0.240393</text:p>
          </table:table-cell>
          <table:table-cell office:value-type="float" office:value="0.234032" calcext:value-type="float">
            <text:p>0.234032</text:p>
          </table:table-cell>
          <table:table-cell office:value-type="float" office:value="0.227432" calcext:value-type="float">
            <text:p>0.227432</text:p>
          </table:table-cell>
          <table:table-cell office:value-type="float" office:value="0.220615" calcext:value-type="float">
            <text:p>0.220615</text:p>
          </table:table-cell>
          <table:table-cell office:value-type="float" office:value="0.213573" calcext:value-type="float">
            <text:p>0.213573</text:p>
          </table:table-cell>
          <table:table-cell office:value-type="float" office:value="0.206327" calcext:value-type="float">
            <text:p>0.206327</text:p>
          </table:table-cell>
          <table:table-cell office:value-type="float" office:value="0.198871" calcext:value-type="float">
            <text:p>0.198871</text:p>
          </table:table-cell>
          <table:table-cell office:value-type="float" office:value="0.191225" calcext:value-type="float">
            <text:p>0.191225</text:p>
          </table:table-cell>
          <table:table-cell office:value-type="float" office:value="0.183384" calcext:value-type="float">
            <text:p>0.183384</text:p>
          </table:table-cell>
          <table:table-cell office:value-type="float" office:value="0.175368" calcext:value-type="float">
            <text:p>0.175368</text:p>
          </table:table-cell>
          <table:table-cell office:value-type="float" office:value="0.167174" calcext:value-type="float">
            <text:p>0.167174</text:p>
          </table:table-cell>
          <table:table-cell office:value-type="float" office:value="0.158819" calcext:value-type="float">
            <text:p>0.158819</text:p>
          </table:table-cell>
          <table:table-cell office:value-type="float" office:value="0.150303" calcext:value-type="float">
            <text:p>0.150303</text:p>
          </table:table-cell>
          <table:table-cell office:value-type="float" office:value="0.141643" calcext:value-type="float">
            <text:p>0.141643</text:p>
          </table:table-cell>
          <table:table-cell office:value-type="float" office:value="0.13284" calcext:value-type="float">
            <text:p>0.13284</text:p>
          </table:table-cell>
          <table:table-cell office:value-type="float" office:value="0.123909" calcext:value-type="float">
            <text:p>0.123909</text:p>
          </table:table-cell>
          <table:table-cell office:value-type="float" office:value="0.114852" calcext:value-type="float">
            <text:p>0.114852</text:p>
          </table:table-cell>
          <table:table-cell office:value-type="float" office:value="0.105685" calcext:value-type="float">
            <text:p>0.105685</text:p>
          </table:table-cell>
          <table:table-cell office:value-type="float" office:value="0.0964116" calcext:value-type="float">
            <text:p>0.0964116</text:p>
          </table:table-cell>
          <table:table-cell office:value-type="float" office:value="0.0870442" calcext:value-type="float">
            <text:p>0.0870442</text:p>
          </table:table-cell>
          <table:table-cell office:value-type="float" office:value="0.0775901" calcext:value-type="float">
            <text:p>0.0775901</text:p>
          </table:table-cell>
          <table:table-cell office:value-type="float" office:value="0.0680599" calcext:value-type="float">
            <text:p>0.0680599</text:p>
          </table:table-cell>
          <table:table-cell office:value-type="float" office:value="0.0584622" calcext:value-type="float">
            <text:p>0.0584622</text:p>
          </table:table-cell>
          <table:table-cell office:value-type="float" office:value="0.048807" calcext:value-type="float">
            <text:p>0.048807</text:p>
          </table:table-cell>
          <table:table-cell office:value-type="float" office:value="0.0391035" calcext:value-type="float">
            <text:p>0.0391035</text:p>
          </table:table-cell>
          <table:table-cell office:value-type="float" office:value="0.0293614" calcext:value-type="float">
            <text:p>0.0293614</text:p>
          </table:table-cell>
          <table:table-cell office:value-type="float" office:value="0.0195904" calcext:value-type="float">
            <text:p>0.0195904</text:p>
          </table:table-cell>
          <table:table-cell office:value-type="float" office:value="0.00980004" calcext:value-type="float">
            <text:p>0.00980004</text:p>
          </table:table-cell>
          <table:table-cell office:value-type="float" office:value="-1.91065E-016" calcext:value-type="float">
            <text:p>-1.91065E-16</text:p>
          </table:table-cell>
          <table:table-cell office:value-type="float" office:value="-0.00980004" calcext:value-type="float">
            <text:p>-0.00980004</text:p>
          </table:table-cell>
          <table:table-cell office:value-type="float" office:value="-0.0195904" calcext:value-type="float">
            <text:p>-0.0195904</text:p>
          </table:table-cell>
          <table:table-cell office:value-type="float" office:value="-0.0293614" calcext:value-type="float">
            <text:p>-0.0293614</text:p>
          </table:table-cell>
          <table:table-cell office:value-type="float" office:value="-0.0391035" calcext:value-type="float">
            <text:p>-0.0391035</text:p>
          </table:table-cell>
          <table:table-cell office:value-type="float" office:value="-0.048807" calcext:value-type="float">
            <text:p>-0.048807</text:p>
          </table:table-cell>
          <table:table-cell office:value-type="float" office:value="-0.0584622" calcext:value-type="float">
            <text:p>-0.0584622</text:p>
          </table:table-cell>
          <table:table-cell office:value-type="float" office:value="-0.0680599" calcext:value-type="float">
            <text:p>-0.0680599</text:p>
          </table:table-cell>
          <table:table-cell office:value-type="float" office:value="-0.0775901" calcext:value-type="float">
            <text:p>-0.0775901</text:p>
          </table:table-cell>
          <table:table-cell office:value-type="float" office:value="-0.0870442" calcext:value-type="float">
            <text:p>-0.0870442</text:p>
          </table:table-cell>
          <table:table-cell office:value-type="float" office:value="-0.0964116" calcext:value-type="float">
            <text:p>-0.0964116</text:p>
          </table:table-cell>
          <table:table-cell office:value-type="float" office:value="-0.105685" calcext:value-type="float">
            <text:p>-0.105685</text:p>
          </table:table-cell>
          <table:table-cell office:value-type="float" office:value="-0.114852" calcext:value-type="float">
            <text:p>-0.114852</text:p>
          </table:table-cell>
          <table:table-cell office:value-type="float" office:value="-0.123909" calcext:value-type="float">
            <text:p>-0.123909</text:p>
          </table:table-cell>
          <table:table-cell office:value-type="float" office:value="-0.13284" calcext:value-type="float">
            <text:p>-0.13284</text:p>
          </table:table-cell>
          <table:table-cell office:value-type="float" office:value="-0.141643" calcext:value-type="float">
            <text:p>-0.141643</text:p>
          </table:table-cell>
          <table:table-cell office:value-type="float" office:value="-0.150303" calcext:value-type="float">
            <text:p>-0.150303</text:p>
          </table:table-cell>
          <table:table-cell office:value-type="float" office:value="-0.158819" calcext:value-type="float">
            <text:p>-0.158819</text:p>
          </table:table-cell>
          <table:table-cell office:value-type="float" office:value="-0.167174" calcext:value-type="float">
            <text:p>-0.167174</text:p>
          </table:table-cell>
          <table:table-cell office:value-type="float" office:value="-0.175368" calcext:value-type="float">
            <text:p>-0.175368</text:p>
          </table:table-cell>
          <table:table-cell office:value-type="float" office:value="-0.183384" calcext:value-type="float">
            <text:p>-0.183384</text:p>
          </table:table-cell>
          <table:table-cell office:value-type="float" office:value="-0.191225" calcext:value-type="float">
            <text:p>-0.191225</text:p>
          </table:table-cell>
          <table:table-cell office:value-type="float" office:value="-0.198871" calcext:value-type="float">
            <text:p>-0.198871</text:p>
          </table:table-cell>
          <table:table-cell office:value-type="float" office:value="-0.206327" calcext:value-type="float">
            <text:p>-0.206327</text:p>
          </table:table-cell>
          <table:table-cell office:value-type="float" office:value="-0.213573" calcext:value-type="float">
            <text:p>-0.213573</text:p>
          </table:table-cell>
          <table:table-cell office:value-type="float" office:value="-0.220615" calcext:value-type="float">
            <text:p>-0.220615</text:p>
          </table:table-cell>
          <table:table-cell office:value-type="float" office:value="-0.227432" calcext:value-type="float">
            <text:p>-0.227432</text:p>
          </table:table-cell>
          <table:table-cell office:value-type="float" office:value="-0.234032" calcext:value-type="float">
            <text:p>-0.234032</text:p>
          </table:table-cell>
          <table:table-cell office:value-type="float" office:value="-0.240393" calcext:value-type="float">
            <text:p>-0.240393</text:p>
          </table:table-cell>
          <table:table-cell office:value-type="float" office:value="-0.246525" calcext:value-type="float">
            <text:p>-0.246525</text:p>
          </table:table-cell>
          <table:table-cell office:value-type="float" office:value="-0.252406" calcext:value-type="float">
            <text:p>-0.252406</text:p>
          </table:table-cell>
          <table:table-cell office:value-type="float" office:value="-0.258046" calcext:value-type="float">
            <text:p>-0.258046</text:p>
          </table:table-cell>
          <table:table-cell office:value-type="float" office:value="-0.263422" calcext:value-type="float">
            <text:p>-0.263422</text:p>
          </table:table-cell>
          <table:table-cell office:value-type="float" office:value="-0.268548" calcext:value-type="float">
            <text:p>-0.268548</text:p>
          </table:table-cell>
          <table:table-cell office:value-type="float" office:value="-0.273399" calcext:value-type="float">
            <text:p>-0.273399</text:p>
          </table:table-cell>
          <table:table-cell office:value-type="float" office:value="-0.277991" calcext:value-type="float">
            <text:p>-0.277991</text:p>
          </table:table-cell>
          <table:table-cell office:value-type="float" office:value="-0.282297" calcext:value-type="float">
            <text:p>-0.282297</text:p>
          </table:table-cell>
          <table:table-cell office:value-type="float" office:value="-0.286336" calcext:value-type="float">
            <text:p>-0.286336</text:p>
          </table:table-cell>
          <table:table-cell office:value-type="float" office:value="-0.290081" calcext:value-type="float">
            <text:p>-0.290081</text:p>
          </table:table-cell>
          <table:table-cell office:value-type="float" office:value="-0.293551" calcext:value-type="float">
            <text:p>-0.293551</text:p>
          </table:table-cell>
          <table:table-cell office:value-type="float" office:value="-0.29672" calcext:value-type="float">
            <text:p>-0.29672</text:p>
          </table:table-cell>
          <table:table-cell office:value-type="float" office:value="-0.299608" calcext:value-type="float">
            <text:p>-0.299608</text:p>
          </table:table-cell>
          <table:table-cell office:value-type="float" office:value="-0.302188" calcext:value-type="float">
            <text:p>-0.302188</text:p>
          </table:table-cell>
          <table:table-cell office:value-type="float" office:value="-0.304482" calcext:value-type="float">
            <text:p>-0.304482</text:p>
          </table:table-cell>
          <table:table-cell office:value-type="float" office:value="-0.306464" calcext:value-type="float">
            <text:p>-0.306464</text:p>
          </table:table-cell>
          <table:table-cell office:value-type="float" office:value="-0.308155" calcext:value-type="float">
            <text:p>-0.308155</text:p>
          </table:table-cell>
          <table:table-cell office:value-type="float" office:value="-0.30953" calcext:value-type="float">
            <text:p>-0.30953</text:p>
          </table:table-cell>
          <table:table-cell office:value-type="float" office:value="-0.310612" calcext:value-type="float">
            <text:p>-0.310612</text:p>
          </table:table-cell>
          <table:table-cell office:value-type="float" office:value="-0.311374" calcext:value-type="float">
            <text:p>-0.311374</text:p>
          </table:table-cell>
          <table:table-cell office:value-type="float" office:value="-0.311842" calcext:value-type="float">
            <text:p>-0.311842</text:p>
          </table:table-cell>
          <table:table-cell office:value-type="float" office:value="-0.31199" calcext:value-type="float">
            <text:p>-0.31199</text:p>
          </table:table-cell>
        </table:table-row>
        <table:table-row table:style-name="ro1">
          <table:table-cell office:value-type="float" office:value="0.449226" calcext:value-type="float">
            <text:p>0.449226</text:p>
          </table:table-cell>
          <table:table-cell office:value-type="float" office:value="0.267997" calcext:value-type="float">
            <text:p>0.267997</text:p>
          </table:table-cell>
          <table:table-cell office:value-type="float" office:value="0.267872" calcext:value-type="float">
            <text:p>0.267872</text:p>
          </table:table-cell>
          <table:table-cell office:value-type="float" office:value="0.267469" calcext:value-type="float">
            <text:p>0.267469</text:p>
          </table:table-cell>
          <table:table-cell office:value-type="float" office:value="0.266815" calcext:value-type="float">
            <text:p>0.266815</text:p>
          </table:table-cell>
          <table:table-cell office:value-type="float" office:value="0.265885" calcext:value-type="float">
            <text:p>0.265885</text:p>
          </table:table-cell>
          <table:table-cell office:value-type="float" office:value="0.264705" calcext:value-type="float">
            <text:p>0.264705</text:p>
          </table:table-cell>
          <table:table-cell office:value-type="float" office:value="0.263251" calcext:value-type="float">
            <text:p>0.263251</text:p>
          </table:table-cell>
          <table:table-cell office:value-type="float" office:value="0.26155" calcext:value-type="float">
            <text:p>0.26155</text:p>
          </table:table-cell>
          <table:table-cell office:value-type="float" office:value="0.259578" calcext:value-type="float">
            <text:p>0.259578</text:p>
          </table:table-cell>
          <table:table-cell office:value-type="float" office:value="0.257363" calcext:value-type="float">
            <text:p>0.257363</text:p>
          </table:table-cell>
          <table:table-cell office:value-type="float" office:value="0.254881" calcext:value-type="float">
            <text:p>0.254881</text:p>
          </table:table-cell>
          <table:table-cell office:value-type="float" office:value="0.25216" calcext:value-type="float">
            <text:p>0.25216</text:p>
          </table:table-cell>
          <table:table-cell office:value-type="float" office:value="0.249178" calcext:value-type="float">
            <text:p>0.249178</text:p>
          </table:table-cell>
          <table:table-cell office:value-type="float" office:value="0.245962" calcext:value-type="float">
            <text:p>0.245962</text:p>
          </table:table-cell>
          <table:table-cell office:value-type="float" office:value="0.242492" calcext:value-type="float">
            <text:p>0.242492</text:p>
          </table:table-cell>
          <table:table-cell office:value-type="float" office:value="0.238794" calcext:value-type="float">
            <text:p>0.238794</text:p>
          </table:table-cell>
          <table:table-cell office:value-type="float" office:value="0.234849" calcext:value-type="float">
            <text:p>0.234849</text:p>
          </table:table-cell>
          <table:table-cell office:value-type="float" office:value="0.230683" calcext:value-type="float">
            <text:p>0.230683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.221661" calcext:value-type="float">
            <text:p>0.221661</text:p>
          </table:table-cell>
          <table:table-cell office:value-type="float" office:value="0.216816" calcext:value-type="float">
            <text:p>0.216816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206497" calcext:value-type="float">
            <text:p>0.206497</text:p>
          </table:table-cell>
          <table:table-cell office:value-type="float" office:value="0.201033" calcext:value-type="float">
            <text:p>0.201033</text:p>
          </table:table-cell>
          <table:table-cell office:value-type="float" office:value="0.195363" calcext:value-type="float">
            <text:p>0.195363</text:p>
          </table:table-cell>
          <table:table-cell office:value-type="float" office:value="0.189508" calcext:value-type="float">
            <text:p>0.189508</text:p>
          </table:table-cell>
          <table:table-cell office:value-type="float" office:value="0.183458" calcext:value-type="float">
            <text:p>0.183458</text:p>
          </table:table-cell>
          <table:table-cell office:value-type="float" office:value="0.177235" calcext:value-type="float">
            <text:p>0.177235</text:p>
          </table:table-cell>
          <table:table-cell office:value-type="float" office:value="0.170829" calcext:value-type="float">
            <text:p>0.170829</text:p>
          </table:table-cell>
          <table:table-cell office:value-type="float" office:value="0.164262" calcext:value-type="float">
            <text:p>0.164262</text:p>
          </table:table-cell>
          <table:table-cell office:value-type="float" office:value="0.157526" calcext:value-type="float">
            <text:p>0.157526</text:p>
          </table:table-cell>
          <table:table-cell office:value-type="float" office:value="0.150641" calcext:value-type="float">
            <text:p>0.150641</text:p>
          </table:table-cell>
          <table:table-cell office:value-type="float" office:value="0.143601" calcext:value-type="float">
            <text:p>0.143601</text:p>
          </table:table-cell>
          <table:table-cell office:value-type="float" office:value="0.136425" calcext:value-type="float">
            <text:p>0.136425</text:p>
          </table:table-cell>
          <table:table-cell office:value-type="float" office:value="0.12911" calcext:value-type="float">
            <text:p>0.12911</text:p>
          </table:table-cell>
          <table:table-cell office:value-type="float" office:value="0.121672" calcext:value-type="float">
            <text:p>0.121672</text:p>
          </table:table-cell>
          <table:table-cell office:value-type="float" office:value="0.114109" calcext:value-type="float">
            <text:p>0.114109</text:p>
          </table:table-cell>
          <table:table-cell office:value-type="float" office:value="0.106437" calcext:value-type="float">
            <text:p>0.106437</text:p>
          </table:table-cell>
          <table:table-cell office:value-type="float" office:value="0.0986576" calcext:value-type="float">
            <text:p>0.0986576</text:p>
          </table:table-cell>
          <table:table-cell office:value-type="float" office:value="0.0907833" calcext:value-type="float">
            <text:p>0.0907833</text:p>
          </table:table-cell>
          <table:table-cell office:value-type="float" office:value="0.082817" calcext:value-type="float">
            <text:p>0.082817</text:p>
          </table:table-cell>
          <table:table-cell office:value-type="float" office:value="0.0747709" calcext:value-type="float">
            <text:p>0.0747709</text:p>
          </table:table-cell>
          <table:table-cell office:value-type="float" office:value="0.0666495" calcext:value-type="float">
            <text:p>0.0666495</text:p>
          </table:table-cell>
          <table:table-cell office:value-type="float" office:value="0.0584634" calcext:value-type="float">
            <text:p>0.0584634</text:p>
          </table:table-cell>
          <table:table-cell office:value-type="float" office:value="0.0502188" calcext:value-type="float">
            <text:p>0.0502188</text:p>
          </table:table-cell>
          <table:table-cell office:value-type="float" office:value="0.0419252" calcext:value-type="float">
            <text:p>0.0419252</text:p>
          </table:table-cell>
          <table:table-cell office:value-type="float" office:value="0.0335898" calcext:value-type="float">
            <text:p>0.0335898</text:p>
          </table:table-cell>
          <table:table-cell office:value-type="float" office:value="0.0252215" calcext:value-type="float">
            <text:p>0.0252215</text:p>
          </table:table-cell>
          <table:table-cell office:value-type="float" office:value="0.0168281" calcext:value-type="float">
            <text:p>0.0168281</text:p>
          </table:table-cell>
          <table:table-cell office:value-type="float" office:value="0.00841823" calcext:value-type="float">
            <text:p>0.00841823</text:p>
          </table:table-cell>
          <table:table-cell office:value-type="float" office:value="-1.13543E-016" calcext:value-type="float">
            <text:p>-1.13543E-16</text:p>
          </table:table-cell>
          <table:table-cell office:value-type="float" office:value="-0.00841823" calcext:value-type="float">
            <text:p>-0.00841823</text:p>
          </table:table-cell>
          <table:table-cell office:value-type="float" office:value="-0.0168281" calcext:value-type="float">
            <text:p>-0.0168281</text:p>
          </table:table-cell>
          <table:table-cell office:value-type="float" office:value="-0.0252215" calcext:value-type="float">
            <text:p>-0.0252215</text:p>
          </table:table-cell>
          <table:table-cell office:value-type="float" office:value="-0.0335898" calcext:value-type="float">
            <text:p>-0.0335898</text:p>
          </table:table-cell>
          <table:table-cell office:value-type="float" office:value="-0.0419252" calcext:value-type="float">
            <text:p>-0.0419252</text:p>
          </table:table-cell>
          <table:table-cell office:value-type="float" office:value="-0.0502188" calcext:value-type="float">
            <text:p>-0.0502188</text:p>
          </table:table-cell>
          <table:table-cell office:value-type="float" office:value="-0.0584634" calcext:value-type="float">
            <text:p>-0.0584634</text:p>
          </table:table-cell>
          <table:table-cell office:value-type="float" office:value="-0.0666495" calcext:value-type="float">
            <text:p>-0.0666495</text:p>
          </table:table-cell>
          <table:table-cell office:value-type="float" office:value="-0.0747709" calcext:value-type="float">
            <text:p>-0.0747709</text:p>
          </table:table-cell>
          <table:table-cell office:value-type="float" office:value="-0.082817" calcext:value-type="float">
            <text:p>-0.082817</text:p>
          </table:table-cell>
          <table:table-cell office:value-type="float" office:value="-0.0907833" calcext:value-type="float">
            <text:p>-0.0907833</text:p>
          </table:table-cell>
          <table:table-cell office:value-type="float" office:value="-0.0986576" calcext:value-type="float">
            <text:p>-0.0986576</text:p>
          </table:table-cell>
          <table:table-cell office:value-type="float" office:value="-0.106437" calcext:value-type="float">
            <text:p>-0.106437</text:p>
          </table:table-cell>
          <table:table-cell office:value-type="float" office:value="-0.114109" calcext:value-type="float">
            <text:p>-0.114109</text:p>
          </table:table-cell>
          <table:table-cell office:value-type="float" office:value="-0.121672" calcext:value-type="float">
            <text:p>-0.121672</text:p>
          </table:table-cell>
          <table:table-cell office:value-type="float" office:value="-0.12911" calcext:value-type="float">
            <text:p>-0.12911</text:p>
          </table:table-cell>
          <table:table-cell office:value-type="float" office:value="-0.136425" calcext:value-type="float">
            <text:p>-0.136425</text:p>
          </table:table-cell>
          <table:table-cell office:value-type="float" office:value="-0.143601" calcext:value-type="float">
            <text:p>-0.143601</text:p>
          </table:table-cell>
          <table:table-cell office:value-type="float" office:value="-0.150641" calcext:value-type="float">
            <text:p>-0.150641</text:p>
          </table:table-cell>
          <table:table-cell office:value-type="float" office:value="-0.157526" calcext:value-type="float">
            <text:p>-0.157526</text:p>
          </table:table-cell>
          <table:table-cell office:value-type="float" office:value="-0.164262" calcext:value-type="float">
            <text:p>-0.164262</text:p>
          </table:table-cell>
          <table:table-cell office:value-type="float" office:value="-0.170829" calcext:value-type="float">
            <text:p>-0.170829</text:p>
          </table:table-cell>
          <table:table-cell office:value-type="float" office:value="-0.177235" calcext:value-type="float">
            <text:p>-0.177235</text:p>
          </table:table-cell>
          <table:table-cell office:value-type="float" office:value="-0.183458" calcext:value-type="float">
            <text:p>-0.183458</text:p>
          </table:table-cell>
          <table:table-cell office:value-type="float" office:value="-0.189508" calcext:value-type="float">
            <text:p>-0.189508</text:p>
          </table:table-cell>
          <table:table-cell office:value-type="float" office:value="-0.195363" calcext:value-type="float">
            <text:p>-0.195363</text:p>
          </table:table-cell>
          <table:table-cell office:value-type="float" office:value="-0.201033" calcext:value-type="float">
            <text:p>-0.201033</text:p>
          </table:table-cell>
          <table:table-cell office:value-type="float" office:value="-0.206497" calcext:value-type="float">
            <text:p>-0.206497</text:p>
          </table:table-cell>
          <table:table-cell office:value-type="float" office:value="-0.211765" calcext:value-type="float">
            <text:p>-0.211765</text:p>
          </table:table-cell>
          <table:table-cell office:value-type="float" office:value="-0.216816" calcext:value-type="float">
            <text:p>-0.216816</text:p>
          </table:table-cell>
          <table:table-cell office:value-type="float" office:value="-0.221661" calcext:value-type="float">
            <text:p>-0.221661</text:p>
          </table:table-cell>
          <table:table-cell office:value-type="float" office:value="-0.226279" calcext:value-type="float">
            <text:p>-0.226279</text:p>
          </table:table-cell>
          <table:table-cell office:value-type="float" office:value="-0.230683" calcext:value-type="float">
            <text:p>-0.230683</text:p>
          </table:table-cell>
          <table:table-cell office:value-type="float" office:value="-0.234849" calcext:value-type="float">
            <text:p>-0.234849</text:p>
          </table:table-cell>
          <table:table-cell office:value-type="float" office:value="-0.238794" calcext:value-type="float">
            <text:p>-0.238794</text:p>
          </table:table-cell>
          <table:table-cell office:value-type="float" office:value="-0.242492" calcext:value-type="float">
            <text:p>-0.242492</text:p>
          </table:table-cell>
          <table:table-cell office:value-type="float" office:value="-0.245962" calcext:value-type="float">
            <text:p>-0.245962</text:p>
          </table:table-cell>
          <table:table-cell office:value-type="float" office:value="-0.249178" calcext:value-type="float">
            <text:p>-0.249178</text:p>
          </table:table-cell>
          <table:table-cell office:value-type="float" office:value="-0.25216" calcext:value-type="float">
            <text:p>-0.25216</text:p>
          </table:table-cell>
          <table:table-cell office:value-type="float" office:value="-0.254881" calcext:value-type="float">
            <text:p>-0.254881</text:p>
          </table:table-cell>
          <table:table-cell office:value-type="float" office:value="-0.257363" calcext:value-type="float">
            <text:p>-0.257363</text:p>
          </table:table-cell>
          <table:table-cell office:value-type="float" office:value="-0.259578" calcext:value-type="float">
            <text:p>-0.259578</text:p>
          </table:table-cell>
          <table:table-cell office:value-type="float" office:value="-0.26155" calcext:value-type="float">
            <text:p>-0.26155</text:p>
          </table:table-cell>
          <table:table-cell office:value-type="float" office:value="-0.263251" calcext:value-type="float">
            <text:p>-0.263251</text:p>
          </table:table-cell>
          <table:table-cell office:value-type="float" office:value="-0.264705" calcext:value-type="float">
            <text:p>-0.264705</text:p>
          </table:table-cell>
          <table:table-cell office:value-type="float" office:value="-0.265885" calcext:value-type="float">
            <text:p>-0.265885</text:p>
          </table:table-cell>
          <table:table-cell office:value-type="float" office:value="-0.266815" calcext:value-type="float">
            <text:p>-0.266815</text:p>
          </table:table-cell>
          <table:table-cell office:value-type="float" office:value="-0.267469" calcext:value-type="float">
            <text:p>-0.267469</text:p>
          </table:table-cell>
          <table:table-cell office:value-type="float" office:value="-0.267872" calcext:value-type="float">
            <text:p>-0.267872</text:p>
          </table:table-cell>
          <table:table-cell office:value-type="float" office:value="-0.267997" calcext:value-type="float">
            <text:p>-0.267997</text:p>
          </table:table-cell>
        </table:table-row>
        <table:table-row table:style-name="ro1">
          <table:table-cell office:value-type="float" office:value="0.468675" calcext:value-type="float">
            <text:p>0.468675</text:p>
          </table:table-cell>
          <table:table-cell office:value-type="float" office:value="0.219347" calcext:value-type="float">
            <text:p>0.219347</text:p>
          </table:table-cell>
          <table:table-cell office:value-type="float" office:value="0.219247" calcext:value-type="float">
            <text:p>0.219247</text:p>
          </table:table-cell>
          <table:table-cell office:value-type="float" office:value="0.218915" calcext:value-type="float">
            <text:p>0.218915</text:p>
          </table:table-cell>
          <table:table-cell office:value-type="float" office:value="0.218381" calcext:value-type="float">
            <text:p>0.218381</text:p>
          </table:table-cell>
          <table:table-cell office:value-type="float" office:value="0.217618" calcext:value-type="float">
            <text:p>0.217618</text:p>
          </table:table-cell>
          <table:table-cell office:value-type="float" office:value="0.216654" calcext:value-type="float">
            <text:p>0.216654</text:p>
          </table:table-cell>
          <table:table-cell office:value-type="float" office:value="0.215463" calcext:value-type="float">
            <text:p>0.215463</text:p>
          </table:table-cell>
          <table:table-cell office:value-type="float" office:value="0.214072" calcext:value-type="float">
            <text:p>0.214072</text:p>
          </table:table-cell>
          <table:table-cell office:value-type="float" office:value="0.212457" calcext:value-type="float">
            <text:p>0.212457</text:p>
          </table:table-cell>
          <table:table-cell office:value-type="float" office:value="0.210645" calcext:value-type="float">
            <text:p>0.210645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0.206387" calcext:value-type="float">
            <text:p>0.206387</text:p>
          </table:table-cell>
          <table:table-cell office:value-type="float" office:value="0.203945" calcext:value-type="float">
            <text:p>0.203945</text:p>
          </table:table-cell>
          <table:table-cell office:value-type="float" office:value="0.201314" calcext:value-type="float">
            <text:p>0.201314</text:p>
          </table:table-cell>
          <table:table-cell office:value-type="float" office:value="0.198472" calcext:value-type="float">
            <text:p>0.198472</text:p>
          </table:table-cell>
          <table:table-cell office:value-type="float" office:value="0.195447" calcext:value-type="float">
            <text:p>0.195447</text:p>
          </table:table-cell>
          <table:table-cell office:value-type="float" office:value="0.192217" calcext:value-type="float">
            <text:p>0.192217</text:p>
          </table:table-cell>
          <table:table-cell office:value-type="float" office:value="0.188808" calcext:value-type="float">
            <text:p>0.188808</text:p>
          </table:table-cell>
          <table:table-cell office:value-type="float" office:value="0.185202" calcext:value-type="float">
            <text:p>0.185202</text:p>
          </table:table-cell>
          <table:table-cell office:value-type="float" office:value="0.181424" calcext:value-type="float">
            <text:p>0.181424</text:p>
          </table:table-cell>
          <table:table-cell office:value-type="float" office:value="0.177457" calcext:value-type="float">
            <text:p>0.177457</text:p>
          </table:table-cell>
          <table:table-cell office:value-type="float" office:value="0.173324" calcext:value-type="float">
            <text:p>0.173324</text:p>
          </table:table-cell>
          <table:table-cell office:value-type="float" office:value="0.169011" calcext:value-type="float">
            <text:p>0.169011</text:p>
          </table:table-cell>
          <table:table-cell office:value-type="float" office:value="0.164541" calcext:value-type="float">
            <text:p>0.164541</text:p>
          </table:table-cell>
          <table:table-cell office:value-type="float" office:value="0.159898" calcext:value-type="float">
            <text:p>0.159898</text:p>
          </table:table-cell>
          <table:table-cell office:value-type="float" office:value="0.155107" calcext:value-type="float">
            <text:p>0.155107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0.145062" calcext:value-type="float">
            <text:p>0.145062</text:p>
          </table:table-cell>
          <table:table-cell office:value-type="float" office:value="0.139818" calcext:value-type="float">
            <text:p>0.139818</text:p>
          </table:table-cell>
          <table:table-cell office:value-type="float" office:value="0.134444" calcext:value-type="float">
            <text:p>0.134444</text:p>
          </table:table-cell>
          <table:table-cell office:value-type="float" office:value="0.12893" calcext:value-type="float">
            <text:p>0.12893</text:p>
          </table:table-cell>
          <table:table-cell office:value-type="float" office:value="0.123296" calcext:value-type="float">
            <text:p>0.123296</text:p>
          </table:table-cell>
          <table:table-cell office:value-type="float" office:value="0.117533" calcext:value-type="float">
            <text:p>0.117533</text:p>
          </table:table-cell>
          <table:table-cell office:value-type="float" office:value="0.111661" calcext:value-type="float">
            <text:p>0.111661</text:p>
          </table:table-cell>
          <table:table-cell office:value-type="float" office:value="0.105673" calcext:value-type="float">
            <text:p>0.105673</text:p>
          </table:table-cell>
          <table:table-cell office:value-type="float" office:value="0.0995851" calcext:value-type="float">
            <text:p>0.0995851</text:p>
          </table:table-cell>
          <table:table-cell office:value-type="float" office:value="0.0933946" calcext:value-type="float">
            <text:p>0.0933946</text:p>
          </table:table-cell>
          <table:table-cell office:value-type="float" office:value="0.0871164" calcext:value-type="float">
            <text:p>0.0871164</text:p>
          </table:table-cell>
          <table:table-cell office:value-type="float" office:value="0.0807481" calcext:value-type="float">
            <text:p>0.0807481</text:p>
          </table:table-cell>
          <table:table-cell office:value-type="float" office:value="0.0743038" calcext:value-type="float">
            <text:p>0.0743038</text:p>
          </table:table-cell>
          <table:table-cell office:value-type="float" office:value="0.067783" calcext:value-type="float">
            <text:p>0.067783</text:p>
          </table:table-cell>
          <table:table-cell office:value-type="float" office:value="0.0611981" calcext:value-type="float">
            <text:p>0.0611981</text:p>
          </table:table-cell>
          <table:table-cell office:value-type="float" office:value="0.0545504" calcext:value-type="float">
            <text:p>0.0545504</text:p>
          </table:table-cell>
          <table:table-cell office:value-type="float" office:value="0.0478508" calcext:value-type="float">
            <text:p>0.0478508</text:p>
          </table:table-cell>
          <table:table-cell office:value-type="float" office:value="0.0411025" calcext:value-type="float">
            <text:p>0.0411025</text:p>
          </table:table-cell>
          <table:table-cell office:value-type="float" office:value="0.0343147" calcext:value-type="float">
            <text:p>0.0343147</text:p>
          </table:table-cell>
          <table:table-cell office:value-type="float" office:value="0.0274922" calcext:value-type="float">
            <text:p>0.0274922</text:p>
          </table:table-cell>
          <table:table-cell office:value-type="float" office:value="0.0206431" calcext:value-type="float">
            <text:p>0.0206431</text:p>
          </table:table-cell>
          <table:table-cell office:value-type="float" office:value="0.0137733" calcext:value-type="float">
            <text:p>0.0137733</text:p>
          </table:table-cell>
          <table:table-cell office:value-type="float" office:value="0.00689011" calcext:value-type="float">
            <text:p>0.00689011</text:p>
          </table:table-cell>
          <table:table-cell office:value-type="float" office:value="2.70544E-017" calcext:value-type="float">
            <text:p>2.70544E-17</text:p>
          </table:table-cell>
          <table:table-cell office:value-type="float" office:value="-0.00689011" calcext:value-type="float">
            <text:p>-0.00689011</text:p>
          </table:table-cell>
          <table:table-cell office:value-type="float" office:value="-0.0137733" calcext:value-type="float">
            <text:p>-0.0137733</text:p>
          </table:table-cell>
          <table:table-cell office:value-type="float" office:value="-0.0206431" calcext:value-type="float">
            <text:p>-0.0206431</text:p>
          </table:table-cell>
          <table:table-cell office:value-type="float" office:value="-0.0274922" calcext:value-type="float">
            <text:p>-0.0274922</text:p>
          </table:table-cell>
          <table:table-cell office:value-type="float" office:value="-0.0343147" calcext:value-type="float">
            <text:p>-0.0343147</text:p>
          </table:table-cell>
          <table:table-cell office:value-type="float" office:value="-0.0411025" calcext:value-type="float">
            <text:p>-0.0411025</text:p>
          </table:table-cell>
          <table:table-cell office:value-type="float" office:value="-0.0478508" calcext:value-type="float">
            <text:p>-0.0478508</text:p>
          </table:table-cell>
          <table:table-cell office:value-type="float" office:value="-0.0545504" calcext:value-type="float">
            <text:p>-0.0545504</text:p>
          </table:table-cell>
          <table:table-cell office:value-type="float" office:value="-0.0611981" calcext:value-type="float">
            <text:p>-0.0611981</text:p>
          </table:table-cell>
          <table:table-cell office:value-type="float" office:value="-0.067783" calcext:value-type="float">
            <text:p>-0.067783</text:p>
          </table:table-cell>
          <table:table-cell office:value-type="float" office:value="-0.0743038" calcext:value-type="float">
            <text:p>-0.0743038</text:p>
          </table:table-cell>
          <table:table-cell office:value-type="float" office:value="-0.0807481" calcext:value-type="float">
            <text:p>-0.0807481</text:p>
          </table:table-cell>
          <table:table-cell office:value-type="float" office:value="-0.0871164" calcext:value-type="float">
            <text:p>-0.0871164</text:p>
          </table:table-cell>
          <table:table-cell office:value-type="float" office:value="-0.0933946" calcext:value-type="float">
            <text:p>-0.0933946</text:p>
          </table:table-cell>
          <table:table-cell office:value-type="float" office:value="-0.0995851" calcext:value-type="float">
            <text:p>-0.0995851</text:p>
          </table:table-cell>
          <table:table-cell office:value-type="float" office:value="-0.105673" calcext:value-type="float">
            <text:p>-0.105673</text:p>
          </table:table-cell>
          <table:table-cell office:value-type="float" office:value="-0.111661" calcext:value-type="float">
            <text:p>-0.111661</text:p>
          </table:table-cell>
          <table:table-cell office:value-type="float" office:value="-0.117533" calcext:value-type="float">
            <text:p>-0.117533</text:p>
          </table:table-cell>
          <table:table-cell office:value-type="float" office:value="-0.123296" calcext:value-type="float">
            <text:p>-0.123296</text:p>
          </table:table-cell>
          <table:table-cell office:value-type="float" office:value="-0.12893" calcext:value-type="float">
            <text:p>-0.12893</text:p>
          </table:table-cell>
          <table:table-cell office:value-type="float" office:value="-0.134444" calcext:value-type="float">
            <text:p>-0.134444</text:p>
          </table:table-cell>
          <table:table-cell office:value-type="float" office:value="-0.139818" calcext:value-type="float">
            <text:p>-0.139818</text:p>
          </table:table-cell>
          <table:table-cell office:value-type="float" office:value="-0.145062" calcext:value-type="float">
            <text:p>-0.145062</text:p>
          </table:table-cell>
          <table:table-cell office:value-type="float" office:value="-0.150155" calcext:value-type="float">
            <text:p>-0.150155</text:p>
          </table:table-cell>
          <table:table-cell office:value-type="float" office:value="-0.155107" calcext:value-type="float">
            <text:p>-0.155107</text:p>
          </table:table-cell>
          <table:table-cell office:value-type="float" office:value="-0.159898" calcext:value-type="float">
            <text:p>-0.159898</text:p>
          </table:table-cell>
          <table:table-cell office:value-type="float" office:value="-0.164541" calcext:value-type="float">
            <text:p>-0.164541</text:p>
          </table:table-cell>
          <table:table-cell office:value-type="float" office:value="-0.169011" calcext:value-type="float">
            <text:p>-0.169011</text:p>
          </table:table-cell>
          <table:table-cell office:value-type="float" office:value="-0.173324" calcext:value-type="float">
            <text:p>-0.173324</text:p>
          </table:table-cell>
          <table:table-cell office:value-type="float" office:value="-0.177457" calcext:value-type="float">
            <text:p>-0.177457</text:p>
          </table:table-cell>
          <table:table-cell office:value-type="float" office:value="-0.181424" calcext:value-type="float">
            <text:p>-0.181424</text:p>
          </table:table-cell>
          <table:table-cell office:value-type="float" office:value="-0.185202" calcext:value-type="float">
            <text:p>-0.185202</text:p>
          </table:table-cell>
          <table:table-cell office:value-type="float" office:value="-0.188808" calcext:value-type="float">
            <text:p>-0.188808</text:p>
          </table:table-cell>
          <table:table-cell office:value-type="float" office:value="-0.192217" calcext:value-type="float">
            <text:p>-0.192217</text:p>
          </table:table-cell>
          <table:table-cell office:value-type="float" office:value="-0.195447" calcext:value-type="float">
            <text:p>-0.195447</text:p>
          </table:table-cell>
          <table:table-cell office:value-type="float" office:value="-0.198472" calcext:value-type="float">
            <text:p>-0.198472</text:p>
          </table:table-cell>
          <table:table-cell office:value-type="float" office:value="-0.201314" calcext:value-type="float">
            <text:p>-0.201314</text:p>
          </table:table-cell>
          <table:table-cell office:value-type="float" office:value="-0.203945" calcext:value-type="float">
            <text:p>-0.203945</text:p>
          </table:table-cell>
          <table:table-cell office:value-type="float" office:value="-0.206387" calcext:value-type="float">
            <text:p>-0.206387</text:p>
          </table:table-cell>
          <table:table-cell office:value-type="float" office:value="-0.208613" calcext:value-type="float">
            <text:p>-0.208613</text:p>
          </table:table-cell>
          <table:table-cell office:value-type="float" office:value="-0.210645" calcext:value-type="float">
            <text:p>-0.210645</text:p>
          </table:table-cell>
          <table:table-cell office:value-type="float" office:value="-0.212457" calcext:value-type="float">
            <text:p>-0.212457</text:p>
          </table:table-cell>
          <table:table-cell office:value-type="float" office:value="-0.214072" calcext:value-type="float">
            <text:p>-0.214072</text:p>
          </table:table-cell>
          <table:table-cell office:value-type="float" office:value="-0.215463" calcext:value-type="float">
            <text:p>-0.215463</text:p>
          </table:table-cell>
          <table:table-cell office:value-type="float" office:value="-0.216654" calcext:value-type="float">
            <text:p>-0.216654</text:p>
          </table:table-cell>
          <table:table-cell office:value-type="float" office:value="-0.217618" calcext:value-type="float">
            <text:p>-0.217618</text:p>
          </table:table-cell>
          <table:table-cell office:value-type="float" office:value="-0.218381" calcext:value-type="float">
            <text:p>-0.218381</text:p>
          </table:table-cell>
          <table:table-cell office:value-type="float" office:value="-0.218915" calcext:value-type="float">
            <text:p>-0.218915</text:p>
          </table:table-cell>
          <table:table-cell office:value-type="float" office:value="-0.219247" calcext:value-type="float">
            <text:p>-0.219247</text:p>
          </table:table-cell>
          <table:table-cell office:value-type="float" office:value="-0.219347" calcext:value-type="float">
            <text:p>-0.219347</text:p>
          </table:table-cell>
        </table:table-row>
        <table:table-row table:style-name="ro1">
          <table:table-cell office:value-type="float" office:value="0.485098" calcext:value-type="float">
            <text:p>0.485098</text:p>
          </table:table-cell>
          <table:table-cell office:value-type="float" office:value="0.178359" calcext:value-type="float">
            <text:p>0.178359</text:p>
          </table:table-cell>
          <table:table-cell office:value-type="float" office:value="0.178277" calcext:value-type="float">
            <text:p>0.178277</text:p>
          </table:table-cell>
          <table:table-cell office:value-type="float" office:value="0.178006" calcext:value-type="float">
            <text:p>0.178006</text:p>
          </table:table-cell>
          <table:table-cell office:value-type="float" office:value="0.177574" calcext:value-type="float">
            <text:p>0.177574</text:p>
          </table:table-cell>
          <table:table-cell office:value-type="float" office:value="0.176952" calcext:value-type="float">
            <text:p>0.176952</text:p>
          </table:table-cell>
          <table:table-cell office:value-type="float" office:value="0.176169" calcext:value-type="float">
            <text:p>0.176169</text:p>
          </table:table-cell>
          <table:table-cell office:value-type="float" office:value="0.175199" calcext:value-type="float">
            <text:p>0.175199</text:p>
          </table:table-cell>
          <table:table-cell office:value-type="float" office:value="0.17407" calcext:value-type="float">
            <text:p>0.17407</text:p>
          </table:table-cell>
          <table:table-cell office:value-type="float" office:value="0.172755" calcext:value-type="float">
            <text:p>0.172755</text:p>
          </table:table-cell>
          <table:table-cell office:value-type="float" office:value="0.171283" calcext:value-type="float">
            <text:p>0.171283</text:p>
          </table:table-cell>
          <table:table-cell office:value-type="float" office:value="0.169629" calcext:value-type="float">
            <text:p>0.169629</text:p>
          </table:table-cell>
          <table:table-cell office:value-type="float" office:value="0.167821" calcext:value-type="float">
            <text:p>0.167821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3696" calcext:value-type="float">
            <text:p>0.163696</text:p>
          </table:table-cell>
          <table:table-cell office:value-type="float" office:value="0.161384" calcext:value-type="float">
            <text:p>0.161384</text:p>
          </table:table-cell>
          <table:table-cell office:value-type="float" office:value="0.158925" calcext:value-type="float">
            <text:p>0.158925</text:p>
          </table:table-cell>
          <table:table-cell office:value-type="float" office:value="0.156297" calcext:value-type="float">
            <text:p>0.156297</text:p>
          </table:table-cell>
          <table:table-cell office:value-type="float" office:value="0.153527" calcext:value-type="float">
            <text:p>0.153527</text:p>
          </table:table-cell>
          <table:table-cell office:value-type="float" office:value="0.150593" calcext:value-type="float">
            <text:p>0.150593</text:p>
          </table:table-cell>
          <table:table-cell office:value-type="float" office:value="0.147523" calcext:value-type="float">
            <text:p>0.147523</text:p>
          </table:table-cell>
          <table:table-cell office:value-type="float" office:value="0.144295" calcext:value-type="float">
            <text:p>0.144295</text:p>
          </table:table-cell>
          <table:table-cell office:value-type="float" office:value="0.140936" calcext:value-type="float">
            <text:p>0.140936</text:p>
          </table:table-cell>
          <table:table-cell office:value-type="float" office:value="0.137428" calcext:value-type="float">
            <text:p>0.137428</text:p>
          </table:table-cell>
          <table:table-cell office:value-type="float" office:value="0.133794" calcext:value-type="float">
            <text:p>0.133794</text:p>
          </table:table-cell>
          <table:table-cell office:value-type="float" office:value="0.130018" calcext:value-type="float">
            <text:p>0.130018</text:p>
          </table:table-cell>
          <table:table-cell office:value-type="float" office:value="0.126123" calcext:value-type="float">
            <text:p>0.126123</text:p>
          </table:table-cell>
          <table:table-cell office:value-type="float" office:value="0.122095" calcext:value-type="float">
            <text:p>0.122095</text:p>
          </table:table-cell>
          <table:table-cell office:value-type="float" office:value="0.117955" calcext:value-type="float">
            <text:p>0.117955</text:p>
          </table:table-cell>
          <table:table-cell office:value-type="float" office:value="0.11369" calcext:value-type="float">
            <text:p>0.11369</text:p>
          </table:table-cell>
          <table:table-cell office:value-type="float" office:value="0.109321" calcext:value-type="float">
            <text:p>0.109321</text:p>
          </table:table-cell>
          <table:table-cell office:value-type="float" office:value="0.104837" calcext:value-type="float">
            <text:p>0.104837</text:p>
          </table:table-cell>
          <table:table-cell office:value-type="float" office:value="0.100256" calcext:value-type="float">
            <text:p>0.100256</text:p>
          </table:table-cell>
          <table:table-cell office:value-type="float" office:value="0.0955697" calcext:value-type="float">
            <text:p>0.0955697</text:p>
          </table:table-cell>
          <table:table-cell office:value-type="float" office:value="0.0907954" calcext:value-type="float">
            <text:p>0.0907954</text:p>
          </table:table-cell>
          <table:table-cell office:value-type="float" office:value="0.0859253" calcext:value-type="float">
            <text:p>0.0859253</text:p>
          </table:table-cell>
          <table:table-cell office:value-type="float" office:value="0.0809762" calcext:value-type="float">
            <text:p>0.0809762</text:p>
          </table:table-cell>
          <table:table-cell office:value-type="float" office:value="0.0759418" calcext:value-type="float">
            <text:p>0.0759418</text:p>
          </table:table-cell>
          <table:table-cell office:value-type="float" office:value="0.0708374" calcext:value-type="float">
            <text:p>0.0708374</text:p>
          </table:table-cell>
          <table:table-cell office:value-type="float" office:value="0.0656585" calcext:value-type="float">
            <text:p>0.0656585</text:p>
          </table:table-cell>
          <table:table-cell office:value-type="float" office:value="0.0604191" calcext:value-type="float">
            <text:p>0.0604191</text:p>
          </table:table-cell>
          <table:table-cell office:value-type="float" office:value="0.0551161" calcext:value-type="float">
            <text:p>0.0551161</text:p>
          </table:table-cell>
          <table:table-cell office:value-type="float" office:value="0.0497623" calcext:value-type="float">
            <text:p>0.0497623</text:p>
          </table:table-cell>
          <table:table-cell office:value-type="float" office:value="0.0443563" calcext:value-type="float">
            <text:p>0.0443563</text:p>
          </table:table-cell>
          <table:table-cell office:value-type="float" office:value="0.0389092" calcext:value-type="float">
            <text:p>0.0389092</text:p>
          </table:table-cell>
          <table:table-cell office:value-type="float" office:value="0.0334215" calcext:value-type="float">
            <text:p>0.0334215</text:p>
          </table:table-cell>
          <table:table-cell office:value-type="float" office:value="0.0279025" calcext:value-type="float">
            <text:p>0.0279025</text:p>
          </table:table-cell>
          <table:table-cell office:value-type="float" office:value="0.0223547" calcext:value-type="float">
            <text:p>0.0223547</text:p>
          </table:table-cell>
          <table:table-cell office:value-type="float" office:value="0.0167857" calcext:value-type="float">
            <text:p>0.0167857</text:p>
          </table:table-cell>
          <table:table-cell office:value-type="float" office:value="0.0111995" calcext:value-type="float">
            <text:p>0.0111995</text:p>
          </table:table-cell>
          <table:table-cell office:value-type="float" office:value="0.00560259" calcext:value-type="float">
            <text:p>0.00560259</text:p>
          </table:table-cell>
          <table:table-cell office:value-type="float" office:value="1.95372E-018" calcext:value-type="float">
            <text:p>1.95372E-18</text:p>
          </table:table-cell>
          <table:table-cell office:value-type="float" office:value="-0.00560259" calcext:value-type="float">
            <text:p>-0.00560259</text:p>
          </table:table-cell>
          <table:table-cell office:value-type="float" office:value="-0.0111995" calcext:value-type="float">
            <text:p>-0.0111995</text:p>
          </table:table-cell>
          <table:table-cell office:value-type="float" office:value="-0.0167857" calcext:value-type="float">
            <text:p>-0.0167857</text:p>
          </table:table-cell>
          <table:table-cell office:value-type="float" office:value="-0.0223547" calcext:value-type="float">
            <text:p>-0.0223547</text:p>
          </table:table-cell>
          <table:table-cell office:value-type="float" office:value="-0.0279025" calcext:value-type="float">
            <text:p>-0.0279025</text:p>
          </table:table-cell>
          <table:table-cell office:value-type="float" office:value="-0.0334215" calcext:value-type="float">
            <text:p>-0.0334215</text:p>
          </table:table-cell>
          <table:table-cell office:value-type="float" office:value="-0.0389092" calcext:value-type="float">
            <text:p>-0.0389092</text:p>
          </table:table-cell>
          <table:table-cell office:value-type="float" office:value="-0.0443563" calcext:value-type="float">
            <text:p>-0.0443563</text:p>
          </table:table-cell>
          <table:table-cell office:value-type="float" office:value="-0.0497623" calcext:value-type="float">
            <text:p>-0.0497623</text:p>
          </table:table-cell>
          <table:table-cell office:value-type="float" office:value="-0.0551161" calcext:value-type="float">
            <text:p>-0.0551161</text:p>
          </table:table-cell>
          <table:table-cell office:value-type="float" office:value="-0.0604191" calcext:value-type="float">
            <text:p>-0.0604191</text:p>
          </table:table-cell>
          <table:table-cell office:value-type="float" office:value="-0.0656585" calcext:value-type="float">
            <text:p>-0.0656585</text:p>
          </table:table-cell>
          <table:table-cell office:value-type="float" office:value="-0.0708374" calcext:value-type="float">
            <text:p>-0.0708374</text:p>
          </table:table-cell>
          <table:table-cell office:value-type="float" office:value="-0.0759418" calcext:value-type="float">
            <text:p>-0.0759418</text:p>
          </table:table-cell>
          <table:table-cell office:value-type="float" office:value="-0.0809762" calcext:value-type="float">
            <text:p>-0.0809762</text:p>
          </table:table-cell>
          <table:table-cell office:value-type="float" office:value="-0.0859253" calcext:value-type="float">
            <text:p>-0.0859253</text:p>
          </table:table-cell>
          <table:table-cell office:value-type="float" office:value="-0.0907954" calcext:value-type="float">
            <text:p>-0.0907954</text:p>
          </table:table-cell>
          <table:table-cell office:value-type="float" office:value="-0.0955697" calcext:value-type="float">
            <text:p>-0.0955697</text:p>
          </table:table-cell>
          <table:table-cell office:value-type="float" office:value="-0.100256" calcext:value-type="float">
            <text:p>-0.100256</text:p>
          </table:table-cell>
          <table:table-cell office:value-type="float" office:value="-0.104837" calcext:value-type="float">
            <text:p>-0.104837</text:p>
          </table:table-cell>
          <table:table-cell office:value-type="float" office:value="-0.109321" calcext:value-type="float">
            <text:p>-0.109321</text:p>
          </table:table-cell>
          <table:table-cell office:value-type="float" office:value="-0.11369" calcext:value-type="float">
            <text:p>-0.11369</text:p>
          </table:table-cell>
          <table:table-cell office:value-type="float" office:value="-0.117955" calcext:value-type="float">
            <text:p>-0.117955</text:p>
          </table:table-cell>
          <table:table-cell office:value-type="float" office:value="-0.122095" calcext:value-type="float">
            <text:p>-0.122095</text:p>
          </table:table-cell>
          <table:table-cell office:value-type="float" office:value="-0.126123" calcext:value-type="float">
            <text:p>-0.126123</text:p>
          </table:table-cell>
          <table:table-cell office:value-type="float" office:value="-0.130018" calcext:value-type="float">
            <text:p>-0.130018</text:p>
          </table:table-cell>
          <table:table-cell office:value-type="float" office:value="-0.133794" calcext:value-type="float">
            <text:p>-0.133794</text:p>
          </table:table-cell>
          <table:table-cell office:value-type="float" office:value="-0.137428" calcext:value-type="float">
            <text:p>-0.137428</text:p>
          </table:table-cell>
          <table:table-cell office:value-type="float" office:value="-0.140936" calcext:value-type="float">
            <text:p>-0.140936</text:p>
          </table:table-cell>
          <table:table-cell office:value-type="float" office:value="-0.144295" calcext:value-type="float">
            <text:p>-0.144295</text:p>
          </table:table-cell>
          <table:table-cell office:value-type="float" office:value="-0.147523" calcext:value-type="float">
            <text:p>-0.147523</text:p>
          </table:table-cell>
          <table:table-cell office:value-type="float" office:value="-0.150593" calcext:value-type="float">
            <text:p>-0.150593</text:p>
          </table:table-cell>
          <table:table-cell office:value-type="float" office:value="-0.153527" calcext:value-type="float">
            <text:p>-0.153527</text:p>
          </table:table-cell>
          <table:table-cell office:value-type="float" office:value="-0.156297" calcext:value-type="float">
            <text:p>-0.156297</text:p>
          </table:table-cell>
          <table:table-cell office:value-type="float" office:value="-0.158925" calcext:value-type="float">
            <text:p>-0.158925</text:p>
          </table:table-cell>
          <table:table-cell office:value-type="float" office:value="-0.161384" calcext:value-type="float">
            <text:p>-0.161384</text:p>
          </table:table-cell>
          <table:table-cell office:value-type="float" office:value="-0.163696" calcext:value-type="float">
            <text:p>-0.163696</text:p>
          </table:table-cell>
          <table:table-cell office:value-type="float" office:value="-0.165834" calcext:value-type="float">
            <text:p>-0.165834</text:p>
          </table:table-cell>
          <table:table-cell office:value-type="float" office:value="-0.167821" calcext:value-type="float">
            <text:p>-0.167821</text:p>
          </table:table-cell>
          <table:table-cell office:value-type="float" office:value="-0.169629" calcext:value-type="float">
            <text:p>-0.169629</text:p>
          </table:table-cell>
          <table:table-cell office:value-type="float" office:value="-0.171283" calcext:value-type="float">
            <text:p>-0.171283</text:p>
          </table:table-cell>
          <table:table-cell office:value-type="float" office:value="-0.172755" calcext:value-type="float">
            <text:p>-0.172755</text:p>
          </table:table-cell>
          <table:table-cell office:value-type="float" office:value="-0.17407" calcext:value-type="float">
            <text:p>-0.17407</text:p>
          </table:table-cell>
          <table:table-cell office:value-type="float" office:value="-0.175199" calcext:value-type="float">
            <text:p>-0.175199</text:p>
          </table:table-cell>
          <table:table-cell office:value-type="float" office:value="-0.176169" calcext:value-type="float">
            <text:p>-0.176169</text:p>
          </table:table-cell>
          <table:table-cell office:value-type="float" office:value="-0.176952" calcext:value-type="float">
            <text:p>-0.176952</text:p>
          </table:table-cell>
          <table:table-cell office:value-type="float" office:value="-0.177574" calcext:value-type="float">
            <text:p>-0.177574</text:p>
          </table:table-cell>
          <table:table-cell office:value-type="float" office:value="-0.178006" calcext:value-type="float">
            <text:p>-0.178006</text:p>
          </table:table-cell>
          <table:table-cell office:value-type="float" office:value="-0.178277" calcext:value-type="float">
            <text:p>-0.178277</text:p>
          </table:table-cell>
          <table:table-cell office:value-type="float" office:value="-0.178359" calcext:value-type="float">
            <text:p>-0.178359</text:p>
          </table:table-cell>
        </table:table-row>
        <table:table-row table:style-name="ro1">
          <table:table-cell office:value-type="float" office:value="0.502168" calcext:value-type="float">
            <text:p>0.502168</text:p>
          </table:table-cell>
          <table:table-cell office:value-type="float" office:value="0.135965" calcext:value-type="float">
            <text:p>0.135965</text:p>
          </table:table-cell>
          <table:table-cell office:value-type="float" office:value="0.135905" calcext:value-type="float">
            <text:p>0.135905</text:p>
          </table:table-cell>
          <table:table-cell office:value-type="float" office:value="0.135697" calcext:value-type="float">
            <text:p>0.135697</text:p>
          </table:table-cell>
          <table:table-cell office:value-type="float" office:value="0.135369" calcext:value-type="float">
            <text:p>0.135369</text:p>
          </table:table-cell>
          <table:table-cell office:value-type="float" office:value="0.134893" calcext:value-type="float">
            <text:p>0.134893</text:p>
          </table:table-cell>
          <table:table-cell office:value-type="float" office:value="0.134298" calcext:value-type="float">
            <text:p>0.134298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132698" calcext:value-type="float">
            <text:p>0.132698</text:p>
          </table:table-cell>
          <table:table-cell office:value-type="float" office:value="0.131694" calcext:value-type="float">
            <text:p>0.131694</text:p>
          </table:table-cell>
          <table:table-cell office:value-type="float" office:value="0.130574" calcext:value-type="float">
            <text:p>0.130574</text:p>
          </table:table-cell>
          <table:table-cell office:value-type="float" office:value="0.129311" calcext:value-type="float">
            <text:p>0.129311</text:p>
          </table:table-cell>
          <table:table-cell office:value-type="float" office:value="0.127934" calcext:value-type="float">
            <text:p>0.127934</text:p>
          </table:table-cell>
          <table:table-cell office:value-type="float" office:value="0.126418" calcext:value-type="float">
            <text:p>0.126418</text:p>
          </table:table-cell>
          <table:table-cell office:value-type="float" office:value="0.124789" calcext:value-type="float">
            <text:p>0.124789</text:p>
          </table:table-cell>
          <table:table-cell office:value-type="float" office:value="0.123025" calcext:value-type="float">
            <text:p>0.123025</text:p>
          </table:table-cell>
          <table:table-cell office:value-type="float" office:value="0.121152" calcext:value-type="float">
            <text:p>0.121152</text:p>
          </table:table-cell>
          <table:table-cell office:value-type="float" office:value="0.119148" calcext:value-type="float">
            <text:p>0.119148</text:p>
          </table:table-cell>
          <table:table-cell office:value-type="float" office:value="0.117037" calcext:value-type="float">
            <text:p>0.117037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1246" calcext:value-type="float">
            <text:p>0.11246</text:p>
          </table:table-cell>
          <table:table-cell office:value-type="float" office:value="0.109999" calcext:value-type="float">
            <text:p>0.109999</text:p>
          </table:table-cell>
          <table:table-cell office:value-type="float" office:value="0.107439" calcext:value-type="float">
            <text:p>0.107439</text:p>
          </table:table-cell>
          <table:table-cell office:value-type="float" office:value="0.104763" calcext:value-type="float">
            <text:p>0.104763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0991149" calcext:value-type="float">
            <text:p>0.0991149</text:p>
          </table:table-cell>
          <table:table-cell office:value-type="float" office:value="0.0961471" calcext:value-type="float">
            <text:p>0.0961471</text:p>
          </table:table-cell>
          <table:table-cell office:value-type="float" office:value="0.093075" calcext:value-type="float">
            <text:p>0.093075</text:p>
          </table:table-cell>
          <table:table-cell office:value-type="float" office:value="0.0899202" calcext:value-type="float">
            <text:p>0.0899202</text:p>
          </table:table-cell>
          <table:table-cell office:value-type="float" office:value="0.0866679" calcext:value-type="float">
            <text:p>0.0866679</text:p>
          </table:table-cell>
          <table:table-cell office:value-type="float" office:value="0.0833385" calcext:value-type="float">
            <text:p>0.0833385</text:p>
          </table:table-cell>
          <table:table-cell office:value-type="float" office:value="0.0799188" calcext:value-type="float">
            <text:p>0.0799188</text:p>
          </table:table-cell>
          <table:table-cell office:value-type="float" office:value="0.0764279" calcext:value-type="float">
            <text:p>0.0764279</text:p>
          </table:table-cell>
          <table:table-cell office:value-type="float" office:value="0.0728542" calcext:value-type="float">
            <text:p>0.0728542</text:p>
          </table:table-cell>
          <table:table-cell office:value-type="float" office:value="0.0692156" calcext:value-type="float">
            <text:p>0.0692156</text:p>
          </table:table-cell>
          <table:table-cell office:value-type="float" office:value="0.0655021" calcext:value-type="float">
            <text:p>0.0655021</text:p>
          </table:table-cell>
          <table:table-cell office:value-type="float" office:value="0.0617302" calcext:value-type="float">
            <text:p>0.0617302</text:p>
          </table:table-cell>
          <table:table-cell office:value-type="float" office:value="0.0578915" calcext:value-type="float">
            <text:p>0.0578915</text:p>
          </table:table-cell>
          <table:table-cell office:value-type="float" office:value="0.0540012" calcext:value-type="float">
            <text:p>0.0540012</text:p>
          </table:table-cell>
          <table:table-cell office:value-type="float" office:value="0.0500524" calcext:value-type="float">
            <text:p>0.0500524</text:p>
          </table:table-cell>
          <table:table-cell office:value-type="float" office:value="0.0460591" calcext:value-type="float">
            <text:p>0.0460591</text:p>
          </table:table-cell>
          <table:table-cell office:value-type="float" office:value="0.0420157" calcext:value-type="float">
            <text:p>0.0420157</text:p>
          </table:table-cell>
          <table:table-cell office:value-type="float" office:value="0.0379351" calcext:value-type="float">
            <text:p>0.0379351</text:p>
          </table:table-cell>
          <table:table-cell office:value-type="float" office:value="0.0338133" calcext:value-type="float">
            <text:p>0.0338133</text:p>
          </table:table-cell>
          <table:table-cell office:value-type="float" office:value="0.0296615" calcext:value-type="float">
            <text:p>0.0296615</text:p>
          </table:table-cell>
          <table:table-cell office:value-type="float" office:value="0.0254775" calcext:value-type="float">
            <text:p>0.0254775</text:p>
          </table:table-cell>
          <table:table-cell office:value-type="float" office:value="0.0212708" calcext:value-type="float">
            <text:p>0.0212708</text:p>
          </table:table-cell>
          <table:table-cell office:value-type="float" office:value="0.0170411" calcext:value-type="float">
            <text:p>0.0170411</text:p>
          </table:table-cell>
          <table:table-cell office:value-type="float" office:value="0.0127961" calcext:value-type="float">
            <text:p>0.0127961</text:p>
          </table:table-cell>
          <table:table-cell office:value-type="float" office:value="0.00853745" calcext:value-type="float">
            <text:p>0.00853745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-7.09859E-017" calcext:value-type="float">
            <text:p>-7.09859E-17</text:p>
          </table:table-cell>
          <table:table-cell office:value-type="float" office:value="-0.004271" calcext:value-type="float">
            <text:p>-0.004271</text:p>
          </table:table-cell>
          <table:table-cell office:value-type="float" office:value="-0.00853745" calcext:value-type="float">
            <text:p>-0.00853745</text:p>
          </table:table-cell>
          <table:table-cell office:value-type="float" office:value="-0.0127961" calcext:value-type="float">
            <text:p>-0.0127961</text:p>
          </table:table-cell>
          <table:table-cell office:value-type="float" office:value="-0.0170411" calcext:value-type="float">
            <text:p>-0.0170411</text:p>
          </table:table-cell>
          <table:table-cell office:value-type="float" office:value="-0.0212708" calcext:value-type="float">
            <text:p>-0.0212708</text:p>
          </table:table-cell>
          <table:table-cell office:value-type="float" office:value="-0.0254775" calcext:value-type="float">
            <text:p>-0.0254775</text:p>
          </table:table-cell>
          <table:table-cell office:value-type="float" office:value="-0.0296615" calcext:value-type="float">
            <text:p>-0.0296615</text:p>
          </table:table-cell>
          <table:table-cell office:value-type="float" office:value="-0.0338133" calcext:value-type="float">
            <text:p>-0.0338133</text:p>
          </table:table-cell>
          <table:table-cell office:value-type="float" office:value="-0.0379351" calcext:value-type="float">
            <text:p>-0.0379351</text:p>
          </table:table-cell>
          <table:table-cell office:value-type="float" office:value="-0.0420157" calcext:value-type="float">
            <text:p>-0.0420157</text:p>
          </table:table-cell>
          <table:table-cell office:value-type="float" office:value="-0.0460591" calcext:value-type="float">
            <text:p>-0.0460591</text:p>
          </table:table-cell>
          <table:table-cell office:value-type="float" office:value="-0.0500524" calcext:value-type="float">
            <text:p>-0.0500524</text:p>
          </table:table-cell>
          <table:table-cell office:value-type="float" office:value="-0.0540012" calcext:value-type="float">
            <text:p>-0.0540012</text:p>
          </table:table-cell>
          <table:table-cell office:value-type="float" office:value="-0.0578915" calcext:value-type="float">
            <text:p>-0.0578915</text:p>
          </table:table-cell>
          <table:table-cell office:value-type="float" office:value="-0.0617302" calcext:value-type="float">
            <text:p>-0.0617302</text:p>
          </table:table-cell>
          <table:table-cell office:value-type="float" office:value="-0.0655021" calcext:value-type="float">
            <text:p>-0.0655021</text:p>
          </table:table-cell>
          <table:table-cell office:value-type="float" office:value="-0.0692156" calcext:value-type="float">
            <text:p>-0.0692156</text:p>
          </table:table-cell>
          <table:table-cell office:value-type="float" office:value="-0.0728542" calcext:value-type="float">
            <text:p>-0.0728542</text:p>
          </table:table-cell>
          <table:table-cell office:value-type="float" office:value="-0.0764279" calcext:value-type="float">
            <text:p>-0.0764279</text:p>
          </table:table-cell>
          <table:table-cell office:value-type="float" office:value="-0.0799188" calcext:value-type="float">
            <text:p>-0.0799188</text:p>
          </table:table-cell>
          <table:table-cell office:value-type="float" office:value="-0.0833385" calcext:value-type="float">
            <text:p>-0.0833385</text:p>
          </table:table-cell>
          <table:table-cell office:value-type="float" office:value="-0.0866679" calcext:value-type="float">
            <text:p>-0.0866679</text:p>
          </table:table-cell>
          <table:table-cell office:value-type="float" office:value="-0.0899202" calcext:value-type="float">
            <text:p>-0.0899202</text:p>
          </table:table-cell>
          <table:table-cell office:value-type="float" office:value="-0.093075" calcext:value-type="float">
            <text:p>-0.093075</text:p>
          </table:table-cell>
          <table:table-cell office:value-type="float" office:value="-0.0961471" calcext:value-type="float">
            <text:p>-0.0961471</text:p>
          </table:table-cell>
          <table:table-cell office:value-type="float" office:value="-0.0991149" calcext:value-type="float">
            <text:p>-0.0991149</text:p>
          </table:table-cell>
          <table:table-cell office:value-type="float" office:value="-0.101994" calcext:value-type="float">
            <text:p>-0.101994</text:p>
          </table:table-cell>
          <table:table-cell office:value-type="float" office:value="-0.104763" calcext:value-type="float">
            <text:p>-0.104763</text:p>
          </table:table-cell>
          <table:table-cell office:value-type="float" office:value="-0.107439" calcext:value-type="float">
            <text:p>-0.107439</text:p>
          </table:table-cell>
          <table:table-cell office:value-type="float" office:value="-0.109999" calcext:value-type="float">
            <text:p>-0.109999</text:p>
          </table:table-cell>
          <table:table-cell office:value-type="float" office:value="-0.11246" calcext:value-type="float">
            <text:p>-0.11246</text:p>
          </table:table-cell>
          <table:table-cell office:value-type="float" office:value="-0.1148" calcext:value-type="float">
            <text:p>-0.1148</text:p>
          </table:table-cell>
          <table:table-cell office:value-type="float" office:value="-0.117037" calcext:value-type="float">
            <text:p>-0.117037</text:p>
          </table:table-cell>
          <table:table-cell office:value-type="float" office:value="-0.119148" calcext:value-type="float">
            <text:p>-0.119148</text:p>
          </table:table-cell>
          <table:table-cell office:value-type="float" office:value="-0.121152" calcext:value-type="float">
            <text:p>-0.121152</text:p>
          </table:table-cell>
          <table:table-cell office:value-type="float" office:value="-0.123025" calcext:value-type="float">
            <text:p>-0.123025</text:p>
          </table:table-cell>
          <table:table-cell office:value-type="float" office:value="-0.124789" calcext:value-type="float">
            <text:p>-0.124789</text:p>
          </table:table-cell>
          <table:table-cell office:value-type="float" office:value="-0.126418" calcext:value-type="float">
            <text:p>-0.126418</text:p>
          </table:table-cell>
          <table:table-cell office:value-type="float" office:value="-0.127934" calcext:value-type="float">
            <text:p>-0.127934</text:p>
          </table:table-cell>
          <table:table-cell office:value-type="float" office:value="-0.129311" calcext:value-type="float">
            <text:p>-0.129311</text:p>
          </table:table-cell>
          <table:table-cell office:value-type="float" office:value="-0.130574" calcext:value-type="float">
            <text:p>-0.130574</text:p>
          </table:table-cell>
          <table:table-cell office:value-type="float" office:value="-0.131694" calcext:value-type="float">
            <text:p>-0.131694</text:p>
          </table:table-cell>
          <table:table-cell office:value-type="float" office:value="-0.132698" calcext:value-type="float">
            <text:p>-0.132698</text:p>
          </table:table-cell>
          <table:table-cell office:value-type="float" office:value="-0.133557" calcext:value-type="float">
            <text:p>-0.133557</text:p>
          </table:table-cell>
          <table:table-cell office:value-type="float" office:value="-0.134298" calcext:value-type="float">
            <text:p>-0.134298</text:p>
          </table:table-cell>
          <table:table-cell office:value-type="float" office:value="-0.134893" calcext:value-type="float">
            <text:p>-0.134893</text:p>
          </table:table-cell>
          <table:table-cell office:value-type="float" office:value="-0.135369" calcext:value-type="float">
            <text:p>-0.135369</text:p>
          </table:table-cell>
          <table:table-cell office:value-type="float" office:value="-0.135697" calcext:value-type="float">
            <text:p>-0.135697</text:p>
          </table:table-cell>
          <table:table-cell office:value-type="float" office:value="-0.135905" calcext:value-type="float">
            <text:p>-0.135905</text:p>
          </table:table-cell>
          <table:table-cell office:value-type="float" office:value="-0.135965" calcext:value-type="float">
            <text:p>-0.135965</text:p>
          </table:table-cell>
        </table:table-row>
        <table:table-row table:style-name="ro1">
          <table:table-cell office:value-type="float" office:value="0.521583" calcext:value-type="float">
            <text:p>0.521583</text:p>
          </table:table-cell>
          <table:table-cell office:value-type="float" office:value="0.0881565" calcext:value-type="float">
            <text:p>0.0881565</text:p>
          </table:table-cell>
          <table:table-cell office:value-type="float" office:value="0.0881206" calcext:value-type="float">
            <text:p>0.0881206</text:p>
          </table:table-cell>
          <table:table-cell office:value-type="float" office:value="0.0879833" calcext:value-type="float">
            <text:p>0.0879833</text:p>
          </table:table-cell>
          <table:table-cell office:value-type="float" office:value="0.0877729" calcext:value-type="float">
            <text:p>0.0877729</text:p>
          </table:table-cell>
          <table:table-cell office:value-type="float" office:value="0.0874619" calcext:value-type="float">
            <text:p>0.0874619</text:p>
          </table:table-cell>
          <table:table-cell office:value-type="float" office:value="0.0870787" calcext:value-type="float">
            <text:p>0.0870787</text:p>
          </table:table-cell>
          <table:table-cell office:value-type="float" office:value="0.0865956" calcext:value-type="float">
            <text:p>0.0865956</text:p>
          </table:table-cell>
          <table:table-cell office:value-type="float" office:value="0.0860408" calcext:value-type="float">
            <text:p>0.0860408</text:p>
          </table:table-cell>
          <table:table-cell office:value-type="float" office:value="0.0853875" calcext:value-type="float">
            <text:p>0.0853875</text:p>
          </table:table-cell>
          <table:table-cell office:value-type="float" office:value="0.0846635" calcext:value-type="float">
            <text:p>0.0846635</text:p>
          </table:table-cell>
          <table:table-cell office:value-type="float" office:value="0.0838424" calcext:value-type="float">
            <text:p>0.0838424</text:p>
          </table:table-cell>
          <table:table-cell office:value-type="float" office:value="0.0829519" calcext:value-type="float">
            <text:p>0.0829519</text:p>
          </table:table-cell>
          <table:table-cell office:value-type="float" office:value="0.0819664" calcext:value-type="float">
            <text:p>0.0819664</text:p>
          </table:table-cell>
          <table:table-cell office:value-type="float" office:value="0.080913" calcext:value-type="float">
            <text:p>0.080913</text:p>
          </table:table-cell>
          <table:table-cell office:value-type="float" office:value="0.079767" calcext:value-type="float">
            <text:p>0.079767</text:p>
          </table:table-cell>
          <table:table-cell office:value-type="float" office:value="0.0785548" calcext:value-type="float">
            <text:p>0.0785548</text:p>
          </table:table-cell>
          <table:table-cell office:value-type="float" office:value="0.0772527" calcext:value-type="float">
            <text:p>0.0772527</text:p>
          </table:table-cell>
          <table:table-cell office:value-type="float" office:value="0.0758866" calcext:value-type="float">
            <text:p>0.0758866</text:p>
          </table:table-cell>
          <table:table-cell office:value-type="float" office:value="0.0744336" calcext:value-type="float">
            <text:p>0.0744336</text:p>
          </table:table-cell>
          <table:table-cell office:value-type="float" office:value="0.0729188" calcext:value-type="float">
            <text:p>0.0729188</text:p>
          </table:table-cell>
          <table:table-cell office:value-type="float" office:value="0.0713207" calcext:value-type="float">
            <text:p>0.0713207</text:p>
          </table:table-cell>
          <table:table-cell office:value-type="float" office:value="0.0696633" calcext:value-type="float">
            <text:p>0.0696633</text:p>
          </table:table-cell>
          <table:table-cell office:value-type="float" office:value="0.0679262" calcext:value-type="float">
            <text:p>0.0679262</text:p>
          </table:table-cell>
          <table:table-cell office:value-type="float" office:value="0.0661329" calcext:value-type="float">
            <text:p>0.0661329</text:p>
          </table:table-cell>
          <table:table-cell office:value-type="float" office:value="0.0642638" calcext:value-type="float">
            <text:p>0.0642638</text:p>
          </table:table-cell>
          <table:table-cell office:value-type="float" office:value="0.0623415" calcext:value-type="float">
            <text:p>0.0623415</text:p>
          </table:table-cell>
          <table:table-cell office:value-type="float" office:value="0.0603477" calcext:value-type="float">
            <text:p>0.0603477</text:p>
          </table:table-cell>
          <table:table-cell office:value-type="float" office:value="0.058304" calcext:value-type="float">
            <text:p>0.058304</text:p>
          </table:table-cell>
          <table:table-cell office:value-type="float" office:value="0.0561934" calcext:value-type="float">
            <text:p>0.0561934</text:p>
          </table:table-cell>
          <table:table-cell office:value-type="float" office:value="0.0540364" calcext:value-type="float">
            <text:p>0.0540364</text:p>
          </table:table-cell>
          <table:table-cell office:value-type="float" office:value="0.0518174" calcext:value-type="float">
            <text:p>0.0518174</text:p>
          </table:table-cell>
          <table:table-cell office:value-type="float" office:value="0.0495556" calcext:value-type="float">
            <text:p>0.0495556</text:p>
          </table:table-cell>
          <table:table-cell office:value-type="float" office:value="0.0472369" calcext:value-type="float">
            <text:p>0.0472369</text:p>
          </table:table-cell>
          <table:table-cell office:value-type="float" office:value="0.0448792" calcext:value-type="float">
            <text:p>0.0448792</text:p>
          </table:table-cell>
          <table:table-cell office:value-type="float" office:value="0.0424699" calcext:value-type="float">
            <text:p>0.0424699</text:p>
          </table:table-cell>
          <table:table-cell office:value-type="float" office:value="0.0400257" calcext:value-type="float">
            <text:p>0.0400257</text:p>
          </table:table-cell>
          <table:table-cell office:value-type="float" office:value="0.0375353" calcext:value-type="float">
            <text:p>0.0375353</text:p>
          </table:table-cell>
          <table:table-cell office:value-type="float" office:value="0.0350142" calcext:value-type="float">
            <text:p>0.0350142</text:p>
          </table:table-cell>
          <table:table-cell office:value-type="float" office:value="0.0324527" calcext:value-type="float">
            <text:p>0.0324527</text:p>
          </table:table-cell>
          <table:table-cell office:value-type="float" office:value="0.0298645" calcext:value-type="float">
            <text:p>0.0298645</text:p>
          </table:table-cell>
          <table:table-cell office:value-type="float" office:value="0.0272418" calcext:value-type="float">
            <text:p>0.0272418</text:p>
          </table:table-cell>
          <table:table-cell office:value-type="float" office:value="0.024597" calcext:value-type="float">
            <text:p>0.024597</text:p>
          </table:table-cell>
          <table:table-cell office:value-type="float" office:value="0.0219235" calcext:value-type="float">
            <text:p>0.0219235</text:p>
          </table:table-cell>
          <table:table-cell office:value-type="float" office:value="0.0192324" calcext:value-type="float">
            <text:p>0.0192324</text:p>
          </table:table-cell>
          <table:table-cell office:value-type="float" office:value="0.0165186" calcext:value-type="float">
            <text:p>0.0165186</text:p>
          </table:table-cell>
          <table:table-cell office:value-type="float" office:value="0.0137919" calcext:value-type="float">
            <text:p>0.0137919</text:p>
          </table:table-cell>
          <table:table-cell office:value-type="float" office:value="0.0110488" calcext:value-type="float">
            <text:p>0.0110488</text:p>
          </table:table-cell>
          <table:table-cell office:value-type="float" office:value="0.00829698" calcext:value-type="float">
            <text:p>0.00829698</text:p>
          </table:table-cell>
          <table:table-cell office:value-type="float" office:value="0.0055353" calcext:value-type="float">
            <text:p>0.0055353</text:p>
          </table:table-cell>
          <table:table-cell office:value-type="float" office:value="0.0027693" calcext:value-type="float">
            <text:p>0.0027693</text:p>
          </table:table-cell>
          <table:table-cell office:value-type="float" office:value="-2.84328E-017" calcext:value-type="float">
            <text:p>-2.84328E-17</text:p>
          </table:table-cell>
          <table:table-cell office:value-type="float" office:value="-0.0027693" calcext:value-type="float">
            <text:p>-0.0027693</text:p>
          </table:table-cell>
          <table:table-cell office:value-type="float" office:value="-0.0055353" calcext:value-type="float">
            <text:p>-0.0055353</text:p>
          </table:table-cell>
          <table:table-cell office:value-type="float" office:value="-0.00829698" calcext:value-type="float">
            <text:p>-0.00829698</text:p>
          </table:table-cell>
          <table:table-cell office:value-type="float" office:value="-0.0110488" calcext:value-type="float">
            <text:p>-0.0110488</text:p>
          </table:table-cell>
          <table:table-cell office:value-type="float" office:value="-0.0137919" calcext:value-type="float">
            <text:p>-0.0137919</text:p>
          </table:table-cell>
          <table:table-cell office:value-type="float" office:value="-0.0165186" calcext:value-type="float">
            <text:p>-0.0165186</text:p>
          </table:table-cell>
          <table:table-cell office:value-type="float" office:value="-0.0192324" calcext:value-type="float">
            <text:p>-0.0192324</text:p>
          </table:table-cell>
          <table:table-cell office:value-type="float" office:value="-0.0219235" calcext:value-type="float">
            <text:p>-0.0219235</text:p>
          </table:table-cell>
          <table:table-cell office:value-type="float" office:value="-0.024597" calcext:value-type="float">
            <text:p>-0.024597</text:p>
          </table:table-cell>
          <table:table-cell office:value-type="float" office:value="-0.0272418" calcext:value-type="float">
            <text:p>-0.0272418</text:p>
          </table:table-cell>
          <table:table-cell office:value-type="float" office:value="-0.0298645" calcext:value-type="float">
            <text:p>-0.0298645</text:p>
          </table:table-cell>
          <table:table-cell office:value-type="float" office:value="-0.0324527" calcext:value-type="float">
            <text:p>-0.0324527</text:p>
          </table:table-cell>
          <table:table-cell office:value-type="float" office:value="-0.0350142" calcext:value-type="float">
            <text:p>-0.0350142</text:p>
          </table:table-cell>
          <table:table-cell office:value-type="float" office:value="-0.0375353" calcext:value-type="float">
            <text:p>-0.0375353</text:p>
          </table:table-cell>
          <table:table-cell office:value-type="float" office:value="-0.0400257" calcext:value-type="float">
            <text:p>-0.0400257</text:p>
          </table:table-cell>
          <table:table-cell office:value-type="float" office:value="-0.0424699" calcext:value-type="float">
            <text:p>-0.0424699</text:p>
          </table:table-cell>
          <table:table-cell office:value-type="float" office:value="-0.0448792" calcext:value-type="float">
            <text:p>-0.0448792</text:p>
          </table:table-cell>
          <table:table-cell office:value-type="float" office:value="-0.0472369" calcext:value-type="float">
            <text:p>-0.0472369</text:p>
          </table:table-cell>
          <table:table-cell office:value-type="float" office:value="-0.0495556" calcext:value-type="float">
            <text:p>-0.0495556</text:p>
          </table:table-cell>
          <table:table-cell office:value-type="float" office:value="-0.0518174" calcext:value-type="float">
            <text:p>-0.0518174</text:p>
          </table:table-cell>
          <table:table-cell office:value-type="float" office:value="-0.0540364" calcext:value-type="float">
            <text:p>-0.0540364</text:p>
          </table:table-cell>
          <table:table-cell office:value-type="float" office:value="-0.0561934" calcext:value-type="float">
            <text:p>-0.0561934</text:p>
          </table:table-cell>
          <table:table-cell office:value-type="float" office:value="-0.058304" calcext:value-type="float">
            <text:p>-0.058304</text:p>
          </table:table-cell>
          <table:table-cell office:value-type="float" office:value="-0.0603477" calcext:value-type="float">
            <text:p>-0.0603477</text:p>
          </table:table-cell>
          <table:table-cell office:value-type="float" office:value="-0.0623415" calcext:value-type="float">
            <text:p>-0.0623415</text:p>
          </table:table-cell>
          <table:table-cell office:value-type="float" office:value="-0.0642638" calcext:value-type="float">
            <text:p>-0.0642638</text:p>
          </table:table-cell>
          <table:table-cell office:value-type="float" office:value="-0.0661329" calcext:value-type="float">
            <text:p>-0.0661329</text:p>
          </table:table-cell>
          <table:table-cell office:value-type="float" office:value="-0.0679262" calcext:value-type="float">
            <text:p>-0.0679262</text:p>
          </table:table-cell>
          <table:table-cell office:value-type="float" office:value="-0.0696633" calcext:value-type="float">
            <text:p>-0.0696633</text:p>
          </table:table-cell>
          <table:table-cell office:value-type="float" office:value="-0.0713207" calcext:value-type="float">
            <text:p>-0.0713207</text:p>
          </table:table-cell>
          <table:table-cell office:value-type="float" office:value="-0.0729188" calcext:value-type="float">
            <text:p>-0.0729188</text:p>
          </table:table-cell>
          <table:table-cell office:value-type="float" office:value="-0.0744336" calcext:value-type="float">
            <text:p>-0.0744336</text:p>
          </table:table-cell>
          <table:table-cell office:value-type="float" office:value="-0.0758866" calcext:value-type="float">
            <text:p>-0.0758866</text:p>
          </table:table-cell>
          <table:table-cell office:value-type="float" office:value="-0.0772527" calcext:value-type="float">
            <text:p>-0.0772527</text:p>
          </table:table-cell>
          <table:table-cell office:value-type="float" office:value="-0.0785548" calcext:value-type="float">
            <text:p>-0.0785548</text:p>
          </table:table-cell>
          <table:table-cell office:value-type="float" office:value="-0.079767" calcext:value-type="float">
            <text:p>-0.079767</text:p>
          </table:table-cell>
          <table:table-cell office:value-type="float" office:value="-0.080913" calcext:value-type="float">
            <text:p>-0.080913</text:p>
          </table:table-cell>
          <table:table-cell office:value-type="float" office:value="-0.0819664" calcext:value-type="float">
            <text:p>-0.0819664</text:p>
          </table:table-cell>
          <table:table-cell office:value-type="float" office:value="-0.0829519" calcext:value-type="float">
            <text:p>-0.0829519</text:p>
          </table:table-cell>
          <table:table-cell office:value-type="float" office:value="-0.0838424" calcext:value-type="float">
            <text:p>-0.0838424</text:p>
          </table:table-cell>
          <table:table-cell office:value-type="float" office:value="-0.0846635" calcext:value-type="float">
            <text:p>-0.0846635</text:p>
          </table:table-cell>
          <table:table-cell office:value-type="float" office:value="-0.0853875" calcext:value-type="float">
            <text:p>-0.0853875</text:p>
          </table:table-cell>
          <table:table-cell office:value-type="float" office:value="-0.0860408" calcext:value-type="float">
            <text:p>-0.0860408</text:p>
          </table:table-cell>
          <table:table-cell office:value-type="float" office:value="-0.0865956" calcext:value-type="float">
            <text:p>-0.0865956</text:p>
          </table:table-cell>
          <table:table-cell office:value-type="float" office:value="-0.0870787" calcext:value-type="float">
            <text:p>-0.0870787</text:p>
          </table:table-cell>
          <table:table-cell office:value-type="float" office:value="-0.0874619" calcext:value-type="float">
            <text:p>-0.0874619</text:p>
          </table:table-cell>
          <table:table-cell office:value-type="float" office:value="-0.0877729" calcext:value-type="float">
            <text:p>-0.0877729</text:p>
          </table:table-cell>
          <table:table-cell office:value-type="float" office:value="-0.0879833" calcext:value-type="float">
            <text:p>-0.0879833</text:p>
          </table:table-cell>
          <table:table-cell office:value-type="float" office:value="-0.0881206" calcext:value-type="float">
            <text:p>-0.0881206</text:p>
          </table:table-cell>
          <table:table-cell office:value-type="float" office:value="-0.0881565" calcext:value-type="float">
            <text:p>-0.0881565</text:p>
          </table:table-cell>
        </table:table-row>
        <table:table-row table:style-name="ro1">
          <table:table-cell office:value-type="float" office:value="0.537472" calcext:value-type="float">
            <text:p>0.537472</text:p>
          </table:table-cell>
          <table:table-cell office:value-type="float" office:value="0.0494661" calcext:value-type="float">
            <text:p>0.0494661</text:p>
          </table:table-cell>
          <table:table-cell office:value-type="float" office:value="0.0494481" calcext:value-type="float">
            <text:p>0.0494481</text:p>
          </table:table-cell>
          <table:table-cell office:value-type="float" office:value="0.0493676" calcext:value-type="float">
            <text:p>0.0493676</text:p>
          </table:table-cell>
          <table:table-cell office:value-type="float" office:value="0.049253" calcext:value-type="float">
            <text:p>0.049253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488635" calcext:value-type="float">
            <text:p>0.0488635</text:p>
          </table:table-cell>
          <table:table-cell office:value-type="float" office:value="0.0485893" calcext:value-type="float">
            <text:p>0.0485893</text:p>
          </table:table-cell>
          <table:table-cell office:value-type="float" office:value="0.0482811" calcext:value-type="float">
            <text:p>0.0482811</text:p>
          </table:table-cell>
          <table:table-cell office:value-type="float" office:value="0.0479114" calcext:value-type="float">
            <text:p>0.0479114</text:p>
          </table:table-cell>
          <table:table-cell office:value-type="float" office:value="0.0475082" calcext:value-type="float">
            <text:p>0.0475082</text:p>
          </table:table-cell>
          <table:table-cell office:value-type="float" office:value="0.0470445" calcext:value-type="float">
            <text:p>0.0470445</text:p>
          </table:table-cell>
          <table:table-cell office:value-type="float" office:value="0.0465478" calcext:value-type="float">
            <text:p>0.0465478</text:p>
          </table:table-cell>
          <table:table-cell office:value-type="float" office:value="0.0459918" calcext:value-type="float">
            <text:p>0.0459918</text:p>
          </table:table-cell>
          <table:table-cell office:value-type="float" office:value="0.0454037" calcext:value-type="float">
            <text:p>0.0454037</text:p>
          </table:table-cell>
          <table:table-cell office:value-type="float" office:value="0.0447577" calcext:value-type="float">
            <text:p>0.0447577</text:p>
          </table:table-cell>
          <table:table-cell office:value-type="float" office:value="0.0440804" calcext:value-type="float">
            <text:p>0.0440804</text:p>
          </table:table-cell>
          <table:table-cell office:value-type="float" office:value="0.0433469" calcext:value-type="float">
            <text:p>0.0433469</text:p>
          </table:table-cell>
          <table:table-cell office:value-type="float" office:value="0.0425831" calcext:value-type="float">
            <text:p>0.0425831</text:p>
          </table:table-cell>
          <table:table-cell office:value-type="float" office:value="0.041765" calcext:value-type="float">
            <text:p>0.041765</text:p>
          </table:table-cell>
          <table:table-cell office:value-type="float" office:value="0.0409178" calcext:value-type="float">
            <text:p>0.0409178</text:p>
          </table:table-cell>
          <table:table-cell office:value-type="float" office:value="0.0400184" calcext:value-type="float">
            <text:p>0.0400184</text:p>
          </table:table-cell>
          <table:table-cell office:value-type="float" office:value="0.039091" calcext:value-type="float">
            <text:p>0.039091</text:p>
          </table:table-cell>
          <table:table-cell office:value-type="float" office:value="0.0381137" calcext:value-type="float">
            <text:p>0.0381137</text:p>
          </table:table-cell>
          <table:table-cell office:value-type="float" office:value="0.0371099" calcext:value-type="float">
            <text:p>0.0371099</text:p>
          </table:table-cell>
          <table:table-cell office:value-type="float" office:value="0.0360586" calcext:value-type="float">
            <text:p>0.0360586</text:p>
          </table:table-cell>
          <table:table-cell office:value-type="float" office:value="0.0349824" calcext:value-type="float">
            <text:p>0.0349824</text:p>
          </table:table-cell>
          <table:table-cell office:value-type="float" office:value="0.0338613" calcext:value-type="float">
            <text:p>0.0338613</text:p>
          </table:table-cell>
          <table:table-cell office:value-type="float" office:value="0.0327168" calcext:value-type="float">
            <text:p>0.0327168</text:p>
          </table:table-cell>
          <table:table-cell office:value-type="float" office:value="0.0315303" calcext:value-type="float">
            <text:p>0.0315303</text:p>
          </table:table-cell>
          <table:table-cell office:value-type="float" office:value="0.0303221" calcext:value-type="float">
            <text:p>0.0303221</text:p>
          </table:table-cell>
          <table:table-cell office:value-type="float" office:value="0.0290748" calcext:value-type="float">
            <text:p>0.0290748</text:p>
          </table:table-cell>
          <table:table-cell office:value-type="float" office:value="0.0278077" calcext:value-type="float">
            <text:p>0.0278077</text:p>
          </table:table-cell>
          <table:table-cell office:value-type="float" office:value="0.0265047" calcext:value-type="float">
            <text:p>0.0265047</text:p>
          </table:table-cell>
          <table:table-cell office:value-type="float" office:value="0.0251836" calcext:value-type="float">
            <text:p>0.0251836</text:p>
          </table:table-cell>
          <table:table-cell office:value-type="float" office:value="0.0238299" calcext:value-type="float">
            <text:p>0.0238299</text:p>
          </table:table-cell>
          <table:table-cell office:value-type="float" office:value="0.0224601" calcext:value-type="float">
            <text:p>0.0224601</text:p>
          </table:table-cell>
          <table:table-cell office:value-type="float" office:value="0.021061" calcext:value-type="float">
            <text:p>0.021061</text:p>
          </table:table-cell>
          <table:table-cell office:value-type="float" office:value="0.0196479" calcext:value-type="float">
            <text:p>0.0196479</text:p>
          </table:table-cell>
          <table:table-cell office:value-type="float" office:value="0.018209" calcext:value-type="float">
            <text:p>0.018209</text:p>
          </table:table-cell>
          <table:table-cell office:value-type="float" office:value="0.0167582" calcext:value-type="float">
            <text:p>0.0167582</text:p>
          </table:table-cell>
          <table:table-cell office:value-type="float" office:value="0.0152852" calcext:value-type="float">
            <text:p>0.0152852</text:p>
          </table:table-cell>
          <table:table-cell office:value-type="float" office:value="0.0138024" calcext:value-type="float">
            <text:p>0.0138024</text:p>
          </table:table-cell>
          <table:table-cell office:value-type="float" office:value="0.012301" calcext:value-type="float">
            <text:p>0.012301</text:p>
          </table:table-cell>
          <table:table-cell office:value-type="float" office:value="0.0107921" calcext:value-type="float">
            <text:p>0.0107921</text:p>
          </table:table-cell>
          <table:table-cell office:value-type="float" office:value="0.0092683" calcext:value-type="float">
            <text:p>0.0092683</text:p>
          </table:table-cell>
          <table:table-cell office:value-type="float" office:value="0.00773921" calcext:value-type="float">
            <text:p>0.00773921</text:p>
          </table:table-cell>
          <table:table-cell office:value-type="float" office:value="0.00619912" calcext:value-type="float">
            <text:p>0.00619912</text:p>
          </table:table-cell>
          <table:table-cell office:value-type="float" office:value="0.00465578" calcext:value-type="float">
            <text:p>0.00465578</text:p>
          </table:table-cell>
          <table:table-cell office:value-type="float" office:value="0.00310565" calcext:value-type="float">
            <text:p>0.00310565</text:p>
          </table:table-cell>
          <table:table-cell office:value-type="float" office:value="0.00155397" calcext:value-type="float">
            <text:p>0.00155397</text:p>
          </table:table-cell>
          <table:table-cell office:value-type="float" office:value="-4.36258E-017" calcext:value-type="float">
            <text:p>-4.36258E-17</text:p>
          </table:table-cell>
          <table:table-cell office:value-type="float" office:value="-0.00155397" calcext:value-type="float">
            <text:p>-0.00155397</text:p>
          </table:table-cell>
          <table:table-cell office:value-type="float" office:value="-0.00310565" calcext:value-type="float">
            <text:p>-0.00310565</text:p>
          </table:table-cell>
          <table:table-cell office:value-type="float" office:value="-0.00465578" calcext:value-type="float">
            <text:p>-0.00465578</text:p>
          </table:table-cell>
          <table:table-cell office:value-type="float" office:value="-0.00619912" calcext:value-type="float">
            <text:p>-0.00619912</text:p>
          </table:table-cell>
          <table:table-cell office:value-type="float" office:value="-0.00773921" calcext:value-type="float">
            <text:p>-0.00773921</text:p>
          </table:table-cell>
          <table:table-cell office:value-type="float" office:value="-0.0092683" calcext:value-type="float">
            <text:p>-0.0092683</text:p>
          </table:table-cell>
          <table:table-cell office:value-type="float" office:value="-0.0107921" calcext:value-type="float">
            <text:p>-0.0107921</text:p>
          </table:table-cell>
          <table:table-cell office:value-type="float" office:value="-0.012301" calcext:value-type="float">
            <text:p>-0.012301</text:p>
          </table:table-cell>
          <table:table-cell office:value-type="float" office:value="-0.0138024" calcext:value-type="float">
            <text:p>-0.0138024</text:p>
          </table:table-cell>
          <table:table-cell office:value-type="float" office:value="-0.0152852" calcext:value-type="float">
            <text:p>-0.0152852</text:p>
          </table:table-cell>
          <table:table-cell office:value-type="float" office:value="-0.0167582" calcext:value-type="float">
            <text:p>-0.0167582</text:p>
          </table:table-cell>
          <table:table-cell office:value-type="float" office:value="-0.018209" calcext:value-type="float">
            <text:p>-0.018209</text:p>
          </table:table-cell>
          <table:table-cell office:value-type="float" office:value="-0.0196479" calcext:value-type="float">
            <text:p>-0.0196479</text:p>
          </table:table-cell>
          <table:table-cell office:value-type="float" office:value="-0.021061" calcext:value-type="float">
            <text:p>-0.021061</text:p>
          </table:table-cell>
          <table:table-cell office:value-type="float" office:value="-0.0224601" calcext:value-type="float">
            <text:p>-0.0224601</text:p>
          </table:table-cell>
          <table:table-cell office:value-type="float" office:value="-0.0238299" calcext:value-type="float">
            <text:p>-0.0238299</text:p>
          </table:table-cell>
          <table:table-cell office:value-type="float" office:value="-0.0251836" calcext:value-type="float">
            <text:p>-0.0251836</text:p>
          </table:table-cell>
          <table:table-cell office:value-type="float" office:value="-0.0265047" calcext:value-type="float">
            <text:p>-0.0265047</text:p>
          </table:table-cell>
          <table:table-cell office:value-type="float" office:value="-0.0278077" calcext:value-type="float">
            <text:p>-0.0278077</text:p>
          </table:table-cell>
          <table:table-cell office:value-type="float" office:value="-0.0290748" calcext:value-type="float">
            <text:p>-0.0290748</text:p>
          </table:table-cell>
          <table:table-cell office:value-type="float" office:value="-0.0303221" calcext:value-type="float">
            <text:p>-0.0303221</text:p>
          </table:table-cell>
          <table:table-cell office:value-type="float" office:value="-0.0315303" calcext:value-type="float">
            <text:p>-0.0315303</text:p>
          </table:table-cell>
          <table:table-cell office:value-type="float" office:value="-0.0327168" calcext:value-type="float">
            <text:p>-0.0327168</text:p>
          </table:table-cell>
          <table:table-cell office:value-type="float" office:value="-0.0338613" calcext:value-type="float">
            <text:p>-0.0338613</text:p>
          </table:table-cell>
          <table:table-cell office:value-type="float" office:value="-0.0349824" calcext:value-type="float">
            <text:p>-0.0349824</text:p>
          </table:table-cell>
          <table:table-cell office:value-type="float" office:value="-0.0360586" calcext:value-type="float">
            <text:p>-0.0360586</text:p>
          </table:table-cell>
          <table:table-cell office:value-type="float" office:value="-0.0371099" calcext:value-type="float">
            <text:p>-0.0371099</text:p>
          </table:table-cell>
          <table:table-cell office:value-type="float" office:value="-0.0381137" calcext:value-type="float">
            <text:p>-0.0381137</text:p>
          </table:table-cell>
          <table:table-cell office:value-type="float" office:value="-0.039091" calcext:value-type="float">
            <text:p>-0.039091</text:p>
          </table:table-cell>
          <table:table-cell office:value-type="float" office:value="-0.0400184" calcext:value-type="float">
            <text:p>-0.0400184</text:p>
          </table:table-cell>
          <table:table-cell office:value-type="float" office:value="-0.0409178" calcext:value-type="float">
            <text:p>-0.0409178</text:p>
          </table:table-cell>
          <table:table-cell office:value-type="float" office:value="-0.041765" calcext:value-type="float">
            <text:p>-0.041765</text:p>
          </table:table-cell>
          <table:table-cell office:value-type="float" office:value="-0.0425831" calcext:value-type="float">
            <text:p>-0.0425831</text:p>
          </table:table-cell>
          <table:table-cell office:value-type="float" office:value="-0.0433469" calcext:value-type="float">
            <text:p>-0.0433469</text:p>
          </table:table-cell>
          <table:table-cell office:value-type="float" office:value="-0.0440804" calcext:value-type="float">
            <text:p>-0.0440804</text:p>
          </table:table-cell>
          <table:table-cell office:value-type="float" office:value="-0.0447577" calcext:value-type="float">
            <text:p>-0.0447577</text:p>
          </table:table-cell>
          <table:table-cell office:value-type="float" office:value="-0.0454037" calcext:value-type="float">
            <text:p>-0.0454037</text:p>
          </table:table-cell>
          <table:table-cell office:value-type="float" office:value="-0.0459918" calcext:value-type="float">
            <text:p>-0.0459918</text:p>
          </table:table-cell>
          <table:table-cell office:value-type="float" office:value="-0.0465478" calcext:value-type="float">
            <text:p>-0.0465478</text:p>
          </table:table-cell>
          <table:table-cell office:value-type="float" office:value="-0.0470445" calcext:value-type="float">
            <text:p>-0.0470445</text:p>
          </table:table-cell>
          <table:table-cell office:value-type="float" office:value="-0.0475082" calcext:value-type="float">
            <text:p>-0.0475082</text:p>
          </table:table-cell>
          <table:table-cell office:value-type="float" office:value="-0.0479114" calcext:value-type="float">
            <text:p>-0.0479114</text:p>
          </table:table-cell>
          <table:table-cell office:value-type="float" office:value="-0.0482811" calcext:value-type="float">
            <text:p>-0.0482811</text:p>
          </table:table-cell>
          <table:table-cell office:value-type="float" office:value="-0.0485893" calcext:value-type="float">
            <text:p>-0.0485893</text:p>
          </table:table-cell>
          <table:table-cell office:value-type="float" office:value="-0.0488635" calcext:value-type="float">
            <text:p>-0.0488635</text:p>
          </table:table-cell>
          <table:table-cell office:value-type="float" office:value="-0.0490755" calcext:value-type="float">
            <text:p>-0.0490755</text:p>
          </table:table-cell>
          <table:table-cell office:value-type="float" office:value="-0.049253" calcext:value-type="float">
            <text:p>-0.049253</text:p>
          </table:table-cell>
          <table:table-cell office:value-type="float" office:value="-0.0493676" calcext:value-type="float">
            <text:p>-0.0493676</text:p>
          </table:table-cell>
          <table:table-cell office:value-type="float" office:value="-0.0494481" calcext:value-type="float">
            <text:p>-0.0494481</text:p>
          </table:table-cell>
          <table:table-cell office:value-type="float" office:value="-0.0494661" calcext:value-type="float">
            <text:p>-0.0494661</text:p>
          </table:table-cell>
        </table:table-row>
        <table:table-row table:style-name="ro1">
          <table:table-cell office:value-type="float" office:value="0.554157" calcext:value-type="float">
            <text:p>0.554157</text:p>
          </table:table-cell>
          <table:table-cell office:value-type="float" office:value="0.00936243" calcext:value-type="float">
            <text:p>0.00936243</text:p>
          </table:table-cell>
          <table:table-cell office:value-type="float" office:value="0.00936476" calcext:value-type="float">
            <text:p>0.00936476</text:p>
          </table:table-cell>
          <table:table-cell office:value-type="float" office:value="0.00934382" calcext:value-type="float">
            <text:p>0.00934382</text:p>
          </table:table-cell>
          <table:table-cell office:value-type="float" office:value="0.0093278" calcext:value-type="float">
            <text:p>0.0093278</text:p>
          </table:table-cell>
          <table:table-cell office:value-type="float" office:value="0.00928851" calcext:value-type="float">
            <text:p>0.00928851</text:p>
          </table:table-cell>
          <table:table-cell office:value-type="float" office:value="0.00925403" calcext:value-type="float">
            <text:p>0.00925403</text:p>
          </table:table-cell>
          <table:table-cell office:value-type="float" office:value="0.00919647" calcext:value-type="float">
            <text:p>0.00919647</text:p>
          </table:table-cell>
          <table:table-cell office:value-type="float" office:value="0.00914374" calcext:value-type="float">
            <text:p>0.00914374</text:p>
          </table:table-cell>
          <table:table-cell office:value-type="float" office:value="0.00906817" calcext:value-type="float">
            <text:p>0.00906817</text:p>
          </table:table-cell>
          <table:table-cell office:value-type="float" office:value="0.00899736" calcext:value-type="float">
            <text:p>0.00899736</text:p>
          </table:table-cell>
          <table:table-cell office:value-type="float" office:value="0.00890404" calcext:value-type="float">
            <text:p>0.00890404</text:p>
          </table:table-cell>
          <table:table-cell office:value-type="float" office:value="0.00881547" calcext:value-type="float">
            <text:p>0.00881547</text:p>
          </table:table-cell>
          <table:table-cell office:value-type="float" office:value="0.0087048" calcext:value-type="float">
            <text:p>0.0087048</text:p>
          </table:table-cell>
          <table:table-cell office:value-type="float" office:value="0.00859879" calcext:value-type="float">
            <text:p>0.00859879</text:p>
          </table:table-cell>
          <table:table-cell office:value-type="float" office:value="0.00847118" calcext:value-type="float">
            <text:p>0.00847118</text:p>
          </table:table-cell>
          <table:table-cell office:value-type="float" office:value="0.00834818" calcext:value-type="float">
            <text:p>0.00834818</text:p>
          </table:table-cell>
          <table:table-cell office:value-type="float" office:value="0.00820413" calcext:value-type="float">
            <text:p>0.00820413</text:p>
          </table:table-cell>
          <table:table-cell office:value-type="float" office:value="0.00806462" calcext:value-type="float">
            <text:p>0.00806462</text:p>
          </table:table-cell>
          <table:table-cell office:value-type="float" office:value="0.00790471" calcext:value-type="float">
            <text:p>0.00790471</text:p>
          </table:table-cell>
          <table:table-cell office:value-type="float" office:value="0.00774923" calcext:value-type="float">
            <text:p>0.00774923</text:p>
          </table:table-cell>
          <table:table-cell office:value-type="float" office:value="0.00757405" calcext:value-type="float">
            <text:p>0.00757405</text:p>
          </table:table-cell>
          <table:table-cell office:value-type="float" office:value="0.00740326" calcext:value-type="float">
            <text:p>0.00740326</text:p>
          </table:table-cell>
          <table:table-cell office:value-type="float" office:value="0.00721356" calcext:value-type="float">
            <text:p>0.00721356</text:p>
          </table:table-cell>
          <table:table-cell office:value-type="float" office:value="0.00702808" calcext:value-type="float">
            <text:p>0.00702808</text:p>
          </table:table-cell>
          <table:table-cell office:value-type="float" office:value="0.00682453" calcext:value-type="float">
            <text:p>0.00682453</text:p>
          </table:table-cell>
          <table:table-cell office:value-type="float" office:value="0.00662515" calcext:value-type="float">
            <text:p>0.00662515</text:p>
          </table:table-cell>
          <table:table-cell office:value-type="float" office:value="0.00640859" calcext:value-type="float">
            <text:p>0.00640859</text:p>
          </table:table-cell>
          <table:table-cell office:value-type="float" office:value="0.00619608" calcext:value-type="float">
            <text:p>0.00619608</text:p>
          </table:table-cell>
          <table:table-cell office:value-type="float" office:value="0.00596739" calcext:value-type="float">
            <text:p>0.00596739</text:p>
          </table:table-cell>
          <table:table-cell office:value-type="float" office:value="0.00574256" calcext:value-type="float">
            <text:p>0.00574256</text:p>
          </table:table-cell>
          <table:table-cell office:value-type="float" office:value="0.00550256" calcext:value-type="float">
            <text:p>0.00550256</text:p>
          </table:table-cell>
          <table:table-cell office:value-type="float" office:value="0.00526637" calcext:value-type="float">
            <text:p>0.00526637</text:p>
          </table:table-cell>
          <table:table-cell office:value-type="float" office:value="0.00501606" calcext:value-type="float">
            <text:p>0.00501606</text:p>
          </table:table-cell>
          <table:table-cell office:value-type="float" office:value="0.0047694" calcext:value-type="float">
            <text:p>0.0047694</text:p>
          </table:table-cell>
          <table:table-cell office:value-type="float" office:value="0.00450979" calcext:value-type="float">
            <text:p>0.00450979</text:p>
          </table:table-cell>
          <table:table-cell office:value-type="float" office:value="0.00425361" calcext:value-type="float">
            <text:p>0.00425361</text:p>
          </table:table-cell>
          <table:table-cell office:value-type="float" office:value="0.00398564" calcext:value-type="float">
            <text:p>0.00398564</text:p>
          </table:table-cell>
          <table:table-cell office:value-type="float" office:value="0.00372103" calcext:value-type="float">
            <text:p>0.00372103</text:p>
          </table:table-cell>
          <table:table-cell office:value-type="float" office:value="0.00344577" calcext:value-type="float">
            <text:p>0.00344577</text:p>
          </table:table-cell>
          <table:table-cell office:value-type="float" office:value="0.00317376" calcext:value-type="float">
            <text:p>0.00317376</text:p>
          </table:table-cell>
          <table:table-cell office:value-type="float" office:value="0.00289239" calcext:value-type="float">
            <text:p>0.00289239</text:p>
          </table:table-cell>
          <table:table-cell office:value-type="float" office:value="0.00261397" calcext:value-type="float">
            <text:p>0.00261397</text:p>
          </table:table-cell>
          <table:table-cell office:value-type="float" office:value="0.00232758" calcext:value-type="float">
            <text:p>0.00232758</text:p>
          </table:table-cell>
          <table:table-cell office:value-type="float" office:value="0.00204387" calcext:value-type="float">
            <text:p>0.00204387</text:p>
          </table:table-cell>
          <table:table-cell office:value-type="float" office:value="0.00175354" calcext:value-type="float">
            <text:p>0.00175354</text:p>
          </table:table-cell>
          <table:table-cell office:value-type="float" office:value="0.00146569" calcext:value-type="float">
            <text:p>0.00146569</text:p>
          </table:table-cell>
          <table:table-cell office:value-type="float" office:value="0.00117268" calcext:value-type="float">
            <text:p>0.00117268</text:p>
          </table:table-cell>
          <table:table-cell office:value-type="float" office:value="0.000881737" calcext:value-type="float">
            <text:p>0.000881737</text:p>
          </table:table-cell>
          <table:table-cell office:value-type="float" office:value="0.000587412" calcext:value-type="float">
            <text:p>0.000587412</text:p>
          </table:table-cell>
          <table:table-cell office:value-type="float" office:value="0.000294299" calcext:value-type="float">
            <text:p>0.000294299</text:p>
          </table:table-cell>
          <table:table-cell office:value-type="float" office:value="-2.16834E-016" calcext:value-type="float">
            <text:p>-2.16834E-16</text:p>
          </table:table-cell>
          <table:table-cell office:value-type="float" office:value="-0.000294299" calcext:value-type="float">
            <text:p>-0.000294299</text:p>
          </table:table-cell>
          <table:table-cell office:value-type="float" office:value="-0.000587412" calcext:value-type="float">
            <text:p>-0.000587412</text:p>
          </table:table-cell>
          <table:table-cell office:value-type="float" office:value="-0.000881737" calcext:value-type="float">
            <text:p>-0.000881737</text:p>
          </table:table-cell>
          <table:table-cell office:value-type="float" office:value="-0.00117268" calcext:value-type="float">
            <text:p>-0.00117268</text:p>
          </table:table-cell>
          <table:table-cell office:value-type="float" office:value="-0.00146569" calcext:value-type="float">
            <text:p>-0.00146569</text:p>
          </table:table-cell>
          <table:table-cell office:value-type="float" office:value="-0.00175354" calcext:value-type="float">
            <text:p>-0.00175354</text:p>
          </table:table-cell>
          <table:table-cell office:value-type="float" office:value="-0.00204387" calcext:value-type="float">
            <text:p>-0.00204387</text:p>
          </table:table-cell>
          <table:table-cell office:value-type="float" office:value="-0.00232758" calcext:value-type="float">
            <text:p>-0.00232758</text:p>
          </table:table-cell>
          <table:table-cell office:value-type="float" office:value="-0.00261397" calcext:value-type="float">
            <text:p>-0.00261397</text:p>
          </table:table-cell>
          <table:table-cell office:value-type="float" office:value="-0.00289239" calcext:value-type="float">
            <text:p>-0.00289239</text:p>
          </table:table-cell>
          <table:table-cell office:value-type="float" office:value="-0.00317376" calcext:value-type="float">
            <text:p>-0.00317376</text:p>
          </table:table-cell>
          <table:table-cell office:value-type="float" office:value="-0.00344577" calcext:value-type="float">
            <text:p>-0.00344577</text:p>
          </table:table-cell>
          <table:table-cell office:value-type="float" office:value="-0.00372103" calcext:value-type="float">
            <text:p>-0.00372103</text:p>
          </table:table-cell>
          <table:table-cell office:value-type="float" office:value="-0.00398564" calcext:value-type="float">
            <text:p>-0.00398564</text:p>
          </table:table-cell>
          <table:table-cell office:value-type="float" office:value="-0.00425361" calcext:value-type="float">
            <text:p>-0.00425361</text:p>
          </table:table-cell>
          <table:table-cell office:value-type="float" office:value="-0.00450979" calcext:value-type="float">
            <text:p>-0.00450979</text:p>
          </table:table-cell>
          <table:table-cell office:value-type="float" office:value="-0.0047694" calcext:value-type="float">
            <text:p>-0.0047694</text:p>
          </table:table-cell>
          <table:table-cell office:value-type="float" office:value="-0.00501606" calcext:value-type="float">
            <text:p>-0.00501606</text:p>
          </table:table-cell>
          <table:table-cell office:value-type="float" office:value="-0.00526637" calcext:value-type="float">
            <text:p>-0.00526637</text:p>
          </table:table-cell>
          <table:table-cell office:value-type="float" office:value="-0.00550256" calcext:value-type="float">
            <text:p>-0.00550256</text:p>
          </table:table-cell>
          <table:table-cell office:value-type="float" office:value="-0.00574256" calcext:value-type="float">
            <text:p>-0.00574256</text:p>
          </table:table-cell>
          <table:table-cell office:value-type="float" office:value="-0.00596739" calcext:value-type="float">
            <text:p>-0.00596739</text:p>
          </table:table-cell>
          <table:table-cell office:value-type="float" office:value="-0.00619608" calcext:value-type="float">
            <text:p>-0.00619608</text:p>
          </table:table-cell>
          <table:table-cell office:value-type="float" office:value="-0.00640859" calcext:value-type="float">
            <text:p>-0.00640859</text:p>
          </table:table-cell>
          <table:table-cell office:value-type="float" office:value="-0.00662515" calcext:value-type="float">
            <text:p>-0.00662515</text:p>
          </table:table-cell>
          <table:table-cell office:value-type="float" office:value="-0.00682453" calcext:value-type="float">
            <text:p>-0.00682453</text:p>
          </table:table-cell>
          <table:table-cell office:value-type="float" office:value="-0.00702808" calcext:value-type="float">
            <text:p>-0.00702808</text:p>
          </table:table-cell>
          <table:table-cell office:value-type="float" office:value="-0.00721356" calcext:value-type="float">
            <text:p>-0.00721356</text:p>
          </table:table-cell>
          <table:table-cell office:value-type="float" office:value="-0.00740326" calcext:value-type="float">
            <text:p>-0.00740326</text:p>
          </table:table-cell>
          <table:table-cell office:value-type="float" office:value="-0.00757405" calcext:value-type="float">
            <text:p>-0.00757405</text:p>
          </table:table-cell>
          <table:table-cell office:value-type="float" office:value="-0.00774923" calcext:value-type="float">
            <text:p>-0.00774923</text:p>
          </table:table-cell>
          <table:table-cell office:value-type="float" office:value="-0.00790471" calcext:value-type="float">
            <text:p>-0.00790471</text:p>
          </table:table-cell>
          <table:table-cell office:value-type="float" office:value="-0.00806462" calcext:value-type="float">
            <text:p>-0.00806462</text:p>
          </table:table-cell>
          <table:table-cell office:value-type="float" office:value="-0.00820413" calcext:value-type="float">
            <text:p>-0.00820413</text:p>
          </table:table-cell>
          <table:table-cell office:value-type="float" office:value="-0.00834818" calcext:value-type="float">
            <text:p>-0.00834818</text:p>
          </table:table-cell>
          <table:table-cell office:value-type="float" office:value="-0.00847118" calcext:value-type="float">
            <text:p>-0.00847118</text:p>
          </table:table-cell>
          <table:table-cell office:value-type="float" office:value="-0.00859879" calcext:value-type="float">
            <text:p>-0.00859879</text:p>
          </table:table-cell>
          <table:table-cell office:value-type="float" office:value="-0.0087048" calcext:value-type="float">
            <text:p>-0.0087048</text:p>
          </table:table-cell>
          <table:table-cell office:value-type="float" office:value="-0.00881547" calcext:value-type="float">
            <text:p>-0.00881547</text:p>
          </table:table-cell>
          <table:table-cell office:value-type="float" office:value="-0.00890404" calcext:value-type="float">
            <text:p>-0.00890404</text:p>
          </table:table-cell>
          <table:table-cell office:value-type="float" office:value="-0.00899736" calcext:value-type="float">
            <text:p>-0.00899736</text:p>
          </table:table-cell>
          <table:table-cell office:value-type="float" office:value="-0.00906817" calcext:value-type="float">
            <text:p>-0.00906817</text:p>
          </table:table-cell>
          <table:table-cell office:value-type="float" office:value="-0.00914374" calcext:value-type="float">
            <text:p>-0.00914374</text:p>
          </table:table-cell>
          <table:table-cell office:value-type="float" office:value="-0.00919647" calcext:value-type="float">
            <text:p>-0.00919647</text:p>
          </table:table-cell>
          <table:table-cell office:value-type="float" office:value="-0.00925403" calcext:value-type="float">
            <text:p>-0.00925403</text:p>
          </table:table-cell>
          <table:table-cell office:value-type="float" office:value="-0.00928851" calcext:value-type="float">
            <text:p>-0.00928851</text:p>
          </table:table-cell>
          <table:table-cell office:value-type="float" office:value="-0.0093278" calcext:value-type="float">
            <text:p>-0.0093278</text:p>
          </table:table-cell>
          <table:table-cell office:value-type="float" office:value="-0.00934382" calcext:value-type="float">
            <text:p>-0.00934382</text:p>
          </table:table-cell>
          <table:table-cell office:value-type="float" office:value="-0.00936476" calcext:value-type="float">
            <text:p>-0.00936476</text:p>
          </table:table-cell>
          <table:table-cell office:value-type="float" office:value="-0.00936243" calcext:value-type="float">
            <text:p>-0.00936243</text:p>
          </table:table-cell>
        </table:table-row>
        <table:table-row table:style-name="ro1">
          <table:table-cell office:value-type="float" office:value="0.569857" calcext:value-type="float">
            <text:p>0.569857</text:p>
          </table:table-cell>
          <table:table-cell office:value-type="float" office:value="-0.0277949" calcext:value-type="float">
            <text:p>-0.0277949</text:p>
          </table:table-cell>
          <table:table-cell office:value-type="float" office:value="-0.0277734" calcext:value-type="float">
            <text:p>-0.0277734</text:p>
          </table:table-cell>
          <table:table-cell office:value-type="float" office:value="-0.027739" calcext:value-type="float">
            <text:p>-0.027739</text:p>
          </table:table-cell>
          <table:table-cell office:value-type="float" office:value="-0.0276638" calcext:value-type="float">
            <text:p>-0.0276638</text:p>
          </table:table-cell>
          <table:table-cell office:value-type="float" office:value="-0.0275751" calcext:value-type="float">
            <text:p>-0.0275751</text:p>
          </table:table-cell>
          <table:table-cell office:value-type="float" office:value="-0.027445" calcext:value-type="float">
            <text:p>-0.027445</text:p>
          </table:table-cell>
          <table:table-cell office:value-type="float" office:value="-0.0273019" calcext:value-type="float">
            <text:p>-0.0273019</text:p>
          </table:table-cell>
          <table:table-cell office:value-type="float" office:value="-0.0271179" calcext:value-type="float">
            <text:p>-0.0271179</text:p>
          </table:table-cell>
          <table:table-cell office:value-type="float" office:value="-0.026921" calcext:value-type="float">
            <text:p>-0.026921</text:p>
          </table:table-cell>
          <table:table-cell office:value-type="float" office:value="-0.0266838" calcext:value-type="float">
            <text:p>-0.0266838</text:p>
          </table:table-cell>
          <table:table-cell office:value-type="float" office:value="-0.0264339" calcext:value-type="float">
            <text:p>-0.0264339</text:p>
          </table:table-cell>
          <table:table-cell office:value-type="float" office:value="-0.0261444" calcext:value-type="float">
            <text:p>-0.0261444</text:p>
          </table:table-cell>
          <table:table-cell office:value-type="float" office:value="-0.0258425" calcext:value-type="float">
            <text:p>-0.0258425</text:p>
          </table:table-cell>
          <table:table-cell office:value-type="float" office:value="-0.0255018" calcext:value-type="float">
            <text:p>-0.0255018</text:p>
          </table:table-cell>
          <table:table-cell office:value-type="float" office:value="-0.0251491" calcext:value-type="float">
            <text:p>-0.0251491</text:p>
          </table:table-cell>
          <table:table-cell office:value-type="float" office:value="-0.0247585" calcext:value-type="float">
            <text:p>-0.0247585</text:p>
          </table:table-cell>
          <table:table-cell office:value-type="float" office:value="-0.0243565" calcext:value-type="float">
            <text:p>-0.0243565</text:p>
          </table:table-cell>
          <table:table-cell office:value-type="float" office:value="-0.0239175" calcext:value-type="float">
            <text:p>-0.0239175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-0.0229822" calcext:value-type="float">
            <text:p>-0.0229822</text:p>
          </table:table-cell>
          <table:table-cell office:value-type="float" office:value="-0.0224863" calcext:value-type="float">
            <text:p>-0.0224863</text:p>
          </table:table-cell>
          <table:table-cell office:value-type="float" office:value="-0.0219561" calcext:value-type="float">
            <text:p>-0.0219561</text:p>
          </table:table-cell>
          <table:table-cell office:value-type="float" office:value="-0.0214162" calcext:value-type="float">
            <text:p>-0.0214162</text:p>
          </table:table-cell>
          <table:table-cell office:value-type="float" office:value="-0.0208434" calcext:value-type="float">
            <text:p>-0.0208434</text:p>
          </table:table-cell>
          <table:table-cell office:value-type="float" office:value="-0.0202615" calcext:value-type="float">
            <text:p>-0.0202615</text:p>
          </table:table-cell>
          <table:table-cell office:value-type="float" office:value="-0.0196485" calcext:value-type="float">
            <text:p>-0.0196485</text:p>
          </table:table-cell>
          <table:table-cell office:value-type="float" office:value="-0.019027" calcext:value-type="float">
            <text:p>-0.019027</text:p>
          </table:table-cell>
          <table:table-cell office:value-type="float" office:value="-0.018376" calcext:value-type="float">
            <text:p>-0.018376</text:p>
          </table:table-cell>
          <table:table-cell office:value-type="float" office:value="-0.0177173" calcext:value-type="float">
            <text:p>-0.0177173</text:p>
          </table:table-cell>
          <table:table-cell office:value-type="float" office:value="-0.0170309" calcext:value-type="float">
            <text:p>-0.0170309</text:p>
          </table:table-cell>
          <table:table-cell office:value-type="float" office:value="-0.0163377" calcext:value-type="float">
            <text:p>-0.0163377</text:p>
          </table:table-cell>
          <table:table-cell office:value-type="float" office:value="-0.0156187" calcext:value-type="float">
            <text:p>-0.0156187</text:p>
          </table:table-cell>
          <table:table-cell office:value-type="float" office:value="-0.0148936" calcext:value-type="float">
            <text:p>-0.0148936</text:p>
          </table:table-cell>
          <table:table-cell office:value-type="float" office:value="-0.0141448" calcext:value-type="float">
            <text:p>-0.0141448</text:p>
          </table:table-cell>
          <table:table-cell office:value-type="float" office:value="-0.0133907" calcext:value-type="float">
            <text:p>-0.0133907</text:p>
          </table:table-cell>
          <table:table-cell office:value-type="float" office:value="-0.0126151" calcext:value-type="float">
            <text:p>-0.0126151</text:p>
          </table:table-cell>
          <table:table-cell office:value-type="float" office:value="-0.011835" calcext:value-type="float">
            <text:p>-0.011835</text:p>
          </table:table-cell>
          <table:table-cell office:value-type="float" office:value="-0.0110356" calcext:value-type="float">
            <text:p>-0.0110356</text:p>
          </table:table-cell>
          <table:table-cell office:value-type="float" office:value="-0.0102327" calcext:value-type="float">
            <text:p>-0.0102327</text:p>
          </table:table-cell>
          <table:table-cell office:value-type="float" office:value="-0.00941255" calcext:value-type="float">
            <text:p>-0.00941255</text:p>
          </table:table-cell>
          <table:table-cell office:value-type="float" office:value="-0.00858987" calcext:value-type="float">
            <text:p>-0.00858987</text:p>
          </table:table-cell>
          <table:table-cell office:value-type="float" office:value="-0.00775236" calcext:value-type="float">
            <text:p>-0.00775236</text:p>
          </table:table-cell>
          <table:table-cell office:value-type="float" office:value="-0.00691308" calcext:value-type="float">
            <text:p>-0.00691308</text:p>
          </table:table-cell>
          <table:table-cell office:value-type="float" office:value="-0.00606157" calcext:value-type="float">
            <text:p>-0.00606157</text:p>
          </table:table-cell>
          <table:table-cell office:value-type="float" office:value="-0.00520899" calcext:value-type="float">
            <text:p>-0.00520899</text:p>
          </table:table-cell>
          <table:table-cell office:value-type="float" office:value="-0.00434686" calcext:value-type="float">
            <text:p>-0.00434686</text:p>
          </table:table-cell>
          <table:table-cell office:value-type="float" office:value="-0.0034843" calcext:value-type="float">
            <text:p>-0.0034843</text:p>
          </table:table-cell>
          <table:table-cell office:value-type="float" office:value="-0.002615" calcext:value-type="float">
            <text:p>-0.002615</text:p>
          </table:table-cell>
          <table:table-cell office:value-type="float" office:value="-0.00174568" calcext:value-type="float">
            <text:p>-0.00174568</text:p>
          </table:table-cell>
          <table:table-cell office:value-type="float" office:value="-0.000872815" calcext:value-type="float">
            <text:p>-0.000872815</text:p>
          </table:table-cell>
          <table:table-cell office:value-type="float" office:value="-2.895E-016" calcext:value-type="float">
            <text:p>-2.895E-16</text:p>
          </table:table-cell>
          <table:table-cell office:value-type="float" office:value="0.000872815" calcext:value-type="float">
            <text:p>0.000872815</text:p>
          </table:table-cell>
          <table:table-cell office:value-type="float" office:value="0.00174568" calcext:value-type="float">
            <text:p>0.00174568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034843" calcext:value-type="float">
            <text:p>0.0034843</text:p>
          </table:table-cell>
          <table:table-cell office:value-type="float" office:value="0.00434686" calcext:value-type="float">
            <text:p>0.00434686</text:p>
          </table:table-cell>
          <table:table-cell office:value-type="float" office:value="0.00520899" calcext:value-type="float">
            <text:p>0.00520899</text:p>
          </table:table-cell>
          <table:table-cell office:value-type="float" office:value="0.00606157" calcext:value-type="float">
            <text:p>0.00606157</text:p>
          </table:table-cell>
          <table:table-cell office:value-type="float" office:value="0.00691308" calcext:value-type="float">
            <text:p>0.00691308</text:p>
          </table:table-cell>
          <table:table-cell office:value-type="float" office:value="0.00775236" calcext:value-type="float">
            <text:p>0.00775236</text:p>
          </table:table-cell>
          <table:table-cell office:value-type="float" office:value="0.00858987" calcext:value-type="float">
            <text:p>0.00858987</text:p>
          </table:table-cell>
          <table:table-cell office:value-type="float" office:value="0.00941255" calcext:value-type="float">
            <text:p>0.00941255</text:p>
          </table:table-cell>
          <table:table-cell office:value-type="float" office:value="0.0102327" calcext:value-type="float">
            <text:p>0.0102327</text:p>
          </table:table-cell>
          <table:table-cell office:value-type="float" office:value="0.0110356" calcext:value-type="float">
            <text:p>0.0110356</text:p>
          </table:table-cell>
          <table:table-cell office:value-type="float" office:value="0.011835" calcext:value-type="float">
            <text:p>0.011835</text:p>
          </table:table-cell>
          <table:table-cell office:value-type="float" office:value="0.0126151" calcext:value-type="float">
            <text:p>0.0126151</text:p>
          </table:table-cell>
          <table:table-cell office:value-type="float" office:value="0.0133907" calcext:value-type="float">
            <text:p>0.0133907</text:p>
          </table:table-cell>
          <table:table-cell office:value-type="float" office:value="0.0141448" calcext:value-type="float">
            <text:p>0.0141448</text:p>
          </table:table-cell>
          <table:table-cell office:value-type="float" office:value="0.0148936" calcext:value-type="float">
            <text:p>0.0148936</text:p>
          </table:table-cell>
          <table:table-cell office:value-type="float" office:value="0.0156187" calcext:value-type="float">
            <text:p>0.0156187</text:p>
          </table:table-cell>
          <table:table-cell office:value-type="float" office:value="0.0163377" calcext:value-type="float">
            <text:p>0.0163377</text:p>
          </table:table-cell>
          <table:table-cell office:value-type="float" office:value="0.0170309" calcext:value-type="float">
            <text:p>0.0170309</text:p>
          </table:table-cell>
          <table:table-cell office:value-type="float" office:value="0.0177173" calcext:value-type="float">
            <text:p>0.0177173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0.019027" calcext:value-type="float">
            <text:p>0.019027</text:p>
          </table:table-cell>
          <table:table-cell office:value-type="float" office:value="0.0196485" calcext:value-type="float">
            <text:p>0.0196485</text:p>
          </table:table-cell>
          <table:table-cell office:value-type="float" office:value="0.0202615" calcext:value-type="float">
            <text:p>0.0202615</text:p>
          </table:table-cell>
          <table:table-cell office:value-type="float" office:value="0.0208434" calcext:value-type="float">
            <text:p>0.0208434</text:p>
          </table:table-cell>
          <table:table-cell office:value-type="float" office:value="0.0214162" calcext:value-type="float">
            <text:p>0.0214162</text:p>
          </table:table-cell>
          <table:table-cell office:value-type="float" office:value="0.0219561" calcext:value-type="float">
            <text:p>0.0219561</text:p>
          </table:table-cell>
          <table:table-cell office:value-type="float" office:value="0.0224863" calcext:value-type="float">
            <text:p>0.0224863</text:p>
          </table:table-cell>
          <table:table-cell office:value-type="float" office:value="0.0229822" calcext:value-type="float">
            <text:p>0.0229822</text:p>
          </table:table-cell>
          <table:table-cell office:value-type="float" office:value="0.0234677" calcext:value-type="float">
            <text:p>0.0234677</text:p>
          </table:table-cell>
          <table:table-cell office:value-type="float" office:value="0.0239175" calcext:value-type="float">
            <text:p>0.0239175</text:p>
          </table:table-cell>
          <table:table-cell office:value-type="float" office:value="0.0243565" calcext:value-type="float">
            <text:p>0.0243565</text:p>
          </table:table-cell>
          <table:table-cell office:value-type="float" office:value="0.0247585" calcext:value-type="float">
            <text:p>0.0247585</text:p>
          </table:table-cell>
          <table:table-cell office:value-type="float" office:value="0.0251491" calcext:value-type="float">
            <text:p>0.0251491</text:p>
          </table:table-cell>
          <table:table-cell office:value-type="float" office:value="0.0255018" calcext:value-type="float">
            <text:p>0.0255018</text:p>
          </table:table-cell>
          <table:table-cell office:value-type="float" office:value="0.0258425" calcext:value-type="float">
            <text:p>0.0258425</text:p>
          </table:table-cell>
          <table:table-cell office:value-type="float" office:value="0.0261444" calcext:value-type="float">
            <text:p>0.0261444</text:p>
          </table:table-cell>
          <table:table-cell office:value-type="float" office:value="0.0264339" calcext:value-type="float">
            <text:p>0.0264339</text:p>
          </table:table-cell>
          <table:table-cell office:value-type="float" office:value="0.0266838" calcext:value-type="float">
            <text:p>0.0266838</text:p>
          </table:table-cell>
          <table:table-cell office:value-type="float" office:value="0.026921" calcext:value-type="float">
            <text:p>0.026921</text:p>
          </table:table-cell>
          <table:table-cell office:value-type="float" office:value="0.0271179" calcext:value-type="float">
            <text:p>0.0271179</text:p>
          </table:table-cell>
          <table:table-cell office:value-type="float" office:value="0.0273019" calcext:value-type="float">
            <text:p>0.0273019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0.0275751" calcext:value-type="float">
            <text:p>0.0275751</text:p>
          </table:table-cell>
          <table:table-cell office:value-type="float" office:value="0.0276638" calcext:value-type="float">
            <text:p>0.0276638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277734" calcext:value-type="float">
            <text:p>0.0277734</text:p>
          </table:table-cell>
          <table:table-cell office:value-type="float" office:value="0.0277949" calcext:value-type="float">
            <text:p>0.0277949</text:p>
          </table:table-cell>
        </table:table-row>
        <table:table-row table:style-name="ro1">
          <table:table-cell office:value-type="float" office:value="0.587472" calcext:value-type="float">
            <text:p>0.587472</text:p>
          </table:table-cell>
          <table:table-cell office:value-type="float" office:value="-0.0687071" calcext:value-type="float">
            <text:p>-0.0687071</text:p>
          </table:table-cell>
          <table:table-cell office:value-type="float" office:value="-0.0686667" calcext:value-type="float">
            <text:p>-0.0686667</text:p>
          </table:table-cell>
          <table:table-cell office:value-type="float" office:value="-0.0685722" calcext:value-type="float">
            <text:p>-0.0685722</text:p>
          </table:table-cell>
          <table:table-cell office:value-type="float" office:value="-0.0683958" calcext:value-type="float">
            <text:p>-0.0683958</text:p>
          </table:table-cell>
          <table:table-cell office:value-type="float" office:value="-0.0681658" calcext:value-type="float">
            <text:p>-0.0681658</text:p>
          </table:table-cell>
          <table:table-cell office:value-type="float" office:value="-0.0678548" calcext:value-type="float">
            <text:p>-0.0678548</text:p>
          </table:table-cell>
          <table:table-cell office:value-type="float" office:value="-0.0674907" calcext:value-type="float">
            <text:p>-0.0674907</text:p>
          </table:table-cell>
          <table:table-cell office:value-type="float" office:value="-0.0670461" calcext:value-type="float">
            <text:p>-0.0670461</text:p>
          </table:table-cell>
          <table:table-cell office:value-type="float" office:value="-0.0665492" calcext:value-type="float">
            <text:p>-0.0665492</text:p>
          </table:table-cell>
          <table:table-cell office:value-type="float" office:value="-0.0659728" calcext:value-type="float">
            <text:p>-0.0659728</text:p>
          </table:table-cell>
          <table:table-cell office:value-type="float" office:value="-0.065345" calcext:value-type="float">
            <text:p>-0.065345</text:p>
          </table:table-cell>
          <table:table-cell office:value-type="float" office:value="-0.0646391" calcext:value-type="float">
            <text:p>-0.0646391</text:p>
          </table:table-cell>
          <table:table-cell office:value-type="float" office:value="-0.063883" calcext:value-type="float">
            <text:p>-0.063883</text:p>
          </table:table-cell>
          <table:table-cell office:value-type="float" office:value="-0.0630503" calcext:value-type="float">
            <text:p>-0.0630503</text:p>
          </table:table-cell>
          <table:table-cell office:value-type="float" office:value="-0.0621688" calcext:value-type="float">
            <text:p>-0.0621688</text:p>
          </table:table-cell>
          <table:table-cell office:value-type="float" office:value="-0.0612127" calcext:value-type="float">
            <text:p>-0.0612127</text:p>
          </table:table-cell>
          <table:table-cell office:value-type="float" office:value="-0.0602093" calcext:value-type="float">
            <text:p>-0.0602093</text:p>
          </table:table-cell>
          <table:table-cell office:value-type="float" office:value="-0.0591335" calcext:value-type="float">
            <text:p>-0.0591335</text:p>
          </table:table-cell>
          <table:table-cell office:value-type="float" office:value="-0.0580122" calcext:value-type="float">
            <text:p>-0.0580122</text:p>
          </table:table-cell>
          <table:table-cell office:value-type="float" office:value="-0.056821" calcext:value-type="float">
            <text:p>-0.056821</text:p>
          </table:table-cell>
          <table:table-cell office:value-type="float" office:value="-0.0555861" calcext:value-type="float">
            <text:p>-0.0555861</text:p>
          </table:table-cell>
          <table:table-cell office:value-type="float" office:value="-0.0542842" calcext:value-type="float">
            <text:p>-0.0542842</text:p>
          </table:table-cell>
          <table:table-cell office:value-type="float" office:value="-0.0529407" calcext:value-type="float">
            <text:p>-0.0529407</text:p>
          </table:table-cell>
          <table:table-cell office:value-type="float" office:value="-0.0515331" calcext:value-type="float">
            <text:p>-0.0515331</text:p>
          </table:table-cell>
          <table:table-cell office:value-type="float" office:value="-0.0500864" calcext:value-type="float">
            <text:p>-0.0500864</text:p>
          </table:table-cell>
          <table:table-cell office:value-type="float" office:value="-0.0485787" calcext:value-type="float">
            <text:p>-0.0485787</text:p>
          </table:table-cell>
          <table:table-cell office:value-type="float" office:value="-0.0470343" calcext:value-type="float">
            <text:p>-0.0470343</text:p>
          </table:table-cell>
          <table:table-cell office:value-type="float" office:value="-0.0454326" calcext:value-type="float">
            <text:p>-0.0454326</text:p>
          </table:table-cell>
          <table:table-cell office:value-type="float" office:value="-0.0437967" calcext:value-type="float">
            <text:p>-0.0437967</text:p>
          </table:table-cell>
          <table:table-cell office:value-type="float" office:value="-0.0421071" calcext:value-type="float">
            <text:p>-0.0421071</text:p>
          </table:table-cell>
          <table:table-cell office:value-type="float" office:value="-0.0403862" calcext:value-type="float">
            <text:p>-0.0403862</text:p>
          </table:table-cell>
          <table:table-cell office:value-type="float" office:value="-0.0386155" calcext:value-type="float">
            <text:p>-0.0386155</text:p>
          </table:table-cell>
          <table:table-cell office:value-type="float" office:value="-0.0368164" calcext:value-type="float">
            <text:p>-0.0368164</text:p>
          </table:table-cell>
          <table:table-cell office:value-type="float" office:value="-0.0349715" calcext:value-type="float">
            <text:p>-0.0349715</text:p>
          </table:table-cell>
          <table:table-cell office:value-type="float" office:value="-0.0331012" calcext:value-type="float">
            <text:p>-0.0331012</text:p>
          </table:table-cell>
          <table:table-cell office:value-type="float" office:value="-0.0311894" calcext:value-type="float">
            <text:p>-0.0311894</text:p>
          </table:table-cell>
          <table:table-cell office:value-type="float" office:value="-0.0292554" calcext:value-type="float">
            <text:p>-0.0292554</text:p>
          </table:table-cell>
          <table:table-cell office:value-type="float" office:value="-0.0272843" calcext:value-type="float">
            <text:p>-0.0272843</text:p>
          </table:table-cell>
          <table:table-cell office:value-type="float" office:value="-0.0252941" calcext:value-type="float">
            <text:p>-0.0252941</text:p>
          </table:table-cell>
          <table:table-cell office:value-type="float" office:value="-0.0232715" calcext:value-type="float">
            <text:p>-0.0232715</text:p>
          </table:table-cell>
          <table:table-cell office:value-type="float" office:value="-0.0212331" calcext:value-type="float">
            <text:p>-0.0212331</text:p>
          </table:table-cell>
          <table:table-cell office:value-type="float" office:value="-0.0191669" calcext:value-type="float">
            <text:p>-0.0191669</text:p>
          </table:table-cell>
          <table:table-cell office:value-type="float" office:value="-0.0170881" calcext:value-type="float">
            <text:p>-0.0170881</text:p>
          </table:table-cell>
          <table:table-cell office:value-type="float" office:value="-0.0149866" calcext:value-type="float">
            <text:p>-0.0149866</text:p>
          </table:table-cell>
          <table:table-cell office:value-type="float" office:value="-0.0128755" calcext:value-type="float">
            <text:p>-0.0128755</text:p>
          </table:table-cell>
          <table:table-cell office:value-type="float" office:value="-0.0107471" calcext:value-type="float">
            <text:p>-0.0107471</text:p>
          </table:table-cell>
          <table:table-cell office:value-type="float" office:value="-0.00861204" calcext:value-type="float">
            <text:p>-0.00861204</text:p>
          </table:table-cell>
          <table:table-cell office:value-type="float" office:value="-0.0064653" calcext:value-type="float">
            <text:p>-0.0064653</text:p>
          </table:table-cell>
          <table:table-cell office:value-type="float" office:value="-0.00431456" calcext:value-type="float">
            <text:p>-0.00431456</text:p>
          </table:table-cell>
          <table:table-cell office:value-type="float" office:value="-0.00215794" calcext:value-type="float">
            <text:p>-0.00215794</text:p>
          </table:table-cell>
          <table:table-cell office:value-type="float" office:value="-5.35215E-017" calcext:value-type="float">
            <text:p>-5.35215E-17</text:p>
          </table:table-cell>
          <table:table-cell office:value-type="float" office:value="0.00215794" calcext:value-type="float">
            <text:p>0.00215794</text:p>
          </table:table-cell>
          <table:table-cell office:value-type="float" office:value="0.00431456" calcext:value-type="float">
            <text:p>0.00431456</text:p>
          </table:table-cell>
          <table:table-cell office:value-type="float" office:value="0.0064653" calcext:value-type="float">
            <text:p>0.0064653</text:p>
          </table:table-cell>
          <table:table-cell office:value-type="float" office:value="0.00861204" calcext:value-type="float">
            <text:p>0.00861204</text:p>
          </table:table-cell>
          <table:table-cell office:value-type="float" office:value="0.0107471" calcext:value-type="float">
            <text:p>0.0107471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49866" calcext:value-type="float">
            <text:p>0.0149866</text:p>
          </table:table-cell>
          <table:table-cell office:value-type="float" office:value="0.0170881" calcext:value-type="float">
            <text:p>0.0170881</text:p>
          </table:table-cell>
          <table:table-cell office:value-type="float" office:value="0.0191669" calcext:value-type="float">
            <text:p>0.0191669</text:p>
          </table:table-cell>
          <table:table-cell office:value-type="float" office:value="0.0212331" calcext:value-type="float">
            <text:p>0.0212331</text:p>
          </table:table-cell>
          <table:table-cell office:value-type="float" office:value="0.0232715" calcext:value-type="float">
            <text:p>0.0232715</text:p>
          </table:table-cell>
          <table:table-cell office:value-type="float" office:value="0.0252941" calcext:value-type="float">
            <text:p>0.0252941</text:p>
          </table:table-cell>
          <table:table-cell office:value-type="float" office:value="0.0272843" calcext:value-type="float">
            <text:p>0.0272843</text:p>
          </table:table-cell>
          <table:table-cell office:value-type="float" office:value="0.0292554" calcext:value-type="float">
            <text:p>0.0292554</text:p>
          </table:table-cell>
          <table:table-cell office:value-type="float" office:value="0.0311894" calcext:value-type="float">
            <text:p>0.0311894</text:p>
          </table:table-cell>
          <table:table-cell office:value-type="float" office:value="0.0331012" calcext:value-type="float">
            <text:p>0.0331012</text:p>
          </table:table-cell>
          <table:table-cell office:value-type="float" office:value="0.0349715" calcext:value-type="float">
            <text:p>0.0349715</text:p>
          </table:table-cell>
          <table:table-cell office:value-type="float" office:value="0.0368164" calcext:value-type="float">
            <text:p>0.0368164</text:p>
          </table:table-cell>
          <table:table-cell office:value-type="float" office:value="0.0386155" calcext:value-type="float">
            <text:p>0.0386155</text:p>
          </table:table-cell>
          <table:table-cell office:value-type="float" office:value="0.0403862" calcext:value-type="float">
            <text:p>0.0403862</text:p>
          </table:table-cell>
          <table:table-cell office:value-type="float" office:value="0.0421071" calcext:value-type="float">
            <text:p>0.0421071</text:p>
          </table:table-cell>
          <table:table-cell office:value-type="float" office:value="0.0437967" calcext:value-type="float">
            <text:p>0.0437967</text:p>
          </table:table-cell>
          <table:table-cell office:value-type="float" office:value="0.0454326" calcext:value-type="float">
            <text:p>0.0454326</text:p>
          </table:table-cell>
          <table:table-cell office:value-type="float" office:value="0.0470343" calcext:value-type="float">
            <text:p>0.0470343</text:p>
          </table:table-cell>
          <table:table-cell office:value-type="float" office:value="0.0485787" calcext:value-type="float">
            <text:p>0.0485787</text:p>
          </table:table-cell>
          <table:table-cell office:value-type="float" office:value="0.0500864" calcext:value-type="float">
            <text:p>0.0500864</text:p>
          </table:table-cell>
          <table:table-cell office:value-type="float" office:value="0.0515331" calcext:value-type="float">
            <text:p>0.0515331</text:p>
          </table:table-cell>
          <table:table-cell office:value-type="float" office:value="0.0529407" calcext:value-type="float">
            <text:p>0.0529407</text:p>
          </table:table-cell>
          <table:table-cell office:value-type="float" office:value="0.0542842" calcext:value-type="float">
            <text:p>0.0542842</text:p>
          </table:table-cell>
          <table:table-cell office:value-type="float" office:value="0.0555861" calcext:value-type="float">
            <text:p>0.0555861</text:p>
          </table:table-cell>
          <table:table-cell office:value-type="float" office:value="0.056821" calcext:value-type="float">
            <text:p>0.056821</text:p>
          </table:table-cell>
          <table:table-cell office:value-type="float" office:value="0.0580122" calcext:value-type="float">
            <text:p>0.0580122</text:p>
          </table:table-cell>
          <table:table-cell office:value-type="float" office:value="0.0591335" calcext:value-type="float">
            <text:p>0.0591335</text:p>
          </table:table-cell>
          <table:table-cell office:value-type="float" office:value="0.0602093" calcext:value-type="float">
            <text:p>0.0602093</text:p>
          </table:table-cell>
          <table:table-cell office:value-type="float" office:value="0.0612127" calcext:value-type="float">
            <text:p>0.0612127</text:p>
          </table:table-cell>
          <table:table-cell office:value-type="float" office:value="0.0621688" calcext:value-type="float">
            <text:p>0.0621688</text:p>
          </table:table-cell>
          <table:table-cell office:value-type="float" office:value="0.0630503" calcext:value-type="float">
            <text:p>0.0630503</text:p>
          </table:table-cell>
          <table:table-cell office:value-type="float" office:value="0.063883" calcext:value-type="float">
            <text:p>0.063883</text:p>
          </table:table-cell>
          <table:table-cell office:value-type="float" office:value="0.0646391" calcext:value-type="float">
            <text:p>0.0646391</text:p>
          </table:table-cell>
          <table:table-cell office:value-type="float" office:value="0.065345" calcext:value-type="float">
            <text:p>0.065345</text:p>
          </table:table-cell>
          <table:table-cell office:value-type="float" office:value="0.0659728" calcext:value-type="float">
            <text:p>0.0659728</text:p>
          </table:table-cell>
          <table:table-cell office:value-type="float" office:value="0.0665492" calcext:value-type="float">
            <text:p>0.0665492</text:p>
          </table:table-cell>
          <table:table-cell office:value-type="float" office:value="0.0670461" calcext:value-type="float">
            <text:p>0.0670461</text:p>
          </table:table-cell>
          <table:table-cell office:value-type="float" office:value="0.0674907" calcext:value-type="float">
            <text:p>0.0674907</text:p>
          </table:table-cell>
          <table:table-cell office:value-type="float" office:value="0.0678548" calcext:value-type="float">
            <text:p>0.0678548</text:p>
          </table:table-cell>
          <table:table-cell office:value-type="float" office:value="0.0681658" calcext:value-type="float">
            <text:p>0.0681658</text:p>
          </table:table-cell>
          <table:table-cell office:value-type="float" office:value="0.0683958" calcext:value-type="float">
            <text:p>0.0683958</text:p>
          </table:table-cell>
          <table:table-cell office:value-type="float" office:value="0.0685722" calcext:value-type="float">
            <text:p>0.0685722</text:p>
          </table:table-cell>
          <table:table-cell office:value-type="float" office:value="0.0686667" calcext:value-type="float">
            <text:p>0.0686667</text:p>
          </table:table-cell>
          <table:table-cell office:value-type="float" office:value="0.0687071" calcext:value-type="float">
            <text:p>0.0687071</text:p>
          </table:table-cell>
        </table:table-row>
        <table:table-row table:style-name="ro1">
          <table:table-cell office:value-type="float" office:value="0.605087" calcext:value-type="float">
            <text:p>0.605087</text:p>
          </table:table-cell>
          <table:table-cell office:value-type="float" office:value="-0.108698" calcext:value-type="float">
            <text:p>-0.108698</text:p>
          </table:table-cell>
          <table:table-cell office:value-type="float" office:value="-0.108638" calcext:value-type="float">
            <text:p>-0.108638</text:p>
          </table:table-cell>
          <table:table-cell office:value-type="float" office:value="-0.108484" calcext:value-type="float">
            <text:p>-0.108484</text:p>
          </table:table-cell>
          <table:table-cell office:value-type="float" office:value="-0.108209" calcext:value-type="float">
            <text:p>-0.108209</text:p>
          </table:table-cell>
          <table:table-cell office:value-type="float" office:value="-0.107841" calcext:value-type="float">
            <text:p>-0.107841</text:p>
          </table:table-cell>
          <table:table-cell office:value-type="float" office:value="-0.107353" calcext:value-type="float">
            <text:p>-0.107353</text:p>
          </table:table-cell>
          <table:table-cell office:value-type="float" office:value="-0.106773" calcext:value-type="float">
            <text:p>-0.106773</text:p>
          </table:table-cell>
          <table:table-cell office:value-type="float" office:value="-0.106074" calcext:value-type="float">
            <text:p>-0.106074</text:p>
          </table:table-cell>
          <table:table-cell office:value-type="float" office:value="-0.105283" calcext:value-type="float">
            <text:p>-0.105283</text:p>
          </table:table-cell>
          <table:table-cell office:value-type="float" office:value="-0.104376" calcext:value-type="float">
            <text:p>-0.104376</text:p>
          </table:table-cell>
          <table:table-cell office:value-type="float" office:value="-0.103378" calcext:value-type="float">
            <text:p>-0.103378</text:p>
          </table:table-cell>
          <table:table-cell office:value-type="float" office:value="-0.102266" calcext:value-type="float">
            <text:p>-0.102266</text:p>
          </table:table-cell>
          <table:table-cell office:value-type="float" office:value="-0.101065" calcext:value-type="float">
            <text:p>-0.101065</text:p>
          </table:table-cell>
          <table:table-cell office:value-type="float" office:value="-0.099752" calcext:value-type="float">
            <text:p>-0.099752</text:p>
          </table:table-cell>
          <table:table-cell office:value-type="float" office:value="-0.0983536" calcext:value-type="float">
            <text:p>-0.0983536</text:p>
          </table:table-cell>
          <table:table-cell office:value-type="float" office:value="-0.0968447" calcext:value-type="float">
            <text:p>-0.0968447</text:p>
          </table:table-cell>
          <table:table-cell office:value-type="float" office:value="-0.0952535" calcext:value-type="float">
            <text:p>-0.0952535</text:p>
          </table:table-cell>
          <table:table-cell office:value-type="float" office:value="-0.0935552" calcext:value-type="float">
            <text:p>-0.0935552</text:p>
          </table:table-cell>
          <table:table-cell office:value-type="float" office:value="-0.0917776" calcext:value-type="float">
            <text:p>-0.0917776</text:p>
          </table:table-cell>
          <table:table-cell office:value-type="float" office:value="-0.0898965" calcext:value-type="float">
            <text:p>-0.0898965</text:p>
          </table:table-cell>
          <table:table-cell office:value-type="float" office:value="-0.0879394" calcext:value-type="float">
            <text:p>-0.0879394</text:p>
          </table:table-cell>
          <table:table-cell office:value-type="float" office:value="-0.085883" calcext:value-type="float">
            <text:p>-0.085883</text:p>
          </table:table-cell>
          <table:table-cell office:value-type="float" office:value="-0.0837542" calcext:value-type="float">
            <text:p>-0.0837542</text:p>
          </table:table-cell>
          <table:table-cell office:value-type="float" office:value="-0.0815306" calcext:value-type="float">
            <text:p>-0.0815306</text:p>
          </table:table-cell>
          <table:table-cell office:value-type="float" office:value="-0.0792385" calcext:value-type="float">
            <text:p>-0.0792385</text:p>
          </table:table-cell>
          <table:table-cell office:value-type="float" office:value="-0.0768564" calcext:value-type="float">
            <text:p>-0.0768564</text:p>
          </table:table-cell>
          <table:table-cell office:value-type="float" office:value="-0.07441" calcext:value-type="float">
            <text:p>-0.07441</text:p>
          </table:table-cell>
          <table:table-cell office:value-type="float" office:value="-0.0718789" calcext:value-type="float">
            <text:p>-0.0718789</text:p>
          </table:table-cell>
          <table:table-cell office:value-type="float" office:value="-0.0692879" calcext:value-type="float">
            <text:p>-0.0692879</text:p>
          </table:table-cell>
          <table:table-cell office:value-type="float" office:value="-0.0666177" calcext:value-type="float">
            <text:p>-0.0666177</text:p>
          </table:table-cell>
          <table:table-cell office:value-type="float" office:value="-0.0638924" calcext:value-type="float">
            <text:p>-0.0638924</text:p>
          </table:table-cell>
          <table:table-cell office:value-type="float" office:value="-0.0610936" calcext:value-type="float">
            <text:p>-0.0610936</text:p>
          </table:table-cell>
          <table:table-cell office:value-type="float" office:value="-0.0582447" calcext:value-type="float">
            <text:p>-0.0582447</text:p>
          </table:table-cell>
          <table:table-cell office:value-type="float" office:value="-0.0553284" calcext:value-type="float">
            <text:p>-0.0553284</text:p>
          </table:table-cell>
          <table:table-cell office:value-type="float" office:value="-0.0523671" calcext:value-type="float">
            <text:p>-0.0523671</text:p>
          </table:table-cell>
          <table:table-cell office:value-type="float" office:value="-0.0493449" calcext:value-type="float">
            <text:p>-0.0493449</text:p>
          </table:table-cell>
          <table:table-cell office:value-type="float" office:value="-0.0462829" calcext:value-type="float">
            <text:p>-0.0462829</text:p>
          </table:table-cell>
          <table:table-cell office:value-type="float" office:value="-0.0431666" calcext:value-type="float">
            <text:p>-0.0431666</text:p>
          </table:table-cell>
          <table:table-cell office:value-type="float" office:value="-0.0400159" calcext:value-type="float">
            <text:p>-0.0400159</text:p>
          </table:table-cell>
          <table:table-cell office:value-type="float" office:value="-0.0368179" calcext:value-type="float">
            <text:p>-0.0368179</text:p>
          </table:table-cell>
          <table:table-cell office:value-type="float" office:value="-0.033591" calcext:value-type="float">
            <text:p>-0.033591</text:p>
          </table:table-cell>
          <table:table-cell office:value-type="float" office:value="-0.0303239" calcext:value-type="float">
            <text:p>-0.0303239</text:p>
          </table:table-cell>
          <table:table-cell office:value-type="float" office:value="-0.0270334" calcext:value-type="float">
            <text:p>-0.0270334</text:p>
          </table:table-cell>
          <table:table-cell office:value-type="float" office:value="-0.0237103" calcext:value-type="float">
            <text:p>-0.0237103</text:p>
          </table:table-cell>
          <table:table-cell office:value-type="float" office:value="-0.020369" calcext:value-type="float">
            <text:p>-0.020369</text:p>
          </table:table-cell>
          <table:table-cell office:value-type="float" office:value="-0.0170031" calcext:value-type="float">
            <text:p>-0.0170031</text:p>
          </table:table-cell>
          <table:table-cell office:value-type="float" office:value="-0.0136241" calcext:value-type="float">
            <text:p>-0.0136241</text:p>
          </table:table-cell>
          <table:table-cell office:value-type="float" office:value="-0.0102288" calcext:value-type="float">
            <text:p>-0.0102288</text:p>
          </table:table-cell>
          <table:table-cell office:value-type="float" office:value="-0.00682546" calcext:value-type="float">
            <text:p>-0.00682546</text:p>
          </table:table-cell>
          <table:table-cell office:value-type="float" office:value="-0.00341408" calcext:value-type="float">
            <text:p>-0.00341408</text:p>
          </table:table-cell>
          <table:table-cell office:value-type="float" office:value="1.99905E-016" calcext:value-type="float">
            <text:p>1.99905E-16</text:p>
          </table:table-cell>
          <table:table-cell office:value-type="float" office:value="0.00341408" calcext:value-type="float">
            <text:p>0.00341408</text:p>
          </table:table-cell>
          <table:table-cell office:value-type="float" office:value="0.00682546" calcext:value-type="float">
            <text:p>0.00682546</text:p>
          </table:table-cell>
          <table:table-cell office:value-type="float" office:value="0.0102288" calcext:value-type="float">
            <text:p>0.0102288</text:p>
          </table:table-cell>
          <table:table-cell office:value-type="float" office:value="0.0136241" calcext:value-type="float">
            <text:p>0.0136241</text:p>
          </table:table-cell>
          <table:table-cell office:value-type="float" office:value="0.0170031" calcext:value-type="float">
            <text:p>0.0170031</text:p>
          </table:table-cell>
          <table:table-cell office:value-type="float" office:value="0.020369" calcext:value-type="float">
            <text:p>0.020369</text:p>
          </table:table-cell>
          <table:table-cell office:value-type="float" office:value="0.0237103" calcext:value-type="float">
            <text:p>0.0237103</text:p>
          </table:table-cell>
          <table:table-cell office:value-type="float" office:value="0.0270334" calcext:value-type="float">
            <text:p>0.0270334</text:p>
          </table:table-cell>
          <table:table-cell office:value-type="float" office:value="0.0303239" calcext:value-type="float">
            <text:p>0.0303239</text:p>
          </table:table-cell>
          <table:table-cell office:value-type="float" office:value="0.033591" calcext:value-type="float">
            <text:p>0.033591</text:p>
          </table:table-cell>
          <table:table-cell office:value-type="float" office:value="0.0368179" calcext:value-type="float">
            <text:p>0.0368179</text:p>
          </table:table-cell>
          <table:table-cell office:value-type="float" office:value="0.0400159" calcext:value-type="float">
            <text:p>0.0400159</text:p>
          </table:table-cell>
          <table:table-cell office:value-type="float" office:value="0.0431666" calcext:value-type="float">
            <text:p>0.0431666</text:p>
          </table:table-cell>
          <table:table-cell office:value-type="float" office:value="0.0462829" calcext:value-type="float">
            <text:p>0.0462829</text:p>
          </table:table-cell>
          <table:table-cell office:value-type="float" office:value="0.0493449" calcext:value-type="float">
            <text:p>0.0493449</text:p>
          </table:table-cell>
          <table:table-cell office:value-type="float" office:value="0.0523671" calcext:value-type="float">
            <text:p>0.0523671</text:p>
          </table:table-cell>
          <table:table-cell office:value-type="float" office:value="0.0553284" calcext:value-type="float">
            <text:p>0.0553284</text:p>
          </table:table-cell>
          <table:table-cell office:value-type="float" office:value="0.0582447" calcext:value-type="float">
            <text:p>0.0582447</text:p>
          </table:table-cell>
          <table:table-cell office:value-type="float" office:value="0.0610936" calcext:value-type="float">
            <text:p>0.0610936</text:p>
          </table:table-cell>
          <table:table-cell office:value-type="float" office:value="0.0638924" calcext:value-type="float">
            <text:p>0.0638924</text:p>
          </table:table-cell>
          <table:table-cell office:value-type="float" office:value="0.0666177" calcext:value-type="float">
            <text:p>0.0666177</text:p>
          </table:table-cell>
          <table:table-cell office:value-type="float" office:value="0.0692879" calcext:value-type="float">
            <text:p>0.0692879</text:p>
          </table:table-cell>
          <table:table-cell office:value-type="float" office:value="0.0718789" calcext:value-type="float">
            <text:p>0.0718789</text:p>
          </table:table-cell>
          <table:table-cell office:value-type="float" office:value="0.07441" calcext:value-type="float">
            <text:p>0.07441</text:p>
          </table:table-cell>
          <table:table-cell office:value-type="float" office:value="0.0768564" calcext:value-type="float">
            <text:p>0.0768564</text:p>
          </table:table-cell>
          <table:table-cell office:value-type="float" office:value="0.0792385" calcext:value-type="float">
            <text:p>0.0792385</text:p>
          </table:table-cell>
          <table:table-cell office:value-type="float" office:value="0.0815306" calcext:value-type="float">
            <text:p>0.0815306</text:p>
          </table:table-cell>
          <table:table-cell office:value-type="float" office:value="0.0837542" calcext:value-type="float">
            <text:p>0.0837542</text:p>
          </table:table-cell>
          <table:table-cell office:value-type="float" office:value="0.085883" calcext:value-type="float">
            <text:p>0.085883</text:p>
          </table:table-cell>
          <table:table-cell office:value-type="float" office:value="0.0879394" calcext:value-type="float">
            <text:p>0.0879394</text:p>
          </table:table-cell>
          <table:table-cell office:value-type="float" office:value="0.0898965" calcext:value-type="float">
            <text:p>0.0898965</text:p>
          </table:table-cell>
          <table:table-cell office:value-type="float" office:value="0.0917776" calcext:value-type="float">
            <text:p>0.0917776</text:p>
          </table:table-cell>
          <table:table-cell office:value-type="float" office:value="0.0935552" calcext:value-type="float">
            <text:p>0.0935552</text:p>
          </table:table-cell>
          <table:table-cell office:value-type="float" office:value="0.0952535" calcext:value-type="float">
            <text:p>0.0952535</text:p>
          </table:table-cell>
          <table:table-cell office:value-type="float" office:value="0.0968447" calcext:value-type="float">
            <text:p>0.0968447</text:p>
          </table:table-cell>
          <table:table-cell office:value-type="float" office:value="0.0983536" calcext:value-type="float">
            <text:p>0.0983536</text:p>
          </table:table-cell>
          <table:table-cell office:value-type="float" office:value="0.099752" calcext:value-type="float">
            <text:p>0.099752</text:p>
          </table:table-cell>
          <table:table-cell office:value-type="float" office:value="0.101065" calcext:value-type="float">
            <text:p>0.101065</text:p>
          </table:table-cell>
          <table:table-cell office:value-type="float" office:value="0.102266" calcext:value-type="float">
            <text:p>0.102266</text:p>
          </table:table-cell>
          <table:table-cell office:value-type="float" office:value="0.103378" calcext:value-type="float">
            <text:p>0.103378</text:p>
          </table:table-cell>
          <table:table-cell office:value-type="float" office:value="0.104376" calcext:value-type="float">
            <text:p>0.104376</text:p>
          </table:table-cell>
          <table:table-cell office:value-type="float" office:value="0.105283" calcext:value-type="float">
            <text:p>0.105283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06773" calcext:value-type="float">
            <text:p>0.106773</text:p>
          </table:table-cell>
          <table:table-cell office:value-type="float" office:value="0.107353" calcext:value-type="float">
            <text:p>0.107353</text:p>
          </table:table-cell>
          <table:table-cell office:value-type="float" office:value="0.107841" calcext:value-type="float">
            <text:p>0.107841</text:p>
          </table:table-cell>
          <table:table-cell office:value-type="float" office:value="0.108209" calcext:value-type="float">
            <text:p>0.108209</text:p>
          </table:table-cell>
          <table:table-cell office:value-type="float" office:value="0.108484" calcext:value-type="float">
            <text:p>0.108484</text:p>
          </table:table-cell>
          <table:table-cell office:value-type="float" office:value="0.108638" calcext:value-type="float">
            <text:p>0.108638</text:p>
          </table:table-cell>
          <table:table-cell office:value-type="float" office:value="0.108698" calcext:value-type="float">
            <text:p>0.108698</text:p>
          </table:table-cell>
        </table:table-row>
        <table:table-row table:style-name="ro1">
          <table:table-cell office:value-type="float" office:value="0.618382" calcext:value-type="float">
            <text:p>0.618382</text:p>
          </table:table-cell>
          <table:table-cell office:value-type="float" office:value="-0.138208" calcext:value-type="float">
            <text:p>-0.138208</text:p>
          </table:table-cell>
          <table:table-cell office:value-type="float" office:value="-0.138133" calcext:value-type="float">
            <text:p>-0.138133</text:p>
          </table:table-cell>
          <table:table-cell office:value-type="float" office:value="-0.137935" calcext:value-type="float">
            <text:p>-0.137935</text:p>
          </table:table-cell>
          <table:table-cell office:value-type="float" office:value="-0.137588" calcext:value-type="float">
            <text:p>-0.137588</text:p>
          </table:table-cell>
          <table:table-cell office:value-type="float" office:value="-0.137118" calcext:value-type="float">
            <text:p>-0.137118</text:p>
          </table:table-cell>
          <table:table-cell office:value-type="float" office:value="-0.136499" calcext:value-type="float">
            <text:p>-0.136499</text:p>
          </table:table-cell>
          <table:table-cell office:value-type="float" office:value="-0.13576" calcext:value-type="float">
            <text:p>-0.13576</text:p>
          </table:table-cell>
          <table:table-cell office:value-type="float" office:value="-0.134873" calcext:value-type="float">
            <text:p>-0.134873</text:p>
          </table:table-cell>
          <table:table-cell office:value-type="float" office:value="-0.133866" calcext:value-type="float">
            <text:p>-0.133866</text:p>
          </table:table-cell>
          <table:table-cell office:value-type="float" office:value="-0.132713" calcext:value-type="float">
            <text:p>-0.132713</text:p>
          </table:table-cell>
          <table:table-cell office:value-type="float" office:value="-0.131444" calcext:value-type="float">
            <text:p>-0.131444</text:p>
          </table:table-cell>
          <table:table-cell office:value-type="float" office:value="-0.130031" calcext:value-type="float">
            <text:p>-0.130031</text:p>
          </table:table-cell>
          <table:table-cell office:value-type="float" office:value="-0.128503" calcext:value-type="float">
            <text:p>-0.128503</text:p>
          </table:table-cell>
          <table:table-cell office:value-type="float" office:value="-0.126835" calcext:value-type="float">
            <text:p>-0.126835</text:p>
          </table:table-cell>
          <table:table-cell office:value-type="float" office:value="-0.125055" calcext:value-type="float">
            <text:p>-0.125055</text:p>
          </table:table-cell>
          <table:table-cell office:value-type="float" office:value="-0.123138" calcext:value-type="float">
            <text:p>-0.123138</text:p>
          </table:table-cell>
          <table:table-cell office:value-type="float" office:value="-0.121113" calcext:value-type="float">
            <text:p>-0.121113</text:p>
          </table:table-cell>
          <table:table-cell office:value-type="float" office:value="-0.118955" calcext:value-type="float">
            <text:p>-0.118955</text:p>
          </table:table-cell>
          <table:table-cell office:value-type="float" office:value="-0.116693" calcext:value-type="float">
            <text:p>-0.116693</text:p>
          </table:table-cell>
          <table:table-cell office:value-type="float" office:value="-0.114303" calcext:value-type="float">
            <text:p>-0.114303</text:p>
          </table:table-cell>
          <table:table-cell office:value-type="float" office:value="-0.111813" calcext:value-type="float">
            <text:p>-0.111813</text:p>
          </table:table-cell>
          <table:table-cell office:value-type="float" office:value="-0.1092" calcext:value-type="float">
            <text:p>-0.1092</text:p>
          </table:table-cell>
          <table:table-cell office:value-type="float" office:value="-0.106492" calcext:value-type="float">
            <text:p>-0.106492</text:p>
          </table:table-cell>
          <table:table-cell office:value-type="float" office:value="-0.103666" calcext:value-type="float">
            <text:p>-0.103666</text:p>
          </table:table-cell>
          <table:table-cell office:value-type="float" office:value="-0.10075" calcext:value-type="float">
            <text:p>-0.10075</text:p>
          </table:table-cell>
          <table:table-cell office:value-type="float" office:value="-0.0977228" calcext:value-type="float">
            <text:p>-0.0977228</text:p>
          </table:table-cell>
          <table:table-cell office:value-type="float" office:value="-0.0946108" calcext:value-type="float">
            <text:p>-0.0946108</text:p>
          </table:table-cell>
          <table:table-cell office:value-type="float" office:value="-0.0913939" calcext:value-type="float">
            <text:p>-0.0913939</text:p>
          </table:table-cell>
          <table:table-cell office:value-type="float" office:value="-0.0880981" calcext:value-type="float">
            <text:p>-0.0880981</text:p>
          </table:table-cell>
          <table:table-cell office:value-type="float" office:value="-0.0847043" calcext:value-type="float">
            <text:p>-0.0847043</text:p>
          </table:table-cell>
          <table:table-cell office:value-type="float" office:value="-0.0812378" calcext:value-type="float">
            <text:p>-0.0812378</text:p>
          </table:table-cell>
          <table:table-cell office:value-type="float" office:value="-0.0776804" calcext:value-type="float">
            <text:p>-0.0776804</text:p>
          </table:table-cell>
          <table:table-cell office:value-type="float" office:value="-0.0740568" calcext:value-type="float">
            <text:p>-0.0740568</text:p>
          </table:table-cell>
          <table:table-cell office:value-type="float" office:value="-0.07035" calcext:value-type="float">
            <text:p>-0.07035</text:p>
          </table:table-cell>
          <table:table-cell office:value-type="float" office:value="-0.0665836" calcext:value-type="float">
            <text:p>-0.0665836</text:p>
          </table:table-cell>
          <table:table-cell office:value-type="float" office:value="-0.0627419" calcext:value-type="float">
            <text:p>-0.0627419</text:p>
          </table:table-cell>
          <table:table-cell office:value-type="float" office:value="-0.0588476" calcext:value-type="float">
            <text:p>-0.0588476</text:p>
          </table:table-cell>
          <table:table-cell office:value-type="float" office:value="-0.0548862" calcext:value-type="float">
            <text:p>-0.0548862</text:p>
          </table:table-cell>
          <table:table-cell office:value-type="float" office:value="-0.0508792" calcext:value-type="float">
            <text:p>-0.0508792</text:p>
          </table:table-cell>
          <table:table-cell office:value-type="float" office:value="-0.0468139" calcext:value-type="float">
            <text:p>-0.0468139</text:p>
          </table:table-cell>
          <table:table-cell office:value-type="float" office:value="-0.04271" calcext:value-type="float">
            <text:p>-0.04271</text:p>
          </table:table-cell>
          <table:table-cell office:value-type="float" office:value="-0.0385568" calcext:value-type="float">
            <text:p>-0.0385568</text:p>
          </table:table-cell>
          <table:table-cell office:value-type="float" office:value="-0.0343721" calcext:value-type="float">
            <text:p>-0.0343721</text:p>
          </table:table-cell>
          <table:table-cell office:value-type="float" office:value="-0.0301476" calcext:value-type="float">
            <text:p>-0.0301476</text:p>
          </table:table-cell>
          <table:table-cell office:value-type="float" office:value="-0.0258985" calcext:value-type="float">
            <text:p>-0.0258985</text:p>
          </table:table-cell>
          <table:table-cell office:value-type="float" office:value="-0.0216194" calcext:value-type="float">
            <text:p>-0.0216194</text:p>
          </table:table-cell>
          <table:table-cell office:value-type="float" office:value="-0.0173225" calcext:value-type="float">
            <text:p>-0.0173225</text:p>
          </table:table-cell>
          <table:table-cell office:value-type="float" office:value="-0.0130059" calcext:value-type="float">
            <text:p>-0.0130059</text:p>
          </table:table-cell>
          <table:table-cell office:value-type="float" office:value="-0.00867831" calcext:value-type="float">
            <text:p>-0.00867831</text:p>
          </table:table-cell>
          <table:table-cell office:value-type="float" office:value="-0.004341" calcext:value-type="float">
            <text:p>-0.004341</text:p>
          </table:table-cell>
          <table:table-cell office:value-type="float" office:value="1.83973E-016" calcext:value-type="float">
            <text:p>1.83973E-16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00867831" calcext:value-type="float">
            <text:p>0.00867831</text:p>
          </table:table-cell>
          <table:table-cell office:value-type="float" office:value="0.0130059" calcext:value-type="float">
            <text:p>0.0130059</text:p>
          </table:table-cell>
          <table:table-cell office:value-type="float" office:value="0.0173225" calcext:value-type="float">
            <text:p>0.0173225</text:p>
          </table:table-cell>
          <table:table-cell office:value-type="float" office:value="0.0216194" calcext:value-type="float">
            <text:p>0.0216194</text:p>
          </table:table-cell>
          <table:table-cell office:value-type="float" office:value="0.0258985" calcext:value-type="float">
            <text:p>0.0258985</text:p>
          </table:table-cell>
          <table:table-cell office:value-type="float" office:value="0.0301476" calcext:value-type="float">
            <text:p>0.0301476</text:p>
          </table:table-cell>
          <table:table-cell office:value-type="float" office:value="0.0343721" calcext:value-type="float">
            <text:p>0.0343721</text:p>
          </table:table-cell>
          <table:table-cell office:value-type="float" office:value="0.0385568" calcext:value-type="float">
            <text:p>0.0385568</text:p>
          </table:table-cell>
          <table:table-cell office:value-type="float" office:value="0.04271" calcext:value-type="float">
            <text:p>0.04271</text:p>
          </table:table-cell>
          <table:table-cell office:value-type="float" office:value="0.0468139" calcext:value-type="float">
            <text:p>0.0468139</text:p>
          </table:table-cell>
          <table:table-cell office:value-type="float" office:value="0.0508792" calcext:value-type="float">
            <text:p>0.0508792</text:p>
          </table:table-cell>
          <table:table-cell office:value-type="float" office:value="0.0548862" calcext:value-type="float">
            <text:p>0.0548862</text:p>
          </table:table-cell>
          <table:table-cell office:value-type="float" office:value="0.0588476" calcext:value-type="float">
            <text:p>0.0588476</text:p>
          </table:table-cell>
          <table:table-cell office:value-type="float" office:value="0.0627419" calcext:value-type="float">
            <text:p>0.0627419</text:p>
          </table:table-cell>
          <table:table-cell office:value-type="float" office:value="0.0665836" calcext:value-type="float">
            <text:p>0.0665836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0740568" calcext:value-type="float">
            <text:p>0.0740568</text:p>
          </table:table-cell>
          <table:table-cell office:value-type="float" office:value="0.0776804" calcext:value-type="float">
            <text:p>0.0776804</text:p>
          </table:table-cell>
          <table:table-cell office:value-type="float" office:value="0.0812378" calcext:value-type="float">
            <text:p>0.0812378</text:p>
          </table:table-cell>
          <table:table-cell office:value-type="float" office:value="0.0847043" calcext:value-type="float">
            <text:p>0.0847043</text:p>
          </table:table-cell>
          <table:table-cell office:value-type="float" office:value="0.0880981" calcext:value-type="float">
            <text:p>0.0880981</text:p>
          </table:table-cell>
          <table:table-cell office:value-type="float" office:value="0.0913939" calcext:value-type="float">
            <text:p>0.0913939</text:p>
          </table:table-cell>
          <table:table-cell office:value-type="float" office:value="0.0946108" calcext:value-type="float">
            <text:p>0.0946108</text:p>
          </table:table-cell>
          <table:table-cell office:value-type="float" office:value="0.0977228" calcext:value-type="float">
            <text:p>0.0977228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103666" calcext:value-type="float">
            <text:p>0.103666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11813" calcext:value-type="float">
            <text:p>0.111813</text:p>
          </table:table-cell>
          <table:table-cell office:value-type="float" office:value="0.114303" calcext:value-type="float">
            <text:p>0.114303</text:p>
          </table:table-cell>
          <table:table-cell office:value-type="float" office:value="0.116693" calcext:value-type="float">
            <text:p>0.116693</text:p>
          </table:table-cell>
          <table:table-cell office:value-type="float" office:value="0.118955" calcext:value-type="float">
            <text:p>0.118955</text:p>
          </table:table-cell>
          <table:table-cell office:value-type="float" office:value="0.121113" calcext:value-type="float">
            <text:p>0.121113</text:p>
          </table:table-cell>
          <table:table-cell office:value-type="float" office:value="0.123138" calcext:value-type="float">
            <text:p>0.123138</text:p>
          </table:table-cell>
          <table:table-cell office:value-type="float" office:value="0.125055" calcext:value-type="float">
            <text:p>0.125055</text:p>
          </table:table-cell>
          <table:table-cell office:value-type="float" office:value="0.126835" calcext:value-type="float">
            <text:p>0.126835</text:p>
          </table:table-cell>
          <table:table-cell office:value-type="float" office:value="0.128503" calcext:value-type="float">
            <text:p>0.128503</text:p>
          </table:table-cell>
          <table:table-cell office:value-type="float" office:value="0.130031" calcext:value-type="float">
            <text:p>0.130031</text:p>
          </table:table-cell>
          <table:table-cell office:value-type="float" office:value="0.131444" calcext:value-type="float">
            <text:p>0.131444</text:p>
          </table:table-cell>
          <table:table-cell office:value-type="float" office:value="0.132713" calcext:value-type="float">
            <text:p>0.132713</text:p>
          </table:table-cell>
          <table:table-cell office:value-type="float" office:value="0.133866" calcext:value-type="float">
            <text:p>0.133866</text:p>
          </table:table-cell>
          <table:table-cell office:value-type="float" office:value="0.134873" calcext:value-type="float">
            <text:p>0.134873</text:p>
          </table:table-cell>
          <table:table-cell office:value-type="float" office:value="0.13576" calcext:value-type="float">
            <text:p>0.13576</text:p>
          </table:table-cell>
          <table:table-cell office:value-type="float" office:value="0.136499" calcext:value-type="float">
            <text:p>0.136499</text:p>
          </table:table-cell>
          <table:table-cell office:value-type="float" office:value="0.137118" calcext:value-type="float">
            <text:p>0.137118</text:p>
          </table:table-cell>
          <table:table-cell office:value-type="float" office:value="0.137588" calcext:value-type="float">
            <text:p>0.137588</text:p>
          </table:table-cell>
          <table:table-cell office:value-type="float" office:value="0.137935" calcext:value-type="float">
            <text:p>0.137935</text:p>
          </table:table-cell>
          <table:table-cell office:value-type="float" office:value="0.138133" calcext:value-type="float">
            <text:p>0.138133</text:p>
          </table:table-cell>
          <table:table-cell office:value-type="float" office:value="0.138208" calcext:value-type="float">
            <text:p>0.138208</text:p>
          </table:table-cell>
        </table:table-row>
        <table:table-row table:style-name="ro1">
          <table:table-cell office:value-type="float" office:value="0.635106" calcext:value-type="float">
            <text:p>0.635106</text:p>
          </table:table-cell>
          <table:table-cell office:value-type="float" office:value="-0.174429" calcext:value-type="float">
            <text:p>-0.174429</text:p>
          </table:table-cell>
          <table:table-cell office:value-type="float" office:value="-0.174336" calcext:value-type="float">
            <text:p>-0.174336</text:p>
          </table:table-cell>
          <table:table-cell office:value-type="float" office:value="-0.174084" calcext:value-type="float">
            <text:p>-0.174084</text:p>
          </table:table-cell>
          <table:table-cell office:value-type="float" office:value="-0.173648" calcext:value-type="float">
            <text:p>-0.173648</text:p>
          </table:table-cell>
          <table:table-cell office:value-type="float" office:value="-0.173053" calcext:value-type="float">
            <text:p>-0.173053</text:p>
          </table:table-cell>
          <table:table-cell office:value-type="float" office:value="-0.172274" calcext:value-type="float">
            <text:p>-0.172274</text:p>
          </table:table-cell>
          <table:table-cell office:value-type="float" office:value="-0.171339" calcext:value-type="float">
            <text:p>-0.171339</text:p>
          </table:table-cell>
          <table:table-cell office:value-type="float" office:value="-0.170221" calcext:value-type="float">
            <text:p>-0.170221</text:p>
          </table:table-cell>
          <table:table-cell office:value-type="float" office:value="-0.168949" calcext:value-type="float">
            <text:p>-0.168949</text:p>
          </table:table-cell>
          <table:table-cell office:value-type="float" office:value="-0.167496" calcext:value-type="float">
            <text:p>-0.167496</text:p>
          </table:table-cell>
          <table:table-cell office:value-type="float" office:value="-0.165892" calcext:value-type="float">
            <text:p>-0.165892</text:p>
          </table:table-cell>
          <table:table-cell office:value-type="float" office:value="-0.16411" calcext:value-type="float">
            <text:p>-0.16411</text:p>
          </table:table-cell>
          <table:table-cell office:value-type="float" office:value="-0.16218" calcext:value-type="float">
            <text:p>-0.16218</text:p>
          </table:table-cell>
          <table:table-cell office:value-type="float" office:value="-0.160076" calcext:value-type="float">
            <text:p>-0.160076</text:p>
          </table:table-cell>
          <table:table-cell office:value-type="float" office:value="-0.157828" calcext:value-type="float">
            <text:p>-0.157828</text:p>
          </table:table-cell>
          <table:table-cell office:value-type="float" office:value="-0.155411" calcext:value-type="float">
            <text:p>-0.155411</text:p>
          </table:table-cell>
          <table:table-cell office:value-type="float" office:value="-0.152854" calcext:value-type="float">
            <text:p>-0.152854</text:p>
          </table:table-cell>
          <table:table-cell office:value-type="float" office:value="-0.150132" calcext:value-type="float">
            <text:p>-0.150132</text:p>
          </table:table-cell>
          <table:table-cell office:value-type="float" office:value="-0.147276" calcext:value-type="float">
            <text:p>-0.147276</text:p>
          </table:table-cell>
          <table:table-cell office:value-type="float" office:value="-0.144261" calcext:value-type="float">
            <text:p>-0.144261</text:p>
          </table:table-cell>
          <table:table-cell office:value-type="float" office:value="-0.141117" calcext:value-type="float">
            <text:p>-0.141117</text:p>
          </table:table-cell>
          <table:table-cell office:value-type="float" office:value="-0.13782" calcext:value-type="float">
            <text:p>-0.13782</text:p>
          </table:table-cell>
          <table:table-cell office:value-type="float" office:value="-0.134401" calcext:value-type="float">
            <text:p>-0.134401</text:p>
          </table:table-cell>
          <table:table-cell office:value-type="float" office:value="-0.130836" calcext:value-type="float">
            <text:p>-0.130836</text:p>
          </table:table-cell>
          <table:table-cell office:value-type="float" office:value="-0.127154" calcext:value-type="float">
            <text:p>-0.127154</text:p>
          </table:table-cell>
          <table:table-cell office:value-type="float" office:value="-0.123335" calcext:value-type="float">
            <text:p>-0.123335</text:p>
          </table:table-cell>
          <table:table-cell office:value-type="float" office:value="-0.119406" calcext:value-type="float">
            <text:p>-0.119406</text:p>
          </table:table-cell>
          <table:table-cell office:value-type="float" office:value="-0.115347" calcext:value-type="float">
            <text:p>-0.115347</text:p>
          </table:table-cell>
          <table:table-cell office:value-type="float" office:value="-0.111186" calcext:value-type="float">
            <text:p>-0.111186</text:p>
          </table:table-cell>
          <table:table-cell office:value-type="float" office:value="-0.106904" calcext:value-type="float">
            <text:p>-0.106904</text:p>
          </table:table-cell>
          <table:table-cell office:value-type="float" office:value="-0.102528" calcext:value-type="float">
            <text:p>-0.102528</text:p>
          </table:table-cell>
          <table:table-cell office:value-type="float" office:value="-0.0980396" calcext:value-type="float">
            <text:p>-0.0980396</text:p>
          </table:table-cell>
          <table:table-cell office:value-type="float" office:value="-0.0934652" calcext:value-type="float">
            <text:p>-0.0934652</text:p>
          </table:table-cell>
          <table:table-cell office:value-type="float" office:value="-0.088788" calcext:value-type="float">
            <text:p>-0.088788</text:p>
          </table:table-cell>
          <table:table-cell office:value-type="float" office:value="-0.0840333" calcext:value-type="float">
            <text:p>-0.0840333</text:p>
          </table:table-cell>
          <table:table-cell office:value-type="float" office:value="-0.0791859" calcext:value-type="float">
            <text:p>-0.0791859</text:p>
          </table:table-cell>
          <table:table-cell office:value-type="float" office:value="-0.0742698" calcext:value-type="float">
            <text:p>-0.0742698</text:p>
          </table:table-cell>
          <table:table-cell office:value-type="float" office:value="-0.0692713" calcext:value-type="float">
            <text:p>-0.0692713</text:p>
          </table:table-cell>
          <table:table-cell office:value-type="float" office:value="-0.0642131" calcext:value-type="float">
            <text:p>-0.0642131</text:p>
          </table:table-cell>
          <table:table-cell office:value-type="float" office:value="-0.0590833" calcext:value-type="float">
            <text:p>-0.0590833</text:p>
          </table:table-cell>
          <table:table-cell office:value-type="float" office:value="-0.0539029" calcext:value-type="float">
            <text:p>-0.0539029</text:p>
          </table:table-cell>
          <table:table-cell office:value-type="float" office:value="-0.0486622" calcext:value-type="float">
            <text:p>-0.0486622</text:p>
          </table:table-cell>
          <table:table-cell office:value-type="float" office:value="-0.0433798" calcext:value-type="float">
            <text:p>-0.0433798</text:p>
          </table:table-cell>
          <table:table-cell office:value-type="float" office:value="-0.038049" calcext:value-type="float">
            <text:p>-0.038049</text:p>
          </table:table-cell>
          <table:table-cell office:value-type="float" office:value="-0.0326855" calcext:value-type="float">
            <text:p>-0.0326855</text:p>
          </table:table-cell>
          <table:table-cell office:value-type="float" office:value="-0.0272856" calcext:value-type="float">
            <text:p>-0.0272856</text:p>
          </table:table-cell>
          <table:table-cell office:value-type="float" office:value="-0.0218622" calcext:value-type="float">
            <text:p>-0.0218622</text:p>
          </table:table-cell>
          <table:table-cell office:value-type="float" office:value="-0.0164145" calcext:value-type="float">
            <text:p>-0.0164145</text:p>
          </table:table-cell>
          <table:table-cell office:value-type="float" office:value="-0.0109527" calcext:value-type="float">
            <text:p>-0.0109527</text:p>
          </table:table-cell>
          <table:table-cell office:value-type="float" office:value="-0.00547872" calcext:value-type="float">
            <text:p>-0.00547872</text:p>
          </table:table-cell>
          <table:table-cell office:value-type="float" office:value="6.21936E-017" calcext:value-type="float">
            <text:p>6.21936E-17</text:p>
          </table:table-cell>
          <table:table-cell office:value-type="float" office:value="0.00547872" calcext:value-type="float">
            <text:p>0.00547872</text:p>
          </table:table-cell>
          <table:table-cell office:value-type="float" office:value="0.0109527" calcext:value-type="float">
            <text:p>0.0109527</text:p>
          </table:table-cell>
          <table:table-cell office:value-type="float" office:value="0.0164145" calcext:value-type="float">
            <text:p>0.0164145</text:p>
          </table:table-cell>
          <table:table-cell office:value-type="float" office:value="0.0218622" calcext:value-type="float">
            <text:p>0.0218622</text:p>
          </table:table-cell>
          <table:table-cell office:value-type="float" office:value="0.0272856" calcext:value-type="float">
            <text:p>0.0272856</text:p>
          </table:table-cell>
          <table:table-cell office:value-type="float" office:value="0.0326855" calcext:value-type="float">
            <text:p>0.0326855</text:p>
          </table:table-cell>
          <table:table-cell office:value-type="float" office:value="0.038049" calcext:value-type="float">
            <text:p>0.038049</text:p>
          </table:table-cell>
          <table:table-cell office:value-type="float" office:value="0.0433798" calcext:value-type="float">
            <text:p>0.0433798</text:p>
          </table:table-cell>
          <table:table-cell office:value-type="float" office:value="0.0486622" calcext:value-type="float">
            <text:p>0.0486622</text:p>
          </table:table-cell>
          <table:table-cell office:value-type="float" office:value="0.0539029" calcext:value-type="float">
            <text:p>0.0539029</text:p>
          </table:table-cell>
          <table:table-cell office:value-type="float" office:value="0.0590833" calcext:value-type="float">
            <text:p>0.0590833</text:p>
          </table:table-cell>
          <table:table-cell office:value-type="float" office:value="0.0642131" calcext:value-type="float">
            <text:p>0.0642131</text:p>
          </table:table-cell>
          <table:table-cell office:value-type="float" office:value="0.0692713" calcext:value-type="float">
            <text:p>0.0692713</text:p>
          </table:table-cell>
          <table:table-cell office:value-type="float" office:value="0.0742698" calcext:value-type="float">
            <text:p>0.0742698</text:p>
          </table:table-cell>
          <table:table-cell office:value-type="float" office:value="0.0791859" calcext:value-type="float">
            <text:p>0.0791859</text:p>
          </table:table-cell>
          <table:table-cell office:value-type="float" office:value="0.0840333" calcext:value-type="float">
            <text:p>0.0840333</text:p>
          </table:table-cell>
          <table:table-cell office:value-type="float" office:value="0.088788" calcext:value-type="float">
            <text:p>0.088788</text:p>
          </table:table-cell>
          <table:table-cell office:value-type="float" office:value="0.0934652" calcext:value-type="float">
            <text:p>0.0934652</text:p>
          </table:table-cell>
          <table:table-cell office:value-type="float" office:value="0.0980396" calcext:value-type="float">
            <text:p>0.0980396</text:p>
          </table:table-cell>
          <table:table-cell office:value-type="float" office:value="0.102528" calcext:value-type="float">
            <text:p>0.102528</text:p>
          </table:table-cell>
          <table:table-cell office:value-type="float" office:value="0.106904" calcext:value-type="float">
            <text:p>0.106904</text:p>
          </table:table-cell>
          <table:table-cell office:value-type="float" office:value="0.111186" calcext:value-type="float">
            <text:p>0.111186</text:p>
          </table:table-cell>
          <table:table-cell office:value-type="float" office:value="0.115347" calcext:value-type="float">
            <text:p>0.115347</text:p>
          </table:table-cell>
          <table:table-cell office:value-type="float" office:value="0.119406" calcext:value-type="float">
            <text:p>0.119406</text:p>
          </table:table-cell>
          <table:table-cell office:value-type="float" office:value="0.123335" calcext:value-type="float">
            <text:p>0.123335</text:p>
          </table:table-cell>
          <table:table-cell office:value-type="float" office:value="0.127154" calcext:value-type="float">
            <text:p>0.127154</text:p>
          </table:table-cell>
          <table:table-cell office:value-type="float" office:value="0.130836" calcext:value-type="float">
            <text:p>0.130836</text:p>
          </table:table-cell>
          <table:table-cell office:value-type="float" office:value="0.134401" calcext:value-type="float">
            <text:p>0.134401</text:p>
          </table:table-cell>
          <table:table-cell office:value-type="float" office:value="0.13782" calcext:value-type="float">
            <text:p>0.13782</text:p>
          </table:table-cell>
          <table:table-cell office:value-type="float" office:value="0.141117" calcext:value-type="float">
            <text:p>0.141117</text:p>
          </table:table-cell>
          <table:table-cell office:value-type="float" office:value="0.144261" calcext:value-type="float">
            <text:p>0.144261</text:p>
          </table:table-cell>
          <table:table-cell office:value-type="float" office:value="0.147276" calcext:value-type="float">
            <text:p>0.147276</text:p>
          </table:table-cell>
          <table:table-cell office:value-type="float" office:value="0.150132" calcext:value-type="float">
            <text:p>0.150132</text:p>
          </table:table-cell>
          <table:table-cell office:value-type="float" office:value="0.152854" calcext:value-type="float">
            <text:p>0.152854</text:p>
          </table:table-cell>
          <table:table-cell office:value-type="float" office:value="0.155411" calcext:value-type="float">
            <text:p>0.155411</text:p>
          </table:table-cell>
          <table:table-cell office:value-type="float" office:value="0.157828" calcext:value-type="float">
            <text:p>0.157828</text:p>
          </table:table-cell>
          <table:table-cell office:value-type="float" office:value="0.160076" calcext:value-type="float">
            <text:p>0.160076</text:p>
          </table:table-cell>
          <table:table-cell office:value-type="float" office:value="0.16218" calcext:value-type="float">
            <text:p>0.16218</text:p>
          </table:table-cell>
          <table:table-cell office:value-type="float" office:value="0.16411" calcext:value-type="float">
            <text:p>0.16411</text:p>
          </table:table-cell>
          <table:table-cell office:value-type="float" office:value="0.165892" calcext:value-type="float">
            <text:p>0.165892</text:p>
          </table:table-cell>
          <table:table-cell office:value-type="float" office:value="0.167496" calcext:value-type="float">
            <text:p>0.167496</text:p>
          </table:table-cell>
          <table:table-cell office:value-type="float" office:value="0.168949" calcext:value-type="float">
            <text:p>0.168949</text:p>
          </table:table-cell>
          <table:table-cell office:value-type="float" office:value="0.170221" calcext:value-type="float">
            <text:p>0.170221</text:p>
          </table:table-cell>
          <table:table-cell office:value-type="float" office:value="0.171339" calcext:value-type="float">
            <text:p>0.171339</text:p>
          </table:table-cell>
          <table:table-cell office:value-type="float" office:value="0.172274" calcext:value-type="float">
            <text:p>0.172274</text:p>
          </table:table-cell>
          <table:table-cell office:value-type="float" office:value="0.173053" calcext:value-type="float">
            <text:p>0.173053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74084" calcext:value-type="float">
            <text:p>0.174084</text:p>
          </table:table-cell>
          <table:table-cell office:value-type="float" office:value="0.174336" calcext:value-type="float">
            <text:p>0.174336</text:p>
          </table:table-cell>
          <table:table-cell office:value-type="float" office:value="0.174429" calcext:value-type="float">
            <text:p>0.174429</text:p>
          </table:table-cell>
        </table:table-row>
        <table:table-row table:style-name="ro1">
          <table:table-cell office:value-type="float" office:value="0.650111" calcext:value-type="float">
            <text:p>0.650111</text:p>
          </table:table-cell>
          <table:table-cell office:value-type="float" office:value="-0.206011" calcext:value-type="float">
            <text:p>-0.206011</text:p>
          </table:table-cell>
          <table:table-cell office:value-type="float" office:value="-0.205903" calcext:value-type="float">
            <text:p>-0.205903</text:p>
          </table:table-cell>
          <table:table-cell office:value-type="float" office:value="-0.205605" calcext:value-type="float">
            <text:p>-0.205605</text:p>
          </table:table-cell>
          <table:table-cell office:value-type="float" office:value="-0.205091" calcext:value-type="float">
            <text:p>-0.205091</text:p>
          </table:table-cell>
          <table:table-cell office:value-type="float" office:value="-0.204387" calcext:value-type="float">
            <text:p>-0.204387</text:p>
          </table:table-cell>
          <table:table-cell office:value-type="float" office:value="-0.203469" calcext:value-type="float">
            <text:p>-0.203469</text:p>
          </table:table-cell>
          <table:table-cell office:value-type="float" office:value="-0.202363" calcext:value-type="float">
            <text:p>-0.202363</text:p>
          </table:table-cell>
          <table:table-cell office:value-type="float" office:value="-0.201044" calcext:value-type="float">
            <text:p>-0.201044</text:p>
          </table:table-cell>
          <table:table-cell office:value-type="float" office:value="-0.19954" calcext:value-type="float">
            <text:p>-0.19954</text:p>
          </table:table-cell>
          <table:table-cell office:value-type="float" office:value="-0.197825" calcext:value-type="float">
            <text:p>-0.197825</text:p>
          </table:table-cell>
          <table:table-cell office:value-type="float" office:value="-0.195929" calcext:value-type="float">
            <text:p>-0.195929</text:p>
          </table:table-cell>
          <table:table-cell office:value-type="float" office:value="-0.193826" calcext:value-type="float">
            <text:p>-0.193826</text:p>
          </table:table-cell>
          <table:table-cell office:value-type="float" office:value="-0.191545" calcext:value-type="float">
            <text:p>-0.191545</text:p>
          </table:table-cell>
          <table:table-cell office:value-type="float" office:value="-0.189062" calcext:value-type="float">
            <text:p>-0.189062</text:p>
          </table:table-cell>
          <table:table-cell office:value-type="float" office:value="-0.186406" calcext:value-type="float">
            <text:p>-0.186406</text:p>
          </table:table-cell>
          <table:table-cell office:value-type="float" office:value="-0.183552" calcext:value-type="float">
            <text:p>-0.183552</text:p>
          </table:table-cell>
          <table:table-cell office:value-type="float" office:value="-0.18053" calcext:value-type="float">
            <text:p>-0.18053</text:p>
          </table:table-cell>
          <table:table-cell office:value-type="float" office:value="-0.177317" calcext:value-type="float">
            <text:p>-0.177317</text:p>
          </table:table-cell>
          <table:table-cell office:value-type="float" office:value="-0.173942" calcext:value-type="float">
            <text:p>-0.173942</text:p>
          </table:table-cell>
          <table:table-cell office:value-type="float" office:value="-0.170383" calcext:value-type="float">
            <text:p>-0.170383</text:p>
          </table:table-cell>
          <table:table-cell office:value-type="float" office:value="-0.166668" calcext:value-type="float">
            <text:p>-0.166668</text:p>
          </table:table-cell>
          <table:table-cell office:value-type="float" office:value="-0.162776" calcext:value-type="float">
            <text:p>-0.162776</text:p>
          </table:table-cell>
          <table:table-cell office:value-type="float" office:value="-0.158736" calcext:value-type="float">
            <text:p>-0.158736</text:p>
          </table:table-cell>
          <table:table-cell office:value-type="float" office:value="-0.154527" calcext:value-type="float">
            <text:p>-0.154527</text:p>
          </table:table-cell>
          <table:table-cell office:value-type="float" office:value="-0.150177" calcext:value-type="float">
            <text:p>-0.150177</text:p>
          </table:table-cell>
          <table:table-cell office:value-type="float" office:value="-0.145668" calcext:value-type="float">
            <text:p>-0.145668</text:p>
          </table:table-cell>
          <table:table-cell office:value-type="float" office:value="-0.141026" calcext:value-type="float">
            <text:p>-0.141026</text:p>
          </table:table-cell>
          <table:table-cell office:value-type="float" office:value="-0.136234" calcext:value-type="float">
            <text:p>-0.136234</text:p>
          </table:table-cell>
          <table:table-cell office:value-type="float" office:value="-0.131318" calcext:value-type="float">
            <text:p>-0.131318</text:p>
          </table:table-cell>
          <table:table-cell office:value-type="float" office:value="-0.126262" calcext:value-type="float">
            <text:p>-0.126262</text:p>
          </table:table-cell>
          <table:table-cell office:value-type="float" office:value="-0.121092" calcext:value-type="float">
            <text:p>-0.121092</text:p>
          </table:table-cell>
          <table:table-cell office:value-type="float" office:value="-0.115792" calcext:value-type="float">
            <text:p>-0.115792</text:p>
          </table:table-cell>
          <table:table-cell office:value-type="float" office:value="-0.110388" calcext:value-type="float">
            <text:p>-0.110388</text:p>
          </table:table-cell>
          <table:table-cell office:value-type="float" office:value="-0.104865" calcext:value-type="float">
            <text:p>-0.104865</text:p>
          </table:table-cell>
          <table:table-cell office:value-type="float" office:value="-0.0992487" calcext:value-type="float">
            <text:p>-0.0992487</text:p>
          </table:table-cell>
          <table:table-cell office:value-type="float" office:value="-0.0935243" calcext:value-type="float">
            <text:p>-0.0935243</text:p>
          </table:table-cell>
          <table:table-cell office:value-type="float" office:value="-0.0877173" calcext:value-type="float">
            <text:p>-0.0877173</text:p>
          </table:table-cell>
          <table:table-cell office:value-type="float" office:value="-0.0818145" calcext:value-type="float">
            <text:p>-0.0818145</text:p>
          </table:table-cell>
          <table:table-cell office:value-type="float" office:value="-0.0758396" calcext:value-type="float">
            <text:p>-0.0758396</text:p>
          </table:table-cell>
          <table:table-cell office:value-type="float" office:value="-0.0697817" calcext:value-type="float">
            <text:p>-0.0697817</text:p>
          </table:table-cell>
          <table:table-cell office:value-type="float" office:value="-0.0636625" calcext:value-type="float">
            <text:p>-0.0636625</text:p>
          </table:table-cell>
          <table:table-cell office:value-type="float" office:value="-0.0574736" calcext:value-type="float">
            <text:p>-0.0574736</text:p>
          </table:table-cell>
          <table:table-cell office:value-type="float" office:value="-0.0512341" calcext:value-type="float">
            <text:p>-0.0512341</text:p>
          </table:table-cell>
          <table:table-cell office:value-type="float" office:value="-0.0449386" calcext:value-type="float">
            <text:p>-0.0449386</text:p>
          </table:table-cell>
          <table:table-cell office:value-type="float" office:value="-0.0386035" calcext:value-type="float">
            <text:p>-0.0386035</text:p>
          </table:table-cell>
          <table:table-cell office:value-type="float" office:value="-0.0322263" calcext:value-type="float">
            <text:p>-0.0322263</text:p>
          </table:table-cell>
          <table:table-cell office:value-type="float" office:value="-0.0258206" calcext:value-type="float">
            <text:p>-0.0258206</text:p>
          </table:table-cell>
          <table:table-cell office:value-type="float" office:value="-0.0193868" calcext:value-type="float">
            <text:p>-0.0193868</text:p>
          </table:table-cell>
          <table:table-cell office:value-type="float" office:value="-0.0129359" calcext:value-type="float">
            <text:p>-0.0129359</text:p>
          </table:table-cell>
          <table:table-cell office:value-type="float" office:value="-0.00647077" calcext:value-type="float">
            <text:p>-0.00647077</text:p>
          </table:table-cell>
          <table:table-cell office:value-type="float" office:value="7.24681E-017" calcext:value-type="float">
            <text:p>7.24681E-17</text:p>
          </table:table-cell>
          <table:table-cell office:value-type="float" office:value="0.00647077" calcext:value-type="float">
            <text:p>0.00647077</text:p>
          </table:table-cell>
          <table:table-cell office:value-type="float" office:value="0.0129359" calcext:value-type="float">
            <text:p>0.0129359</text:p>
          </table:table-cell>
          <table:table-cell office:value-type="float" office:value="0.0193868" calcext:value-type="float">
            <text:p>0.0193868</text:p>
          </table:table-cell>
          <table:table-cell office:value-type="float" office:value="0.0258206" calcext:value-type="float">
            <text:p>0.0258206</text:p>
          </table:table-cell>
          <table:table-cell office:value-type="float" office:value="0.0322263" calcext:value-type="float">
            <text:p>0.0322263</text:p>
          </table:table-cell>
          <table:table-cell office:value-type="float" office:value="0.0386035" calcext:value-type="float">
            <text:p>0.0386035</text:p>
          </table:table-cell>
          <table:table-cell office:value-type="float" office:value="0.0449386" calcext:value-type="float">
            <text:p>0.0449386</text:p>
          </table:table-cell>
          <table:table-cell office:value-type="float" office:value="0.0512341" calcext:value-type="float">
            <text:p>0.0512341</text:p>
          </table:table-cell>
          <table:table-cell office:value-type="float" office:value="0.0574736" calcext:value-type="float">
            <text:p>0.0574736</text:p>
          </table:table-cell>
          <table:table-cell office:value-type="float" office:value="0.0636625" calcext:value-type="float">
            <text:p>0.0636625</text:p>
          </table:table-cell>
          <table:table-cell office:value-type="float" office:value="0.0697817" calcext:value-type="float">
            <text:p>0.0697817</text:p>
          </table:table-cell>
          <table:table-cell office:value-type="float" office:value="0.0758396" calcext:value-type="float">
            <text:p>0.0758396</text:p>
          </table:table-cell>
          <table:table-cell office:value-type="float" office:value="0.0818145" calcext:value-type="float">
            <text:p>0.0818145</text:p>
          </table:table-cell>
          <table:table-cell office:value-type="float" office:value="0.0877173" calcext:value-type="float">
            <text:p>0.0877173</text:p>
          </table:table-cell>
          <table:table-cell office:value-type="float" office:value="0.0935243" calcext:value-type="float">
            <text:p>0.0935243</text:p>
          </table:table-cell>
          <table:table-cell office:value-type="float" office:value="0.0992487" calcext:value-type="float">
            <text:p>0.0992487</text:p>
          </table:table-cell>
          <table:table-cell office:value-type="float" office:value="0.104865" calcext:value-type="float">
            <text:p>0.104865</text:p>
          </table:table-cell>
          <table:table-cell office:value-type="float" office:value="0.110388" calcext:value-type="float">
            <text:p>0.110388</text:p>
          </table:table-cell>
          <table:table-cell office:value-type="float" office:value="0.115792" calcext:value-type="float">
            <text:p>0.115792</text:p>
          </table:table-cell>
          <table:table-cell office:value-type="float" office:value="0.121092" calcext:value-type="float">
            <text:p>0.121092</text:p>
          </table:table-cell>
          <table:table-cell office:value-type="float" office:value="0.126262" calcext:value-type="float">
            <text:p>0.126262</text:p>
          </table:table-cell>
          <table:table-cell office:value-type="float" office:value="0.131318" calcext:value-type="float">
            <text:p>0.131318</text:p>
          </table:table-cell>
          <table:table-cell office:value-type="float" office:value="0.136234" calcext:value-type="float">
            <text:p>0.136234</text:p>
          </table:table-cell>
          <table:table-cell office:value-type="float" office:value="0.141026" calcext:value-type="float">
            <text:p>0.141026</text:p>
          </table:table-cell>
          <table:table-cell office:value-type="float" office:value="0.145668" calcext:value-type="float">
            <text:p>0.145668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0.158736" calcext:value-type="float">
            <text:p>0.158736</text:p>
          </table:table-cell>
          <table:table-cell office:value-type="float" office:value="0.162776" calcext:value-type="float">
            <text:p>0.162776</text:p>
          </table:table-cell>
          <table:table-cell office:value-type="float" office:value="0.166668" calcext:value-type="float">
            <text:p>0.166668</text:p>
          </table:table-cell>
          <table:table-cell office:value-type="float" office:value="0.170383" calcext:value-type="float">
            <text:p>0.170383</text:p>
          </table:table-cell>
          <table:table-cell office:value-type="float" office:value="0.173942" calcext:value-type="float">
            <text:p>0.173942</text:p>
          </table:table-cell>
          <table:table-cell office:value-type="float" office:value="0.177317" calcext:value-type="float">
            <text:p>0.177317</text:p>
          </table:table-cell>
          <table:table-cell office:value-type="float" office:value="0.18053" calcext:value-type="float">
            <text:p>0.18053</text:p>
          </table:table-cell>
          <table:table-cell office:value-type="float" office:value="0.183552" calcext:value-type="float">
            <text:p>0.183552</text:p>
          </table:table-cell>
          <table:table-cell office:value-type="float" office:value="0.186406" calcext:value-type="float">
            <text:p>0.186406</text:p>
          </table:table-cell>
          <table:table-cell office:value-type="float" office:value="0.189062" calcext:value-type="float">
            <text:p>0.189062</text:p>
          </table:table-cell>
          <table:table-cell office:value-type="float" office:value="0.191545" calcext:value-type="float">
            <text:p>0.191545</text:p>
          </table:table-cell>
          <table:table-cell office:value-type="float" office:value="0.193826" calcext:value-type="float">
            <text:p>0.193826</text:p>
          </table:table-cell>
          <table:table-cell office:value-type="float" office:value="0.195929" calcext:value-type="float">
            <text:p>0.195929</text:p>
          </table:table-cell>
          <table:table-cell office:value-type="float" office:value="0.197825" calcext:value-type="float">
            <text:p>0.197825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0.201044" calcext:value-type="float">
            <text:p>0.201044</text:p>
          </table:table-cell>
          <table:table-cell office:value-type="float" office:value="0.202363" calcext:value-type="float">
            <text:p>0.202363</text:p>
          </table:table-cell>
          <table:table-cell office:value-type="float" office:value="0.203469" calcext:value-type="float">
            <text:p>0.203469</text:p>
          </table:table-cell>
          <table:table-cell office:value-type="float" office:value="0.204387" calcext:value-type="float">
            <text:p>0.204387</text:p>
          </table:table-cell>
          <table:table-cell office:value-type="float" office:value="0.205091" calcext:value-type="float">
            <text:p>0.205091</text:p>
          </table:table-cell>
          <table:table-cell office:value-type="float" office:value="0.205605" calcext:value-type="float">
            <text:p>0.205605</text:p>
          </table:table-cell>
          <table:table-cell office:value-type="float" office:value="0.205903" calcext:value-type="float">
            <text:p>0.205903</text:p>
          </table:table-cell>
          <table:table-cell office:value-type="float" office:value="0.206011" calcext:value-type="float">
            <text:p>0.206011</text:p>
          </table:table-cell>
        </table:table-row>
        <table:table-row table:style-name="ro1">
          <table:table-cell office:value-type="float" office:value="0.667268" calcext:value-type="float">
            <text:p>0.667268</text:p>
          </table:table-cell>
          <table:table-cell office:value-type="float" office:value="-0.240988" calcext:value-type="float">
            <text:p>-0.240988</text:p>
          </table:table-cell>
          <table:table-cell office:value-type="float" office:value="-0.240862" calcext:value-type="float">
            <text:p>-0.240862</text:p>
          </table:table-cell>
          <table:table-cell office:value-type="float" office:value="-0.240512" calcext:value-type="float">
            <text:p>-0.240512</text:p>
          </table:table-cell>
          <table:table-cell office:value-type="float" office:value="-0.239912" calcext:value-type="float">
            <text:p>-0.239912</text:p>
          </table:table-cell>
          <table:table-cell office:value-type="float" office:value="-0.239087" calcext:value-type="float">
            <text:p>-0.239087</text:p>
          </table:table-cell>
          <table:table-cell office:value-type="float" office:value="-0.238014" calcext:value-type="float">
            <text:p>-0.238014</text:p>
          </table:table-cell>
          <table:table-cell office:value-type="float" office:value="-0.236719" calcext:value-type="float">
            <text:p>-0.236719</text:p>
          </table:table-cell>
          <table:table-cell office:value-type="float" office:value="-0.235177" calcext:value-type="float">
            <text:p>-0.235177</text:p>
          </table:table-cell>
          <table:table-cell office:value-type="float" office:value="-0.233417" calcext:value-type="float">
            <text:p>-0.233417</text:p>
          </table:table-cell>
          <table:table-cell office:value-type="float" office:value="-0.231413" calcext:value-type="float">
            <text:p>-0.231413</text:p>
          </table:table-cell>
          <table:table-cell office:value-type="float" office:value="-0.229193" calcext:value-type="float">
            <text:p>-0.229193</text:p>
          </table:table-cell>
          <table:table-cell office:value-type="float" office:value="-0.226734" calcext:value-type="float">
            <text:p>-0.226734</text:p>
          </table:table-cell>
          <table:table-cell office:value-type="float" office:value="-0.224065" calcext:value-type="float">
            <text:p>-0.224065</text:p>
          </table:table-cell>
          <table:table-cell office:value-type="float" office:value="-0.221161" calcext:value-type="float">
            <text:p>-0.221161</text:p>
          </table:table-cell>
          <table:table-cell office:value-type="float" office:value="-0.218053" calcext:value-type="float">
            <text:p>-0.218053</text:p>
          </table:table-cell>
          <table:table-cell office:value-type="float" office:value="-0.214716" calcext:value-type="float">
            <text:p>-0.214716</text:p>
          </table:table-cell>
          <table:table-cell office:value-type="float" office:value="-0.21118" calcext:value-type="float">
            <text:p>-0.21118</text:p>
          </table:table-cell>
          <table:table-cell office:value-type="float" office:value="-0.207422" calcext:value-type="float">
            <text:p>-0.207422</text:p>
          </table:table-cell>
          <table:table-cell office:value-type="float" office:value="-0.203474" calcext:value-type="float">
            <text:p>-0.203474</text:p>
          </table:table-cell>
          <table:table-cell office:value-type="float" office:value="-0.199311" calcext:value-type="float">
            <text:p>-0.199311</text:p>
          </table:table-cell>
          <table:table-cell office:value-type="float" office:value="-0.194964" calcext:value-type="float">
            <text:p>-0.194964</text:p>
          </table:table-cell>
          <table:table-cell office:value-type="float" office:value="-0.190412" calcext:value-type="float">
            <text:p>-0.190412</text:p>
          </table:table-cell>
          <table:table-cell office:value-type="float" office:value="-0.185685" calcext:value-type="float">
            <text:p>-0.185685</text:p>
          </table:table-cell>
          <table:table-cell office:value-type="float" office:value="-0.180763" calcext:value-type="float">
            <text:p>-0.180763</text:p>
          </table:table-cell>
          <table:table-cell office:value-type="float" office:value="-0.175674" calcext:value-type="float">
            <text:p>-0.175674</text:p>
          </table:table-cell>
          <table:table-cell office:value-type="float" office:value="-0.170399" calcext:value-type="float">
            <text:p>-0.170399</text:p>
          </table:table-cell>
          <table:table-cell office:value-type="float" office:value="-0.164969" calcext:value-type="float">
            <text:p>-0.164969</text:p>
          </table:table-cell>
          <table:table-cell office:value-type="float" office:value="-0.159364" calcext:value-type="float">
            <text:p>-0.159364</text:p>
          </table:table-cell>
          <table:table-cell office:value-type="float" office:value="-0.153613" calcext:value-type="float">
            <text:p>-0.153613</text:p>
          </table:table-cell>
          <table:table-cell office:value-type="float" office:value="-0.147699" calcext:value-type="float">
            <text:p>-0.147699</text:p>
          </table:table-cell>
          <table:table-cell office:value-type="float" office:value="-0.141651" calcext:value-type="float">
            <text:p>-0.141651</text:p>
          </table:table-cell>
          <table:table-cell office:value-type="float" office:value="-0.135451" calcext:value-type="float">
            <text:p>-0.135451</text:p>
          </table:table-cell>
          <table:table-cell office:value-type="float" office:value="-0.12913" calcext:value-type="float">
            <text:p>-0.12913</text:p>
          </table:table-cell>
          <table:table-cell office:value-type="float" office:value="-0.122669" calcext:value-type="float">
            <text:p>-0.122669</text:p>
          </table:table-cell>
          <table:table-cell office:value-type="float" office:value="-0.116099" calcext:value-type="float">
            <text:p>-0.116099</text:p>
          </table:table-cell>
          <table:table-cell office:value-type="float" office:value="-0.109403" calcext:value-type="float">
            <text:p>-0.109403</text:p>
          </table:table-cell>
          <table:table-cell office:value-type="float" office:value="-0.102609" calcext:value-type="float">
            <text:p>-0.102609</text:p>
          </table:table-cell>
          <table:table-cell office:value-type="float" office:value="-0.0957051" calcext:value-type="float">
            <text:p>-0.0957051</text:p>
          </table:table-cell>
          <table:table-cell office:value-type="float" office:value="-0.088715" calcext:value-type="float">
            <text:p>-0.088715</text:p>
          </table:table-cell>
          <table:table-cell office:value-type="float" office:value="-0.0816294" calcext:value-type="float">
            <text:p>-0.0816294</text:p>
          </table:table-cell>
          <table:table-cell office:value-type="float" office:value="-0.0744706" calcext:value-type="float">
            <text:p>-0.0744706</text:p>
          </table:table-cell>
          <table:table-cell office:value-type="float" office:value="-0.0672316" calcext:value-type="float">
            <text:p>-0.0672316</text:p>
          </table:table-cell>
          <table:table-cell office:value-type="float" office:value="-0.0599321" calcext:value-type="float">
            <text:p>-0.0599321</text:p>
          </table:table-cell>
          <table:table-cell office:value-type="float" office:value="-0.0525684" calcext:value-type="float">
            <text:p>-0.0525684</text:p>
          </table:table-cell>
          <table:table-cell office:value-type="float" office:value="-0.0451572" calcext:value-type="float">
            <text:p>-0.0451572</text:p>
          </table:table-cell>
          <table:table-cell office:value-type="float" office:value="-0.0376977" calcext:value-type="float">
            <text:p>-0.0376977</text:p>
          </table:table-cell>
          <table:table-cell office:value-type="float" office:value="-0.0302043" calcext:value-type="float">
            <text:p>-0.0302043</text:p>
          </table:table-cell>
          <table:table-cell office:value-type="float" office:value="-0.0226783" calcext:value-type="float">
            <text:p>-0.0226783</text:p>
          </table:table-cell>
          <table:table-cell office:value-type="float" office:value="-0.0151321" calcext:value-type="float">
            <text:p>-0.0151321</text:p>
          </table:table-cell>
          <table:table-cell office:value-type="float" office:value="-0.0075694" calcext:value-type="float">
            <text:p>-0.0075694</text:p>
          </table:table-cell>
          <table:table-cell office:value-type="float" office:value="1.58123E-016" calcext:value-type="float">
            <text:p>1.58123E-16</text:p>
          </table:table-cell>
          <table:table-cell office:value-type="float" office:value="0.0075694" calcext:value-type="float">
            <text:p>0.0075694</text:p>
          </table:table-cell>
          <table:table-cell office:value-type="float" office:value="0.0151321" calcext:value-type="float">
            <text:p>0.0151321</text:p>
          </table:table-cell>
          <table:table-cell office:value-type="float" office:value="0.0226783" calcext:value-type="float">
            <text:p>0.0226783</text:p>
          </table:table-cell>
          <table:table-cell office:value-type="float" office:value="0.0302043" calcext:value-type="float">
            <text:p>0.0302043</text:p>
          </table:table-cell>
          <table:table-cell office:value-type="float" office:value="0.0376977" calcext:value-type="float">
            <text:p>0.0376977</text:p>
          </table:table-cell>
          <table:table-cell office:value-type="float" office:value="0.0451572" calcext:value-type="float">
            <text:p>0.0451572</text:p>
          </table:table-cell>
          <table:table-cell office:value-type="float" office:value="0.0525684" calcext:value-type="float">
            <text:p>0.0525684</text:p>
          </table:table-cell>
          <table:table-cell office:value-type="float" office:value="0.0599321" calcext:value-type="float">
            <text:p>0.0599321</text:p>
          </table:table-cell>
          <table:table-cell office:value-type="float" office:value="0.0672316" calcext:value-type="float">
            <text:p>0.0672316</text:p>
          </table:table-cell>
          <table:table-cell office:value-type="float" office:value="0.0744706" calcext:value-type="float">
            <text:p>0.0744706</text:p>
          </table:table-cell>
          <table:table-cell office:value-type="float" office:value="0.0816294" calcext:value-type="float">
            <text:p>0.0816294</text:p>
          </table:table-cell>
          <table:table-cell office:value-type="float" office:value="0.088715" calcext:value-type="float">
            <text:p>0.088715</text:p>
          </table:table-cell>
          <table:table-cell office:value-type="float" office:value="0.0957051" calcext:value-type="float">
            <text:p>0.0957051</text:p>
          </table:table-cell>
          <table:table-cell office:value-type="float" office:value="0.102609" calcext:value-type="float">
            <text:p>0.102609</text:p>
          </table:table-cell>
          <table:table-cell office:value-type="float" office:value="0.109403" calcext:value-type="float">
            <text:p>0.109403</text:p>
          </table:table-cell>
          <table:table-cell office:value-type="float" office:value="0.116099" calcext:value-type="float">
            <text:p>0.116099</text:p>
          </table:table-cell>
          <table:table-cell office:value-type="float" office:value="0.122669" calcext:value-type="float">
            <text:p>0.122669</text:p>
          </table:table-cell>
          <table:table-cell office:value-type="float" office:value="0.12913" calcext:value-type="float">
            <text:p>0.12913</text:p>
          </table:table-cell>
          <table:table-cell office:value-type="float" office:value="0.135451" calcext:value-type="float">
            <text:p>0.135451</text:p>
          </table:table-cell>
          <table:table-cell office:value-type="float" office:value="0.141651" calcext:value-type="float">
            <text:p>0.141651</text:p>
          </table:table-cell>
          <table:table-cell office:value-type="float" office:value="0.147699" calcext:value-type="float">
            <text:p>0.147699</text:p>
          </table:table-cell>
          <table:table-cell office:value-type="float" office:value="0.153613" calcext:value-type="float">
            <text:p>0.153613</text:p>
          </table:table-cell>
          <table:table-cell office:value-type="float" office:value="0.159364" calcext:value-type="float">
            <text:p>0.159364</text:p>
          </table:table-cell>
          <table:table-cell office:value-type="float" office:value="0.164969" calcext:value-type="float">
            <text:p>0.164969</text:p>
          </table:table-cell>
          <table:table-cell office:value-type="float" office:value="0.170399" calcext:value-type="float">
            <text:p>0.170399</text:p>
          </table:table-cell>
          <table:table-cell office:value-type="float" office:value="0.175674" calcext:value-type="float">
            <text:p>0.175674</text:p>
          </table:table-cell>
          <table:table-cell office:value-type="float" office:value="0.180763" calcext:value-type="float">
            <text:p>0.180763</text:p>
          </table:table-cell>
          <table:table-cell office:value-type="float" office:value="0.185685" calcext:value-type="float">
            <text:p>0.185685</text:p>
          </table:table-cell>
          <table:table-cell office:value-type="float" office:value="0.190412" calcext:value-type="float">
            <text:p>0.190412</text:p>
          </table:table-cell>
          <table:table-cell office:value-type="float" office:value="0.194964" calcext:value-type="float">
            <text:p>0.194964</text:p>
          </table:table-cell>
          <table:table-cell office:value-type="float" office:value="0.199311" calcext:value-type="float">
            <text:p>0.199311</text:p>
          </table:table-cell>
          <table:table-cell office:value-type="float" office:value="0.203474" calcext:value-type="float">
            <text:p>0.203474</text:p>
          </table:table-cell>
          <table:table-cell office:value-type="float" office:value="0.207422" calcext:value-type="float">
            <text:p>0.207422</text:p>
          </table:table-cell>
          <table:table-cell office:value-type="float" office:value="0.21118" calcext:value-type="float">
            <text:p>0.21118</text:p>
          </table:table-cell>
          <table:table-cell office:value-type="float" office:value="0.214716" calcext:value-type="float">
            <text:p>0.214716</text:p>
          </table:table-cell>
          <table:table-cell office:value-type="float" office:value="0.218053" calcext:value-type="float">
            <text:p>0.218053</text:p>
          </table:table-cell>
          <table:table-cell office:value-type="float" office:value="0.221161" calcext:value-type="float">
            <text:p>0.221161</text:p>
          </table:table-cell>
          <table:table-cell office:value-type="float" office:value="0.224065" calcext:value-type="float">
            <text:p>0.224065</text:p>
          </table:table-cell>
          <table:table-cell office:value-type="float" office:value="0.226734" calcext:value-type="float">
            <text:p>0.226734</text:p>
          </table:table-cell>
          <table:table-cell office:value-type="float" office:value="0.229193" calcext:value-type="float">
            <text:p>0.229193</text:p>
          </table:table-cell>
          <table:table-cell office:value-type="float" office:value="0.231413" calcext:value-type="float">
            <text:p>0.231413</text:p>
          </table:table-cell>
          <table:table-cell office:value-type="float" office:value="0.233417" calcext:value-type="float">
            <text:p>0.233417</text:p>
          </table:table-cell>
          <table:table-cell office:value-type="float" office:value="0.235177" calcext:value-type="float">
            <text:p>0.235177</text:p>
          </table:table-cell>
          <table:table-cell office:value-type="float" office:value="0.236719" calcext:value-type="float">
            <text:p>0.236719</text:p>
          </table:table-cell>
          <table:table-cell office:value-type="float" office:value="0.238014" calcext:value-type="float">
            <text:p>0.238014</text:p>
          </table:table-cell>
          <table:table-cell office:value-type="float" office:value="0.239087" calcext:value-type="float">
            <text:p>0.239087</text:p>
          </table:table-cell>
          <table:table-cell office:value-type="float" office:value="0.239912" calcext:value-type="float">
            <text:p>0.239912</text:p>
          </table:table-cell>
          <table:table-cell office:value-type="float" office:value="0.240512" calcext:value-type="float">
            <text:p>0.240512</text:p>
          </table:table-cell>
          <table:table-cell office:value-type="float" office:value="0.240862" calcext:value-type="float">
            <text:p>0.240862</text:p>
          </table:table-cell>
          <table:table-cell office:value-type="float" office:value="0.240988" calcext:value-type="float">
            <text:p>0.240988</text:p>
          </table:table-cell>
        </table:table-row>
        <table:table-row table:style-name="ro1">
          <table:table-cell office:value-type="float" office:value="0.684425" calcext:value-type="float">
            <text:p>0.684425</text:p>
          </table:table-cell>
          <table:table-cell office:value-type="float" office:value="-0.274675" calcext:value-type="float">
            <text:p>-0.274675</text:p>
          </table:table-cell>
          <table:table-cell office:value-type="float" office:value="-0.274533" calcext:value-type="float">
            <text:p>-0.274533</text:p>
          </table:table-cell>
          <table:table-cell office:value-type="float" office:value="-0.274132" calcext:value-type="float">
            <text:p>-0.274132</text:p>
          </table:table-cell>
          <table:table-cell office:value-type="float" office:value="-0.273449" calcext:value-type="float">
            <text:p>-0.273449</text:p>
          </table:table-cell>
          <table:table-cell office:value-type="float" office:value="-0.272509" calcext:value-type="float">
            <text:p>-0.272509</text:p>
          </table:table-cell>
          <table:table-cell office:value-type="float" office:value="-0.271287" calcext:value-type="float">
            <text:p>-0.271287</text:p>
          </table:table-cell>
          <table:table-cell office:value-type="float" office:value="-0.26981" calcext:value-type="float">
            <text:p>-0.26981</text:p>
          </table:table-cell>
          <table:table-cell office:value-type="float" office:value="-0.268053" calcext:value-type="float">
            <text:p>-0.268053</text:p>
          </table:table-cell>
          <table:table-cell office:value-type="float" office:value="-0.266046" calcext:value-type="float">
            <text:p>-0.266046</text:p>
          </table:table-cell>
          <table:table-cell office:value-type="float" office:value="-0.263762" calcext:value-type="float">
            <text:p>-0.263762</text:p>
          </table:table-cell>
          <table:table-cell office:value-type="float" office:value="-0.261232" calcext:value-type="float">
            <text:p>-0.261232</text:p>
          </table:table-cell>
          <table:table-cell office:value-type="float" office:value="-0.25843" calcext:value-type="float">
            <text:p>-0.25843</text:p>
          </table:table-cell>
          <table:table-cell office:value-type="float" office:value="-0.255387" calcext:value-type="float">
            <text:p>-0.255387</text:p>
          </table:table-cell>
          <table:table-cell office:value-type="float" office:value="-0.252078" calcext:value-type="float">
            <text:p>-0.252078</text:p>
          </table:table-cell>
          <table:table-cell office:value-type="float" office:value="-0.248534" calcext:value-type="float">
            <text:p>-0.248534</text:p>
          </table:table-cell>
          <table:table-cell office:value-type="float" office:value="-0.244731" calcext:value-type="float">
            <text:p>-0.244731</text:p>
          </table:table-cell>
          <table:table-cell office:value-type="float" office:value="-0.2407" calcext:value-type="float">
            <text:p>-0.2407</text:p>
          </table:table-cell>
          <table:table-cell office:value-type="float" office:value="-0.236419" calcext:value-type="float">
            <text:p>-0.236419</text:p>
          </table:table-cell>
          <table:table-cell office:value-type="float" office:value="-0.231917" calcext:value-type="float">
            <text:p>-0.231917</text:p>
          </table:table-cell>
          <table:table-cell office:value-type="float" office:value="-0.227173" calcext:value-type="float">
            <text:p>-0.227173</text:p>
          </table:table-cell>
          <table:table-cell office:value-type="float" office:value="-0.222218" calcext:value-type="float">
            <text:p>-0.222218</text:p>
          </table:table-cell>
          <table:table-cell office:value-type="float" office:value="-0.217031" calcext:value-type="float">
            <text:p>-0.217031</text:p>
          </table:table-cell>
          <table:table-cell office:value-type="float" office:value="-0.211642" calcext:value-type="float">
            <text:p>-0.211642</text:p>
          </table:table-cell>
          <table:table-cell office:value-type="float" office:value="-0.206032" calcext:value-type="float">
            <text:p>-0.206032</text:p>
          </table:table-cell>
          <table:table-cell office:value-type="float" office:value="-0.200231" calcext:value-type="float">
            <text:p>-0.200231</text:p>
          </table:table-cell>
          <table:table-cell office:value-type="float" office:value="-0.19422" calcext:value-type="float">
            <text:p>-0.19422</text:p>
          </table:table-cell>
          <table:table-cell office:value-type="float" office:value="-0.18803" calcext:value-type="float">
            <text:p>-0.18803</text:p>
          </table:table-cell>
          <table:table-cell office:value-type="float" office:value="-0.181641" calcext:value-type="float">
            <text:p>-0.181641</text:p>
          </table:table-cell>
          <table:table-cell office:value-type="float" office:value="-0.175086" calcext:value-type="float">
            <text:p>-0.175086</text:p>
          </table:table-cell>
          <table:table-cell office:value-type="float" office:value="-0.168346" calcext:value-type="float">
            <text:p>-0.168346</text:p>
          </table:table-cell>
          <table:table-cell office:value-type="float" office:value="-0.161452" calcext:value-type="float">
            <text:p>-0.161452</text:p>
          </table:table-cell>
          <table:table-cell office:value-type="float" office:value="-0.154386" calcext:value-type="float">
            <text:p>-0.154386</text:p>
          </table:table-cell>
          <table:table-cell office:value-type="float" office:value="-0.14718" calcext:value-type="float">
            <text:p>-0.14718</text:p>
          </table:table-cell>
          <table:table-cell office:value-type="float" office:value="-0.139818" calcext:value-type="float">
            <text:p>-0.139818</text:p>
          </table:table-cell>
          <table:table-cell office:value-type="float" office:value="-0.132328" calcext:value-type="float">
            <text:p>-0.132328</text:p>
          </table:table-cell>
          <table:table-cell office:value-type="float" office:value="-0.124697" calcext:value-type="float">
            <text:p>-0.124697</text:p>
          </table:table-cell>
          <table:table-cell office:value-type="float" office:value="-0.116953" calcext:value-type="float">
            <text:p>-0.116953</text:p>
          </table:table-cell>
          <table:table-cell office:value-type="float" office:value="-0.109084" calcext:value-type="float">
            <text:p>-0.109084</text:p>
          </table:table-cell>
          <table:table-cell office:value-type="float" office:value="-0.101116" calcext:value-type="float">
            <text:p>-0.101116</text:p>
          </table:table-cell>
          <table:table-cell office:value-type="float" office:value="-0.0930406" calcext:value-type="float">
            <text:p>-0.0930406</text:p>
          </table:table-cell>
          <table:table-cell office:value-type="float" office:value="-0.0848803" calcext:value-type="float">
            <text:p>-0.0848803</text:p>
          </table:table-cell>
          <table:table-cell office:value-type="float" office:value="-0.07663" calcext:value-type="float">
            <text:p>-0.07663</text:p>
          </table:table-cell>
          <table:table-cell office:value-type="float" office:value="-0.0683097" calcext:value-type="float">
            <text:p>-0.0683097</text:p>
          </table:table-cell>
          <table:table-cell office:value-type="float" office:value="-0.059917" calcext:value-type="float">
            <text:p>-0.059917</text:p>
          </table:table-cell>
          <table:table-cell office:value-type="float" office:value="-0.0514696" calcext:value-type="float">
            <text:p>-0.0514696</text:p>
          </table:table-cell>
          <table:table-cell office:value-type="float" office:value="-0.0429676" calcext:value-type="float">
            <text:p>-0.0429676</text:p>
          </table:table-cell>
          <table:table-cell office:value-type="float" office:value="-0.0344264" calcext:value-type="float">
            <text:p>-0.0344264</text:p>
          </table:table-cell>
          <table:table-cell office:value-type="float" office:value="-0.0258486" calcext:value-type="float">
            <text:p>-0.0258486</text:p>
          </table:table-cell>
          <table:table-cell office:value-type="float" office:value="-0.0172473" calcext:value-type="float">
            <text:p>-0.0172473</text:p>
          </table:table-cell>
          <table:table-cell office:value-type="float" office:value="-0.00862754" calcext:value-type="float">
            <text:p>-0.00862754</text:p>
          </table:table-cell>
          <table:table-cell office:value-type="float" office:value="1.55816E-016" calcext:value-type="float">
            <text:p>1.55816E-16</text:p>
          </table:table-cell>
          <table:table-cell office:value-type="float" office:value="0.00862754" calcext:value-type="float">
            <text:p>0.00862754</text:p>
          </table:table-cell>
          <table:table-cell office:value-type="float" office:value="0.0172473" calcext:value-type="float">
            <text:p>0.0172473</text:p>
          </table:table-cell>
          <table:table-cell office:value-type="float" office:value="0.0258486" calcext:value-type="float">
            <text:p>0.0258486</text:p>
          </table:table-cell>
          <table:table-cell office:value-type="float" office:value="0.0344264" calcext:value-type="float">
            <text:p>0.0344264</text:p>
          </table:table-cell>
          <table:table-cell office:value-type="float" office:value="0.0429676" calcext:value-type="float">
            <text:p>0.0429676</text:p>
          </table:table-cell>
          <table:table-cell office:value-type="float" office:value="0.0514696" calcext:value-type="float">
            <text:p>0.0514696</text:p>
          </table:table-cell>
          <table:table-cell office:value-type="float" office:value="0.059917" calcext:value-type="float">
            <text:p>0.059917</text:p>
          </table:table-cell>
          <table:table-cell office:value-type="float" office:value="0.0683097" calcext:value-type="float">
            <text:p>0.0683097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0.0848803" calcext:value-type="float">
            <text:p>0.0848803</text:p>
          </table:table-cell>
          <table:table-cell office:value-type="float" office:value="0.0930406" calcext:value-type="float">
            <text:p>0.0930406</text:p>
          </table:table-cell>
          <table:table-cell office:value-type="float" office:value="0.101116" calcext:value-type="float">
            <text:p>0.101116</text:p>
          </table:table-cell>
          <table:table-cell office:value-type="float" office:value="0.109084" calcext:value-type="float">
            <text:p>0.109084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124697" calcext:value-type="float">
            <text:p>0.124697</text:p>
          </table:table-cell>
          <table:table-cell office:value-type="float" office:value="0.132328" calcext:value-type="float">
            <text:p>0.132328</text:p>
          </table:table-cell>
          <table:table-cell office:value-type="float" office:value="0.139818" calcext:value-type="float">
            <text:p>0.139818</text:p>
          </table:table-cell>
          <table:table-cell office:value-type="float" office:value="0.14718" calcext:value-type="float">
            <text:p>0.14718</text:p>
          </table:table-cell>
          <table:table-cell office:value-type="float" office:value="0.154386" calcext:value-type="float">
            <text:p>0.154386</text:p>
          </table:table-cell>
          <table:table-cell office:value-type="float" office:value="0.161452" calcext:value-type="float">
            <text:p>0.161452</text:p>
          </table:table-cell>
          <table:table-cell office:value-type="float" office:value="0.168346" calcext:value-type="float">
            <text:p>0.168346</text:p>
          </table:table-cell>
          <table:table-cell office:value-type="float" office:value="0.175086" calcext:value-type="float">
            <text:p>0.175086</text:p>
          </table:table-cell>
          <table:table-cell office:value-type="float" office:value="0.181641" calcext:value-type="float">
            <text:p>0.181641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19422" calcext:value-type="float">
            <text:p>0.19422</text:p>
          </table:table-cell>
          <table:table-cell office:value-type="float" office:value="0.200231" calcext:value-type="float">
            <text:p>0.200231</text:p>
          </table:table-cell>
          <table:table-cell office:value-type="float" office:value="0.206032" calcext:value-type="float">
            <text:p>0.206032</text:p>
          </table:table-cell>
          <table:table-cell office:value-type="float" office:value="0.211642" calcext:value-type="float">
            <text:p>0.211642</text:p>
          </table:table-cell>
          <table:table-cell office:value-type="float" office:value="0.217031" calcext:value-type="float">
            <text:p>0.217031</text:p>
          </table:table-cell>
          <table:table-cell office:value-type="float" office:value="0.222218" calcext:value-type="float">
            <text:p>0.222218</text:p>
          </table:table-cell>
          <table:table-cell office:value-type="float" office:value="0.227173" calcext:value-type="float">
            <text:p>0.227173</text:p>
          </table:table-cell>
          <table:table-cell office:value-type="float" office:value="0.231917" calcext:value-type="float">
            <text:p>0.231917</text:p>
          </table:table-cell>
          <table:table-cell office:value-type="float" office:value="0.236419" calcext:value-type="float">
            <text:p>0.236419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244731" calcext:value-type="float">
            <text:p>0.244731</text:p>
          </table:table-cell>
          <table:table-cell office:value-type="float" office:value="0.248534" calcext:value-type="float">
            <text:p>0.248534</text:p>
          </table:table-cell>
          <table:table-cell office:value-type="float" office:value="0.252078" calcext:value-type="float">
            <text:p>0.252078</text:p>
          </table:table-cell>
          <table:table-cell office:value-type="float" office:value="0.255387" calcext:value-type="float">
            <text:p>0.255387</text:p>
          </table:table-cell>
          <table:table-cell office:value-type="float" office:value="0.25843" calcext:value-type="float">
            <text:p>0.25843</text:p>
          </table:table-cell>
          <table:table-cell office:value-type="float" office:value="0.261232" calcext:value-type="float">
            <text:p>0.261232</text:p>
          </table:table-cell>
          <table:table-cell office:value-type="float" office:value="0.263762" calcext:value-type="float">
            <text:p>0.263762</text:p>
          </table:table-cell>
          <table:table-cell office:value-type="float" office:value="0.266046" calcext:value-type="float">
            <text:p>0.266046</text:p>
          </table:table-cell>
          <table:table-cell office:value-type="float" office:value="0.268053" calcext:value-type="float">
            <text:p>0.268053</text:p>
          </table:table-cell>
          <table:table-cell office:value-type="float" office:value="0.26981" calcext:value-type="float">
            <text:p>0.26981</text:p>
          </table:table-cell>
          <table:table-cell office:value-type="float" office:value="0.271287" calcext:value-type="float">
            <text:p>0.271287</text:p>
          </table:table-cell>
          <table:table-cell office:value-type="float" office:value="0.272509" calcext:value-type="float">
            <text:p>0.272509</text:p>
          </table:table-cell>
          <table:table-cell office:value-type="float" office:value="0.273449" calcext:value-type="float">
            <text:p>0.273449</text:p>
          </table:table-cell>
          <table:table-cell office:value-type="float" office:value="0.274132" calcext:value-type="float">
            <text:p>0.274132</text:p>
          </table:table-cell>
          <table:table-cell office:value-type="float" office:value="0.274533" calcext:value-type="float">
            <text:p>0.274533</text:p>
          </table:table-cell>
          <table:table-cell office:value-type="float" office:value="0.274675" calcext:value-type="float">
            <text:p>0.274675</text:p>
          </table:table-cell>
        </table:table-row>
        <table:table-row table:style-name="ro1">
          <table:table-cell office:value-type="float" office:value="0.698573" calcext:value-type="float">
            <text:p>0.698573</text:p>
          </table:table-cell>
          <table:table-cell office:value-type="float" office:value="-0.301429" calcext:value-type="float">
            <text:p>-0.301429</text:p>
          </table:table-cell>
          <table:table-cell office:value-type="float" office:value="-0.301275" calcext:value-type="float">
            <text:p>-0.301275</text:p>
          </table:table-cell>
          <table:table-cell office:value-type="float" office:value="-0.300836" calcext:value-type="float">
            <text:p>-0.300836</text:p>
          </table:table-cell>
          <table:table-cell office:value-type="float" office:value="-0.300086" calcext:value-type="float">
            <text:p>-0.300086</text:p>
          </table:table-cell>
          <table:table-cell office:value-type="float" office:value="-0.299053" calcext:value-type="float">
            <text:p>-0.299053</text:p>
          </table:table-cell>
          <table:table-cell office:value-type="float" office:value="-0.297713" calcext:value-type="float">
            <text:p>-0.297713</text:p>
          </table:table-cell>
          <table:table-cell office:value-type="float" office:value="-0.296091" calcext:value-type="float">
            <text:p>-0.296091</text:p>
          </table:table-cell>
          <table:table-cell office:value-type="float" office:value="-0.294165" calcext:value-type="float">
            <text:p>-0.294165</text:p>
          </table:table-cell>
          <table:table-cell office:value-type="float" office:value="-0.291961" calcext:value-type="float">
            <text:p>-0.291961</text:p>
          </table:table-cell>
          <table:table-cell office:value-type="float" office:value="-0.289456" calcext:value-type="float">
            <text:p>-0.289456</text:p>
          </table:table-cell>
          <table:table-cell office:value-type="float" office:value="-0.286678" calcext:value-type="float">
            <text:p>-0.286678</text:p>
          </table:table-cell>
          <table:table-cell office:value-type="float" office:value="-0.283604" calcext:value-type="float">
            <text:p>-0.283604</text:p>
          </table:table-cell>
          <table:table-cell office:value-type="float" office:value="-0.280264" calcext:value-type="float">
            <text:p>-0.280264</text:p>
          </table:table-cell>
          <table:table-cell office:value-type="float" office:value="-0.276633" calcext:value-type="float">
            <text:p>-0.276633</text:p>
          </table:table-cell>
          <table:table-cell office:value-type="float" office:value="-0.272743" calcext:value-type="float">
            <text:p>-0.272743</text:p>
          </table:table-cell>
          <table:table-cell office:value-type="float" office:value="-0.268571" calcext:value-type="float">
            <text:p>-0.268571</text:p>
          </table:table-cell>
          <table:table-cell office:value-type="float" office:value="-0.264146" calcext:value-type="float">
            <text:p>-0.264146</text:p>
          </table:table-cell>
          <table:table-cell office:value-type="float" office:value="-0.259448" calcext:value-type="float">
            <text:p>-0.259448</text:p>
          </table:table-cell>
          <table:table-cell office:value-type="float" office:value="-0.254507" calcext:value-type="float">
            <text:p>-0.254507</text:p>
          </table:table-cell>
          <table:table-cell office:value-type="float" office:value="-0.249302" calcext:value-type="float">
            <text:p>-0.249302</text:p>
          </table:table-cell>
          <table:table-cell office:value-type="float" office:value="-0.243864" calcext:value-type="float">
            <text:p>-0.243864</text:p>
          </table:table-cell>
          <table:table-cell office:value-type="float" office:value="-0.238172" calcext:value-type="float">
            <text:p>-0.238172</text:p>
          </table:table-cell>
          <table:table-cell office:value-type="float" office:value="-0.232258" calcext:value-type="float">
            <text:p>-0.232258</text:p>
          </table:table-cell>
          <table:table-cell office:value-type="float" office:value="-0.226101" calcext:value-type="float">
            <text:p>-0.226101</text:p>
          </table:table-cell>
          <table:table-cell office:value-type="float" office:value="-0.219735" calcext:value-type="float">
            <text:p>-0.219735</text:p>
          </table:table-cell>
          <table:table-cell office:value-type="float" office:value="-0.213139" calcext:value-type="float">
            <text:p>-0.213139</text:p>
          </table:table-cell>
          <table:table-cell office:value-type="float" office:value="-0.206345" calcext:value-type="float">
            <text:p>-0.206345</text:p>
          </table:table-cell>
          <table:table-cell office:value-type="float" office:value="-0.199335" calcext:value-type="float">
            <text:p>-0.199335</text:p>
          </table:table-cell>
          <table:table-cell office:value-type="float" office:value="-0.192141" calcext:value-type="float">
            <text:p>-0.192141</text:p>
          </table:table-cell>
          <table:table-cell office:value-type="float" office:value="-0.184745" calcext:value-type="float">
            <text:p>-0.184745</text:p>
          </table:table-cell>
          <table:table-cell office:value-type="float" office:value="-0.177178" calcext:value-type="float">
            <text:p>-0.177178</text:p>
          </table:table-cell>
          <table:table-cell office:value-type="float" office:value="-0.169425" calcext:value-type="float">
            <text:p>-0.169425</text:p>
          </table:table-cell>
          <table:table-cell office:value-type="float" office:value="-0.161517" calcext:value-type="float">
            <text:p>-0.161517</text:p>
          </table:table-cell>
          <table:table-cell office:value-type="float" office:value="-0.153437" calcext:value-type="float">
            <text:p>-0.153437</text:p>
          </table:table-cell>
          <table:table-cell office:value-type="float" office:value="-0.145217" calcext:value-type="float">
            <text:p>-0.145217</text:p>
          </table:table-cell>
          <table:table-cell office:value-type="float" office:value="-0.136844" calcext:value-type="float">
            <text:p>-0.136844</text:p>
          </table:table-cell>
          <table:table-cell office:value-type="float" office:value="-0.128344" calcext:value-type="float">
            <text:p>-0.128344</text:p>
          </table:table-cell>
          <table:table-cell office:value-type="float" office:value="-0.11971" calcext:value-type="float">
            <text:p>-0.11971</text:p>
          </table:table-cell>
          <table:table-cell office:value-type="float" office:value="-0.110965" calcext:value-type="float">
            <text:p>-0.110965</text:p>
          </table:table-cell>
          <table:table-cell office:value-type="float" office:value="-0.102104" calcext:value-type="float">
            <text:p>-0.102104</text:p>
          </table:table-cell>
          <table:table-cell office:value-type="float" office:value="-0.0931481" calcext:value-type="float">
            <text:p>-0.0931481</text:p>
          </table:table-cell>
          <table:table-cell office:value-type="float" office:value="-0.0840946" calcext:value-type="float">
            <text:p>-0.0840946</text:p>
          </table:table-cell>
          <table:table-cell office:value-type="float" office:value="-0.0749636" calcext:value-type="float">
            <text:p>-0.0749636</text:p>
          </table:table-cell>
          <table:table-cell office:value-type="float" office:value="-0.0657536" calcext:value-type="float">
            <text:p>-0.0657536</text:p>
          </table:table-cell>
          <table:table-cell office:value-type="float" office:value="-0.0564831" calcext:value-type="float">
            <text:p>-0.0564831</text:p>
          </table:table-cell>
          <table:table-cell office:value-type="float" office:value="-0.0471531" calcext:value-type="float">
            <text:p>-0.0471531</text:p>
          </table:table-cell>
          <table:table-cell office:value-type="float" office:value="-0.0377797" calcext:value-type="float">
            <text:p>-0.0377797</text:p>
          </table:table-cell>
          <table:table-cell office:value-type="float" office:value="-0.0283665" calcext:value-type="float">
            <text:p>-0.0283665</text:p>
          </table:table-cell>
          <table:table-cell office:value-type="float" office:value="-0.0189272" calcext:value-type="float">
            <text:p>-0.0189272</text:p>
          </table:table-cell>
          <table:table-cell office:value-type="float" office:value="-0.00946796" calcext:value-type="float">
            <text:p>-0.00946796</text:p>
          </table:table-cell>
          <table:table-cell office:value-type="float" office:value="1.46603E-016" calcext:value-type="float">
            <text:p>1.46603E-16</text:p>
          </table:table-cell>
          <table:table-cell office:value-type="float" office:value="0.00946796" calcext:value-type="float">
            <text:p>0.00946796</text:p>
          </table:table-cell>
          <table:table-cell office:value-type="float" office:value="0.0189272" calcext:value-type="float">
            <text:p>0.0189272</text:p>
          </table:table-cell>
          <table:table-cell office:value-type="float" office:value="0.0283665" calcext:value-type="float">
            <text:p>0.0283665</text:p>
          </table:table-cell>
          <table:table-cell office:value-type="float" office:value="0.0377797" calcext:value-type="float">
            <text:p>0.0377797</text:p>
          </table:table-cell>
          <table:table-cell office:value-type="float" office:value="0.0471531" calcext:value-type="float">
            <text:p>0.0471531</text:p>
          </table:table-cell>
          <table:table-cell office:value-type="float" office:value="0.0564831" calcext:value-type="float">
            <text:p>0.0564831</text:p>
          </table:table-cell>
          <table:table-cell office:value-type="float" office:value="0.0657536" calcext:value-type="float">
            <text:p>0.0657536</text:p>
          </table:table-cell>
          <table:table-cell office:value-type="float" office:value="0.0749636" calcext:value-type="float">
            <text:p>0.0749636</text:p>
          </table:table-cell>
          <table:table-cell office:value-type="float" office:value="0.0840946" calcext:value-type="float">
            <text:p>0.0840946</text:p>
          </table:table-cell>
          <table:table-cell office:value-type="float" office:value="0.0931481" calcext:value-type="float">
            <text:p>0.0931481</text:p>
          </table:table-cell>
          <table:table-cell office:value-type="float" office:value="0.102104" calcext:value-type="float">
            <text:p>0.102104</text:p>
          </table:table-cell>
          <table:table-cell office:value-type="float" office:value="0.110965" calcext:value-type="float">
            <text:p>0.110965</text:p>
          </table:table-cell>
          <table:table-cell office:value-type="float" office:value="0.11971" calcext:value-type="float">
            <text:p>0.11971</text:p>
          </table:table-cell>
          <table:table-cell office:value-type="float" office:value="0.128344" calcext:value-type="float">
            <text:p>0.128344</text:p>
          </table:table-cell>
          <table:table-cell office:value-type="float" office:value="0.136844" calcext:value-type="float">
            <text:p>0.136844</text:p>
          </table:table-cell>
          <table:table-cell office:value-type="float" office:value="0.145217" calcext:value-type="float">
            <text:p>0.145217</text:p>
          </table:table-cell>
          <table:table-cell office:value-type="float" office:value="0.153437" calcext:value-type="float">
            <text:p>0.153437</text:p>
          </table:table-cell>
          <table:table-cell office:value-type="float" office:value="0.161517" calcext:value-type="float">
            <text:p>0.161517</text:p>
          </table:table-cell>
          <table:table-cell office:value-type="float" office:value="0.169425" calcext:value-type="float">
            <text:p>0.169425</text:p>
          </table:table-cell>
          <table:table-cell office:value-type="float" office:value="0.177178" calcext:value-type="float">
            <text:p>0.177178</text:p>
          </table:table-cell>
          <table:table-cell office:value-type="float" office:value="0.184745" calcext:value-type="float">
            <text:p>0.184745</text:p>
          </table:table-cell>
          <table:table-cell office:value-type="float" office:value="0.192141" calcext:value-type="float">
            <text:p>0.192141</text:p>
          </table:table-cell>
          <table:table-cell office:value-type="float" office:value="0.199335" calcext:value-type="float">
            <text:p>0.199335</text:p>
          </table:table-cell>
          <table:table-cell office:value-type="float" office:value="0.206345" calcext:value-type="float">
            <text:p>0.206345</text:p>
          </table:table-cell>
          <table:table-cell office:value-type="float" office:value="0.213139" calcext:value-type="float">
            <text:p>0.213139</text:p>
          </table:table-cell>
          <table:table-cell office:value-type="float" office:value="0.219735" calcext:value-type="float">
            <text:p>0.219735</text:p>
          </table:table-cell>
          <table:table-cell office:value-type="float" office:value="0.226101" calcext:value-type="float">
            <text:p>0.226101</text:p>
          </table:table-cell>
          <table:table-cell office:value-type="float" office:value="0.232258" calcext:value-type="float">
            <text:p>0.232258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43864" calcext:value-type="float">
            <text:p>0.243864</text:p>
          </table:table-cell>
          <table:table-cell office:value-type="float" office:value="0.249302" calcext:value-type="float">
            <text:p>0.249302</text:p>
          </table:table-cell>
          <table:table-cell office:value-type="float" office:value="0.254507" calcext:value-type="float">
            <text:p>0.254507</text:p>
          </table:table-cell>
          <table:table-cell office:value-type="float" office:value="0.259448" calcext:value-type="float">
            <text:p>0.259448</text:p>
          </table:table-cell>
          <table:table-cell office:value-type="float" office:value="0.264146" calcext:value-type="float">
            <text:p>0.264146</text:p>
          </table:table-cell>
          <table:table-cell office:value-type="float" office:value="0.268571" calcext:value-type="float">
            <text:p>0.268571</text:p>
          </table:table-cell>
          <table:table-cell office:value-type="float" office:value="0.272743" calcext:value-type="float">
            <text:p>0.272743</text:p>
          </table:table-cell>
          <table:table-cell office:value-type="float" office:value="0.276633" calcext:value-type="float">
            <text:p>0.276633</text:p>
          </table:table-cell>
          <table:table-cell office:value-type="float" office:value="0.280264" calcext:value-type="float">
            <text:p>0.280264</text:p>
          </table:table-cell>
          <table:table-cell office:value-type="float" office:value="0.283604" calcext:value-type="float">
            <text:p>0.283604</text:p>
          </table:table-cell>
          <table:table-cell office:value-type="float" office:value="0.286678" calcext:value-type="float">
            <text:p>0.286678</text:p>
          </table:table-cell>
          <table:table-cell office:value-type="float" office:value="0.289456" calcext:value-type="float">
            <text:p>0.289456</text:p>
          </table:table-cell>
          <table:table-cell office:value-type="float" office:value="0.291961" calcext:value-type="float">
            <text:p>0.291961</text:p>
          </table:table-cell>
          <table:table-cell office:value-type="float" office:value="0.294165" calcext:value-type="float">
            <text:p>0.294165</text:p>
          </table:table-cell>
          <table:table-cell office:value-type="float" office:value="0.296091" calcext:value-type="float">
            <text:p>0.296091</text:p>
          </table:table-cell>
          <table:table-cell office:value-type="float" office:value="0.297713" calcext:value-type="float">
            <text:p>0.297713</text:p>
          </table:table-cell>
          <table:table-cell office:value-type="float" office:value="0.299053" calcext:value-type="float">
            <text:p>0.299053</text:p>
          </table:table-cell>
          <table:table-cell office:value-type="float" office:value="0.300086" calcext:value-type="float">
            <text:p>0.300086</text:p>
          </table:table-cell>
          <table:table-cell office:value-type="float" office:value="0.300836" calcext:value-type="float">
            <text:p>0.300836</text:p>
          </table:table-cell>
          <table:table-cell office:value-type="float" office:value="0.301275" calcext:value-type="float">
            <text:p>0.301275</text:p>
          </table:table-cell>
          <table:table-cell office:value-type="float" office:value="0.301429" calcext:value-type="float">
            <text:p>0.301429</text:p>
          </table:table-cell>
        </table:table-row>
        <table:table-row table:style-name="ro1">
          <table:table-cell office:value-type="float" office:value="0.714454" calcext:value-type="float">
            <text:p>0.714454</text:p>
          </table:table-cell>
          <table:table-cell office:value-type="float" office:value="-0.330309" calcext:value-type="float">
            <text:p>-0.330309</text:p>
          </table:table-cell>
          <table:table-cell office:value-type="float" office:value="-0.330141" calcext:value-type="float">
            <text:p>-0.330141</text:p>
          </table:table-cell>
          <table:table-cell office:value-type="float" office:value="-0.329658" calcext:value-type="float">
            <text:p>-0.329658</text:p>
          </table:table-cell>
          <table:table-cell office:value-type="float" office:value="-0.328838" calcext:value-type="float">
            <text:p>-0.328838</text:p>
          </table:table-cell>
          <table:table-cell office:value-type="float" office:value="-0.327705" calcext:value-type="float">
            <text:p>-0.327705</text:p>
          </table:table-cell>
          <table:table-cell office:value-type="float" office:value="-0.326237" calcext:value-type="float">
            <text:p>-0.326237</text:p>
          </table:table-cell>
          <table:table-cell office:value-type="float" office:value="-0.324459" calcext:value-type="float">
            <text:p>-0.324459</text:p>
          </table:table-cell>
          <table:table-cell office:value-type="float" office:value="-0.322349" calcext:value-type="float">
            <text:p>-0.322349</text:p>
          </table:table-cell>
          <table:table-cell office:value-type="float" office:value="-0.319933" calcext:value-type="float">
            <text:p>-0.319933</text:p>
          </table:table-cell>
          <table:table-cell office:value-type="float" office:value="-0.317189" calcext:value-type="float">
            <text:p>-0.317189</text:p>
          </table:table-cell>
          <table:table-cell office:value-type="float" office:value="-0.314144" calcext:value-type="float">
            <text:p>-0.314144</text:p>
          </table:table-cell>
          <table:table-cell office:value-type="float" office:value="-0.310776" calcext:value-type="float">
            <text:p>-0.310776</text:p>
          </table:table-cell>
          <table:table-cell office:value-type="float" office:value="-0.307115" calcext:value-type="float">
            <text:p>-0.307115</text:p>
          </table:table-cell>
          <table:table-cell office:value-type="float" office:value="-0.303138" calcext:value-type="float">
            <text:p>-0.303138</text:p>
          </table:table-cell>
          <table:table-cell office:value-type="float" office:value="-0.298874" calcext:value-type="float">
            <text:p>-0.298874</text:p>
          </table:table-cell>
          <table:table-cell office:value-type="float" office:value="-0.294303" calcext:value-type="float">
            <text:p>-0.294303</text:p>
          </table:table-cell>
          <table:table-cell office:value-type="float" office:value="-0.289454" calcext:value-type="float">
            <text:p>-0.289454</text:p>
          </table:table-cell>
          <table:table-cell office:value-type="float" office:value="-0.284306" calcext:value-type="float">
            <text:p>-0.284306</text:p>
          </table:table-cell>
          <table:table-cell office:value-type="float" office:value="-0.278891" calcext:value-type="float">
            <text:p>-0.278891</text:p>
          </table:table-cell>
          <table:table-cell office:value-type="float" office:value="-0.273188" calcext:value-type="float">
            <text:p>-0.273188</text:p>
          </table:table-cell>
          <table:table-cell office:value-type="float" office:value="-0.267228" calcext:value-type="float">
            <text:p>-0.267228</text:p>
          </table:table-cell>
          <table:table-cell office:value-type="float" office:value="-0.260991" calcext:value-type="float">
            <text:p>-0.260991</text:p>
          </table:table-cell>
          <table:table-cell office:value-type="float" office:value="-0.25451" calcext:value-type="float">
            <text:p>-0.25451</text:p>
          </table:table-cell>
          <table:table-cell office:value-type="float" office:value="-0.247765" calcext:value-type="float">
            <text:p>-0.247765</text:p>
          </table:table-cell>
          <table:table-cell office:value-type="float" office:value="-0.240787" calcext:value-type="float">
            <text:p>-0.240787</text:p>
          </table:table-cell>
          <table:table-cell office:value-type="float" office:value="-0.23356" calcext:value-type="float">
            <text:p>-0.23356</text:p>
          </table:table-cell>
          <table:table-cell office:value-type="float" office:value="-0.226115" calcext:value-type="float">
            <text:p>-0.226115</text:p>
          </table:table-cell>
          <table:table-cell office:value-type="float" office:value="-0.218434" calcext:value-type="float">
            <text:p>-0.218434</text:p>
          </table:table-cell>
          <table:table-cell office:value-type="float" office:value="-0.21055" calcext:value-type="float">
            <text:p>-0.21055</text:p>
          </table:table-cell>
          <table:table-cell office:value-type="float" office:value="-0.202446" calcext:value-type="float">
            <text:p>-0.202446</text:p>
          </table:table-cell>
          <table:table-cell office:value-type="float" office:value="-0.194153" calcext:value-type="float">
            <text:p>-0.194153</text:p>
          </table:table-cell>
          <table:table-cell office:value-type="float" office:value="-0.185658" calcext:value-type="float">
            <text:p>-0.185658</text:p>
          </table:table-cell>
          <table:table-cell office:value-type="float" office:value="-0.176991" calcext:value-type="float">
            <text:p>-0.176991</text:p>
          </table:table-cell>
          <table:table-cell office:value-type="float" office:value="-0.168138" calcext:value-type="float">
            <text:p>-0.168138</text:p>
          </table:table-cell>
          <table:table-cell office:value-type="float" office:value="-0.15913" calcext:value-type="float">
            <text:p>-0.15913</text:p>
          </table:table-cell>
          <table:table-cell office:value-type="float" office:value="-0.149955" calcext:value-type="float">
            <text:p>-0.149955</text:p>
          </table:table-cell>
          <table:table-cell office:value-type="float" office:value="-0.140641" calcext:value-type="float">
            <text:p>-0.140641</text:p>
          </table:table-cell>
          <table:table-cell office:value-type="float" office:value="-0.131179" calcext:value-type="float">
            <text:p>-0.131179</text:p>
          </table:table-cell>
          <table:table-cell office:value-type="float" office:value="-0.121596" calcext:value-type="float">
            <text:p>-0.121596</text:p>
          </table:table-cell>
          <table:table-cell office:value-type="float" office:value="-0.111886" calcext:value-type="float">
            <text:p>-0.111886</text:p>
          </table:table-cell>
          <table:table-cell office:value-type="float" office:value="-0.102072" calcext:value-type="float">
            <text:p>-0.102072</text:p>
          </table:table-cell>
          <table:table-cell office:value-type="float" office:value="-0.0921518" calcext:value-type="float">
            <text:p>-0.0921518</text:p>
          </table:table-cell>
          <table:table-cell office:value-type="float" office:value="-0.0821456" calcext:value-type="float">
            <text:p>-0.0821456</text:p>
          </table:table-cell>
          <table:table-cell office:value-type="float" office:value="-0.0720535" calcext:value-type="float">
            <text:p>-0.0720535</text:p>
          </table:table-cell>
          <table:table-cell office:value-type="float" office:value="-0.0618946" calcext:value-type="float">
            <text:p>-0.0618946</text:p>
          </table:table-cell>
          <table:table-cell office:value-type="float" office:value="-0.0516709" calcext:value-type="float">
            <text:p>-0.0516709</text:p>
          </table:table-cell>
          <table:table-cell office:value-type="float" office:value="-0.0413993" calcext:value-type="float">
            <text:p>-0.0413993</text:p>
          </table:table-cell>
          <table:table-cell office:value-type="float" office:value="-0.0310843" calcext:value-type="float">
            <text:p>-0.0310843</text:p>
          </table:table-cell>
          <table:table-cell office:value-type="float" office:value="-0.0207405" calcext:value-type="float">
            <text:p>-0.0207405</text:p>
          </table:table-cell>
          <table:table-cell office:value-type="float" office:value="-0.0103751" calcext:value-type="float">
            <text:p>-0.0103751</text:p>
          </table:table-cell>
          <table:table-cell office:value-type="float" office:value="1.34655E-016" calcext:value-type="float">
            <text:p>1.34655E-16</text:p>
          </table:table-cell>
          <table:table-cell office:value-type="float" office:value="0.0103751" calcext:value-type="float">
            <text:p>0.0103751</text:p>
          </table:table-cell>
          <table:table-cell office:value-type="float" office:value="0.0207405" calcext:value-type="float">
            <text:p>0.0207405</text:p>
          </table:table-cell>
          <table:table-cell office:value-type="float" office:value="0.0310843" calcext:value-type="float">
            <text:p>0.0310843</text:p>
          </table:table-cell>
          <table:table-cell office:value-type="float" office:value="0.0413993" calcext:value-type="float">
            <text:p>0.0413993</text:p>
          </table:table-cell>
          <table:table-cell office:value-type="float" office:value="0.0516709" calcext:value-type="float">
            <text:p>0.0516709</text:p>
          </table:table-cell>
          <table:table-cell office:value-type="float" office:value="0.0618946" calcext:value-type="float">
            <text:p>0.0618946</text:p>
          </table:table-cell>
          <table:table-cell office:value-type="float" office:value="0.0720535" calcext:value-type="float">
            <text:p>0.0720535</text:p>
          </table:table-cell>
          <table:table-cell office:value-type="float" office:value="0.0821456" calcext:value-type="float">
            <text:p>0.0821456</text:p>
          </table:table-cell>
          <table:table-cell office:value-type="float" office:value="0.0921518" calcext:value-type="float">
            <text:p>0.0921518</text:p>
          </table:table-cell>
          <table:table-cell office:value-type="float" office:value="0.102072" calcext:value-type="float">
            <text:p>0.102072</text:p>
          </table:table-cell>
          <table:table-cell office:value-type="float" office:value="0.111886" calcext:value-type="float">
            <text:p>0.111886</text:p>
          </table:table-cell>
          <table:table-cell office:value-type="float" office:value="0.121596" calcext:value-type="float">
            <text:p>0.121596</text:p>
          </table:table-cell>
          <table:table-cell office:value-type="float" office:value="0.131179" calcext:value-type="float">
            <text:p>0.131179</text:p>
          </table:table-cell>
          <table:table-cell office:value-type="float" office:value="0.140641" calcext:value-type="float">
            <text:p>0.140641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0.15913" calcext:value-type="float">
            <text:p>0.15913</text:p>
          </table:table-cell>
          <table:table-cell office:value-type="float" office:value="0.168138" calcext:value-type="float">
            <text:p>0.168138</text:p>
          </table:table-cell>
          <table:table-cell office:value-type="float" office:value="0.176991" calcext:value-type="float">
            <text:p>0.176991</text:p>
          </table:table-cell>
          <table:table-cell office:value-type="float" office:value="0.185658" calcext:value-type="float">
            <text:p>0.185658</text:p>
          </table:table-cell>
          <table:table-cell office:value-type="float" office:value="0.194153" calcext:value-type="float">
            <text:p>0.194153</text:p>
          </table:table-cell>
          <table:table-cell office:value-type="float" office:value="0.202446" calcext:value-type="float">
            <text:p>0.202446</text:p>
          </table:table-cell>
          <table:table-cell office:value-type="float" office:value="0.21055" calcext:value-type="float">
            <text:p>0.21055</text:p>
          </table:table-cell>
          <table:table-cell office:value-type="float" office:value="0.218434" calcext:value-type="float">
            <text:p>0.218434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0.23356" calcext:value-type="float">
            <text:p>0.23356</text:p>
          </table:table-cell>
          <table:table-cell office:value-type="float" office:value="0.240787" calcext:value-type="float">
            <text:p>0.240787</text:p>
          </table:table-cell>
          <table:table-cell office:value-type="float" office:value="0.247765" calcext:value-type="float">
            <text:p>0.247765</text:p>
          </table:table-cell>
          <table:table-cell office:value-type="float" office:value="0.25451" calcext:value-type="float">
            <text:p>0.25451</text:p>
          </table:table-cell>
          <table:table-cell office:value-type="float" office:value="0.260991" calcext:value-type="float">
            <text:p>0.260991</text:p>
          </table:table-cell>
          <table:table-cell office:value-type="float" office:value="0.267228" calcext:value-type="float">
            <text:p>0.267228</text:p>
          </table:table-cell>
          <table:table-cell office:value-type="float" office:value="0.273188" calcext:value-type="float">
            <text:p>0.273188</text:p>
          </table:table-cell>
          <table:table-cell office:value-type="float" office:value="0.278891" calcext:value-type="float">
            <text:p>0.278891</text:p>
          </table:table-cell>
          <table:table-cell office:value-type="float" office:value="0.284306" calcext:value-type="float">
            <text:p>0.284306</text:p>
          </table:table-cell>
          <table:table-cell office:value-type="float" office:value="0.289454" calcext:value-type="float">
            <text:p>0.289454</text:p>
          </table:table-cell>
          <table:table-cell office:value-type="float" office:value="0.294303" calcext:value-type="float">
            <text:p>0.294303</text:p>
          </table:table-cell>
          <table:table-cell office:value-type="float" office:value="0.298874" calcext:value-type="float">
            <text:p>0.298874</text:p>
          </table:table-cell>
          <table:table-cell office:value-type="float" office:value="0.303138" calcext:value-type="float">
            <text:p>0.303138</text:p>
          </table:table-cell>
          <table:table-cell office:value-type="float" office:value="0.307115" calcext:value-type="float">
            <text:p>0.307115</text:p>
          </table:table-cell>
          <table:table-cell office:value-type="float" office:value="0.310776" calcext:value-type="float">
            <text:p>0.310776</text:p>
          </table:table-cell>
          <table:table-cell office:value-type="float" office:value="0.314144" calcext:value-type="float">
            <text:p>0.314144</text:p>
          </table:table-cell>
          <table:table-cell office:value-type="float" office:value="0.317189" calcext:value-type="float">
            <text:p>0.317189</text:p>
          </table:table-cell>
          <table:table-cell office:value-type="float" office:value="0.319933" calcext:value-type="float">
            <text:p>0.319933</text:p>
          </table:table-cell>
          <table:table-cell office:value-type="float" office:value="0.322349" calcext:value-type="float">
            <text:p>0.322349</text:p>
          </table:table-cell>
          <table:table-cell office:value-type="float" office:value="0.324459" calcext:value-type="float">
            <text:p>0.324459</text:p>
          </table:table-cell>
          <table:table-cell office:value-type="float" office:value="0.326237" calcext:value-type="float">
            <text:p>0.326237</text:p>
          </table:table-cell>
          <table:table-cell office:value-type="float" office:value="0.327705" calcext:value-type="float">
            <text:p>0.327705</text:p>
          </table:table-cell>
          <table:table-cell office:value-type="float" office:value="0.328838" calcext:value-type="float">
            <text:p>0.328838</text:p>
          </table:table-cell>
          <table:table-cell office:value-type="float" office:value="0.329658" calcext:value-type="float">
            <text:p>0.329658</text:p>
          </table:table-cell>
          <table:table-cell office:value-type="float" office:value="0.330141" calcext:value-type="float">
            <text:p>0.330141</text:p>
          </table:table-cell>
          <table:table-cell office:value-type="float" office:value="0.330309" calcext:value-type="float">
            <text:p>0.330309</text:p>
          </table:table-cell>
        </table:table-row>
        <table:table-row table:style-name="ro1">
          <table:table-cell office:value-type="float" office:value="0.727921" calcext:value-type="float">
            <text:p>0.727921</text:p>
          </table:table-cell>
          <table:table-cell office:value-type="float" office:value="-0.353807" calcext:value-type="float">
            <text:p>-0.353807</text:p>
          </table:table-cell>
          <table:table-cell office:value-type="float" office:value="-0.353626" calcext:value-type="float">
            <text:p>-0.353626</text:p>
          </table:table-cell>
          <table:table-cell office:value-type="float" office:value="-0.353108" calcext:value-type="float">
            <text:p>-0.353108</text:p>
          </table:table-cell>
          <table:table-cell office:value-type="float" office:value="-0.352231" calcext:value-type="float">
            <text:p>-0.352231</text:p>
          </table:table-cell>
          <table:table-cell office:value-type="float" office:value="-0.351017" calcext:value-type="float">
            <text:p>-0.351017</text:p>
          </table:table-cell>
          <table:table-cell office:value-type="float" office:value="-0.349445" calcext:value-type="float">
            <text:p>-0.349445</text:p>
          </table:table-cell>
          <table:table-cell office:value-type="float" office:value="-0.34754" calcext:value-type="float">
            <text:p>-0.34754</text:p>
          </table:table-cell>
          <table:table-cell office:value-type="float" office:value="-0.34528" calcext:value-type="float">
            <text:p>-0.34528</text:p>
          </table:table-cell>
          <table:table-cell office:value-type="float" office:value="-0.342692" calcext:value-type="float">
            <text:p>-0.342692</text:p>
          </table:table-cell>
          <table:table-cell office:value-type="float" office:value="-0.339753" calcext:value-type="float">
            <text:p>-0.339753</text:p>
          </table:table-cell>
          <table:table-cell office:value-type="float" office:value="-0.336491" calcext:value-type="float">
            <text:p>-0.336491</text:p>
          </table:table-cell>
          <table:table-cell office:value-type="float" office:value="-0.332884" calcext:value-type="float">
            <text:p>-0.332884</text:p>
          </table:table-cell>
          <table:table-cell office:value-type="float" office:value="-0.328962" calcext:value-type="float">
            <text:p>-0.328962</text:p>
          </table:table-cell>
          <table:table-cell office:value-type="float" office:value="-0.324702" calcext:value-type="float">
            <text:p>-0.324702</text:p>
          </table:table-cell>
          <table:table-cell office:value-type="float" office:value="-0.320135" calcext:value-type="float">
            <text:p>-0.320135</text:p>
          </table:table-cell>
          <table:table-cell office:value-type="float" office:value="-0.315239" calcext:value-type="float">
            <text:p>-0.315239</text:p>
          </table:table-cell>
          <table:table-cell office:value-type="float" office:value="-0.310044" calcext:value-type="float">
            <text:p>-0.310044</text:p>
          </table:table-cell>
          <table:table-cell office:value-type="float" office:value="-0.304531" calcext:value-type="float">
            <text:p>-0.304531</text:p>
          </table:table-cell>
          <table:table-cell office:value-type="float" office:value="-0.29873" calcext:value-type="float">
            <text:p>-0.29873</text:p>
          </table:table-cell>
          <table:table-cell office:value-type="float" office:value="-0.292622" calcext:value-type="float">
            <text:p>-0.292622</text:p>
          </table:table-cell>
          <table:table-cell office:value-type="float" office:value="-0.286237" calcext:value-type="float">
            <text:p>-0.286237</text:p>
          </table:table-cell>
          <table:table-cell office:value-type="float" office:value="-0.279557" calcext:value-type="float">
            <text:p>-0.279557</text:p>
          </table:table-cell>
          <table:table-cell office:value-type="float" office:value="-0.272615" calcext:value-type="float">
            <text:p>-0.272615</text:p>
          </table:table-cell>
          <table:table-cell office:value-type="float" office:value="-0.26539" calcext:value-type="float">
            <text:p>-0.26539</text:p>
          </table:table-cell>
          <table:table-cell office:value-type="float" office:value="-0.257916" calcext:value-type="float">
            <text:p>-0.257916</text:p>
          </table:table-cell>
          <table:table-cell office:value-type="float" office:value="-0.250175" calcext:value-type="float">
            <text:p>-0.250175</text:p>
          </table:table-cell>
          <table:table-cell office:value-type="float" office:value="-0.242199" calcext:value-type="float">
            <text:p>-0.242199</text:p>
          </table:table-cell>
          <table:table-cell office:value-type="float" office:value="-0.233973" calcext:value-type="float">
            <text:p>-0.233973</text:p>
          </table:table-cell>
          <table:table-cell office:value-type="float" office:value="-0.225527" calcext:value-type="float">
            <text:p>-0.225527</text:p>
          </table:table-cell>
          <table:table-cell office:value-type="float" office:value="-0.216847" calcext:value-type="float">
            <text:p>-0.216847</text:p>
          </table:table-cell>
          <table:table-cell office:value-type="float" office:value="-0.207964" calcext:value-type="float">
            <text:p>-0.207964</text:p>
          </table:table-cell>
          <table:table-cell office:value-type="float" office:value="-0.198866" calcext:value-type="float">
            <text:p>-0.198866</text:p>
          </table:table-cell>
          <table:table-cell office:value-type="float" office:value="-0.189581" calcext:value-type="float">
            <text:p>-0.189581</text:p>
          </table:table-cell>
          <table:table-cell office:value-type="float" office:value="-0.180099" calcext:value-type="float">
            <text:p>-0.180099</text:p>
          </table:table-cell>
          <table:table-cell office:value-type="float" office:value="-0.170449" calcext:value-type="float">
            <text:p>-0.170449</text:p>
          </table:table-cell>
          <table:table-cell office:value-type="float" office:value="-0.160622" calcext:value-type="float">
            <text:p>-0.160622</text:p>
          </table:table-cell>
          <table:table-cell office:value-type="float" office:value="-0.150645" calcext:value-type="float">
            <text:p>-0.150645</text:p>
          </table:table-cell>
          <table:table-cell office:value-type="float" office:value="-0.140511" calcext:value-type="float">
            <text:p>-0.140511</text:p>
          </table:table-cell>
          <table:table-cell office:value-type="float" office:value="-0.130246" calcext:value-type="float">
            <text:p>-0.130246</text:p>
          </table:table-cell>
          <table:table-cell office:value-type="float" office:value="-0.119846" calcext:value-type="float">
            <text:p>-0.119846</text:p>
          </table:table-cell>
          <table:table-cell office:value-type="float" office:value="-0.109333" calcext:value-type="float">
            <text:p>-0.109333</text:p>
          </table:table-cell>
          <table:table-cell office:value-type="float" office:value="-0.0987073" calcext:value-type="float">
            <text:p>-0.0987073</text:p>
          </table:table-cell>
          <table:table-cell office:value-type="float" office:value="-0.087989" calcext:value-type="float">
            <text:p>-0.087989</text:p>
          </table:table-cell>
          <table:table-cell office:value-type="float" office:value="-0.0771792" calcext:value-type="float">
            <text:p>-0.0771792</text:p>
          </table:table-cell>
          <table:table-cell office:value-type="float" office:value="-0.0662974" calcext:value-type="float">
            <text:p>-0.0662974</text:p>
          </table:table-cell>
          <table:table-cell office:value-type="float" office:value="-0.0553466" calcext:value-type="float">
            <text:p>-0.0553466</text:p>
          </table:table-cell>
          <table:table-cell office:value-type="float" office:value="-0.0443442" calcext:value-type="float">
            <text:p>-0.0443442</text:p>
          </table:table-cell>
          <table:table-cell office:value-type="float" office:value="-0.0332956" calcext:value-type="float">
            <text:p>-0.0332956</text:p>
          </table:table-cell>
          <table:table-cell office:value-type="float" office:value="-0.0222159" calcext:value-type="float">
            <text:p>-0.0222159</text:p>
          </table:table-cell>
          <table:table-cell office:value-type="float" office:value="-0.0111132" calcext:value-type="float">
            <text:p>-0.0111132</text:p>
          </table:table-cell>
          <table:table-cell office:value-type="float" office:value="-2.74475E-017" calcext:value-type="float">
            <text:p>-2.74475E-17</text:p>
          </table:table-cell>
          <table:table-cell office:value-type="float" office:value="0.0111132" calcext:value-type="float">
            <text:p>0.0111132</text:p>
          </table:table-cell>
          <table:table-cell office:value-type="float" office:value="0.0222159" calcext:value-type="float">
            <text:p>0.0222159</text:p>
          </table:table-cell>
          <table:table-cell office:value-type="float" office:value="0.0332956" calcext:value-type="float">
            <text:p>0.0332956</text:p>
          </table:table-cell>
          <table:table-cell office:value-type="float" office:value="0.0443442" calcext:value-type="float">
            <text:p>0.0443442</text:p>
          </table:table-cell>
          <table:table-cell office:value-type="float" office:value="0.0553466" calcext:value-type="float">
            <text:p>0.0553466</text:p>
          </table:table-cell>
          <table:table-cell office:value-type="float" office:value="0.0662974" calcext:value-type="float">
            <text:p>0.0662974</text:p>
          </table:table-cell>
          <table:table-cell office:value-type="float" office:value="0.0771792" calcext:value-type="float">
            <text:p>0.0771792</text:p>
          </table:table-cell>
          <table:table-cell office:value-type="float" office:value="0.087989" calcext:value-type="float">
            <text:p>0.087989</text:p>
          </table:table-cell>
          <table:table-cell office:value-type="float" office:value="0.0987073" calcext:value-type="float">
            <text:p>0.0987073</text:p>
          </table:table-cell>
          <table:table-cell office:value-type="float" office:value="0.109333" calcext:value-type="float">
            <text:p>0.109333</text:p>
          </table:table-cell>
          <table:table-cell office:value-type="float" office:value="0.119846" calcext:value-type="float">
            <text:p>0.119846</text:p>
          </table:table-cell>
          <table:table-cell office:value-type="float" office:value="0.130246" calcext:value-type="float">
            <text:p>0.130246</text:p>
          </table:table-cell>
          <table:table-cell office:value-type="float" office:value="0.140511" calcext:value-type="float">
            <text:p>0.140511</text:p>
          </table:table-cell>
          <table:table-cell office:value-type="float" office:value="0.150645" calcext:value-type="float">
            <text:p>0.150645</text:p>
          </table:table-cell>
          <table:table-cell office:value-type="float" office:value="0.160622" calcext:value-type="float">
            <text:p>0.160622</text:p>
          </table:table-cell>
          <table:table-cell office:value-type="float" office:value="0.170449" calcext:value-type="float">
            <text:p>0.170449</text:p>
          </table:table-cell>
          <table:table-cell office:value-type="float" office:value="0.180099" calcext:value-type="float">
            <text:p>0.180099</text:p>
          </table:table-cell>
          <table:table-cell office:value-type="float" office:value="0.189581" calcext:value-type="float">
            <text:p>0.189581</text:p>
          </table:table-cell>
          <table:table-cell office:value-type="float" office:value="0.198866" calcext:value-type="float">
            <text:p>0.198866</text:p>
          </table:table-cell>
          <table:table-cell office:value-type="float" office:value="0.207964" calcext:value-type="float">
            <text:p>0.207964</text:p>
          </table:table-cell>
          <table:table-cell office:value-type="float" office:value="0.216847" calcext:value-type="float">
            <text:p>0.216847</text:p>
          </table:table-cell>
          <table:table-cell office:value-type="float" office:value="0.225527" calcext:value-type="float">
            <text:p>0.225527</text:p>
          </table:table-cell>
          <table:table-cell office:value-type="float" office:value="0.233973" calcext:value-type="float">
            <text:p>0.233973</text:p>
          </table:table-cell>
          <table:table-cell office:value-type="float" office:value="0.242199" calcext:value-type="float">
            <text:p>0.242199</text:p>
          </table:table-cell>
          <table:table-cell office:value-type="float" office:value="0.250175" calcext:value-type="float">
            <text:p>0.250175</text:p>
          </table:table-cell>
          <table:table-cell office:value-type="float" office:value="0.257916" calcext:value-type="float">
            <text:p>0.257916</text:p>
          </table:table-cell>
          <table:table-cell office:value-type="float" office:value="0.26539" calcext:value-type="float">
            <text:p>0.26539</text:p>
          </table:table-cell>
          <table:table-cell office:value-type="float" office:value="0.272615" calcext:value-type="float">
            <text:p>0.272615</text:p>
          </table:table-cell>
          <table:table-cell office:value-type="float" office:value="0.279557" calcext:value-type="float">
            <text:p>0.279557</text:p>
          </table:table-cell>
          <table:table-cell office:value-type="float" office:value="0.286237" calcext:value-type="float">
            <text:p>0.286237</text:p>
          </table:table-cell>
          <table:table-cell office:value-type="float" office:value="0.292622" calcext:value-type="float">
            <text:p>0.292622</text:p>
          </table:table-cell>
          <table:table-cell office:value-type="float" office:value="0.29873" calcext:value-type="float">
            <text:p>0.29873</text:p>
          </table:table-cell>
          <table:table-cell office:value-type="float" office:value="0.304531" calcext:value-type="float">
            <text:p>0.304531</text:p>
          </table:table-cell>
          <table:table-cell office:value-type="float" office:value="0.310044" calcext:value-type="float">
            <text:p>0.310044</text:p>
          </table:table-cell>
          <table:table-cell office:value-type="float" office:value="0.315239" calcext:value-type="float">
            <text:p>0.315239</text:p>
          </table:table-cell>
          <table:table-cell office:value-type="float" office:value="0.320135" calcext:value-type="float">
            <text:p>0.320135</text:p>
          </table:table-cell>
          <table:table-cell office:value-type="float" office:value="0.324702" calcext:value-type="float">
            <text:p>0.324702</text:p>
          </table:table-cell>
          <table:table-cell office:value-type="float" office:value="0.328962" calcext:value-type="float">
            <text:p>0.328962</text:p>
          </table:table-cell>
          <table:table-cell office:value-type="float" office:value="0.332884" calcext:value-type="float">
            <text:p>0.332884</text:p>
          </table:table-cell>
          <table:table-cell office:value-type="float" office:value="0.336491" calcext:value-type="float">
            <text:p>0.336491</text:p>
          </table:table-cell>
          <table:table-cell office:value-type="float" office:value="0.339753" calcext:value-type="float">
            <text:p>0.339753</text:p>
          </table:table-cell>
          <table:table-cell office:value-type="float" office:value="0.342692" calcext:value-type="float">
            <text:p>0.342692</text:p>
          </table:table-cell>
          <table:table-cell office:value-type="float" office:value="0.34528" calcext:value-type="float">
            <text:p>0.34528</text:p>
          </table:table-cell>
          <table:table-cell office:value-type="float" office:value="0.34754" calcext:value-type="float">
            <text:p>0.34754</text:p>
          </table:table-cell>
          <table:table-cell office:value-type="float" office:value="0.349445" calcext:value-type="float">
            <text:p>0.349445</text:p>
          </table:table-cell>
          <table:table-cell office:value-type="float" office:value="0.351017" calcext:value-type="float">
            <text:p>0.351017</text:p>
          </table:table-cell>
          <table:table-cell office:value-type="float" office:value="0.352231" calcext:value-type="float">
            <text:p>0.352231</text:p>
          </table:table-cell>
          <table:table-cell office:value-type="float" office:value="0.353108" calcext:value-type="float">
            <text:p>0.353108</text:p>
          </table:table-cell>
          <table:table-cell office:value-type="float" office:value="0.353626" calcext:value-type="float">
            <text:p>0.353626</text:p>
          </table:table-cell>
          <table:table-cell office:value-type="float" office:value="0.353807" calcext:value-type="float">
            <text:p>0.353807</text:p>
          </table:table-cell>
        </table:table-row>
        <table:table-row table:style-name="ro1">
          <table:table-cell office:value-type="float" office:value="0.744193" calcext:value-type="float">
            <text:p>0.744193</text:p>
          </table:table-cell>
          <table:table-cell office:value-type="float" office:value="-0.380937" calcext:value-type="float">
            <text:p>-0.380937</text:p>
          </table:table-cell>
          <table:table-cell office:value-type="float" office:value="-0.380744" calcext:value-type="float">
            <text:p>-0.380744</text:p>
          </table:table-cell>
          <table:table-cell office:value-type="float" office:value="-0.380186" calcext:value-type="float">
            <text:p>-0.380186</text:p>
          </table:table-cell>
          <table:table-cell office:value-type="float" office:value="-0.379241" calcext:value-type="float">
            <text:p>-0.379241</text:p>
          </table:table-cell>
          <table:table-cell office:value-type="float" office:value="-0.377934" calcext:value-type="float">
            <text:p>-0.377934</text:p>
          </table:table-cell>
          <table:table-cell office:value-type="float" office:value="-0.376242" calcext:value-type="float">
            <text:p>-0.376242</text:p>
          </table:table-cell>
          <table:table-cell office:value-type="float" office:value="-0.37419" calcext:value-type="float">
            <text:p>-0.37419</text:p>
          </table:table-cell>
          <table:table-cell office:value-type="float" office:value="-0.371758" calcext:value-type="float">
            <text:p>-0.371758</text:p>
          </table:table-cell>
          <table:table-cell office:value-type="float" office:value="-0.36897" calcext:value-type="float">
            <text:p>-0.36897</text:p>
          </table:table-cell>
          <table:table-cell office:value-type="float" office:value="-0.365806" calcext:value-type="float">
            <text:p>-0.365806</text:p>
          </table:table-cell>
          <table:table-cell office:value-type="float" office:value="-0.362294" calcext:value-type="float">
            <text:p>-0.362294</text:p>
          </table:table-cell>
          <table:table-cell office:value-type="float" office:value="-0.358411" calcext:value-type="float">
            <text:p>-0.358411</text:p>
          </table:table-cell>
          <table:table-cell office:value-type="float" office:value="-0.354188" calcext:value-type="float">
            <text:p>-0.354188</text:p>
          </table:table-cell>
          <table:table-cell office:value-type="float" office:value="-0.349602" calcext:value-type="float">
            <text:p>-0.349602</text:p>
          </table:table-cell>
          <table:table-cell office:value-type="float" office:value="-0.344684" calcext:value-type="float">
            <text:p>-0.344684</text:p>
          </table:table-cell>
          <table:table-cell office:value-type="float" office:value="-0.339413" calcext:value-type="float">
            <text:p>-0.339413</text:p>
          </table:table-cell>
          <table:table-cell office:value-type="float" office:value="-0.333819" calcext:value-type="float">
            <text:p>-0.333819</text:p>
          </table:table-cell>
          <table:table-cell office:value-type="float" office:value="-0.327884" calcext:value-type="float">
            <text:p>-0.327884</text:p>
          </table:table-cell>
          <table:table-cell office:value-type="float" office:value="-0.321638" calcext:value-type="float">
            <text:p>-0.321638</text:p>
          </table:table-cell>
          <table:table-cell office:value-type="float" office:value="-0.315061" calcext:value-type="float">
            <text:p>-0.315061</text:p>
          </table:table-cell>
          <table:table-cell office:value-type="float" office:value="-0.308187" calcext:value-type="float">
            <text:p>-0.308187</text:p>
          </table:table-cell>
          <table:table-cell office:value-type="float" office:value="-0.300995" calcext:value-type="float">
            <text:p>-0.300995</text:p>
          </table:table-cell>
          <table:table-cell office:value-type="float" office:value="-0.293519" calcext:value-type="float">
            <text:p>-0.293519</text:p>
          </table:table-cell>
          <table:table-cell office:value-type="float" office:value="-0.285741" calcext:value-type="float">
            <text:p>-0.285741</text:p>
          </table:table-cell>
          <table:table-cell office:value-type="float" office:value="-0.277694" calcext:value-type="float">
            <text:p>-0.277694</text:p>
          </table:table-cell>
          <table:table-cell office:value-type="float" office:value="-0.269359" calcext:value-type="float">
            <text:p>-0.269359</text:p>
          </table:table-cell>
          <table:table-cell office:value-type="float" office:value="-0.260772" calcext:value-type="float">
            <text:p>-0.260772</text:p>
          </table:table-cell>
          <table:table-cell office:value-type="float" office:value="-0.251915" calcext:value-type="float">
            <text:p>-0.251915</text:p>
          </table:table-cell>
          <table:table-cell office:value-type="float" office:value="-0.242821" calcext:value-type="float">
            <text:p>-0.242821</text:p>
          </table:table-cell>
          <table:table-cell office:value-type="float" office:value="-0.233476" calcext:value-type="float">
            <text:p>-0.233476</text:p>
          </table:table-cell>
          <table:table-cell office:value-type="float" office:value="-0.223911" calcext:value-type="float">
            <text:p>-0.223911</text:p>
          </table:table-cell>
          <table:table-cell office:value-type="float" office:value="-0.214115" calcext:value-type="float">
            <text:p>-0.214115</text:p>
          </table:table-cell>
          <table:table-cell office:value-type="float" office:value="-0.204118" calcext:value-type="float">
            <text:p>-0.204118</text:p>
          </table:table-cell>
          <table:table-cell office:value-type="float" office:value="-0.19391" calcext:value-type="float">
            <text:p>-0.19391</text:p>
          </table:table-cell>
          <table:table-cell office:value-type="float" office:value="-0.18352" calcext:value-type="float">
            <text:p>-0.18352</text:p>
          </table:table-cell>
          <table:table-cell office:value-type="float" office:value="-0.172939" calcext:value-type="float">
            <text:p>-0.172939</text:p>
          </table:table-cell>
          <table:table-cell office:value-type="float" office:value="-0.162197" calcext:value-type="float">
            <text:p>-0.162197</text:p>
          </table:table-cell>
          <table:table-cell office:value-type="float" office:value="-0.151286" calcext:value-type="float">
            <text:p>-0.151286</text:p>
          </table:table-cell>
          <table:table-cell office:value-type="float" office:value="-0.140234" calcext:value-type="float">
            <text:p>-0.140234</text:p>
          </table:table-cell>
          <table:table-cell office:value-type="float" office:value="-0.129036" calcext:value-type="float">
            <text:p>-0.129036</text:p>
          </table:table-cell>
          <table:table-cell office:value-type="float" office:value="-0.117717" calcext:value-type="float">
            <text:p>-0.117717</text:p>
          </table:table-cell>
          <table:table-cell office:value-type="float" office:value="-0.106277" calcext:value-type="float">
            <text:p>-0.106277</text:p>
          </table:table-cell>
          <table:table-cell office:value-type="float" office:value="-0.0947361" calcext:value-type="float">
            <text:p>-0.0947361</text:p>
          </table:table-cell>
          <table:table-cell office:value-type="float" office:value="-0.0830977" calcext:value-type="float">
            <text:p>-0.0830977</text:p>
          </table:table-cell>
          <table:table-cell office:value-type="float" office:value="-0.0713811" calcext:value-type="float">
            <text:p>-0.0713811</text:p>
          </table:table-cell>
          <table:table-cell office:value-type="float" office:value="-0.0595908" calcext:value-type="float">
            <text:p>-0.0595908</text:p>
          </table:table-cell>
          <table:table-cell office:value-type="float" office:value="-0.0477445" calcext:value-type="float">
            <text:p>-0.0477445</text:p>
          </table:table-cell>
          <table:table-cell office:value-type="float" office:value="-0.0358488" calcext:value-type="float">
            <text:p>-0.0358488</text:p>
          </table:table-cell>
          <table:table-cell office:value-type="float" office:value="-0.0239195" calcext:value-type="float">
            <text:p>-0.0239195</text:p>
          </table:table-cell>
          <table:table-cell office:value-type="float" office:value="-0.0119654" calcext:value-type="float">
            <text:p>-0.0119654</text:p>
          </table:table-cell>
          <table:table-cell office:value-type="float" office:value="-3.96529E-016" calcext:value-type="float">
            <text:p>-3.96529E-16</text:p>
          </table:table-cell>
          <table:table-cell office:value-type="float" office:value="0.0119654" calcext:value-type="float">
            <text:p>0.0119654</text:p>
          </table:table-cell>
          <table:table-cell office:value-type="float" office:value="0.0239195" calcext:value-type="float">
            <text:p>0.0239195</text:p>
          </table:table-cell>
          <table:table-cell office:value-type="float" office:value="0.0358488" calcext:value-type="float">
            <text:p>0.0358488</text:p>
          </table:table-cell>
          <table:table-cell office:value-type="float" office:value="0.0477445" calcext:value-type="float">
            <text:p>0.0477445</text:p>
          </table:table-cell>
          <table:table-cell office:value-type="float" office:value="0.0595908" calcext:value-type="float">
            <text:p>0.0595908</text:p>
          </table:table-cell>
          <table:table-cell office:value-type="float" office:value="0.0713811" calcext:value-type="float">
            <text:p>0.0713811</text:p>
          </table:table-cell>
          <table:table-cell office:value-type="float" office:value="0.0830977" calcext:value-type="float">
            <text:p>0.0830977</text:p>
          </table:table-cell>
          <table:table-cell office:value-type="float" office:value="0.0947361" calcext:value-type="float">
            <text:p>0.0947361</text:p>
          </table:table-cell>
          <table:table-cell office:value-type="float" office:value="0.106277" calcext:value-type="float">
            <text:p>0.106277</text:p>
          </table:table-cell>
          <table:table-cell office:value-type="float" office:value="0.117717" calcext:value-type="float">
            <text:p>0.117717</text:p>
          </table:table-cell>
          <table:table-cell office:value-type="float" office:value="0.129036" calcext:value-type="float">
            <text:p>0.129036</text:p>
          </table:table-cell>
          <table:table-cell office:value-type="float" office:value="0.140234" calcext:value-type="float">
            <text:p>0.140234</text:p>
          </table:table-cell>
          <table:table-cell office:value-type="float" office:value="0.151286" calcext:value-type="float">
            <text:p>0.151286</text:p>
          </table:table-cell>
          <table:table-cell office:value-type="float" office:value="0.162197" calcext:value-type="float">
            <text:p>0.162197</text:p>
          </table:table-cell>
          <table:table-cell office:value-type="float" office:value="0.172939" calcext:value-type="float">
            <text:p>0.172939</text:p>
          </table:table-cell>
          <table:table-cell office:value-type="float" office:value="0.18352" calcext:value-type="float">
            <text:p>0.18352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204118" calcext:value-type="float">
            <text:p>0.204118</text:p>
          </table:table-cell>
          <table:table-cell office:value-type="float" office:value="0.214115" calcext:value-type="float">
            <text:p>0.214115</text:p>
          </table:table-cell>
          <table:table-cell office:value-type="float" office:value="0.223911" calcext:value-type="float">
            <text:p>0.223911</text:p>
          </table:table-cell>
          <table:table-cell office:value-type="float" office:value="0.233476" calcext:value-type="float">
            <text:p>0.233476</text:p>
          </table:table-cell>
          <table:table-cell office:value-type="float" office:value="0.242821" calcext:value-type="float">
            <text:p>0.242821</text:p>
          </table:table-cell>
          <table:table-cell office:value-type="float" office:value="0.251915" calcext:value-type="float">
            <text:p>0.251915</text:p>
          </table:table-cell>
          <table:table-cell office:value-type="float" office:value="0.260772" calcext:value-type="float">
            <text:p>0.260772</text:p>
          </table:table-cell>
          <table:table-cell office:value-type="float" office:value="0.269359" calcext:value-type="float">
            <text:p>0.269359</text:p>
          </table:table-cell>
          <table:table-cell office:value-type="float" office:value="0.277694" calcext:value-type="float">
            <text:p>0.277694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0.293519" calcext:value-type="float">
            <text:p>0.293519</text:p>
          </table:table-cell>
          <table:table-cell office:value-type="float" office:value="0.300995" calcext:value-type="float">
            <text:p>0.300995</text:p>
          </table:table-cell>
          <table:table-cell office:value-type="float" office:value="0.308187" calcext:value-type="float">
            <text:p>0.308187</text:p>
          </table:table-cell>
          <table:table-cell office:value-type="float" office:value="0.315061" calcext:value-type="float">
            <text:p>0.315061</text:p>
          </table:table-cell>
          <table:table-cell office:value-type="float" office:value="0.321638" calcext:value-type="float">
            <text:p>0.321638</text:p>
          </table:table-cell>
          <table:table-cell office:value-type="float" office:value="0.327884" calcext:value-type="float">
            <text:p>0.327884</text:p>
          </table:table-cell>
          <table:table-cell office:value-type="float" office:value="0.333819" calcext:value-type="float">
            <text:p>0.333819</text:p>
          </table:table-cell>
          <table:table-cell office:value-type="float" office:value="0.339413" calcext:value-type="float">
            <text:p>0.339413</text:p>
          </table:table-cell>
          <table:table-cell office:value-type="float" office:value="0.344684" calcext:value-type="float">
            <text:p>0.344684</text:p>
          </table:table-cell>
          <table:table-cell office:value-type="float" office:value="0.349602" calcext:value-type="float">
            <text:p>0.349602</text:p>
          </table:table-cell>
          <table:table-cell office:value-type="float" office:value="0.354188" calcext:value-type="float">
            <text:p>0.354188</text:p>
          </table:table-cell>
          <table:table-cell office:value-type="float" office:value="0.358411" calcext:value-type="float">
            <text:p>0.358411</text:p>
          </table:table-cell>
          <table:table-cell office:value-type="float" office:value="0.362294" calcext:value-type="float">
            <text:p>0.362294</text:p>
          </table:table-cell>
          <table:table-cell office:value-type="float" office:value="0.365806" calcext:value-type="float">
            <text:p>0.365806</text:p>
          </table:table-cell>
          <table:table-cell office:value-type="float" office:value="0.36897" calcext:value-type="float">
            <text:p>0.36897</text:p>
          </table:table-cell>
          <table:table-cell office:value-type="float" office:value="0.371758" calcext:value-type="float">
            <text:p>0.371758</text:p>
          </table:table-cell>
          <table:table-cell office:value-type="float" office:value="0.37419" calcext:value-type="float">
            <text:p>0.37419</text:p>
          </table:table-cell>
          <table:table-cell office:value-type="float" office:value="0.376242" calcext:value-type="float">
            <text:p>0.376242</text:p>
          </table:table-cell>
          <table:table-cell office:value-type="float" office:value="0.377934" calcext:value-type="float">
            <text:p>0.377934</text:p>
          </table:table-cell>
          <table:table-cell office:value-type="float" office:value="0.379241" calcext:value-type="float">
            <text:p>0.379241</text:p>
          </table:table-cell>
          <table:table-cell office:value-type="float" office:value="0.380186" calcext:value-type="float">
            <text:p>0.380186</text:p>
          </table:table-cell>
          <table:table-cell office:value-type="float" office:value="0.380744" calcext:value-type="float">
            <text:p>0.380744</text:p>
          </table:table-cell>
          <table:table-cell office:value-type="float" office:value="0.380937" calcext:value-type="float">
            <text:p>0.380937</text:p>
          </table:table-cell>
        </table:table-row>
        <table:table-row table:style-name="ro1">
          <table:table-cell office:value-type="float" office:value="0.760237" calcext:value-type="float">
            <text:p>0.760237</text:p>
          </table:table-cell>
          <table:table-cell office:value-type="float" office:value="-0.406292" calcext:value-type="float">
            <text:p>-0.406292</text:p>
          </table:table-cell>
          <table:table-cell office:value-type="float" office:value="-0.406087" calcext:value-type="float">
            <text:p>-0.406087</text:p>
          </table:table-cell>
          <table:table-cell office:value-type="float" office:value="-0.405492" calcext:value-type="float">
            <text:p>-0.405492</text:p>
          </table:table-cell>
          <table:table-cell office:value-type="float" office:value="-0.404484" calcext:value-type="float">
            <text:p>-0.404484</text:p>
          </table:table-cell>
          <table:table-cell office:value-type="float" office:value="-0.403089" calcext:value-type="float">
            <text:p>-0.403089</text:p>
          </table:table-cell>
          <table:table-cell office:value-type="float" office:value="-0.401285" calcext:value-type="float">
            <text:p>-0.401285</text:p>
          </table:table-cell>
          <table:table-cell office:value-type="float" office:value="-0.399097" calcext:value-type="float">
            <text:p>-0.399097</text:p>
          </table:table-cell>
          <table:table-cell office:value-type="float" office:value="-0.396503" calcext:value-type="float">
            <text:p>-0.396503</text:p>
          </table:table-cell>
          <table:table-cell office:value-type="float" office:value="-0.393529" calcext:value-type="float">
            <text:p>-0.393529</text:p>
          </table:table-cell>
          <table:table-cell office:value-type="float" office:value="-0.390155" calcext:value-type="float">
            <text:p>-0.390155</text:p>
          </table:table-cell>
          <table:table-cell office:value-type="float" office:value="-0.386408" calcext:value-type="float">
            <text:p>-0.386408</text:p>
          </table:table-cell>
          <table:table-cell office:value-type="float" office:value="-0.382268" calcext:value-type="float">
            <text:p>-0.382268</text:p>
          </table:table-cell>
          <table:table-cell office:value-type="float" office:value="-0.377763" calcext:value-type="float">
            <text:p>-0.377763</text:p>
          </table:table-cell>
          <table:table-cell office:value-type="float" office:value="-0.372872" calcext:value-type="float">
            <text:p>-0.372872</text:p>
          </table:table-cell>
          <table:table-cell office:value-type="float" office:value="-0.367626" calcext:value-type="float">
            <text:p>-0.367626</text:p>
          </table:table-cell>
          <table:table-cell office:value-type="float" office:value="-0.362005" calcext:value-type="float">
            <text:p>-0.362005</text:p>
          </table:table-cell>
          <table:table-cell office:value-type="float" office:value="-0.356039" calcext:value-type="float">
            <text:p>-0.356039</text:p>
          </table:table-cell>
          <table:table-cell office:value-type="float" office:value="-0.349709" calcext:value-type="float">
            <text:p>-0.349709</text:p>
          </table:table-cell>
          <table:table-cell office:value-type="float" office:value="-0.343046" calcext:value-type="float">
            <text:p>-0.343046</text:p>
          </table:table-cell>
          <table:table-cell office:value-type="float" office:value="-0.336032" calcext:value-type="float">
            <text:p>-0.336032</text:p>
          </table:table-cell>
          <table:table-cell office:value-type="float" office:value="-0.3287" calcext:value-type="float">
            <text:p>-0.3287</text:p>
          </table:table-cell>
          <table:table-cell office:value-type="float" office:value="-0.32103" calcext:value-type="float">
            <text:p>-0.32103</text:p>
          </table:table-cell>
          <table:table-cell office:value-type="float" office:value="-0.313056" calcext:value-type="float">
            <text:p>-0.313056</text:p>
          </table:table-cell>
          <table:table-cell office:value-type="float" office:value="-0.304761" calcext:value-type="float">
            <text:p>-0.304761</text:p>
          </table:table-cell>
          <table:table-cell office:value-type="float" office:value="-0.296177" calcext:value-type="float">
            <text:p>-0.296177</text:p>
          </table:table-cell>
          <table:table-cell office:value-type="float" office:value="-0.287289" calcext:value-type="float">
            <text:p>-0.287289</text:p>
          </table:table-cell>
          <table:table-cell office:value-type="float" office:value="-0.278129" calcext:value-type="float">
            <text:p>-0.278129</text:p>
          </table:table-cell>
          <table:table-cell office:value-type="float" office:value="-0.268683" calcext:value-type="float">
            <text:p>-0.268683</text:p>
          </table:table-cell>
          <table:table-cell office:value-type="float" office:value="-0.258983" calcext:value-type="float">
            <text:p>-0.258983</text:p>
          </table:table-cell>
          <table:table-cell office:value-type="float" office:value="-0.249016" calcext:value-type="float">
            <text:p>-0.249016</text:p>
          </table:table-cell>
          <table:table-cell office:value-type="float" office:value="-0.238815" calcext:value-type="float">
            <text:p>-0.238815</text:p>
          </table:table-cell>
          <table:table-cell office:value-type="float" office:value="-0.228367" calcext:value-type="float">
            <text:p>-0.228367</text:p>
          </table:table-cell>
          <table:table-cell office:value-type="float" office:value="-0.217704" calcext:value-type="float">
            <text:p>-0.217704</text:p>
          </table:table-cell>
          <table:table-cell office:value-type="float" office:value="-0.206817" calcext:value-type="float">
            <text:p>-0.206817</text:p>
          </table:table-cell>
          <table:table-cell office:value-type="float" office:value="-0.195735" calcext:value-type="float">
            <text:p>-0.195735</text:p>
          </table:table-cell>
          <table:table-cell office:value-type="float" office:value="-0.184451" calcext:value-type="float">
            <text:p>-0.184451</text:p>
          </table:table-cell>
          <table:table-cell office:value-type="float" office:value="-0.172992" calcext:value-type="float">
            <text:p>-0.172992</text:p>
          </table:table-cell>
          <table:table-cell office:value-type="float" office:value="-0.161356" calcext:value-type="float">
            <text:p>-0.161356</text:p>
          </table:table-cell>
          <table:table-cell office:value-type="float" office:value="-0.149568" calcext:value-type="float">
            <text:p>-0.149568</text:p>
          </table:table-cell>
          <table:table-cell office:value-type="float" office:value="-0.137625" calcext:value-type="float">
            <text:p>-0.137625</text:p>
          </table:table-cell>
          <table:table-cell office:value-type="float" office:value="-0.125552" calcext:value-type="float">
            <text:p>-0.125552</text:p>
          </table:table-cell>
          <table:table-cell office:value-type="float" office:value="-0.113351" calcext:value-type="float">
            <text:p>-0.113351</text:p>
          </table:table-cell>
          <table:table-cell office:value-type="float" office:value="-0.101042" calcext:value-type="float">
            <text:p>-0.101042</text:p>
          </table:table-cell>
          <table:table-cell office:value-type="float" office:value="-0.0886289" calcext:value-type="float">
            <text:p>-0.0886289</text:p>
          </table:table-cell>
          <table:table-cell office:value-type="float" office:value="-0.0761323" calcext:value-type="float">
            <text:p>-0.0761323</text:p>
          </table:table-cell>
          <table:table-cell office:value-type="float" office:value="-0.0635574" calcext:value-type="float">
            <text:p>-0.0635574</text:p>
          </table:table-cell>
          <table:table-cell office:value-type="float" office:value="-0.0509224" calcext:value-type="float">
            <text:p>-0.0509224</text:p>
          </table:table-cell>
          <table:table-cell office:value-type="float" office:value="-0.038235" calcext:value-type="float">
            <text:p>-0.038235</text:p>
          </table:table-cell>
          <table:table-cell office:value-type="float" office:value="-0.0255116" calcext:value-type="float">
            <text:p>-0.0255116</text:p>
          </table:table-cell>
          <table:table-cell office:value-type="float" office:value="-0.0127618" calcext:value-type="float">
            <text:p>-0.0127618</text:p>
          </table:table-cell>
          <table:table-cell office:value-type="float" office:value="-4.93967E-016" calcext:value-type="float">
            <text:p>-4.93967E-16</text:p>
          </table:table-cell>
          <table:table-cell office:value-type="float" office:value="0.0127618" calcext:value-type="float">
            <text:p>0.0127618</text:p>
          </table:table-cell>
          <table:table-cell office:value-type="float" office:value="0.0255116" calcext:value-type="float">
            <text:p>0.0255116</text:p>
          </table:table-cell>
          <table:table-cell office:value-type="float" office:value="0.038235" calcext:value-type="float">
            <text:p>0.038235</text:p>
          </table:table-cell>
          <table:table-cell office:value-type="float" office:value="0.0509224" calcext:value-type="float">
            <text:p>0.0509224</text:p>
          </table:table-cell>
          <table:table-cell office:value-type="float" office:value="0.0635574" calcext:value-type="float">
            <text:p>0.0635574</text:p>
          </table:table-cell>
          <table:table-cell office:value-type="float" office:value="0.0761323" calcext:value-type="float">
            <text:p>0.0761323</text:p>
          </table:table-cell>
          <table:table-cell office:value-type="float" office:value="0.0886289" calcext:value-type="float">
            <text:p>0.0886289</text:p>
          </table:table-cell>
          <table:table-cell office:value-type="float" office:value="0.101042" calcext:value-type="float">
            <text:p>0.101042</text:p>
          </table:table-cell>
          <table:table-cell office:value-type="float" office:value="0.113351" calcext:value-type="float">
            <text:p>0.113351</text:p>
          </table:table-cell>
          <table:table-cell office:value-type="float" office:value="0.125552" calcext:value-type="float">
            <text:p>0.125552</text:p>
          </table:table-cell>
          <table:table-cell office:value-type="float" office:value="0.137625" calcext:value-type="float">
            <text:p>0.137625</text:p>
          </table:table-cell>
          <table:table-cell office:value-type="float" office:value="0.149568" calcext:value-type="float">
            <text:p>0.149568</text:p>
          </table:table-cell>
          <table:table-cell office:value-type="float" office:value="0.161356" calcext:value-type="float">
            <text:p>0.161356</text:p>
          </table:table-cell>
          <table:table-cell office:value-type="float" office:value="0.172992" calcext:value-type="float">
            <text:p>0.172992</text:p>
          </table:table-cell>
          <table:table-cell office:value-type="float" office:value="0.184451" calcext:value-type="float">
            <text:p>0.184451</text:p>
          </table:table-cell>
          <table:table-cell office:value-type="float" office:value="0.195735" calcext:value-type="float">
            <text:p>0.195735</text:p>
          </table:table-cell>
          <table:table-cell office:value-type="float" office:value="0.206817" calcext:value-type="float">
            <text:p>0.206817</text:p>
          </table:table-cell>
          <table:table-cell office:value-type="float" office:value="0.217704" calcext:value-type="float">
            <text:p>0.217704</text:p>
          </table:table-cell>
          <table:table-cell office:value-type="float" office:value="0.228367" calcext:value-type="float">
            <text:p>0.228367</text:p>
          </table:table-cell>
          <table:table-cell office:value-type="float" office:value="0.238815" calcext:value-type="float">
            <text:p>0.238815</text:p>
          </table:table-cell>
          <table:table-cell office:value-type="float" office:value="0.249016" calcext:value-type="float">
            <text:p>0.249016</text:p>
          </table:table-cell>
          <table:table-cell office:value-type="float" office:value="0.258983" calcext:value-type="float">
            <text:p>0.258983</text:p>
          </table:table-cell>
          <table:table-cell office:value-type="float" office:value="0.268683" calcext:value-type="float">
            <text:p>0.268683</text:p>
          </table:table-cell>
          <table:table-cell office:value-type="float" office:value="0.278129" calcext:value-type="float">
            <text:p>0.278129</text:p>
          </table:table-cell>
          <table:table-cell office:value-type="float" office:value="0.287289" calcext:value-type="float">
            <text:p>0.287289</text:p>
          </table:table-cell>
          <table:table-cell office:value-type="float" office:value="0.296177" calcext:value-type="float">
            <text:p>0.296177</text:p>
          </table:table-cell>
          <table:table-cell office:value-type="float" office:value="0.304761" calcext:value-type="float">
            <text:p>0.304761</text:p>
          </table:table-cell>
          <table:table-cell office:value-type="float" office:value="0.313056" calcext:value-type="float">
            <text:p>0.313056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36032" calcext:value-type="float">
            <text:p>0.336032</text:p>
          </table:table-cell>
          <table:table-cell office:value-type="float" office:value="0.343046" calcext:value-type="float">
            <text:p>0.343046</text:p>
          </table:table-cell>
          <table:table-cell office:value-type="float" office:value="0.349709" calcext:value-type="float">
            <text:p>0.349709</text:p>
          </table:table-cell>
          <table:table-cell office:value-type="float" office:value="0.356039" calcext:value-type="float">
            <text:p>0.356039</text:p>
          </table:table-cell>
          <table:table-cell office:value-type="float" office:value="0.362005" calcext:value-type="float">
            <text:p>0.362005</text:p>
          </table:table-cell>
          <table:table-cell office:value-type="float" office:value="0.367626" calcext:value-type="float">
            <text:p>0.367626</text:p>
          </table:table-cell>
          <table:table-cell office:value-type="float" office:value="0.372872" calcext:value-type="float">
            <text:p>0.372872</text:p>
          </table:table-cell>
          <table:table-cell office:value-type="float" office:value="0.377763" calcext:value-type="float">
            <text:p>0.377763</text:p>
          </table:table-cell>
          <table:table-cell office:value-type="float" office:value="0.382268" calcext:value-type="float">
            <text:p>0.382268</text:p>
          </table:table-cell>
          <table:table-cell office:value-type="float" office:value="0.386408" calcext:value-type="float">
            <text:p>0.386408</text:p>
          </table:table-cell>
          <table:table-cell office:value-type="float" office:value="0.390155" calcext:value-type="float">
            <text:p>0.390155</text:p>
          </table:table-cell>
          <table:table-cell office:value-type="float" office:value="0.393529" calcext:value-type="float">
            <text:p>0.393529</text:p>
          </table:table-cell>
          <table:table-cell office:value-type="float" office:value="0.396503" calcext:value-type="float">
            <text:p>0.39650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401285" calcext:value-type="float">
            <text:p>0.401285</text:p>
          </table:table-cell>
          <table:table-cell office:value-type="float" office:value="0.403089" calcext:value-type="float">
            <text:p>0.403089</text:p>
          </table:table-cell>
          <table:table-cell office:value-type="float" office:value="0.404484" calcext:value-type="float">
            <text:p>0.404484</text:p>
          </table:table-cell>
          <table:table-cell office:value-type="float" office:value="0.405492" calcext:value-type="float">
            <text:p>0.405492</text:p>
          </table:table-cell>
          <table:table-cell office:value-type="float" office:value="0.406087" calcext:value-type="float">
            <text:p>0.406087</text:p>
          </table:table-cell>
          <table:table-cell office:value-type="float" office:value="0.406292" calcext:value-type="float">
            <text:p>0.406292</text:p>
          </table:table-cell>
        </table:table-row>
        <table:table-row table:style-name="ro1">
          <table:table-cell office:value-type="float" office:value="0.776281" calcext:value-type="float">
            <text:p>0.776281</text:p>
          </table:table-cell>
          <table:table-cell office:value-type="float" office:value="-0.430222" calcext:value-type="float">
            <text:p>-0.430222</text:p>
          </table:table-cell>
          <table:table-cell office:value-type="float" office:value="-0.430004" calcext:value-type="float">
            <text:p>-0.430004</text:p>
          </table:table-cell>
          <table:table-cell office:value-type="float" office:value="-0.429373" calcext:value-type="float">
            <text:p>-0.429373</text:p>
          </table:table-cell>
          <table:table-cell office:value-type="float" office:value="-0.428307" calcext:value-type="float">
            <text:p>-0.428307</text:p>
          </table:table-cell>
          <table:table-cell office:value-type="float" office:value="-0.42683" calcext:value-type="float">
            <text:p>-0.42683</text:p>
          </table:table-cell>
          <table:table-cell office:value-type="float" office:value="-0.42492" calcext:value-type="float">
            <text:p>-0.42492</text:p>
          </table:table-cell>
          <table:table-cell office:value-type="float" office:value="-0.422602" calcext:value-type="float">
            <text:p>-0.422602</text:p>
          </table:table-cell>
          <table:table-cell office:value-type="float" office:value="-0.419855" calcext:value-type="float">
            <text:p>-0.419855</text:p>
          </table:table-cell>
          <table:table-cell office:value-type="float" office:value="-0.416706" calcext:value-type="float">
            <text:p>-0.416706</text:p>
          </table:table-cell>
          <table:table-cell office:value-type="float" office:value="-0.413134" calcext:value-type="float">
            <text:p>-0.413134</text:p>
          </table:table-cell>
          <table:table-cell office:value-type="float" office:value="-0.409166" calcext:value-type="float">
            <text:p>-0.409166</text:p>
          </table:table-cell>
          <table:table-cell office:value-type="float" office:value="-0.404782" calcext:value-type="float">
            <text:p>-0.404782</text:p>
          </table:table-cell>
          <table:table-cell office:value-type="float" office:value="-0.400011" calcext:value-type="float">
            <text:p>-0.400011</text:p>
          </table:table-cell>
          <table:table-cell office:value-type="float" office:value="-0.394833" calcext:value-type="float">
            <text:p>-0.394833</text:p>
          </table:table-cell>
          <table:table-cell office:value-type="float" office:value="-0.389278" calcext:value-type="float">
            <text:p>-0.389278</text:p>
          </table:table-cell>
          <table:table-cell office:value-type="float" office:value="-0.383326" calcext:value-type="float">
            <text:p>-0.383326</text:p>
          </table:table-cell>
          <table:table-cell office:value-type="float" office:value="-0.377008" calcext:value-type="float">
            <text:p>-0.377008</text:p>
          </table:table-cell>
          <table:table-cell office:value-type="float" office:value="-0.370305" calcext:value-type="float">
            <text:p>-0.370305</text:p>
          </table:table-cell>
          <table:table-cell office:value-type="float" office:value="-0.36325" calcext:value-type="float">
            <text:p>-0.36325</text:p>
          </table:table-cell>
          <table:table-cell office:value-type="float" office:value="-0.355824" calcext:value-type="float">
            <text:p>-0.355824</text:p>
          </table:table-cell>
          <table:table-cell office:value-type="float" office:value="-0.348059" calcext:value-type="float">
            <text:p>-0.348059</text:p>
          </table:table-cell>
          <table:table-cell office:value-type="float" office:value="-0.339938" calcext:value-type="float">
            <text:p>-0.339938</text:p>
          </table:table-cell>
          <table:table-cell office:value-type="float" office:value="-0.331494" calcext:value-type="float">
            <text:p>-0.331494</text:p>
          </table:table-cell>
          <table:table-cell office:value-type="float" office:value="-0.32271" calcext:value-type="float">
            <text:p>-0.32271</text:p>
          </table:table-cell>
          <table:table-cell office:value-type="float" office:value="-0.31362" calcext:value-type="float">
            <text:p>-0.31362</text:p>
          </table:table-cell>
          <table:table-cell office:value-type="float" office:value="-0.304209" calcext:value-type="float">
            <text:p>-0.304209</text:p>
          </table:table-cell>
          <table:table-cell office:value-type="float" office:value="-0.294509" calcext:value-type="float">
            <text:p>-0.294509</text:p>
          </table:table-cell>
          <table:table-cell office:value-type="float" office:value="-0.284507" calcext:value-type="float">
            <text:p>-0.284507</text:p>
          </table:table-cell>
          <table:table-cell office:value-type="float" office:value="-0.274236" calcext:value-type="float">
            <text:p>-0.274236</text:p>
          </table:table-cell>
          <table:table-cell office:value-type="float" office:value="-0.263683" calcext:value-type="float">
            <text:p>-0.263683</text:p>
          </table:table-cell>
          <table:table-cell office:value-type="float" office:value="-0.25288" calcext:value-type="float">
            <text:p>-0.25288</text:p>
          </table:table-cell>
          <table:table-cell office:value-type="float" office:value="-0.241817" calcext:value-type="float">
            <text:p>-0.241817</text:p>
          </table:table-cell>
          <table:table-cell office:value-type="float" office:value="-0.230526" calcext:value-type="float">
            <text:p>-0.230526</text:p>
          </table:table-cell>
          <table:table-cell office:value-type="float" office:value="-0.218998" calcext:value-type="float">
            <text:p>-0.218998</text:p>
          </table:table-cell>
          <table:table-cell office:value-type="float" office:value="-0.207262" calcext:value-type="float">
            <text:p>-0.207262</text:p>
          </table:table-cell>
          <table:table-cell office:value-type="float" office:value="-0.195314" calcext:value-type="float">
            <text:p>-0.195314</text:p>
          </table:table-cell>
          <table:table-cell office:value-type="float" office:value="-0.183181" calcext:value-type="float">
            <text:p>-0.183181</text:p>
          </table:table-cell>
          <table:table-cell office:value-type="float" office:value="-0.17086" calcext:value-type="float">
            <text:p>-0.17086</text:p>
          </table:table-cell>
          <table:table-cell office:value-type="float" office:value="-0.158376" calcext:value-type="float">
            <text:p>-0.158376</text:p>
          </table:table-cell>
          <table:table-cell office:value-type="float" office:value="-0.145731" calcext:value-type="float">
            <text:p>-0.145731</text:p>
          </table:table-cell>
          <table:table-cell office:value-type="float" office:value="-0.132947" calcext:value-type="float">
            <text:p>-0.132947</text:p>
          </table:table-cell>
          <table:table-cell office:value-type="float" office:value="-0.120027" calcext:value-type="float">
            <text:p>-0.120027</text:p>
          </table:table-cell>
          <table:table-cell office:value-type="float" office:value="-0.106992" calcext:value-type="float">
            <text:p>-0.106992</text:p>
          </table:table-cell>
          <table:table-cell office:value-type="float" office:value="-0.0938488" calcext:value-type="float">
            <text:p>-0.0938488</text:p>
          </table:table-cell>
          <table:table-cell office:value-type="float" office:value="-0.080616" calcext:value-type="float">
            <text:p>-0.080616</text:p>
          </table:table-cell>
          <table:table-cell office:value-type="float" office:value="-0.0673007" calcext:value-type="float">
            <text:p>-0.0673007</text:p>
          </table:table-cell>
          <table:table-cell office:value-type="float" office:value="-0.0539214" calcext:value-type="float">
            <text:p>-0.0539214</text:p>
          </table:table-cell>
          <table:table-cell office:value-type="float" office:value="-0.0404869" calcext:value-type="float">
            <text:p>-0.0404869</text:p>
          </table:table-cell>
          <table:table-cell office:value-type="float" office:value="-0.027014" calcext:value-type="float">
            <text:p>-0.027014</text:p>
          </table:table-cell>
          <table:table-cell office:value-type="float" office:value="-0.0135134" calcext:value-type="float">
            <text:p>-0.0135134</text:p>
          </table:table-cell>
          <table:table-cell office:value-type="float" office:value="-6.55856E-017" calcext:value-type="float">
            <text:p>-6.55856E-17</text:p>
          </table:table-cell>
          <table:table-cell office:value-type="float" office:value="0.0135134" calcext:value-type="float">
            <text:p>0.0135134</text:p>
          </table:table-cell>
          <table:table-cell office:value-type="float" office:value="0.027014" calcext:value-type="float">
            <text:p>0.027014</text:p>
          </table:table-cell>
          <table:table-cell office:value-type="float" office:value="0.0404869" calcext:value-type="float">
            <text:p>0.0404869</text:p>
          </table:table-cell>
          <table:table-cell office:value-type="float" office:value="0.0539214" calcext:value-type="float">
            <text:p>0.0539214</text:p>
          </table:table-cell>
          <table:table-cell office:value-type="float" office:value="0.0673007" calcext:value-type="float">
            <text:p>0.0673007</text:p>
          </table:table-cell>
          <table:table-cell office:value-type="float" office:value="0.080616" calcext:value-type="float">
            <text:p>0.080616</text:p>
          </table:table-cell>
          <table:table-cell office:value-type="float" office:value="0.0938488" calcext:value-type="float">
            <text:p>0.0938488</text:p>
          </table:table-cell>
          <table:table-cell office:value-type="float" office:value="0.106992" calcext:value-type="float">
            <text:p>0.106992</text:p>
          </table:table-cell>
          <table:table-cell office:value-type="float" office:value="0.120027" calcext:value-type="float">
            <text:p>0.120027</text:p>
          </table:table-cell>
          <table:table-cell office:value-type="float" office:value="0.132947" calcext:value-type="float">
            <text:p>0.132947</text:p>
          </table:table-cell>
          <table:table-cell office:value-type="float" office:value="0.145731" calcext:value-type="float">
            <text:p>0.145731</text:p>
          </table:table-cell>
          <table:table-cell office:value-type="float" office:value="0.158376" calcext:value-type="float">
            <text:p>0.158376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0.183181" calcext:value-type="float">
            <text:p>0.183181</text:p>
          </table:table-cell>
          <table:table-cell office:value-type="float" office:value="0.195314" calcext:value-type="float">
            <text:p>0.195314</text:p>
          </table:table-cell>
          <table:table-cell office:value-type="float" office:value="0.207262" calcext:value-type="float">
            <text:p>0.207262</text:p>
          </table:table-cell>
          <table:table-cell office:value-type="float" office:value="0.218998" calcext:value-type="float">
            <text:p>0.218998</text:p>
          </table:table-cell>
          <table:table-cell office:value-type="float" office:value="0.230526" calcext:value-type="float">
            <text:p>0.230526</text:p>
          </table:table-cell>
          <table:table-cell office:value-type="float" office:value="0.241817" calcext:value-type="float">
            <text:p>0.24181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263683" calcext:value-type="float">
            <text:p>0.263683</text:p>
          </table:table-cell>
          <table:table-cell office:value-type="float" office:value="0.274236" calcext:value-type="float">
            <text:p>0.274236</text:p>
          </table:table-cell>
          <table:table-cell office:value-type="float" office:value="0.284507" calcext:value-type="float">
            <text:p>0.284507</text:p>
          </table:table-cell>
          <table:table-cell office:value-type="float" office:value="0.294509" calcext:value-type="float">
            <text:p>0.294509</text:p>
          </table:table-cell>
          <table:table-cell office:value-type="float" office:value="0.304209" calcext:value-type="float">
            <text:p>0.304209</text:p>
          </table:table-cell>
          <table:table-cell office:value-type="float" office:value="0.31362" calcext:value-type="float">
            <text:p>0.31362</text:p>
          </table:table-cell>
          <table:table-cell office:value-type="float" office:value="0.32271" calcext:value-type="float">
            <text:p>0.32271</text:p>
          </table:table-cell>
          <table:table-cell office:value-type="float" office:value="0.331494" calcext:value-type="float">
            <text:p>0.331494</text:p>
          </table:table-cell>
          <table:table-cell office:value-type="float" office:value="0.339938" calcext:value-type="float">
            <text:p>0.339938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0.355824" calcext:value-type="float">
            <text:p>0.355824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70305" calcext:value-type="float">
            <text:p>0.370305</text:p>
          </table:table-cell>
          <table:table-cell office:value-type="float" office:value="0.377008" calcext:value-type="float">
            <text:p>0.377008</text:p>
          </table:table-cell>
          <table:table-cell office:value-type="float" office:value="0.383326" calcext:value-type="float">
            <text:p>0.383326</text:p>
          </table:table-cell>
          <table:table-cell office:value-type="float" office:value="0.389278" calcext:value-type="float">
            <text:p>0.389278</text:p>
          </table:table-cell>
          <table:table-cell office:value-type="float" office:value="0.394833" calcext:value-type="float">
            <text:p>0.394833</text:p>
          </table:table-cell>
          <table:table-cell office:value-type="float" office:value="0.400011" calcext:value-type="float">
            <text:p>0.400011</text:p>
          </table:table-cell>
          <table:table-cell office:value-type="float" office:value="0.404782" calcext:value-type="float">
            <text:p>0.404782</text:p>
          </table:table-cell>
          <table:table-cell office:value-type="float" office:value="0.409166" calcext:value-type="float">
            <text:p>0.409166</text:p>
          </table:table-cell>
          <table:table-cell office:value-type="float" office:value="0.413134" calcext:value-type="float">
            <text:p>0.413134</text:p>
          </table:table-cell>
          <table:table-cell office:value-type="float" office:value="0.416706" calcext:value-type="float">
            <text:p>0.416706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0.422602" calcext:value-type="float">
            <text:p>0.422602</text:p>
          </table:table-cell>
          <table:table-cell office:value-type="float" office:value="0.42492" calcext:value-type="float">
            <text:p>0.42492</text:p>
          </table:table-cell>
          <table:table-cell office:value-type="float" office:value="0.42683" calcext:value-type="float">
            <text:p>0.42683</text:p>
          </table:table-cell>
          <table:table-cell office:value-type="float" office:value="0.428307" calcext:value-type="float">
            <text:p>0.428307</text:p>
          </table:table-cell>
          <table:table-cell office:value-type="float" office:value="0.429373" calcext:value-type="float">
            <text:p>0.429373</text:p>
          </table:table-cell>
          <table:table-cell office:value-type="float" office:value="0.430004" calcext:value-type="float">
            <text:p>0.430004</text:p>
          </table:table-cell>
          <table:table-cell office:value-type="float" office:value="0.430222" calcext:value-type="float">
            <text:p>0.430222</text:p>
          </table:table-cell>
        </table:table-row>
        <table:table-row table:style-name="ro1">
          <table:table-cell office:value-type="float" office:value="0.792326" calcext:value-type="float">
            <text:p>0.792326</text:p>
          </table:table-cell>
          <table:table-cell office:value-type="float" office:value="-0.452686" calcext:value-type="float">
            <text:p>-0.452686</text:p>
          </table:table-cell>
          <table:table-cell office:value-type="float" office:value="-0.452457" calcext:value-type="float">
            <text:p>-0.452457</text:p>
          </table:table-cell>
          <table:table-cell office:value-type="float" office:value="-0.451792" calcext:value-type="float">
            <text:p>-0.451792</text:p>
          </table:table-cell>
          <table:table-cell office:value-type="float" office:value="-0.450672" calcext:value-type="float">
            <text:p>-0.450672</text:p>
          </table:table-cell>
          <table:table-cell office:value-type="float" office:value="-0.449116" calcext:value-type="float">
            <text:p>-0.449116</text:p>
          </table:table-cell>
          <table:table-cell office:value-type="float" office:value="-0.447107" calcext:value-type="float">
            <text:p>-0.447107</text:p>
          </table:table-cell>
          <table:table-cell office:value-type="float" office:value="-0.444668" calcext:value-type="float">
            <text:p>-0.444668</text:p>
          </table:table-cell>
          <table:table-cell office:value-type="float" office:value="-0.441779" calcext:value-type="float">
            <text:p>-0.441779</text:p>
          </table:table-cell>
          <table:table-cell office:value-type="float" office:value="-0.438465" calcext:value-type="float">
            <text:p>-0.438465</text:p>
          </table:table-cell>
          <table:table-cell office:value-type="float" office:value="-0.434706" calcext:value-type="float">
            <text:p>-0.434706</text:p>
          </table:table-cell>
          <table:table-cell office:value-type="float" office:value="-0.430531" calcext:value-type="float">
            <text:p>-0.430531</text:p>
          </table:table-cell>
          <table:table-cell office:value-type="float" office:value="-0.425918" calcext:value-type="float">
            <text:p>-0.425918</text:p>
          </table:table-cell>
          <table:table-cell office:value-type="float" office:value="-0.420898" calcext:value-type="float">
            <text:p>-0.420898</text:p>
          </table:table-cell>
          <table:table-cell office:value-type="float" office:value="-0.41545" calcext:value-type="float">
            <text:p>-0.41545</text:p>
          </table:table-cell>
          <table:table-cell office:value-type="float" office:value="-0.409604" calcext:value-type="float">
            <text:p>-0.409604</text:p>
          </table:table-cell>
          <table:table-cell office:value-type="float" office:value="-0.403341" calcext:value-type="float">
            <text:p>-0.403341</text:p>
          </table:table-cell>
          <table:table-cell office:value-type="float" office:value="-0.396693" calcext:value-type="float">
            <text:p>-0.396693</text:p>
          </table:table-cell>
          <table:table-cell office:value-type="float" office:value="-0.389641" calcext:value-type="float">
            <text:p>-0.389641</text:p>
          </table:table-cell>
          <table:table-cell office:value-type="float" office:value="-0.382217" calcext:value-type="float">
            <text:p>-0.382217</text:p>
          </table:table-cell>
          <table:table-cell office:value-type="float" office:value="-0.374403" calcext:value-type="float">
            <text:p>-0.374403</text:p>
          </table:table-cell>
          <table:table-cell office:value-type="float" office:value="-0.366232" calcext:value-type="float">
            <text:p>-0.366232</text:p>
          </table:table-cell>
          <table:table-cell office:value-type="float" office:value="-0.357688" calcext:value-type="float">
            <text:p>-0.357688</text:p>
          </table:table-cell>
          <table:table-cell office:value-type="float" office:value="-0.348802" calcext:value-type="float">
            <text:p>-0.348802</text:p>
          </table:table-cell>
          <table:table-cell office:value-type="float" office:value="-0.339561" calcext:value-type="float">
            <text:p>-0.339561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-0.320094" calcext:value-type="float">
            <text:p>-0.320094</text:p>
          </table:table-cell>
          <table:table-cell office:value-type="float" office:value="-0.309887" calcext:value-type="float">
            <text:p>-0.309887</text:p>
          </table:table-cell>
          <table:table-cell office:value-type="float" office:value="-0.299363" calcext:value-type="float">
            <text:p>-0.299363</text:p>
          </table:table-cell>
          <table:table-cell office:value-type="float" office:value="-0.288555" calcext:value-type="float">
            <text:p>-0.288555</text:p>
          </table:table-cell>
          <table:table-cell office:value-type="float" office:value="-0.277451" calcext:value-type="float">
            <text:p>-0.277451</text:p>
          </table:table-cell>
          <table:table-cell office:value-type="float" office:value="-0.266084" calcext:value-type="float">
            <text:p>-0.266084</text:p>
          </table:table-cell>
          <table:table-cell office:value-type="float" office:value="-0.254444" calcext:value-type="float">
            <text:p>-0.254444</text:p>
          </table:table-cell>
          <table:table-cell office:value-type="float" office:value="-0.242563" calcext:value-type="float">
            <text:p>-0.242563</text:p>
          </table:table-cell>
          <table:table-cell office:value-type="float" office:value="-0.230433" calcext:value-type="float">
            <text:p>-0.230433</text:p>
          </table:table-cell>
          <table:table-cell office:value-type="float" office:value="-0.218084" calcext:value-type="float">
            <text:p>-0.218084</text:p>
          </table:table-cell>
          <table:table-cell office:value-type="float" office:value="-0.205513" calcext:value-type="float">
            <text:p>-0.205513</text:p>
          </table:table-cell>
          <table:table-cell office:value-type="float" office:value="-0.192745" calcext:value-type="float">
            <text:p>-0.192745</text:p>
          </table:table-cell>
          <table:table-cell office:value-type="float" office:value="-0.179781" calcext:value-type="float">
            <text:p>-0.179781</text:p>
          </table:table-cell>
          <table:table-cell office:value-type="float" office:value="-0.166646" calcext:value-type="float">
            <text:p>-0.166646</text:p>
          </table:table-cell>
          <table:table-cell office:value-type="float" office:value="-0.15334" calcext:value-type="float">
            <text:p>-0.15334</text:p>
          </table:table-cell>
          <table:table-cell office:value-type="float" office:value="-0.139888" calcext:value-type="float">
            <text:p>-0.139888</text:p>
          </table:table-cell>
          <table:table-cell office:value-type="float" office:value="-0.126294" calcext:value-type="float">
            <text:p>-0.126294</text:p>
          </table:table-cell>
          <table:table-cell office:value-type="float" office:value="-0.112579" calcext:value-type="float">
            <text:p>-0.112579</text:p>
          </table:table-cell>
          <table:table-cell office:value-type="float" office:value="-0.0987492" calcext:value-type="float">
            <text:p>-0.0987492</text:p>
          </table:table-cell>
          <table:table-cell office:value-type="float" office:value="-0.0848254" calcext:value-type="float">
            <text:p>-0.0848254</text:p>
          </table:table-cell>
          <table:table-cell office:value-type="float" office:value="-0.0708148" calcext:value-type="float">
            <text:p>-0.0708148</text:p>
          </table:table-cell>
          <table:table-cell office:value-type="float" office:value="-0.0567369" calcext:value-type="float">
            <text:p>-0.0567369</text:p>
          </table:table-cell>
          <table:table-cell office:value-type="float" office:value="-0.042601" calcext:value-type="float">
            <text:p>-0.042601</text:p>
          </table:table-cell>
          <table:table-cell office:value-type="float" office:value="-0.0284245" calcext:value-type="float">
            <text:p>-0.0284245</text:p>
          </table:table-cell>
          <table:table-cell office:value-type="float" office:value="-0.014219" calcext:value-type="float">
            <text:p>-0.014219</text:p>
          </table:table-cell>
          <table:table-cell office:value-type="float" office:value="3.485E-016" calcext:value-type="float">
            <text:p>3.485E-16</text:p>
          </table:table-cell>
          <table:table-cell office:value-type="float" office:value="0.014219" calcext:value-type="float">
            <text:p>0.014219</text:p>
          </table:table-cell>
          <table:table-cell office:value-type="float" office:value="0.0284245" calcext:value-type="float">
            <text:p>0.0284245</text:p>
          </table:table-cell>
          <table:table-cell office:value-type="float" office:value="0.042601" calcext:value-type="float">
            <text:p>0.042601</text:p>
          </table:table-cell>
          <table:table-cell office:value-type="float" office:value="0.0567369" calcext:value-type="float">
            <text:p>0.0567369</text:p>
          </table:table-cell>
          <table:table-cell office:value-type="float" office:value="0.0708148" calcext:value-type="float">
            <text:p>0.0708148</text:p>
          </table:table-cell>
          <table:table-cell office:value-type="float" office:value="0.0848254" calcext:value-type="float">
            <text:p>0.0848254</text:p>
          </table:table-cell>
          <table:table-cell office:value-type="float" office:value="0.0987492" calcext:value-type="float">
            <text:p>0.0987492</text:p>
          </table:table-cell>
          <table:table-cell office:value-type="float" office:value="0.112579" calcext:value-type="float">
            <text:p>0.112579</text:p>
          </table:table-cell>
          <table:table-cell office:value-type="float" office:value="0.126294" calcext:value-type="float">
            <text:p>0.126294</text:p>
          </table:table-cell>
          <table:table-cell office:value-type="float" office:value="0.139888" calcext:value-type="float">
            <text:p>0.139888</text:p>
          </table:table-cell>
          <table:table-cell office:value-type="float" office:value="0.15334" calcext:value-type="float">
            <text:p>0.15334</text:p>
          </table:table-cell>
          <table:table-cell office:value-type="float" office:value="0.166646" calcext:value-type="float">
            <text:p>0.166646</text:p>
          </table:table-cell>
          <table:table-cell office:value-type="float" office:value="0.179781" calcext:value-type="float">
            <text:p>0.179781</text:p>
          </table:table-cell>
          <table:table-cell office:value-type="float" office:value="0.192745" calcext:value-type="float">
            <text:p>0.192745</text:p>
          </table:table-cell>
          <table:table-cell office:value-type="float" office:value="0.205513" calcext:value-type="float">
            <text:p>0.205513</text:p>
          </table:table-cell>
          <table:table-cell office:value-type="float" office:value="0.218084" calcext:value-type="float">
            <text:p>0.218084</text:p>
          </table:table-cell>
          <table:table-cell office:value-type="float" office:value="0.230433" calcext:value-type="float">
            <text:p>0.230433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66084" calcext:value-type="float">
            <text:p>0.266084</text:p>
          </table:table-cell>
          <table:table-cell office:value-type="float" office:value="0.277451" calcext:value-type="float">
            <text:p>0.277451</text:p>
          </table:table-cell>
          <table:table-cell office:value-type="float" office:value="0.288555" calcext:value-type="float">
            <text:p>0.288555</text:p>
          </table:table-cell>
          <table:table-cell office:value-type="float" office:value="0.299363" calcext:value-type="float">
            <text:p>0.299363</text:p>
          </table:table-cell>
          <table:table-cell office:value-type="float" office:value="0.309887" calcext:value-type="float">
            <text:p>0.309887</text:p>
          </table:table-cell>
          <table:table-cell office:value-type="float" office:value="0.320094" calcext:value-type="float">
            <text:p>0.320094</text:p>
          </table:table-cell>
          <table:table-cell office:value-type="float" office:value="0.329996" calcext:value-type="float">
            <text:p>0.329996</text:p>
          </table:table-cell>
          <table:table-cell office:value-type="float" office:value="0.339561" calcext:value-type="float">
            <text:p>0.339561</text:p>
          </table:table-cell>
          <table:table-cell office:value-type="float" office:value="0.348802" calcext:value-type="float">
            <text:p>0.348802</text:p>
          </table:table-cell>
          <table:table-cell office:value-type="float" office:value="0.357688" calcext:value-type="float">
            <text:p>0.357688</text:p>
          </table:table-cell>
          <table:table-cell office:value-type="float" office:value="0.366232" calcext:value-type="float">
            <text:p>0.366232</text:p>
          </table:table-cell>
          <table:table-cell office:value-type="float" office:value="0.374403" calcext:value-type="float">
            <text:p>0.374403</text:p>
          </table:table-cell>
          <table:table-cell office:value-type="float" office:value="0.382217" calcext:value-type="float">
            <text:p>0.382217</text:p>
          </table:table-cell>
          <table:table-cell office:value-type="float" office:value="0.389641" calcext:value-type="float">
            <text:p>0.389641</text:p>
          </table:table-cell>
          <table:table-cell office:value-type="float" office:value="0.396693" calcext:value-type="float">
            <text:p>0.396693</text:p>
          </table:table-cell>
          <table:table-cell office:value-type="float" office:value="0.403341" calcext:value-type="float">
            <text:p>0.403341</text:p>
          </table:table-cell>
          <table:table-cell office:value-type="float" office:value="0.409604" calcext:value-type="float">
            <text:p>0.409604</text:p>
          </table:table-cell>
          <table:table-cell office:value-type="float" office:value="0.41545" calcext:value-type="float">
            <text:p>0.41545</text:p>
          </table:table-cell>
          <table:table-cell office:value-type="float" office:value="0.420898" calcext:value-type="float">
            <text:p>0.420898</text:p>
          </table:table-cell>
          <table:table-cell office:value-type="float" office:value="0.425918" calcext:value-type="float">
            <text:p>0.425918</text:p>
          </table:table-cell>
          <table:table-cell office:value-type="float" office:value="0.430531" calcext:value-type="float">
            <text:p>0.430531</text:p>
          </table:table-cell>
          <table:table-cell office:value-type="float" office:value="0.434706" calcext:value-type="float">
            <text:p>0.434706</text:p>
          </table:table-cell>
          <table:table-cell office:value-type="float" office:value="0.438465" calcext:value-type="float">
            <text:p>0.438465</text:p>
          </table:table-cell>
          <table:table-cell office:value-type="float" office:value="0.441779" calcext:value-type="float">
            <text:p>0.441779</text:p>
          </table:table-cell>
          <table:table-cell office:value-type="float" office:value="0.444668" calcext:value-type="float">
            <text:p>0.444668</text:p>
          </table:table-cell>
          <table:table-cell office:value-type="float" office:value="0.447107" calcext:value-type="float">
            <text:p>0.447107</text:p>
          </table:table-cell>
          <table:table-cell office:value-type="float" office:value="0.449116" calcext:value-type="float">
            <text:p>0.449116</text:p>
          </table:table-cell>
          <table:table-cell office:value-type="float" office:value="0.450672" calcext:value-type="float">
            <text:p>0.450672</text:p>
          </table:table-cell>
          <table:table-cell office:value-type="float" office:value="0.451792" calcext:value-type="float">
            <text:p>0.451792</text:p>
          </table:table-cell>
          <table:table-cell office:value-type="float" office:value="0.452457" calcext:value-type="float">
            <text:p>0.452457</text:p>
          </table:table-cell>
          <table:table-cell office:value-type="float" office:value="0.452686" calcext:value-type="float">
            <text:p>0.452686</text:p>
          </table:table-cell>
        </table:table-row>
        <table:table-row table:style-name="ro1">
          <table:table-cell office:value-type="float" office:value="0.804803" calcext:value-type="float">
            <text:p>0.804803</text:p>
          </table:table-cell>
          <table:table-cell office:value-type="float" office:value="-0.469121" calcext:value-type="float">
            <text:p>-0.469121</text:p>
          </table:table-cell>
          <table:table-cell office:value-type="float" office:value="-0.468886" calcext:value-type="float">
            <text:p>-0.468886</text:p>
          </table:table-cell>
          <table:table-cell office:value-type="float" office:value="-0.468197" calcext:value-type="float">
            <text:p>-0.468197</text:p>
          </table:table-cell>
          <table:table-cell office:value-type="float" office:value="-0.467035" calcext:value-type="float">
            <text:p>-0.467035</text:p>
          </table:table-cell>
          <table:table-cell office:value-type="float" office:value="-0.465423" calcext:value-type="float">
            <text:p>-0.465423</text:p>
          </table:table-cell>
          <table:table-cell office:value-type="float" office:value="-0.463341" calcext:value-type="float">
            <text:p>-0.463341</text:p>
          </table:table-cell>
          <table:table-cell office:value-type="float" office:value="-0.460813" calcext:value-type="float">
            <text:p>-0.460813</text:p>
          </table:table-cell>
          <table:table-cell office:value-type="float" office:value="-0.457819" calcext:value-type="float">
            <text:p>-0.457819</text:p>
          </table:table-cell>
          <table:table-cell office:value-type="float" office:value="-0.454384" calcext:value-type="float">
            <text:p>-0.454384</text:p>
          </table:table-cell>
          <table:table-cell office:value-type="float" office:value="-0.45049" calcext:value-type="float">
            <text:p>-0.45049</text:p>
          </table:table-cell>
          <table:table-cell office:value-type="float" office:value="-0.446163" calcext:value-type="float">
            <text:p>-0.446163</text:p>
          </table:table-cell>
          <table:table-cell office:value-type="float" office:value="-0.441383" calcext:value-type="float">
            <text:p>-0.441383</text:p>
          </table:table-cell>
          <table:table-cell office:value-type="float" office:value="-0.43618" calcext:value-type="float">
            <text:p>-0.43618</text:p>
          </table:table-cell>
          <table:table-cell office:value-type="float" office:value="-0.430534" calcext:value-type="float">
            <text:p>-0.430534</text:p>
          </table:table-cell>
          <table:table-cell office:value-type="float" office:value="-0.424476" calcext:value-type="float">
            <text:p>-0.424476</text:p>
          </table:table-cell>
          <table:table-cell office:value-type="float" office:value="-0.417986" calcext:value-type="float">
            <text:p>-0.417986</text:p>
          </table:table-cell>
          <table:table-cell office:value-type="float" office:value="-0.411096" calcext:value-type="float">
            <text:p>-0.411096</text:p>
          </table:table-cell>
          <table:table-cell office:value-type="float" office:value="-0.403789" calcext:value-type="float">
            <text:p>-0.403789</text:p>
          </table:table-cell>
          <table:table-cell office:value-type="float" office:value="-0.396095" calcext:value-type="float">
            <text:p>-0.396095</text:p>
          </table:table-cell>
          <table:table-cell office:value-type="float" office:value="-0.387998" calcext:value-type="float">
            <text:p>-0.387998</text:p>
          </table:table-cell>
          <table:table-cell office:value-type="float" office:value="-0.37953" calcext:value-type="float">
            <text:p>-0.37953</text:p>
          </table:table-cell>
          <table:table-cell office:value-type="float" office:value="-0.370675" calcext:value-type="float">
            <text:p>-0.370675</text:p>
          </table:table-cell>
          <table:table-cell office:value-type="float" office:value="-0.361467" calcext:value-type="float">
            <text:p>-0.361467</text:p>
          </table:table-cell>
          <table:table-cell office:value-type="float" office:value="-0.35189" calcext:value-type="float">
            <text:p>-0.35189</text:p>
          </table:table-cell>
          <table:table-cell office:value-type="float" office:value="-0.341977" calcext:value-type="float">
            <text:p>-0.341977</text:p>
          </table:table-cell>
          <table:table-cell office:value-type="float" office:value="-0.331716" calcext:value-type="float">
            <text:p>-0.331716</text:p>
          </table:table-cell>
          <table:table-cell office:value-type="float" office:value="-0.321138" calcext:value-type="float">
            <text:p>-0.321138</text:p>
          </table:table-cell>
          <table:table-cell office:value-type="float" office:value="-0.310233" calcext:value-type="float">
            <text:p>-0.310233</text:p>
          </table:table-cell>
          <table:table-cell office:value-type="float" office:value="-0.299031" calcext:value-type="float">
            <text:p>-0.299031</text:p>
          </table:table-cell>
          <table:table-cell office:value-type="float" office:value="-0.287525" calcext:value-type="float">
            <text:p>-0.287525</text:p>
          </table:table-cell>
          <table:table-cell office:value-type="float" office:value="-0.275744" calcext:value-type="float">
            <text:p>-0.275744</text:p>
          </table:table-cell>
          <table:table-cell office:value-type="float" office:value="-0.263683" calcext:value-type="float">
            <text:p>-0.263683</text:p>
          </table:table-cell>
          <table:table-cell office:value-type="float" office:value="-0.251369" calcext:value-type="float">
            <text:p>-0.251369</text:p>
          </table:table-cell>
          <table:table-cell office:value-type="float" office:value="-0.2388" calcext:value-type="float">
            <text:p>-0.2388</text:p>
          </table:table-cell>
          <table:table-cell office:value-type="float" office:value="-0.226003" calcext:value-type="float">
            <text:p>-0.226003</text:p>
          </table:table-cell>
          <table:table-cell office:value-type="float" office:value="-0.212975" calcext:value-type="float">
            <text:p>-0.212975</text:p>
          </table:table-cell>
          <table:table-cell office:value-type="float" office:value="-0.199744" calcext:value-type="float">
            <text:p>-0.199744</text:p>
          </table:table-cell>
          <table:table-cell office:value-type="float" office:value="-0.186309" calcext:value-type="float">
            <text:p>-0.186309</text:p>
          </table:table-cell>
          <table:table-cell office:value-type="float" office:value="-0.172696" calcext:value-type="float">
            <text:p>-0.172696</text:p>
          </table:table-cell>
          <table:table-cell office:value-type="float" office:value="-0.158908" calcext:value-type="float">
            <text:p>-0.158908</text:p>
          </table:table-cell>
          <table:table-cell office:value-type="float" office:value="-0.144967" calcext:value-type="float">
            <text:p>-0.144967</text:p>
          </table:table-cell>
          <table:table-cell office:value-type="float" office:value="-0.130879" calcext:value-type="float">
            <text:p>-0.130879</text:p>
          </table:table-cell>
          <table:table-cell office:value-type="float" office:value="-0.116667" calcext:value-type="float">
            <text:p>-0.116667</text:p>
          </table:table-cell>
          <table:table-cell office:value-type="float" office:value="-0.102335" calcext:value-type="float">
            <text:p>-0.102335</text:p>
          </table:table-cell>
          <table:table-cell office:value-type="float" office:value="-0.0879052" calcext:value-type="float">
            <text:p>-0.0879052</text:p>
          </table:table-cell>
          <table:table-cell office:value-type="float" office:value="-0.0733861" calcext:value-type="float">
            <text:p>-0.0733861</text:p>
          </table:table-cell>
          <table:table-cell office:value-type="float" office:value="-0.0587969" calcext:value-type="float">
            <text:p>-0.0587969</text:p>
          </table:table-cell>
          <table:table-cell office:value-type="float" office:value="-0.0441478" calcext:value-type="float">
            <text:p>-0.0441478</text:p>
          </table:table-cell>
          <table:table-cell office:value-type="float" office:value="-0.0294565" calcext:value-type="float">
            <text:p>-0.0294565</text:p>
          </table:table-cell>
          <table:table-cell office:value-type="float" office:value="-0.0147353" calcext:value-type="float">
            <text:p>-0.0147353</text:p>
          </table:table-cell>
          <table:table-cell office:value-type="float" office:value="2.42348E-016" calcext:value-type="float">
            <text:p>2.42348E-16</text:p>
          </table:table-cell>
          <table:table-cell office:value-type="float" office:value="0.0147353" calcext:value-type="float">
            <text:p>0.0147353</text:p>
          </table:table-cell>
          <table:table-cell office:value-type="float" office:value="0.0294565" calcext:value-type="float">
            <text:p>0.0294565</text:p>
          </table:table-cell>
          <table:table-cell office:value-type="float" office:value="0.0441478" calcext:value-type="float">
            <text:p>0.0441478</text:p>
          </table:table-cell>
          <table:table-cell office:value-type="float" office:value="0.0587969" calcext:value-type="float">
            <text:p>0.0587969</text:p>
          </table:table-cell>
          <table:table-cell office:value-type="float" office:value="0.0733861" calcext:value-type="float">
            <text:p>0.0733861</text:p>
          </table:table-cell>
          <table:table-cell office:value-type="float" office:value="0.0879052" calcext:value-type="float">
            <text:p>0.0879052</text:p>
          </table:table-cell>
          <table:table-cell office:value-type="float" office:value="0.102335" calcext:value-type="float">
            <text:p>0.102335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0.130879" calcext:value-type="float">
            <text:p>0.130879</text:p>
          </table:table-cell>
          <table:table-cell office:value-type="float" office:value="0.144967" calcext:value-type="float">
            <text:p>0.144967</text:p>
          </table:table-cell>
          <table:table-cell office:value-type="float" office:value="0.158908" calcext:value-type="float">
            <text:p>0.158908</text:p>
          </table:table-cell>
          <table:table-cell office:value-type="float" office:value="0.172696" calcext:value-type="float">
            <text:p>0.172696</text:p>
          </table:table-cell>
          <table:table-cell office:value-type="float" office:value="0.186309" calcext:value-type="float">
            <text:p>0.186309</text:p>
          </table:table-cell>
          <table:table-cell office:value-type="float" office:value="0.199744" calcext:value-type="float">
            <text:p>0.199744</text:p>
          </table:table-cell>
          <table:table-cell office:value-type="float" office:value="0.212975" calcext:value-type="float">
            <text:p>0.212975</text:p>
          </table:table-cell>
          <table:table-cell office:value-type="float" office:value="0.226003" calcext:value-type="float">
            <text:p>0.226003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51369" calcext:value-type="float">
            <text:p>0.251369</text:p>
          </table:table-cell>
          <table:table-cell office:value-type="float" office:value="0.263683" calcext:value-type="float">
            <text:p>0.263683</text:p>
          </table:table-cell>
          <table:table-cell office:value-type="float" office:value="0.275744" calcext:value-type="float">
            <text:p>0.275744</text:p>
          </table:table-cell>
          <table:table-cell office:value-type="float" office:value="0.287525" calcext:value-type="float">
            <text:p>0.287525</text:p>
          </table:table-cell>
          <table:table-cell office:value-type="float" office:value="0.299031" calcext:value-type="float">
            <text:p>0.299031</text:p>
          </table:table-cell>
          <table:table-cell office:value-type="float" office:value="0.310233" calcext:value-type="float">
            <text:p>0.310233</text:p>
          </table:table-cell>
          <table:table-cell office:value-type="float" office:value="0.321138" calcext:value-type="float">
            <text:p>0.321138</text:p>
          </table:table-cell>
          <table:table-cell office:value-type="float" office:value="0.331716" calcext:value-type="float">
            <text:p>0.331716</text:p>
          </table:table-cell>
          <table:table-cell office:value-type="float" office:value="0.341977" calcext:value-type="float">
            <text:p>0.341977</text:p>
          </table:table-cell>
          <table:table-cell office:value-type="float" office:value="0.35189" calcext:value-type="float">
            <text:p>0.35189</text:p>
          </table:table-cell>
          <table:table-cell office:value-type="float" office:value="0.361467" calcext:value-type="float">
            <text:p>0.361467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0.37953" calcext:value-type="float">
            <text:p>0.37953</text:p>
          </table:table-cell>
          <table:table-cell office:value-type="float" office:value="0.387998" calcext:value-type="float">
            <text:p>0.387998</text:p>
          </table:table-cell>
          <table:table-cell office:value-type="float" office:value="0.396095" calcext:value-type="float">
            <text:p>0.396095</text:p>
          </table:table-cell>
          <table:table-cell office:value-type="float" office:value="0.403789" calcext:value-type="float">
            <text:p>0.403789</text:p>
          </table:table-cell>
          <table:table-cell office:value-type="float" office:value="0.411096" calcext:value-type="float">
            <text:p>0.411096</text:p>
          </table:table-cell>
          <table:table-cell office:value-type="float" office:value="0.417986" calcext:value-type="float">
            <text:p>0.417986</text:p>
          </table:table-cell>
          <table:table-cell office:value-type="float" office:value="0.424476" calcext:value-type="float">
            <text:p>0.424476</text:p>
          </table:table-cell>
          <table:table-cell office:value-type="float" office:value="0.430534" calcext:value-type="float">
            <text:p>0.430534</text:p>
          </table:table-cell>
          <table:table-cell office:value-type="float" office:value="0.43618" calcext:value-type="float">
            <text:p>0.43618</text:p>
          </table:table-cell>
          <table:table-cell office:value-type="float" office:value="0.441383" calcext:value-type="float">
            <text:p>0.441383</text:p>
          </table:table-cell>
          <table:table-cell office:value-type="float" office:value="0.446163" calcext:value-type="float">
            <text:p>0.446163</text:p>
          </table:table-cell>
          <table:table-cell office:value-type="float" office:value="0.45049" calcext:value-type="float">
            <text:p>0.45049</text:p>
          </table:table-cell>
          <table:table-cell office:value-type="float" office:value="0.454384" calcext:value-type="float">
            <text:p>0.454384</text:p>
          </table:table-cell>
          <table:table-cell office:value-type="float" office:value="0.457819" calcext:value-type="float">
            <text:p>0.457819</text:p>
          </table:table-cell>
          <table:table-cell office:value-type="float" office:value="0.460813" calcext:value-type="float">
            <text:p>0.460813</text:p>
          </table:table-cell>
          <table:table-cell office:value-type="float" office:value="0.463341" calcext:value-type="float">
            <text:p>0.463341</text:p>
          </table:table-cell>
          <table:table-cell office:value-type="float" office:value="0.465423" calcext:value-type="float">
            <text:p>0.465423</text:p>
          </table:table-cell>
          <table:table-cell office:value-type="float" office:value="0.467035" calcext:value-type="float">
            <text:p>0.467035</text:p>
          </table:table-cell>
          <table:table-cell office:value-type="float" office:value="0.468197" calcext:value-type="float">
            <text:p>0.468197</text:p>
          </table:table-cell>
          <table:table-cell office:value-type="float" office:value="0.468886" calcext:value-type="float">
            <text:p>0.468886</text:p>
          </table:table-cell>
          <table:table-cell office:value-type="float" office:value="0.469121" calcext:value-type="float">
            <text:p>0.469121</text:p>
          </table:table-cell>
        </table:table-row>
        <table:table-row table:style-name="ro1">
          <table:table-cell office:value-type="float" office:value="0.819983" calcext:value-type="float">
            <text:p>0.819983</text:p>
          </table:table-cell>
          <table:table-cell office:value-type="float" office:value="-0.487876" calcext:value-type="float">
            <text:p>-0.487876</text:p>
          </table:table-cell>
          <table:table-cell office:value-type="float" office:value="-0.487632" calcext:value-type="float">
            <text:p>-0.487632</text:p>
          </table:table-cell>
          <table:table-cell office:value-type="float" office:value="-0.486915" calcext:value-type="float">
            <text:p>-0.486915</text:p>
          </table:table-cell>
          <table:table-cell office:value-type="float" office:value="-0.485707" calcext:value-type="float">
            <text:p>-0.485707</text:p>
          </table:table-cell>
          <table:table-cell office:value-type="float" office:value="-0.48403" calcext:value-type="float">
            <text:p>-0.48403</text:p>
          </table:table-cell>
          <table:table-cell office:value-type="float" office:value="-0.481866" calcext:value-type="float">
            <text:p>-0.481866</text:p>
          </table:table-cell>
          <table:table-cell office:value-type="float" office:value="-0.479236" calcext:value-type="float">
            <text:p>-0.479236</text:p>
          </table:table-cell>
          <table:table-cell office:value-type="float" office:value="-0.476123" calcext:value-type="float">
            <text:p>-0.476123</text:p>
          </table:table-cell>
          <table:table-cell office:value-type="float" office:value="-0.47255" calcext:value-type="float">
            <text:p>-0.47255</text:p>
          </table:table-cell>
          <table:table-cell office:value-type="float" office:value="-0.468501" calcext:value-type="float">
            <text:p>-0.468501</text:p>
          </table:table-cell>
          <table:table-cell office:value-type="float" office:value="-0.464" calcext:value-type="float">
            <text:p>-0.464</text:p>
          </table:table-cell>
          <table:table-cell office:value-type="float" office:value="-0.45903" calcext:value-type="float">
            <text:p>-0.45903</text:p>
          </table:table-cell>
          <table:table-cell office:value-type="float" office:value="-0.453618" calcext:value-type="float">
            <text:p>-0.453618</text:p>
          </table:table-cell>
          <table:table-cell office:value-type="float" office:value="-0.447747" calcext:value-type="float">
            <text:p>-0.447747</text:p>
          </table:table-cell>
          <table:table-cell office:value-type="float" office:value="-0.441446" calcext:value-type="float">
            <text:p>-0.441446</text:p>
          </table:table-cell>
          <table:table-cell office:value-type="float" office:value="-0.434697" calcext:value-type="float">
            <text:p>-0.434697</text:p>
          </table:table-cell>
          <table:table-cell office:value-type="float" office:value="-0.427532" calcext:value-type="float">
            <text:p>-0.427532</text:p>
          </table:table-cell>
          <table:table-cell office:value-type="float" office:value="-0.419932" calcext:value-type="float">
            <text:p>-0.419932</text:p>
          </table:table-cell>
          <table:table-cell office:value-type="float" office:value="-0.41193" calcext:value-type="float">
            <text:p>-0.41193</text:p>
          </table:table-cell>
          <table:table-cell office:value-type="float" office:value="-0.40351" calcext:value-type="float">
            <text:p>-0.40351</text:p>
          </table:table-cell>
          <table:table-cell office:value-type="float" office:value="-0.394703" calcext:value-type="float">
            <text:p>-0.394703</text:p>
          </table:table-cell>
          <table:table-cell office:value-type="float" office:value="-0.385495" calcext:value-type="float">
            <text:p>-0.385495</text:p>
          </table:table-cell>
          <table:table-cell office:value-type="float" office:value="-0.375918" calcext:value-type="float">
            <text:p>-0.375918</text:p>
          </table:table-cell>
          <table:table-cell office:value-type="float" office:value="-0.365958" calcext:value-type="float">
            <text:p>-0.365958</text:p>
          </table:table-cell>
          <table:table-cell office:value-type="float" office:value="-0.355649" calcext:value-type="float">
            <text:p>-0.355649</text:p>
          </table:table-cell>
          <table:table-cell office:value-type="float" office:value="-0.344978" calcext:value-type="float">
            <text:p>-0.344978</text:p>
          </table:table-cell>
          <table:table-cell office:value-type="float" office:value="-0.333976" calcext:value-type="float">
            <text:p>-0.333976</text:p>
          </table:table-cell>
          <table:table-cell office:value-type="float" office:value="-0.322636" calcext:value-type="float">
            <text:p>-0.322636</text:p>
          </table:table-cell>
          <table:table-cell office:value-type="float" office:value="-0.310986" calcext:value-type="float">
            <text:p>-0.310986</text:p>
          </table:table-cell>
          <table:table-cell office:value-type="float" office:value="-0.29902" calcext:value-type="float">
            <text:p>-0.29902</text:p>
          </table:table-cell>
          <table:table-cell office:value-type="float" office:value="-0.286768" calcext:value-type="float">
            <text:p>-0.286768</text:p>
          </table:table-cell>
          <table:table-cell office:value-type="float" office:value="-0.274225" calcext:value-type="float">
            <text:p>-0.274225</text:p>
          </table:table-cell>
          <table:table-cell office:value-type="float" office:value="-0.261419" calcext:value-type="float">
            <text:p>-0.261419</text:p>
          </table:table-cell>
          <table:table-cell office:value-type="float" office:value="-0.248347" calcext:value-type="float">
            <text:p>-0.248347</text:p>
          </table:table-cell>
          <table:table-cell office:value-type="float" office:value="-0.235038" calcext:value-type="float">
            <text:p>-0.235038</text:p>
          </table:table-cell>
          <table:table-cell office:value-type="float" office:value="-0.221489" calcext:value-type="float">
            <text:p>-0.221489</text:p>
          </table:table-cell>
          <table:table-cell office:value-type="float" office:value="-0.207729" calcext:value-type="float">
            <text:p>-0.207729</text:p>
          </table:table-cell>
          <table:table-cell office:value-type="float" office:value="-0.193757" calcext:value-type="float">
            <text:p>-0.193757</text:p>
          </table:table-cell>
          <table:table-cell office:value-type="float" office:value="-0.1796" calcext:value-type="float">
            <text:p>-0.1796</text:p>
          </table:table-cell>
          <table:table-cell office:value-type="float" office:value="-0.165261" calcext:value-type="float">
            <text:p>-0.165261</text:p>
          </table:table-cell>
          <table:table-cell office:value-type="float" office:value="-0.150763" calcext:value-type="float">
            <text:p>-0.150763</text:p>
          </table:table-cell>
          <table:table-cell office:value-type="float" office:value="-0.136112" calcext:value-type="float">
            <text:p>-0.136112</text:p>
          </table:table-cell>
          <table:table-cell office:value-type="float" office:value="-0.121331" calcext:value-type="float">
            <text:p>-0.121331</text:p>
          </table:table-cell>
          <table:table-cell office:value-type="float" office:value="-0.106426" calcext:value-type="float">
            <text:p>-0.106426</text:p>
          </table:table-cell>
          <table:table-cell office:value-type="float" office:value="-0.0914195" calcext:value-type="float">
            <text:p>-0.0914195</text:p>
          </table:table-cell>
          <table:table-cell office:value-type="float" office:value="-0.0763201" calcext:value-type="float">
            <text:p>-0.0763201</text:p>
          </table:table-cell>
          <table:table-cell office:value-type="float" office:value="-0.0611475" calcext:value-type="float">
            <text:p>-0.0611475</text:p>
          </table:table-cell>
          <table:table-cell office:value-type="float" office:value="-0.0459128" calcext:value-type="float">
            <text:p>-0.0459128</text:p>
          </table:table-cell>
          <table:table-cell office:value-type="float" office:value="-0.0306342" calcext:value-type="float">
            <text:p>-0.0306342</text:p>
          </table:table-cell>
          <table:table-cell office:value-type="float" office:value="-0.0153244" calcext:value-type="float">
            <text:p>-0.0153244</text:p>
          </table:table-cell>
          <table:table-cell office:value-type="float" office:value="-2.47617E-016" calcext:value-type="float">
            <text:p>-2.47617E-16</text:p>
          </table:table-cell>
          <table:table-cell office:value-type="float" office:value="0.0153244" calcext:value-type="float">
            <text:p>0.0153244</text:p>
          </table:table-cell>
          <table:table-cell office:value-type="float" office:value="0.0306342" calcext:value-type="float">
            <text:p>0.0306342</text:p>
          </table:table-cell>
          <table:table-cell office:value-type="float" office:value="0.0459128" calcext:value-type="float">
            <text:p>0.0459128</text:p>
          </table:table-cell>
          <table:table-cell office:value-type="float" office:value="0.0611475" calcext:value-type="float">
            <text:p>0.0611475</text:p>
          </table:table-cell>
          <table:table-cell office:value-type="float" office:value="0.0763201" calcext:value-type="float">
            <text:p>0.0763201</text:p>
          </table:table-cell>
          <table:table-cell office:value-type="float" office:value="0.0914195" calcext:value-type="float">
            <text:p>0.0914195</text:p>
          </table:table-cell>
          <table:table-cell office:value-type="float" office:value="0.106426" calcext:value-type="float">
            <text:p>0.106426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136112" calcext:value-type="float">
            <text:p>0.136112</text:p>
          </table:table-cell>
          <table:table-cell office:value-type="float" office:value="0.150763" calcext:value-type="float">
            <text:p>0.150763</text:p>
          </table:table-cell>
          <table:table-cell office:value-type="float" office:value="0.165261" calcext:value-type="float">
            <text:p>0.16526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93757" calcext:value-type="float">
            <text:p>0.193757</text:p>
          </table:table-cell>
          <table:table-cell office:value-type="float" office:value="0.207729" calcext:value-type="float">
            <text:p>0.207729</text:p>
          </table:table-cell>
          <table:table-cell office:value-type="float" office:value="0.221489" calcext:value-type="float">
            <text:p>0.221489</text:p>
          </table:table-cell>
          <table:table-cell office:value-type="float" office:value="0.235038" calcext:value-type="float">
            <text:p>0.235038</text:p>
          </table:table-cell>
          <table:table-cell office:value-type="float" office:value="0.248347" calcext:value-type="float">
            <text:p>0.248347</text:p>
          </table:table-cell>
          <table:table-cell office:value-type="float" office:value="0.261419" calcext:value-type="float">
            <text:p>0.261419</text:p>
          </table:table-cell>
          <table:table-cell office:value-type="float" office:value="0.274225" calcext:value-type="float">
            <text:p>0.274225</text:p>
          </table:table-cell>
          <table:table-cell office:value-type="float" office:value="0.286768" calcext:value-type="float">
            <text:p>0.286768</text:p>
          </table:table-cell>
          <table:table-cell office:value-type="float" office:value="0.29902" calcext:value-type="float">
            <text:p>0.29902</text:p>
          </table:table-cell>
          <table:table-cell office:value-type="float" office:value="0.310986" calcext:value-type="float">
            <text:p>0.310986</text:p>
          </table:table-cell>
          <table:table-cell office:value-type="float" office:value="0.322636" calcext:value-type="float">
            <text:p>0.322636</text:p>
          </table:table-cell>
          <table:table-cell office:value-type="float" office:value="0.333976" calcext:value-type="float">
            <text:p>0.333976</text:p>
          </table:table-cell>
          <table:table-cell office:value-type="float" office:value="0.344978" calcext:value-type="float">
            <text:p>0.344978</text:p>
          </table:table-cell>
          <table:table-cell office:value-type="float" office:value="0.355649" calcext:value-type="float">
            <text:p>0.355649</text:p>
          </table:table-cell>
          <table:table-cell office:value-type="float" office:value="0.365958" calcext:value-type="float">
            <text:p>0.365958</text:p>
          </table:table-cell>
          <table:table-cell office:value-type="float" office:value="0.375918" calcext:value-type="float">
            <text:p>0.375918</text:p>
          </table:table-cell>
          <table:table-cell office:value-type="float" office:value="0.385495" calcext:value-type="float">
            <text:p>0.385495</text:p>
          </table:table-cell>
          <table:table-cell office:value-type="float" office:value="0.394703" calcext:value-type="float">
            <text:p>0.394703</text:p>
          </table:table-cell>
          <table:table-cell office:value-type="float" office:value="0.40351" calcext:value-type="float">
            <text:p>0.40351</text:p>
          </table:table-cell>
          <table:table-cell office:value-type="float" office:value="0.41193" calcext:value-type="float">
            <text:p>0.41193</text:p>
          </table:table-cell>
          <table:table-cell office:value-type="float" office:value="0.419932" calcext:value-type="float">
            <text:p>0.419932</text:p>
          </table:table-cell>
          <table:table-cell office:value-type="float" office:value="0.427532" calcext:value-type="float">
            <text:p>0.427532</text:p>
          </table:table-cell>
          <table:table-cell office:value-type="float" office:value="0.434697" calcext:value-type="float">
            <text:p>0.434697</text:p>
          </table:table-cell>
          <table:table-cell office:value-type="float" office:value="0.441446" calcext:value-type="float">
            <text:p>0.441446</text:p>
          </table:table-cell>
          <table:table-cell office:value-type="float" office:value="0.447747" calcext:value-type="float">
            <text:p>0.447747</text:p>
          </table:table-cell>
          <table:table-cell office:value-type="float" office:value="0.453618" calcext:value-type="float">
            <text:p>0.453618</text:p>
          </table:table-cell>
          <table:table-cell office:value-type="float" office:value="0.45903" calcext:value-type="float">
            <text:p>0.4590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501" calcext:value-type="float">
            <text:p>0.468501</text:p>
          </table:table-cell>
          <table:table-cell office:value-type="float" office:value="0.47255" calcext:value-type="float">
            <text:p>0.47255</text:p>
          </table:table-cell>
          <table:table-cell office:value-type="float" office:value="0.476123" calcext:value-type="float">
            <text:p>0.476123</text:p>
          </table:table-cell>
          <table:table-cell office:value-type="float" office:value="0.479236" calcext:value-type="float">
            <text:p>0.479236</text:p>
          </table:table-cell>
          <table:table-cell office:value-type="float" office:value="0.481866" calcext:value-type="float">
            <text:p>0.481866</text:p>
          </table:table-cell>
          <table:table-cell office:value-type="float" office:value="0.48403" calcext:value-type="float">
            <text:p>0.48403</text:p>
          </table:table-cell>
          <table:table-cell office:value-type="float" office:value="0.485707" calcext:value-type="float">
            <text:p>0.485707</text:p>
          </table:table-cell>
          <table:table-cell office:value-type="float" office:value="0.486915" calcext:value-type="float">
            <text:p>0.486915</text:p>
          </table:table-cell>
          <table:table-cell office:value-type="float" office:value="0.487632" calcext:value-type="float">
            <text:p>0.487632</text:p>
          </table:table-cell>
          <table:table-cell office:value-type="float" office:value="0.487876" calcext:value-type="float">
            <text:p>0.487876</text:p>
          </table:table-cell>
        </table:table-row>
        <table:table-row table:style-name="ro1">
          <table:table-cell office:value-type="float" office:value="0.828713" calcext:value-type="float">
            <text:p>0.828713</text:p>
          </table:table-cell>
          <table:table-cell office:value-type="float" office:value="-0.498038" calcext:value-type="float">
            <text:p>-0.498038</text:p>
          </table:table-cell>
          <table:table-cell office:value-type="float" office:value="-0.497787" calcext:value-type="float">
            <text:p>-0.497787</text:p>
          </table:table-cell>
          <table:table-cell office:value-type="float" office:value="-0.497055" calcext:value-type="float">
            <text:p>-0.497055</text:p>
          </table:table-cell>
          <table:table-cell office:value-type="float" office:value="-0.495823" calcext:value-type="float">
            <text:p>-0.495823</text:p>
          </table:table-cell>
          <table:table-cell office:value-type="float" office:value="-0.494111" calcext:value-type="float">
            <text:p>-0.494111</text:p>
          </table:table-cell>
          <table:table-cell office:value-type="float" office:value="-0.491901" calcext:value-type="float">
            <text:p>-0.491901</text:p>
          </table:table-cell>
          <table:table-cell office:value-type="float" office:value="-0.489216" calcext:value-type="float">
            <text:p>-0.489216</text:p>
          </table:table-cell>
          <table:table-cell office:value-type="float" office:value="-0.486039" calcext:value-type="float">
            <text:p>-0.486039</text:p>
          </table:table-cell>
          <table:table-cell office:value-type="float" office:value="-0.482392" calcext:value-type="float">
            <text:p>-0.482392</text:p>
          </table:table-cell>
          <table:table-cell office:value-type="float" office:value="-0.478258" calcext:value-type="float">
            <text:p>-0.478258</text:p>
          </table:table-cell>
          <table:table-cell office:value-type="float" office:value="-0.473663" calcext:value-type="float">
            <text:p>-0.473663</text:p>
          </table:table-cell>
          <table:table-cell office:value-type="float" office:value="-0.468589" calcext:value-type="float">
            <text:p>-0.468589</text:p>
          </table:table-cell>
          <table:table-cell office:value-type="float" office:value="-0.463065" calcext:value-type="float">
            <text:p>-0.463065</text:p>
          </table:table-cell>
          <table:table-cell office:value-type="float" office:value="-0.457072" calcext:value-type="float">
            <text:p>-0.457072</text:p>
          </table:table-cell>
          <table:table-cell office:value-type="float" office:value="-0.450639" calcext:value-type="float">
            <text:p>-0.450639</text:p>
          </table:table-cell>
          <table:table-cell office:value-type="float" office:value="-0.44375" calcext:value-type="float">
            <text:p>-0.44375</text:p>
          </table:table-cell>
          <table:table-cell office:value-type="float" office:value="-0.436435" calcext:value-type="float">
            <text:p>-0.436435</text:p>
          </table:table-cell>
          <table:table-cell office:value-type="float" office:value="-0.428678" calcext:value-type="float">
            <text:p>-0.428678</text:p>
          </table:table-cell>
          <table:table-cell office:value-type="float" office:value="-0.420509" calcext:value-type="float">
            <text:p>-0.420509</text:p>
          </table:table-cell>
          <table:table-cell office:value-type="float" office:value="-0.411913" calcext:value-type="float">
            <text:p>-0.411913</text:p>
          </table:table-cell>
          <table:table-cell office:value-type="float" office:value="-0.402923" calcext:value-type="float">
            <text:p>-0.402923</text:p>
          </table:table-cell>
          <table:table-cell office:value-type="float" office:value="-0.393523" calcext:value-type="float">
            <text:p>-0.393523</text:p>
          </table:table-cell>
          <table:table-cell office:value-type="float" office:value="-0.383746" calcext:value-type="float">
            <text:p>-0.383746</text:p>
          </table:table-cell>
          <table:table-cell office:value-type="float" office:value="-0.37358" calcext:value-type="float">
            <text:p>-0.37358</text:p>
          </table:table-cell>
          <table:table-cell office:value-type="float" office:value="-0.363055" calcext:value-type="float">
            <text:p>-0.363055</text:p>
          </table:table-cell>
          <table:table-cell office:value-type="float" office:value="-0.352162" calcext:value-type="float">
            <text:p>-0.352162</text:p>
          </table:table-cell>
          <table:table-cell office:value-type="float" office:value="-0.340932" calcext:value-type="float">
            <text:p>-0.340932</text:p>
          </table:table-cell>
          <table:table-cell office:value-type="float" office:value="-0.329355" calcext:value-type="float">
            <text:p>-0.329355</text:p>
          </table:table-cell>
          <table:table-cell office:value-type="float" office:value="-0.317462" calcext:value-type="float">
            <text:p>-0.317462</text:p>
          </table:table-cell>
          <table:table-cell office:value-type="float" office:value="-0.305248" calcext:value-type="float">
            <text:p>-0.305248</text:p>
          </table:table-cell>
          <table:table-cell office:value-type="float" office:value="-0.29274" calcext:value-type="float">
            <text:p>-0.29274</text:p>
          </table:table-cell>
          <table:table-cell office:value-type="float" office:value="-0.279936" calcext:value-type="float">
            <text:p>-0.279936</text:p>
          </table:table-cell>
          <table:table-cell office:value-type="float" office:value="-0.266863" calcext:value-type="float">
            <text:p>-0.266863</text:p>
          </table:table-cell>
          <table:table-cell office:value-type="float" office:value="-0.253519" calcext:value-type="float">
            <text:p>-0.253519</text:p>
          </table:table-cell>
          <table:table-cell office:value-type="float" office:value="-0.239932" calcext:value-type="float">
            <text:p>-0.239932</text:p>
          </table:table-cell>
          <table:table-cell office:value-type="float" office:value="-0.226102" calcext:value-type="float">
            <text:p>-0.226102</text:p>
          </table:table-cell>
          <table:table-cell office:value-type="float" office:value="-0.212055" calcext:value-type="float">
            <text:p>-0.212055</text:p>
          </table:table-cell>
          <table:table-cell office:value-type="float" office:value="-0.197793" calcext:value-type="float">
            <text:p>-0.197793</text:p>
          </table:table-cell>
          <table:table-cell office:value-type="float" office:value="-0.183341" calcext:value-type="float">
            <text:p>-0.183341</text:p>
          </table:table-cell>
          <table:table-cell office:value-type="float" office:value="-0.168703" calcext:value-type="float">
            <text:p>-0.168703</text:p>
          </table:table-cell>
          <table:table-cell office:value-type="float" office:value="-0.153903" calcext:value-type="float">
            <text:p>-0.153903</text:p>
          </table:table-cell>
          <table:table-cell office:value-type="float" office:value="-0.138947" calcext:value-type="float">
            <text:p>-0.138947</text:p>
          </table:table-cell>
          <table:table-cell office:value-type="float" office:value="-0.123857" calcext:value-type="float">
            <text:p>-0.123857</text:p>
          </table:table-cell>
          <table:table-cell office:value-type="float" office:value="-0.108642" calcext:value-type="float">
            <text:p>-0.108642</text:p>
          </table:table-cell>
          <table:table-cell office:value-type="float" office:value="-0.0933233" calcext:value-type="float">
            <text:p>-0.0933233</text:p>
          </table:table-cell>
          <table:table-cell office:value-type="float" office:value="-0.0779095" calcext:value-type="float">
            <text:p>-0.0779095</text:p>
          </table:table-cell>
          <table:table-cell office:value-type="float" office:value="-0.0624209" calcext:value-type="float">
            <text:p>-0.0624209</text:p>
          </table:table-cell>
          <table:table-cell office:value-type="float" office:value="-0.046869" calcext:value-type="float">
            <text:p>-0.046869</text:p>
          </table:table-cell>
          <table:table-cell office:value-type="float" office:value="-0.0312722" calcext:value-type="float">
            <text:p>-0.0312722</text:p>
          </table:table-cell>
          <table:table-cell office:value-type="float" office:value="-0.0156436" calcext:value-type="float">
            <text:p>-0.0156436</text:p>
          </table:table-cell>
          <table:table-cell office:value-type="float" office:value="-4.6329E-016" calcext:value-type="float">
            <text:p>-4.6329E-16</text:p>
          </table:table-cell>
          <table:table-cell office:value-type="float" office:value="0.0156436" calcext:value-type="float">
            <text:p>0.0156436</text:p>
          </table:table-cell>
          <table:table-cell office:value-type="float" office:value="0.0312722" calcext:value-type="float">
            <text:p>0.0312722</text:p>
          </table:table-cell>
          <table:table-cell office:value-type="float" office:value="0.046869" calcext:value-type="float">
            <text:p>0.046869</text:p>
          </table:table-cell>
          <table:table-cell office:value-type="float" office:value="0.0624209" calcext:value-type="float">
            <text:p>0.0624209</text:p>
          </table:table-cell>
          <table:table-cell office:value-type="float" office:value="0.0779095" calcext:value-type="float">
            <text:p>0.0779095</text:p>
          </table:table-cell>
          <table:table-cell office:value-type="float" office:value="0.0933233" calcext:value-type="float">
            <text:p>0.0933233</text:p>
          </table:table-cell>
          <table:table-cell office:value-type="float" office:value="0.108642" calcext:value-type="float">
            <text:p>0.108642</text:p>
          </table:table-cell>
          <table:table-cell office:value-type="float" office:value="0.123857" calcext:value-type="float">
            <text:p>0.123857</text:p>
          </table:table-cell>
          <table:table-cell office:value-type="float" office:value="0.138947" calcext:value-type="float">
            <text:p>0.138947</text:p>
          </table:table-cell>
          <table:table-cell office:value-type="float" office:value="0.153903" calcext:value-type="float">
            <text:p>0.153903</text:p>
          </table:table-cell>
          <table:table-cell office:value-type="float" office:value="0.168703" calcext:value-type="float">
            <text:p>0.168703</text:p>
          </table:table-cell>
          <table:table-cell office:value-type="float" office:value="0.183341" calcext:value-type="float">
            <text:p>0.183341</text:p>
          </table:table-cell>
          <table:table-cell office:value-type="float" office:value="0.197793" calcext:value-type="float">
            <text:p>0.197793</text:p>
          </table:table-cell>
          <table:table-cell office:value-type="float" office:value="0.212055" calcext:value-type="float">
            <text:p>0.212055</text:p>
          </table:table-cell>
          <table:table-cell office:value-type="float" office:value="0.226102" calcext:value-type="float">
            <text:p>0.226102</text:p>
          </table:table-cell>
          <table:table-cell office:value-type="float" office:value="0.239932" calcext:value-type="float">
            <text:p>0.239932</text:p>
          </table:table-cell>
          <table:table-cell office:value-type="float" office:value="0.253519" calcext:value-type="float">
            <text:p>0.253519</text:p>
          </table:table-cell>
          <table:table-cell office:value-type="float" office:value="0.266863" calcext:value-type="float">
            <text:p>0.266863</text:p>
          </table:table-cell>
          <table:table-cell office:value-type="float" office:value="0.279936" calcext:value-type="float">
            <text:p>0.279936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305248" calcext:value-type="float">
            <text:p>0.305248</text:p>
          </table:table-cell>
          <table:table-cell office:value-type="float" office:value="0.317462" calcext:value-type="float">
            <text:p>0.317462</text:p>
          </table:table-cell>
          <table:table-cell office:value-type="float" office:value="0.329355" calcext:value-type="float">
            <text:p>0.329355</text:p>
          </table:table-cell>
          <table:table-cell office:value-type="float" office:value="0.340932" calcext:value-type="float">
            <text:p>0.340932</text:p>
          </table:table-cell>
          <table:table-cell office:value-type="float" office:value="0.352162" calcext:value-type="float">
            <text:p>0.352162</text:p>
          </table:table-cell>
          <table:table-cell office:value-type="float" office:value="0.363055" calcext:value-type="float">
            <text:p>0.363055</text:p>
          </table:table-cell>
          <table:table-cell office:value-type="float" office:value="0.37358" calcext:value-type="float">
            <text:p>0.37358</text:p>
          </table:table-cell>
          <table:table-cell office:value-type="float" office:value="0.383746" calcext:value-type="float">
            <text:p>0.383746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0.402923" calcext:value-type="float">
            <text:p>0.402923</text:p>
          </table:table-cell>
          <table:table-cell office:value-type="float" office:value="0.411913" calcext:value-type="float">
            <text:p>0.411913</text:p>
          </table:table-cell>
          <table:table-cell office:value-type="float" office:value="0.420509" calcext:value-type="float">
            <text:p>0.420509</text:p>
          </table:table-cell>
          <table:table-cell office:value-type="float" office:value="0.428678" calcext:value-type="float">
            <text:p>0.428678</text:p>
          </table:table-cell>
          <table:table-cell office:value-type="float" office:value="0.436435" calcext:value-type="float">
            <text:p>0.43643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450639" calcext:value-type="float">
            <text:p>0.450639</text:p>
          </table:table-cell>
          <table:table-cell office:value-type="float" office:value="0.457072" calcext:value-type="float">
            <text:p>0.457072</text:p>
          </table:table-cell>
          <table:table-cell office:value-type="float" office:value="0.463065" calcext:value-type="float">
            <text:p>0.463065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0.473663" calcext:value-type="float">
            <text:p>0.473663</text:p>
          </table:table-cell>
          <table:table-cell office:value-type="float" office:value="0.478258" calcext:value-type="float">
            <text:p>0.478258</text:p>
          </table:table-cell>
          <table:table-cell office:value-type="float" office:value="0.482392" calcext:value-type="float">
            <text:p>0.482392</text:p>
          </table:table-cell>
          <table:table-cell office:value-type="float" office:value="0.486039" calcext:value-type="float">
            <text:p>0.486039</text:p>
          </table:table-cell>
          <table:table-cell office:value-type="float" office:value="0.489216" calcext:value-type="float">
            <text:p>0.489216</text:p>
          </table:table-cell>
          <table:table-cell office:value-type="float" office:value="0.491901" calcext:value-type="float">
            <text:p>0.491901</text:p>
          </table:table-cell>
          <table:table-cell office:value-type="float" office:value="0.494111" calcext:value-type="float">
            <text:p>0.494111</text:p>
          </table:table-cell>
          <table:table-cell office:value-type="float" office:value="0.495823" calcext:value-type="float">
            <text:p>0.495823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0.497787" calcext:value-type="float">
            <text:p>0.497787</text:p>
          </table:table-cell>
          <table:table-cell office:value-type="float" office:value="0.498038" calcext:value-type="float">
            <text:p>0.498038</text:p>
          </table:table-cell>
        </table:table-row>
        <table:table-row table:style-name="ro1">
          <table:table-cell office:value-type="float" office:value="0.844049" calcext:value-type="float">
            <text:p>0.844049</text:p>
          </table:table-cell>
          <table:table-cell office:value-type="float" office:value="-0.514769" calcext:value-type="float">
            <text:p>-0.514769</text:p>
          </table:table-cell>
          <table:table-cell office:value-type="float" office:value="-0.51451" calcext:value-type="float">
            <text:p>-0.51451</text:p>
          </table:table-cell>
          <table:table-cell office:value-type="float" office:value="-0.513752" calcext:value-type="float">
            <text:p>-0.513752</text:p>
          </table:table-cell>
          <table:table-cell office:value-type="float" office:value="-0.512479" calcext:value-type="float">
            <text:p>-0.512479</text:p>
          </table:table-cell>
          <table:table-cell office:value-type="float" office:value="-0.51071" calcext:value-type="float">
            <text:p>-0.51071</text:p>
          </table:table-cell>
          <table:table-cell office:value-type="float" office:value="-0.508426" calcext:value-type="float">
            <text:p>-0.508426</text:p>
          </table:table-cell>
          <table:table-cell office:value-type="float" office:value="-0.505651" calcext:value-type="float">
            <text:p>-0.505651</text:p>
          </table:table-cell>
          <table:table-cell office:value-type="float" office:value="-0.502367" calcext:value-type="float">
            <text:p>-0.502367</text:p>
          </table:table-cell>
          <table:table-cell office:value-type="float" office:value="-0.498597" calcext:value-type="float">
            <text:p>-0.498597</text:p>
          </table:table-cell>
          <table:table-cell office:value-type="float" office:value="-0.494325" calcext:value-type="float">
            <text:p>-0.494325</text:p>
          </table:table-cell>
          <table:table-cell office:value-type="float" office:value="-0.489575" calcext:value-type="float">
            <text:p>-0.489575</text:p>
          </table:table-cell>
          <table:table-cell office:value-type="float" office:value="-0.484332" calcext:value-type="float">
            <text:p>-0.484332</text:p>
          </table:table-cell>
          <table:table-cell office:value-type="float" office:value="-0.478621" calcext:value-type="float">
            <text:p>-0.478621</text:p>
          </table:table-cell>
          <table:table-cell office:value-type="float" office:value="-0.472427" calcext:value-type="float">
            <text:p>-0.472427</text:p>
          </table:table-cell>
          <table:table-cell office:value-type="float" office:value="-0.465778" calcext:value-type="float">
            <text:p>-0.465778</text:p>
          </table:table-cell>
          <table:table-cell office:value-type="float" office:value="-0.458658" calcext:value-type="float">
            <text:p>-0.458658</text:p>
          </table:table-cell>
          <table:table-cell office:value-type="float" office:value="-0.451097" calcext:value-type="float">
            <text:p>-0.451097</text:p>
          </table:table-cell>
          <table:table-cell office:value-type="float" office:value="-0.443079" calcext:value-type="float">
            <text:p>-0.443079</text:p>
          </table:table-cell>
          <table:table-cell office:value-type="float" office:value="-0.434635" calcext:value-type="float">
            <text:p>-0.434635</text:p>
          </table:table-cell>
          <table:table-cell office:value-type="float" office:value="-0.425751" calcext:value-type="float">
            <text:p>-0.425751</text:p>
          </table:table-cell>
          <table:table-cell office:value-type="float" office:value="-0.416458" calcext:value-type="float">
            <text:p>-0.416458</text:p>
          </table:table-cell>
          <table:table-cell office:value-type="float" office:value="-0.406743" calcext:value-type="float">
            <text:p>-0.406743</text:p>
          </table:table-cell>
          <table:table-cell office:value-type="float" office:value="-0.396638" calcext:value-type="float">
            <text:p>-0.396638</text:p>
          </table:table-cell>
          <table:table-cell office:value-type="float" office:value="-0.38613" calcext:value-type="float">
            <text:p>-0.38613</text:p>
          </table:table-cell>
          <table:table-cell office:value-type="float" office:value="-0.375251" calcext:value-type="float">
            <text:p>-0.375251</text:p>
          </table:table-cell>
          <table:table-cell office:value-type="float" office:value="-0.363993" calcext:value-type="float">
            <text:p>-0.363993</text:p>
          </table:table-cell>
          <table:table-cell office:value-type="float" office:value="-0.352385" calcext:value-type="float">
            <text:p>-0.352385</text:p>
          </table:table-cell>
          <table:table-cell office:value-type="float" office:value="-0.34042" calcext:value-type="float">
            <text:p>-0.34042</text:p>
          </table:table-cell>
          <table:table-cell office:value-type="float" office:value="-0.328127" calcext:value-type="float">
            <text:p>-0.328127</text:p>
          </table:table-cell>
          <table:table-cell office:value-type="float" office:value="-0.315502" calcext:value-type="float">
            <text:p>-0.315502</text:p>
          </table:table-cell>
          <table:table-cell office:value-type="float" office:value="-0.302574" calcext:value-type="float">
            <text:p>-0.302574</text:p>
          </table:table-cell>
          <table:table-cell office:value-type="float" office:value="-0.28934" calcext:value-type="float">
            <text:p>-0.28934</text:p>
          </table:table-cell>
          <table:table-cell office:value-type="float" office:value="-0.275828" calcext:value-type="float">
            <text:p>-0.275828</text:p>
          </table:table-cell>
          <table:table-cell office:value-type="float" office:value="-0.262036" calcext:value-type="float">
            <text:p>-0.262036</text:p>
          </table:table-cell>
          <table:table-cell office:value-type="float" office:value="-0.247993" calcext:value-type="float">
            <text:p>-0.247993</text:p>
          </table:table-cell>
          <table:table-cell office:value-type="float" office:value="-0.233698" calcext:value-type="float">
            <text:p>-0.233698</text:p>
          </table:table-cell>
          <table:table-cell office:value-type="float" office:value="-0.219179" calcext:value-type="float">
            <text:p>-0.219179</text:p>
          </table:table-cell>
          <table:table-cell office:value-type="float" office:value="-0.204437" calcext:value-type="float">
            <text:p>-0.204437</text:p>
          </table:table-cell>
          <table:table-cell office:value-type="float" office:value="-0.1895" calcext:value-type="float">
            <text:p>-0.1895</text:p>
          </table:table-cell>
          <table:table-cell office:value-type="float" office:value="-0.17437" calcext:value-type="float">
            <text:p>-0.17437</text:p>
          </table:table-cell>
          <table:table-cell office:value-type="float" office:value="-0.159073" calcext:value-type="float">
            <text:p>-0.159073</text:p>
          </table:table-cell>
          <table:table-cell office:value-type="float" office:value="-0.143615" calcext:value-type="float">
            <text:p>-0.143615</text:p>
          </table:table-cell>
          <table:table-cell office:value-type="float" office:value="-0.128018" calcext:value-type="float">
            <text:p>-0.128018</text:p>
          </table:table-cell>
          <table:table-cell office:value-type="float" office:value="-0.112292" calcext:value-type="float">
            <text:p>-0.112292</text:p>
          </table:table-cell>
          <table:table-cell office:value-type="float" office:value="-0.0964583" calcext:value-type="float">
            <text:p>-0.0964583</text:p>
          </table:table-cell>
          <table:table-cell office:value-type="float" office:value="-0.0805268" calcext:value-type="float">
            <text:p>-0.0805268</text:p>
          </table:table-cell>
          <table:table-cell office:value-type="float" office:value="-0.0645178" calcext:value-type="float">
            <text:p>-0.0645178</text:p>
          </table:table-cell>
          <table:table-cell office:value-type="float" office:value="-0.0484436" calcext:value-type="float">
            <text:p>-0.0484436</text:p>
          </table:table-cell>
          <table:table-cell office:value-type="float" office:value="-0.0323227" calcext:value-type="float">
            <text:p>-0.0323227</text:p>
          </table:table-cell>
          <table:table-cell office:value-type="float" office:value="-0.0161691" calcext:value-type="float">
            <text:p>-0.0161691</text:p>
          </table:table-cell>
          <table:table-cell office:value-type="float" office:value="-4.43205E-016" calcext:value-type="float">
            <text:p>-4.43205E-16</text:p>
          </table:table-cell>
          <table:table-cell office:value-type="float" office:value="0.0161691" calcext:value-type="float">
            <text:p>0.0161691</text:p>
          </table:table-cell>
          <table:table-cell office:value-type="float" office:value="0.0323227" calcext:value-type="float">
            <text:p>0.0323227</text:p>
          </table:table-cell>
          <table:table-cell office:value-type="float" office:value="0.0484436" calcext:value-type="float">
            <text:p>0.0484436</text:p>
          </table:table-cell>
          <table:table-cell office:value-type="float" office:value="0.0645178" calcext:value-type="float">
            <text:p>0.0645178</text:p>
          </table:table-cell>
          <table:table-cell office:value-type="float" office:value="0.0805268" calcext:value-type="float">
            <text:p>0.0805268</text:p>
          </table:table-cell>
          <table:table-cell office:value-type="float" office:value="0.0964583" calcext:value-type="float">
            <text:p>0.0964583</text:p>
          </table:table-cell>
          <table:table-cell office:value-type="float" office:value="0.112292" calcext:value-type="float">
            <text:p>0.112292</text:p>
          </table:table-cell>
          <table:table-cell office:value-type="float" office:value="0.128018" calcext:value-type="float">
            <text:p>0.128018</text:p>
          </table:table-cell>
          <table:table-cell office:value-type="float" office:value="0.143615" calcext:value-type="float">
            <text:p>0.143615</text:p>
          </table:table-cell>
          <table:table-cell office:value-type="float" office:value="0.159073" calcext:value-type="float">
            <text:p>0.159073</text:p>
          </table:table-cell>
          <table:table-cell office:value-type="float" office:value="0.17437" calcext:value-type="float">
            <text:p>0.17437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04437" calcext:value-type="float">
            <text:p>0.204437</text:p>
          </table:table-cell>
          <table:table-cell office:value-type="float" office:value="0.219179" calcext:value-type="float">
            <text:p>0.219179</text:p>
          </table:table-cell>
          <table:table-cell office:value-type="float" office:value="0.233698" calcext:value-type="float">
            <text:p>0.233698</text:p>
          </table:table-cell>
          <table:table-cell office:value-type="float" office:value="0.247993" calcext:value-type="float">
            <text:p>0.247993</text:p>
          </table:table-cell>
          <table:table-cell office:value-type="float" office:value="0.262036" calcext:value-type="float">
            <text:p>0.262036</text:p>
          </table:table-cell>
          <table:table-cell office:value-type="float" office:value="0.275828" calcext:value-type="float">
            <text:p>0.275828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0.302574" calcext:value-type="float">
            <text:p>0.302574</text:p>
          </table:table-cell>
          <table:table-cell office:value-type="float" office:value="0.315502" calcext:value-type="float">
            <text:p>0.315502</text:p>
          </table:table-cell>
          <table:table-cell office:value-type="float" office:value="0.328127" calcext:value-type="float">
            <text:p>0.328127</text:p>
          </table:table-cell>
          <table:table-cell office:value-type="float" office:value="0.34042" calcext:value-type="float">
            <text:p>0.34042</text:p>
          </table:table-cell>
          <table:table-cell office:value-type="float" office:value="0.352385" calcext:value-type="float">
            <text:p>0.35238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5251" calcext:value-type="float">
            <text:p>0.375251</text:p>
          </table:table-cell>
          <table:table-cell office:value-type="float" office:value="0.38613" calcext:value-type="float">
            <text:p>0.38613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406743" calcext:value-type="float">
            <text:p>0.406743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0.425751" calcext:value-type="float">
            <text:p>0.425751</text:p>
          </table:table-cell>
          <table:table-cell office:value-type="float" office:value="0.434635" calcext:value-type="float">
            <text:p>0.434635</text:p>
          </table:table-cell>
          <table:table-cell office:value-type="float" office:value="0.443079" calcext:value-type="float">
            <text:p>0.443079</text:p>
          </table:table-cell>
          <table:table-cell office:value-type="float" office:value="0.451097" calcext:value-type="float">
            <text:p>0.451097</text:p>
          </table:table-cell>
          <table:table-cell office:value-type="float" office:value="0.458658" calcext:value-type="float">
            <text:p>0.458658</text:p>
          </table:table-cell>
          <table:table-cell office:value-type="float" office:value="0.465778" calcext:value-type="float">
            <text:p>0.465778</text:p>
          </table:table-cell>
          <table:table-cell office:value-type="float" office:value="0.472427" calcext:value-type="float">
            <text:p>0.472427</text:p>
          </table:table-cell>
          <table:table-cell office:value-type="float" office:value="0.478621" calcext:value-type="float">
            <text:p>0.478621</text:p>
          </table:table-cell>
          <table:table-cell office:value-type="float" office:value="0.484332" calcext:value-type="float">
            <text:p>0.484332</text:p>
          </table:table-cell>
          <table:table-cell office:value-type="float" office:value="0.489575" calcext:value-type="float">
            <text:p>0.489575</text:p>
          </table:table-cell>
          <table:table-cell office:value-type="float" office:value="0.494325" calcext:value-type="float">
            <text:p>0.494325</text:p>
          </table:table-cell>
          <table:table-cell office:value-type="float" office:value="0.498597" calcext:value-type="float">
            <text:p>0.498597</text:p>
          </table:table-cell>
          <table:table-cell office:value-type="float" office:value="0.502367" calcext:value-type="float">
            <text:p>0.502367</text:p>
          </table:table-cell>
          <table:table-cell office:value-type="float" office:value="0.505651" calcext:value-type="float">
            <text:p>0.505651</text:p>
          </table:table-cell>
          <table:table-cell office:value-type="float" office:value="0.508426" calcext:value-type="float">
            <text:p>0.508426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513752" calcext:value-type="float">
            <text:p>0.513752</text:p>
          </table:table-cell>
          <table:table-cell office:value-type="float" office:value="0.51451" calcext:value-type="float">
            <text:p>0.51451</text:p>
          </table:table-cell>
          <table:table-cell office:value-type="float" office:value="0.514769" calcext:value-type="float">
            <text:p>0.514769</text:p>
          </table:table-cell>
        </table:table-row>
        <table:table-row table:style-name="ro1">
          <table:table-cell office:value-type="float" office:value="0.857622" calcext:value-type="float">
            <text:p>0.857622</text:p>
          </table:table-cell>
          <table:table-cell office:value-type="float" office:value="-0.528374" calcext:value-type="float">
            <text:p>-0.528374</text:p>
          </table:table-cell>
          <table:table-cell office:value-type="float" office:value="-0.52811" calcext:value-type="float">
            <text:p>-0.52811</text:p>
          </table:table-cell>
          <table:table-cell office:value-type="float" office:value="-0.527332" calcext:value-type="float">
            <text:p>-0.527332</text:p>
          </table:table-cell>
          <table:table-cell office:value-type="float" office:value="-0.526025" calcext:value-type="float">
            <text:p>-0.526025</text:p>
          </table:table-cell>
          <table:table-cell office:value-type="float" office:value="-0.524208" calcext:value-type="float">
            <text:p>-0.524208</text:p>
          </table:table-cell>
          <table:table-cell office:value-type="float" office:value="-0.521865" calcext:value-type="float">
            <text:p>-0.521865</text:p>
          </table:table-cell>
          <table:table-cell office:value-type="float" office:value="-0.519016" calcext:value-type="float">
            <text:p>-0.519016</text:p>
          </table:table-cell>
          <table:table-cell office:value-type="float" office:value="-0.515645" calcext:value-type="float">
            <text:p>-0.515645</text:p>
          </table:table-cell>
          <table:table-cell office:value-type="float" office:value="-0.511776" calcext:value-type="float">
            <text:p>-0.511776</text:p>
          </table:table-cell>
          <table:table-cell office:value-type="float" office:value="-0.507391" calcext:value-type="float">
            <text:p>-0.507391</text:p>
          </table:table-cell>
          <table:table-cell office:value-type="float" office:value="-0.502515" calcext:value-type="float">
            <text:p>-0.502515</text:p>
          </table:table-cell>
          <table:table-cell office:value-type="float" office:value="-0.497133" calcext:value-type="float">
            <text:p>-0.497133</text:p>
          </table:table-cell>
          <table:table-cell office:value-type="float" office:value="-0.491272" calcext:value-type="float">
            <text:p>-0.491272</text:p>
          </table:table-cell>
          <table:table-cell office:value-type="float" office:value="-0.484914" calcext:value-type="float">
            <text:p>-0.484914</text:p>
          </table:table-cell>
          <table:table-cell office:value-type="float" office:value="-0.478089" calcext:value-type="float">
            <text:p>-0.478089</text:p>
          </table:table-cell>
          <table:table-cell office:value-type="float" office:value="-0.470781" calcext:value-type="float">
            <text:p>-0.470781</text:p>
          </table:table-cell>
          <table:table-cell office:value-type="float" office:value="-0.46302" calcext:value-type="float">
            <text:p>-0.46302</text:p>
          </table:table-cell>
          <table:table-cell office:value-type="float" office:value="-0.454791" calcext:value-type="float">
            <text:p>-0.454791</text:p>
          </table:table-cell>
          <table:table-cell office:value-type="float" office:value="-0.446123" calcext:value-type="float">
            <text:p>-0.446123</text:p>
          </table:table-cell>
          <table:table-cell office:value-type="float" office:value="-0.437005" calcext:value-type="float">
            <text:p>-0.437005</text:p>
          </table:table-cell>
          <table:table-cell office:value-type="float" office:value="-0.427466" calcext:value-type="float">
            <text:p>-0.427466</text:p>
          </table:table-cell>
          <table:table-cell office:value-type="float" office:value="-0.417494" calcext:value-type="float">
            <text:p>-0.417494</text:p>
          </table:table-cell>
          <table:table-cell office:value-type="float" office:value="-0.407121" calcext:value-type="float">
            <text:p>-0.407121</text:p>
          </table:table-cell>
          <table:table-cell office:value-type="float" office:value="-0.396336" calcext:value-type="float">
            <text:p>-0.396336</text:p>
          </table:table-cell>
          <table:table-cell office:value-type="float" office:value="-0.38517" calcext:value-type="float">
            <text:p>-0.38517</text:p>
          </table:table-cell>
          <table:table-cell office:value-type="float" office:value="-0.373614" calcext:value-type="float">
            <text:p>-0.373614</text:p>
          </table:table-cell>
          <table:table-cell office:value-type="float" office:value="-0.361698" calcext:value-type="float">
            <text:p>-0.361698</text:p>
          </table:table-cell>
          <table:table-cell office:value-type="float" office:value="-0.349418" calcext:value-type="float">
            <text:p>-0.349418</text:p>
          </table:table-cell>
          <table:table-cell office:value-type="float" office:value="-0.3368" calcext:value-type="float">
            <text:p>-0.3368</text:p>
          </table:table-cell>
          <table:table-cell office:value-type="float" office:value="-0.323842" calcext:value-type="float">
            <text:p>-0.323842</text:p>
          </table:table-cell>
          <table:table-cell office:value-type="float" office:value="-0.310572" calcext:value-type="float">
            <text:p>-0.310572</text:p>
          </table:table-cell>
          <table:table-cell office:value-type="float" office:value="-0.296988" calcext:value-type="float">
            <text:p>-0.296988</text:p>
          </table:table-cell>
          <table:table-cell office:value-type="float" office:value="-0.283118" calcext:value-type="float">
            <text:p>-0.283118</text:p>
          </table:table-cell>
          <table:table-cell office:value-type="float" office:value="-0.268962" calcext:value-type="float">
            <text:p>-0.268962</text:p>
          </table:table-cell>
          <table:table-cell office:value-type="float" office:value="-0.254547" calcext:value-type="float">
            <text:p>-0.254547</text:p>
          </table:table-cell>
          <table:table-cell office:value-type="float" office:value="-0.239875" calcext:value-type="float">
            <text:p>-0.239875</text:p>
          </table:table-cell>
          <table:table-cell office:value-type="float" office:value="-0.224972" calcext:value-type="float">
            <text:p>-0.224972</text:p>
          </table:table-cell>
          <table:table-cell office:value-type="float" office:value="-0.209841" calcext:value-type="float">
            <text:p>-0.209841</text:p>
          </table:table-cell>
          <table:table-cell office:value-type="float" office:value="-0.194508" calcext:value-type="float">
            <text:p>-0.194508</text:p>
          </table:table-cell>
          <table:table-cell office:value-type="float" office:value="-0.178979" calcext:value-type="float">
            <text:p>-0.178979</text:p>
          </table:table-cell>
          <table:table-cell office:value-type="float" office:value="-0.163277" calcext:value-type="float">
            <text:p>-0.163277</text:p>
          </table:table-cell>
          <table:table-cell office:value-type="float" office:value="-0.147411" calcext:value-type="float">
            <text:p>-0.147411</text:p>
          </table:table-cell>
          <table:table-cell office:value-type="float" office:value="-0.131402" calcext:value-type="float">
            <text:p>-0.131402</text:p>
          </table:table-cell>
          <table:table-cell office:value-type="float" office:value="-0.11526" calcext:value-type="float">
            <text:p>-0.11526</text:p>
          </table:table-cell>
          <table:table-cell office:value-type="float" office:value="-0.0990079" calcext:value-type="float">
            <text:p>-0.0990079</text:p>
          </table:table-cell>
          <table:table-cell office:value-type="float" office:value="-0.0826553" calcext:value-type="float">
            <text:p>-0.0826553</text:p>
          </table:table-cell>
          <table:table-cell office:value-type="float" office:value="-0.0662231" calcext:value-type="float">
            <text:p>-0.0662231</text:p>
          </table:table-cell>
          <table:table-cell office:value-type="float" office:value="-0.049724" calcext:value-type="float">
            <text:p>-0.049724</text:p>
          </table:table-cell>
          <table:table-cell office:value-type="float" office:value="-0.033177" calcext:value-type="float">
            <text:p>-0.033177</text:p>
          </table:table-cell>
          <table:table-cell office:value-type="float" office:value="-0.0165965" calcext:value-type="float">
            <text:p>-0.0165965</text:p>
          </table:table-cell>
          <table:table-cell office:value-type="float" office:value="-1.86297E-016" calcext:value-type="float">
            <text:p>-1.86297E-16</text:p>
          </table:table-cell>
          <table:table-cell office:value-type="float" office:value="0.0165965" calcext:value-type="float">
            <text:p>0.0165965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049724" calcext:value-type="float">
            <text:p>0.049724</text:p>
          </table:table-cell>
          <table:table-cell office:value-type="float" office:value="0.0662231" calcext:value-type="float">
            <text:p>0.0662231</text:p>
          </table:table-cell>
          <table:table-cell office:value-type="float" office:value="0.0826553" calcext:value-type="float">
            <text:p>0.0826553</text:p>
          </table:table-cell>
          <table:table-cell office:value-type="float" office:value="0.0990079" calcext:value-type="float">
            <text:p>0.0990079</text:p>
          </table:table-cell>
          <table:table-cell office:value-type="float" office:value="0.11526" calcext:value-type="float">
            <text:p>0.11526</text:p>
          </table:table-cell>
          <table:table-cell office:value-type="float" office:value="0.131402" calcext:value-type="float">
            <text:p>0.131402</text:p>
          </table:table-cell>
          <table:table-cell office:value-type="float" office:value="0.147411" calcext:value-type="float">
            <text:p>0.147411</text:p>
          </table:table-cell>
          <table:table-cell office:value-type="float" office:value="0.163277" calcext:value-type="float">
            <text:p>0.163277</text:p>
          </table:table-cell>
          <table:table-cell office:value-type="float" office:value="0.178979" calcext:value-type="float">
            <text:p>0.178979</text:p>
          </table:table-cell>
          <table:table-cell office:value-type="float" office:value="0.194508" calcext:value-type="float">
            <text:p>0.194508</text:p>
          </table:table-cell>
          <table:table-cell office:value-type="float" office:value="0.209841" calcext:value-type="float">
            <text:p>0.209841</text:p>
          </table:table-cell>
          <table:table-cell office:value-type="float" office:value="0.224972" calcext:value-type="float">
            <text:p>0.224972</text:p>
          </table:table-cell>
          <table:table-cell office:value-type="float" office:value="0.239875" calcext:value-type="float">
            <text:p>0.239875</text:p>
          </table:table-cell>
          <table:table-cell office:value-type="float" office:value="0.254547" calcext:value-type="float">
            <text:p>0.254547</text:p>
          </table:table-cell>
          <table:table-cell office:value-type="float" office:value="0.268962" calcext:value-type="float">
            <text:p>0.268962</text:p>
          </table:table-cell>
          <table:table-cell office:value-type="float" office:value="0.283118" calcext:value-type="float">
            <text:p>0.283118</text:p>
          </table:table-cell>
          <table:table-cell office:value-type="float" office:value="0.296988" calcext:value-type="float">
            <text:p>0.296988</text:p>
          </table:table-cell>
          <table:table-cell office:value-type="float" office:value="0.310572" calcext:value-type="float">
            <text:p>0.310572</text:p>
          </table:table-cell>
          <table:table-cell office:value-type="float" office:value="0.323842" calcext:value-type="float">
            <text:p>0.323842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49418" calcext:value-type="float">
            <text:p>0.349418</text:p>
          </table:table-cell>
          <table:table-cell office:value-type="float" office:value="0.361698" calcext:value-type="float">
            <text:p>0.361698</text:p>
          </table:table-cell>
          <table:table-cell office:value-type="float" office:value="0.373614" calcext:value-type="float">
            <text:p>0.373614</text:p>
          </table:table-cell>
          <table:table-cell office:value-type="float" office:value="0.38517" calcext:value-type="float">
            <text:p>0.38517</text:p>
          </table:table-cell>
          <table:table-cell office:value-type="float" office:value="0.396336" calcext:value-type="float">
            <text:p>0.396336</text:p>
          </table:table-cell>
          <table:table-cell office:value-type="float" office:value="0.407121" calcext:value-type="float">
            <text:p>0.407121</text:p>
          </table:table-cell>
          <table:table-cell office:value-type="float" office:value="0.417494" calcext:value-type="float">
            <text:p>0.417494</text:p>
          </table:table-cell>
          <table:table-cell office:value-type="float" office:value="0.427466" calcext:value-type="float">
            <text:p>0.427466</text:p>
          </table:table-cell>
          <table:table-cell office:value-type="float" office:value="0.437005" calcext:value-type="float">
            <text:p>0.437005</text:p>
          </table:table-cell>
          <table:table-cell office:value-type="float" office:value="0.446123" calcext:value-type="float">
            <text:p>0.446123</text:p>
          </table:table-cell>
          <table:table-cell office:value-type="float" office:value="0.454791" calcext:value-type="float">
            <text:p>0.454791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781" calcext:value-type="float">
            <text:p>0.470781</text:p>
          </table:table-cell>
          <table:table-cell office:value-type="float" office:value="0.478089" calcext:value-type="float">
            <text:p>0.478089</text:p>
          </table:table-cell>
          <table:table-cell office:value-type="float" office:value="0.484914" calcext:value-type="float">
            <text:p>0.484914</text:p>
          </table:table-cell>
          <table:table-cell office:value-type="float" office:value="0.491272" calcext:value-type="float">
            <text:p>0.491272</text:p>
          </table:table-cell>
          <table:table-cell office:value-type="float" office:value="0.497133" calcext:value-type="float">
            <text:p>0.497133</text:p>
          </table:table-cell>
          <table:table-cell office:value-type="float" office:value="0.502515" calcext:value-type="float">
            <text:p>0.502515</text:p>
          </table:table-cell>
          <table:table-cell office:value-type="float" office:value="0.507391" calcext:value-type="float">
            <text:p>0.507391</text:p>
          </table:table-cell>
          <table:table-cell office:value-type="float" office:value="0.511776" calcext:value-type="float">
            <text:p>0.511776</text:p>
          </table:table-cell>
          <table:table-cell office:value-type="float" office:value="0.515645" calcext:value-type="float">
            <text:p>0.515645</text:p>
          </table:table-cell>
          <table:table-cell office:value-type="float" office:value="0.519016" calcext:value-type="float">
            <text:p>0.519016</text:p>
          </table:table-cell>
          <table:table-cell office:value-type="float" office:value="0.521865" calcext:value-type="float">
            <text:p>0.521865</text:p>
          </table:table-cell>
          <table:table-cell office:value-type="float" office:value="0.524208" calcext:value-type="float">
            <text:p>0.524208</text:p>
          </table:table-cell>
          <table:table-cell office:value-type="float" office:value="0.526025" calcext:value-type="float">
            <text:p>0.526025</text:p>
          </table:table-cell>
          <table:table-cell office:value-type="float" office:value="0.527332" calcext:value-type="float">
            <text:p>0.527332</text:p>
          </table:table-cell>
          <table:table-cell office:value-type="float" office:value="0.52811" calcext:value-type="float">
            <text:p>0.52811</text:p>
          </table:table-cell>
          <table:table-cell office:value-type="float" office:value="0.528374" calcext:value-type="float">
            <text:p>0.528374</text:p>
          </table:table-cell>
        </table:table-row>
        <table:table-row table:style-name="ro1">
          <table:table-cell office:value-type="float" office:value="0.872277" calcext:value-type="float">
            <text:p>0.872277</text:p>
          </table:table-cell>
          <table:table-cell office:value-type="float" office:value="-0.541788" calcext:value-type="float">
            <text:p>-0.541788</text:p>
          </table:table-cell>
          <table:table-cell office:value-type="float" office:value="-0.541518" calcext:value-type="float">
            <text:p>-0.541518</text:p>
          </table:table-cell>
          <table:table-cell office:value-type="float" office:value="-0.540721" calcext:value-type="float">
            <text:p>-0.540721</text:p>
          </table:table-cell>
          <table:table-cell office:value-type="float" office:value="-0.539381" calcext:value-type="float">
            <text:p>-0.539381</text:p>
          </table:table-cell>
          <table:table-cell office:value-type="float" office:value="-0.537517" calcext:value-type="float">
            <text:p>-0.537517</text:p>
          </table:table-cell>
          <table:table-cell office:value-type="float" office:value="-0.535115" calcext:value-type="float">
            <text:p>-0.535115</text:p>
          </table:table-cell>
          <table:table-cell office:value-type="float" office:value="-0.532193" calcext:value-type="float">
            <text:p>-0.532193</text:p>
          </table:table-cell>
          <table:table-cell office:value-type="float" office:value="-0.528737" calcext:value-type="float">
            <text:p>-0.528737</text:p>
          </table:table-cell>
          <table:table-cell office:value-type="float" office:value="-0.524769" calcext:value-type="float">
            <text:p>-0.524769</text:p>
          </table:table-cell>
          <table:table-cell office:value-type="float" office:value="-0.520273" calcext:value-type="float">
            <text:p>-0.520273</text:p>
          </table:table-cell>
          <table:table-cell office:value-type="float" office:value="-0.515273" calcext:value-type="float">
            <text:p>-0.515273</text:p>
          </table:table-cell>
          <table:table-cell office:value-type="float" office:value="-0.509755" calcext:value-type="float">
            <text:p>-0.509755</text:p>
          </table:table-cell>
          <table:table-cell office:value-type="float" office:value="-0.503744" calcext:value-type="float">
            <text:p>-0.503744</text:p>
          </table:table-cell>
          <table:table-cell office:value-type="float" office:value="-0.497226" calcext:value-type="float">
            <text:p>-0.497226</text:p>
          </table:table-cell>
          <table:table-cell office:value-type="float" office:value="-0.490227" calcext:value-type="float">
            <text:p>-0.490227</text:p>
          </table:table-cell>
          <table:table-cell office:value-type="float" office:value="-0.482734" calcext:value-type="float">
            <text:p>-0.482734</text:p>
          </table:table-cell>
          <table:table-cell office:value-type="float" office:value="-0.474775" calcext:value-type="float">
            <text:p>-0.474775</text:p>
          </table:table-cell>
          <table:table-cell office:value-type="float" office:value="-0.466337" calcext:value-type="float">
            <text:p>-0.466337</text:p>
          </table:table-cell>
          <table:table-cell office:value-type="float" office:value="-0.457449" calcext:value-type="float">
            <text:p>-0.457449</text:p>
          </table:table-cell>
          <table:table-cell office:value-type="float" office:value="-0.4481" calcext:value-type="float">
            <text:p>-0.4481</text:p>
          </table:table-cell>
          <table:table-cell office:value-type="float" office:value="-0.438318" calcext:value-type="float">
            <text:p>-0.438318</text:p>
          </table:table-cell>
          <table:table-cell office:value-type="float" office:value="-0.428094" calcext:value-type="float">
            <text:p>-0.428094</text:p>
          </table:table-cell>
          <table:table-cell office:value-type="float" office:value="-0.417457" calcext:value-type="float">
            <text:p>-0.417457</text:p>
          </table:table-cell>
          <table:table-cell office:value-type="float" office:value="-0.406399" calcext:value-type="float">
            <text:p>-0.406399</text:p>
          </table:table-cell>
          <table:table-cell office:value-type="float" office:value="-0.394949" calcext:value-type="float">
            <text:p>-0.394949</text:p>
          </table:table-cell>
          <table:table-cell office:value-type="float" office:value="-0.3831" calcext:value-type="float">
            <text:p>-0.3831</text:p>
          </table:table-cell>
          <table:table-cell office:value-type="float" office:value="-0.370881" calcext:value-type="float">
            <text:p>-0.370881</text:p>
          </table:table-cell>
          <table:table-cell office:value-type="float" office:value="-0.358289" calcext:value-type="float">
            <text:p>-0.358289</text:p>
          </table:table-cell>
          <table:table-cell office:value-type="float" office:value="-0.345351" calcext:value-type="float">
            <text:p>-0.345351</text:p>
          </table:table-cell>
          <table:table-cell office:value-type="float" office:value="-0.332064" calcext:value-type="float">
            <text:p>-0.332064</text:p>
          </table:table-cell>
          <table:table-cell office:value-type="float" office:value="-0.318457" calcext:value-type="float">
            <text:p>-0.318457</text:p>
          </table:table-cell>
          <table:table-cell office:value-type="float" office:value="-0.304529" calcext:value-type="float">
            <text:p>-0.304529</text:p>
          </table:table-cell>
          <table:table-cell office:value-type="float" office:value="-0.290306" calcext:value-type="float">
            <text:p>-0.290306</text:p>
          </table:table-cell>
          <table:table-cell office:value-type="float" office:value="-0.275791" calcext:value-type="float">
            <text:p>-0.275791</text:p>
          </table:table-cell>
          <table:table-cell office:value-type="float" office:value="-0.26101" calcext:value-type="float">
            <text:p>-0.26101</text:p>
          </table:table-cell>
          <table:table-cell office:value-type="float" office:value="-0.245965" calcext:value-type="float">
            <text:p>-0.245965</text:p>
          </table:table-cell>
          <table:table-cell office:value-type="float" office:value="-0.230683" calcext:value-type="float">
            <text:p>-0.230683</text:p>
          </table:table-cell>
          <table:table-cell office:value-type="float" office:value="-0.215169" calcext:value-type="float">
            <text:p>-0.215169</text:p>
          </table:table-cell>
          <table:table-cell office:value-type="float" office:value="-0.199447" calcext:value-type="float">
            <text:p>-0.199447</text:p>
          </table:table-cell>
          <table:table-cell office:value-type="float" office:value="-0.183523" calcext:value-type="float">
            <text:p>-0.183523</text:p>
          </table:table-cell>
          <table:table-cell office:value-type="float" office:value="-0.167423" calcext:value-type="float">
            <text:p>-0.167423</text:p>
          </table:table-cell>
          <table:table-cell office:value-type="float" office:value="-0.151153" calcext:value-type="float">
            <text:p>-0.151153</text:p>
          </table:table-cell>
          <table:table-cell office:value-type="float" office:value="-0.134738" calcext:value-type="float">
            <text:p>-0.134738</text:p>
          </table:table-cell>
          <table:table-cell office:value-type="float" office:value="-0.118187" calcext:value-type="float">
            <text:p>-0.118187</text:p>
          </table:table-cell>
          <table:table-cell office:value-type="float" office:value="-0.101522" calcext:value-type="float">
            <text:p>-0.101522</text:p>
          </table:table-cell>
          <table:table-cell office:value-type="float" office:value="-0.0847539" calcext:value-type="float">
            <text:p>-0.0847539</text:p>
          </table:table-cell>
          <table:table-cell office:value-type="float" office:value="-0.0679044" calcext:value-type="float">
            <text:p>-0.0679044</text:p>
          </table:table-cell>
          <table:table-cell office:value-type="float" office:value="-0.0509865" calcext:value-type="float">
            <text:p>-0.0509865</text:p>
          </table:table-cell>
          <table:table-cell office:value-type="float" office:value="-0.0340193" calcext:value-type="float">
            <text:p>-0.0340193</text:p>
          </table:table-cell>
          <table:table-cell office:value-type="float" office:value="-0.0170179" calcext:value-type="float">
            <text:p>-0.0170179</text:p>
          </table:table-cell>
          <table:table-cell office:value-type="float" office:value="-5.87094E-017" calcext:value-type="float">
            <text:p>-5.87094E-17</text:p>
          </table:table-cell>
          <table:table-cell office:value-type="float" office:value="0.0170179" calcext:value-type="float">
            <text:p>0.0170179</text:p>
          </table:table-cell>
          <table:table-cell office:value-type="float" office:value="0.0340193" calcext:value-type="float">
            <text:p>0.0340193</text:p>
          </table:table-cell>
          <table:table-cell office:value-type="float" office:value="0.0509865" calcext:value-type="float">
            <text:p>0.0509865</text:p>
          </table:table-cell>
          <table:table-cell office:value-type="float" office:value="0.0679044" calcext:value-type="float">
            <text:p>0.0679044</text:p>
          </table:table-cell>
          <table:table-cell office:value-type="float" office:value="0.0847539" calcext:value-type="float">
            <text:p>0.0847539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118187" calcext:value-type="float">
            <text:p>0.118187</text:p>
          </table:table-cell>
          <table:table-cell office:value-type="float" office:value="0.134738" calcext:value-type="float">
            <text:p>0.134738</text:p>
          </table:table-cell>
          <table:table-cell office:value-type="float" office:value="0.151153" calcext:value-type="float">
            <text:p>0.151153</text:p>
          </table:table-cell>
          <table:table-cell office:value-type="float" office:value="0.167423" calcext:value-type="float">
            <text:p>0.167423</text:p>
          </table:table-cell>
          <table:table-cell office:value-type="float" office:value="0.183523" calcext:value-type="float">
            <text:p>0.183523</text:p>
          </table:table-cell>
          <table:table-cell office:value-type="float" office:value="0.199447" calcext:value-type="float">
            <text:p>0.199447</text:p>
          </table:table-cell>
          <table:table-cell office:value-type="float" office:value="0.215169" calcext:value-type="float">
            <text:p>0.215169</text:p>
          </table:table-cell>
          <table:table-cell office:value-type="float" office:value="0.230683" calcext:value-type="float">
            <text:p>0.230683</text:p>
          </table:table-cell>
          <table:table-cell office:value-type="float" office:value="0.245965" calcext:value-type="float">
            <text:p>0.245965</text:p>
          </table:table-cell>
          <table:table-cell office:value-type="float" office:value="0.26101" calcext:value-type="float">
            <text:p>0.26101</text:p>
          </table:table-cell>
          <table:table-cell office:value-type="float" office:value="0.275791" calcext:value-type="float">
            <text:p>0.275791</text:p>
          </table:table-cell>
          <table:table-cell office:value-type="float" office:value="0.290306" calcext:value-type="float">
            <text:p>0.290306</text:p>
          </table:table-cell>
          <table:table-cell office:value-type="float" office:value="0.304529" calcext:value-type="float">
            <text:p>0.304529</text:p>
          </table:table-cell>
          <table:table-cell office:value-type="float" office:value="0.318457" calcext:value-type="float">
            <text:p>0.318457</text:p>
          </table:table-cell>
          <table:table-cell office:value-type="float" office:value="0.332064" calcext:value-type="float">
            <text:p>0.332064</text:p>
          </table:table-cell>
          <table:table-cell office:value-type="float" office:value="0.345351" calcext:value-type="float">
            <text:p>0.345351</text:p>
          </table:table-cell>
          <table:table-cell office:value-type="float" office:value="0.358289" calcext:value-type="float">
            <text:p>0.358289</text:p>
          </table:table-cell>
          <table:table-cell office:value-type="float" office:value="0.370881" calcext:value-type="float">
            <text:p>0.37088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94949" calcext:value-type="float">
            <text:p>0.394949</text:p>
          </table:table-cell>
          <table:table-cell office:value-type="float" office:value="0.406399" calcext:value-type="float">
            <text:p>0.406399</text:p>
          </table:table-cell>
          <table:table-cell office:value-type="float" office:value="0.417457" calcext:value-type="float">
            <text:p>0.417457</text:p>
          </table:table-cell>
          <table:table-cell office:value-type="float" office:value="0.428094" calcext:value-type="float">
            <text:p>0.428094</text:p>
          </table:table-cell>
          <table:table-cell office:value-type="float" office:value="0.438318" calcext:value-type="float">
            <text:p>0.438318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457449" calcext:value-type="float">
            <text:p>0.457449</text:p>
          </table:table-cell>
          <table:table-cell office:value-type="float" office:value="0.466337" calcext:value-type="float">
            <text:p>0.466337</text:p>
          </table:table-cell>
          <table:table-cell office:value-type="float" office:value="0.474775" calcext:value-type="float">
            <text:p>0.474775</text:p>
          </table:table-cell>
          <table:table-cell office:value-type="float" office:value="0.482734" calcext:value-type="float">
            <text:p>0.482734</text:p>
          </table:table-cell>
          <table:table-cell office:value-type="float" office:value="0.490227" calcext:value-type="float">
            <text:p>0.490227</text:p>
          </table:table-cell>
          <table:table-cell office:value-type="float" office:value="0.497226" calcext:value-type="float">
            <text:p>0.497226</text:p>
          </table:table-cell>
          <table:table-cell office:value-type="float" office:value="0.503744" calcext:value-type="float">
            <text:p>0.503744</text:p>
          </table:table-cell>
          <table:table-cell office:value-type="float" office:value="0.509755" calcext:value-type="float">
            <text:p>0.509755</text:p>
          </table:table-cell>
          <table:table-cell office:value-type="float" office:value="0.515273" calcext:value-type="float">
            <text:p>0.515273</text:p>
          </table:table-cell>
          <table:table-cell office:value-type="float" office:value="0.520273" calcext:value-type="float">
            <text:p>0.520273</text:p>
          </table:table-cell>
          <table:table-cell office:value-type="float" office:value="0.524769" calcext:value-type="float">
            <text:p>0.524769</text:p>
          </table:table-cell>
          <table:table-cell office:value-type="float" office:value="0.528737" calcext:value-type="float">
            <text:p>0.528737</text:p>
          </table:table-cell>
          <table:table-cell office:value-type="float" office:value="0.532193" calcext:value-type="float">
            <text:p>0.532193</text:p>
          </table:table-cell>
          <table:table-cell office:value-type="float" office:value="0.535115" calcext:value-type="float">
            <text:p>0.535115</text:p>
          </table:table-cell>
          <table:table-cell office:value-type="float" office:value="0.537517" calcext:value-type="float">
            <text:p>0.537517</text:p>
          </table:table-cell>
          <table:table-cell office:value-type="float" office:value="0.539381" calcext:value-type="float">
            <text:p>0.539381</text:p>
          </table:table-cell>
          <table:table-cell office:value-type="float" office:value="0.540721" calcext:value-type="float">
            <text:p>0.540721</text:p>
          </table:table-cell>
          <table:table-cell office:value-type="float" office:value="0.541518" calcext:value-type="float">
            <text:p>0.541518</text:p>
          </table:table-cell>
          <table:table-cell office:value-type="float" office:value="0.541788" calcext:value-type="float">
            <text:p>0.541788</text:p>
          </table:table-cell>
        </table:table-row>
        <table:table-row table:style-name="ro1">
          <table:table-cell office:value-type="float" office:value="0.883658" calcext:value-type="float">
            <text:p>0.883658</text:p>
          </table:table-cell>
          <table:table-cell office:value-type="float" office:value="-0.551287" calcext:value-type="float">
            <text:p>-0.551287</text:p>
          </table:table-cell>
          <table:table-cell office:value-type="float" office:value="-0.551011" calcext:value-type="float">
            <text:p>-0.551011</text:p>
          </table:table-cell>
          <table:table-cell office:value-type="float" office:value="-0.550199" calcext:value-type="float">
            <text:p>-0.550199</text:p>
          </table:table-cell>
          <table:table-cell office:value-type="float" office:value="-0.548836" calcext:value-type="float">
            <text:p>-0.548836</text:p>
          </table:table-cell>
          <table:table-cell office:value-type="float" office:value="-0.54694" calcext:value-type="float">
            <text:p>-0.54694</text:p>
          </table:table-cell>
          <table:table-cell office:value-type="float" office:value="-0.544495" calcext:value-type="float">
            <text:p>-0.544495</text:p>
          </table:table-cell>
          <table:table-cell office:value-type="float" office:value="-0.541522" calcext:value-type="float">
            <text:p>-0.541522</text:p>
          </table:table-cell>
          <table:table-cell office:value-type="float" office:value="-0.538006" calcext:value-type="float">
            <text:p>-0.538006</text:p>
          </table:table-cell>
          <table:table-cell office:value-type="float" office:value="-0.533968" calcext:value-type="float">
            <text:p>-0.533968</text:p>
          </table:table-cell>
          <table:table-cell office:value-type="float" office:value="-0.529393" calcext:value-type="float">
            <text:p>-0.529393</text:p>
          </table:table-cell>
          <table:table-cell office:value-type="float" office:value="-0.524306" calcext:value-type="float">
            <text:p>-0.524306</text:p>
          </table:table-cell>
          <table:table-cell office:value-type="float" office:value="-0.518691" calcext:value-type="float">
            <text:p>-0.518691</text:p>
          </table:table-cell>
          <table:table-cell office:value-type="float" office:value="-0.512574" calcext:value-type="float">
            <text:p>-0.512574</text:p>
          </table:table-cell>
          <table:table-cell office:value-type="float" office:value="-0.505942" calcext:value-type="float">
            <text:p>-0.505942</text:p>
          </table:table-cell>
          <table:table-cell office:value-type="float" office:value="-0.49882" calcext:value-type="float">
            <text:p>-0.49882</text:p>
          </table:table-cell>
          <table:table-cell office:value-type="float" office:value="-0.491196" calcext:value-type="float">
            <text:p>-0.491196</text:p>
          </table:table-cell>
          <table:table-cell office:value-type="float" office:value="-0.483097" calcext:value-type="float">
            <text:p>-0.483097</text:p>
          </table:table-cell>
          <table:table-cell office:value-type="float" office:value="-0.474512" calcext:value-type="float">
            <text:p>-0.474512</text:p>
          </table:table-cell>
          <table:table-cell office:value-type="float" office:value="-0.465468" calcext:value-type="float">
            <text:p>-0.465468</text:p>
          </table:table-cell>
          <table:table-cell office:value-type="float" office:value="-0.455955" calcext:value-type="float">
            <text:p>-0.455955</text:p>
          </table:table-cell>
          <table:table-cell office:value-type="float" office:value="-0.446001" calcext:value-type="float">
            <text:p>-0.446001</text:p>
          </table:table-cell>
          <table:table-cell office:value-type="float" office:value="-0.435599" calcext:value-type="float">
            <text:p>-0.435599</text:p>
          </table:table-cell>
          <table:table-cell office:value-type="float" office:value="-0.424775" calcext:value-type="float">
            <text:p>-0.424775</text:p>
          </table:table-cell>
          <table:table-cell office:value-type="float" office:value="-0.413523" calcext:value-type="float">
            <text:p>-0.413523</text:p>
          </table:table-cell>
          <table:table-cell office:value-type="float" office:value="-0.401871" calcext:value-type="float">
            <text:p>-0.401871</text:p>
          </table:table-cell>
          <table:table-cell office:value-type="float" office:value="-0.389816" calcext:value-type="float">
            <text:p>-0.389816</text:p>
          </table:table-cell>
          <table:table-cell office:value-type="float" office:value="-0.377383" calcext:value-type="float">
            <text:p>-0.377383</text:p>
          </table:table-cell>
          <table:table-cell office:value-type="float" office:value="-0.36457" calcext:value-type="float">
            <text:p>-0.36457</text:p>
          </table:table-cell>
          <table:table-cell office:value-type="float" office:value="-0.351404" calcext:value-type="float">
            <text:p>-0.351404</text:p>
          </table:table-cell>
          <table:table-cell office:value-type="float" office:value="-0.337885" calcext:value-type="float">
            <text:p>-0.337885</text:p>
          </table:table-cell>
          <table:table-cell office:value-type="float" office:value="-0.324039" calcext:value-type="float">
            <text:p>-0.324039</text:p>
          </table:table-cell>
          <table:table-cell office:value-type="float" office:value="-0.309867" calcext:value-type="float">
            <text:p>-0.309867</text:p>
          </table:table-cell>
          <table:table-cell office:value-type="float" office:value="-0.295395" calcext:value-type="float">
            <text:p>-0.295395</text:p>
          </table:table-cell>
          <table:table-cell office:value-type="float" office:value="-0.280626" calcext:value-type="float">
            <text:p>-0.280626</text:p>
          </table:table-cell>
          <table:table-cell office:value-type="float" office:value="-0.265585" calcext:value-type="float">
            <text:p>-0.265585</text:p>
          </table:table-cell>
          <table:table-cell office:value-type="float" office:value="-0.250277" calcext:value-type="float">
            <text:p>-0.250277</text:p>
          </table:table-cell>
          <table:table-cell office:value-type="float" office:value="-0.234727" calcext:value-type="float">
            <text:p>-0.234727</text:p>
          </table:table-cell>
          <table:table-cell office:value-type="float" office:value="-0.218941" calcext:value-type="float">
            <text:p>-0.218941</text:p>
          </table:table-cell>
          <table:table-cell office:value-type="float" office:value="-0.202943" calcext:value-type="float">
            <text:p>-0.202943</text:p>
          </table:table-cell>
          <table:table-cell office:value-type="float" office:value="-0.18674" calcext:value-type="float">
            <text:p>-0.18674</text:p>
          </table:table-cell>
          <table:table-cell office:value-type="float" office:value="-0.170357" calcext:value-type="float">
            <text:p>-0.170357</text:p>
          </table:table-cell>
          <table:table-cell office:value-type="float" office:value="-0.153803" calcext:value-type="float">
            <text:p>-0.153803</text:p>
          </table:table-cell>
          <table:table-cell office:value-type="float" office:value="-0.1371" calcext:value-type="float">
            <text:p>-0.1371</text:p>
          </table:table-cell>
          <table:table-cell office:value-type="float" office:value="-0.120259" calcext:value-type="float">
            <text:p>-0.120259</text:p>
          </table:table-cell>
          <table:table-cell office:value-type="float" office:value="-0.103301" calcext:value-type="float">
            <text:p>-0.103301</text:p>
          </table:table-cell>
          <table:table-cell office:value-type="float" office:value="-0.0862396" calcext:value-type="float">
            <text:p>-0.0862396</text:p>
          </table:table-cell>
          <table:table-cell office:value-type="float" office:value="-0.0690947" calcext:value-type="float">
            <text:p>-0.0690947</text:p>
          </table:table-cell>
          <table:table-cell office:value-type="float" office:value="-0.0518803" calcext:value-type="float">
            <text:p>-0.0518803</text:p>
          </table:table-cell>
          <table:table-cell office:value-type="float" office:value="-0.0346156" calcext:value-type="float">
            <text:p>-0.0346156</text:p>
          </table:table-cell>
          <table:table-cell office:value-type="float" office:value="-0.0173162" calcext:value-type="float">
            <text:p>-0.0173162</text:p>
          </table:table-cell>
          <table:table-cell office:value-type="float" office:value="-1.09356E-016" calcext:value-type="float">
            <text:p>-1.09356E-16</text:p>
          </table:table-cell>
          <table:table-cell office:value-type="float" office:value="0.0173162" calcext:value-type="float">
            <text:p>0.0173162</text:p>
          </table:table-cell>
          <table:table-cell office:value-type="float" office:value="0.0346156" calcext:value-type="float">
            <text:p>0.0346156</text:p>
          </table:table-cell>
          <table:table-cell office:value-type="float" office:value="0.0518803" calcext:value-type="float">
            <text:p>0.0518803</text:p>
          </table:table-cell>
          <table:table-cell office:value-type="float" office:value="0.0690947" calcext:value-type="float">
            <text:p>0.0690947</text:p>
          </table:table-cell>
          <table:table-cell office:value-type="float" office:value="0.0862396" calcext:value-type="float">
            <text:p>0.0862396</text:p>
          </table:table-cell>
          <table:table-cell office:value-type="float" office:value="0.103301" calcext:value-type="float">
            <text:p>0.103301</text:p>
          </table:table-cell>
          <table:table-cell office:value-type="float" office:value="0.120259" calcext:value-type="float">
            <text:p>0.120259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53803" calcext:value-type="float">
            <text:p>0.153803</text:p>
          </table:table-cell>
          <table:table-cell office:value-type="float" office:value="0.170357" calcext:value-type="float">
            <text:p>0.170357</text:p>
          </table:table-cell>
          <table:table-cell office:value-type="float" office:value="0.18674" calcext:value-type="float">
            <text:p>0.18674</text:p>
          </table:table-cell>
          <table:table-cell office:value-type="float" office:value="0.202943" calcext:value-type="float">
            <text:p>0.202943</text:p>
          </table:table-cell>
          <table:table-cell office:value-type="float" office:value="0.218941" calcext:value-type="float">
            <text:p>0.218941</text:p>
          </table:table-cell>
          <table:table-cell office:value-type="float" office:value="0.234727" calcext:value-type="float">
            <text:p>0.234727</text:p>
          </table:table-cell>
          <table:table-cell office:value-type="float" office:value="0.250277" calcext:value-type="float">
            <text:p>0.250277</text:p>
          </table:table-cell>
          <table:table-cell office:value-type="float" office:value="0.265585" calcext:value-type="float">
            <text:p>0.265585</text:p>
          </table:table-cell>
          <table:table-cell office:value-type="float" office:value="0.280626" calcext:value-type="float">
            <text:p>0.280626</text:p>
          </table:table-cell>
          <table:table-cell office:value-type="float" office:value="0.295395" calcext:value-type="float">
            <text:p>0.295395</text:p>
          </table:table-cell>
          <table:table-cell office:value-type="float" office:value="0.309867" calcext:value-type="float">
            <text:p>0.309867</text:p>
          </table:table-cell>
          <table:table-cell office:value-type="float" office:value="0.324039" calcext:value-type="float">
            <text:p>0.324039</text:p>
          </table:table-cell>
          <table:table-cell office:value-type="float" office:value="0.337885" calcext:value-type="float">
            <text:p>0.337885</text:p>
          </table:table-cell>
          <table:table-cell office:value-type="float" office:value="0.351404" calcext:value-type="float">
            <text:p>0.351404</text:p>
          </table:table-cell>
          <table:table-cell office:value-type="float" office:value="0.36457" calcext:value-type="float">
            <text:p>0.36457</text:p>
          </table:table-cell>
          <table:table-cell office:value-type="float" office:value="0.377383" calcext:value-type="float">
            <text:p>0.377383</text:p>
          </table:table-cell>
          <table:table-cell office:value-type="float" office:value="0.389816" calcext:value-type="float">
            <text:p>0.389816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0.413523" calcext:value-type="float">
            <text:p>0.413523</text:p>
          </table:table-cell>
          <table:table-cell office:value-type="float" office:value="0.424775" calcext:value-type="float">
            <text:p>0.424775</text:p>
          </table:table-cell>
          <table:table-cell office:value-type="float" office:value="0.435599" calcext:value-type="float">
            <text:p>0.435599</text:p>
          </table:table-cell>
          <table:table-cell office:value-type="float" office:value="0.446001" calcext:value-type="float">
            <text:p>0.446001</text:p>
          </table:table-cell>
          <table:table-cell office:value-type="float" office:value="0.455955" calcext:value-type="float">
            <text:p>0.455955</text:p>
          </table:table-cell>
          <table:table-cell office:value-type="float" office:value="0.465468" calcext:value-type="float">
            <text:p>0.465468</text:p>
          </table:table-cell>
          <table:table-cell office:value-type="float" office:value="0.474512" calcext:value-type="float">
            <text:p>0.474512</text:p>
          </table:table-cell>
          <table:table-cell office:value-type="float" office:value="0.483097" calcext:value-type="float">
            <text:p>0.483097</text:p>
          </table:table-cell>
          <table:table-cell office:value-type="float" office:value="0.491196" calcext:value-type="float">
            <text:p>0.491196</text:p>
          </table:table-cell>
          <table:table-cell office:value-type="float" office:value="0.49882" calcext:value-type="float">
            <text:p>0.49882</text:p>
          </table:table-cell>
          <table:table-cell office:value-type="float" office:value="0.505942" calcext:value-type="float">
            <text:p>0.505942</text:p>
          </table:table-cell>
          <table:table-cell office:value-type="float" office:value="0.512574" calcext:value-type="float">
            <text:p>0.512574</text:p>
          </table:table-cell>
          <table:table-cell office:value-type="float" office:value="0.518691" calcext:value-type="float">
            <text:p>0.518691</text:p>
          </table:table-cell>
          <table:table-cell office:value-type="float" office:value="0.524306" calcext:value-type="float">
            <text:p>0.524306</text:p>
          </table:table-cell>
          <table:table-cell office:value-type="float" office:value="0.529393" calcext:value-type="float">
            <text:p>0.529393</text:p>
          </table:table-cell>
          <table:table-cell office:value-type="float" office:value="0.533968" calcext:value-type="float">
            <text:p>0.533968</text:p>
          </table:table-cell>
          <table:table-cell office:value-type="float" office:value="0.538006" calcext:value-type="float">
            <text:p>0.538006</text:p>
          </table:table-cell>
          <table:table-cell office:value-type="float" office:value="0.541522" calcext:value-type="float">
            <text:p>0.541522</text:p>
          </table:table-cell>
          <table:table-cell office:value-type="float" office:value="0.544495" calcext:value-type="float">
            <text:p>0.544495</text:p>
          </table:table-cell>
          <table:table-cell office:value-type="float" office:value="0.54694" calcext:value-type="float">
            <text:p>0.54694</text:p>
          </table:table-cell>
          <table:table-cell office:value-type="float" office:value="0.548836" calcext:value-type="float">
            <text:p>0.548836</text:p>
          </table:table-cell>
          <table:table-cell office:value-type="float" office:value="0.550199" calcext:value-type="float">
            <text:p>0.550199</text:p>
          </table:table-cell>
          <table:table-cell office:value-type="float" office:value="0.551011" calcext:value-type="float">
            <text:p>0.551011</text:p>
          </table:table-cell>
          <table:table-cell office:value-type="float" office:value="0.551287" calcext:value-type="float">
            <text:p>0.551287</text:p>
          </table:table-cell>
        </table:table-row>
        <table:table-row table:style-name="ro1">
          <table:table-cell office:value-type="float" office:value="0.898147" calcext:value-type="float">
            <text:p>0.898147</text:p>
          </table:table-cell>
          <table:table-cell office:value-type="float" office:value="-0.562208" calcext:value-type="float">
            <text:p>-0.562208</text:p>
          </table:table-cell>
          <table:table-cell office:value-type="float" office:value="-0.561927" calcext:value-type="float">
            <text:p>-0.561927</text:p>
          </table:table-cell>
          <table:table-cell office:value-type="float" office:value="-0.561098" calcext:value-type="float">
            <text:p>-0.561098</text:p>
          </table:table-cell>
          <table:table-cell office:value-type="float" office:value="-0.559709" calcext:value-type="float">
            <text:p>-0.559709</text:p>
          </table:table-cell>
          <table:table-cell office:value-type="float" office:value="-0.557775" calcext:value-type="float">
            <text:p>-0.557775</text:p>
          </table:table-cell>
          <table:table-cell office:value-type="float" office:value="-0.555282" calcext:value-type="float">
            <text:p>-0.555282</text:p>
          </table:table-cell>
          <table:table-cell office:value-type="float" office:value="-0.55225" calcext:value-type="float">
            <text:p>-0.55225</text:p>
          </table:table-cell>
          <table:table-cell office:value-type="float" office:value="-0.548664" calcext:value-type="float">
            <text:p>-0.548664</text:p>
          </table:table-cell>
          <table:table-cell office:value-type="float" office:value="-0.544546" calcext:value-type="float">
            <text:p>-0.544546</text:p>
          </table:table-cell>
          <table:table-cell office:value-type="float" office:value="-0.539881" calcext:value-type="float">
            <text:p>-0.539881</text:p>
          </table:table-cell>
          <table:table-cell office:value-type="float" office:value="-0.534692" calcext:value-type="float">
            <text:p>-0.534692</text:p>
          </table:table-cell>
          <table:table-cell office:value-type="float" office:value="-0.528967" calcext:value-type="float">
            <text:p>-0.528967</text:p>
          </table:table-cell>
          <table:table-cell office:value-type="float" office:value="-0.522729" calcext:value-type="float">
            <text:p>-0.522729</text:p>
          </table:table-cell>
          <table:table-cell office:value-type="float" office:value="-0.515965" calcext:value-type="float">
            <text:p>-0.515965</text:p>
          </table:table-cell>
          <table:table-cell office:value-type="float" office:value="-0.508702" calcext:value-type="float">
            <text:p>-0.508702</text:p>
          </table:table-cell>
          <table:table-cell office:value-type="float" office:value="-0.500928" calcext:value-type="float">
            <text:p>-0.500928</text:p>
          </table:table-cell>
          <table:table-cell office:value-type="float" office:value="-0.492668" calcext:value-type="float">
            <text:p>-0.492668</text:p>
          </table:table-cell>
          <table:table-cell office:value-type="float" office:value="-0.483913" calcext:value-type="float">
            <text:p>-0.483913</text:p>
          </table:table-cell>
          <table:table-cell office:value-type="float" office:value="-0.474689" calcext:value-type="float">
            <text:p>-0.474689</text:p>
          </table:table-cell>
          <table:table-cell office:value-type="float" office:value="-0.464988" calcext:value-type="float">
            <text:p>-0.464988</text:p>
          </table:table-cell>
          <table:table-cell office:value-type="float" office:value="-0.454837" calcext:value-type="float">
            <text:p>-0.454837</text:p>
          </table:table-cell>
          <table:table-cell office:value-type="float" office:value="-0.444228" calcext:value-type="float">
            <text:p>-0.444228</text:p>
          </table:table-cell>
          <table:table-cell office:value-type="float" office:value="-0.433189" calcext:value-type="float">
            <text:p>-0.433189</text:p>
          </table:table-cell>
          <table:table-cell office:value-type="float" office:value="-0.421716" calcext:value-type="float">
            <text:p>-0.421716</text:p>
          </table:table-cell>
          <table:table-cell office:value-type="float" office:value="-0.409833" calcext:value-type="float">
            <text:p>-0.409833</text:p>
          </table:table-cell>
          <table:table-cell office:value-type="float" office:value="-0.397538" calcext:value-type="float">
            <text:p>-0.397538</text:p>
          </table:table-cell>
          <table:table-cell office:value-type="float" office:value="-0.384859" calcext:value-type="float">
            <text:p>-0.384859</text:p>
          </table:table-cell>
          <table:table-cell office:value-type="float" office:value="-0.371792" calcext:value-type="float">
            <text:p>-0.371792</text:p>
          </table:table-cell>
          <table:table-cell office:value-type="float" office:value="-0.358365" calcext:value-type="float">
            <text:p>-0.358365</text:p>
          </table:table-cell>
          <table:table-cell office:value-type="float" office:value="-0.344579" calcext:value-type="float">
            <text:p>-0.344579</text:p>
          </table:table-cell>
          <table:table-cell office:value-type="float" office:value="-0.330458" calcext:value-type="float">
            <text:p>-0.330458</text:p>
          </table:table-cell>
          <table:table-cell office:value-type="float" office:value="-0.316006" calcext:value-type="float">
            <text:p>-0.316006</text:p>
          </table:table-cell>
          <table:table-cell office:value-type="float" office:value="-0.301247" calcext:value-type="float">
            <text:p>-0.301247</text:p>
          </table:table-cell>
          <table:table-cell office:value-type="float" office:value="-0.286185" calcext:value-type="float">
            <text:p>-0.286185</text:p>
          </table:table-cell>
          <table:table-cell office:value-type="float" office:value="-0.270846" calcext:value-type="float">
            <text:p>-0.270846</text:p>
          </table:table-cell>
          <table:table-cell office:value-type="float" office:value="-0.255235" calcext:value-type="float">
            <text:p>-0.255235</text:p>
          </table:table-cell>
          <table:table-cell office:value-type="float" office:value="-0.239377" calcext:value-type="float">
            <text:p>-0.239377</text:p>
          </table:table-cell>
          <table:table-cell office:value-type="float" office:value="-0.223278" calcext:value-type="float">
            <text:p>-0.223278</text:p>
          </table:table-cell>
          <table:table-cell office:value-type="float" office:value="-0.206963" calcext:value-type="float">
            <text:p>-0.206963</text:p>
          </table:table-cell>
          <table:table-cell office:value-type="float" office:value="-0.19044" calcext:value-type="float">
            <text:p>-0.19044</text:p>
          </table:table-cell>
          <table:table-cell office:value-type="float" office:value="-0.173732" calcext:value-type="float">
            <text:p>-0.173732</text:p>
          </table:table-cell>
          <table:table-cell office:value-type="float" office:value="-0.15685" calcext:value-type="float">
            <text:p>-0.15685</text:p>
          </table:table-cell>
          <table:table-cell office:value-type="float" office:value="-0.139816" calcext:value-type="float">
            <text:p>-0.139816</text:p>
          </table:table-cell>
          <table:table-cell office:value-type="float" office:value="-0.122641" calcext:value-type="float">
            <text:p>-0.122641</text:p>
          </table:table-cell>
          <table:table-cell office:value-type="float" office:value="-0.105347" calcext:value-type="float">
            <text:p>-0.105347</text:p>
          </table:table-cell>
          <table:table-cell office:value-type="float" office:value="-0.0879481" calcext:value-type="float">
            <text:p>-0.0879481</text:p>
          </table:table-cell>
          <table:table-cell office:value-type="float" office:value="-0.0704634" calcext:value-type="float">
            <text:p>-0.0704634</text:p>
          </table:table-cell>
          <table:table-cell office:value-type="float" office:value="-0.0529081" calcext:value-type="float">
            <text:p>-0.0529081</text:p>
          </table:table-cell>
          <table:table-cell office:value-type="float" office:value="-0.0353014" calcext:value-type="float">
            <text:p>-0.0353014</text:p>
          </table:table-cell>
          <table:table-cell office:value-type="float" office:value="-0.0176593" calcext:value-type="float">
            <text:p>-0.0176593</text:p>
          </table:table-cell>
          <table:table-cell office:value-type="float" office:value="-1.55743E-016" calcext:value-type="float">
            <text:p>-1.55743E-16</text:p>
          </table:table-cell>
          <table:table-cell office:value-type="float" office:value="0.0176593" calcext:value-type="float">
            <text:p>0.0176593</text:p>
          </table:table-cell>
          <table:table-cell office:value-type="float" office:value="0.0353014" calcext:value-type="float">
            <text:p>0.0353014</text:p>
          </table:table-cell>
          <table:table-cell office:value-type="float" office:value="0.0529081" calcext:value-type="float">
            <text:p>0.0529081</text:p>
          </table:table-cell>
          <table:table-cell office:value-type="float" office:value="0.0704634" calcext:value-type="float">
            <text:p>0.0704634</text:p>
          </table:table-cell>
          <table:table-cell office:value-type="float" office:value="0.0879481" calcext:value-type="float">
            <text:p>0.0879481</text:p>
          </table:table-cell>
          <table:table-cell office:value-type="float" office:value="0.105347" calcext:value-type="float">
            <text:p>0.105347</text:p>
          </table:table-cell>
          <table:table-cell office:value-type="float" office:value="0.122641" calcext:value-type="float">
            <text:p>0.122641</text:p>
          </table:table-cell>
          <table:table-cell office:value-type="float" office:value="0.139816" calcext:value-type="float">
            <text:p>0.139816</text:p>
          </table:table-cell>
          <table:table-cell office:value-type="float" office:value="0.15685" calcext:value-type="float">
            <text:p>0.15685</text:p>
          </table:table-cell>
          <table:table-cell office:value-type="float" office:value="0.173732" calcext:value-type="float">
            <text:p>0.173732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206963" calcext:value-type="float">
            <text:p>0.206963</text:p>
          </table:table-cell>
          <table:table-cell office:value-type="float" office:value="0.223278" calcext:value-type="float">
            <text:p>0.223278</text:p>
          </table:table-cell>
          <table:table-cell office:value-type="float" office:value="0.239377" calcext:value-type="float">
            <text:p>0.239377</text:p>
          </table:table-cell>
          <table:table-cell office:value-type="float" office:value="0.255235" calcext:value-type="float">
            <text:p>0.255235</text:p>
          </table:table-cell>
          <table:table-cell office:value-type="float" office:value="0.270846" calcext:value-type="float">
            <text:p>0.270846</text:p>
          </table:table-cell>
          <table:table-cell office:value-type="float" office:value="0.286185" calcext:value-type="float">
            <text:p>0.286185</text:p>
          </table:table-cell>
          <table:table-cell office:value-type="float" office:value="0.301247" calcext:value-type="float">
            <text:p>0.301247</text:p>
          </table:table-cell>
          <table:table-cell office:value-type="float" office:value="0.316006" calcext:value-type="float">
            <text:p>0.316006</text:p>
          </table:table-cell>
          <table:table-cell office:value-type="float" office:value="0.330458" calcext:value-type="float">
            <text:p>0.330458</text:p>
          </table:table-cell>
          <table:table-cell office:value-type="float" office:value="0.344579" calcext:value-type="float">
            <text:p>0.344579</text:p>
          </table:table-cell>
          <table:table-cell office:value-type="float" office:value="0.358365" calcext:value-type="float">
            <text:p>0.358365</text:p>
          </table:table-cell>
          <table:table-cell office:value-type="float" office:value="0.371792" calcext:value-type="float">
            <text:p>0.371792</text:p>
          </table:table-cell>
          <table:table-cell office:value-type="float" office:value="0.384859" calcext:value-type="float">
            <text:p>0.384859</text:p>
          </table:table-cell>
          <table:table-cell office:value-type="float" office:value="0.397538" calcext:value-type="float">
            <text:p>0.397538</text:p>
          </table:table-cell>
          <table:table-cell office:value-type="float" office:value="0.409833" calcext:value-type="float">
            <text:p>0.409833</text:p>
          </table:table-cell>
          <table:table-cell office:value-type="float" office:value="0.421716" calcext:value-type="float">
            <text:p>0.421716</text:p>
          </table:table-cell>
          <table:table-cell office:value-type="float" office:value="0.433189" calcext:value-type="float">
            <text:p>0.433189</text:p>
          </table:table-cell>
          <table:table-cell office:value-type="float" office:value="0.444228" calcext:value-type="float">
            <text:p>0.444228</text:p>
          </table:table-cell>
          <table:table-cell office:value-type="float" office:value="0.454837" calcext:value-type="float">
            <text:p>0.454837</text:p>
          </table:table-cell>
          <table:table-cell office:value-type="float" office:value="0.464988" calcext:value-type="float">
            <text:p>0.464988</text:p>
          </table:table-cell>
          <table:table-cell office:value-type="float" office:value="0.474689" calcext:value-type="float">
            <text:p>0.474689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492668" calcext:value-type="float">
            <text:p>0.492668</text:p>
          </table:table-cell>
          <table:table-cell office:value-type="float" office:value="0.500928" calcext:value-type="float">
            <text:p>0.500928</text:p>
          </table:table-cell>
          <table:table-cell office:value-type="float" office:value="0.508702" calcext:value-type="float">
            <text:p>0.508702</text:p>
          </table:table-cell>
          <table:table-cell office:value-type="float" office:value="0.515965" calcext:value-type="float">
            <text:p>0.515965</text:p>
          </table:table-cell>
          <table:table-cell office:value-type="float" office:value="0.522729" calcext:value-type="float">
            <text:p>0.522729</text:p>
          </table:table-cell>
          <table:table-cell office:value-type="float" office:value="0.528967" calcext:value-type="float">
            <text:p>0.528967</text:p>
          </table:table-cell>
          <table:table-cell office:value-type="float" office:value="0.534692" calcext:value-type="float">
            <text:p>0.534692</text:p>
          </table:table-cell>
          <table:table-cell office:value-type="float" office:value="0.539881" calcext:value-type="float">
            <text:p>0.539881</text:p>
          </table:table-cell>
          <table:table-cell office:value-type="float" office:value="0.544546" calcext:value-type="float">
            <text:p>0.544546</text:p>
          </table:table-cell>
          <table:table-cell office:value-type="float" office:value="0.548664" calcext:value-type="float">
            <text:p>0.548664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555282" calcext:value-type="float">
            <text:p>0.555282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9709" calcext:value-type="float">
            <text:p>0.559709</text:p>
          </table:table-cell>
          <table:table-cell office:value-type="float" office:value="0.561098" calcext:value-type="float">
            <text:p>0.561098</text:p>
          </table:table-cell>
          <table:table-cell office:value-type="float" office:value="0.561927" calcext:value-type="float">
            <text:p>0.561927</text:p>
          </table:table-cell>
          <table:table-cell office:value-type="float" office:value="0.562208" calcext:value-type="float">
            <text:p>0.562208</text:p>
          </table:table-cell>
        </table:table-row>
        <table:table-row table:style-name="ro1">
          <table:table-cell office:value-type="float" office:value="0.910604" calcext:value-type="float">
            <text:p>0.910604</text:p>
          </table:table-cell>
          <table:table-cell office:value-type="float" office:value="-0.570548" calcext:value-type="float">
            <text:p>-0.570548</text:p>
          </table:table-cell>
          <table:table-cell office:value-type="float" office:value="-0.570263" calcext:value-type="float">
            <text:p>-0.570263</text:p>
          </table:table-cell>
          <table:table-cell office:value-type="float" office:value="-0.569422" calcext:value-type="float">
            <text:p>-0.569422</text:p>
          </table:table-cell>
          <table:table-cell office:value-type="float" office:value="-0.568013" calcext:value-type="float">
            <text:p>-0.568013</text:p>
          </table:table-cell>
          <table:table-cell office:value-type="float" office:value="-0.566049" calcext:value-type="float">
            <text:p>-0.566049</text:p>
          </table:table-cell>
          <table:table-cell office:value-type="float" office:value="-0.56352" calcext:value-type="float">
            <text:p>-0.56352</text:p>
          </table:table-cell>
          <table:table-cell office:value-type="float" office:value="-0.560443" calcext:value-type="float">
            <text:p>-0.560443</text:p>
          </table:table-cell>
          <table:table-cell office:value-type="float" office:value="-0.556804" calcext:value-type="float">
            <text:p>-0.556804</text:p>
          </table:table-cell>
          <table:table-cell office:value-type="float" office:value="-0.552624" calcext:value-type="float">
            <text:p>-0.552624</text:p>
          </table:table-cell>
          <table:table-cell office:value-type="float" office:value="-0.54789" calcext:value-type="float">
            <text:p>-0.54789</text:p>
          </table:table-cell>
          <table:table-cell office:value-type="float" office:value="-0.542624" calcext:value-type="float">
            <text:p>-0.542624</text:p>
          </table:table-cell>
          <table:table-cell office:value-type="float" office:value="-0.536814" calcext:value-type="float">
            <text:p>-0.536814</text:p>
          </table:table-cell>
          <table:table-cell office:value-type="float" office:value="-0.530483" calcext:value-type="float">
            <text:p>-0.530483</text:p>
          </table:table-cell>
          <table:table-cell office:value-type="float" office:value="-0.52362" calcext:value-type="float">
            <text:p>-0.52362</text:p>
          </table:table-cell>
          <table:table-cell office:value-type="float" office:value="-0.516248" calcext:value-type="float">
            <text:p>-0.516248</text:p>
          </table:table-cell>
          <table:table-cell office:value-type="float" office:value="-0.508359" calcext:value-type="float">
            <text:p>-0.508359</text:p>
          </table:table-cell>
          <table:table-cell office:value-type="float" office:value="-0.499976" calcext:value-type="float">
            <text:p>-0.499976</text:p>
          </table:table-cell>
          <table:table-cell office:value-type="float" office:value="-0.491092" calcext:value-type="float">
            <text:p>-0.491092</text:p>
          </table:table-cell>
          <table:table-cell office:value-type="float" office:value="-0.481731" calcext:value-type="float">
            <text:p>-0.481731</text:p>
          </table:table-cell>
          <table:table-cell office:value-type="float" office:value="-0.471886" calcext:value-type="float">
            <text:p>-0.471886</text:p>
          </table:table-cell>
          <table:table-cell office:value-type="float" office:value="-0.461584" calcext:value-type="float">
            <text:p>-0.461584</text:p>
          </table:table-cell>
          <table:table-cell office:value-type="float" office:value="-0.450819" calcext:value-type="float">
            <text:p>-0.450819</text:p>
          </table:table-cell>
          <table:table-cell office:value-type="float" office:value="-0.439616" calcext:value-type="float">
            <text:p>-0.439616</text:p>
          </table:table-cell>
          <table:table-cell office:value-type="float" office:value="-0.427972" calcext:value-type="float">
            <text:p>-0.427972</text:p>
          </table:table-cell>
          <table:table-cell office:value-type="float" office:value="-0.415912" calcext:value-type="float">
            <text:p>-0.415912</text:p>
          </table:table-cell>
          <table:table-cell office:value-type="float" office:value="-0.403436" calcext:value-type="float">
            <text:p>-0.403436</text:p>
          </table:table-cell>
          <table:table-cell office:value-type="float" office:value="-0.390568" calcext:value-type="float">
            <text:p>-0.390568</text:p>
          </table:table-cell>
          <table:table-cell office:value-type="float" office:value="-0.377308" calcext:value-type="float">
            <text:p>-0.377308</text:p>
          </table:table-cell>
          <table:table-cell office:value-type="float" office:value="-0.363682" calcext:value-type="float">
            <text:p>-0.363682</text:p>
          </table:table-cell>
          <table:table-cell office:value-type="float" office:value="-0.349691" calcext:value-type="float">
            <text:p>-0.349691</text:p>
          </table:table-cell>
          <table:table-cell office:value-type="float" office:value="-0.33536" calcext:value-type="float">
            <text:p>-0.33536</text:p>
          </table:table-cell>
          <table:table-cell office:value-type="float" office:value="-0.320694" calcext:value-type="float">
            <text:p>-0.320694</text:p>
          </table:table-cell>
          <table:table-cell office:value-type="float" office:value="-0.305716" calcext:value-type="float">
            <text:p>-0.305716</text:p>
          </table:table-cell>
          <table:table-cell office:value-type="float" office:value="-0.290431" calcext:value-type="float">
            <text:p>-0.290431</text:p>
          </table:table-cell>
          <table:table-cell office:value-type="float" office:value="-0.274864" calcext:value-type="float">
            <text:p>-0.274864</text:p>
          </table:table-cell>
          <table:table-cell office:value-type="float" office:value="-0.259022" calcext:value-type="float">
            <text:p>-0.259022</text:p>
          </table:table-cell>
          <table:table-cell office:value-type="float" office:value="-0.242928" calcext:value-type="float">
            <text:p>-0.242928</text:p>
          </table:table-cell>
          <table:table-cell office:value-type="float" office:value="-0.226591" calcext:value-type="float">
            <text:p>-0.226591</text:p>
          </table:table-cell>
          <table:table-cell office:value-type="float" office:value="-0.210033" calcext:value-type="float">
            <text:p>-0.210033</text:p>
          </table:table-cell>
          <table:table-cell office:value-type="float" office:value="-0.193265" calcext:value-type="float">
            <text:p>-0.193265</text:p>
          </table:table-cell>
          <table:table-cell office:value-type="float" office:value="-0.176309" calcext:value-type="float">
            <text:p>-0.176309</text:p>
          </table:table-cell>
          <table:table-cell office:value-type="float" office:value="-0.159177" calcext:value-type="float">
            <text:p>-0.159177</text:p>
          </table:table-cell>
          <table:table-cell office:value-type="float" office:value="-0.14189" calcext:value-type="float">
            <text:p>-0.14189</text:p>
          </table:table-cell>
          <table:table-cell office:value-type="float" office:value="-0.12446" calcext:value-type="float">
            <text:p>-0.12446</text:p>
          </table:table-cell>
          <table:table-cell office:value-type="float" office:value="-0.10691" calcext:value-type="float">
            <text:p>-0.10691</text:p>
          </table:table-cell>
          <table:table-cell office:value-type="float" office:value="-0.0892528" calcext:value-type="float">
            <text:p>-0.0892528</text:p>
          </table:table-cell>
          <table:table-cell office:value-type="float" office:value="-0.0715087" calcext:value-type="float">
            <text:p>-0.0715087</text:p>
          </table:table-cell>
          <table:table-cell office:value-type="float" office:value="-0.053693" calcext:value-type="float">
            <text:p>-0.053693</text:p>
          </table:table-cell>
          <table:table-cell office:value-type="float" office:value="-0.0358251" calcext:value-type="float">
            <text:p>-0.0358251</text:p>
          </table:table-cell>
          <table:table-cell office:value-type="float" office:value="-0.0179212" calcext:value-type="float">
            <text:p>-0.0179212</text:p>
          </table:table-cell>
          <table:table-cell office:value-type="float" office:value="-9.81178E-017" calcext:value-type="float">
            <text:p>-9.81178E-17</text:p>
          </table:table-cell>
          <table:table-cell office:value-type="float" office:value="0.0179212" calcext:value-type="float">
            <text:p>0.0179212</text:p>
          </table:table-cell>
          <table:table-cell office:value-type="float" office:value="0.0358251" calcext:value-type="float">
            <text:p>0.0358251</text:p>
          </table:table-cell>
          <table:table-cell office:value-type="float" office:value="0.053693" calcext:value-type="float">
            <text:p>0.053693</text:p>
          </table:table-cell>
          <table:table-cell office:value-type="float" office:value="0.0715087" calcext:value-type="float">
            <text:p>0.0715087</text:p>
          </table:table-cell>
          <table:table-cell office:value-type="float" office:value="0.0892528" calcext:value-type="float">
            <text:p>0.0892528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2446" calcext:value-type="float">
            <text:p>0.12446</text:p>
          </table:table-cell>
          <table:table-cell office:value-type="float" office:value="0.14189" calcext:value-type="float">
            <text:p>0.14189</text:p>
          </table:table-cell>
          <table:table-cell office:value-type="float" office:value="0.159177" calcext:value-type="float">
            <text:p>0.159177</text:p>
          </table:table-cell>
          <table:table-cell office:value-type="float" office:value="0.176309" calcext:value-type="float">
            <text:p>0.176309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0.210033" calcext:value-type="float">
            <text:p>0.210033</text:p>
          </table:table-cell>
          <table:table-cell office:value-type="float" office:value="0.226591" calcext:value-type="float">
            <text:p>0.226591</text:p>
          </table:table-cell>
          <table:table-cell office:value-type="float" office:value="0.242928" calcext:value-type="float">
            <text:p>0.242928</text:p>
          </table:table-cell>
          <table:table-cell office:value-type="float" office:value="0.259022" calcext:value-type="float">
            <text:p>0.259022</text:p>
          </table:table-cell>
          <table:table-cell office:value-type="float" office:value="0.274864" calcext:value-type="float">
            <text:p>0.274864</text:p>
          </table:table-cell>
          <table:table-cell office:value-type="float" office:value="0.290431" calcext:value-type="float">
            <text:p>0.290431</text:p>
          </table:table-cell>
          <table:table-cell office:value-type="float" office:value="0.305716" calcext:value-type="float">
            <text:p>0.305716</text:p>
          </table:table-cell>
          <table:table-cell office:value-type="float" office:value="0.320694" calcext:value-type="float">
            <text:p>0.320694</text:p>
          </table:table-cell>
          <table:table-cell office:value-type="float" office:value="0.33536" calcext:value-type="float">
            <text:p>0.33536</text:p>
          </table:table-cell>
          <table:table-cell office:value-type="float" office:value="0.349691" calcext:value-type="float">
            <text:p>0.349691</text:p>
          </table:table-cell>
          <table:table-cell office:value-type="float" office:value="0.363682" calcext:value-type="float">
            <text:p>0.363682</text:p>
          </table:table-cell>
          <table:table-cell office:value-type="float" office:value="0.377308" calcext:value-type="float">
            <text:p>0.377308</text:p>
          </table:table-cell>
          <table:table-cell office:value-type="float" office:value="0.390568" calcext:value-type="float">
            <text:p>0.390568</text:p>
          </table:table-cell>
          <table:table-cell office:value-type="float" office:value="0.403436" calcext:value-type="float">
            <text:p>0.403436</text:p>
          </table:table-cell>
          <table:table-cell office:value-type="float" office:value="0.415912" calcext:value-type="float">
            <text:p>0.415912</text:p>
          </table:table-cell>
          <table:table-cell office:value-type="float" office:value="0.427972" calcext:value-type="float">
            <text:p>0.427972</text:p>
          </table:table-cell>
          <table:table-cell office:value-type="float" office:value="0.439616" calcext:value-type="float">
            <text:p>0.439616</text:p>
          </table:table-cell>
          <table:table-cell office:value-type="float" office:value="0.450819" calcext:value-type="float">
            <text:p>0.450819</text:p>
          </table:table-cell>
          <table:table-cell office:value-type="float" office:value="0.461584" calcext:value-type="float">
            <text:p>0.461584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481731" calcext:value-type="float">
            <text:p>0.481731</text:p>
          </table:table-cell>
          <table:table-cell office:value-type="float" office:value="0.491092" calcext:value-type="float">
            <text:p>0.491092</text:p>
          </table:table-cell>
          <table:table-cell office:value-type="float" office:value="0.499976" calcext:value-type="float">
            <text:p>0.499976</text:p>
          </table:table-cell>
          <table:table-cell office:value-type="float" office:value="0.508359" calcext:value-type="float">
            <text:p>0.508359</text:p>
          </table:table-cell>
          <table:table-cell office:value-type="float" office:value="0.516248" calcext:value-type="float">
            <text:p>0.516248</text:p>
          </table:table-cell>
          <table:table-cell office:value-type="float" office:value="0.52362" calcext:value-type="float">
            <text:p>0.52362</text:p>
          </table:table-cell>
          <table:table-cell office:value-type="float" office:value="0.530483" calcext:value-type="float">
            <text:p>0.530483</text:p>
          </table:table-cell>
          <table:table-cell office:value-type="float" office:value="0.536814" calcext:value-type="float">
            <text:p>0.536814</text:p>
          </table:table-cell>
          <table:table-cell office:value-type="float" office:value="0.542624" calcext:value-type="float">
            <text:p>0.542624</text:p>
          </table:table-cell>
          <table:table-cell office:value-type="float" office:value="0.54789" calcext:value-type="float">
            <text:p>0.54789</text:p>
          </table:table-cell>
          <table:table-cell office:value-type="float" office:value="0.552624" calcext:value-type="float">
            <text:p>0.552624</text:p>
          </table:table-cell>
          <table:table-cell office:value-type="float" office:value="0.556804" calcext:value-type="float">
            <text:p>0.556804</text:p>
          </table:table-cell>
          <table:table-cell office:value-type="float" office:value="0.560443" calcext:value-type="float">
            <text:p>0.560443</text:p>
          </table:table-cell>
          <table:table-cell office:value-type="float" office:value="0.56352" calcext:value-type="float">
            <text:p>0.56352</text:p>
          </table:table-cell>
          <table:table-cell office:value-type="float" office:value="0.566049" calcext:value-type="float">
            <text:p>0.566049</text:p>
          </table:table-cell>
          <table:table-cell office:value-type="float" office:value="0.568013" calcext:value-type="float">
            <text:p>0.568013</text:p>
          </table:table-cell>
          <table:table-cell office:value-type="float" office:value="0.569422" calcext:value-type="float">
            <text:p>0.569422</text:p>
          </table:table-cell>
          <table:table-cell office:value-type="float" office:value="0.570263" calcext:value-type="float">
            <text:p>0.570263</text:p>
          </table:table-cell>
          <table:table-cell office:value-type="float" office:value="0.570548" calcext:value-type="float">
            <text:p>0.570548</text:p>
          </table:table-cell>
        </table:table-row>
        <table:table-row table:style-name="ro1">
          <table:table-cell office:value-type="float" office:value="0.924803" calcext:value-type="float">
            <text:p>0.924803</text:p>
          </table:table-cell>
          <table:table-cell office:value-type="float" office:value="-0.578869" calcext:value-type="float">
            <text:p>-0.578869</text:p>
          </table:table-cell>
          <table:table-cell office:value-type="float" office:value="-0.578581" calcext:value-type="float">
            <text:p>-0.578581</text:p>
          </table:table-cell>
          <table:table-cell office:value-type="float" office:value="-0.577728" calcext:value-type="float">
            <text:p>-0.577728</text:p>
          </table:table-cell>
          <table:table-cell office:value-type="float" office:value="-0.576297" calcext:value-type="float">
            <text:p>-0.576297</text:p>
          </table:table-cell>
          <table:table-cell office:value-type="float" office:value="-0.574305" calcext:value-type="float">
            <text:p>-0.574305</text:p>
          </table:table-cell>
          <table:table-cell office:value-type="float" office:value="-0.57174" calcext:value-type="float">
            <text:p>-0.57174</text:p>
          </table:table-cell>
          <table:table-cell office:value-type="float" office:value="-0.568617" calcext:value-type="float">
            <text:p>-0.568617</text:p>
          </table:table-cell>
          <table:table-cell office:value-type="float" office:value="-0.564925" calcext:value-type="float">
            <text:p>-0.564925</text:p>
          </table:table-cell>
          <table:table-cell office:value-type="float" office:value="-0.560684" calcext:value-type="float">
            <text:p>-0.560684</text:p>
          </table:table-cell>
          <table:table-cell office:value-type="float" office:value="-0.555882" calcext:value-type="float">
            <text:p>-0.555882</text:p>
          </table:table-cell>
          <table:table-cell office:value-type="float" office:value="-0.550539" calcext:value-type="float">
            <text:p>-0.550539</text:p>
          </table:table-cell>
          <table:table-cell office:value-type="float" office:value="-0.544644" calcext:value-type="float">
            <text:p>-0.544644</text:p>
          </table:table-cell>
          <table:table-cell office:value-type="float" office:value="-0.53822" calcext:value-type="float">
            <text:p>-0.53822</text:p>
          </table:table-cell>
          <table:table-cell office:value-type="float" office:value="-0.531257" calcext:value-type="float">
            <text:p>-0.531257</text:p>
          </table:table-cell>
          <table:table-cell office:value-type="float" office:value="-0.523778" calcext:value-type="float">
            <text:p>-0.523778</text:p>
          </table:table-cell>
          <table:table-cell office:value-type="float" office:value="-0.515774" calcext:value-type="float">
            <text:p>-0.515774</text:p>
          </table:table-cell>
          <table:table-cell office:value-type="float" office:value="-0.507268" calcext:value-type="float">
            <text:p>-0.507268</text:p>
          </table:table-cell>
          <table:table-cell office:value-type="float" office:value="-0.498255" calcext:value-type="float">
            <text:p>-0.498255</text:p>
          </table:table-cell>
          <table:table-cell office:value-type="float" office:value="-0.488756" calcext:value-type="float">
            <text:p>-0.488756</text:p>
          </table:table-cell>
          <table:table-cell office:value-type="float" office:value="-0.478769" calcext:value-type="float">
            <text:p>-0.478769</text:p>
          </table:table-cell>
          <table:table-cell office:value-type="float" office:value="-0.468316" calcext:value-type="float">
            <text:p>-0.468316</text:p>
          </table:table-cell>
          <table:table-cell office:value-type="float" office:value="-0.457394" calcext:value-type="float">
            <text:p>-0.457394</text:p>
          </table:table-cell>
          <table:table-cell office:value-type="float" office:value="-0.446027" calcext:value-type="float">
            <text:p>-0.446027</text:p>
          </table:table-cell>
          <table:table-cell office:value-type="float" office:value="-0.434214" calcext:value-type="float">
            <text:p>-0.434214</text:p>
          </table:table-cell>
          <table:table-cell office:value-type="float" office:value="-0.421978" calcext:value-type="float">
            <text:p>-0.421978</text:p>
          </table:table-cell>
          <table:table-cell office:value-type="float" office:value="-0.40932" calcext:value-type="float">
            <text:p>-0.40932</text:p>
          </table:table-cell>
          <table:table-cell office:value-type="float" office:value="-0.396264" calcext:value-type="float">
            <text:p>-0.396264</text:p>
          </table:table-cell>
          <table:table-cell office:value-type="float" office:value="-0.382811" calcext:value-type="float">
            <text:p>-0.382811</text:p>
          </table:table-cell>
          <table:table-cell office:value-type="float" office:value="-0.368986" calcext:value-type="float">
            <text:p>-0.368986</text:p>
          </table:table-cell>
          <table:table-cell office:value-type="float" office:value="-0.354791" calcext:value-type="float">
            <text:p>-0.354791</text:p>
          </table:table-cell>
          <table:table-cell office:value-type="float" office:value="-0.340252" calcext:value-type="float">
            <text:p>-0.340252</text:p>
          </table:table-cell>
          <table:table-cell office:value-type="float" office:value="-0.325371" calcext:value-type="float">
            <text:p>-0.325371</text:p>
          </table:table-cell>
          <table:table-cell office:value-type="float" office:value="-0.310174" calcext:value-type="float">
            <text:p>-0.310174</text:p>
          </table:table-cell>
          <table:table-cell office:value-type="float" office:value="-0.294667" calcext:value-type="float">
            <text:p>-0.294667</text:p>
          </table:table-cell>
          <table:table-cell office:value-type="float" office:value="-0.278873" calcext:value-type="float">
            <text:p>-0.278873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-0.246471" calcext:value-type="float">
            <text:p>-0.246471</text:p>
          </table:table-cell>
          <table:table-cell office:value-type="float" office:value="-0.229896" calcext:value-type="float">
            <text:p>-0.229896</text:p>
          </table:table-cell>
          <table:table-cell office:value-type="float" office:value="-0.213096" calcext:value-type="float">
            <text:p>-0.213096</text:p>
          </table:table-cell>
          <table:table-cell office:value-type="float" office:value="-0.196084" calcext:value-type="float">
            <text:p>-0.196084</text:p>
          </table:table-cell>
          <table:table-cell office:value-type="float" office:value="-0.178881" calcext:value-type="float">
            <text:p>-0.178881</text:p>
          </table:table-cell>
          <table:table-cell office:value-type="float" office:value="-0.161499" calcext:value-type="float">
            <text:p>-0.161499</text:p>
          </table:table-cell>
          <table:table-cell office:value-type="float" office:value="-0.143959" calcext:value-type="float">
            <text:p>-0.143959</text:p>
          </table:table-cell>
          <table:table-cell office:value-type="float" office:value="-0.126276" calcext:value-type="float">
            <text:p>-0.126276</text:p>
          </table:table-cell>
          <table:table-cell office:value-type="float" office:value="-0.10847" calcext:value-type="float">
            <text:p>-0.10847</text:p>
          </table:table-cell>
          <table:table-cell office:value-type="float" office:value="-0.0905547" calcext:value-type="float">
            <text:p>-0.0905547</text:p>
          </table:table-cell>
          <table:table-cell office:value-type="float" office:value="-0.0725517" calcext:value-type="float">
            <text:p>-0.0725517</text:p>
          </table:table-cell>
          <table:table-cell office:value-type="float" office:value="-0.0544761" calcext:value-type="float">
            <text:p>-0.0544761</text:p>
          </table:table-cell>
          <table:table-cell office:value-type="float" office:value="-0.0363476" calcext:value-type="float">
            <text:p>-0.0363476</text:p>
          </table:table-cell>
          <table:table-cell office:value-type="float" office:value="-0.0181826" calcext:value-type="float">
            <text:p>-0.0181826</text:p>
          </table:table-cell>
          <table:table-cell office:value-type="float" office:value="-7.53539E-017" calcext:value-type="float">
            <text:p>-7.53539E-17</text:p>
          </table:table-cell>
          <table:table-cell office:value-type="float" office:value="0.0181826" calcext:value-type="float">
            <text:p>0.0181826</text:p>
          </table:table-cell>
          <table:table-cell office:value-type="float" office:value="0.0363476" calcext:value-type="float">
            <text:p>0.0363476</text:p>
          </table:table-cell>
          <table:table-cell office:value-type="float" office:value="0.0544761" calcext:value-type="float">
            <text:p>0.0544761</text:p>
          </table:table-cell>
          <table:table-cell office:value-type="float" office:value="0.0725517" calcext:value-type="float">
            <text:p>0.0725517</text:p>
          </table:table-cell>
          <table:table-cell office:value-type="float" office:value="0.0905547" calcext:value-type="float">
            <text:p>0.0905547</text:p>
          </table:table-cell>
          <table:table-cell office:value-type="float" office:value="0.10847" calcext:value-type="float">
            <text:p>0.10847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0.143959" calcext:value-type="float">
            <text:p>0.143959</text:p>
          </table:table-cell>
          <table:table-cell office:value-type="float" office:value="0.161499" calcext:value-type="float">
            <text:p>0.161499</text:p>
          </table:table-cell>
          <table:table-cell office:value-type="float" office:value="0.178881" calcext:value-type="float">
            <text:p>0.178881</text:p>
          </table:table-cell>
          <table:table-cell office:value-type="float" office:value="0.196084" calcext:value-type="float">
            <text:p>0.196084</text:p>
          </table:table-cell>
          <table:table-cell office:value-type="float" office:value="0.213096" calcext:value-type="float">
            <text:p>0.213096</text:p>
          </table:table-cell>
          <table:table-cell office:value-type="float" office:value="0.229896" calcext:value-type="float">
            <text:p>0.229896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78873" calcext:value-type="float">
            <text:p>0.278873</text:p>
          </table:table-cell>
          <table:table-cell office:value-type="float" office:value="0.294667" calcext:value-type="float">
            <text:p>0.294667</text:p>
          </table:table-cell>
          <table:table-cell office:value-type="float" office:value="0.310174" calcext:value-type="float">
            <text:p>0.310174</text:p>
          </table:table-cell>
          <table:table-cell office:value-type="float" office:value="0.325371" calcext:value-type="float">
            <text:p>0.325371</text:p>
          </table:table-cell>
          <table:table-cell office:value-type="float" office:value="0.340252" calcext:value-type="float">
            <text:p>0.340252</text:p>
          </table:table-cell>
          <table:table-cell office:value-type="float" office:value="0.354791" calcext:value-type="float">
            <text:p>0.354791</text:p>
          </table:table-cell>
          <table:table-cell office:value-type="float" office:value="0.368986" calcext:value-type="float">
            <text:p>0.368986</text:p>
          </table:table-cell>
          <table:table-cell office:value-type="float" office:value="0.382811" calcext:value-type="float">
            <text:p>0.382811</text:p>
          </table:table-cell>
          <table:table-cell office:value-type="float" office:value="0.396264" calcext:value-type="float">
            <text:p>0.396264</text:p>
          </table:table-cell>
          <table:table-cell office:value-type="float" office:value="0.40932" calcext:value-type="float">
            <text:p>0.40932</text:p>
          </table:table-cell>
          <table:table-cell office:value-type="float" office:value="0.421978" calcext:value-type="float">
            <text:p>0.421978</text:p>
          </table:table-cell>
          <table:table-cell office:value-type="float" office:value="0.434214" calcext:value-type="float">
            <text:p>0.434214</text:p>
          </table:table-cell>
          <table:table-cell office:value-type="float" office:value="0.446027" calcext:value-type="float">
            <text:p>0.446027</text:p>
          </table:table-cell>
          <table:table-cell office:value-type="float" office:value="0.457394" calcext:value-type="float">
            <text:p>0.457394</text:p>
          </table:table-cell>
          <table:table-cell office:value-type="float" office:value="0.468316" calcext:value-type="float">
            <text:p>0.468316</text:p>
          </table:table-cell>
          <table:table-cell office:value-type="float" office:value="0.478769" calcext:value-type="float">
            <text:p>0.478769</text:p>
          </table:table-cell>
          <table:table-cell office:value-type="float" office:value="0.488756" calcext:value-type="float">
            <text:p>0.488756</text:p>
          </table:table-cell>
          <table:table-cell office:value-type="float" office:value="0.498255" calcext:value-type="float">
            <text:p>0.498255</text:p>
          </table:table-cell>
          <table:table-cell office:value-type="float" office:value="0.507268" calcext:value-type="float">
            <text:p>0.507268</text:p>
          </table:table-cell>
          <table:table-cell office:value-type="float" office:value="0.515774" calcext:value-type="float">
            <text:p>0.515774</text:p>
          </table:table-cell>
          <table:table-cell office:value-type="float" office:value="0.523778" calcext:value-type="float">
            <text:p>0.523778</text:p>
          </table:table-cell>
          <table:table-cell office:value-type="float" office:value="0.531257" calcext:value-type="float">
            <text:p>0.531257</text:p>
          </table:table-cell>
          <table:table-cell office:value-type="float" office:value="0.53822" calcext:value-type="float">
            <text:p>0.53822</text:p>
          </table:table-cell>
          <table:table-cell office:value-type="float" office:value="0.544644" calcext:value-type="float">
            <text:p>0.544644</text:p>
          </table:table-cell>
          <table:table-cell office:value-type="float" office:value="0.550539" calcext:value-type="float">
            <text:p>0.550539</text:p>
          </table:table-cell>
          <table:table-cell office:value-type="float" office:value="0.555882" calcext:value-type="float">
            <text:p>0.555882</text:p>
          </table:table-cell>
          <table:table-cell office:value-type="float" office:value="0.560684" calcext:value-type="float">
            <text:p>0.560684</text:p>
          </table:table-cell>
          <table:table-cell office:value-type="float" office:value="0.564925" calcext:value-type="float">
            <text:p>0.564925</text:p>
          </table:table-cell>
          <table:table-cell office:value-type="float" office:value="0.568617" calcext:value-type="float">
            <text:p>0.568617</text:p>
          </table:table-cell>
          <table:table-cell office:value-type="float" office:value="0.57174" calcext:value-type="float">
            <text:p>0.57174</text:p>
          </table:table-cell>
          <table:table-cell office:value-type="float" office:value="0.574305" calcext:value-type="float">
            <text:p>0.574305</text:p>
          </table:table-cell>
          <table:table-cell office:value-type="float" office:value="0.576297" calcext:value-type="float">
            <text:p>0.576297</text:p>
          </table:table-cell>
          <table:table-cell office:value-type="float" office:value="0.577728" calcext:value-type="float">
            <text:p>0.577728</text:p>
          </table:table-cell>
          <table:table-cell office:value-type="float" office:value="0.578581" calcext:value-type="float">
            <text:p>0.578581</text:p>
          </table:table-cell>
          <table:table-cell office:value-type="float" office:value="0.578869" calcext:value-type="float">
            <text:p>0.578869</text:p>
          </table:table-cell>
        </table:table-row>
        <table:table-row table:style-name="ro1">
          <table:table-cell office:value-type="float" office:value="0.937153" calcext:value-type="float">
            <text:p>0.937153</text:p>
          </table:table-cell>
          <table:table-cell office:value-type="float" office:value="-0.585083" calcext:value-type="float">
            <text:p>-0.585083</text:p>
          </table:table-cell>
          <table:table-cell office:value-type="float" office:value="-0.584791" calcext:value-type="float">
            <text:p>-0.584791</text:p>
          </table:table-cell>
          <table:table-cell office:value-type="float" office:value="-0.583928" calcext:value-type="float">
            <text:p>-0.583928</text:p>
          </table:table-cell>
          <table:table-cell office:value-type="float" office:value="-0.582483" calcext:value-type="float">
            <text:p>-0.582483</text:p>
          </table:table-cell>
          <table:table-cell office:value-type="float" office:value="-0.58047" calcext:value-type="float">
            <text:p>-0.58047</text:p>
          </table:table-cell>
          <table:table-cell office:value-type="float" office:value="-0.577877" calcext:value-type="float">
            <text:p>-0.577877</text:p>
          </table:table-cell>
          <table:table-cell office:value-type="float" office:value="-0.57472" calcext:value-type="float">
            <text:p>-0.57472</text:p>
          </table:table-cell>
          <table:table-cell office:value-type="float" office:value="-0.570989" calcext:value-type="float">
            <text:p>-0.570989</text:p>
          </table:table-cell>
          <table:table-cell office:value-type="float" office:value="-0.566702" calcext:value-type="float">
            <text:p>-0.566702</text:p>
          </table:table-cell>
          <table:table-cell office:value-type="float" office:value="-0.561848" calcext:value-type="float">
            <text:p>-0.561848</text:p>
          </table:table-cell>
          <table:table-cell office:value-type="float" office:value="-0.556448" calcext:value-type="float">
            <text:p>-0.556448</text:p>
          </table:table-cell>
          <table:table-cell office:value-type="float" office:value="-0.55049" calcext:value-type="float">
            <text:p>-0.55049</text:p>
          </table:table-cell>
          <table:table-cell office:value-type="float" office:value="-0.543997" calcext:value-type="float">
            <text:p>-0.543997</text:p>
          </table:table-cell>
          <table:table-cell office:value-type="float" office:value="-0.53696" calcext:value-type="float">
            <text:p>-0.53696</text:p>
          </table:table-cell>
          <table:table-cell office:value-type="float" office:value="-0.529399" calcext:value-type="float">
            <text:p>-0.529399</text:p>
          </table:table-cell>
          <table:table-cell office:value-type="float" office:value="-0.52131" calcext:value-type="float">
            <text:p>-0.52131</text:p>
          </table:table-cell>
          <table:table-cell office:value-type="float" office:value="-0.512713" calcext:value-type="float">
            <text:p>-0.512713</text:p>
          </table:table-cell>
          <table:table-cell office:value-type="float" office:value="-0.503603" calcext:value-type="float">
            <text:p>-0.503603</text:p>
          </table:table-cell>
          <table:table-cell office:value-type="float" office:value="-0.494002" calcext:value-type="float">
            <text:p>-0.494002</text:p>
          </table:table-cell>
          <table:table-cell office:value-type="float" office:value="-0.483908" calcext:value-type="float">
            <text:p>-0.483908</text:p>
          </table:table-cell>
          <table:table-cell office:value-type="float" office:value="-0.473342" calcext:value-type="float">
            <text:p>-0.473342</text:p>
          </table:table-cell>
          <table:table-cell office:value-type="float" office:value="-0.462304" calcext:value-type="float">
            <text:p>-0.462304</text:p>
          </table:table-cell>
          <table:table-cell office:value-type="float" office:value="-0.450815" calcext:value-type="float">
            <text:p>-0.450815</text:p>
          </table:table-cell>
          <table:table-cell office:value-type="float" office:value="-0.438875" calcext:value-type="float">
            <text:p>-0.438875</text:p>
          </table:table-cell>
          <table:table-cell office:value-type="float" office:value="-0.426508" calcext:value-type="float">
            <text:p>-0.426508</text:p>
          </table:table-cell>
          <table:table-cell office:value-type="float" office:value="-0.413714" calcext:value-type="float">
            <text:p>-0.413714</text:p>
          </table:table-cell>
          <table:table-cell office:value-type="float" office:value="-0.400517" calcext:value-type="float">
            <text:p>-0.400517</text:p>
          </table:table-cell>
          <table:table-cell office:value-type="float" office:value="-0.38692" calcext:value-type="float">
            <text:p>-0.38692</text:p>
          </table:table-cell>
          <table:table-cell office:value-type="float" office:value="-0.372946" calcext:value-type="float">
            <text:p>-0.372946</text:p>
          </table:table-cell>
          <table:table-cell office:value-type="float" office:value="-0.3586" calcext:value-type="float">
            <text:p>-0.3586</text:p>
          </table:table-cell>
          <table:table-cell office:value-type="float" office:value="-0.343903" calcext:value-type="float">
            <text:p>-0.343903</text:p>
          </table:table-cell>
          <table:table-cell office:value-type="float" office:value="-0.328864" calcext:value-type="float">
            <text:p>-0.328864</text:p>
          </table:table-cell>
          <table:table-cell office:value-type="float" office:value="-0.313503" calcext:value-type="float">
            <text:p>-0.313503</text:p>
          </table:table-cell>
          <table:table-cell office:value-type="float" office:value="-0.29783" calcext:value-type="float">
            <text:p>-0.29783</text:p>
          </table:table-cell>
          <table:table-cell office:value-type="float" office:value="-0.281866" calcext:value-type="float">
            <text:p>-0.281866</text:p>
          </table:table-cell>
          <table:table-cell office:value-type="float" office:value="-0.265621" calcext:value-type="float">
            <text:p>-0.265621</text:p>
          </table:table-cell>
          <table:table-cell office:value-type="float" office:value="-0.249116" calcext:value-type="float">
            <text:p>-0.249116</text:p>
          </table:table-cell>
          <table:table-cell office:value-type="float" office:value="-0.232363" calcext:value-type="float">
            <text:p>-0.232363</text:p>
          </table:table-cell>
          <table:table-cell office:value-type="float" office:value="-0.215384" calcext:value-type="float">
            <text:p>-0.215384</text:p>
          </table:table-cell>
          <table:table-cell office:value-type="float" office:value="-0.198189" calcext:value-type="float">
            <text:p>-0.198189</text:p>
          </table:table-cell>
          <table:table-cell office:value-type="float" office:value="-0.180801" calcext:value-type="float">
            <text:p>-0.180801</text:p>
          </table:table-cell>
          <table:table-cell office:value-type="float" office:value="-0.163232" calcext:value-type="float">
            <text:p>-0.163232</text:p>
          </table:table-cell>
          <table:table-cell office:value-type="float" office:value="-0.145504" calcext:value-type="float">
            <text:p>-0.145504</text:p>
          </table:table-cell>
          <table:table-cell office:value-type="float" office:value="-0.127631" calcext:value-type="float">
            <text:p>-0.127631</text:p>
          </table:table-cell>
          <table:table-cell office:value-type="float" office:value="-0.109634" calcext:value-type="float">
            <text:p>-0.109634</text:p>
          </table:table-cell>
          <table:table-cell office:value-type="float" office:value="-0.0915267" calcext:value-type="float">
            <text:p>-0.0915267</text:p>
          </table:table-cell>
          <table:table-cell office:value-type="float" office:value="-0.0733304" calcext:value-type="float">
            <text:p>-0.0733304</text:p>
          </table:table-cell>
          <table:table-cell office:value-type="float" office:value="-0.0550609" calcext:value-type="float">
            <text:p>-0.0550609</text:p>
          </table:table-cell>
          <table:table-cell office:value-type="float" office:value="-0.0367377" calcext:value-type="float">
            <text:p>-0.0367377</text:p>
          </table:table-cell>
          <table:table-cell office:value-type="float" office:value="-0.0183778" calcext:value-type="float">
            <text:p>-0.0183778</text:p>
          </table:table-cell>
          <table:table-cell office:value-type="float" office:value="-1.92523E-016" calcext:value-type="float">
            <text:p>-1.92523E-16</text:p>
          </table:table-cell>
          <table:table-cell office:value-type="float" office:value="0.0183778" calcext:value-type="float">
            <text:p>0.0183778</text:p>
          </table:table-cell>
          <table:table-cell office:value-type="float" office:value="0.0367377" calcext:value-type="float">
            <text:p>0.0367377</text:p>
          </table:table-cell>
          <table:table-cell office:value-type="float" office:value="0.0550609" calcext:value-type="float">
            <text:p>0.0550609</text:p>
          </table:table-cell>
          <table:table-cell office:value-type="float" office:value="0.0733304" calcext:value-type="float">
            <text:p>0.0733304</text:p>
          </table:table-cell>
          <table:table-cell office:value-type="float" office:value="0.0915267" calcext:value-type="float">
            <text:p>0.0915267</text:p>
          </table:table-cell>
          <table:table-cell office:value-type="float" office:value="0.109634" calcext:value-type="float">
            <text:p>0.109634</text:p>
          </table:table-cell>
          <table:table-cell office:value-type="float" office:value="0.127631" calcext:value-type="float">
            <text:p>0.127631</text:p>
          </table:table-cell>
          <table:table-cell office:value-type="float" office:value="0.145504" calcext:value-type="float">
            <text:p>0.145504</text:p>
          </table:table-cell>
          <table:table-cell office:value-type="float" office:value="0.163232" calcext:value-type="float">
            <text:p>0.163232</text:p>
          </table:table-cell>
          <table:table-cell office:value-type="float" office:value="0.180801" calcext:value-type="float">
            <text:p>0.180801</text:p>
          </table:table-cell>
          <table:table-cell office:value-type="float" office:value="0.198189" calcext:value-type="float">
            <text:p>0.198189</text:p>
          </table:table-cell>
          <table:table-cell office:value-type="float" office:value="0.215384" calcext:value-type="float">
            <text:p>0.215384</text:p>
          </table:table-cell>
          <table:table-cell office:value-type="float" office:value="0.232363" calcext:value-type="float">
            <text:p>0.232363</text:p>
          </table:table-cell>
          <table:table-cell office:value-type="float" office:value="0.249116" calcext:value-type="float">
            <text:p>0.249116</text:p>
          </table:table-cell>
          <table:table-cell office:value-type="float" office:value="0.265621" calcext:value-type="float">
            <text:p>0.265621</text:p>
          </table:table-cell>
          <table:table-cell office:value-type="float" office:value="0.281866" calcext:value-type="float">
            <text:p>0.281866</text:p>
          </table:table-cell>
          <table:table-cell office:value-type="float" office:value="0.29783" calcext:value-type="float">
            <text:p>0.29783</text:p>
          </table:table-cell>
          <table:table-cell office:value-type="float" office:value="0.313503" calcext:value-type="float">
            <text:p>0.313503</text:p>
          </table:table-cell>
          <table:table-cell office:value-type="float" office:value="0.328864" calcext:value-type="float">
            <text:p>0.328864</text:p>
          </table:table-cell>
          <table:table-cell office:value-type="float" office:value="0.343903" calcext:value-type="float">
            <text:p>0.343903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72946" calcext:value-type="float">
            <text:p>0.372946</text:p>
          </table:table-cell>
          <table:table-cell office:value-type="float" office:value="0.38692" calcext:value-type="float">
            <text:p>0.38692</text:p>
          </table:table-cell>
          <table:table-cell office:value-type="float" office:value="0.400517" calcext:value-type="float">
            <text:p>0.400517</text:p>
          </table:table-cell>
          <table:table-cell office:value-type="float" office:value="0.413714" calcext:value-type="float">
            <text:p>0.413714</text:p>
          </table:table-cell>
          <table:table-cell office:value-type="float" office:value="0.426508" calcext:value-type="float">
            <text:p>0.426508</text:p>
          </table:table-cell>
          <table:table-cell office:value-type="float" office:value="0.438875" calcext:value-type="float">
            <text:p>0.438875</text:p>
          </table:table-cell>
          <table:table-cell office:value-type="float" office:value="0.450815" calcext:value-type="float">
            <text:p>0.450815</text:p>
          </table:table-cell>
          <table:table-cell office:value-type="float" office:value="0.462304" calcext:value-type="float">
            <text:p>0.462304</text:p>
          </table:table-cell>
          <table:table-cell office:value-type="float" office:value="0.473342" calcext:value-type="float">
            <text:p>0.473342</text:p>
          </table:table-cell>
          <table:table-cell office:value-type="float" office:value="0.483908" calcext:value-type="float">
            <text:p>0.483908</text:p>
          </table:table-cell>
          <table:table-cell office:value-type="float" office:value="0.494002" calcext:value-type="float">
            <text:p>0.494002</text:p>
          </table:table-cell>
          <table:table-cell office:value-type="float" office:value="0.503603" calcext:value-type="float">
            <text:p>0.503603</text:p>
          </table:table-cell>
          <table:table-cell office:value-type="float" office:value="0.512713" calcext:value-type="float">
            <text:p>0.512713</text:p>
          </table:table-cell>
          <table:table-cell office:value-type="float" office:value="0.52131" calcext:value-type="float">
            <text:p>0.52131</text:p>
          </table:table-cell>
          <table:table-cell office:value-type="float" office:value="0.529399" calcext:value-type="float">
            <text:p>0.529399</text:p>
          </table:table-cell>
          <table:table-cell office:value-type="float" office:value="0.53696" calcext:value-type="float">
            <text:p>0.53696</text:p>
          </table:table-cell>
          <table:table-cell office:value-type="float" office:value="0.543997" calcext:value-type="float">
            <text:p>0.543997</text:p>
          </table:table-cell>
          <table:table-cell office:value-type="float" office:value="0.55049" calcext:value-type="float">
            <text:p>0.55049</text:p>
          </table:table-cell>
          <table:table-cell office:value-type="float" office:value="0.556448" calcext:value-type="float">
            <text:p>0.556448</text:p>
          </table:table-cell>
          <table:table-cell office:value-type="float" office:value="0.561848" calcext:value-type="float">
            <text:p>0.561848</text:p>
          </table:table-cell>
          <table:table-cell office:value-type="float" office:value="0.566702" calcext:value-type="float">
            <text:p>0.566702</text:p>
          </table:table-cell>
          <table:table-cell office:value-type="float" office:value="0.570989" calcext:value-type="float">
            <text:p>0.570989</text:p>
          </table:table-cell>
          <table:table-cell office:value-type="float" office:value="0.57472" calcext:value-type="float">
            <text:p>0.57472</text:p>
          </table:table-cell>
          <table:table-cell office:value-type="float" office:value="0.577877" calcext:value-type="float">
            <text:p>0.577877</text:p>
          </table:table-cell>
          <table:table-cell office:value-type="float" office:value="0.58047" calcext:value-type="float">
            <text:p>0.58047</text:p>
          </table:table-cell>
          <table:table-cell office:value-type="float" office:value="0.582483" calcext:value-type="float">
            <text:p>0.582483</text:p>
          </table:table-cell>
          <table:table-cell office:value-type="float" office:value="0.583928" calcext:value-type="float">
            <text:p>0.583928</text:p>
          </table:table-cell>
          <table:table-cell office:value-type="float" office:value="0.584791" calcext:value-type="float">
            <text:p>0.584791</text:p>
          </table:table-cell>
          <table:table-cell office:value-type="float" office:value="0.585083" calcext:value-type="float">
            <text:p>0.585083</text:p>
          </table:table-cell>
        </table:table-row>
        <table:table-row table:style-name="ro1">
          <table:table-cell office:value-type="float" office:value="0.9511" calcext:value-type="float">
            <text:p>0.9511</text:p>
          </table:table-cell>
          <table:table-cell office:value-type="float" office:value="-0.590957" calcext:value-type="float">
            <text:p>-0.590957</text:p>
          </table:table-cell>
          <table:table-cell office:value-type="float" office:value="-0.590662" calcext:value-type="float">
            <text:p>-0.590662</text:p>
          </table:table-cell>
          <table:table-cell office:value-type="float" office:value="-0.58979" calcext:value-type="float">
            <text:p>-0.58979</text:p>
          </table:table-cell>
          <table:table-cell office:value-type="float" office:value="-0.588331" calcext:value-type="float">
            <text:p>-0.588331</text:p>
          </table:table-cell>
          <table:table-cell office:value-type="float" office:value="-0.586297" calcext:value-type="float">
            <text:p>-0.586297</text:p>
          </table:table-cell>
          <table:table-cell office:value-type="float" office:value="-0.583678" calcext:value-type="float">
            <text:p>-0.583678</text:p>
          </table:table-cell>
          <table:table-cell office:value-type="float" office:value="-0.580489" calcext:value-type="float">
            <text:p>-0.580489</text:p>
          </table:table-cell>
          <table:table-cell office:value-type="float" office:value="-0.576721" calcext:value-type="float">
            <text:p>-0.576721</text:p>
          </table:table-cell>
          <table:table-cell office:value-type="float" office:value="-0.572391" calcext:value-type="float">
            <text:p>-0.572391</text:p>
          </table:table-cell>
          <table:table-cell office:value-type="float" office:value="-0.567489" calcext:value-type="float">
            <text:p>-0.567489</text:p>
          </table:table-cell>
          <table:table-cell office:value-type="float" office:value="-0.562033" calcext:value-type="float">
            <text:p>-0.562033</text:p>
          </table:table-cell>
          <table:table-cell office:value-type="float" office:value="-0.556017" calcext:value-type="float">
            <text:p>-0.556017</text:p>
          </table:table-cell>
          <table:table-cell office:value-type="float" office:value="-0.549458" calcext:value-type="float">
            <text:p>-0.549458</text:p>
          </table:table-cell>
          <table:table-cell office:value-type="float" office:value="-0.54235" calcext:value-type="float">
            <text:p>-0.54235</text:p>
          </table:table-cell>
          <table:table-cell office:value-type="float" office:value="-0.534714" calcext:value-type="float">
            <text:p>-0.534714</text:p>
          </table:table-cell>
          <table:table-cell office:value-type="float" office:value="-0.526543" calcext:value-type="float">
            <text:p>-0.526543</text:p>
          </table:table-cell>
          <table:table-cell office:value-type="float" office:value="-0.517859" calcext:value-type="float">
            <text:p>-0.517859</text:p>
          </table:table-cell>
          <table:table-cell office:value-type="float" office:value="-0.508659" calcext:value-type="float">
            <text:p>-0.508659</text:p>
          </table:table-cell>
          <table:table-cell office:value-type="float" office:value="-0.498961" calcext:value-type="float">
            <text:p>-0.498961</text:p>
          </table:table-cell>
          <table:table-cell office:value-type="float" office:value="-0.488766" calcext:value-type="float">
            <text:p>-0.488766</text:p>
          </table:table-cell>
          <table:table-cell office:value-type="float" office:value="-0.478094" calcext:value-type="float">
            <text:p>-0.478094</text:p>
          </table:table-cell>
          <table:table-cell office:value-type="float" office:value="-0.466945" calcext:value-type="float">
            <text:p>-0.466945</text:p>
          </table:table-cell>
          <table:table-cell office:value-type="float" office:value="-0.45534" calcext:value-type="float">
            <text:p>-0.45534</text:p>
          </table:table-cell>
          <table:table-cell office:value-type="float" office:value="-0.443281" calcext:value-type="float">
            <text:p>-0.443281</text:p>
          </table:table-cell>
          <table:table-cell office:value-type="float" office:value="-0.430789" calcext:value-type="float">
            <text:p>-0.430789</text:p>
          </table:table-cell>
          <table:table-cell office:value-type="float" office:value="-0.417867" calcext:value-type="float">
            <text:p>-0.417867</text:p>
          </table:table-cell>
          <table:table-cell office:value-type="float" office:value="-0.404538" calcext:value-type="float">
            <text:p>-0.404538</text:p>
          </table:table-cell>
          <table:table-cell office:value-type="float" office:value="-0.390805" calcext:value-type="float">
            <text:p>-0.390805</text:p>
          </table:table-cell>
          <table:table-cell office:value-type="float" office:value="-0.37669" calcext:value-type="float">
            <text:p>-0.37669</text:p>
          </table:table-cell>
          <table:table-cell office:value-type="float" office:value="-0.3622" calcext:value-type="float">
            <text:p>-0.3622</text:p>
          </table:table-cell>
          <table:table-cell office:value-type="float" office:value="-0.347356" calcext:value-type="float">
            <text:p>-0.347356</text:p>
          </table:table-cell>
          <table:table-cell office:value-type="float" office:value="-0.332165" calcext:value-type="float">
            <text:p>-0.332165</text:p>
          </table:table-cell>
          <table:table-cell office:value-type="float" office:value="-0.31665" calcext:value-type="float">
            <text:p>-0.31665</text:p>
          </table:table-cell>
          <table:table-cell office:value-type="float" office:value="-0.30082" calcext:value-type="float">
            <text:p>-0.30082</text:p>
          </table:table-cell>
          <table:table-cell office:value-type="float" office:value="-0.284696" calcext:value-type="float">
            <text:p>-0.284696</text:p>
          </table:table-cell>
          <table:table-cell office:value-type="float" office:value="-0.268287" calcext:value-type="float">
            <text:p>-0.268287</text:p>
          </table:table-cell>
          <table:table-cell office:value-type="float" office:value="-0.251617" calcext:value-type="float">
            <text:p>-0.251617</text:p>
          </table:table-cell>
          <table:table-cell office:value-type="float" office:value="-0.234696" calcext:value-type="float">
            <text:p>-0.234696</text:p>
          </table:table-cell>
          <table:table-cell office:value-type="float" office:value="-0.217546" calcext:value-type="float">
            <text:p>-0.217546</text:p>
          </table:table-cell>
          <table:table-cell office:value-type="float" office:value="-0.200178" calcext:value-type="float">
            <text:p>-0.200178</text:p>
          </table:table-cell>
          <table:table-cell office:value-type="float" office:value="-0.182616" calcext:value-type="float">
            <text:p>-0.182616</text:p>
          </table:table-cell>
          <table:table-cell office:value-type="float" office:value="-0.164871" calcext:value-type="float">
            <text:p>-0.164871</text:p>
          </table:table-cell>
          <table:table-cell office:value-type="float" office:value="-0.146965" calcext:value-type="float">
            <text:p>-0.146965</text:p>
          </table:table-cell>
          <table:table-cell office:value-type="float" office:value="-0.128913" calcext:value-type="float">
            <text:p>-0.128913</text:p>
          </table:table-cell>
          <table:table-cell office:value-type="float" office:value="-0.110734" calcext:value-type="float">
            <text:p>-0.110734</text:p>
          </table:table-cell>
          <table:table-cell office:value-type="float" office:value="-0.0924455" calcext:value-type="float">
            <text:p>-0.0924455</text:p>
          </table:table-cell>
          <table:table-cell office:value-type="float" office:value="-0.0740665" calcext:value-type="float">
            <text:p>-0.0740665</text:p>
          </table:table-cell>
          <table:table-cell office:value-type="float" office:value="-0.0556136" calcext:value-type="float">
            <text:p>-0.0556136</text:p>
          </table:table-cell>
          <table:table-cell office:value-type="float" office:value="-0.0371065" calcext:value-type="float">
            <text:p>-0.0371065</text:p>
          </table:table-cell>
          <table:table-cell office:value-type="float" office:value="-0.0185623" calcext:value-type="float">
            <text:p>-0.0185623</text:p>
          </table:table-cell>
          <table:table-cell office:value-type="float" office:value="-3.18939E-016" calcext:value-type="float">
            <text:p>-3.18939E-16</text:p>
          </table:table-cell>
          <table:table-cell office:value-type="float" office:value="0.0185623" calcext:value-type="float">
            <text:p>0.0185623</text:p>
          </table:table-cell>
          <table:table-cell office:value-type="float" office:value="0.0371065" calcext:value-type="float">
            <text:p>0.0371065</text:p>
          </table:table-cell>
          <table:table-cell office:value-type="float" office:value="0.0556136" calcext:value-type="float">
            <text:p>0.0556136</text:p>
          </table:table-cell>
          <table:table-cell office:value-type="float" office:value="0.0740665" calcext:value-type="float">
            <text:p>0.0740665</text:p>
          </table:table-cell>
          <table:table-cell office:value-type="float" office:value="0.0924455" calcext:value-type="float">
            <text:p>0.0924455</text:p>
          </table:table-cell>
          <table:table-cell office:value-type="float" office:value="0.110734" calcext:value-type="float">
            <text:p>0.110734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46965" calcext:value-type="float">
            <text:p>0.146965</text:p>
          </table:table-cell>
          <table:table-cell office:value-type="float" office:value="0.164871" calcext:value-type="float">
            <text:p>0.164871</text:p>
          </table:table-cell>
          <table:table-cell office:value-type="float" office:value="0.182616" calcext:value-type="float">
            <text:p>0.182616</text:p>
          </table:table-cell>
          <table:table-cell office:value-type="float" office:value="0.200178" calcext:value-type="float">
            <text:p>0.200178</text:p>
          </table:table-cell>
          <table:table-cell office:value-type="float" office:value="0.217546" calcext:value-type="float">
            <text:p>0.217546</text:p>
          </table:table-cell>
          <table:table-cell office:value-type="float" office:value="0.234696" calcext:value-type="float">
            <text:p>0.234696</text:p>
          </table:table-cell>
          <table:table-cell office:value-type="float" office:value="0.251617" calcext:value-type="float">
            <text:p>0.251617</text:p>
          </table:table-cell>
          <table:table-cell office:value-type="float" office:value="0.268287" calcext:value-type="float">
            <text:p>0.268287</text:p>
          </table:table-cell>
          <table:table-cell office:value-type="float" office:value="0.284696" calcext:value-type="float">
            <text:p>0.284696</text:p>
          </table:table-cell>
          <table:table-cell office:value-type="float" office:value="0.30082" calcext:value-type="float">
            <text:p>0.30082</text:p>
          </table:table-cell>
          <table:table-cell office:value-type="float" office:value="0.31665" calcext:value-type="float">
            <text:p>0.31665</text:p>
          </table:table-cell>
          <table:table-cell office:value-type="float" office:value="0.332165" calcext:value-type="float">
            <text:p>0.332165</text:p>
          </table:table-cell>
          <table:table-cell office:value-type="float" office:value="0.347356" calcext:value-type="float">
            <text:p>0.347356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7669" calcext:value-type="float">
            <text:p>0.37669</text:p>
          </table:table-cell>
          <table:table-cell office:value-type="float" office:value="0.390805" calcext:value-type="float">
            <text:p>0.390805</text:p>
          </table:table-cell>
          <table:table-cell office:value-type="float" office:value="0.404538" calcext:value-type="float">
            <text:p>0.404538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30789" calcext:value-type="float">
            <text:p>0.430789</text:p>
          </table:table-cell>
          <table:table-cell office:value-type="float" office:value="0.443281" calcext:value-type="float">
            <text:p>0.443281</text:p>
          </table:table-cell>
          <table:table-cell office:value-type="float" office:value="0.45534" calcext:value-type="float">
            <text:p>0.45534</text:p>
          </table:table-cell>
          <table:table-cell office:value-type="float" office:value="0.466945" calcext:value-type="float">
            <text:p>0.466945</text:p>
          </table:table-cell>
          <table:table-cell office:value-type="float" office:value="0.478094" calcext:value-type="float">
            <text:p>0.478094</text:p>
          </table:table-cell>
          <table:table-cell office:value-type="float" office:value="0.488766" calcext:value-type="float">
            <text:p>0.488766</text:p>
          </table:table-cell>
          <table:table-cell office:value-type="float" office:value="0.498961" calcext:value-type="float">
            <text:p>0.498961</text:p>
          </table:table-cell>
          <table:table-cell office:value-type="float" office:value="0.508659" calcext:value-type="float">
            <text:p>0.508659</text:p>
          </table:table-cell>
          <table:table-cell office:value-type="float" office:value="0.517859" calcext:value-type="float">
            <text:p>0.517859</text:p>
          </table:table-cell>
          <table:table-cell office:value-type="float" office:value="0.526543" calcext:value-type="float">
            <text:p>0.526543</text:p>
          </table:table-cell>
          <table:table-cell office:value-type="float" office:value="0.534714" calcext:value-type="float">
            <text:p>0.534714</text:p>
          </table:table-cell>
          <table:table-cell office:value-type="float" office:value="0.54235" calcext:value-type="float">
            <text:p>0.54235</text:p>
          </table:table-cell>
          <table:table-cell office:value-type="float" office:value="0.549458" calcext:value-type="float">
            <text:p>0.549458</text:p>
          </table:table-cell>
          <table:table-cell office:value-type="float" office:value="0.556017" calcext:value-type="float">
            <text:p>0.556017</text:p>
          </table:table-cell>
          <table:table-cell office:value-type="float" office:value="0.562033" calcext:value-type="float">
            <text:p>0.562033</text:p>
          </table:table-cell>
          <table:table-cell office:value-type="float" office:value="0.567489" calcext:value-type="float">
            <text:p>0.567489</text:p>
          </table:table-cell>
          <table:table-cell office:value-type="float" office:value="0.572391" calcext:value-type="float">
            <text:p>0.572391</text:p>
          </table:table-cell>
          <table:table-cell office:value-type="float" office:value="0.576721" calcext:value-type="float">
            <text:p>0.576721</text:p>
          </table:table-cell>
          <table:table-cell office:value-type="float" office:value="0.580489" calcext:value-type="float">
            <text:p>0.580489</text:p>
          </table:table-cell>
          <table:table-cell office:value-type="float" office:value="0.583678" calcext:value-type="float">
            <text:p>0.583678</text:p>
          </table:table-cell>
          <table:table-cell office:value-type="float" office:value="0.586297" calcext:value-type="float">
            <text:p>0.586297</text:p>
          </table:table-cell>
          <table:table-cell office:value-type="float" office:value="0.588331" calcext:value-type="float">
            <text:p>0.588331</text:p>
          </table:table-cell>
          <table:table-cell office:value-type="float" office:value="0.58979" calcext:value-type="float">
            <text:p>0.58979</text:p>
          </table:table-cell>
          <table:table-cell office:value-type="float" office:value="0.590662" calcext:value-type="float">
            <text:p>0.590662</text:p>
          </table:table-cell>
          <table:table-cell office:value-type="float" office:value="0.590957" calcext:value-type="float">
            <text:p>0.590957</text:p>
          </table:table-cell>
        </table:table-row>
        <table:table-row table:style-name="ro1">
          <table:table-cell office:value-type="float" office:value="0.963657" calcext:value-type="float">
            <text:p>0.963657</text:p>
          </table:table-cell>
          <table:table-cell office:value-type="float" office:value="-0.595211" calcext:value-type="float">
            <text:p>-0.595211</text:p>
          </table:table-cell>
          <table:table-cell office:value-type="float" office:value="-0.594915" calcext:value-type="float">
            <text:p>-0.594915</text:p>
          </table:table-cell>
          <table:table-cell office:value-type="float" office:value="-0.594037" calcext:value-type="float">
            <text:p>-0.594037</text:p>
          </table:table-cell>
          <table:table-cell office:value-type="float" office:value="-0.592567" calcext:value-type="float">
            <text:p>-0.592567</text:p>
          </table:table-cell>
          <table:table-cell office:value-type="float" office:value="-0.590518" calcext:value-type="float">
            <text:p>-0.590518</text:p>
          </table:table-cell>
          <table:table-cell office:value-type="float" office:value="-0.58788" calcext:value-type="float">
            <text:p>-0.58788</text:p>
          </table:table-cell>
          <table:table-cell office:value-type="float" office:value="-0.584669" calcext:value-type="float">
            <text:p>-0.584669</text:p>
          </table:table-cell>
          <table:table-cell office:value-type="float" office:value="-0.580874" calcext:value-type="float">
            <text:p>-0.580874</text:p>
          </table:table-cell>
          <table:table-cell office:value-type="float" office:value="-0.576512" calcext:value-type="float">
            <text:p>-0.576512</text:p>
          </table:table-cell>
          <table:table-cell office:value-type="float" office:value="-0.571575" calcext:value-type="float">
            <text:p>-0.571575</text:p>
          </table:table-cell>
          <table:table-cell office:value-type="float" office:value="-0.56608" calcext:value-type="float">
            <text:p>-0.56608</text:p>
          </table:table-cell>
          <table:table-cell office:value-type="float" office:value="-0.56002" calcext:value-type="float">
            <text:p>-0.56002</text:p>
          </table:table-cell>
          <table:table-cell office:value-type="float" office:value="-0.553414" calcext:value-type="float">
            <text:p>-0.553414</text:p>
          </table:table-cell>
          <table:table-cell office:value-type="float" office:value="-0.546255" calcext:value-type="float">
            <text:p>-0.546255</text:p>
          </table:table-cell>
          <table:table-cell office:value-type="float" office:value="-0.538563" calcext:value-type="float">
            <text:p>-0.538563</text:p>
          </table:table-cell>
          <table:table-cell office:value-type="float" office:value="-0.530335" calcext:value-type="float">
            <text:p>-0.530335</text:p>
          </table:table-cell>
          <table:table-cell office:value-type="float" office:value="-0.521588" calcext:value-type="float">
            <text:p>-0.521588</text:p>
          </table:table-cell>
          <table:table-cell office:value-type="float" office:value="-0.512321" calcext:value-type="float">
            <text:p>-0.512321</text:p>
          </table:table-cell>
          <table:table-cell office:value-type="float" office:value="-0.502554" calcext:value-type="float">
            <text:p>-0.502554</text:p>
          </table:table-cell>
          <table:table-cell office:value-type="float" office:value="-0.492285" calcext:value-type="float">
            <text:p>-0.492285</text:p>
          </table:table-cell>
          <table:table-cell office:value-type="float" office:value="-0.481536" calcext:value-type="float">
            <text:p>-0.481536</text:p>
          </table:table-cell>
          <table:table-cell office:value-type="float" office:value="-0.470307" calcext:value-type="float">
            <text:p>-0.470307</text:p>
          </table:table-cell>
          <table:table-cell office:value-type="float" office:value="-0.458618" calcext:value-type="float">
            <text:p>-0.458618</text:p>
          </table:table-cell>
          <table:table-cell office:value-type="float" office:value="-0.446472" calcext:value-type="float">
            <text:p>-0.446472</text:p>
          </table:table-cell>
          <table:table-cell office:value-type="float" office:value="-0.43389" calcext:value-type="float">
            <text:p>-0.43389</text:p>
          </table:table-cell>
          <table:table-cell office:value-type="float" office:value="-0.420876" calcext:value-type="float">
            <text:p>-0.420876</text:p>
          </table:table-cell>
          <table:table-cell office:value-type="float" office:value="-0.40745" calcext:value-type="float">
            <text:p>-0.40745</text:p>
          </table:table-cell>
          <table:table-cell office:value-type="float" office:value="-0.393618" calcext:value-type="float">
            <text:p>-0.393618</text:p>
          </table:table-cell>
          <table:table-cell office:value-type="float" office:value="-0.379402" calcext:value-type="float">
            <text:p>-0.379402</text:p>
          </table:table-cell>
          <table:table-cell office:value-type="float" office:value="-0.364807" calcext:value-type="float">
            <text:p>-0.364807</text:p>
          </table:table-cell>
          <table:table-cell office:value-type="float" office:value="-0.349856" calcext:value-type="float">
            <text:p>-0.349856</text:p>
          </table:table-cell>
          <table:table-cell office:value-type="float" office:value="-0.334557" calcext:value-type="float">
            <text:p>-0.334557</text:p>
          </table:table-cell>
          <table:table-cell office:value-type="float" office:value="-0.31893" calcext:value-type="float">
            <text:p>-0.31893</text:p>
          </table:table-cell>
          <table:table-cell office:value-type="float" office:value="-0.302986" calcext:value-type="float">
            <text:p>-0.302986</text:p>
          </table:table-cell>
          <table:table-cell office:value-type="float" office:value="-0.286745" calcext:value-type="float">
            <text:p>-0.286745</text:p>
          </table:table-cell>
          <table:table-cell office:value-type="float" office:value="-0.270219" calcext:value-type="float">
            <text:p>-0.270219</text:p>
          </table:table-cell>
          <table:table-cell office:value-type="float" office:value="-0.253429" calcext:value-type="float">
            <text:p>-0.253429</text:p>
          </table:table-cell>
          <table:table-cell office:value-type="float" office:value="-0.236386" calcext:value-type="float">
            <text:p>-0.236386</text:p>
          </table:table-cell>
          <table:table-cell office:value-type="float" office:value="-0.219112" calcext:value-type="float">
            <text:p>-0.219112</text:p>
          </table:table-cell>
          <table:table-cell office:value-type="float" office:value="-0.20162" calcext:value-type="float">
            <text:p>-0.20162</text:p>
          </table:table-cell>
          <table:table-cell office:value-type="float" office:value="-0.18393" calcext:value-type="float">
            <text:p>-0.18393</text:p>
          </table:table-cell>
          <table:table-cell office:value-type="float" office:value="-0.166058" calcext:value-type="float">
            <text:p>-0.166058</text:p>
          </table:table-cell>
          <table:table-cell office:value-type="float" office:value="-0.148023" calcext:value-type="float">
            <text:p>-0.148023</text:p>
          </table:table-cell>
          <table:table-cell office:value-type="float" office:value="-0.129841" calcext:value-type="float">
            <text:p>-0.129841</text:p>
          </table:table-cell>
          <table:table-cell office:value-type="float" office:value="-0.111531" calcext:value-type="float">
            <text:p>-0.111531</text:p>
          </table:table-cell>
          <table:table-cell office:value-type="float" office:value="-0.0931111" calcext:value-type="float">
            <text:p>-0.0931111</text:p>
          </table:table-cell>
          <table:table-cell office:value-type="float" office:value="-0.0745998" calcext:value-type="float">
            <text:p>-0.0745998</text:p>
          </table:table-cell>
          <table:table-cell office:value-type="float" office:value="-0.0560141" calcext:value-type="float">
            <text:p>-0.0560141</text:p>
          </table:table-cell>
          <table:table-cell office:value-type="float" office:value="-0.0373736" calcext:value-type="float">
            <text:p>-0.0373736</text:p>
          </table:table-cell>
          <table:table-cell office:value-type="float" office:value="-0.0186959" calcext:value-type="float">
            <text:p>-0.0186959</text:p>
          </table:table-cell>
          <table:table-cell office:value-type="float" office:value="-2.13772E-016" calcext:value-type="float">
            <text:p>-2.13772E-16</text:p>
          </table:table-cell>
          <table:table-cell office:value-type="float" office:value="0.0186959" calcext:value-type="float">
            <text:p>0.0186959</text:p>
          </table:table-cell>
          <table:table-cell office:value-type="float" office:value="0.0373736" calcext:value-type="float">
            <text:p>0.0373736</text:p>
          </table:table-cell>
          <table:table-cell office:value-type="float" office:value="0.0560141" calcext:value-type="float">
            <text:p>0.0560141</text:p>
          </table:table-cell>
          <table:table-cell office:value-type="float" office:value="0.0745998" calcext:value-type="float">
            <text:p>0.0745998</text:p>
          </table:table-cell>
          <table:table-cell office:value-type="float" office:value="0.0931111" calcext:value-type="float">
            <text:p>0.0931111</text:p>
          </table:table-cell>
          <table:table-cell office:value-type="float" office:value="0.111531" calcext:value-type="float">
            <text:p>0.111531</text:p>
          </table:table-cell>
          <table:table-cell office:value-type="float" office:value="0.129841" calcext:value-type="float">
            <text:p>0.129841</text:p>
          </table:table-cell>
          <table:table-cell office:value-type="float" office:value="0.148023" calcext:value-type="float">
            <text:p>0.148023</text:p>
          </table:table-cell>
          <table:table-cell office:value-type="float" office:value="0.166058" calcext:value-type="float">
            <text:p>0.166058</text:p>
          </table:table-cell>
          <table:table-cell office:value-type="float" office:value="0.18393" calcext:value-type="float">
            <text:p>0.18393</text:p>
          </table:table-cell>
          <table:table-cell office:value-type="float" office:value="0.20162" calcext:value-type="float">
            <text:p>0.20162</text:p>
          </table:table-cell>
          <table:table-cell office:value-type="float" office:value="0.219112" calcext:value-type="float">
            <text:p>0.219112</text:p>
          </table:table-cell>
          <table:table-cell office:value-type="float" office:value="0.236386" calcext:value-type="float">
            <text:p>0.236386</text:p>
          </table:table-cell>
          <table:table-cell office:value-type="float" office:value="0.253429" calcext:value-type="float">
            <text:p>0.253429</text:p>
          </table:table-cell>
          <table:table-cell office:value-type="float" office:value="0.270219" calcext:value-type="float">
            <text:p>0.270219</text:p>
          </table:table-cell>
          <table:table-cell office:value-type="float" office:value="0.286745" calcext:value-type="float">
            <text:p>0.286745</text:p>
          </table:table-cell>
          <table:table-cell office:value-type="float" office:value="0.302986" calcext:value-type="float">
            <text:p>0.302986</text:p>
          </table:table-cell>
          <table:table-cell office:value-type="float" office:value="0.31893" calcext:value-type="float">
            <text:p>0.31893</text:p>
          </table:table-cell>
          <table:table-cell office:value-type="float" office:value="0.334557" calcext:value-type="float">
            <text:p>0.334557</text:p>
          </table:table-cell>
          <table:table-cell office:value-type="float" office:value="0.349856" calcext:value-type="float">
            <text:p>0.349856</text:p>
          </table:table-cell>
          <table:table-cell office:value-type="float" office:value="0.364807" calcext:value-type="float">
            <text:p>0.364807</text:p>
          </table:table-cell>
          <table:table-cell office:value-type="float" office:value="0.379402" calcext:value-type="float">
            <text:p>0.379402</text:p>
          </table:table-cell>
          <table:table-cell office:value-type="float" office:value="0.393618" calcext:value-type="float">
            <text:p>0.393618</text:p>
          </table:table-cell>
          <table:table-cell office:value-type="float" office:value="0.40745" calcext:value-type="float">
            <text:p>0.40745</text:p>
          </table:table-cell>
          <table:table-cell office:value-type="float" office:value="0.420876" calcext:value-type="float">
            <text:p>0.420876</text:p>
          </table:table-cell>
          <table:table-cell office:value-type="float" office:value="0.43389" calcext:value-type="float">
            <text:p>0.43389</text:p>
          </table:table-cell>
          <table:table-cell office:value-type="float" office:value="0.446472" calcext:value-type="float">
            <text:p>0.446472</text:p>
          </table:table-cell>
          <table:table-cell office:value-type="float" office:value="0.458618" calcext:value-type="float">
            <text:p>0.458618</text:p>
          </table:table-cell>
          <table:table-cell office:value-type="float" office:value="0.470307" calcext:value-type="float">
            <text:p>0.470307</text:p>
          </table:table-cell>
          <table:table-cell office:value-type="float" office:value="0.481536" calcext:value-type="float">
            <text:p>0.481536</text:p>
          </table:table-cell>
          <table:table-cell office:value-type="float" office:value="0.492285" calcext:value-type="float">
            <text:p>0.492285</text:p>
          </table:table-cell>
          <table:table-cell office:value-type="float" office:value="0.502554" calcext:value-type="float">
            <text:p>0.502554</text:p>
          </table:table-cell>
          <table:table-cell office:value-type="float" office:value="0.512321" calcext:value-type="float">
            <text:p>0.512321</text:p>
          </table:table-cell>
          <table:table-cell office:value-type="float" office:value="0.521588" calcext:value-type="float">
            <text:p>0.521588</text:p>
          </table:table-cell>
          <table:table-cell office:value-type="float" office:value="0.530335" calcext:value-type="float">
            <text:p>0.530335</text:p>
          </table:table-cell>
          <table:table-cell office:value-type="float" office:value="0.538563" calcext:value-type="float">
            <text:p>0.538563</text:p>
          </table:table-cell>
          <table:table-cell office:value-type="float" office:value="0.546255" calcext:value-type="float">
            <text:p>0.546255</text:p>
          </table:table-cell>
          <table:table-cell office:value-type="float" office:value="0.553414" calcext:value-type="float">
            <text:p>0.55341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56608" calcext:value-type="float">
            <text:p>0.56608</text:p>
          </table:table-cell>
          <table:table-cell office:value-type="float" office:value="0.571575" calcext:value-type="float">
            <text:p>0.571575</text:p>
          </table:table-cell>
          <table:table-cell office:value-type="float" office:value="0.576512" calcext:value-type="float">
            <text:p>0.576512</text:p>
          </table:table-cell>
          <table:table-cell office:value-type="float" office:value="0.580874" calcext:value-type="float">
            <text:p>0.580874</text:p>
          </table:table-cell>
          <table:table-cell office:value-type="float" office:value="0.584669" calcext:value-type="float">
            <text:p>0.584669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590518" calcext:value-type="float">
            <text:p>0.590518</text:p>
          </table:table-cell>
          <table:table-cell office:value-type="float" office:value="0.592567" calcext:value-type="float">
            <text:p>0.592567</text:p>
          </table:table-cell>
          <table:table-cell office:value-type="float" office:value="0.594037" calcext:value-type="float">
            <text:p>0.594037</text:p>
          </table:table-cell>
          <table:table-cell office:value-type="float" office:value="0.594915" calcext:value-type="float">
            <text:p>0.594915</text:p>
          </table:table-cell>
          <table:table-cell office:value-type="float" office:value="0.595211" calcext:value-type="float">
            <text:p>0.595211</text:p>
          </table:table-cell>
        </table:table-row>
        <table:table-row table:style-name="ro1">
          <table:table-cell office:value-type="float" office:value="0.97736" calcext:value-type="float">
            <text:p>0.97736</text:p>
          </table:table-cell>
          <table:table-cell office:value-type="float" office:value="-0.598743" calcext:value-type="float">
            <text:p>-0.598743</text:p>
          </table:table-cell>
          <table:table-cell office:value-type="float" office:value="-0.598446" calcext:value-type="float">
            <text:p>-0.598446</text:p>
          </table:table-cell>
          <table:table-cell office:value-type="float" office:value="-0.597563" calcext:value-type="float">
            <text:p>-0.597563</text:p>
          </table:table-cell>
          <table:table-cell office:value-type="float" office:value="-0.596084" calcext:value-type="float">
            <text:p>-0.596084</text:p>
          </table:table-cell>
          <table:table-cell office:value-type="float" office:value="-0.594023" calcext:value-type="float">
            <text:p>-0.594023</text:p>
          </table:table-cell>
          <table:table-cell office:value-type="float" office:value="-0.59137" calcext:value-type="float">
            <text:p>-0.59137</text:p>
          </table:table-cell>
          <table:table-cell office:value-type="float" office:value="-0.588139" calcext:value-type="float">
            <text:p>-0.588139</text:p>
          </table:table-cell>
          <table:table-cell office:value-type="float" office:value="-0.584322" calcext:value-type="float">
            <text:p>-0.584322</text:p>
          </table:table-cell>
          <table:table-cell office:value-type="float" office:value="-0.579933" calcext:value-type="float">
            <text:p>-0.579933</text:p>
          </table:table-cell>
          <table:table-cell office:value-type="float" office:value="-0.574968" calcext:value-type="float">
            <text:p>-0.574968</text:p>
          </table:table-cell>
          <table:table-cell office:value-type="float" office:value="-0.569439" calcext:value-type="float">
            <text:p>-0.569439</text:p>
          </table:table-cell>
          <table:table-cell office:value-type="float" office:value="-0.563344" calcext:value-type="float">
            <text:p>-0.563344</text:p>
          </table:table-cell>
          <table:table-cell office:value-type="float" office:value="-0.556698" calcext:value-type="float">
            <text:p>-0.556698</text:p>
          </table:table-cell>
          <table:table-cell office:value-type="float" office:value="-0.549498" calcext:value-type="float">
            <text:p>-0.549498</text:p>
          </table:table-cell>
          <table:table-cell office:value-type="float" office:value="-0.54176" calcext:value-type="float">
            <text:p>-0.54176</text:p>
          </table:table-cell>
          <table:table-cell office:value-type="float" office:value="-0.533483" calcext:value-type="float">
            <text:p>-0.533483</text:p>
          </table:table-cell>
          <table:table-cell office:value-type="float" office:value="-0.524683" calcext:value-type="float">
            <text:p>-0.524683</text:p>
          </table:table-cell>
          <table:table-cell office:value-type="float" office:value="-0.515362" calcext:value-type="float">
            <text:p>-0.515362</text:p>
          </table:table-cell>
          <table:table-cell office:value-type="float" office:value="-0.505536" calcext:value-type="float">
            <text:p>-0.505536</text:p>
          </table:table-cell>
          <table:table-cell office:value-type="float" office:value="-0.495207" calcext:value-type="float">
            <text:p>-0.495207</text:p>
          </table:table-cell>
          <table:table-cell office:value-type="float" office:value="-0.484394" calcext:value-type="float">
            <text:p>-0.484394</text:p>
          </table:table-cell>
          <table:table-cell office:value-type="float" office:value="-0.473099" calcext:value-type="float">
            <text:p>-0.473099</text:p>
          </table:table-cell>
          <table:table-cell office:value-type="float" office:value="-0.46134" calcext:value-type="float">
            <text:p>-0.46134</text:p>
          </table:table-cell>
          <table:table-cell office:value-type="float" office:value="-0.449123" calcext:value-type="float">
            <text:p>-0.449123</text:p>
          </table:table-cell>
          <table:table-cell office:value-type="float" office:value="-0.436466" calcext:value-type="float">
            <text:p>-0.436466</text:p>
          </table:table-cell>
          <table:table-cell office:value-type="float" office:value="-0.423374" calcext:value-type="float">
            <text:p>-0.423374</text:p>
          </table:table-cell>
          <table:table-cell office:value-type="float" office:value="-0.409868" calcext:value-type="float">
            <text:p>-0.409868</text:p>
          </table:table-cell>
          <table:table-cell office:value-type="float" office:value="-0.395955" calcext:value-type="float">
            <text:p>-0.395955</text:p>
          </table:table-cell>
          <table:table-cell office:value-type="float" office:value="-0.381654" calcext:value-type="float">
            <text:p>-0.381654</text:p>
          </table:table-cell>
          <table:table-cell office:value-type="float" office:value="-0.366973" calcext:value-type="float">
            <text:p>-0.366973</text:p>
          </table:table-cell>
          <table:table-cell office:value-type="float" office:value="-0.351933" calcext:value-type="float">
            <text:p>-0.351933</text:p>
          </table:table-cell>
          <table:table-cell office:value-type="float" office:value="-0.336543" calcext:value-type="float">
            <text:p>-0.336543</text:p>
          </table:table-cell>
          <table:table-cell office:value-type="float" office:value="-0.320823" calcext:value-type="float">
            <text:p>-0.320823</text:p>
          </table:table-cell>
          <table:table-cell office:value-type="float" office:value="-0.304784" calcext:value-type="float">
            <text:p>-0.304784</text:p>
          </table:table-cell>
          <table:table-cell office:value-type="float" office:value="-0.288447" calcext:value-type="float">
            <text:p>-0.288447</text:p>
          </table:table-cell>
          <table:table-cell office:value-type="float" office:value="-0.271823" calcext:value-type="float">
            <text:p>-0.271823</text:p>
          </table:table-cell>
          <table:table-cell office:value-type="float" office:value="-0.254933" calcext:value-type="float">
            <text:p>-0.254933</text:p>
          </table:table-cell>
          <table:table-cell office:value-type="float" office:value="-0.237789" calcext:value-type="float">
            <text:p>-0.237789</text:p>
          </table:table-cell>
          <table:table-cell office:value-type="float" office:value="-0.220412" calcext:value-type="float">
            <text:p>-0.220412</text:p>
          </table:table-cell>
          <table:table-cell office:value-type="float" office:value="-0.202816" calcext:value-type="float">
            <text:p>-0.202816</text:p>
          </table:table-cell>
          <table:table-cell office:value-type="float" office:value="-0.185022" calcext:value-type="float">
            <text:p>-0.185022</text:p>
          </table:table-cell>
          <table:table-cell office:value-type="float" office:value="-0.167044" calcext:value-type="float">
            <text:p>-0.167044</text:p>
          </table:table-cell>
          <table:table-cell office:value-type="float" office:value="-0.148902" calcext:value-type="float">
            <text:p>-0.148902</text:p>
          </table:table-cell>
          <table:table-cell office:value-type="float" office:value="-0.130611" calcext:value-type="float">
            <text:p>-0.130611</text:p>
          </table:table-cell>
          <table:table-cell office:value-type="float" office:value="-0.112193" calcext:value-type="float">
            <text:p>-0.112193</text:p>
          </table:table-cell>
          <table:table-cell office:value-type="float" office:value="-0.0936638" calcext:value-type="float">
            <text:p>-0.0936638</text:p>
          </table:table-cell>
          <table:table-cell office:value-type="float" office:value="-0.0750425" calcext:value-type="float">
            <text:p>-0.0750425</text:p>
          </table:table-cell>
          <table:table-cell office:value-type="float" office:value="-0.0563466" calcext:value-type="float">
            <text:p>-0.0563466</text:p>
          </table:table-cell>
          <table:table-cell office:value-type="float" office:value="-0.0375955" calcext:value-type="float">
            <text:p>-0.0375955</text:p>
          </table:table-cell>
          <table:table-cell office:value-type="float" office:value="-0.0188069" calcext:value-type="float">
            <text:p>-0.0188069</text:p>
          </table:table-cell>
          <table:table-cell office:value-type="float" office:value="8.81009E-017" calcext:value-type="float">
            <text:p>8.81009E-17</text:p>
          </table:table-cell>
          <table:table-cell office:value-type="float" office:value="0.0188069" calcext:value-type="float">
            <text:p>0.0188069</text:p>
          </table:table-cell>
          <table:table-cell office:value-type="float" office:value="0.0375955" calcext:value-type="float">
            <text:p>0.0375955</text:p>
          </table:table-cell>
          <table:table-cell office:value-type="float" office:value="0.0563466" calcext:value-type="float">
            <text:p>0.0563466</text:p>
          </table:table-cell>
          <table:table-cell office:value-type="float" office:value="0.0750425" calcext:value-type="float">
            <text:p>0.0750425</text:p>
          </table:table-cell>
          <table:table-cell office:value-type="float" office:value="0.0936638" calcext:value-type="float">
            <text:p>0.0936638</text:p>
          </table:table-cell>
          <table:table-cell office:value-type="float" office:value="0.112193" calcext:value-type="float">
            <text:p>0.112193</text:p>
          </table:table-cell>
          <table:table-cell office:value-type="float" office:value="0.130611" calcext:value-type="float">
            <text:p>0.130611</text:p>
          </table:table-cell>
          <table:table-cell office:value-type="float" office:value="0.148902" calcext:value-type="float">
            <text:p>0.148902</text:p>
          </table:table-cell>
          <table:table-cell office:value-type="float" office:value="0.167044" calcext:value-type="float">
            <text:p>0.167044</text:p>
          </table:table-cell>
          <table:table-cell office:value-type="float" office:value="0.185022" calcext:value-type="float">
            <text:p>0.185022</text:p>
          </table:table-cell>
          <table:table-cell office:value-type="float" office:value="0.202816" calcext:value-type="float">
            <text:p>0.202816</text:p>
          </table:table-cell>
          <table:table-cell office:value-type="float" office:value="0.220412" calcext:value-type="float">
            <text:p>0.220412</text:p>
          </table:table-cell>
          <table:table-cell office:value-type="float" office:value="0.237789" calcext:value-type="float">
            <text:p>0.237789</text:p>
          </table:table-cell>
          <table:table-cell office:value-type="float" office:value="0.254933" calcext:value-type="float">
            <text:p>0.254933</text:p>
          </table:table-cell>
          <table:table-cell office:value-type="float" office:value="0.271823" calcext:value-type="float">
            <text:p>0.271823</text:p>
          </table:table-cell>
          <table:table-cell office:value-type="float" office:value="0.288447" calcext:value-type="float">
            <text:p>0.288447</text:p>
          </table:table-cell>
          <table:table-cell office:value-type="float" office:value="0.304784" calcext:value-type="float">
            <text:p>0.304784</text:p>
          </table:table-cell>
          <table:table-cell office:value-type="float" office:value="0.320823" calcext:value-type="float">
            <text:p>0.320823</text:p>
          </table:table-cell>
          <table:table-cell office:value-type="float" office:value="0.336543" calcext:value-type="float">
            <text:p>0.336543</text:p>
          </table:table-cell>
          <table:table-cell office:value-type="float" office:value="0.351933" calcext:value-type="float">
            <text:p>0.351933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.381654" calcext:value-type="float">
            <text:p>0.381654</text:p>
          </table:table-cell>
          <table:table-cell office:value-type="float" office:value="0.395955" calcext:value-type="float">
            <text:p>0.395955</text:p>
          </table:table-cell>
          <table:table-cell office:value-type="float" office:value="0.409868" calcext:value-type="float">
            <text:p>0.409868</text:p>
          </table:table-cell>
          <table:table-cell office:value-type="float" office:value="0.423374" calcext:value-type="float">
            <text:p>0.423374</text:p>
          </table:table-cell>
          <table:table-cell office:value-type="float" office:value="0.436466" calcext:value-type="float">
            <text:p>0.436466</text:p>
          </table:table-cell>
          <table:table-cell office:value-type="float" office:value="0.449123" calcext:value-type="float">
            <text:p>0.449123</text:p>
          </table:table-cell>
          <table:table-cell office:value-type="float" office:value="0.46134" calcext:value-type="float">
            <text:p>0.46134</text:p>
          </table:table-cell>
          <table:table-cell office:value-type="float" office:value="0.473099" calcext:value-type="float">
            <text:p>0.473099</text:p>
          </table:table-cell>
          <table:table-cell office:value-type="float" office:value="0.484394" calcext:value-type="float">
            <text:p>0.484394</text:p>
          </table:table-cell>
          <table:table-cell office:value-type="float" office:value="0.495207" calcext:value-type="float">
            <text:p>0.495207</text:p>
          </table:table-cell>
          <table:table-cell office:value-type="float" office:value="0.505536" calcext:value-type="float">
            <text:p>0.505536</text:p>
          </table:table-cell>
          <table:table-cell office:value-type="float" office:value="0.515362" calcext:value-type="float">
            <text:p>0.515362</text:p>
          </table:table-cell>
          <table:table-cell office:value-type="float" office:value="0.524683" calcext:value-type="float">
            <text:p>0.524683</text:p>
          </table:table-cell>
          <table:table-cell office:value-type="float" office:value="0.533483" calcext:value-type="float">
            <text:p>0.533483</text:p>
          </table:table-cell>
          <table:table-cell office:value-type="float" office:value="0.54176" calcext:value-type="float">
            <text:p>0.54176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56698" calcext:value-type="float">
            <text:p>0.556698</text:p>
          </table:table-cell>
          <table:table-cell office:value-type="float" office:value="0.563344" calcext:value-type="float">
            <text:p>0.563344</text:p>
          </table:table-cell>
          <table:table-cell office:value-type="float" office:value="0.569439" calcext:value-type="float">
            <text:p>0.569439</text:p>
          </table:table-cell>
          <table:table-cell office:value-type="float" office:value="0.574968" calcext:value-type="float">
            <text:p>0.574968</text:p>
          </table:table-cell>
          <table:table-cell office:value-type="float" office:value="0.579933" calcext:value-type="float">
            <text:p>0.579933</text:p>
          </table:table-cell>
          <table:table-cell office:value-type="float" office:value="0.584322" calcext:value-type="float">
            <text:p>0.584322</text:p>
          </table:table-cell>
          <table:table-cell office:value-type="float" office:value="0.588139" calcext:value-type="float">
            <text:p>0.588139</text:p>
          </table:table-cell>
          <table:table-cell office:value-type="float" office:value="0.59137" calcext:value-type="float">
            <text:p>0.59137</text:p>
          </table:table-cell>
          <table:table-cell office:value-type="float" office:value="0.594023" calcext:value-type="float">
            <text:p>0.594023</text:p>
          </table:table-cell>
          <table:table-cell office:value-type="float" office:value="0.596084" calcext:value-type="float">
            <text:p>0.596084</text:p>
          </table:table-cell>
          <table:table-cell office:value-type="float" office:value="0.597563" calcext:value-type="float">
            <text:p>0.597563</text:p>
          </table:table-cell>
          <table:table-cell office:value-type="float" office:value="0.598446" calcext:value-type="float">
            <text:p>0.598446</text:p>
          </table:table-cell>
          <table:table-cell office:value-type="float" office:value="0.598743" calcext:value-type="float">
            <text:p>0.598743</text:p>
          </table:table-cell>
        </table:table-row>
        <table:table-row table:style-name="ro1">
          <table:table-cell office:value-type="float" office:value="0.990089" calcext:value-type="float">
            <text:p>0.990089</text:p>
          </table:table-cell>
          <table:table-cell office:value-type="float" office:value="-0.600995" calcext:value-type="float">
            <text:p>-0.600995</text:p>
          </table:table-cell>
          <table:table-cell office:value-type="float" office:value="-0.600697" calcext:value-type="float">
            <text:p>-0.600697</text:p>
          </table:table-cell>
          <table:table-cell office:value-type="float" office:value="-0.599809" calcext:value-type="float">
            <text:p>-0.599809</text:p>
          </table:table-cell>
          <table:table-cell office:value-type="float" office:value="-0.598326" calcext:value-type="float">
            <text:p>-0.598326</text:p>
          </table:table-cell>
          <table:table-cell office:value-type="float" office:value="-0.596257" calcext:value-type="float">
            <text:p>-0.596257</text:p>
          </table:table-cell>
          <table:table-cell office:value-type="float" office:value="-0.593594" calcext:value-type="float">
            <text:p>-0.593594</text:p>
          </table:table-cell>
          <table:table-cell office:value-type="float" office:value="-0.59035" calcext:value-type="float">
            <text:p>-0.59035</text:p>
          </table:table-cell>
          <table:table-cell office:value-type="float" office:value="-0.58652" calcext:value-type="float">
            <text:p>-0.58652</text:p>
          </table:table-cell>
          <table:table-cell office:value-type="float" office:value="-0.582114" calcext:value-type="float">
            <text:p>-0.582114</text:p>
          </table:table-cell>
          <table:table-cell office:value-type="float" office:value="-0.57713" calcext:value-type="float">
            <text:p>-0.57713</text:p>
          </table:table-cell>
          <table:table-cell office:value-type="float" office:value="-0.571581" calcext:value-type="float">
            <text:p>-0.571581</text:p>
          </table:table-cell>
          <table:table-cell office:value-type="float" office:value="-0.565463" calcext:value-type="float">
            <text:p>-0.565463</text:p>
          </table:table-cell>
          <table:table-cell office:value-type="float" office:value="-0.558791" calcext:value-type="float">
            <text:p>-0.558791</text:p>
          </table:table-cell>
          <table:table-cell office:value-type="float" office:value="-0.551564" calcext:value-type="float">
            <text:p>-0.551564</text:p>
          </table:table-cell>
          <table:table-cell office:value-type="float" office:value="-0.543797" calcext:value-type="float">
            <text:p>-0.543797</text:p>
          </table:table-cell>
          <table:table-cell office:value-type="float" office:value="-0.535489" calcext:value-type="float">
            <text:p>-0.535489</text:p>
          </table:table-cell>
          <table:table-cell office:value-type="float" office:value="-0.526656" calcext:value-type="float">
            <text:p>-0.526656</text:p>
          </table:table-cell>
          <table:table-cell office:value-type="float" office:value="-0.5173" calcext:value-type="float">
            <text:p>-0.5173</text:p>
          </table:table-cell>
          <table:table-cell office:value-type="float" office:value="-0.507437" calcext:value-type="float">
            <text:p>-0.507437</text:p>
          </table:table-cell>
          <table:table-cell office:value-type="float" office:value="-0.49707" calcext:value-type="float">
            <text:p>-0.49707</text:p>
          </table:table-cell>
          <table:table-cell office:value-type="float" office:value="-0.486216" calcext:value-type="float">
            <text:p>-0.486216</text:p>
          </table:table-cell>
          <table:table-cell office:value-type="float" office:value="-0.474878" calcext:value-type="float">
            <text:p>-0.474878</text:p>
          </table:table-cell>
          <table:table-cell office:value-type="float" office:value="-0.463075" calcext:value-type="float">
            <text:p>-0.463075</text:p>
          </table:table-cell>
          <table:table-cell office:value-type="float" office:value="-0.450812" calcext:value-type="float">
            <text:p>-0.450812</text:p>
          </table:table-cell>
          <table:table-cell office:value-type="float" office:value="-0.438107" calcext:value-type="float">
            <text:p>-0.438107</text:p>
          </table:table-cell>
          <table:table-cell office:value-type="float" office:value="-0.424967" calcext:value-type="float">
            <text:p>-0.424967</text:p>
          </table:table-cell>
          <table:table-cell office:value-type="float" office:value="-0.41141" calcext:value-type="float">
            <text:p>-0.41141</text:p>
          </table:table-cell>
          <table:table-cell office:value-type="float" office:value="-0.397444" calcext:value-type="float">
            <text:p>-0.397444</text:p>
          </table:table-cell>
          <table:table-cell office:value-type="float" office:value="-0.383089" calcext:value-type="float">
            <text:p>-0.383089</text:p>
          </table:table-cell>
          <table:table-cell office:value-type="float" office:value="-0.368353" calcext:value-type="float">
            <text:p>-0.368353</text:p>
          </table:table-cell>
          <table:table-cell office:value-type="float" office:value="-0.353256" calcext:value-type="float">
            <text:p>-0.353256</text:p>
          </table:table-cell>
          <table:table-cell office:value-type="float" office:value="-0.337808" calcext:value-type="float">
            <text:p>-0.337808</text:p>
          </table:table-cell>
          <table:table-cell office:value-type="float" office:value="-0.322029" calcext:value-type="float">
            <text:p>-0.322029</text:p>
          </table:table-cell>
          <table:table-cell office:value-type="float" office:value="-0.305931" calcext:value-type="float">
            <text:p>-0.305931</text:p>
          </table:table-cell>
          <table:table-cell office:value-type="float" office:value="-0.289532" calcext:value-type="float">
            <text:p>-0.289532</text:p>
          </table:table-cell>
          <table:table-cell office:value-type="float" office:value="-0.272845" calcext:value-type="float">
            <text:p>-0.272845</text:p>
          </table:table-cell>
          <table:table-cell office:value-type="float" office:value="-0.255891" calcext:value-type="float">
            <text:p>-0.255891</text:p>
          </table:table-cell>
          <table:table-cell office:value-type="float" office:value="-0.238683" calcext:value-type="float">
            <text:p>-0.238683</text:p>
          </table:table-cell>
          <table:table-cell office:value-type="float" office:value="-0.221241" calcext:value-type="float">
            <text:p>-0.221241</text:p>
          </table:table-cell>
          <table:table-cell office:value-type="float" office:value="-0.203579" calcext:value-type="float">
            <text:p>-0.203579</text:p>
          </table:table-cell>
          <table:table-cell office:value-type="float" office:value="-0.185718" calcext:value-type="float">
            <text:p>-0.185718</text:p>
          </table:table-cell>
          <table:table-cell office:value-type="float" office:value="-0.167672" calcext:value-type="float">
            <text:p>-0.167672</text:p>
          </table:table-cell>
          <table:table-cell office:value-type="float" office:value="-0.149462" calcext:value-type="float">
            <text:p>-0.149462</text:p>
          </table:table-cell>
          <table:table-cell office:value-type="float" office:value="-0.131103" calcext:value-type="float">
            <text:p>-0.131103</text:p>
          </table:table-cell>
          <table:table-cell office:value-type="float" office:value="-0.112615" calcext:value-type="float">
            <text:p>-0.112615</text:p>
          </table:table-cell>
          <table:table-cell office:value-type="float" office:value="-0.0940161" calcext:value-type="float">
            <text:p>-0.0940161</text:p>
          </table:table-cell>
          <table:table-cell office:value-type="float" office:value="-0.0753247" calcext:value-type="float">
            <text:p>-0.0753247</text:p>
          </table:table-cell>
          <table:table-cell office:value-type="float" office:value="-0.0565585" calcext:value-type="float">
            <text:p>-0.0565585</text:p>
          </table:table-cell>
          <table:table-cell office:value-type="float" office:value="-0.0377368" calcext:value-type="float">
            <text:p>-0.0377368</text:p>
          </table:table-cell>
          <table:table-cell office:value-type="float" office:value="-0.0188777" calcext:value-type="float">
            <text:p>-0.0188777</text:p>
          </table:table-cell>
          <table:table-cell office:value-type="float" office:value="2.60565E-016" calcext:value-type="float">
            <text:p>2.60565E-16</text:p>
          </table:table-cell>
          <table:table-cell office:value-type="float" office:value="0.0188777" calcext:value-type="float">
            <text:p>0.0188777</text:p>
          </table:table-cell>
          <table:table-cell office:value-type="float" office:value="0.0377368" calcext:value-type="float">
            <text:p>0.0377368</text:p>
          </table:table-cell>
          <table:table-cell office:value-type="float" office:value="0.0565585" calcext:value-type="float">
            <text:p>0.0565585</text:p>
          </table:table-cell>
          <table:table-cell office:value-type="float" office:value="0.0753247" calcext:value-type="float">
            <text:p>0.0753247</text:p>
          </table:table-cell>
          <table:table-cell office:value-type="float" office:value="0.0940161" calcext:value-type="float">
            <text:p>0.0940161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0.131103" calcext:value-type="float">
            <text:p>0.131103</text:p>
          </table:table-cell>
          <table:table-cell office:value-type="float" office:value="0.149462" calcext:value-type="float">
            <text:p>0.149462</text:p>
          </table:table-cell>
          <table:table-cell office:value-type="float" office:value="0.167672" calcext:value-type="float">
            <text:p>0.167672</text:p>
          </table:table-cell>
          <table:table-cell office:value-type="float" office:value="0.185718" calcext:value-type="float">
            <text:p>0.185718</text:p>
          </table:table-cell>
          <table:table-cell office:value-type="float" office:value="0.203579" calcext:value-type="float">
            <text:p>0.203579</text:p>
          </table:table-cell>
          <table:table-cell office:value-type="float" office:value="0.221241" calcext:value-type="float">
            <text:p>0.221241</text:p>
          </table:table-cell>
          <table:table-cell office:value-type="float" office:value="0.238683" calcext:value-type="float">
            <text:p>0.238683</text:p>
          </table:table-cell>
          <table:table-cell office:value-type="float" office:value="0.255891" calcext:value-type="float">
            <text:p>0.255891</text:p>
          </table:table-cell>
          <table:table-cell office:value-type="float" office:value="0.272845" calcext:value-type="float">
            <text:p>0.272845</text:p>
          </table:table-cell>
          <table:table-cell office:value-type="float" office:value="0.289532" calcext:value-type="float">
            <text:p>0.289532</text:p>
          </table:table-cell>
          <table:table-cell office:value-type="float" office:value="0.305931" calcext:value-type="float">
            <text:p>0.305931</text:p>
          </table:table-cell>
          <table:table-cell office:value-type="float" office:value="0.322029" calcext:value-type="float">
            <text:p>0.322029</text:p>
          </table:table-cell>
          <table:table-cell office:value-type="float" office:value="0.337808" calcext:value-type="float">
            <text:p>0.337808</text:p>
          </table:table-cell>
          <table:table-cell office:value-type="float" office:value="0.353256" calcext:value-type="float">
            <text:p>0.353256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383089" calcext:value-type="float">
            <text:p>0.383089</text:p>
          </table:table-cell>
          <table:table-cell office:value-type="float" office:value="0.397444" calcext:value-type="float">
            <text:p>0.397444</text:p>
          </table:table-cell>
          <table:table-cell office:value-type="float" office:value="0.41141" calcext:value-type="float">
            <text:p>0.41141</text:p>
          </table:table-cell>
          <table:table-cell office:value-type="float" office:value="0.424967" calcext:value-type="float">
            <text:p>0.424967</text:p>
          </table:table-cell>
          <table:table-cell office:value-type="float" office:value="0.438107" calcext:value-type="float">
            <text:p>0.438107</text:p>
          </table:table-cell>
          <table:table-cell office:value-type="float" office:value="0.450812" calcext:value-type="float">
            <text:p>0.450812</text:p>
          </table:table-cell>
          <table:table-cell office:value-type="float" office:value="0.463075" calcext:value-type="float">
            <text:p>0.463075</text:p>
          </table:table-cell>
          <table:table-cell office:value-type="float" office:value="0.474878" calcext:value-type="float">
            <text:p>0.474878</text:p>
          </table:table-cell>
          <table:table-cell office:value-type="float" office:value="0.486216" calcext:value-type="float">
            <text:p>0.486216</text:p>
          </table:table-cell>
          <table:table-cell office:value-type="float" office:value="0.49707" calcext:value-type="float">
            <text:p>0.49707</text:p>
          </table:table-cell>
          <table:table-cell office:value-type="float" office:value="0.507437" calcext:value-type="float">
            <text:p>0.507437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26656" calcext:value-type="float">
            <text:p>0.526656</text:p>
          </table:table-cell>
          <table:table-cell office:value-type="float" office:value="0.535489" calcext:value-type="float">
            <text:p>0.535489</text:p>
          </table:table-cell>
          <table:table-cell office:value-type="float" office:value="0.543797" calcext:value-type="float">
            <text:p>0.543797</text:p>
          </table:table-cell>
          <table:table-cell office:value-type="float" office:value="0.551564" calcext:value-type="float">
            <text:p>0.551564</text:p>
          </table:table-cell>
          <table:table-cell office:value-type="float" office:value="0.558791" calcext:value-type="float">
            <text:p>0.558791</text:p>
          </table:table-cell>
          <table:table-cell office:value-type="float" office:value="0.565463" calcext:value-type="float">
            <text:p>0.565463</text:p>
          </table:table-cell>
          <table:table-cell office:value-type="float" office:value="0.571581" calcext:value-type="float">
            <text:p>0.571581</text:p>
          </table:table-cell>
          <table:table-cell office:value-type="float" office:value="0.57713" calcext:value-type="float">
            <text:p>0.57713</text:p>
          </table:table-cell>
          <table:table-cell office:value-type="float" office:value="0.582114" calcext:value-type="float">
            <text:p>0.582114</text:p>
          </table:table-cell>
          <table:table-cell office:value-type="float" office:value="0.58652" calcext:value-type="float">
            <text:p>0.58652</text:p>
          </table:table-cell>
          <table:table-cell office:value-type="float" office:value="0.59035" calcext:value-type="float">
            <text:p>0.59035</text:p>
          </table:table-cell>
          <table:table-cell office:value-type="float" office:value="0.593594" calcext:value-type="float">
            <text:p>0.593594</text:p>
          </table:table-cell>
          <table:table-cell office:value-type="float" office:value="0.596257" calcext:value-type="float">
            <text:p>0.596257</text:p>
          </table:table-cell>
          <table:table-cell office:value-type="float" office:value="0.598326" calcext:value-type="float">
            <text:p>0.598326</text:p>
          </table:table-cell>
          <table:table-cell office:value-type="float" office:value="0.599809" calcext:value-type="float">
            <text:p>0.599809</text:p>
          </table:table-cell>
          <table:table-cell office:value-type="float" office:value="0.600697" calcext:value-type="float">
            <text:p>0.600697</text:p>
          </table:table-cell>
          <table:table-cell office:value-type="float" office:value="0.600995" calcext:value-type="float">
            <text:p>0.600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02068" calcext:value-type="float">
            <text:p>-0.602068</text:p>
          </table:table-cell>
          <table:table-cell office:value-type="float" office:value="-0.601768" calcext:value-type="float">
            <text:p>-0.601768</text:p>
          </table:table-cell>
          <table:table-cell office:value-type="float" office:value="-0.600879" calcext:value-type="float">
            <text:p>-0.600879</text:p>
          </table:table-cell>
          <table:table-cell office:value-type="float" office:value="-0.599393" calcext:value-type="float">
            <text:p>-0.599393</text:p>
          </table:table-cell>
          <table:table-cell office:value-type="float" office:value="-0.59732" calcext:value-type="float">
            <text:p>-0.59732</text:p>
          </table:table-cell>
          <table:table-cell office:value-type="float" office:value="-0.594653" calcext:value-type="float">
            <text:p>-0.594653</text:p>
          </table:table-cell>
          <table:table-cell office:value-type="float" office:value="-0.591403" calcext:value-type="float">
            <text:p>-0.591403</text:p>
          </table:table-cell>
          <table:table-cell office:value-type="float" office:value="-0.587566" calcext:value-type="float">
            <text:p>-0.587566</text:p>
          </table:table-cell>
          <table:table-cell office:value-type="float" office:value="-0.583152" calcext:value-type="float">
            <text:p>-0.583152</text:p>
          </table:table-cell>
          <table:table-cell office:value-type="float" office:value="-0.57816" calcext:value-type="float">
            <text:p>-0.57816</text:p>
          </table:table-cell>
          <table:table-cell office:value-type="float" office:value="-0.5726" calcext:value-type="float">
            <text:p>-0.5726</text:p>
          </table:table-cell>
          <table:table-cell office:value-type="float" office:value="-0.566472" calcext:value-type="float">
            <text:p>-0.566472</text:p>
          </table:table-cell>
          <table:table-cell office:value-type="float" office:value="-0.559788" calcext:value-type="float">
            <text:p>-0.559788</text:p>
          </table:table-cell>
          <table:table-cell office:value-type="float" office:value="-0.552548" calcext:value-type="float">
            <text:p>-0.552548</text:p>
          </table:table-cell>
          <table:table-cell office:value-type="float" office:value="-0.544767" calcext:value-type="float">
            <text:p>-0.544767</text:p>
          </table:table-cell>
          <table:table-cell office:value-type="float" office:value="-0.536444" calcext:value-type="float">
            <text:p>-0.536444</text:p>
          </table:table-cell>
          <table:table-cell office:value-type="float" office:value="-0.527596" calcext:value-type="float">
            <text:p>-0.527596</text:p>
          </table:table-cell>
          <table:table-cell office:value-type="float" office:value="-0.518223" calcext:value-type="float">
            <text:p>-0.518223</text:p>
          </table:table-cell>
          <table:table-cell office:value-type="float" office:value="-0.508342" calcext:value-type="float">
            <text:p>-0.508342</text:p>
          </table:table-cell>
          <table:table-cell office:value-type="float" office:value="-0.497957" calcext:value-type="float">
            <text:p>-0.497957</text:p>
          </table:table-cell>
          <table:table-cell office:value-type="float" office:value="-0.487083" calcext:value-type="float">
            <text:p>-0.487083</text:p>
          </table:table-cell>
          <table:table-cell office:value-type="float" office:value="-0.475725" calcext:value-type="float">
            <text:p>-0.475725</text:p>
          </table:table-cell>
          <table:table-cell office:value-type="float" office:value="-0.463901" calcext:value-type="float">
            <text:p>-0.463901</text:p>
          </table:table-cell>
          <table:table-cell office:value-type="float" office:value="-0.451616" calcext:value-type="float">
            <text:p>-0.451616</text:p>
          </table:table-cell>
          <table:table-cell office:value-type="float" office:value="-0.438888" calcext:value-type="float">
            <text:p>-0.438888</text:p>
          </table:table-cell>
          <table:table-cell office:value-type="float" office:value="-0.425725" calcext:value-type="float">
            <text:p>-0.425725</text:p>
          </table:table-cell>
          <table:table-cell office:value-type="float" office:value="-0.412143" calcext:value-type="float">
            <text:p>-0.412143</text:p>
          </table:table-cell>
          <table:table-cell office:value-type="float" office:value="-0.398153" calcext:value-type="float">
            <text:p>-0.398153</text:p>
          </table:table-cell>
          <table:table-cell office:value-type="float" office:value="-0.383772" calcext:value-type="float">
            <text:p>-0.383772</text:p>
          </table:table-cell>
          <table:table-cell office:value-type="float" office:value="-0.36901" calcext:value-type="float">
            <text:p>-0.36901</text:p>
          </table:table-cell>
          <table:table-cell office:value-type="float" office:value="-0.353886" calcext:value-type="float">
            <text:p>-0.353886</text:p>
          </table:table-cell>
          <table:table-cell office:value-type="float" office:value="-0.338411" calcext:value-type="float">
            <text:p>-0.338411</text:p>
          </table:table-cell>
          <table:table-cell office:value-type="float" office:value="-0.322604" calcext:value-type="float">
            <text:p>-0.322604</text:p>
          </table:table-cell>
          <table:table-cell office:value-type="float" office:value="-0.306476" calcext:value-type="float">
            <text:p>-0.306476</text:p>
          </table:table-cell>
          <table:table-cell office:value-type="float" office:value="-0.290048" calcext:value-type="float">
            <text:p>-0.290048</text:p>
          </table:table-cell>
          <table:table-cell office:value-type="float" office:value="-0.273332" calcext:value-type="float">
            <text:p>-0.273332</text:p>
          </table:table-cell>
          <table:table-cell office:value-type="float" office:value="-0.256348" calcext:value-type="float">
            <text:p>-0.256348</text:p>
          </table:table-cell>
          <table:table-cell office:value-type="float" office:value="-0.239109" calcext:value-type="float">
            <text:p>-0.239109</text:p>
          </table:table-cell>
          <table:table-cell office:value-type="float" office:value="-0.221636" calcext:value-type="float">
            <text:p>-0.221636</text:p>
          </table:table-cell>
          <table:table-cell office:value-type="float" office:value="-0.203942" calcext:value-type="float">
            <text:p>-0.203942</text:p>
          </table:table-cell>
          <table:table-cell office:value-type="float" office:value="-0.186049" calcext:value-type="float">
            <text:p>-0.186049</text:p>
          </table:table-cell>
          <table:table-cell office:value-type="float" office:value="-0.167971" calcext:value-type="float">
            <text:p>-0.167971</text:p>
          </table:table-cell>
          <table:table-cell office:value-type="float" office:value="-0.149728" calcext:value-type="float">
            <text:p>-0.149728</text:p>
          </table:table-cell>
          <table:table-cell office:value-type="float" office:value="-0.131337" calcext:value-type="float">
            <text:p>-0.131337</text:p>
          </table:table-cell>
          <table:table-cell office:value-type="float" office:value="-0.112816" calcext:value-type="float">
            <text:p>-0.112816</text:p>
          </table:table-cell>
          <table:table-cell office:value-type="float" office:value="-0.0941838" calcext:value-type="float">
            <text:p>-0.0941838</text:p>
          </table:table-cell>
          <table:table-cell office:value-type="float" office:value="-0.075459" calcext:value-type="float">
            <text:p>-0.075459</text:p>
          </table:table-cell>
          <table:table-cell office:value-type="float" office:value="-0.0566594" calcext:value-type="float">
            <text:p>-0.0566594</text:p>
          </table:table-cell>
          <table:table-cell office:value-type="float" office:value="-0.0378041" calcext:value-type="float">
            <text:p>-0.0378041</text:p>
          </table:table-cell>
          <table:table-cell office:value-type="float" office:value="-0.0189113" calcext:value-type="float">
            <text:p>-0.0189113</text:p>
          </table:table-cell>
          <table:table-cell office:value-type="float" office:value="2.04679E-016" calcext:value-type="float">
            <text:p>2.04679E-16</text:p>
          </table:table-cell>
          <table:table-cell office:value-type="float" office:value="0.0189113" calcext:value-type="float">
            <text:p>0.0189113</text:p>
          </table:table-cell>
          <table:table-cell office:value-type="float" office:value="0.0378041" calcext:value-type="float">
            <text:p>0.0378041</text:p>
          </table:table-cell>
          <table:table-cell office:value-type="float" office:value="0.0566594" calcext:value-type="float">
            <text:p>0.0566594</text:p>
          </table:table-cell>
          <table:table-cell office:value-type="float" office:value="0.075459" calcext:value-type="float">
            <text:p>0.075459</text:p>
          </table:table-cell>
          <table:table-cell office:value-type="float" office:value="0.0941838" calcext:value-type="float">
            <text:p>0.0941838</text:p>
          </table:table-cell>
          <table:table-cell office:value-type="float" office:value="0.112816" calcext:value-type="float">
            <text:p>0.112816</text:p>
          </table:table-cell>
          <table:table-cell office:value-type="float" office:value="0.131337" calcext:value-type="float">
            <text:p>0.131337</text:p>
          </table:table-cell>
          <table:table-cell office:value-type="float" office:value="0.149728" calcext:value-type="float">
            <text:p>0.149728</text:p>
          </table:table-cell>
          <table:table-cell office:value-type="float" office:value="0.167971" calcext:value-type="float">
            <text:p>0.167971</text:p>
          </table:table-cell>
          <table:table-cell office:value-type="float" office:value="0.186049" calcext:value-type="float">
            <text:p>0.186049</text:p>
          </table:table-cell>
          <table:table-cell office:value-type="float" office:value="0.203942" calcext:value-type="float">
            <text:p>0.203942</text:p>
          </table:table-cell>
          <table:table-cell office:value-type="float" office:value="0.221636" calcext:value-type="float">
            <text:p>0.221636</text:p>
          </table:table-cell>
          <table:table-cell office:value-type="float" office:value="0.239109" calcext:value-type="float">
            <text:p>0.239109</text:p>
          </table:table-cell>
          <table:table-cell office:value-type="float" office:value="0.256348" calcext:value-type="float">
            <text:p>0.256348</text:p>
          </table:table-cell>
          <table:table-cell office:value-type="float" office:value="0.273332" calcext:value-type="float">
            <text:p>0.273332</text:p>
          </table:table-cell>
          <table:table-cell office:value-type="float" office:value="0.290048" calcext:value-type="float">
            <text:p>0.290048</text:p>
          </table:table-cell>
          <table:table-cell office:value-type="float" office:value="0.306476" calcext:value-type="float">
            <text:p>0.306476</text:p>
          </table:table-cell>
          <table:table-cell office:value-type="float" office:value="0.322604" calcext:value-type="float">
            <text:p>0.322604</text:p>
          </table:table-cell>
          <table:table-cell office:value-type="float" office:value="0.338411" calcext:value-type="float">
            <text:p>0.338411</text:p>
          </table:table-cell>
          <table:table-cell office:value-type="float" office:value="0.353886" calcext:value-type="float">
            <text:p>0.353886</text:p>
          </table:table-cell>
          <table:table-cell office:value-type="float" office:value="0.36901" calcext:value-type="float">
            <text:p>0.36901</text:p>
          </table:table-cell>
          <table:table-cell office:value-type="float" office:value="0.383772" calcext:value-type="float">
            <text:p>0.383772</text:p>
          </table:table-cell>
          <table:table-cell office:value-type="float" office:value="0.398153" calcext:value-type="float">
            <text:p>0.398153</text:p>
          </table:table-cell>
          <table:table-cell office:value-type="float" office:value="0.412143" calcext:value-type="float">
            <text:p>0.412143</text:p>
          </table:table-cell>
          <table:table-cell office:value-type="float" office:value="0.425725" calcext:value-type="float">
            <text:p>0.425725</text:p>
          </table:table-cell>
          <table:table-cell office:value-type="float" office:value="0.438888" calcext:value-type="float">
            <text:p>0.438888</text:p>
          </table:table-cell>
          <table:table-cell office:value-type="float" office:value="0.451616" calcext:value-type="float">
            <text:p>0.451616</text:p>
          </table:table-cell>
          <table:table-cell office:value-type="float" office:value="0.463901" calcext:value-type="float">
            <text:p>0.463901</text:p>
          </table:table-cell>
          <table:table-cell office:value-type="float" office:value="0.475725" calcext:value-type="float">
            <text:p>0.475725</text:p>
          </table:table-cell>
          <table:table-cell office:value-type="float" office:value="0.487083" calcext:value-type="float">
            <text:p>0.487083</text:p>
          </table:table-cell>
          <table:table-cell office:value-type="float" office:value="0.497957" calcext:value-type="float">
            <text:p>0.497957</text:p>
          </table:table-cell>
          <table:table-cell office:value-type="float" office:value="0.508342" calcext:value-type="float">
            <text:p>0.508342</text:p>
          </table:table-cell>
          <table:table-cell office:value-type="float" office:value="0.518223" calcext:value-type="float">
            <text:p>0.518223</text:p>
          </table:table-cell>
          <table:table-cell office:value-type="float" office:value="0.527596" calcext:value-type="float">
            <text:p>0.527596</text:p>
          </table:table-cell>
          <table:table-cell office:value-type="float" office:value="0.536444" calcext:value-type="float">
            <text:p>0.536444</text:p>
          </table:table-cell>
          <table:table-cell office:value-type="float" office:value="0.544767" calcext:value-type="float">
            <text:p>0.544767</text:p>
          </table:table-cell>
          <table:table-cell office:value-type="float" office:value="0.552548" calcext:value-type="float">
            <text:p>0.552548</text:p>
          </table:table-cell>
          <table:table-cell office:value-type="float" office:value="0.559788" calcext:value-type="float">
            <text:p>0.559788</text:p>
          </table:table-cell>
          <table:table-cell office:value-type="float" office:value="0.566472" calcext:value-type="float">
            <text:p>0.566472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816" calcext:value-type="float">
            <text:p>0.57816</text:p>
          </table:table-cell>
          <table:table-cell office:value-type="float" office:value="0.583152" calcext:value-type="float">
            <text:p>0.583152</text:p>
          </table:table-cell>
          <table:table-cell office:value-type="float" office:value="0.587566" calcext:value-type="float">
            <text:p>0.587566</text:p>
          </table:table-cell>
          <table:table-cell office:value-type="float" office:value="0.591403" calcext:value-type="float">
            <text:p>0.591403</text:p>
          </table:table-cell>
          <table:table-cell office:value-type="float" office:value="0.594653" calcext:value-type="float">
            <text:p>0.594653</text:p>
          </table:table-cell>
          <table:table-cell office:value-type="float" office:value="0.59732" calcext:value-type="float">
            <text:p>0.59732</text:p>
          </table:table-cell>
          <table:table-cell office:value-type="float" office:value="0.599393" calcext:value-type="float">
            <text:p>0.599393</text:p>
          </table:table-cell>
          <table:table-cell office:value-type="float" office:value="0.600879" calcext:value-type="float">
            <text:p>0.600879</text:p>
          </table:table-cell>
          <table:table-cell office:value-type="float" office:value="0.601768" calcext:value-type="float">
            <text:p>0.601768</text:p>
          </table:table-cell>
          <table:table-cell office:value-type="float" office:value="0.602068" calcext:value-type="float">
            <text:p>0.602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00:12:17.774504844</dc:date>
    <meta:editing-duration>PT1M50S</meta:editing-duration>
    <meta:editing-cycles>1</meta:editing-cycles>
    <meta:document-statistic meta:table-count="1" meta:cell-count="652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2.956cm" style:legend-expansion="high" chart:style-name="ch2"/>
        <chart:plot-area chart:style-name="ch3" table:cell-range-address="MaxwellEquation4_2.A2:MaxwellEquation4_2.CX2 MaxwellEquation4_2.A13:MaxwellEquation4_2.CX13 MaxwellEquation4_2.A25:MaxwellEquation4_2.CX25 MaxwellEquation4_2.A36:MaxwellEquation4_2.CX36 MaxwellEquation4_2.A49:MaxwellEquation4_2.CX49 MaxwellEquation4_2.A64:MaxwellEquation4_2.CX64" chart:data-source-has-labels="column" svg:x="0.32cm" svg:y="0.18cm" svg:width="12.614cm" svg:height="8.64cm">
          <chartooo:coordinate-region svg:x="1.153cm" svg:y="0.379cm" svg:width="11.6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wellEquation4_2.B2:MaxwellEquation4_2.CX2" chart:label-cell-address="MaxwellEquation4_2.A2:MaxwellEquation4_2.A2" chart:class="chart:line">
            <chart:data-point chart:repeated="101"/>
          </chart:series>
          <chart:series chart:style-name="ch7" chart:values-cell-range-address="MaxwellEquation4_2.B13:MaxwellEquation4_2.CX13" chart:label-cell-address="MaxwellEquation4_2.A13:MaxwellEquation4_2.A13" chart:class="chart:line">
            <chart:data-point chart:repeated="101"/>
          </chart:series>
          <chart:series chart:style-name="ch8" chart:values-cell-range-address="MaxwellEquation4_2.B25:MaxwellEquation4_2.CX25" chart:label-cell-address="MaxwellEquation4_2.A25:MaxwellEquation4_2.A25" chart:class="chart:line">
            <chart:data-point chart:repeated="101"/>
          </chart:series>
          <chart:series chart:style-name="ch9" chart:values-cell-range-address="MaxwellEquation4_2.B36:MaxwellEquation4_2.CX36" chart:label-cell-address="MaxwellEquation4_2.A36:MaxwellEquation4_2.A36" chart:class="chart:line">
            <chart:data-point chart:repeated="101"/>
          </chart:series>
          <chart:series chart:style-name="ch10" chart:values-cell-range-address="MaxwellEquation4_2.B49:MaxwellEquation4_2.CX49" chart:label-cell-address="MaxwellEquation4_2.A49:MaxwellEquation4_2.A49" chart:class="chart:line">
            <chart:data-point chart:repeated="101"/>
          </chart:series>
          <chart:series chart:style-name="ch11" chart:values-cell-range-address="MaxwellEquation4_2.B64:MaxwellEquation4_2.CX64" chart:label-cell-address="MaxwellEquation4_2.A64:MaxwellEquation4_2.A64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axwellEquation4_2.A2:MaxwellEquation4_2.A2</svg:desc>
                </draw:g>
              </table:table-cell>
              <table:table-cell office:value-type="float" office:value="1">
                <text:p>1</text:p>
                <draw:g>
                  <svg:desc>MaxwellEquation4_2.B2:MaxwellEquation4_2.CX2</svg:desc>
                </draw:g>
              </table:table-cell>
              <table:table-cell office:value-type="float" office:value="0.999507">
                <text:p>0.999507</text:p>
              </table:table-cell>
              <table:table-cell office:value-type="float" office:value="0.998027">
                <text:p>0.998027</text:p>
              </table:table-cell>
              <table:table-cell office:value-type="float" office:value="0.995562">
                <text:p>0.995562</text:p>
              </table:table-cell>
              <table:table-cell office:value-type="float" office:value="0.992115">
                <text:p>0.992115</text:p>
              </table:table-cell>
              <table:table-cell office:value-type="float" office:value="0.987688">
                <text:p>0.987688</text:p>
              </table:table-cell>
              <table:table-cell office:value-type="float" office:value="0.982287">
                <text:p>0.982287</text:p>
              </table:table-cell>
              <table:table-cell office:value-type="float" office:value="0.975917">
                <text:p>0.975917</text:p>
              </table:table-cell>
              <table:table-cell office:value-type="float" office:value="0.968583">
                <text:p>0.968583</text:p>
              </table:table-cell>
              <table:table-cell office:value-type="float" office:value="0.960294">
                <text:p>0.960294</text:p>
              </table:table-cell>
              <table:table-cell office:value-type="float" office:value="0.951057">
                <text:p>0.951057</text:p>
              </table:table-cell>
              <table:table-cell office:value-type="float" office:value="0.940881">
                <text:p>0.940881</text:p>
              </table:table-cell>
              <table:table-cell office:value-type="float" office:value="0.929776">
                <text:p>0.929776</text:p>
              </table:table-cell>
              <table:table-cell office:value-type="float" office:value="0.917755">
                <text:p>0.917755</text:p>
              </table:table-cell>
              <table:table-cell office:value-type="float" office:value="0.904827">
                <text:p>0.904827</text:p>
              </table:table-cell>
              <table:table-cell office:value-type="float" office:value="0.891007">
                <text:p>0.891007</text:p>
              </table:table-cell>
              <table:table-cell office:value-type="float" office:value="0.876307">
                <text:p>0.876307</text:p>
              </table:table-cell>
              <table:table-cell office:value-type="float" office:value="0.860742">
                <text:p>0.860742</text:p>
              </table:table-cell>
              <table:table-cell office:value-type="float" office:value="0.844328">
                <text:p>0.844328</text:p>
              </table:table-cell>
              <table:table-cell office:value-type="float" office:value="0.827081">
                <text:p>0.827081</text:p>
              </table:table-cell>
              <table:table-cell office:value-type="float" office:value="0.809017">
                <text:p>0.809017</text:p>
              </table:table-cell>
              <table:table-cell office:value-type="float" office:value="0.790155">
                <text:p>0.790155</text:p>
              </table:table-cell>
              <table:table-cell office:value-type="float" office:value="0.770513">
                <text:p>0.770513</text:p>
              </table:table-cell>
              <table:table-cell office:value-type="float" office:value="0.750111">
                <text:p>0.750111</text:p>
              </table:table-cell>
              <table:table-cell office:value-type="float" office:value="0.728969">
                <text:p>0.728969</text:p>
              </table:table-cell>
              <table:table-cell office:value-type="float" office:value="0.707107">
                <text:p>0.707107</text:p>
              </table:table-cell>
              <table:table-cell office:value-type="float" office:value="0.684547">
                <text:p>0.684547</text:p>
              </table:table-cell>
              <table:table-cell office:value-type="float" office:value="0.661312">
                <text:p>0.661312</text:p>
              </table:table-cell>
              <table:table-cell office:value-type="float" office:value="0.637424">
                <text:p>0.637424</text:p>
              </table:table-cell>
              <table:table-cell office:value-type="float" office:value="0.612907">
                <text:p>0.612907</text:p>
              </table:table-cell>
              <table:table-cell office:value-type="float" office:value="0.587785">
                <text:p>0.587785</text:p>
              </table:table-cell>
              <table:table-cell office:value-type="float" office:value="0.562083">
                <text:p>0.562083</text:p>
              </table:table-cell>
              <table:table-cell office:value-type="float" office:value="0.535827">
                <text:p>0.535827</text:p>
              </table:table-cell>
              <table:table-cell office:value-type="float" office:value="0.509041">
                <text:p>0.509041</text:p>
              </table:table-cell>
              <table:table-cell office:value-type="float" office:value="0.481754">
                <text:p>0.481754</text:p>
              </table:table-cell>
              <table:table-cell office:value-type="float" office:value="0.45399">
                <text:p>0.45399</text:p>
              </table:table-cell>
              <table:table-cell office:value-type="float" office:value="0.425779">
                <text:p>0.425779</text:p>
              </table:table-cell>
              <table:table-cell office:value-type="float" office:value="0.397148">
                <text:p>0.397148</text:p>
              </table:table-cell>
              <table:table-cell office:value-type="float" office:value="0.368125">
                <text:p>0.368125</text:p>
              </table:table-cell>
              <table:table-cell office:value-type="float" office:value="0.338738">
                <text:p>0.338738</text:p>
              </table:table-cell>
              <table:table-cell office:value-type="float" office:value="0.309017">
                <text:p>0.309017</text:p>
              </table:table-cell>
              <table:table-cell office:value-type="float" office:value="0.278991">
                <text:p>0.278991</text:p>
              </table:table-cell>
              <table:table-cell office:value-type="float" office:value="0.24869">
                <text:p>0.24869</text:p>
              </table:table-cell>
              <table:table-cell office:value-type="float" office:value="0.218143">
                <text:p>0.218143</text:p>
              </table:table-cell>
              <table:table-cell office:value-type="float" office:value="0.187381">
                <text:p>0.187381</text:p>
              </table:table-cell>
              <table:table-cell office:value-type="float" office:value="0.156434">
                <text:p>0.156434</text:p>
              </table:table-cell>
              <table:table-cell office:value-type="float" office:value="0.125333">
                <text:p>0.125333</text:p>
              </table:table-cell>
              <table:table-cell office:value-type="float" office:value="0.0941083">
                <text:p>0.0941083</text:p>
              </table:table-cell>
              <table:table-cell office:value-type="float" office:value="0.0627905">
                <text:p>0.0627905</text:p>
              </table:table-cell>
              <table:table-cell office:value-type="float" office:value="0.0314108">
                <text:p>0.0314108</text:p>
              </table:table-cell>
              <table:table-cell office:value-type="float" office:value="6.12323E-017">
                <text:p>6.12323E-017</text:p>
              </table:table-cell>
              <table:table-cell office:value-type="float" office:value="-0.0314108">
                <text:p>-0.0314108</text:p>
              </table:table-cell>
              <table:table-cell office:value-type="float" office:value="-0.0627905">
                <text:p>-0.0627905</text:p>
              </table:table-cell>
              <table:table-cell office:value-type="float" office:value="-0.0941083">
                <text:p>-0.0941083</text:p>
              </table:table-cell>
              <table:table-cell office:value-type="float" office:value="-0.125333">
                <text:p>-0.125333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187381">
                <text:p>-0.187381</text:p>
              </table:table-cell>
              <table:table-cell office:value-type="float" office:value="-0.218143">
                <text:p>-0.218143</text:p>
              </table:table-cell>
              <table:table-cell office:value-type="float" office:value="-0.24869">
                <text:p>-0.24869</text:p>
              </table:table-cell>
              <table:table-cell office:value-type="float" office:value="-0.278991">
                <text:p>-0.278991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338738">
                <text:p>-0.338738</text:p>
              </table:table-cell>
              <table:table-cell office:value-type="float" office:value="-0.368125">
                <text:p>-0.368125</text:p>
              </table:table-cell>
              <table:table-cell office:value-type="float" office:value="-0.397148">
                <text:p>-0.397148</text:p>
              </table:table-cell>
              <table:table-cell office:value-type="float" office:value="-0.425779">
                <text:p>-0.425779</text:p>
              </table:table-cell>
              <table:table-cell office:value-type="float" office:value="-0.45399">
                <text:p>-0.45399</text:p>
              </table:table-cell>
              <table:table-cell office:value-type="float" office:value="-0.481754">
                <text:p>-0.481754</text:p>
              </table:table-cell>
              <table:table-cell office:value-type="float" office:value="-0.509041">
                <text:p>-0.509041</text:p>
              </table:table-cell>
              <table:table-cell office:value-type="float" office:value="-0.535827">
                <text:p>-0.535827</text:p>
              </table:table-cell>
              <table:table-cell office:value-type="float" office:value="-0.562083">
                <text:p>-0.562083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612907">
                <text:p>-0.612907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61312">
                <text:p>-0.661312</text:p>
              </table:table-cell>
              <table:table-cell office:value-type="float" office:value="-0.684547">
                <text:p>-0.684547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728969">
                <text:p>-0.728969</text:p>
              </table:table-cell>
              <table:table-cell office:value-type="float" office:value="-0.750111">
                <text:p>-0.750111</text:p>
              </table:table-cell>
              <table:table-cell office:value-type="float" office:value="-0.770513">
                <text:p>-0.770513</text:p>
              </table:table-cell>
              <table:table-cell office:value-type="float" office:value="-0.790155">
                <text:p>-0.790155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827081">
                <text:p>-0.827081</text:p>
              </table:table-cell>
              <table:table-cell office:value-type="float" office:value="-0.844328">
                <text:p>-0.844328</text:p>
              </table:table-cell>
              <table:table-cell office:value-type="float" office:value="-0.860742">
                <text:p>-0.860742</text:p>
              </table:table-cell>
              <table:table-cell office:value-type="float" office:value="-0.876307">
                <text:p>-0.876307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904827">
                <text:p>-0.904827</text:p>
              </table:table-cell>
              <table:table-cell office:value-type="float" office:value="-0.917755">
                <text:p>-0.917755</text:p>
              </table:table-cell>
              <table:table-cell office:value-type="float" office:value="-0.929776">
                <text:p>-0.929776</text:p>
              </table:table-cell>
              <table:table-cell office:value-type="float" office:value="-0.940881">
                <text:p>-0.940881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960294">
                <text:p>-0.960294</text:p>
              </table:table-cell>
              <table:table-cell office:value-type="float" office:value="-0.968583">
                <text:p>-0.968583</text:p>
              </table:table-cell>
              <table:table-cell office:value-type="float" office:value="-0.975917">
                <text:p>-0.975917</text:p>
              </table:table-cell>
              <table:table-cell office:value-type="float" office:value="-0.982287">
                <text:p>-0.982287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992115">
                <text:p>-0.992115</text:p>
              </table:table-cell>
              <table:table-cell office:value-type="float" office:value="-0.995562">
                <text:p>-0.995562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999507">
                <text:p>-0.999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.200461</text:p>
                <draw:g>
                  <svg:desc>MaxwellEquation4_2.A13:MaxwellEquation4_2.A13</svg:desc>
                </draw:g>
              </table:table-cell>
              <table:table-cell office:value-type="float" office:value="0.820337">
                <text:p>0.820337</text:p>
                <draw:g>
                  <svg:desc>MaxwellEquation4_2.B13:MaxwellEquation4_2.CX13</svg:desc>
                </draw:g>
              </table:table-cell>
              <table:table-cell office:value-type="float" office:value="0.819937">
                <text:p>0.819937</text:p>
              </table:table-cell>
              <table:table-cell office:value-type="float" office:value="0.818719">
                <text:p>0.818719</text:p>
              </table:table-cell>
              <table:table-cell office:value-type="float" office:value="0.816701">
                <text:p>0.816701</text:p>
              </table:table-cell>
              <table:table-cell office:value-type="float" office:value="0.813869">
                <text:p>0.813869</text:p>
              </table:table-cell>
              <table:table-cell office:value-type="float" office:value="0.810242">
                <text:p>0.810242</text:p>
              </table:table-cell>
              <table:table-cell office:value-type="float" office:value="0.805808">
                <text:p>0.805808</text:p>
              </table:table-cell>
              <table:table-cell office:value-type="float" office:value="0.800585">
                <text:p>0.800585</text:p>
              </table:table-cell>
              <table:table-cell office:value-type="float" office:value="0.794566">
                <text:p>0.794566</text:p>
              </table:table-cell>
              <table:table-cell office:value-type="float" office:value="0.787769">
                <text:p>0.787769</text:p>
              </table:table-cell>
              <table:table-cell office:value-type="float" office:value="0.780189">
                <text:p>0.780189</text:p>
              </table:table-cell>
              <table:table-cell office:value-type="float" office:value="0.771844">
                <text:p>0.771844</text:p>
              </table:table-cell>
              <table:table-cell office:value-type="float" office:value="0.762732">
                <text:p>0.762732</text:p>
              </table:table-cell>
              <table:table-cell office:value-type="float" office:value="0.752872">
                <text:p>0.752872</text:p>
              </table:table-cell>
              <table:table-cell office:value-type="float" office:value="0.742266">
                <text:p>0.742266</text:p>
              </table:table-cell>
              <table:table-cell office:value-type="float" office:value="0.73093">
                <text:p>0.73093</text:p>
              </table:table-cell>
              <table:table-cell office:value-type="float" office:value="0.71887">
                <text:p>0.71887</text:p>
              </table:table-cell>
              <table:table-cell office:value-type="float" office:value="0.706102">
                <text:p>0.706102</text:p>
              </table:table-cell>
              <table:table-cell office:value-type="float" office:value="0.692637">
                <text:p>0.692637</text:p>
              </table:table-cell>
              <table:table-cell office:value-type="float" office:value="0.678489">
                <text:p>0.678489</text:p>
              </table:table-cell>
              <table:table-cell office:value-type="float" office:value="0.66367">
                <text:p>0.66367</text:p>
              </table:table-cell>
              <table:table-cell office:value-type="float" office:value="0.648197">
                <text:p>0.648197</text:p>
              </table:table-cell>
              <table:table-cell office:value-type="float" office:value="0.632084">
                <text:p>0.632084</text:p>
              </table:table-cell>
              <table:table-cell office:value-type="float" office:value="0.615347">
                <text:p>0.615347</text:p>
              </table:table-cell>
              <table:table-cell office:value-type="float" office:value="0.598003">
                <text:p>0.598003</text:p>
              </table:table-cell>
              <table:table-cell office:value-type="float" office:value="0.580069">
                <text:p>0.580069</text:p>
              </table:table-cell>
              <table:table-cell office:value-type="float" office:value="0.561562">
                <text:p>0.561562</text:p>
              </table:table-cell>
              <table:table-cell office:value-type="float" office:value="0.542502">
                <text:p>0.542502</text:p>
              </table:table-cell>
              <table:table-cell office:value-type="float" office:value="0.522905">
                <text:p>0.522905</text:p>
              </table:table-cell>
              <table:table-cell office:value-type="float" office:value="0.502793">
                <text:p>0.502793</text:p>
              </table:table-cell>
              <table:table-cell office:value-type="float" office:value="0.482185">
                <text:p>0.482185</text:p>
              </table:table-cell>
              <table:table-cell office:value-type="float" office:value="0.4611">
                <text:p>0.4611</text:p>
              </table:table-cell>
              <table:table-cell office:value-type="float" office:value="0.439561">
                <text:p>0.439561</text:p>
              </table:table-cell>
              <table:table-cell office:value-type="float" office:value="0.417588">
                <text:p>0.417588</text:p>
              </table:table-cell>
              <table:table-cell office:value-type="float" office:value="0.395203">
                <text:p>0.395203</text:p>
              </table:table-cell>
              <table:table-cell office:value-type="float" office:value="0.372427">
                <text:p>0.372427</text:p>
              </table:table-cell>
              <table:table-cell office:value-type="float" office:value="0.349284">
                <text:p>0.349284</text:p>
              </table:table-cell>
              <table:table-cell office:value-type="float" office:value="0.325797">
                <text:p>0.325797</text:p>
              </table:table-cell>
              <table:table-cell office:value-type="float" office:value="0.301988">
                <text:p>0.301988</text:p>
              </table:table-cell>
              <table:table-cell office:value-type="float" office:value="0.277881">
                <text:p>0.277881</text:p>
              </table:table-cell>
              <table:table-cell office:value-type="float" office:value="0.253499">
                <text:p>0.253499</text:p>
              </table:table-cell>
              <table:table-cell office:value-type="float" office:value="0.228868">
                <text:p>0.228868</text:p>
              </table:table-cell>
              <table:table-cell office:value-type="float" office:value="0.204011">
                <text:p>0.204011</text:p>
              </table:table-cell>
              <table:table-cell office:value-type="float" office:value="0.178952">
                <text:p>0.178952</text:p>
              </table:table-cell>
              <table:table-cell office:value-type="float" office:value="0.153717">
                <text:p>0.153717</text:p>
              </table:table-cell>
              <table:table-cell office:value-type="float" office:value="0.12833">
                <text:p>0.12833</text:p>
              </table:table-cell>
              <table:table-cell office:value-type="float" office:value="0.102816">
                <text:p>0.102816</text:p>
              </table:table-cell>
              <table:table-cell office:value-type="float" office:value="0.077201">
                <text:p>0.077201</text:p>
              </table:table-cell>
              <table:table-cell office:value-type="float" office:value="0.0515097">
                <text:p>0.0515097</text:p>
              </table:table-cell>
              <table:table-cell office:value-type="float" office:value="0.0257675">
                <text:p>0.0257675</text:p>
              </table:table-cell>
              <table:table-cell office:value-type="float" office:value="-1.49758E-016">
                <text:p>-1.49758E-016</text:p>
              </table:table-cell>
              <table:table-cell office:value-type="float" office:value="-0.0257675">
                <text:p>-0.0257675</text:p>
              </table:table-cell>
              <table:table-cell office:value-type="float" office:value="-0.0515097">
                <text:p>-0.0515097</text:p>
              </table:table-cell>
              <table:table-cell office:value-type="float" office:value="-0.077201">
                <text:p>-0.077201</text:p>
              </table:table-cell>
              <table:table-cell office:value-type="float" office:value="-0.102816">
                <text:p>-0.102816</text:p>
              </table:table-cell>
              <table:table-cell office:value-type="float" office:value="-0.12833">
                <text:p>-0.12833</text:p>
              </table:table-cell>
              <table:table-cell office:value-type="float" office:value="-0.153717">
                <text:p>-0.153717</text:p>
              </table:table-cell>
              <table:table-cell office:value-type="float" office:value="-0.178952">
                <text:p>-0.178952</text:p>
              </table:table-cell>
              <table:table-cell office:value-type="float" office:value="-0.204011">
                <text:p>-0.204011</text:p>
              </table:table-cell>
              <table:table-cell office:value-type="float" office:value="-0.228868">
                <text:p>-0.228868</text:p>
              </table:table-cell>
              <table:table-cell office:value-type="float" office:value="-0.253499">
                <text:p>-0.253499</text:p>
              </table:table-cell>
              <table:table-cell office:value-type="float" office:value="-0.277881">
                <text:p>-0.277881</text:p>
              </table:table-cell>
              <table:table-cell office:value-type="float" office:value="-0.301988">
                <text:p>-0.301988</text:p>
              </table:table-cell>
              <table:table-cell office:value-type="float" office:value="-0.325797">
                <text:p>-0.325797</text:p>
              </table:table-cell>
              <table:table-cell office:value-type="float" office:value="-0.349284">
                <text:p>-0.349284</text:p>
              </table:table-cell>
              <table:table-cell office:value-type="float" office:value="-0.372427">
                <text:p>-0.372427</text:p>
              </table:table-cell>
              <table:table-cell office:value-type="float" office:value="-0.395203">
                <text:p>-0.395203</text:p>
              </table:table-cell>
              <table:table-cell office:value-type="float" office:value="-0.417588">
                <text:p>-0.417588</text:p>
              </table:table-cell>
              <table:table-cell office:value-type="float" office:value="-0.439561">
                <text:p>-0.439561</text:p>
              </table:table-cell>
              <table:table-cell office:value-type="float" office:value="-0.4611">
                <text:p>-0.4611</text:p>
              </table:table-cell>
              <table:table-cell office:value-type="float" office:value="-0.482185">
                <text:p>-0.482185</text:p>
              </table:table-cell>
              <table:table-cell office:value-type="float" office:value="-0.502793">
                <text:p>-0.502793</text:p>
              </table:table-cell>
              <table:table-cell office:value-type="float" office:value="-0.522905">
                <text:p>-0.522905</text:p>
              </table:table-cell>
              <table:table-cell office:value-type="float" office:value="-0.542502">
                <text:p>-0.542502</text:p>
              </table:table-cell>
              <table:table-cell office:value-type="float" office:value="-0.561562">
                <text:p>-0.561562</text:p>
              </table:table-cell>
              <table:table-cell office:value-type="float" office:value="-0.580069">
                <text:p>-0.580069</text:p>
              </table:table-cell>
              <table:table-cell office:value-type="float" office:value="-0.598003">
                <text:p>-0.598003</text:p>
              </table:table-cell>
              <table:table-cell office:value-type="float" office:value="-0.615347">
                <text:p>-0.615347</text:p>
              </table:table-cell>
              <table:table-cell office:value-type="float" office:value="-0.632084">
                <text:p>-0.632084</text:p>
              </table:table-cell>
              <table:table-cell office:value-type="float" office:value="-0.648197">
                <text:p>-0.648197</text:p>
              </table:table-cell>
              <table:table-cell office:value-type="float" office:value="-0.66367">
                <text:p>-0.66367</text:p>
              </table:table-cell>
              <table:table-cell office:value-type="float" office:value="-0.678489">
                <text:p>-0.678489</text:p>
              </table:table-cell>
              <table:table-cell office:value-type="float" office:value="-0.692637">
                <text:p>-0.692637</text:p>
              </table:table-cell>
              <table:table-cell office:value-type="float" office:value="-0.706102">
                <text:p>-0.706102</text:p>
              </table:table-cell>
              <table:table-cell office:value-type="float" office:value="-0.71887">
                <text:p>-0.71887</text:p>
              </table:table-cell>
              <table:table-cell office:value-type="float" office:value="-0.73093">
                <text:p>-0.73093</text:p>
              </table:table-cell>
              <table:table-cell office:value-type="float" office:value="-0.742266">
                <text:p>-0.742266</text:p>
              </table:table-cell>
              <table:table-cell office:value-type="float" office:value="-0.752872">
                <text:p>-0.752872</text:p>
              </table:table-cell>
              <table:table-cell office:value-type="float" office:value="-0.762732">
                <text:p>-0.762732</text:p>
              </table:table-cell>
              <table:table-cell office:value-type="float" office:value="-0.771844">
                <text:p>-0.771844</text:p>
              </table:table-cell>
              <table:table-cell office:value-type="float" office:value="-0.780189">
                <text:p>-0.780189</text:p>
              </table:table-cell>
              <table:table-cell office:value-type="float" office:value="-0.787769">
                <text:p>-0.787769</text:p>
              </table:table-cell>
              <table:table-cell office:value-type="float" office:value="-0.794566">
                <text:p>-0.794566</text:p>
              </table:table-cell>
              <table:table-cell office:value-type="float" office:value="-0.800585">
                <text:p>-0.800585</text:p>
              </table:table-cell>
              <table:table-cell office:value-type="float" office:value="-0.805808">
                <text:p>-0.805808</text:p>
              </table:table-cell>
              <table:table-cell office:value-type="float" office:value="-0.810242">
                <text:p>-0.810242</text:p>
              </table:table-cell>
              <table:table-cell office:value-type="float" office:value="-0.813869">
                <text:p>-0.813869</text:p>
              </table:table-cell>
              <table:table-cell office:value-type="float" office:value="-0.816701">
                <text:p>-0.816701</text:p>
              </table:table-cell>
              <table:table-cell office:value-type="float" office:value="-0.818719">
                <text:p>-0.818719</text:p>
              </table:table-cell>
              <table:table-cell office:value-type="float" office:value="-0.819937">
                <text:p>-0.819937</text:p>
              </table:table-cell>
              <table:table-cell office:value-type="float" office:value="-0.820337">
                <text:p>-0.820337</text:p>
              </table:table-cell>
            </table:table-row>
            <table:table-row>
              <table:table-cell office:value-type="string">
                <text:p>0.415779</text:p>
                <draw:g>
                  <svg:desc>MaxwellEquation4_2.A25:MaxwellEquation4_2.A25</svg:desc>
                </draw:g>
              </table:table-cell>
              <table:table-cell office:value-type="float" office:value="0.351429">
                <text:p>0.351429</text:p>
                <draw:g>
                  <svg:desc>MaxwellEquation4_2.B25:MaxwellEquation4_2.CX25</svg:desc>
                </draw:g>
              </table:table-cell>
              <table:table-cell office:value-type="float" office:value="0.351263">
                <text:p>0.351263</text:p>
              </table:table-cell>
              <table:table-cell office:value-type="float" office:value="0.350736">
                <text:p>0.350736</text:p>
              </table:table-cell>
              <table:table-cell office:value-type="float" office:value="0.349876">
                <text:p>0.349876</text:p>
              </table:table-cell>
              <table:table-cell office:value-type="float" office:value="0.348658">
                <text:p>0.348658</text:p>
              </table:table-cell>
              <table:table-cell office:value-type="float" office:value="0.347109">
                <text:p>0.347109</text:p>
              </table:table-cell>
              <table:table-cell office:value-type="float" office:value="0.345205">
                <text:p>0.345205</text:p>
              </table:table-cell>
              <table:table-cell office:value-type="float" office:value="0.342972">
                <text:p>0.342972</text:p>
              </table:table-cell>
              <table:table-cell office:value-type="float" office:value="0.340389">
                <text:p>0.340389</text:p>
              </table:table-cell>
              <table:table-cell office:value-type="float" office:value="0.337482">
                <text:p>0.337482</text:p>
              </table:table-cell>
              <table:table-cell office:value-type="float" office:value="0.33423">
                <text:p>0.33423</text:p>
              </table:table-cell>
              <table:table-cell office:value-type="float" office:value="0.33066">
                <text:p>0.33066</text:p>
              </table:table-cell>
              <table:table-cell office:value-type="float" office:value="0.326752">
                <text:p>0.326752</text:p>
              </table:table-cell>
              <table:table-cell office:value-type="float" office:value="0.322532">
                <text:p>0.322532</text:p>
              </table:table-cell>
              <table:table-cell office:value-type="float" office:value="0.317984">
                <text:p>0.317984</text:p>
              </table:table-cell>
              <table:table-cell office:value-type="float" office:value="0.313132">
                <text:p>0.313132</text:p>
              </table:table-cell>
              <table:table-cell office:value-type="float" office:value="0.307961">
                <text:p>0.307961</text:p>
              </table:table-cell>
              <table:table-cell office:value-type="float" office:value="0.302496">
                <text:p>0.302496</text:p>
              </table:table-cell>
              <table:table-cell office:value-type="float" office:value="0.296723">
                <text:p>0.296723</text:p>
              </table:table-cell>
              <table:table-cell office:value-type="float" office:value="0.290666">
                <text:p>0.290666</text:p>
              </table:table-cell>
              <table:table-cell office:value-type="float" office:value="0.284314">
                <text:p>0.284314</text:p>
              </table:table-cell>
              <table:table-cell office:value-type="float" office:value="0.277689">
                <text:p>0.277689</text:p>
              </table:table-cell>
              <table:table-cell office:value-type="float" office:value="0.270782">
                <text:p>0.270782</text:p>
              </table:table-cell>
              <table:table-cell office:value-type="float" office:value="0.263616">
                <text:p>0.263616</text:p>
              </table:table-cell>
              <table:table-cell office:value-type="float" office:value="0.256182">
                <text:p>0.256182</text:p>
              </table:table-cell>
              <table:table-cell office:value-type="float" office:value="0.248503">
                <text:p>0.248503</text:p>
              </table:table-cell>
              <table:table-cell office:value-type="float" office:value="0.240571">
                <text:p>0.240571</text:p>
              </table:table-cell>
              <table:table-cell office:value-type="float" office:value="0.232409">
                <text:p>0.232409</text:p>
              </table:table-cell>
              <table:table-cell office:value-type="float" office:value="0.224011">
                <text:p>0.224011</text:p>
              </table:table-cell>
              <table:table-cell office:value-type="float" office:value="0.215398">
                <text:p>0.215398</text:p>
              </table:table-cell>
              <table:table-cell office:value-type="float" office:value="0.206567">
                <text:p>0.206567</text:p>
              </table:table-cell>
              <table:table-cell office:value-type="float" office:value="0.197536">
                <text:p>0.197536</text:p>
              </table:table-cell>
              <table:table-cell office:value-type="float" office:value="0.188307">
                <text:p>0.188307</text:p>
              </table:table-cell>
              <table:table-cell office:value-type="float" office:value="0.178896">
                <text:p>0.178896</text:p>
              </table:table-cell>
              <table:table-cell office:value-type="float" office:value="0.169304">
                <text:p>0.169304</text:p>
              </table:table-cell>
              <table:table-cell office:value-type="float" office:value="0.159549">
                <text:p>0.159549</text:p>
              </table:table-cell>
              <table:table-cell office:value-type="float" office:value="0.149633">
                <text:p>0.149633</text:p>
              </table:table-cell>
              <table:table-cell office:value-type="float" office:value="0.139572">
                <text:p>0.139572</text:p>
              </table:table-cell>
              <table:table-cell office:value-type="float" office:value="0.129372">
                <text:p>0.129372</text:p>
              </table:table-cell>
              <table:table-cell office:value-type="float" office:value="0.119045">
                <text:p>0.119045</text:p>
              </table:table-cell>
              <table:table-cell office:value-type="float" office:value="0.108599">
                <text:p>0.108599</text:p>
              </table:table-cell>
              <table:table-cell office:value-type="float" office:value="0.0980476">
                <text:p>0.0980476</text:p>
              </table:table-cell>
              <table:table-cell office:value-type="float" office:value="0.0873985">
                <text:p>0.0873985</text:p>
              </table:table-cell>
              <table:table-cell office:value-type="float" office:value="0.0766634">
                <text:p>0.0766634</text:p>
              </table:table-cell>
              <table:table-cell office:value-type="float" office:value="0.0658525">
                <text:p>0.0658525</text:p>
              </table:table-cell>
              <table:table-cell office:value-type="float" office:value="0.0549767">
                <text:p>0.0549767</text:p>
              </table:table-cell>
              <table:table-cell office:value-type="float" office:value="0.0440466">
                <text:p>0.0440466</text:p>
              </table:table-cell>
              <table:table-cell office:value-type="float" office:value="0.0330731">
                <text:p>0.0330731</text:p>
              </table:table-cell>
              <table:table-cell office:value-type="float" office:value="0.0220669">
                <text:p>0.0220669</text:p>
              </table:table-cell>
              <table:table-cell office:value-type="float" office:value="0.0110389">
                <text:p>0.0110389</text:p>
              </table:table-cell>
              <table:table-cell office:value-type="float" office:value="-9.58855E-017">
                <text:p>-9.58855E-017</text:p>
              </table:table-cell>
              <table:table-cell office:value-type="float" office:value="-0.0110389">
                <text:p>-0.0110389</text:p>
              </table:table-cell>
              <table:table-cell office:value-type="float" office:value="-0.0220669">
                <text:p>-0.0220669</text:p>
              </table:table-cell>
              <table:table-cell office:value-type="float" office:value="-0.0330731">
                <text:p>-0.0330731</text:p>
              </table:table-cell>
              <table:table-cell office:value-type="float" office:value="-0.0440466">
                <text:p>-0.0440466</text:p>
              </table:table-cell>
              <table:table-cell office:value-type="float" office:value="-0.0549767">
                <text:p>-0.0549767</text:p>
              </table:table-cell>
              <table:table-cell office:value-type="float" office:value="-0.0658525">
                <text:p>-0.0658525</text:p>
              </table:table-cell>
              <table:table-cell office:value-type="float" office:value="-0.0766634">
                <text:p>-0.0766634</text:p>
              </table:table-cell>
              <table:table-cell office:value-type="float" office:value="-0.0873985">
                <text:p>-0.0873985</text:p>
              </table:table-cell>
              <table:table-cell office:value-type="float" office:value="-0.0980476">
                <text:p>-0.0980476</text:p>
              </table:table-cell>
              <table:table-cell office:value-type="float" office:value="-0.108599">
                <text:p>-0.108599</text:p>
              </table:table-cell>
              <table:table-cell office:value-type="float" office:value="-0.119045">
                <text:p>-0.119045</text:p>
              </table:table-cell>
              <table:table-cell office:value-type="float" office:value="-0.129372">
                <text:p>-0.129372</text:p>
              </table:table-cell>
              <table:table-cell office:value-type="float" office:value="-0.139572">
                <text:p>-0.139572</text:p>
              </table:table-cell>
              <table:table-cell office:value-type="float" office:value="-0.149633">
                <text:p>-0.149633</text:p>
              </table:table-cell>
              <table:table-cell office:value-type="float" office:value="-0.159549">
                <text:p>-0.159549</text:p>
              </table:table-cell>
              <table:table-cell office:value-type="float" office:value="-0.169304">
                <text:p>-0.169304</text:p>
              </table:table-cell>
              <table:table-cell office:value-type="float" office:value="-0.178896">
                <text:p>-0.178896</text:p>
              </table:table-cell>
              <table:table-cell office:value-type="float" office:value="-0.188307">
                <text:p>-0.188307</text:p>
              </table:table-cell>
              <table:table-cell office:value-type="float" office:value="-0.197536">
                <text:p>-0.197536</text:p>
              </table:table-cell>
              <table:table-cell office:value-type="float" office:value="-0.206567">
                <text:p>-0.206567</text:p>
              </table:table-cell>
              <table:table-cell office:value-type="float" office:value="-0.215398">
                <text:p>-0.215398</text:p>
              </table:table-cell>
              <table:table-cell office:value-type="float" office:value="-0.224011">
                <text:p>-0.224011</text:p>
              </table:table-cell>
              <table:table-cell office:value-type="float" office:value="-0.232409">
                <text:p>-0.232409</text:p>
              </table:table-cell>
              <table:table-cell office:value-type="float" office:value="-0.240571">
                <text:p>-0.240571</text:p>
              </table:table-cell>
              <table:table-cell office:value-type="float" office:value="-0.248503">
                <text:p>-0.248503</text:p>
              </table:table-cell>
              <table:table-cell office:value-type="float" office:value="-0.256182">
                <text:p>-0.256182</text:p>
              </table:table-cell>
              <table:table-cell office:value-type="float" office:value="-0.263616">
                <text:p>-0.263616</text:p>
              </table:table-cell>
              <table:table-cell office:value-type="float" office:value="-0.270782">
                <text:p>-0.270782</text:p>
              </table:table-cell>
              <table:table-cell office:value-type="float" office:value="-0.277689">
                <text:p>-0.277689</text:p>
              </table:table-cell>
              <table:table-cell office:value-type="float" office:value="-0.284314">
                <text:p>-0.284314</text:p>
              </table:table-cell>
              <table:table-cell office:value-type="float" office:value="-0.290666">
                <text:p>-0.290666</text:p>
              </table:table-cell>
              <table:table-cell office:value-type="float" office:value="-0.296723">
                <text:p>-0.296723</text:p>
              </table:table-cell>
              <table:table-cell office:value-type="float" office:value="-0.302496">
                <text:p>-0.302496</text:p>
              </table:table-cell>
              <table:table-cell office:value-type="float" office:value="-0.307961">
                <text:p>-0.307961</text:p>
              </table:table-cell>
              <table:table-cell office:value-type="float" office:value="-0.313132">
                <text:p>-0.313132</text:p>
              </table:table-cell>
              <table:table-cell office:value-type="float" office:value="-0.317984">
                <text:p>-0.317984</text:p>
              </table:table-cell>
              <table:table-cell office:value-type="float" office:value="-0.322532">
                <text:p>-0.322532</text:p>
              </table:table-cell>
              <table:table-cell office:value-type="float" office:value="-0.326752">
                <text:p>-0.326752</text:p>
              </table:table-cell>
              <table:table-cell office:value-type="float" office:value="-0.33066">
                <text:p>-0.33066</text:p>
              </table:table-cell>
              <table:table-cell office:value-type="float" office:value="-0.33423">
                <text:p>-0.33423</text:p>
              </table:table-cell>
              <table:table-cell office:value-type="float" office:value="-0.337482">
                <text:p>-0.337482</text:p>
              </table:table-cell>
              <table:table-cell office:value-type="float" office:value="-0.340389">
                <text:p>-0.340389</text:p>
              </table:table-cell>
              <table:table-cell office:value-type="float" office:value="-0.342972">
                <text:p>-0.342972</text:p>
              </table:table-cell>
              <table:table-cell office:value-type="float" office:value="-0.345205">
                <text:p>-0.345205</text:p>
              </table:table-cell>
              <table:table-cell office:value-type="float" office:value="-0.347109">
                <text:p>-0.347109</text:p>
              </table:table-cell>
              <table:table-cell office:value-type="float" office:value="-0.348658">
                <text:p>-0.348658</text:p>
              </table:table-cell>
              <table:table-cell office:value-type="float" office:value="-0.349876">
                <text:p>-0.349876</text:p>
              </table:table-cell>
              <table:table-cell office:value-type="float" office:value="-0.350736">
                <text:p>-0.350736</text:p>
              </table:table-cell>
              <table:table-cell office:value-type="float" office:value="-0.351263">
                <text:p>-0.351263</text:p>
              </table:table-cell>
              <table:table-cell office:value-type="float" office:value="-0.351429">
                <text:p>-0.351429</text:p>
              </table:table-cell>
            </table:table-row>
            <table:table-row>
              <table:table-cell office:value-type="string">
                <text:p>0.605087</text:p>
                <draw:g>
                  <svg:desc>MaxwellEquation4_2.A36:MaxwellEquation4_2.A36</svg:desc>
                </draw:g>
              </table:table-cell>
              <table:table-cell office:value-type="float" office:value="-0.108698">
                <text:p>-0.108698</text:p>
                <draw:g>
                  <svg:desc>MaxwellEquation4_2.B36:MaxwellEquation4_2.CX36</svg:desc>
                </draw:g>
              </table:table-cell>
              <table:table-cell office:value-type="float" office:value="-0.108638">
                <text:p>-0.108638</text:p>
              </table:table-cell>
              <table:table-cell office:value-type="float" office:value="-0.108484">
                <text:p>-0.108484</text:p>
              </table:table-cell>
              <table:table-cell office:value-type="float" office:value="-0.108209">
                <text:p>-0.108209</text:p>
              </table:table-cell>
              <table:table-cell office:value-type="float" office:value="-0.107841">
                <text:p>-0.107841</text:p>
              </table:table-cell>
              <table:table-cell office:value-type="float" office:value="-0.107353">
                <text:p>-0.107353</text:p>
              </table:table-cell>
              <table:table-cell office:value-type="float" office:value="-0.106773">
                <text:p>-0.106773</text:p>
              </table:table-cell>
              <table:table-cell office:value-type="float" office:value="-0.106074">
                <text:p>-0.106074</text:p>
              </table:table-cell>
              <table:table-cell office:value-type="float" office:value="-0.105283">
                <text:p>-0.105283</text:p>
              </table:table-cell>
              <table:table-cell office:value-type="float" office:value="-0.104376">
                <text:p>-0.104376</text:p>
              </table:table-cell>
              <table:table-cell office:value-type="float" office:value="-0.103378">
                <text:p>-0.103378</text:p>
              </table:table-cell>
              <table:table-cell office:value-type="float" office:value="-0.102266">
                <text:p>-0.102266</text:p>
              </table:table-cell>
              <table:table-cell office:value-type="float" office:value="-0.101065">
                <text:p>-0.101065</text:p>
              </table:table-cell>
              <table:table-cell office:value-type="float" office:value="-0.099752">
                <text:p>-0.099752</text:p>
              </table:table-cell>
              <table:table-cell office:value-type="float" office:value="-0.0983536">
                <text:p>-0.0983536</text:p>
              </table:table-cell>
              <table:table-cell office:value-type="float" office:value="-0.0968447">
                <text:p>-0.0968447</text:p>
              </table:table-cell>
              <table:table-cell office:value-type="float" office:value="-0.0952535">
                <text:p>-0.0952535</text:p>
              </table:table-cell>
              <table:table-cell office:value-type="float" office:value="-0.0935552">
                <text:p>-0.0935552</text:p>
              </table:table-cell>
              <table:table-cell office:value-type="float" office:value="-0.0917776">
                <text:p>-0.0917776</text:p>
              </table:table-cell>
              <table:table-cell office:value-type="float" office:value="-0.0898965">
                <text:p>-0.0898965</text:p>
              </table:table-cell>
              <table:table-cell office:value-type="float" office:value="-0.0879394">
                <text:p>-0.0879394</text:p>
              </table:table-cell>
              <table:table-cell office:value-type="float" office:value="-0.085883">
                <text:p>-0.085883</text:p>
              </table:table-cell>
              <table:table-cell office:value-type="float" office:value="-0.0837542">
                <text:p>-0.0837542</text:p>
              </table:table-cell>
              <table:table-cell office:value-type="float" office:value="-0.0815306">
                <text:p>-0.0815306</text:p>
              </table:table-cell>
              <table:table-cell office:value-type="float" office:value="-0.0792385">
                <text:p>-0.0792385</text:p>
              </table:table-cell>
              <table:table-cell office:value-type="float" office:value="-0.0768564">
                <text:p>-0.0768564</text:p>
              </table:table-cell>
              <table:table-cell office:value-type="float" office:value="-0.07441">
                <text:p>-0.07441</text:p>
              </table:table-cell>
              <table:table-cell office:value-type="float" office:value="-0.0718789">
                <text:p>-0.0718789</text:p>
              </table:table-cell>
              <table:table-cell office:value-type="float" office:value="-0.0692879">
                <text:p>-0.0692879</text:p>
              </table:table-cell>
              <table:table-cell office:value-type="float" office:value="-0.0666177">
                <text:p>-0.0666177</text:p>
              </table:table-cell>
              <table:table-cell office:value-type="float" office:value="-0.0638924">
                <text:p>-0.0638924</text:p>
              </table:table-cell>
              <table:table-cell office:value-type="float" office:value="-0.0610936">
                <text:p>-0.0610936</text:p>
              </table:table-cell>
              <table:table-cell office:value-type="float" office:value="-0.0582447">
                <text:p>-0.0582447</text:p>
              </table:table-cell>
              <table:table-cell office:value-type="float" office:value="-0.0553284">
                <text:p>-0.0553284</text:p>
              </table:table-cell>
              <table:table-cell office:value-type="float" office:value="-0.0523671">
                <text:p>-0.0523671</text:p>
              </table:table-cell>
              <table:table-cell office:value-type="float" office:value="-0.0493449">
                <text:p>-0.0493449</text:p>
              </table:table-cell>
              <table:table-cell office:value-type="float" office:value="-0.0462829">
                <text:p>-0.0462829</text:p>
              </table:table-cell>
              <table:table-cell office:value-type="float" office:value="-0.0431666">
                <text:p>-0.0431666</text:p>
              </table:table-cell>
              <table:table-cell office:value-type="float" office:value="-0.0400159">
                <text:p>-0.0400159</text:p>
              </table:table-cell>
              <table:table-cell office:value-type="float" office:value="-0.0368179">
                <text:p>-0.0368179</text:p>
              </table:table-cell>
              <table:table-cell office:value-type="float" office:value="-0.033591">
                <text:p>-0.033591</text:p>
              </table:table-cell>
              <table:table-cell office:value-type="float" office:value="-0.0303239">
                <text:p>-0.0303239</text:p>
              </table:table-cell>
              <table:table-cell office:value-type="float" office:value="-0.0270334">
                <text:p>-0.0270334</text:p>
              </table:table-cell>
              <table:table-cell office:value-type="float" office:value="-0.0237103">
                <text:p>-0.0237103</text:p>
              </table:table-cell>
              <table:table-cell office:value-type="float" office:value="-0.020369">
                <text:p>-0.020369</text:p>
              </table:table-cell>
              <table:table-cell office:value-type="float" office:value="-0.0170031">
                <text:p>-0.0170031</text:p>
              </table:table-cell>
              <table:table-cell office:value-type="float" office:value="-0.0136241">
                <text:p>-0.0136241</text:p>
              </table:table-cell>
              <table:table-cell office:value-type="float" office:value="-0.0102288">
                <text:p>-0.0102288</text:p>
              </table:table-cell>
              <table:table-cell office:value-type="float" office:value="-0.00682546">
                <text:p>-0.00682546</text:p>
              </table:table-cell>
              <table:table-cell office:value-type="float" office:value="-0.00341408">
                <text:p>-0.00341408</text:p>
              </table:table-cell>
              <table:table-cell office:value-type="float" office:value="1.99905E-016">
                <text:p>1.99905E-016</text:p>
              </table:table-cell>
              <table:table-cell office:value-type="float" office:value="0.00341408">
                <text:p>0.00341408</text:p>
              </table:table-cell>
              <table:table-cell office:value-type="float" office:value="0.00682546">
                <text:p>0.00682546</text:p>
              </table:table-cell>
              <table:table-cell office:value-type="float" office:value="0.0102288">
                <text:p>0.0102288</text:p>
              </table:table-cell>
              <table:table-cell office:value-type="float" office:value="0.0136241">
                <text:p>0.0136241</text:p>
              </table:table-cell>
              <table:table-cell office:value-type="float" office:value="0.0170031">
                <text:p>0.0170031</text:p>
              </table:table-cell>
              <table:table-cell office:value-type="float" office:value="0.020369">
                <text:p>0.020369</text:p>
              </table:table-cell>
              <table:table-cell office:value-type="float" office:value="0.0237103">
                <text:p>0.0237103</text:p>
              </table:table-cell>
              <table:table-cell office:value-type="float" office:value="0.0270334">
                <text:p>0.0270334</text:p>
              </table:table-cell>
              <table:table-cell office:value-type="float" office:value="0.0303239">
                <text:p>0.0303239</text:p>
              </table:table-cell>
              <table:table-cell office:value-type="float" office:value="0.033591">
                <text:p>0.033591</text:p>
              </table:table-cell>
              <table:table-cell office:value-type="float" office:value="0.0368179">
                <text:p>0.0368179</text:p>
              </table:table-cell>
              <table:table-cell office:value-type="float" office:value="0.0400159">
                <text:p>0.0400159</text:p>
              </table:table-cell>
              <table:table-cell office:value-type="float" office:value="0.0431666">
                <text:p>0.0431666</text:p>
              </table:table-cell>
              <table:table-cell office:value-type="float" office:value="0.0462829">
                <text:p>0.0462829</text:p>
              </table:table-cell>
              <table:table-cell office:value-type="float" office:value="0.0493449">
                <text:p>0.0493449</text:p>
              </table:table-cell>
              <table:table-cell office:value-type="float" office:value="0.0523671">
                <text:p>0.0523671</text:p>
              </table:table-cell>
              <table:table-cell office:value-type="float" office:value="0.0553284">
                <text:p>0.0553284</text:p>
              </table:table-cell>
              <table:table-cell office:value-type="float" office:value="0.0582447">
                <text:p>0.0582447</text:p>
              </table:table-cell>
              <table:table-cell office:value-type="float" office:value="0.0610936">
                <text:p>0.0610936</text:p>
              </table:table-cell>
              <table:table-cell office:value-type="float" office:value="0.0638924">
                <text:p>0.0638924</text:p>
              </table:table-cell>
              <table:table-cell office:value-type="float" office:value="0.0666177">
                <text:p>0.0666177</text:p>
              </table:table-cell>
              <table:table-cell office:value-type="float" office:value="0.0692879">
                <text:p>0.0692879</text:p>
              </table:table-cell>
              <table:table-cell office:value-type="float" office:value="0.0718789">
                <text:p>0.0718789</text:p>
              </table:table-cell>
              <table:table-cell office:value-type="float" office:value="0.07441">
                <text:p>0.07441</text:p>
              </table:table-cell>
              <table:table-cell office:value-type="float" office:value="0.0768564">
                <text:p>0.0768564</text:p>
              </table:table-cell>
              <table:table-cell office:value-type="float" office:value="0.0792385">
                <text:p>0.0792385</text:p>
              </table:table-cell>
              <table:table-cell office:value-type="float" office:value="0.0815306">
                <text:p>0.0815306</text:p>
              </table:table-cell>
              <table:table-cell office:value-type="float" office:value="0.0837542">
                <text:p>0.0837542</text:p>
              </table:table-cell>
              <table:table-cell office:value-type="float" office:value="0.085883">
                <text:p>0.085883</text:p>
              </table:table-cell>
              <table:table-cell office:value-type="float" office:value="0.0879394">
                <text:p>0.0879394</text:p>
              </table:table-cell>
              <table:table-cell office:value-type="float" office:value="0.0898965">
                <text:p>0.0898965</text:p>
              </table:table-cell>
              <table:table-cell office:value-type="float" office:value="0.0917776">
                <text:p>0.0917776</text:p>
              </table:table-cell>
              <table:table-cell office:value-type="float" office:value="0.0935552">
                <text:p>0.0935552</text:p>
              </table:table-cell>
              <table:table-cell office:value-type="float" office:value="0.0952535">
                <text:p>0.0952535</text:p>
              </table:table-cell>
              <table:table-cell office:value-type="float" office:value="0.0968447">
                <text:p>0.0968447</text:p>
              </table:table-cell>
              <table:table-cell office:value-type="float" office:value="0.0983536">
                <text:p>0.0983536</text:p>
              </table:table-cell>
              <table:table-cell office:value-type="float" office:value="0.099752">
                <text:p>0.099752</text:p>
              </table:table-cell>
              <table:table-cell office:value-type="float" office:value="0.101065">
                <text:p>0.101065</text:p>
              </table:table-cell>
              <table:table-cell office:value-type="float" office:value="0.102266">
                <text:p>0.102266</text:p>
              </table:table-cell>
              <table:table-cell office:value-type="float" office:value="0.103378">
                <text:p>0.103378</text:p>
              </table:table-cell>
              <table:table-cell office:value-type="float" office:value="0.104376">
                <text:p>0.104376</text:p>
              </table:table-cell>
              <table:table-cell office:value-type="float" office:value="0.105283">
                <text:p>0.105283</text:p>
              </table:table-cell>
              <table:table-cell office:value-type="float" office:value="0.106074">
                <text:p>0.106074</text:p>
              </table:table-cell>
              <table:table-cell office:value-type="float" office:value="0.106773">
                <text:p>0.106773</text:p>
              </table:table-cell>
              <table:table-cell office:value-type="float" office:value="0.107353">
                <text:p>0.107353</text:p>
              </table:table-cell>
              <table:table-cell office:value-type="float" office:value="0.107841">
                <text:p>0.107841</text:p>
              </table:table-cell>
              <table:table-cell office:value-type="float" office:value="0.108209">
                <text:p>0.108209</text:p>
              </table:table-cell>
              <table:table-cell office:value-type="float" office:value="0.108484">
                <text:p>0.108484</text:p>
              </table:table-cell>
              <table:table-cell office:value-type="float" office:value="0.108638">
                <text:p>0.108638</text:p>
              </table:table-cell>
              <table:table-cell office:value-type="float" office:value="0.108698">
                <text:p>0.108698</text:p>
              </table:table-cell>
            </table:table-row>
            <table:table-row>
              <table:table-cell office:value-type="string">
                <text:p>0.804803</text:p>
                <draw:g>
                  <svg:desc>MaxwellEquation4_2.A49:MaxwellEquation4_2.A49</svg:desc>
                </draw:g>
              </table:table-cell>
              <table:table-cell office:value-type="float" office:value="-0.469121">
                <text:p>-0.469121</text:p>
                <draw:g>
                  <svg:desc>MaxwellEquation4_2.B49:MaxwellEquation4_2.CX49</svg:desc>
                </draw:g>
              </table:table-cell>
              <table:table-cell office:value-type="float" office:value="-0.468886">
                <text:p>-0.468886</text:p>
              </table:table-cell>
              <table:table-cell office:value-type="float" office:value="-0.468197">
                <text:p>-0.468197</text:p>
              </table:table-cell>
              <table:table-cell office:value-type="float" office:value="-0.467035">
                <text:p>-0.467035</text:p>
              </table:table-cell>
              <table:table-cell office:value-type="float" office:value="-0.465423">
                <text:p>-0.465423</text:p>
              </table:table-cell>
              <table:table-cell office:value-type="float" office:value="-0.463341">
                <text:p>-0.463341</text:p>
              </table:table-cell>
              <table:table-cell office:value-type="float" office:value="-0.460813">
                <text:p>-0.460813</text:p>
              </table:table-cell>
              <table:table-cell office:value-type="float" office:value="-0.457819">
                <text:p>-0.457819</text:p>
              </table:table-cell>
              <table:table-cell office:value-type="float" office:value="-0.454384">
                <text:p>-0.454384</text:p>
              </table:table-cell>
              <table:table-cell office:value-type="float" office:value="-0.45049">
                <text:p>-0.45049</text:p>
              </table:table-cell>
              <table:table-cell office:value-type="float" office:value="-0.446163">
                <text:p>-0.446163</text:p>
              </table:table-cell>
              <table:table-cell office:value-type="float" office:value="-0.441383">
                <text:p>-0.441383</text:p>
              </table:table-cell>
              <table:table-cell office:value-type="float" office:value="-0.43618">
                <text:p>-0.43618</text:p>
              </table:table-cell>
              <table:table-cell office:value-type="float" office:value="-0.430534">
                <text:p>-0.430534</text:p>
              </table:table-cell>
              <table:table-cell office:value-type="float" office:value="-0.424476">
                <text:p>-0.424476</text:p>
              </table:table-cell>
              <table:table-cell office:value-type="float" office:value="-0.417986">
                <text:p>-0.417986</text:p>
              </table:table-cell>
              <table:table-cell office:value-type="float" office:value="-0.411096">
                <text:p>-0.411096</text:p>
              </table:table-cell>
              <table:table-cell office:value-type="float" office:value="-0.403789">
                <text:p>-0.403789</text:p>
              </table:table-cell>
              <table:table-cell office:value-type="float" office:value="-0.396095">
                <text:p>-0.396095</text:p>
              </table:table-cell>
              <table:table-cell office:value-type="float" office:value="-0.387998">
                <text:p>-0.387998</text:p>
              </table:table-cell>
              <table:table-cell office:value-type="float" office:value="-0.37953">
                <text:p>-0.37953</text:p>
              </table:table-cell>
              <table:table-cell office:value-type="float" office:value="-0.370675">
                <text:p>-0.370675</text:p>
              </table:table-cell>
              <table:table-cell office:value-type="float" office:value="-0.361467">
                <text:p>-0.361467</text:p>
              </table:table-cell>
              <table:table-cell office:value-type="float" office:value="-0.35189">
                <text:p>-0.35189</text:p>
              </table:table-cell>
              <table:table-cell office:value-type="float" office:value="-0.341977">
                <text:p>-0.341977</text:p>
              </table:table-cell>
              <table:table-cell office:value-type="float" office:value="-0.331716">
                <text:p>-0.331716</text:p>
              </table:table-cell>
              <table:table-cell office:value-type="float" office:value="-0.321138">
                <text:p>-0.321138</text:p>
              </table:table-cell>
              <table:table-cell office:value-type="float" office:value="-0.310233">
                <text:p>-0.310233</text:p>
              </table:table-cell>
              <table:table-cell office:value-type="float" office:value="-0.299031">
                <text:p>-0.299031</text:p>
              </table:table-cell>
              <table:table-cell office:value-type="float" office:value="-0.287525">
                <text:p>-0.287525</text:p>
              </table:table-cell>
              <table:table-cell office:value-type="float" office:value="-0.275744">
                <text:p>-0.275744</text:p>
              </table:table-cell>
              <table:table-cell office:value-type="float" office:value="-0.263683">
                <text:p>-0.263683</text:p>
              </table:table-cell>
              <table:table-cell office:value-type="float" office:value="-0.251369">
                <text:p>-0.251369</text:p>
              </table:table-cell>
              <table:table-cell office:value-type="float" office:value="-0.2388">
                <text:p>-0.2388</text:p>
              </table:table-cell>
              <table:table-cell office:value-type="float" office:value="-0.226003">
                <text:p>-0.226003</text:p>
              </table:table-cell>
              <table:table-cell office:value-type="float" office:value="-0.212975">
                <text:p>-0.212975</text:p>
              </table:table-cell>
              <table:table-cell office:value-type="float" office:value="-0.199744">
                <text:p>-0.199744</text:p>
              </table:table-cell>
              <table:table-cell office:value-type="float" office:value="-0.186309">
                <text:p>-0.186309</text:p>
              </table:table-cell>
              <table:table-cell office:value-type="float" office:value="-0.172696">
                <text:p>-0.172696</text:p>
              </table:table-cell>
              <table:table-cell office:value-type="float" office:value="-0.158908">
                <text:p>-0.158908</text:p>
              </table:table-cell>
              <table:table-cell office:value-type="float" office:value="-0.144967">
                <text:p>-0.144967</text:p>
              </table:table-cell>
              <table:table-cell office:value-type="float" office:value="-0.130879">
                <text:p>-0.130879</text:p>
              </table:table-cell>
              <table:table-cell office:value-type="float" office:value="-0.116667">
                <text:p>-0.116667</text:p>
              </table:table-cell>
              <table:table-cell office:value-type="float" office:value="-0.102335">
                <text:p>-0.102335</text:p>
              </table:table-cell>
              <table:table-cell office:value-type="float" office:value="-0.0879052">
                <text:p>-0.0879052</text:p>
              </table:table-cell>
              <table:table-cell office:value-type="float" office:value="-0.0733861">
                <text:p>-0.0733861</text:p>
              </table:table-cell>
              <table:table-cell office:value-type="float" office:value="-0.0587969">
                <text:p>-0.0587969</text:p>
              </table:table-cell>
              <table:table-cell office:value-type="float" office:value="-0.0441478">
                <text:p>-0.0441478</text:p>
              </table:table-cell>
              <table:table-cell office:value-type="float" office:value="-0.0294565">
                <text:p>-0.0294565</text:p>
              </table:table-cell>
              <table:table-cell office:value-type="float" office:value="-0.0147353">
                <text:p>-0.0147353</text:p>
              </table:table-cell>
              <table:table-cell office:value-type="float" office:value="2.42348E-016">
                <text:p>2.42348E-016</text:p>
              </table:table-cell>
              <table:table-cell office:value-type="float" office:value="0.0147353">
                <text:p>0.0147353</text:p>
              </table:table-cell>
              <table:table-cell office:value-type="float" office:value="0.0294565">
                <text:p>0.0294565</text:p>
              </table:table-cell>
              <table:table-cell office:value-type="float" office:value="0.0441478">
                <text:p>0.0441478</text:p>
              </table:table-cell>
              <table:table-cell office:value-type="float" office:value="0.0587969">
                <text:p>0.0587969</text:p>
              </table:table-cell>
              <table:table-cell office:value-type="float" office:value="0.0733861">
                <text:p>0.0733861</text:p>
              </table:table-cell>
              <table:table-cell office:value-type="float" office:value="0.0879052">
                <text:p>0.0879052</text:p>
              </table:table-cell>
              <table:table-cell office:value-type="float" office:value="0.102335">
                <text:p>0.102335</text:p>
              </table:table-cell>
              <table:table-cell office:value-type="float" office:value="0.116667">
                <text:p>0.116667</text:p>
              </table:table-cell>
              <table:table-cell office:value-type="float" office:value="0.130879">
                <text:p>0.130879</text:p>
              </table:table-cell>
              <table:table-cell office:value-type="float" office:value="0.144967">
                <text:p>0.144967</text:p>
              </table:table-cell>
              <table:table-cell office:value-type="float" office:value="0.158908">
                <text:p>0.158908</text:p>
              </table:table-cell>
              <table:table-cell office:value-type="float" office:value="0.172696">
                <text:p>0.172696</text:p>
              </table:table-cell>
              <table:table-cell office:value-type="float" office:value="0.186309">
                <text:p>0.186309</text:p>
              </table:table-cell>
              <table:table-cell office:value-type="float" office:value="0.199744">
                <text:p>0.199744</text:p>
              </table:table-cell>
              <table:table-cell office:value-type="float" office:value="0.212975">
                <text:p>0.212975</text:p>
              </table:table-cell>
              <table:table-cell office:value-type="float" office:value="0.226003">
                <text:p>0.226003</text:p>
              </table:table-cell>
              <table:table-cell office:value-type="float" office:value="0.2388">
                <text:p>0.2388</text:p>
              </table:table-cell>
              <table:table-cell office:value-type="float" office:value="0.251369">
                <text:p>0.251369</text:p>
              </table:table-cell>
              <table:table-cell office:value-type="float" office:value="0.263683">
                <text:p>0.263683</text:p>
              </table:table-cell>
              <table:table-cell office:value-type="float" office:value="0.275744">
                <text:p>0.275744</text:p>
              </table:table-cell>
              <table:table-cell office:value-type="float" office:value="0.287525">
                <text:p>0.287525</text:p>
              </table:table-cell>
              <table:table-cell office:value-type="float" office:value="0.299031">
                <text:p>0.299031</text:p>
              </table:table-cell>
              <table:table-cell office:value-type="float" office:value="0.310233">
                <text:p>0.310233</text:p>
              </table:table-cell>
              <table:table-cell office:value-type="float" office:value="0.321138">
                <text:p>0.321138</text:p>
              </table:table-cell>
              <table:table-cell office:value-type="float" office:value="0.331716">
                <text:p>0.331716</text:p>
              </table:table-cell>
              <table:table-cell office:value-type="float" office:value="0.341977">
                <text:p>0.341977</text:p>
              </table:table-cell>
              <table:table-cell office:value-type="float" office:value="0.35189">
                <text:p>0.35189</text:p>
              </table:table-cell>
              <table:table-cell office:value-type="float" office:value="0.361467">
                <text:p>0.361467</text:p>
              </table:table-cell>
              <table:table-cell office:value-type="float" office:value="0.370675">
                <text:p>0.370675</text:p>
              </table:table-cell>
              <table:table-cell office:value-type="float" office:value="0.37953">
                <text:p>0.37953</text:p>
              </table:table-cell>
              <table:table-cell office:value-type="float" office:value="0.387998">
                <text:p>0.387998</text:p>
              </table:table-cell>
              <table:table-cell office:value-type="float" office:value="0.396095">
                <text:p>0.396095</text:p>
              </table:table-cell>
              <table:table-cell office:value-type="float" office:value="0.403789">
                <text:p>0.403789</text:p>
              </table:table-cell>
              <table:table-cell office:value-type="float" office:value="0.411096">
                <text:p>0.411096</text:p>
              </table:table-cell>
              <table:table-cell office:value-type="float" office:value="0.417986">
                <text:p>0.417986</text:p>
              </table:table-cell>
              <table:table-cell office:value-type="float" office:value="0.424476">
                <text:p>0.424476</text:p>
              </table:table-cell>
              <table:table-cell office:value-type="float" office:value="0.430534">
                <text:p>0.430534</text:p>
              </table:table-cell>
              <table:table-cell office:value-type="float" office:value="0.43618">
                <text:p>0.43618</text:p>
              </table:table-cell>
              <table:table-cell office:value-type="float" office:value="0.441383">
                <text:p>0.441383</text:p>
              </table:table-cell>
              <table:table-cell office:value-type="float" office:value="0.446163">
                <text:p>0.446163</text:p>
              </table:table-cell>
              <table:table-cell office:value-type="float" office:value="0.45049">
                <text:p>0.45049</text:p>
              </table:table-cell>
              <table:table-cell office:value-type="float" office:value="0.454384">
                <text:p>0.454384</text:p>
              </table:table-cell>
              <table:table-cell office:value-type="float" office:value="0.457819">
                <text:p>0.457819</text:p>
              </table:table-cell>
              <table:table-cell office:value-type="float" office:value="0.460813">
                <text:p>0.460813</text:p>
              </table:table-cell>
              <table:table-cell office:value-type="float" office:value="0.463341">
                <text:p>0.463341</text:p>
              </table:table-cell>
              <table:table-cell office:value-type="float" office:value="0.465423">
                <text:p>0.465423</text:p>
              </table:table-cell>
              <table:table-cell office:value-type="float" office:value="0.467035">
                <text:p>0.467035</text:p>
              </table:table-cell>
              <table:table-cell office:value-type="float" office:value="0.468197">
                <text:p>0.468197</text:p>
              </table:table-cell>
              <table:table-cell office:value-type="float" office:value="0.468886">
                <text:p>0.468886</text:p>
              </table:table-cell>
              <table:table-cell office:value-type="float" office:value="0.469121">
                <text:p>0.469121</text:p>
              </table:table-cell>
            </table:table-row>
            <table:table-row>
              <table:table-cell office:value-type="string">
                <text:p>1</text:p>
                <draw:g>
                  <svg:desc>MaxwellEquation4_2.A64:MaxwellEquation4_2.A64</svg:desc>
                </draw:g>
              </table:table-cell>
              <table:table-cell office:value-type="float" office:value="-0.602068">
                <text:p>-0.602068</text:p>
                <draw:g>
                  <svg:desc>MaxwellEquation4_2.B64:MaxwellEquation4_2.CX64</svg:desc>
                </draw:g>
              </table:table-cell>
              <table:table-cell office:value-type="float" office:value="-0.601768">
                <text:p>-0.601768</text:p>
              </table:table-cell>
              <table:table-cell office:value-type="float" office:value="-0.600879">
                <text:p>-0.600879</text:p>
              </table:table-cell>
              <table:table-cell office:value-type="float" office:value="-0.599393">
                <text:p>-0.599393</text:p>
              </table:table-cell>
              <table:table-cell office:value-type="float" office:value="-0.59732">
                <text:p>-0.59732</text:p>
              </table:table-cell>
              <table:table-cell office:value-type="float" office:value="-0.594653">
                <text:p>-0.594653</text:p>
              </table:table-cell>
              <table:table-cell office:value-type="float" office:value="-0.591403">
                <text:p>-0.591403</text:p>
              </table:table-cell>
              <table:table-cell office:value-type="float" office:value="-0.587566">
                <text:p>-0.587566</text:p>
              </table:table-cell>
              <table:table-cell office:value-type="float" office:value="-0.583152">
                <text:p>-0.583152</text:p>
              </table:table-cell>
              <table:table-cell office:value-type="float" office:value="-0.57816">
                <text:p>-0.57816</text:p>
              </table:table-cell>
              <table:table-cell office:value-type="float" office:value="-0.5726">
                <text:p>-0.5726</text:p>
              </table:table-cell>
              <table:table-cell office:value-type="float" office:value="-0.566472">
                <text:p>-0.566472</text:p>
              </table:table-cell>
              <table:table-cell office:value-type="float" office:value="-0.559788">
                <text:p>-0.559788</text:p>
              </table:table-cell>
              <table:table-cell office:value-type="float" office:value="-0.552548">
                <text:p>-0.552548</text:p>
              </table:table-cell>
              <table:table-cell office:value-type="float" office:value="-0.544767">
                <text:p>-0.544767</text:p>
              </table:table-cell>
              <table:table-cell office:value-type="float" office:value="-0.536444">
                <text:p>-0.536444</text:p>
              </table:table-cell>
              <table:table-cell office:value-type="float" office:value="-0.527596">
                <text:p>-0.527596</text:p>
              </table:table-cell>
              <table:table-cell office:value-type="float" office:value="-0.518223">
                <text:p>-0.518223</text:p>
              </table:table-cell>
              <table:table-cell office:value-type="float" office:value="-0.508342">
                <text:p>-0.508342</text:p>
              </table:table-cell>
              <table:table-cell office:value-type="float" office:value="-0.497957">
                <text:p>-0.497957</text:p>
              </table:table-cell>
              <table:table-cell office:value-type="float" office:value="-0.487083">
                <text:p>-0.487083</text:p>
              </table:table-cell>
              <table:table-cell office:value-type="float" office:value="-0.475725">
                <text:p>-0.475725</text:p>
              </table:table-cell>
              <table:table-cell office:value-type="float" office:value="-0.463901">
                <text:p>-0.463901</text:p>
              </table:table-cell>
              <table:table-cell office:value-type="float" office:value="-0.451616">
                <text:p>-0.451616</text:p>
              </table:table-cell>
              <table:table-cell office:value-type="float" office:value="-0.438888">
                <text:p>-0.438888</text:p>
              </table:table-cell>
              <table:table-cell office:value-type="float" office:value="-0.425725">
                <text:p>-0.425725</text:p>
              </table:table-cell>
              <table:table-cell office:value-type="float" office:value="-0.412143">
                <text:p>-0.412143</text:p>
              </table:table-cell>
              <table:table-cell office:value-type="float" office:value="-0.398153">
                <text:p>-0.398153</text:p>
              </table:table-cell>
              <table:table-cell office:value-type="float" office:value="-0.383772">
                <text:p>-0.383772</text:p>
              </table:table-cell>
              <table:table-cell office:value-type="float" office:value="-0.36901">
                <text:p>-0.36901</text:p>
              </table:table-cell>
              <table:table-cell office:value-type="float" office:value="-0.353886">
                <text:p>-0.353886</text:p>
              </table:table-cell>
              <table:table-cell office:value-type="float" office:value="-0.338411">
                <text:p>-0.338411</text:p>
              </table:table-cell>
              <table:table-cell office:value-type="float" office:value="-0.322604">
                <text:p>-0.322604</text:p>
              </table:table-cell>
              <table:table-cell office:value-type="float" office:value="-0.306476">
                <text:p>-0.306476</text:p>
              </table:table-cell>
              <table:table-cell office:value-type="float" office:value="-0.290048">
                <text:p>-0.290048</text:p>
              </table:table-cell>
              <table:table-cell office:value-type="float" office:value="-0.273332">
                <text:p>-0.273332</text:p>
              </table:table-cell>
              <table:table-cell office:value-type="float" office:value="-0.256348">
                <text:p>-0.256348</text:p>
              </table:table-cell>
              <table:table-cell office:value-type="float" office:value="-0.239109">
                <text:p>-0.239109</text:p>
              </table:table-cell>
              <table:table-cell office:value-type="float" office:value="-0.221636">
                <text:p>-0.221636</text:p>
              </table:table-cell>
              <table:table-cell office:value-type="float" office:value="-0.203942">
                <text:p>-0.203942</text:p>
              </table:table-cell>
              <table:table-cell office:value-type="float" office:value="-0.186049">
                <text:p>-0.186049</text:p>
              </table:table-cell>
              <table:table-cell office:value-type="float" office:value="-0.167971">
                <text:p>-0.167971</text:p>
              </table:table-cell>
              <table:table-cell office:value-type="float" office:value="-0.149728">
                <text:p>-0.149728</text:p>
              </table:table-cell>
              <table:table-cell office:value-type="float" office:value="-0.131337">
                <text:p>-0.131337</text:p>
              </table:table-cell>
              <table:table-cell office:value-type="float" office:value="-0.112816">
                <text:p>-0.112816</text:p>
              </table:table-cell>
              <table:table-cell office:value-type="float" office:value="-0.0941838">
                <text:p>-0.0941838</text:p>
              </table:table-cell>
              <table:table-cell office:value-type="float" office:value="-0.075459">
                <text:p>-0.075459</text:p>
              </table:table-cell>
              <table:table-cell office:value-type="float" office:value="-0.0566594">
                <text:p>-0.0566594</text:p>
              </table:table-cell>
              <table:table-cell office:value-type="float" office:value="-0.0378041">
                <text:p>-0.0378041</text:p>
              </table:table-cell>
              <table:table-cell office:value-type="float" office:value="-0.0189113">
                <text:p>-0.0189113</text:p>
              </table:table-cell>
              <table:table-cell office:value-type="float" office:value="2.04679E-016">
                <text:p>2.04679E-016</text:p>
              </table:table-cell>
              <table:table-cell office:value-type="float" office:value="0.0189113">
                <text:p>0.0189113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66594">
                <text:p>0.0566594</text:p>
              </table:table-cell>
              <table:table-cell office:value-type="float" office:value="0.075459">
                <text:p>0.075459</text:p>
              </table:table-cell>
              <table:table-cell office:value-type="float" office:value="0.0941838">
                <text:p>0.0941838</text:p>
              </table:table-cell>
              <table:table-cell office:value-type="float" office:value="0.112816">
                <text:p>0.112816</text:p>
              </table:table-cell>
              <table:table-cell office:value-type="float" office:value="0.131337">
                <text:p>0.131337</text:p>
              </table:table-cell>
              <table:table-cell office:value-type="float" office:value="0.149728">
                <text:p>0.149728</text:p>
              </table:table-cell>
              <table:table-cell office:value-type="float" office:value="0.167971">
                <text:p>0.167971</text:p>
              </table:table-cell>
              <table:table-cell office:value-type="float" office:value="0.186049">
                <text:p>0.186049</text:p>
              </table:table-cell>
              <table:table-cell office:value-type="float" office:value="0.203942">
                <text:p>0.203942</text:p>
              </table:table-cell>
              <table:table-cell office:value-type="float" office:value="0.221636">
                <text:p>0.221636</text:p>
              </table:table-cell>
              <table:table-cell office:value-type="float" office:value="0.239109">
                <text:p>0.239109</text:p>
              </table:table-cell>
              <table:table-cell office:value-type="float" office:value="0.256348">
                <text:p>0.256348</text:p>
              </table:table-cell>
              <table:table-cell office:value-type="float" office:value="0.273332">
                <text:p>0.273332</text:p>
              </table:table-cell>
              <table:table-cell office:value-type="float" office:value="0.290048">
                <text:p>0.290048</text:p>
              </table:table-cell>
              <table:table-cell office:value-type="float" office:value="0.306476">
                <text:p>0.306476</text:p>
              </table:table-cell>
              <table:table-cell office:value-type="float" office:value="0.322604">
                <text:p>0.322604</text:p>
              </table:table-cell>
              <table:table-cell office:value-type="float" office:value="0.338411">
                <text:p>0.338411</text:p>
              </table:table-cell>
              <table:table-cell office:value-type="float" office:value="0.353886">
                <text:p>0.353886</text:p>
              </table:table-cell>
              <table:table-cell office:value-type="float" office:value="0.36901">
                <text:p>0.36901</text:p>
              </table:table-cell>
              <table:table-cell office:value-type="float" office:value="0.383772">
                <text:p>0.383772</text:p>
              </table:table-cell>
              <table:table-cell office:value-type="float" office:value="0.398153">
                <text:p>0.398153</text:p>
              </table:table-cell>
              <table:table-cell office:value-type="float" office:value="0.412143">
                <text:p>0.412143</text:p>
              </table:table-cell>
              <table:table-cell office:value-type="float" office:value="0.425725">
                <text:p>0.425725</text:p>
              </table:table-cell>
              <table:table-cell office:value-type="float" office:value="0.438888">
                <text:p>0.438888</text:p>
              </table:table-cell>
              <table:table-cell office:value-type="float" office:value="0.451616">
                <text:p>0.451616</text:p>
              </table:table-cell>
              <table:table-cell office:value-type="float" office:value="0.463901">
                <text:p>0.463901</text:p>
              </table:table-cell>
              <table:table-cell office:value-type="float" office:value="0.475725">
                <text:p>0.475725</text:p>
              </table:table-cell>
              <table:table-cell office:value-type="float" office:value="0.487083">
                <text:p>0.487083</text:p>
              </table:table-cell>
              <table:table-cell office:value-type="float" office:value="0.497957">
                <text:p>0.497957</text:p>
              </table:table-cell>
              <table:table-cell office:value-type="float" office:value="0.508342">
                <text:p>0.508342</text:p>
              </table:table-cell>
              <table:table-cell office:value-type="float" office:value="0.518223">
                <text:p>0.518223</text:p>
              </table:table-cell>
              <table:table-cell office:value-type="float" office:value="0.527596">
                <text:p>0.527596</text:p>
              </table:table-cell>
              <table:table-cell office:value-type="float" office:value="0.536444">
                <text:p>0.536444</text:p>
              </table:table-cell>
              <table:table-cell office:value-type="float" office:value="0.544767">
                <text:p>0.544767</text:p>
              </table:table-cell>
              <table:table-cell office:value-type="float" office:value="0.552548">
                <text:p>0.552548</text:p>
              </table:table-cell>
              <table:table-cell office:value-type="float" office:value="0.559788">
                <text:p>0.559788</text:p>
              </table:table-cell>
              <table:table-cell office:value-type="float" office:value="0.566472">
                <text:p>0.566472</text:p>
              </table:table-cell>
              <table:table-cell office:value-type="float" office:value="0.5726">
                <text:p>0.5726</text:p>
              </table:table-cell>
              <table:table-cell office:value-type="float" office:value="0.57816">
                <text:p>0.57816</text:p>
              </table:table-cell>
              <table:table-cell office:value-type="float" office:value="0.583152">
                <text:p>0.583152</text:p>
              </table:table-cell>
              <table:table-cell office:value-type="float" office:value="0.587566">
                <text:p>0.587566</text:p>
              </table:table-cell>
              <table:table-cell office:value-type="float" office:value="0.591403">
                <text:p>0.591403</text:p>
              </table:table-cell>
              <table:table-cell office:value-type="float" office:value="0.594653">
                <text:p>0.594653</text:p>
              </table:table-cell>
              <table:table-cell office:value-type="float" office:value="0.59732">
                <text:p>0.59732</text:p>
              </table:table-cell>
              <table:table-cell office:value-type="float" office:value="0.599393">
                <text:p>0.599393</text:p>
              </table:table-cell>
              <table:table-cell office:value-type="float" office:value="0.600879">
                <text:p>0.600879</text:p>
              </table:table-cell>
              <table:table-cell office:value-type="float" office:value="0.601768">
                <text:p>0.601768</text:p>
              </table:table-cell>
              <table:table-cell office:value-type="float" office:value="0.602068">
                <text:p>0.602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